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0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3.763978" calcext:value-type="float">
            <text:p>3.763978</text:p>
          </table:table-cell>
          <table:table-cell office:value-type="float" office:value="466.6977" calcext:value-type="float">
            <text:p>466.6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6694" calcext:value-type="float">
            <text:p>0.04346694</text:p>
          </table:table-cell>
          <table:table-cell office:value-type="float" office:value="15.60718" calcext:value-type="float">
            <text:p>15.60718</text:p>
          </table:table-cell>
          <table:table-cell office:value-type="float" office:value="0" calcext:value-type="float">
            <text:p>0</text:p>
          </table:table-cell>
          <table:table-cell office:value-type="float" office:value="0.00007959169" calcext:value-type="float">
            <text:p>7.959169E-05</text:p>
          </table:table-cell>
          <table:table-cell office:value-type="float" office:value="0" calcext:value-type="float">
            <text:p>0</text:p>
          </table:table-cell>
          <table:table-cell office:value-type="float" office:value="0.008780104" calcext:value-type="float">
            <text:p>0.008780104</text:p>
          </table:table-cell>
          <table:table-cell office:value-type="float" office:value="-0.000001147434" calcext:value-type="float">
            <text:p>-1.147434E-06</text:p>
          </table:table-cell>
          <table:table-cell office:value-type="float" office:value="0.0000002494814" calcext:value-type="float">
            <text:p>2.494814E-07</text:p>
          </table:table-cell>
          <table:table-cell office:value-type="float" office:value="0" calcext:value-type="float">
            <text:p>0</text:p>
          </table:table-cell>
          <table:table-cell office:value-type="float" office:value="6.533835" calcext:value-type="float">
            <text:p>6.533835</text:p>
          </table:table-cell>
          <table:table-cell office:value-type="float" office:value="0.02184256" calcext:value-type="float">
            <text:p>0.02184256</text:p>
          </table:table-cell>
          <table:table-cell office:value-type="float" office:value="0.01999394" calcext:value-type="float">
            <text:p>0.01999394</text:p>
          </table:table-cell>
          <table:table-cell office:value-type="float" office:value="0.02090227" calcext:value-type="float">
            <text:p>0.02090227</text:p>
          </table:table-cell>
          <table:table-cell office:value-type="float" office:value="0.02058306" calcext:value-type="float">
            <text:p>0.02058306</text:p>
          </table:table-cell>
          <table:table-cell office:value-type="float" office:value="0.02135073" calcext:value-type="float">
            <text:p>0.02135073</text:p>
          </table:table-cell>
          <table:table-cell office:value-type="float" office:value="0.02006317" calcext:value-type="float">
            <text:p>0.02006317</text:p>
          </table:table-cell>
          <table:table-cell office:value-type="float" office:value="0.02222913" calcext:value-type="float">
            <text:p>0.02222913</text:p>
          </table:table-cell>
          <table:table-cell office:value-type="float" office:value="0.02019695" calcext:value-type="float">
            <text:p>0.02019695</text:p>
          </table:table-cell>
          <table:table-cell office:value-type="float" office:value="6.374449" calcext:value-type="float">
            <text:p>6.374449</text:p>
          </table:table-cell>
          <table:table-cell office:value-type="float" office:value="7.602966" calcext:value-type="float">
            <text:p>7.602966</text:p>
          </table:table-cell>
          <table:table-cell office:value-type="float" office:value="13.64769" calcext:value-type="float">
            <text:p>13.64769</text:p>
          </table:table-cell>
          <table:table-cell office:value-type="float" office:value="16.74183" calcext:value-type="float">
            <text:p>16.74183</text:p>
          </table:table-cell>
          <table:table-cell office:value-type="float" office:value="15.73812" calcext:value-type="float">
            <text:p>15.73812</text:p>
          </table:table-cell>
          <table:table-cell office:value-type="float" office:value="12.25522" calcext:value-type="float">
            <text:p>12.25522</text:p>
          </table:table-cell>
          <table:table-cell office:value-type="float" office:value="9.507476" calcext:value-type="float">
            <text:p>9.507476</text:p>
          </table:table-cell>
          <table:table-cell office:value-type="float" office:value="15.26144" calcext:value-type="float">
            <text:p>15.26144</text:p>
          </table:table-cell>
          <table:table-cell office:value-type="float" office:value="-5213.847" calcext:value-type="float">
            <text:p>-5213.847</text:p>
          </table:table-cell>
          <table:table-cell office:value-type="float" office:value="0" calcext:value-type="float">
            <text:p>0</text:p>
          </table:table-cell>
          <table:table-cell office:value-type="float" office:value="-0.000000353" calcext:value-type="float">
            <text:p>-3.53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3.763311" calcext:value-type="float">
            <text:p>3.763311</text:p>
          </table:table-cell>
          <table:table-cell office:value-type="float" office:value="466.6936" calcext:value-type="float">
            <text:p>466.6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35724" calcext:value-type="float">
            <text:p>0.04335724</text:p>
          </table:table-cell>
          <table:table-cell office:value-type="float" office:value="15.60285" calcext:value-type="float">
            <text:p>15.60285</text:p>
          </table:table-cell>
          <table:table-cell office:value-type="float" office:value="0" calcext:value-type="float">
            <text:p>0</text:p>
          </table:table-cell>
          <table:table-cell office:value-type="float" office:value="0.0001588998" calcext:value-type="float">
            <text:p>0.0001588998</text:p>
          </table:table-cell>
          <table:table-cell office:value-type="float" office:value="0" calcext:value-type="float">
            <text:p>0</text:p>
          </table:table-cell>
          <table:table-cell office:value-type="float" office:value="0.0172141" calcext:value-type="float">
            <text:p>0.0172141</text:p>
          </table:table-cell>
          <table:table-cell office:value-type="float" office:value="-0.000002401533" calcext:value-type="float">
            <text:p>-2.401533E-06</text:p>
          </table:table-cell>
          <table:table-cell office:value-type="float" office:value="0.0000005259232" calcext:value-type="float">
            <text:p>5.259232E-07</text:p>
          </table:table-cell>
          <table:table-cell office:value-type="float" office:value="0" calcext:value-type="float">
            <text:p>0</text:p>
          </table:table-cell>
          <table:table-cell office:value-type="float" office:value="6.528852" calcext:value-type="float">
            <text:p>6.528852</text:p>
          </table:table-cell>
          <table:table-cell office:value-type="float" office:value="0.02121185" calcext:value-type="float">
            <text:p>0.02121185</text:p>
          </table:table-cell>
          <table:table-cell office:value-type="float" office:value="0.01965607" calcext:value-type="float">
            <text:p>0.01965607</text:p>
          </table:table-cell>
          <table:table-cell office:value-type="float" office:value="0.02076154" calcext:value-type="float">
            <text:p>0.02076154</text:p>
          </table:table-cell>
          <table:table-cell office:value-type="float" office:value="0.02042231" calcext:value-type="float">
            <text:p>0.02042231</text:p>
          </table:table-cell>
          <table:table-cell office:value-type="float" office:value="0.02125639" calcext:value-type="float">
            <text:p>0.02125639</text:p>
          </table:table-cell>
          <table:table-cell office:value-type="float" office:value="0.01999671" calcext:value-type="float">
            <text:p>0.01999671</text:p>
          </table:table-cell>
          <table:table-cell office:value-type="float" office:value="0.02223514" calcext:value-type="float">
            <text:p>0.02223514</text:p>
          </table:table-cell>
          <table:table-cell office:value-type="float" office:value="0.02017772" calcext:value-type="float">
            <text:p>0.02017772</text:p>
          </table:table-cell>
          <table:table-cell office:value-type="float" office:value="6.520536" calcext:value-type="float">
            <text:p>6.520536</text:p>
          </table:table-cell>
          <table:table-cell office:value-type="float" office:value="7.742981" calcext:value-type="float">
            <text:p>7.742981</text:p>
          </table:table-cell>
          <table:table-cell office:value-type="float" office:value="13.65694" calcext:value-type="float">
            <text:p>13.65694</text:p>
          </table:table-cell>
          <table:table-cell office:value-type="float" office:value="16.79583" calcext:value-type="float">
            <text:p>16.79583</text:p>
          </table:table-cell>
          <table:table-cell office:value-type="float" office:value="15.83187" calcext:value-type="float">
            <text:p>15.83187</text:p>
          </table:table-cell>
          <table:table-cell office:value-type="float" office:value="12.18929" calcext:value-type="float">
            <text:p>12.18929</text:p>
          </table:table-cell>
          <table:table-cell office:value-type="float" office:value="9.570146" calcext:value-type="float">
            <text:p>9.570146</text:p>
          </table:table-cell>
          <table:table-cell office:value-type="float" office:value="15.2126" calcext:value-type="float">
            <text:p>15.2126</text:p>
          </table:table-cell>
          <table:table-cell office:value-type="float" office:value="-5163.188" calcext:value-type="float">
            <text:p>-5163.188</text:p>
          </table:table-cell>
          <table:table-cell office:value-type="float" office:value="0" calcext:value-type="float">
            <text:p>0</text:p>
          </table:table-cell>
          <table:table-cell office:value-type="float" office:value="-0.000000717964" calcext:value-type="float">
            <text:p>-7.17964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3.762613" calcext:value-type="float">
            <text:p>3.762613</text:p>
          </table:table-cell>
          <table:table-cell office:value-type="float" office:value="466.6894" calcext:value-type="float">
            <text:p>466.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6572" calcext:value-type="float">
            <text:p>0.04326572</text:p>
          </table:table-cell>
          <table:table-cell office:value-type="float" office:value="15.59888" calcext:value-type="float">
            <text:p>15.59888</text:p>
          </table:table-cell>
          <table:table-cell office:value-type="float" office:value="0" calcext:value-type="float">
            <text:p>0</text:p>
          </table:table-cell>
          <table:table-cell office:value-type="float" office:value="0.0002379491" calcext:value-type="float">
            <text:p>0.0002379491</text:p>
          </table:table-cell>
          <table:table-cell office:value-type="float" office:value="0" calcext:value-type="float">
            <text:p>0</text:p>
          </table:table-cell>
          <table:table-cell office:value-type="float" office:value="0.02532631" calcext:value-type="float">
            <text:p>0.02532631</text:p>
          </table:table-cell>
          <table:table-cell office:value-type="float" office:value="-0.000004182912" calcext:value-type="float">
            <text:p>-4.182912E-06</text:p>
          </table:table-cell>
          <table:table-cell office:value-type="float" office:value="0.0000008700072" calcext:value-type="float">
            <text:p>8.700072E-07</text:p>
          </table:table-cell>
          <table:table-cell office:value-type="float" office:value="0" calcext:value-type="float">
            <text:p>0</text:p>
          </table:table-cell>
          <table:table-cell office:value-type="float" office:value="6.523878" calcext:value-type="float">
            <text:p>6.523878</text:p>
          </table:table-cell>
          <table:table-cell office:value-type="float" office:value="0.02068366" calcext:value-type="float">
            <text:p>0.02068366</text:p>
          </table:table-cell>
          <table:table-cell office:value-type="float" office:value="0.0193942" calcext:value-type="float">
            <text:p>0.0193942</text:p>
          </table:table-cell>
          <table:table-cell office:value-type="float" office:value="0.02066909" calcext:value-type="float">
            <text:p>0.02066909</text:p>
          </table:table-cell>
          <table:table-cell office:value-type="float" office:value="0.0203582" calcext:value-type="float">
            <text:p>0.0203582</text:p>
          </table:table-cell>
          <table:table-cell office:value-type="float" office:value="0.02118961" calcext:value-type="float">
            <text:p>0.02118961</text:p>
          </table:table-cell>
          <table:table-cell office:value-type="float" office:value="0.02000332" calcext:value-type="float">
            <text:p>0.02000332</text:p>
          </table:table-cell>
          <table:table-cell office:value-type="float" office:value="0.02220305" calcext:value-type="float">
            <text:p>0.02220305</text:p>
          </table:table-cell>
          <table:table-cell office:value-type="float" office:value="0.02016592" calcext:value-type="float">
            <text:p>0.02016592</text:p>
          </table:table-cell>
          <table:table-cell office:value-type="float" office:value="6.636886" calcext:value-type="float">
            <text:p>6.636886</text:p>
          </table:table-cell>
          <table:table-cell office:value-type="float" office:value="7.86913" calcext:value-type="float">
            <text:p>7.86913</text:p>
          </table:table-cell>
          <table:table-cell office:value-type="float" office:value="13.67765" calcext:value-type="float">
            <text:p>13.67765</text:p>
          </table:table-cell>
          <table:table-cell office:value-type="float" office:value="16.86417" calcext:value-type="float">
            <text:p>16.86417</text:p>
          </table:table-cell>
          <table:table-cell office:value-type="float" office:value="15.90816" calcext:value-type="float">
            <text:p>15.90816</text:p>
          </table:table-cell>
          <table:table-cell office:value-type="float" office:value="12.2011" calcext:value-type="float">
            <text:p>12.2011</text:p>
          </table:table-cell>
          <table:table-cell office:value-type="float" office:value="9.537339" calcext:value-type="float">
            <text:p>9.537339</text:p>
          </table:table-cell>
          <table:table-cell office:value-type="float" office:value="15.18087" calcext:value-type="float">
            <text:p>15.18087</text:p>
          </table:table-cell>
          <table:table-cell office:value-type="float" office:value="-5110.855" calcext:value-type="float">
            <text:p>-5110.855</text:p>
          </table:table-cell>
          <table:table-cell office:value-type="float" office:value="0" calcext:value-type="float">
            <text:p>0</text:p>
          </table:table-cell>
          <table:table-cell office:value-type="float" office:value="-0.00000124659" calcext:value-type="float">
            <text:p>-1.24659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0" calcext:value-type="float">
            <text:p>4012000</text:p>
          </table:table-cell>
          <table:table-cell office:value-type="float" office:value="3.761896" calcext:value-type="float">
            <text:p>3.761896</text:p>
          </table:table-cell>
          <table:table-cell office:value-type="float" office:value="466.685" calcext:value-type="float">
            <text:p>466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9922" calcext:value-type="float">
            <text:p>0.04319922</text:p>
          </table:table-cell>
          <table:table-cell office:value-type="float" office:value="15.59522" calcext:value-type="float">
            <text:p>15.59522</text:p>
          </table:table-cell>
          <table:table-cell office:value-type="float" office:value="0" calcext:value-type="float">
            <text:p>0</text:p>
          </table:table-cell>
          <table:table-cell office:value-type="float" office:value="0.0003167641" calcext:value-type="float">
            <text:p>0.0003167641</text:p>
          </table:table-cell>
          <table:table-cell office:value-type="float" office:value="0" calcext:value-type="float">
            <text:p>0</text:p>
          </table:table-cell>
          <table:table-cell office:value-type="float" office:value="0.03313924" calcext:value-type="float">
            <text:p>0.03313924</text:p>
          </table:table-cell>
          <table:table-cell office:value-type="float" office:value="-0.000006355368" calcext:value-type="float">
            <text:p>-6.355368E-06</text:p>
          </table:table-cell>
          <table:table-cell office:value-type="float" office:value="0.000001264199" calcext:value-type="float">
            <text:p>1.264199E-06</text:p>
          </table:table-cell>
          <table:table-cell office:value-type="float" office:value="0" calcext:value-type="float">
            <text:p>0</text:p>
          </table:table-cell>
          <table:table-cell office:value-type="float" office:value="6.518926" calcext:value-type="float">
            <text:p>6.518926</text:p>
          </table:table-cell>
          <table:table-cell office:value-type="float" office:value="0.02038629" calcext:value-type="float">
            <text:p>0.02038629</text:p>
          </table:table-cell>
          <table:table-cell office:value-type="float" office:value="0.01927619" calcext:value-type="float">
            <text:p>0.01927619</text:p>
          </table:table-cell>
          <table:table-cell office:value-type="float" office:value="0.02065909" calcext:value-type="float">
            <text:p>0.02065909</text:p>
          </table:table-cell>
          <table:table-cell office:value-type="float" office:value="0.02040433" calcext:value-type="float">
            <text:p>0.02040433</text:p>
          </table:table-cell>
          <table:table-cell office:value-type="float" office:value="0.02117424" calcext:value-type="float">
            <text:p>0.02117424</text:p>
          </table:table-cell>
          <table:table-cell office:value-type="float" office:value="0.02005788" calcext:value-type="float">
            <text:p>0.02005788</text:p>
          </table:table-cell>
          <table:table-cell office:value-type="float" office:value="0.02215396" calcext:value-type="float">
            <text:p>0.02215396</text:p>
          </table:table-cell>
          <table:table-cell office:value-type="float" office:value="0.02015714" calcext:value-type="float">
            <text:p>0.02015714</text:p>
          </table:table-cell>
          <table:table-cell office:value-type="float" office:value="6.746652" calcext:value-type="float">
            <text:p>6.746652</text:p>
          </table:table-cell>
          <table:table-cell office:value-type="float" office:value="7.957797" calcext:value-type="float">
            <text:p>7.957797</text:p>
          </table:table-cell>
          <table:table-cell office:value-type="float" office:value="13.71229" calcext:value-type="float">
            <text:p>13.71229</text:p>
          </table:table-cell>
          <table:table-cell office:value-type="float" office:value="16.96018" calcext:value-type="float">
            <text:p>16.96018</text:p>
          </table:table-cell>
          <table:table-cell office:value-type="float" office:value="15.96284" calcext:value-type="float">
            <text:p>15.96284</text:p>
          </table:table-cell>
          <table:table-cell office:value-type="float" office:value="12.24036" calcext:value-type="float">
            <text:p>12.24036</text:p>
          </table:table-cell>
          <table:table-cell office:value-type="float" office:value="9.464915" calcext:value-type="float">
            <text:p>9.464915</text:p>
          </table:table-cell>
          <table:table-cell office:value-type="float" office:value="15.15536" calcext:value-type="float">
            <text:p>15.15536</text:p>
          </table:table-cell>
          <table:table-cell office:value-type="float" office:value="-5053.969" calcext:value-type="float">
            <text:p>-5053.969</text:p>
          </table:table-cell>
          <table:table-cell office:value-type="float" office:value="0" calcext:value-type="float">
            <text:p>0</text:p>
          </table:table-cell>
          <table:table-cell office:value-type="float" office:value="-0.000001776272" calcext:value-type="float">
            <text:p>-1.776272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3.76117" calcext:value-type="float">
            <text:p>3.76117</text:p>
          </table:table-cell>
          <table:table-cell office:value-type="float" office:value="466.6807" calcext:value-type="float">
            <text:p>466.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5242" calcext:value-type="float">
            <text:p>0.04315242</text:p>
          </table:table-cell>
          <table:table-cell office:value-type="float" office:value="15.5919" calcext:value-type="float">
            <text:p>15.5919</text:p>
          </table:table-cell>
          <table:table-cell office:value-type="float" office:value="0" calcext:value-type="float">
            <text:p>0</text:p>
          </table:table-cell>
          <table:table-cell office:value-type="float" office:value="0.000395333" calcext:value-type="float">
            <text:p>0.000395333</text:p>
          </table:table-cell>
          <table:table-cell office:value-type="float" office:value="0" calcext:value-type="float">
            <text:p>0</text:p>
          </table:table-cell>
          <table:table-cell office:value-type="float" office:value="0.04063385" calcext:value-type="float">
            <text:p>0.04063385</text:p>
          </table:table-cell>
          <table:table-cell office:value-type="float" office:value="-0.00000860009" calcext:value-type="float">
            <text:p>-8.60009E-06</text:p>
          </table:table-cell>
          <table:table-cell office:value-type="float" office:value="0.000001703855" calcext:value-type="float">
            <text:p>1.703855E-06</text:p>
          </table:table-cell>
          <table:table-cell office:value-type="float" office:value="0" calcext:value-type="float">
            <text:p>0</text:p>
          </table:table-cell>
          <table:table-cell office:value-type="float" office:value="6.513996" calcext:value-type="float">
            <text:p>6.513996</text:p>
          </table:table-cell>
          <table:table-cell office:value-type="float" office:value="0.0201536" calcext:value-type="float">
            <text:p>0.0201536</text:p>
          </table:table-cell>
          <table:table-cell office:value-type="float" office:value="0.01924909" calcext:value-type="float">
            <text:p>0.01924909</text:p>
          </table:table-cell>
          <table:table-cell office:value-type="float" office:value="0.02070986" calcext:value-type="float">
            <text:p>0.02070986</text:p>
          </table:table-cell>
          <table:table-cell office:value-type="float" office:value="0.02054617" calcext:value-type="float">
            <text:p>0.02054617</text:p>
          </table:table-cell>
          <table:table-cell office:value-type="float" office:value="0.02122214" calcext:value-type="float">
            <text:p>0.02122214</text:p>
          </table:table-cell>
          <table:table-cell office:value-type="float" office:value="0.02011893" calcext:value-type="float">
            <text:p>0.02011893</text:p>
          </table:table-cell>
          <table:table-cell office:value-type="float" office:value="0.02211703" calcext:value-type="float">
            <text:p>0.02211703</text:p>
          </table:table-cell>
          <table:table-cell office:value-type="float" office:value="0.02015228" calcext:value-type="float">
            <text:p>0.02015228</text:p>
          </table:table-cell>
          <table:table-cell office:value-type="float" office:value="6.873873" calcext:value-type="float">
            <text:p>6.873873</text:p>
          </table:table-cell>
          <table:table-cell office:value-type="float" office:value="8.039885" calcext:value-type="float">
            <text:p>8.039885</text:p>
          </table:table-cell>
          <table:table-cell office:value-type="float" office:value="13.75875" calcext:value-type="float">
            <text:p>13.75875</text:p>
          </table:table-cell>
          <table:table-cell office:value-type="float" office:value="17.0922" calcext:value-type="float">
            <text:p>17.0922</text:p>
          </table:table-cell>
          <table:table-cell office:value-type="float" office:value="15.99672" calcext:value-type="float">
            <text:p>15.99672</text:p>
          </table:table-cell>
          <table:table-cell office:value-type="float" office:value="12.23658" calcext:value-type="float">
            <text:p>12.23658</text:p>
          </table:table-cell>
          <table:table-cell office:value-type="float" office:value="9.375813" calcext:value-type="float">
            <text:p>9.375813</text:p>
          </table:table-cell>
          <table:table-cell office:value-type="float" office:value="15.13955" calcext:value-type="float">
            <text:p>15.13955</text:p>
          </table:table-cell>
          <table:table-cell office:value-type="float" office:value="-4998.614" calcext:value-type="float">
            <text:p>-4998.614</text:p>
          </table:table-cell>
          <table:table-cell office:value-type="float" office:value="0" calcext:value-type="float">
            <text:p>0</text:p>
          </table:table-cell>
          <table:table-cell office:value-type="float" office:value="-0.000002180184" calcext:value-type="float">
            <text:p>-2.180184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0" calcext:value-type="float">
            <text:p>6012000</text:p>
          </table:table-cell>
          <table:table-cell office:value-type="float" office:value="3.760438" calcext:value-type="float">
            <text:p>3.760438</text:p>
          </table:table-cell>
          <table:table-cell office:value-type="float" office:value="466.6764" calcext:value-type="float">
            <text:p>466.6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1686" calcext:value-type="float">
            <text:p>0.04311686</text:p>
          </table:table-cell>
          <table:table-cell office:value-type="float" office:value="15.58885" calcext:value-type="float">
            <text:p>15.58885</text:p>
          </table:table-cell>
          <table:table-cell office:value-type="float" office:value="0" calcext:value-type="float">
            <text:p>0</text:p>
          </table:table-cell>
          <table:table-cell office:value-type="float" office:value="0.0004736925" calcext:value-type="float">
            <text:p>0.0004736925</text:p>
          </table:table-cell>
          <table:table-cell office:value-type="float" office:value="0" calcext:value-type="float">
            <text:p>0</text:p>
          </table:table-cell>
          <table:table-cell office:value-type="float" office:value="0.04784739" calcext:value-type="float">
            <text:p>0.04784739</text:p>
          </table:table-cell>
          <table:table-cell office:value-type="float" office:value="-0.00001092811" calcext:value-type="float">
            <text:p>-1.092811E-05</text:p>
          </table:table-cell>
          <table:table-cell office:value-type="float" office:value="0.000002136811" calcext:value-type="float">
            <text:p>2.136811E-06</text:p>
          </table:table-cell>
          <table:table-cell office:value-type="float" office:value="0" calcext:value-type="float">
            <text:p>0</text:p>
          </table:table-cell>
          <table:table-cell office:value-type="float" office:value="6.509095" calcext:value-type="float">
            <text:p>6.509095</text:p>
          </table:table-cell>
          <table:table-cell office:value-type="float" office:value="0.02000287" calcext:value-type="float">
            <text:p>0.02000287</text:p>
          </table:table-cell>
          <table:table-cell office:value-type="float" office:value="0.01924573" calcext:value-type="float">
            <text:p>0.01924573</text:p>
          </table:table-cell>
          <table:table-cell office:value-type="float" office:value="0.02080517" calcext:value-type="float">
            <text:p>0.02080517</text:p>
          </table:table-cell>
          <table:table-cell office:value-type="float" office:value="0.02076351" calcext:value-type="float">
            <text:p>0.02076351</text:p>
          </table:table-cell>
          <table:table-cell office:value-type="float" office:value="0.02124676" calcext:value-type="float">
            <text:p>0.02124676</text:p>
          </table:table-cell>
          <table:table-cell office:value-type="float" office:value="0.0201571" calcext:value-type="float">
            <text:p>0.0201571</text:p>
          </table:table-cell>
          <table:table-cell office:value-type="float" office:value="0.02212905" calcext:value-type="float">
            <text:p>0.02212905</text:p>
          </table:table-cell>
          <table:table-cell office:value-type="float" office:value="0.02014275" calcext:value-type="float">
            <text:p>0.02014275</text:p>
          </table:table-cell>
          <table:table-cell office:value-type="float" office:value="7.070961" calcext:value-type="float">
            <text:p>7.070961</text:p>
          </table:table-cell>
          <table:table-cell office:value-type="float" office:value="8.109489" calcext:value-type="float">
            <text:p>8.109489</text:p>
          </table:table-cell>
          <table:table-cell office:value-type="float" office:value="13.81338" calcext:value-type="float">
            <text:p>13.81338</text:p>
          </table:table-cell>
          <table:table-cell office:value-type="float" office:value="17.2518" calcext:value-type="float">
            <text:p>17.2518</text:p>
          </table:table-cell>
          <table:table-cell office:value-type="float" office:value="15.89447" calcext:value-type="float">
            <text:p>15.89447</text:p>
          </table:table-cell>
          <table:table-cell office:value-type="float" office:value="12.22298" calcext:value-type="float">
            <text:p>12.22298</text:p>
          </table:table-cell>
          <table:table-cell office:value-type="float" office:value="9.381727" calcext:value-type="float">
            <text:p>9.381727</text:p>
          </table:table-cell>
          <table:table-cell office:value-type="float" office:value="15.11276" calcext:value-type="float">
            <text:p>15.11276</text:p>
          </table:table-cell>
          <table:table-cell office:value-type="float" office:value="-4938.635" calcext:value-type="float">
            <text:p>-4938.635</text:p>
          </table:table-cell>
          <table:table-cell office:value-type="float" office:value="0" calcext:value-type="float">
            <text:p>0</text:p>
          </table:table-cell>
          <table:table-cell office:value-type="float" office:value="-0.000002593919" calcext:value-type="float">
            <text:p>-2.593919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0" calcext:value-type="float">
            <text:p>7012000</text:p>
          </table:table-cell>
          <table:table-cell office:value-type="float" office:value="3.759709" calcext:value-type="float">
            <text:p>3.759709</text:p>
          </table:table-cell>
          <table:table-cell office:value-type="float" office:value="466.6721" calcext:value-type="float">
            <text:p>466.6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8066" calcext:value-type="float">
            <text:p>0.04308066</text:p>
          </table:table-cell>
          <table:table-cell office:value-type="float" office:value="15.58608" calcext:value-type="float">
            <text:p>15.58608</text:p>
          </table:table-cell>
          <table:table-cell office:value-type="float" office:value="0" calcext:value-type="float">
            <text:p>0</text:p>
          </table:table-cell>
          <table:table-cell office:value-type="float" office:value="0.0005518494" calcext:value-type="float">
            <text:p>0.0005518494</text:p>
          </table:table-cell>
          <table:table-cell office:value-type="float" office:value="0" calcext:value-type="float">
            <text:p>0</text:p>
          </table:table-cell>
          <table:table-cell office:value-type="float" office:value="0.05478871" calcext:value-type="float">
            <text:p>0.05478871</text:p>
          </table:table-cell>
          <table:table-cell office:value-type="float" office:value="-0.00001284939" calcext:value-type="float">
            <text:p>-1.284939E-05</text:p>
          </table:table-cell>
          <table:table-cell office:value-type="float" office:value="0.000002510208" calcext:value-type="float">
            <text:p>2.510208E-06</text:p>
          </table:table-cell>
          <table:table-cell office:value-type="float" office:value="0" calcext:value-type="float">
            <text:p>0</text:p>
          </table:table-cell>
          <table:table-cell office:value-type="float" office:value="6.504211" calcext:value-type="float">
            <text:p>6.504211</text:p>
          </table:table-cell>
          <table:table-cell office:value-type="float" office:value="0.01966768" calcext:value-type="float">
            <text:p>0.01966768</text:p>
          </table:table-cell>
          <table:table-cell office:value-type="float" office:value="0.01920915" calcext:value-type="float">
            <text:p>0.01920915</text:p>
          </table:table-cell>
          <table:table-cell office:value-type="float" office:value="0.02089418" calcext:value-type="float">
            <text:p>0.02089418</text:p>
          </table:table-cell>
          <table:table-cell office:value-type="float" office:value="0.02103102" calcext:value-type="float">
            <text:p>0.02103102</text:p>
          </table:table-cell>
          <table:table-cell office:value-type="float" office:value="0.02124207" calcext:value-type="float">
            <text:p>0.02124207</text:p>
          </table:table-cell>
          <table:table-cell office:value-type="float" office:value="0.02018879" calcext:value-type="float">
            <text:p>0.02018879</text:p>
          </table:table-cell>
          <table:table-cell office:value-type="float" office:value="0.02215403" calcext:value-type="float">
            <text:p>0.02215403</text:p>
          </table:table-cell>
          <table:table-cell office:value-type="float" office:value="0.02013135" calcext:value-type="float">
            <text:p>0.02013135</text:p>
          </table:table-cell>
          <table:table-cell office:value-type="float" office:value="7.220797" calcext:value-type="float">
            <text:p>7.220797</text:p>
          </table:table-cell>
          <table:table-cell office:value-type="float" office:value="8.253994" calcext:value-type="float">
            <text:p>8.253994</text:p>
          </table:table-cell>
          <table:table-cell office:value-type="float" office:value="13.87698" calcext:value-type="float">
            <text:p>13.87698</text:p>
          </table:table-cell>
          <table:table-cell office:value-type="float" office:value="17.43875" calcext:value-type="float">
            <text:p>17.43875</text:p>
          </table:table-cell>
          <table:table-cell office:value-type="float" office:value="15.69636" calcext:value-type="float">
            <text:p>15.69636</text:p>
          </table:table-cell>
          <table:table-cell office:value-type="float" office:value="12.22338" calcext:value-type="float">
            <text:p>12.22338</text:p>
          </table:table-cell>
          <table:table-cell office:value-type="float" office:value="9.421068" calcext:value-type="float">
            <text:p>9.421068</text:p>
          </table:table-cell>
          <table:table-cell office:value-type="float" office:value="15.08149" calcext:value-type="float">
            <text:p>15.08149</text:p>
          </table:table-cell>
          <table:table-cell office:value-type="float" office:value="-4876.424" calcext:value-type="float">
            <text:p>-4876.424</text:p>
          </table:table-cell>
          <table:table-cell office:value-type="float" office:value="0" calcext:value-type="float">
            <text:p>0</text:p>
          </table:table-cell>
          <table:table-cell office:value-type="float" office:value="-0.00000301417" calcext:value-type="float">
            <text:p>-3.01417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3.758981" calcext:value-type="float">
            <text:p>3.758981</text:p>
          </table:table-cell>
          <table:table-cell office:value-type="float" office:value="466.6679" calcext:value-type="float">
            <text:p>466.6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4581" calcext:value-type="float">
            <text:p>0.04304581</text:p>
          </table:table-cell>
          <table:table-cell office:value-type="float" office:value="15.58356" calcext:value-type="float">
            <text:p>15.58356</text:p>
          </table:table-cell>
          <table:table-cell office:value-type="float" office:value="0" calcext:value-type="float">
            <text:p>0</text:p>
          </table:table-cell>
          <table:table-cell office:value-type="float" office:value="0.0006298129" calcext:value-type="float">
            <text:p>0.0006298129</text:p>
          </table:table-cell>
          <table:table-cell office:value-type="float" office:value="0" calcext:value-type="float">
            <text:p>0</text:p>
          </table:table-cell>
          <table:table-cell office:value-type="float" office:value="0.06146709" calcext:value-type="float">
            <text:p>0.06146709</text:p>
          </table:table-cell>
          <table:table-cell office:value-type="float" office:value="-0.0000147812" calcext:value-type="float">
            <text:p>-1.47812E-05</text:p>
          </table:table-cell>
          <table:table-cell office:value-type="float" office:value="0.000002865517" calcext:value-type="float">
            <text:p>2.865517E-06</text:p>
          </table:table-cell>
          <table:table-cell office:value-type="float" office:value="0" calcext:value-type="float">
            <text:p>0</text:p>
          </table:table-cell>
          <table:table-cell office:value-type="float" office:value="6.499328" calcext:value-type="float">
            <text:p>6.499328</text:p>
          </table:table-cell>
          <table:table-cell office:value-type="float" office:value="0.01939894" calcext:value-type="float">
            <text:p>0.01939894</text:p>
          </table:table-cell>
          <table:table-cell office:value-type="float" office:value="0.01912944" calcext:value-type="float">
            <text:p>0.01912944</text:p>
          </table:table-cell>
          <table:table-cell office:value-type="float" office:value="0.02099197" calcext:value-type="float">
            <text:p>0.02099197</text:p>
          </table:table-cell>
          <table:table-cell office:value-type="float" office:value="0.02132998" calcext:value-type="float">
            <text:p>0.02132998</text:p>
          </table:table-cell>
          <table:table-cell office:value-type="float" office:value="0.02121571" calcext:value-type="float">
            <text:p>0.02121571</text:p>
          </table:table-cell>
          <table:table-cell office:value-type="float" office:value="0.02019966" calcext:value-type="float">
            <text:p>0.02019966</text:p>
          </table:table-cell>
          <table:table-cell office:value-type="float" office:value="0.02218199" calcext:value-type="float">
            <text:p>0.02218199</text:p>
          </table:table-cell>
          <table:table-cell office:value-type="float" office:value="0.02011936" calcext:value-type="float">
            <text:p>0.02011936</text:p>
          </table:table-cell>
          <table:table-cell office:value-type="float" office:value="7.323037" calcext:value-type="float">
            <text:p>7.323037</text:p>
          </table:table-cell>
          <table:table-cell office:value-type="float" office:value="8.334548" calcext:value-type="float">
            <text:p>8.334548</text:p>
          </table:table-cell>
          <table:table-cell office:value-type="float" office:value="14.00493" calcext:value-type="float">
            <text:p>14.00493</text:p>
          </table:table-cell>
          <table:table-cell office:value-type="float" office:value="17.64518" calcext:value-type="float">
            <text:p>17.64518</text:p>
          </table:table-cell>
          <table:table-cell office:value-type="float" office:value="15.44229" calcext:value-type="float">
            <text:p>15.44229</text:p>
          </table:table-cell>
          <table:table-cell office:value-type="float" office:value="12.21082" calcext:value-type="float">
            <text:p>12.21082</text:p>
          </table:table-cell>
          <table:table-cell office:value-type="float" office:value="9.473037" calcext:value-type="float">
            <text:p>9.473037</text:p>
          </table:table-cell>
          <table:table-cell office:value-type="float" office:value="15.04888" calcext:value-type="float">
            <text:p>15.04888</text:p>
          </table:table-cell>
          <table:table-cell office:value-type="float" office:value="-4811.151" calcext:value-type="float">
            <text:p>-4811.151</text:p>
          </table:table-cell>
          <table:table-cell office:value-type="float" office:value="0" calcext:value-type="float">
            <text:p>0</text:p>
          </table:table-cell>
          <table:table-cell office:value-type="float" office:value="-0.000003441218" calcext:value-type="float">
            <text:p>-3.441218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0" calcext:value-type="float">
            <text:p>9012000</text:p>
          </table:table-cell>
          <table:table-cell office:value-type="float" office:value="3.758251" calcext:value-type="float">
            <text:p>3.758251</text:p>
          </table:table-cell>
          <table:table-cell office:value-type="float" office:value="466.6636" calcext:value-type="float">
            <text:p>466.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0522" calcext:value-type="float">
            <text:p>0.04300522</text:p>
          </table:table-cell>
          <table:table-cell office:value-type="float" office:value="15.58133" calcext:value-type="float">
            <text:p>15.58133</text:p>
          </table:table-cell>
          <table:table-cell office:value-type="float" office:value="0" calcext:value-type="float">
            <text:p>0</text:p>
          </table:table-cell>
          <table:table-cell office:value-type="float" office:value="0.0007075891" calcext:value-type="float">
            <text:p>0.0007075891</text:p>
          </table:table-cell>
          <table:table-cell office:value-type="float" office:value="0" calcext:value-type="float">
            <text:p>0</text:p>
          </table:table-cell>
          <table:table-cell office:value-type="float" office:value="0.06789033" calcext:value-type="float">
            <text:p>0.06789033</text:p>
          </table:table-cell>
          <table:table-cell office:value-type="float" office:value="-0.00001676187" calcext:value-type="float">
            <text:p>-1.676187E-05</text:p>
          </table:table-cell>
          <table:table-cell office:value-type="float" office:value="0.000003212651" calcext:value-type="float">
            <text:p>3.212651E-06</text:p>
          </table:table-cell>
          <table:table-cell office:value-type="float" office:value="0" calcext:value-type="float">
            <text:p>0</text:p>
          </table:table-cell>
          <table:table-cell office:value-type="float" office:value="6.494479" calcext:value-type="float">
            <text:p>6.494479</text:p>
          </table:table-cell>
          <table:table-cell office:value-type="float" office:value="0.01907995" calcext:value-type="float">
            <text:p>0.01907995</text:p>
          </table:table-cell>
          <table:table-cell office:value-type="float" office:value="0.0190544" calcext:value-type="float">
            <text:p>0.0190544</text:p>
          </table:table-cell>
          <table:table-cell office:value-type="float" office:value="0.0210553" calcext:value-type="float">
            <text:p>0.0210553</text:p>
          </table:table-cell>
          <table:table-cell office:value-type="float" office:value="0.02166973" calcext:value-type="float">
            <text:p>0.02166973</text:p>
          </table:table-cell>
          <table:table-cell office:value-type="float" office:value="0.02112803" calcext:value-type="float">
            <text:p>0.02112803</text:p>
          </table:table-cell>
          <table:table-cell office:value-type="float" office:value="0.02017199" calcext:value-type="float">
            <text:p>0.02017199</text:p>
          </table:table-cell>
          <table:table-cell office:value-type="float" office:value="0.0222061" calcext:value-type="float">
            <text:p>0.0222061</text:p>
          </table:table-cell>
          <table:table-cell office:value-type="float" office:value="0.02010714" calcext:value-type="float">
            <text:p>0.02010714</text:p>
          </table:table-cell>
          <table:table-cell office:value-type="float" office:value="7.4612" calcext:value-type="float">
            <text:p>7.4612</text:p>
          </table:table-cell>
          <table:table-cell office:value-type="float" office:value="8.462327" calcext:value-type="float">
            <text:p>8.462327</text:p>
          </table:table-cell>
          <table:table-cell office:value-type="float" office:value="14.1296" calcext:value-type="float">
            <text:p>14.1296</text:p>
          </table:table-cell>
          <table:table-cell office:value-type="float" office:value="17.90596" calcext:value-type="float">
            <text:p>17.90596</text:p>
          </table:table-cell>
          <table:table-cell office:value-type="float" office:value="15.1353" calcext:value-type="float">
            <text:p>15.1353</text:p>
          </table:table-cell>
          <table:table-cell office:value-type="float" office:value="12.17539" calcext:value-type="float">
            <text:p>12.17539</text:p>
          </table:table-cell>
          <table:table-cell office:value-type="float" office:value="9.527557" calcext:value-type="float">
            <text:p>9.527557</text:p>
          </table:table-cell>
          <table:table-cell office:value-type="float" office:value="15.01609" calcext:value-type="float">
            <text:p>15.01609</text:p>
          </table:table-cell>
          <table:table-cell office:value-type="float" office:value="-4742.129" calcext:value-type="float">
            <text:p>-4742.129</text:p>
          </table:table-cell>
          <table:table-cell office:value-type="float" office:value="0" calcext:value-type="float">
            <text:p>0</text:p>
          </table:table-cell>
          <table:table-cell office:value-type="float" office:value="-0.000003875909" calcext:value-type="float">
            <text:p>-3.875909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0" calcext:value-type="float">
            <text:p>10012000</text:p>
          </table:table-cell>
          <table:table-cell office:value-type="float" office:value="3.757492" calcext:value-type="float">
            <text:p>3.757492</text:p>
          </table:table-cell>
          <table:table-cell office:value-type="float" office:value="466.6593" calcext:value-type="float">
            <text:p>466.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1247" calcext:value-type="float">
            <text:p>0.04301247</text:p>
          </table:table-cell>
          <table:table-cell office:value-type="float" office:value="15.57577" calcext:value-type="float">
            <text:p>15.5757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07882284" calcext:value-type="float">
            <text:p>0.000788228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07750325" calcext:value-type="float">
            <text:p>0.07750325</text:p>
          </table:table-cell>
          <table:table-cell office:value-type="float" office:value="-0.00007679801" calcext:value-type="float">
            <text:p>-7.679801E-05</text:p>
          </table:table-cell>
          <table:table-cell office:value-type="float" office:value="-0.0000003014425" calcext:value-type="float">
            <text:p>-3.014425E-07</text:p>
          </table:table-cell>
          <table:table-cell office:value-type="float" office:value="0.00000000001288018" calcext:value-type="float">
            <text:p>1.288018E-11</text:p>
          </table:table-cell>
          <table:table-cell office:value-type="float" office:value="6.489602" calcext:value-type="float">
            <text:p>6.489602</text:p>
          </table:table-cell>
          <table:table-cell office:value-type="float" office:value="0.0169362" calcext:value-type="float">
            <text:p>0.0169362</text:p>
          </table:table-cell>
          <table:table-cell office:value-type="float" office:value="0.01910512" calcext:value-type="float">
            <text:p>0.01910512</text:p>
          </table:table-cell>
          <table:table-cell office:value-type="float" office:value="0.02120929" calcext:value-type="float">
            <text:p>0.02120929</text:p>
          </table:table-cell>
          <table:table-cell office:value-type="float" office:value="0.02218616" calcext:value-type="float">
            <text:p>0.02218616</text:p>
          </table:table-cell>
          <table:table-cell office:value-type="float" office:value="0.02134842" calcext:value-type="float">
            <text:p>0.02134842</text:p>
          </table:table-cell>
          <table:table-cell office:value-type="float" office:value="0.02108338" calcext:value-type="float">
            <text:p>0.02108338</text:p>
          </table:table-cell>
          <table:table-cell office:value-type="float" office:value="0.02177585" calcext:value-type="float">
            <text:p>0.02177585</text:p>
          </table:table-cell>
          <table:table-cell office:value-type="float" office:value="0.02013176" calcext:value-type="float">
            <text:p>0.02013176</text:p>
          </table:table-cell>
          <table:table-cell office:value-type="float" office:value="5.195246" calcext:value-type="float">
            <text:p>5.195246</text:p>
          </table:table-cell>
          <table:table-cell office:value-type="float" office:value="8.55152" calcext:value-type="float">
            <text:p>8.55152</text:p>
          </table:table-cell>
          <table:table-cell office:value-type="float" office:value="14.3185" calcext:value-type="float">
            <text:p>14.3185</text:p>
          </table:table-cell>
          <table:table-cell office:value-type="float" office:value="18.19273" calcext:value-type="float">
            <text:p>18.19273</text:p>
          </table:table-cell>
          <table:table-cell office:value-type="float" office:value="15.36732" calcext:value-type="float">
            <text:p>15.36732</text:p>
          </table:table-cell>
          <table:table-cell office:value-type="float" office:value="12.9345" calcext:value-type="float">
            <text:p>12.9345</text:p>
          </table:table-cell>
          <table:table-cell office:value-type="float" office:value="8.796862" calcext:value-type="float">
            <text:p>8.796862</text:p>
          </table:table-cell>
          <table:table-cell office:value-type="float" office:value="15.03163" calcext:value-type="float">
            <text:p>15.03163</text:p>
          </table:table-cell>
          <table:table-cell office:value-type="float" office:value="-4629.769" calcext:value-type="float">
            <text:p>-4629.769</text:p>
          </table:table-cell>
          <table:table-cell office:value-type="float" office:value="0" calcext:value-type="float">
            <text:p>0</text:p>
          </table:table-cell>
          <table:table-cell office:value-type="float" office:value="-0.000004392691" calcext:value-type="float">
            <text:p>-4.392691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0" calcext:value-type="float">
            <text:p>11012000</text:p>
          </table:table-cell>
          <table:table-cell office:value-type="float" office:value="3.756718" calcext:value-type="float">
            <text:p>3.756718</text:p>
          </table:table-cell>
          <table:table-cell office:value-type="float" office:value="466.6551" calcext:value-type="float">
            <text:p>466.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2073" calcext:value-type="float">
            <text:p>0.04312073</text:p>
          </table:table-cell>
          <table:table-cell office:value-type="float" office:value="15.52827" calcext:value-type="float">
            <text:p>15.5282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0899439" calcext:value-type="float">
            <text:p>0.000899439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1290939" calcext:value-type="float">
            <text:p>0.1290939</text:p>
          </table:table-cell>
          <table:table-cell office:value-type="float" office:value="-0.0001124883" calcext:value-type="float">
            <text:p>-0.0001124883</text:p>
          </table:table-cell>
          <table:table-cell office:value-type="float" office:value="-0.000002437975" calcext:value-type="float">
            <text:p>-2.437975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84805" calcext:value-type="float">
            <text:p>6.484805</text:p>
          </table:table-cell>
          <table:table-cell office:value-type="float" office:value="0.01783727" calcext:value-type="float">
            <text:p>0.01783727</text:p>
          </table:table-cell>
          <table:table-cell office:value-type="float" office:value="0.01934446" calcext:value-type="float">
            <text:p>0.01934446</text:p>
          </table:table-cell>
          <table:table-cell office:value-type="float" office:value="0.02161909" calcext:value-type="float">
            <text:p>0.02161909</text:p>
          </table:table-cell>
          <table:table-cell office:value-type="float" office:value="0.02330357" calcext:value-type="float">
            <text:p>0.02330357</text:p>
          </table:table-cell>
          <table:table-cell office:value-type="float" office:value="0.02247517" calcext:value-type="float">
            <text:p>0.02247517</text:p>
          </table:table-cell>
          <table:table-cell office:value-type="float" office:value="0.02139387" calcext:value-type="float">
            <text:p>0.02139387</text:p>
          </table:table-cell>
          <table:table-cell office:value-type="float" office:value="0.02113312" calcext:value-type="float">
            <text:p>0.02113312</text:p>
          </table:table-cell>
          <table:table-cell office:value-type="float" office:value="0.02017403" calcext:value-type="float">
            <text:p>0.02017403</text:p>
          </table:table-cell>
          <table:table-cell office:value-type="float" office:value="5.508141" calcext:value-type="float">
            <text:p>5.508141</text:p>
          </table:table-cell>
          <table:table-cell office:value-type="float" office:value="8.588924" calcext:value-type="float">
            <text:p>8.588924</text:p>
          </table:table-cell>
          <table:table-cell office:value-type="float" office:value="14.60515" calcext:value-type="float">
            <text:p>14.60515</text:p>
          </table:table-cell>
          <table:table-cell office:value-type="float" office:value="18.88181" calcext:value-type="float">
            <text:p>18.88181</text:p>
          </table:table-cell>
          <table:table-cell office:value-type="float" office:value="16.18286" calcext:value-type="float">
            <text:p>16.18286</text:p>
          </table:table-cell>
          <table:table-cell office:value-type="float" office:value="11.91776" calcext:value-type="float">
            <text:p>11.91776</text:p>
          </table:table-cell>
          <table:table-cell office:value-type="float" office:value="7.782562" calcext:value-type="float">
            <text:p>7.782562</text:p>
          </table:table-cell>
          <table:table-cell office:value-type="float" office:value="15.04134" calcext:value-type="float">
            <text:p>15.04134</text:p>
          </table:table-cell>
          <table:table-cell office:value-type="float" office:value="-4532.125" calcext:value-type="float">
            <text:p>-4532.125</text:p>
          </table:table-cell>
          <table:table-cell office:value-type="float" office:value="0" calcext:value-type="float">
            <text:p>0</text:p>
          </table:table-cell>
          <table:table-cell office:value-type="float" office:value="-0.00000632214" calcext:value-type="float">
            <text:p>-6.32214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0" calcext:value-type="float">
            <text:p>12012000</text:p>
          </table:table-cell>
          <table:table-cell office:value-type="float" office:value="3.755936" calcext:value-type="float">
            <text:p>3.755936</text:p>
          </table:table-cell>
          <table:table-cell office:value-type="float" office:value="466.6511" calcext:value-type="float">
            <text:p>466.6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7764" calcext:value-type="float">
            <text:p>0.04317764</text:p>
          </table:table-cell>
          <table:table-cell office:value-type="float" office:value="15.48115" calcext:value-type="float">
            <text:p>15.4811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010808" calcext:value-type="float">
            <text:p>0.00101080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1803744" calcext:value-type="float">
            <text:p>0.1803744</text:p>
          </table:table-cell>
          <table:table-cell office:value-type="float" office:value="-0.0001129262" calcext:value-type="float">
            <text:p>-0.0001129262</text:p>
          </table:table-cell>
          <table:table-cell office:value-type="float" office:value="-0.000001917762" calcext:value-type="float">
            <text:p>-1.917762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80079" calcext:value-type="float">
            <text:p>6.480079</text:p>
          </table:table-cell>
          <table:table-cell office:value-type="float" office:value="0.01817667" calcext:value-type="float">
            <text:p>0.01817667</text:p>
          </table:table-cell>
          <table:table-cell office:value-type="float" office:value="0.01963204" calcext:value-type="float">
            <text:p>0.01963204</text:p>
          </table:table-cell>
          <table:table-cell office:value-type="float" office:value="0.02211457" calcext:value-type="float">
            <text:p>0.02211457</text:p>
          </table:table-cell>
          <table:table-cell office:value-type="float" office:value="0.02458907" calcext:value-type="float">
            <text:p>0.02458907</text:p>
          </table:table-cell>
          <table:table-cell office:value-type="float" office:value="0.02233613" calcext:value-type="float">
            <text:p>0.02233613</text:p>
          </table:table-cell>
          <table:table-cell office:value-type="float" office:value="0.02129972" calcext:value-type="float">
            <text:p>0.02129972</text:p>
          </table:table-cell>
          <table:table-cell office:value-type="float" office:value="0.02103274" calcext:value-type="float">
            <text:p>0.02103274</text:p>
          </table:table-cell>
          <table:table-cell office:value-type="float" office:value="0.02018972" calcext:value-type="float">
            <text:p>0.02018972</text:p>
          </table:table-cell>
          <table:table-cell office:value-type="float" office:value="5.793993" calcext:value-type="float">
            <text:p>5.793993</text:p>
          </table:table-cell>
          <table:table-cell office:value-type="float" office:value="8.652823" calcext:value-type="float">
            <text:p>8.652823</text:p>
          </table:table-cell>
          <table:table-cell office:value-type="float" office:value="15.07263" calcext:value-type="float">
            <text:p>15.07263</text:p>
          </table:table-cell>
          <table:table-cell office:value-type="float" office:value="19.72127" calcext:value-type="float">
            <text:p>19.72127</text:p>
          </table:table-cell>
          <table:table-cell office:value-type="float" office:value="15.32783" calcext:value-type="float">
            <text:p>15.32783</text:p>
          </table:table-cell>
          <table:table-cell office:value-type="float" office:value="11.25488" calcext:value-type="float">
            <text:p>11.25488</text:p>
          </table:table-cell>
          <table:table-cell office:value-type="float" office:value="7.479242" calcext:value-type="float">
            <text:p>7.479242</text:p>
          </table:table-cell>
          <table:table-cell office:value-type="float" office:value="15.02315" calcext:value-type="float">
            <text:p>15.02315</text:p>
          </table:table-cell>
          <table:table-cell office:value-type="float" office:value="-4435.093" calcext:value-type="float">
            <text:p>-4435.093</text:p>
          </table:table-cell>
          <table:table-cell office:value-type="float" office:value="0" calcext:value-type="float">
            <text:p>0</text:p>
          </table:table-cell>
          <table:table-cell office:value-type="float" office:value="-0.000007966601" calcext:value-type="float">
            <text:p>-7.966601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3.755153" calcext:value-type="float">
            <text:p>3.755153</text:p>
          </table:table-cell>
          <table:table-cell office:value-type="float" office:value="466.647" calcext:value-type="float">
            <text:p>466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1287" calcext:value-type="float">
            <text:p>0.04321287</text:p>
          </table:table-cell>
          <table:table-cell office:value-type="float" office:value="15.45665" calcext:value-type="float">
            <text:p>15.4566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104796" calcext:value-type="float">
            <text:p>0.00110479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090563" calcext:value-type="float">
            <text:p>0.2090563</text:p>
          </table:table-cell>
          <table:table-cell office:value-type="float" office:value="-0.0001127607" calcext:value-type="float">
            <text:p>-0.0001127607</text:p>
          </table:table-cell>
          <table:table-cell office:value-type="float" office:value="-0.000001392361" calcext:value-type="float">
            <text:p>-1.39236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75403" calcext:value-type="float">
            <text:p>6.475403</text:p>
          </table:table-cell>
          <table:table-cell office:value-type="float" office:value="0.01836347" calcext:value-type="float">
            <text:p>0.01836347</text:p>
          </table:table-cell>
          <table:table-cell office:value-type="float" office:value="0.01988833" calcext:value-type="float">
            <text:p>0.01988833</text:p>
          </table:table-cell>
          <table:table-cell office:value-type="float" office:value="0.02269887" calcext:value-type="float">
            <text:p>0.02269887</text:p>
          </table:table-cell>
          <table:table-cell office:value-type="float" office:value="0.02534231" calcext:value-type="float">
            <text:p>0.02534231</text:p>
          </table:table-cell>
          <table:table-cell office:value-type="float" office:value="0.02228064" calcext:value-type="float">
            <text:p>0.02228064</text:p>
          </table:table-cell>
          <table:table-cell office:value-type="float" office:value="0.02118334" calcext:value-type="float">
            <text:p>0.02118334</text:p>
          </table:table-cell>
          <table:table-cell office:value-type="float" office:value="0.02104483" calcext:value-type="float">
            <text:p>0.02104483</text:p>
          </table:table-cell>
          <table:table-cell office:value-type="float" office:value="0.02018118" calcext:value-type="float">
            <text:p>0.02018118</text:p>
          </table:table-cell>
          <table:table-cell office:value-type="float" office:value="6.002001" calcext:value-type="float">
            <text:p>6.002001</text:p>
          </table:table-cell>
          <table:table-cell office:value-type="float" office:value="8.710348" calcext:value-type="float">
            <text:p>8.710348</text:p>
          </table:table-cell>
          <table:table-cell office:value-type="float" office:value="15.63267" calcext:value-type="float">
            <text:p>15.63267</text:p>
          </table:table-cell>
          <table:table-cell office:value-type="float" office:value="19.62097" calcext:value-type="float">
            <text:p>19.62097</text:p>
          </table:table-cell>
          <table:table-cell office:value-type="float" office:value="15.08137" calcext:value-type="float">
            <text:p>15.08137</text:p>
          </table:table-cell>
          <table:table-cell office:value-type="float" office:value="10.99477" calcext:value-type="float">
            <text:p>10.99477</text:p>
          </table:table-cell>
          <table:table-cell office:value-type="float" office:value="7.351103" calcext:value-type="float">
            <text:p>7.351103</text:p>
          </table:table-cell>
          <table:table-cell office:value-type="float" office:value="14.98744" calcext:value-type="float">
            <text:p>14.98744</text:p>
          </table:table-cell>
          <table:table-cell office:value-type="float" office:value="-4336.932" calcext:value-type="float">
            <text:p>-4336.932</text:p>
          </table:table-cell>
          <table:table-cell office:value-type="float" office:value="0" calcext:value-type="float">
            <text:p>0</text:p>
          </table:table-cell>
          <table:table-cell office:value-type="float" office:value="-0.000008387333" calcext:value-type="float">
            <text:p>-8.387333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0" calcext:value-type="float">
            <text:p>14012000</text:p>
          </table:table-cell>
          <table:table-cell office:value-type="float" office:value="3.754396" calcext:value-type="float">
            <text:p>3.754396</text:p>
          </table:table-cell>
          <table:table-cell office:value-type="float" office:value="466.6429" calcext:value-type="float">
            <text:p>466.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1058" calcext:value-type="float">
            <text:p>0.04321058</text:p>
          </table:table-cell>
          <table:table-cell office:value-type="float" office:value="15.4414" calcext:value-type="float">
            <text:p>15.4414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191014" calcext:value-type="float">
            <text:p>0.00119101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284847" calcext:value-type="float">
            <text:p>0.2284847</text:p>
          </table:table-cell>
          <table:table-cell office:value-type="float" office:value="-0.0001127322" calcext:value-type="float">
            <text:p>-0.0001127322</text:p>
          </table:table-cell>
          <table:table-cell office:value-type="float" office:value="-0.000001084107" calcext:value-type="float">
            <text:p>-1.084107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70704" calcext:value-type="float">
            <text:p>6.470704</text:p>
          </table:table-cell>
          <table:table-cell office:value-type="float" office:value="0.01849789" calcext:value-type="float">
            <text:p>0.01849789</text:p>
          </table:table-cell>
          <table:table-cell office:value-type="float" office:value="0.0196102" calcext:value-type="float">
            <text:p>0.0196102</text:p>
          </table:table-cell>
          <table:table-cell office:value-type="float" office:value="0.02282963" calcext:value-type="float">
            <text:p>0.02282963</text:p>
          </table:table-cell>
          <table:table-cell office:value-type="float" office:value="0.02597183" calcext:value-type="float">
            <text:p>0.02597183</text:p>
          </table:table-cell>
          <table:table-cell office:value-type="float" office:value="0.022287" calcext:value-type="float">
            <text:p>0.022287</text:p>
          </table:table-cell>
          <table:table-cell office:value-type="float" office:value="0.02111647" calcext:value-type="float">
            <text:p>0.02111647</text:p>
          </table:table-cell>
          <table:table-cell office:value-type="float" office:value="0.0211206" calcext:value-type="float">
            <text:p>0.0211206</text:p>
          </table:table-cell>
          <table:table-cell office:value-type="float" office:value="0.02016192" calcext:value-type="float">
            <text:p>0.02016192</text:p>
          </table:table-cell>
          <table:table-cell office:value-type="float" office:value="6.49074" calcext:value-type="float">
            <text:p>6.49074</text:p>
          </table:table-cell>
          <table:table-cell office:value-type="float" office:value="8.75669" calcext:value-type="float">
            <text:p>8.75669</text:p>
          </table:table-cell>
          <table:table-cell office:value-type="float" office:value="15.57058" calcext:value-type="float">
            <text:p>15.57058</text:p>
          </table:table-cell>
          <table:table-cell office:value-type="float" office:value="19.66294" calcext:value-type="float">
            <text:p>19.66294</text:p>
          </table:table-cell>
          <table:table-cell office:value-type="float" office:value="15.1108" calcext:value-type="float">
            <text:p>15.1108</text:p>
          </table:table-cell>
          <table:table-cell office:value-type="float" office:value="10.95839" calcext:value-type="float">
            <text:p>10.95839</text:p>
          </table:table-cell>
          <table:table-cell office:value-type="float" office:value="7.316326" calcext:value-type="float">
            <text:p>7.316326</text:p>
          </table:table-cell>
          <table:table-cell office:value-type="float" office:value="14.9464" calcext:value-type="float">
            <text:p>14.9464</text:p>
          </table:table-cell>
          <table:table-cell office:value-type="float" office:value="-4245.091" calcext:value-type="float">
            <text:p>-4245.091</text:p>
          </table:table-cell>
          <table:table-cell office:value-type="float" office:value="0" calcext:value-type="float">
            <text:p>0</text:p>
          </table:table-cell>
          <table:table-cell office:value-type="float" office:value="-0.000008816332" calcext:value-type="float">
            <text:p>-8.816332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3.753664" calcext:value-type="float">
            <text:p>3.753664</text:p>
          </table:table-cell>
          <table:table-cell office:value-type="float" office:value="466.6389" calcext:value-type="float">
            <text:p>466.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7343" calcext:value-type="float">
            <text:p>0.04317343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272365" calcext:value-type="float">
            <text:p>0.00127236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421529" calcext:value-type="float">
            <text:p>0.2421529</text:p>
          </table:table-cell>
          <table:table-cell office:value-type="float" office:value="-0.0001130458" calcext:value-type="float">
            <text:p>-0.0001130458</text:p>
          </table:table-cell>
          <table:table-cell office:value-type="float" office:value="-0.0000008209281" calcext:value-type="float">
            <text:p>-8.209281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65983" calcext:value-type="float">
            <text:p>6.465983</text:p>
          </table:table-cell>
          <table:table-cell office:value-type="float" office:value="0.0189013" calcext:value-type="float">
            <text:p>0.0189013</text:p>
          </table:table-cell>
          <table:table-cell office:value-type="float" office:value="0.0191412" calcext:value-type="float">
            <text:p>0.0191412</text:p>
          </table:table-cell>
          <table:table-cell office:value-type="float" office:value="0.02259182" calcext:value-type="float">
            <text:p>0.02259182</text:p>
          </table:table-cell>
          <table:table-cell office:value-type="float" office:value="0.02638283" calcext:value-type="float">
            <text:p>0.02638283</text:p>
          </table:table-cell>
          <table:table-cell office:value-type="float" office:value="0.02228538" calcext:value-type="float">
            <text:p>0.02228538</text:p>
          </table:table-cell>
          <table:table-cell office:value-type="float" office:value="0.0210724" calcext:value-type="float">
            <text:p>0.0210724</text:p>
          </table:table-cell>
          <table:table-cell office:value-type="float" office:value="0.0212286" calcext:value-type="float">
            <text:p>0.0212286</text:p>
          </table:table-cell>
          <table:table-cell office:value-type="float" office:value="0.02014111" calcext:value-type="float">
            <text:p>0.02014111</text:p>
          </table:table-cell>
          <table:table-cell office:value-type="float" office:value="6.914137" calcext:value-type="float">
            <text:p>6.914137</text:p>
          </table:table-cell>
          <table:table-cell office:value-type="float" office:value="8.843155" calcext:value-type="float">
            <text:p>8.843155</text:p>
          </table:table-cell>
          <table:table-cell office:value-type="float" office:value="15.47622" calcext:value-type="float">
            <text:p>15.47622</text:p>
          </table:table-cell>
          <table:table-cell office:value-type="float" office:value="19.62667" calcext:value-type="float">
            <text:p>19.62667</text:p>
          </table:table-cell>
          <table:table-cell office:value-type="float" office:value="15.16406" calcext:value-type="float">
            <text:p>15.16406</text:p>
          </table:table-cell>
          <table:table-cell office:value-type="float" office:value="10.97834" calcext:value-type="float">
            <text:p>10.97834</text:p>
          </table:table-cell>
          <table:table-cell office:value-type="float" office:value="7.330572" calcext:value-type="float">
            <text:p>7.330572</text:p>
          </table:table-cell>
          <table:table-cell office:value-type="float" office:value="14.90927" calcext:value-type="float">
            <text:p>14.90927</text:p>
          </table:table-cell>
          <table:table-cell office:value-type="float" office:value="-4165.239" calcext:value-type="float">
            <text:p>-4165.239</text:p>
          </table:table-cell>
          <table:table-cell office:value-type="float" office:value="0" calcext:value-type="float">
            <text:p>0</text:p>
          </table:table-cell>
          <table:table-cell office:value-type="float" office:value="-0.000009244737" calcext:value-type="float">
            <text:p>-9.244737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0" calcext:value-type="float">
            <text:p>16012000</text:p>
          </table:table-cell>
          <table:table-cell office:value-type="float" office:value="3.752942" calcext:value-type="float">
            <text:p>3.752942</text:p>
          </table:table-cell>
          <table:table-cell office:value-type="float" office:value="466.6349" calcext:value-type="float">
            <text:p>466.6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109" calcext:value-type="float">
            <text:p>0.0431109</text:p>
          </table:table-cell>
          <table:table-cell office:value-type="float" office:value="15.42772" calcext:value-type="float">
            <text:p>15.4277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350893" calcext:value-type="float">
            <text:p>0.00135089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50484" calcext:value-type="float">
            <text:p>0.250484</text:p>
          </table:table-cell>
          <table:table-cell office:value-type="float" office:value="-0.0001135962" calcext:value-type="float">
            <text:p>-0.0001135962</text:p>
          </table:table-cell>
          <table:table-cell office:value-type="float" office:value="-0.0000005596039" calcext:value-type="float">
            <text:p>-5.596039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61244" calcext:value-type="float">
            <text:p>6.461244</text:p>
          </table:table-cell>
          <table:table-cell office:value-type="float" office:value="0.01899669" calcext:value-type="float">
            <text:p>0.01899669</text:p>
          </table:table-cell>
          <table:table-cell office:value-type="float" office:value="0.01885358" calcext:value-type="float">
            <text:p>0.01885358</text:p>
          </table:table-cell>
          <table:table-cell office:value-type="float" office:value="0.02208093" calcext:value-type="float">
            <text:p>0.02208093</text:p>
          </table:table-cell>
          <table:table-cell office:value-type="float" office:value="0.02664875" calcext:value-type="float">
            <text:p>0.02664875</text:p>
          </table:table-cell>
          <table:table-cell office:value-type="float" office:value="0.02224811" calcext:value-type="float">
            <text:p>0.02224811</text:p>
          </table:table-cell>
          <table:table-cell office:value-type="float" office:value="0.02101955" calcext:value-type="float">
            <text:p>0.02101955</text:p>
          </table:table-cell>
          <table:table-cell office:value-type="float" office:value="0.02133397" calcext:value-type="float">
            <text:p>0.02133397</text:p>
          </table:table-cell>
          <table:table-cell office:value-type="float" office:value="0.02012902" calcext:value-type="float">
            <text:p>0.02012902</text:p>
          </table:table-cell>
          <table:table-cell office:value-type="float" office:value="7.246124" calcext:value-type="float">
            <text:p>7.246124</text:p>
          </table:table-cell>
          <table:table-cell office:value-type="float" office:value="8.979639" calcext:value-type="float">
            <text:p>8.979639</text:p>
          </table:table-cell>
          <table:table-cell office:value-type="float" office:value="15.37979" calcext:value-type="float">
            <text:p>15.37979</text:p>
          </table:table-cell>
          <table:table-cell office:value-type="float" office:value="19.64922" calcext:value-type="float">
            <text:p>19.64922</text:p>
          </table:table-cell>
          <table:table-cell office:value-type="float" office:value="15.15998" calcext:value-type="float">
            <text:p>15.15998</text:p>
          </table:table-cell>
          <table:table-cell office:value-type="float" office:value="10.98909" calcext:value-type="float">
            <text:p>10.98909</text:p>
          </table:table-cell>
          <table:table-cell office:value-type="float" office:value="7.354498" calcext:value-type="float">
            <text:p>7.354498</text:p>
          </table:table-cell>
          <table:table-cell office:value-type="float" office:value="14.89166" calcext:value-type="float">
            <text:p>14.89166</text:p>
          </table:table-cell>
          <table:table-cell office:value-type="float" office:value="-4070.597" calcext:value-type="float">
            <text:p>-4070.597</text:p>
          </table:table-cell>
          <table:table-cell office:value-type="float" office:value="0" calcext:value-type="float">
            <text:p>0</text:p>
          </table:table-cell>
          <table:table-cell office:value-type="float" office:value="-0.000009673798" calcext:value-type="float">
            <text:p>-9.673798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0" calcext:value-type="float">
            <text:p>17012000</text:p>
          </table:table-cell>
          <table:table-cell office:value-type="float" office:value="3.752225" calcext:value-type="float">
            <text:p>3.752225</text:p>
          </table:table-cell>
          <table:table-cell office:value-type="float" office:value="466.6309" calcext:value-type="float">
            <text:p>466.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3856" calcext:value-type="float">
            <text:p>0.04303856</text:p>
          </table:table-cell>
          <table:table-cell office:value-type="float" office:value="15.42386" calcext:value-type="float">
            <text:p>15.4238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429205" calcext:value-type="float">
            <text:p>0.00142920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584819" calcext:value-type="float">
            <text:p>0.2584819</text:p>
          </table:table-cell>
          <table:table-cell office:value-type="float" office:value="-0.0001143265" calcext:value-type="float">
            <text:p>-0.0001143265</text:p>
          </table:table-cell>
          <table:table-cell office:value-type="float" office:value="-0.0000002868389" calcext:value-type="float">
            <text:p>-2.868389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56501" calcext:value-type="float">
            <text:p>6.456501</text:p>
          </table:table-cell>
          <table:table-cell office:value-type="float" office:value="0.01904961" calcext:value-type="float">
            <text:p>0.01904961</text:p>
          </table:table-cell>
          <table:table-cell office:value-type="float" office:value="0.01866613" calcext:value-type="float">
            <text:p>0.01866613</text:p>
          </table:table-cell>
          <table:table-cell office:value-type="float" office:value="0.02154187" calcext:value-type="float">
            <text:p>0.02154187</text:p>
          </table:table-cell>
          <table:table-cell office:value-type="float" office:value="0.02679816" calcext:value-type="float">
            <text:p>0.02679816</text:p>
          </table:table-cell>
          <table:table-cell office:value-type="float" office:value="0.02218425" calcext:value-type="float">
            <text:p>0.02218425</text:p>
          </table:table-cell>
          <table:table-cell office:value-type="float" office:value="0.02095391" calcext:value-type="float">
            <text:p>0.02095391</text:p>
          </table:table-cell>
          <table:table-cell office:value-type="float" office:value="0.0214309" calcext:value-type="float">
            <text:p>0.0214309</text:p>
          </table:table-cell>
          <table:table-cell office:value-type="float" office:value="0.02011672" calcext:value-type="float">
            <text:p>0.02011672</text:p>
          </table:table-cell>
          <table:table-cell office:value-type="float" office:value="7.509369" calcext:value-type="float">
            <text:p>7.509369</text:p>
          </table:table-cell>
          <table:table-cell office:value-type="float" office:value="9.096087" calcext:value-type="float">
            <text:p>9.096087</text:p>
          </table:table-cell>
          <table:table-cell office:value-type="float" office:value="15.29867" calcext:value-type="float">
            <text:p>15.29867</text:p>
          </table:table-cell>
          <table:table-cell office:value-type="float" office:value="19.72519" calcext:value-type="float">
            <text:p>19.72519</text:p>
          </table:table-cell>
          <table:table-cell office:value-type="float" office:value="15.12052" calcext:value-type="float">
            <text:p>15.12052</text:p>
          </table:table-cell>
          <table:table-cell office:value-type="float" office:value="10.98437" calcext:value-type="float">
            <text:p>10.98437</text:p>
          </table:table-cell>
          <table:table-cell office:value-type="float" office:value="7.380136" calcext:value-type="float">
            <text:p>7.380136</text:p>
          </table:table-cell>
          <table:table-cell office:value-type="float" office:value="14.87421" calcext:value-type="float">
            <text:p>14.87421</text:p>
          </table:table-cell>
          <table:table-cell office:value-type="float" office:value="-3970.032" calcext:value-type="float">
            <text:p>-3970.032</text:p>
          </table:table-cell>
          <table:table-cell office:value-type="float" office:value="0" calcext:value-type="float">
            <text:p>0</text:p>
          </table:table-cell>
          <table:table-cell office:value-type="float" office:value="-0.00001010363" calcext:value-type="float">
            <text:p>-1.010363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0" calcext:value-type="float">
            <text:p>18012000</text:p>
          </table:table-cell>
          <table:table-cell office:value-type="float" office:value="3.751518" calcext:value-type="float">
            <text:p>3.751518</text:p>
          </table:table-cell>
          <table:table-cell office:value-type="float" office:value="466.6268" calcext:value-type="float">
            <text:p>466.6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95904" calcext:value-type="float">
            <text:p>0.04295904</text:p>
          </table:table-cell>
          <table:table-cell office:value-type="float" office:value="15.42031" calcext:value-type="float">
            <text:p>15.42031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507303" calcext:value-type="float">
            <text:p>0.00150730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661385" calcext:value-type="float">
            <text:p>0.2661385</text:p>
          </table:table-cell>
          <table:table-cell office:value-type="float" office:value="-0.0001151531" calcext:value-type="float">
            <text:p>-0.0001151531</text:p>
          </table:table-cell>
          <table:table-cell office:value-type="float" office:value="-0.00000003050625" calcext:value-type="float">
            <text:p>-3.050625E-08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51755" calcext:value-type="float">
            <text:p>6.451755</text:p>
          </table:table-cell>
          <table:table-cell office:value-type="float" office:value="0.01907955" calcext:value-type="float">
            <text:p>0.01907955</text:p>
          </table:table-cell>
          <table:table-cell office:value-type="float" office:value="0.01854349" calcext:value-type="float">
            <text:p>0.01854349</text:p>
          </table:table-cell>
          <table:table-cell office:value-type="float" office:value="0.02101835" calcext:value-type="float">
            <text:p>0.02101835</text:p>
          </table:table-cell>
          <table:table-cell office:value-type="float" office:value="0.0268528" calcext:value-type="float">
            <text:p>0.0268528</text:p>
          </table:table-cell>
          <table:table-cell office:value-type="float" office:value="0.02208748" calcext:value-type="float">
            <text:p>0.02208748</text:p>
          </table:table-cell>
          <table:table-cell office:value-type="float" office:value="0.02087167" calcext:value-type="float">
            <text:p>0.02087167</text:p>
          </table:table-cell>
          <table:table-cell office:value-type="float" office:value="0.02151611" calcext:value-type="float">
            <text:p>0.02151611</text:p>
          </table:table-cell>
          <table:table-cell office:value-type="float" office:value="0.02010433" calcext:value-type="float">
            <text:p>0.02010433</text:p>
          </table:table-cell>
          <table:table-cell office:value-type="float" office:value="7.760521" calcext:value-type="float">
            <text:p>7.760521</text:p>
          </table:table-cell>
          <table:table-cell office:value-type="float" office:value="9.210116" calcext:value-type="float">
            <text:p>9.210116</text:p>
          </table:table-cell>
          <table:table-cell office:value-type="float" office:value="15.21845" calcext:value-type="float">
            <text:p>15.21845</text:p>
          </table:table-cell>
          <table:table-cell office:value-type="float" office:value="19.88104" calcext:value-type="float">
            <text:p>19.88104</text:p>
          </table:table-cell>
          <table:table-cell office:value-type="float" office:value="15.03204" calcext:value-type="float">
            <text:p>15.03204</text:p>
          </table:table-cell>
          <table:table-cell office:value-type="float" office:value="10.95683" calcext:value-type="float">
            <text:p>10.95683</text:p>
          </table:table-cell>
          <table:table-cell office:value-type="float" office:value="7.403091" calcext:value-type="float">
            <text:p>7.403091</text:p>
          </table:table-cell>
          <table:table-cell office:value-type="float" office:value="14.85691" calcext:value-type="float">
            <text:p>14.85691</text:p>
          </table:table-cell>
          <table:table-cell office:value-type="float" office:value="-3864.24" calcext:value-type="float">
            <text:p>-3864.24</text:p>
          </table:table-cell>
          <table:table-cell office:value-type="float" office:value="0" calcext:value-type="float">
            <text:p>0</text:p>
          </table:table-cell>
          <table:table-cell office:value-type="float" office:value="-0.00001053158" calcext:value-type="float">
            <text:p>-1.053158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3.75082" calcext:value-type="float">
            <text:p>3.75082</text:p>
          </table:table-cell>
          <table:table-cell office:value-type="float" office:value="466.6228" calcext:value-type="float">
            <text:p>466.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7261" calcext:value-type="float">
            <text:p>0.04287261</text:p>
          </table:table-cell>
          <table:table-cell office:value-type="float" office:value="15.41714" calcext:value-type="float">
            <text:p>15.41714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585148" calcext:value-type="float">
            <text:p>0.00158514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733883" calcext:value-type="float">
            <text:p>0.2733883</text:p>
          </table:table-cell>
          <table:table-cell office:value-type="float" office:value="-0.0001160387" calcext:value-type="float">
            <text:p>-0.0001160387</text:p>
          </table:table-cell>
          <table:table-cell office:value-type="float" office:value="0.0000002224539" calcext:value-type="float">
            <text:p>2.224539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47015" calcext:value-type="float">
            <text:p>6.447015</text:p>
          </table:table-cell>
          <table:table-cell office:value-type="float" office:value="0.01900543" calcext:value-type="float">
            <text:p>0.01900543</text:p>
          </table:table-cell>
          <table:table-cell office:value-type="float" office:value="0.01846238" calcext:value-type="float">
            <text:p>0.01846238</text:p>
          </table:table-cell>
          <table:table-cell office:value-type="float" office:value="0.02056965" calcext:value-type="float">
            <text:p>0.02056965</text:p>
          </table:table-cell>
          <table:table-cell office:value-type="float" office:value="0.0268113" calcext:value-type="float">
            <text:p>0.0268113</text:p>
          </table:table-cell>
          <table:table-cell office:value-type="float" office:value="0.0219614" calcext:value-type="float">
            <text:p>0.0219614</text:p>
          </table:table-cell>
          <table:table-cell office:value-type="float" office:value="0.02077109" calcext:value-type="float">
            <text:p>0.02077109</text:p>
          </table:table-cell>
          <table:table-cell office:value-type="float" office:value="0.02158716" calcext:value-type="float">
            <text:p>0.02158716</text:p>
          </table:table-cell>
          <table:table-cell office:value-type="float" office:value="0.02009179" calcext:value-type="float">
            <text:p>0.02009179</text:p>
          </table:table-cell>
          <table:table-cell office:value-type="float" office:value="7.932365" calcext:value-type="float">
            <text:p>7.932365</text:p>
          </table:table-cell>
          <table:table-cell office:value-type="float" office:value="9.316854" calcext:value-type="float">
            <text:p>9.316854</text:p>
          </table:table-cell>
          <table:table-cell office:value-type="float" office:value="15.1555" calcext:value-type="float">
            <text:p>15.1555</text:p>
          </table:table-cell>
          <table:table-cell office:value-type="float" office:value="20.10995" calcext:value-type="float">
            <text:p>20.10995</text:p>
          </table:table-cell>
          <table:table-cell office:value-type="float" office:value="14.90688" calcext:value-type="float">
            <text:p>14.90688</text:p>
          </table:table-cell>
          <table:table-cell office:value-type="float" office:value="10.90494" calcext:value-type="float">
            <text:p>10.90494</text:p>
          </table:table-cell>
          <table:table-cell office:value-type="float" office:value="7.421951" calcext:value-type="float">
            <text:p>7.421951</text:p>
          </table:table-cell>
          <table:table-cell office:value-type="float" office:value="14.83923" calcext:value-type="float">
            <text:p>14.83923</text:p>
          </table:table-cell>
          <table:table-cell office:value-type="float" office:value="-3765.43" calcext:value-type="float">
            <text:p>-3765.43</text:p>
          </table:table-cell>
          <table:table-cell office:value-type="float" office:value="0" calcext:value-type="float">
            <text:p>0</text:p>
          </table:table-cell>
          <table:table-cell office:value-type="float" office:value="-0.00001095733" calcext:value-type="float">
            <text:p>-1.09573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0" calcext:value-type="float">
            <text:p>20012000</text:p>
          </table:table-cell>
          <table:table-cell office:value-type="float" office:value="3.750129" calcext:value-type="float">
            <text:p>3.750129</text:p>
          </table:table-cell>
          <table:table-cell office:value-type="float" office:value="466.6188" calcext:value-type="float">
            <text:p>466.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8079" calcext:value-type="float">
            <text:p>0.04278079</text:p>
          </table:table-cell>
          <table:table-cell office:value-type="float" office:value="15.41448" calcext:value-type="float">
            <text:p>15.41448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662685" calcext:value-type="float">
            <text:p>0.00166268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801166" calcext:value-type="float">
            <text:p>0.2801166</text:p>
          </table:table-cell>
          <table:table-cell office:value-type="float" office:value="-0.0001169577" calcext:value-type="float">
            <text:p>-0.0001169577</text:p>
          </table:table-cell>
          <table:table-cell office:value-type="float" office:value="0.0000004845812" calcext:value-type="float">
            <text:p>4.845812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42285" calcext:value-type="float">
            <text:p>6.442285</text:p>
          </table:table-cell>
          <table:table-cell office:value-type="float" office:value="0.01886229" calcext:value-type="float">
            <text:p>0.01886229</text:p>
          </table:table-cell>
          <table:table-cell office:value-type="float" office:value="0.01838071" calcext:value-type="float">
            <text:p>0.01838071</text:p>
          </table:table-cell>
          <table:table-cell office:value-type="float" office:value="0.02023399" calcext:value-type="float">
            <text:p>0.02023399</text:p>
          </table:table-cell>
          <table:table-cell office:value-type="float" office:value="0.02669385" calcext:value-type="float">
            <text:p>0.02669385</text:p>
          </table:table-cell>
          <table:table-cell office:value-type="float" office:value="0.02180667" calcext:value-type="float">
            <text:p>0.02180667</text:p>
          </table:table-cell>
          <table:table-cell office:value-type="float" office:value="0.02064915" calcext:value-type="float">
            <text:p>0.02064915</text:p>
          </table:table-cell>
          <table:table-cell office:value-type="float" office:value="0.02164338" calcext:value-type="float">
            <text:p>0.02164338</text:p>
          </table:table-cell>
          <table:table-cell office:value-type="float" office:value="0.02007896" calcext:value-type="float">
            <text:p>0.02007896</text:p>
          </table:table-cell>
          <table:table-cell office:value-type="float" office:value="8.033584" calcext:value-type="float">
            <text:p>8.033584</text:p>
          </table:table-cell>
          <table:table-cell office:value-type="float" office:value="9.414282" calcext:value-type="float">
            <text:p>9.414282</text:p>
          </table:table-cell>
          <table:table-cell office:value-type="float" office:value="15.11732" calcext:value-type="float">
            <text:p>15.11732</text:p>
          </table:table-cell>
          <table:table-cell office:value-type="float" office:value="20.40122" calcext:value-type="float">
            <text:p>20.40122</text:p>
          </table:table-cell>
          <table:table-cell office:value-type="float" office:value="14.75095" calcext:value-type="float">
            <text:p>14.75095</text:p>
          </table:table-cell>
          <table:table-cell office:value-type="float" office:value="10.82734" calcext:value-type="float">
            <text:p>10.82734</text:p>
          </table:table-cell>
          <table:table-cell office:value-type="float" office:value="7.439592" calcext:value-type="float">
            <text:p>7.439592</text:p>
          </table:table-cell>
          <table:table-cell office:value-type="float" office:value="14.81998" calcext:value-type="float">
            <text:p>14.81998</text:p>
          </table:table-cell>
          <table:table-cell office:value-type="float" office:value="-3686.12" calcext:value-type="float">
            <text:p>-3686.12</text:p>
          </table:table-cell>
          <table:table-cell office:value-type="float" office:value="0" calcext:value-type="float">
            <text:p>0</text:p>
          </table:table-cell>
          <table:table-cell office:value-type="float" office:value="-0.00001138325" calcext:value-type="float">
            <text:p>-1.1383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3.749438" calcext:value-type="float">
            <text:p>3.749438</text:p>
          </table:table-cell>
          <table:table-cell office:value-type="float" office:value="466.6148" calcext:value-type="float">
            <text:p>466.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9079" calcext:value-type="float">
            <text:p>0.04269079</text:p>
          </table:table-cell>
          <table:table-cell office:value-type="float" office:value="15.41232" calcext:value-type="float">
            <text:p>15.4123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739924" calcext:value-type="float">
            <text:p>0.00173992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863392" calcext:value-type="float">
            <text:p>0.2863392</text:p>
          </table:table-cell>
          <table:table-cell office:value-type="float" office:value="-0.0001179519" calcext:value-type="float">
            <text:p>-0.0001179519</text:p>
          </table:table-cell>
          <table:table-cell office:value-type="float" office:value="0.0000007503825" calcext:value-type="float">
            <text:p>7.503825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37558" calcext:value-type="float">
            <text:p>6.437558</text:p>
          </table:table-cell>
          <table:table-cell office:value-type="float" office:value="0.01874467" calcext:value-type="float">
            <text:p>0.01874467</text:p>
          </table:table-cell>
          <table:table-cell office:value-type="float" office:value="0.01831478" calcext:value-type="float">
            <text:p>0.01831478</text:p>
          </table:table-cell>
          <table:table-cell office:value-type="float" office:value="0.01999843" calcext:value-type="float">
            <text:p>0.01999843</text:p>
          </table:table-cell>
          <table:table-cell office:value-type="float" office:value="0.02650672" calcext:value-type="float">
            <text:p>0.02650672</text:p>
          </table:table-cell>
          <table:table-cell office:value-type="float" office:value="0.02164482" calcext:value-type="float">
            <text:p>0.02164482</text:p>
          </table:table-cell>
          <table:table-cell office:value-type="float" office:value="0.02051863" calcext:value-type="float">
            <text:p>0.02051863</text:p>
          </table:table-cell>
          <table:table-cell office:value-type="float" office:value="0.02169034" calcext:value-type="float">
            <text:p>0.02169034</text:p>
          </table:table-cell>
          <table:table-cell office:value-type="float" office:value="0.02006579" calcext:value-type="float">
            <text:p>0.02006579</text:p>
          </table:table-cell>
          <table:table-cell office:value-type="float" office:value="8.123422" calcext:value-type="float">
            <text:p>8.123422</text:p>
          </table:table-cell>
          <table:table-cell office:value-type="float" office:value="9.485731" calcext:value-type="float">
            <text:p>9.485731</text:p>
          </table:table-cell>
          <table:table-cell office:value-type="float" office:value="15.08695" calcext:value-type="float">
            <text:p>15.08695</text:p>
          </table:table-cell>
          <table:table-cell office:value-type="float" office:value="20.69194" calcext:value-type="float">
            <text:p>20.69194</text:p>
          </table:table-cell>
          <table:table-cell office:value-type="float" office:value="14.60808" calcext:value-type="float">
            <text:p>14.60808</text:p>
          </table:table-cell>
          <table:table-cell office:value-type="float" office:value="10.74551" calcext:value-type="float">
            <text:p>10.74551</text:p>
          </table:table-cell>
          <table:table-cell office:value-type="float" office:value="7.461243" calcext:value-type="float">
            <text:p>7.461243</text:p>
          </table:table-cell>
          <table:table-cell office:value-type="float" office:value="14.79911" calcext:value-type="float">
            <text:p>14.79911</text:p>
          </table:table-cell>
          <table:table-cell office:value-type="float" office:value="-3601.891" calcext:value-type="float">
            <text:p>-3601.891</text:p>
          </table:table-cell>
          <table:table-cell office:value-type="float" office:value="0" calcext:value-type="float">
            <text:p>0</text:p>
          </table:table-cell>
          <table:table-cell office:value-type="float" office:value="-0.00001180977" calcext:value-type="float">
            <text:p>-1.180977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0" calcext:value-type="float">
            <text:p>22012000</text:p>
          </table:table-cell>
          <table:table-cell office:value-type="float" office:value="3.748749" calcext:value-type="float">
            <text:p>3.748749</text:p>
          </table:table-cell>
          <table:table-cell office:value-type="float" office:value="466.6108" calcext:value-type="float">
            <text:p>466.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0245" calcext:value-type="float">
            <text:p>0.04260245</text:p>
          </table:table-cell>
          <table:table-cell office:value-type="float" office:value="15.41071" calcext:value-type="float">
            <text:p>15.41071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816826" calcext:value-type="float">
            <text:p>0.00181682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919696" calcext:value-type="float">
            <text:p>0.2919696</text:p>
          </table:table-cell>
          <table:table-cell office:value-type="float" office:value="-0.00011903" calcext:value-type="float">
            <text:p>-0.00011903</text:p>
          </table:table-cell>
          <table:table-cell office:value-type="float" office:value="0.000001002093" calcext:value-type="float">
            <text:p>1.002093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3284" calcext:value-type="float">
            <text:p>6.43284</text:p>
          </table:table-cell>
          <table:table-cell office:value-type="float" office:value="0.01874199" calcext:value-type="float">
            <text:p>0.01874199</text:p>
          </table:table-cell>
          <table:table-cell office:value-type="float" office:value="0.0182904" calcext:value-type="float">
            <text:p>0.0182904</text:p>
          </table:table-cell>
          <table:table-cell office:value-type="float" office:value="0.01980039" calcext:value-type="float">
            <text:p>0.01980039</text:p>
          </table:table-cell>
          <table:table-cell office:value-type="float" office:value="0.02628109" calcext:value-type="float">
            <text:p>0.02628109</text:p>
          </table:table-cell>
          <table:table-cell office:value-type="float" office:value="0.02147284" calcext:value-type="float">
            <text:p>0.02147284</text:p>
          </table:table-cell>
          <table:table-cell office:value-type="float" office:value="0.02037707" calcext:value-type="float">
            <text:p>0.02037707</text:p>
          </table:table-cell>
          <table:table-cell office:value-type="float" office:value="0.0217241" calcext:value-type="float">
            <text:p>0.0217241</text:p>
          </table:table-cell>
          <table:table-cell office:value-type="float" office:value="0.02005217" calcext:value-type="float">
            <text:p>0.02005217</text:p>
          </table:table-cell>
          <table:table-cell office:value-type="float" office:value="8.257207" calcext:value-type="float">
            <text:p>8.257207</text:p>
          </table:table-cell>
          <table:table-cell office:value-type="float" office:value="9.558479" calcext:value-type="float">
            <text:p>9.558479</text:p>
          </table:table-cell>
          <table:table-cell office:value-type="float" office:value="15.04776" calcext:value-type="float">
            <text:p>15.04776</text:p>
          </table:table-cell>
          <table:table-cell office:value-type="float" office:value="21.01949" calcext:value-type="float">
            <text:p>21.01949</text:p>
          </table:table-cell>
          <table:table-cell office:value-type="float" office:value="14.45654" calcext:value-type="float">
            <text:p>14.45654</text:p>
          </table:table-cell>
          <table:table-cell office:value-type="float" office:value="10.64873" calcext:value-type="float">
            <text:p>10.64873</text:p>
          </table:table-cell>
          <table:table-cell office:value-type="float" office:value="7.483523" calcext:value-type="float">
            <text:p>7.483523</text:p>
          </table:table-cell>
          <table:table-cell office:value-type="float" office:value="14.77633" calcext:value-type="float">
            <text:p>14.77633</text:p>
          </table:table-cell>
          <table:table-cell office:value-type="float" office:value="-3505.576" calcext:value-type="float">
            <text:p>-3505.576</text:p>
          </table:table-cell>
          <table:table-cell office:value-type="float" office:value="0" calcext:value-type="float">
            <text:p>0</text:p>
          </table:table-cell>
          <table:table-cell office:value-type="float" office:value="-0.00001223397" calcext:value-type="float">
            <text:p>-1.22339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0" calcext:value-type="float">
            <text:p>23012000</text:p>
          </table:table-cell>
          <table:table-cell office:value-type="float" office:value="3.748071" calcext:value-type="float">
            <text:p>3.748071</text:p>
          </table:table-cell>
          <table:table-cell office:value-type="float" office:value="466.6069" calcext:value-type="float">
            <text:p>466.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1678" calcext:value-type="float">
            <text:p>0.04251678</text:p>
          </table:table-cell>
          <table:table-cell office:value-type="float" office:value="15.41238" calcext:value-type="float">
            <text:p>15.41238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887417" calcext:value-type="float">
            <text:p>0.00188741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942832" calcext:value-type="float">
            <text:p>0.2942832</text:p>
          </table:table-cell>
          <table:table-cell office:value-type="float" office:value="-0.0001202049" calcext:value-type="float">
            <text:p>-0.0001202049</text:p>
          </table:table-cell>
          <table:table-cell office:value-type="float" office:value="0.000001242444" calcext:value-type="float">
            <text:p>1.24244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28135" calcext:value-type="float">
            <text:p>6.428135</text:p>
          </table:table-cell>
          <table:table-cell office:value-type="float" office:value="0.01879515" calcext:value-type="float">
            <text:p>0.01879515</text:p>
          </table:table-cell>
          <table:table-cell office:value-type="float" office:value="0.01829248" calcext:value-type="float">
            <text:p>0.01829248</text:p>
          </table:table-cell>
          <table:table-cell office:value-type="float" office:value="0.01962147" calcext:value-type="float">
            <text:p>0.01962147</text:p>
          </table:table-cell>
          <table:table-cell office:value-type="float" office:value="0.02599463" calcext:value-type="float">
            <text:p>0.02599463</text:p>
          </table:table-cell>
          <table:table-cell office:value-type="float" office:value="0.02128078" calcext:value-type="float">
            <text:p>0.02128078</text:p>
          </table:table-cell>
          <table:table-cell office:value-type="float" office:value="0.02023805" calcext:value-type="float">
            <text:p>0.02023805</text:p>
          </table:table-cell>
          <table:table-cell office:value-type="float" office:value="0.02174895" calcext:value-type="float">
            <text:p>0.02174895</text:p>
          </table:table-cell>
          <table:table-cell office:value-type="float" office:value="0.02003821" calcext:value-type="float">
            <text:p>0.02003821</text:p>
          </table:table-cell>
          <table:table-cell office:value-type="float" office:value="8.385605" calcext:value-type="float">
            <text:p>8.385605</text:p>
          </table:table-cell>
          <table:table-cell office:value-type="float" office:value="9.641203" calcext:value-type="float">
            <text:p>9.641203</text:p>
          </table:table-cell>
          <table:table-cell office:value-type="float" office:value="15.01179" calcext:value-type="float">
            <text:p>15.01179</text:p>
          </table:table-cell>
          <table:table-cell office:value-type="float" office:value="21.37161" calcext:value-type="float">
            <text:p>21.37161</text:p>
          </table:table-cell>
          <table:table-cell office:value-type="float" office:value="14.28381" calcext:value-type="float">
            <text:p>14.28381</text:p>
          </table:table-cell>
          <table:table-cell office:value-type="float" office:value="10.55321" calcext:value-type="float">
            <text:p>10.55321</text:p>
          </table:table-cell>
          <table:table-cell office:value-type="float" office:value="7.510899" calcext:value-type="float">
            <text:p>7.510899</text:p>
          </table:table-cell>
          <table:table-cell office:value-type="float" office:value="14.75158" calcext:value-type="float">
            <text:p>14.75158</text:p>
          </table:table-cell>
          <table:table-cell office:value-type="float" office:value="-3417.981" calcext:value-type="float">
            <text:p>-3417.981</text:p>
          </table:table-cell>
          <table:table-cell office:value-type="float" office:value="0" calcext:value-type="float">
            <text:p>0</text:p>
          </table:table-cell>
          <table:table-cell office:value-type="float" office:value="-0.00001265504" calcext:value-type="float">
            <text:p>-1.265504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3.747393" calcext:value-type="float">
            <text:p>3.747393</text:p>
          </table:table-cell>
          <table:table-cell office:value-type="float" office:value="466.6031" calcext:value-type="float">
            <text:p>466.6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7998" calcext:value-type="float">
            <text:p>0.04247998</text:p>
          </table:table-cell>
          <table:table-cell office:value-type="float" office:value="15.43485" calcext:value-type="float">
            <text:p>15.4348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91025" calcext:value-type="float">
            <text:p>0.0019102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757383" calcext:value-type="float">
            <text:p>0.2757383</text:p>
          </table:table-cell>
          <table:table-cell office:value-type="float" office:value="-0.0001404252" calcext:value-type="float">
            <text:p>-0.0001404252</text:p>
          </table:table-cell>
          <table:table-cell office:value-type="float" office:value="0.0000002062071" calcext:value-type="float">
            <text:p>2.062071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2344" calcext:value-type="float">
            <text:p>6.42344</text:p>
          </table:table-cell>
          <table:table-cell office:value-type="float" office:value="0.01874314" calcext:value-type="float">
            <text:p>0.01874314</text:p>
          </table:table-cell>
          <table:table-cell office:value-type="float" office:value="0.01824432" calcext:value-type="float">
            <text:p>0.01824432</text:p>
          </table:table-cell>
          <table:table-cell office:value-type="float" office:value="0.01948524" calcext:value-type="float">
            <text:p>0.01948524</text:p>
          </table:table-cell>
          <table:table-cell office:value-type="float" office:value="0.02565878" calcext:value-type="float">
            <text:p>0.02565878</text:p>
          </table:table-cell>
          <table:table-cell office:value-type="float" office:value="0.02109543" calcext:value-type="float">
            <text:p>0.02109543</text:p>
          </table:table-cell>
          <table:table-cell office:value-type="float" office:value="0.02009366" calcext:value-type="float">
            <text:p>0.02009366</text:p>
          </table:table-cell>
          <table:table-cell office:value-type="float" office:value="0.02175803" calcext:value-type="float">
            <text:p>0.02175803</text:p>
          </table:table-cell>
          <table:table-cell office:value-type="float" office:value="0.02002531" calcext:value-type="float">
            <text:p>0.02002531</text:p>
          </table:table-cell>
          <table:table-cell office:value-type="float" office:value="8.492541" calcext:value-type="float">
            <text:p>8.492541</text:p>
          </table:table-cell>
          <table:table-cell office:value-type="float" office:value="9.746392" calcext:value-type="float">
            <text:p>9.746392</text:p>
          </table:table-cell>
          <table:table-cell office:value-type="float" office:value="15.00058" calcext:value-type="float">
            <text:p>15.00058</text:p>
          </table:table-cell>
          <table:table-cell office:value-type="float" office:value="21.72519" calcext:value-type="float">
            <text:p>21.72519</text:p>
          </table:table-cell>
          <table:table-cell office:value-type="float" office:value="14.11888" calcext:value-type="float">
            <text:p>14.11888</text:p>
          </table:table-cell>
          <table:table-cell office:value-type="float" office:value="10.43718" calcext:value-type="float">
            <text:p>10.43718</text:p>
          </table:table-cell>
          <table:table-cell office:value-type="float" office:value="7.541216" calcext:value-type="float">
            <text:p>7.541216</text:p>
          </table:table-cell>
          <table:table-cell office:value-type="float" office:value="14.72616" calcext:value-type="float">
            <text:p>14.72616</text:p>
          </table:table-cell>
          <table:table-cell office:value-type="float" office:value="-3345.376" calcext:value-type="float">
            <text:p>-3345.376</text:p>
          </table:table-cell>
          <table:table-cell office:value-type="float" office:value="0" calcext:value-type="float">
            <text:p>0</text:p>
          </table:table-cell>
          <table:table-cell office:value-type="float" office:value="-0.00001306655" calcext:value-type="float">
            <text:p>-1.306655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0" calcext:value-type="float">
            <text:p>25012000</text:p>
          </table:table-cell>
          <table:table-cell office:value-type="float" office:value="3.746708" calcext:value-type="float">
            <text:p>3.746708</text:p>
          </table:table-cell>
          <table:table-cell office:value-type="float" office:value="466.5994" calcext:value-type="float">
            <text:p>466.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5175" calcext:value-type="float">
            <text:p>0.04245175</text:p>
          </table:table-cell>
          <table:table-cell office:value-type="float" office:value="15.45605" calcext:value-type="float">
            <text:p>15.4560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933073" calcext:value-type="float">
            <text:p>0.00193307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58485" calcext:value-type="float">
            <text:p>0.258485</text:p>
          </table:table-cell>
          <table:table-cell office:value-type="float" office:value="-0.0001668484" calcext:value-type="float">
            <text:p>-0.0001668484</text:p>
          </table:table-cell>
          <table:table-cell office:value-type="float" office:value="-0.000001337084" calcext:value-type="float">
            <text:p>-1.33708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18745" calcext:value-type="float">
            <text:p>6.418745</text:p>
          </table:table-cell>
          <table:table-cell office:value-type="float" office:value="0.01860911" calcext:value-type="float">
            <text:p>0.01860911</text:p>
          </table:table-cell>
          <table:table-cell office:value-type="float" office:value="0.01818196" calcext:value-type="float">
            <text:p>0.01818196</text:p>
          </table:table-cell>
          <table:table-cell office:value-type="float" office:value="0.01942596" calcext:value-type="float">
            <text:p>0.01942596</text:p>
          </table:table-cell>
          <table:table-cell office:value-type="float" office:value="0.02533194" calcext:value-type="float">
            <text:p>0.02533194</text:p>
          </table:table-cell>
          <table:table-cell office:value-type="float" office:value="0.02092985" calcext:value-type="float">
            <text:p>0.02092985</text:p>
          </table:table-cell>
          <table:table-cell office:value-type="float" office:value="0.01997416" calcext:value-type="float">
            <text:p>0.01997416</text:p>
          </table:table-cell>
          <table:table-cell office:value-type="float" office:value="0.02176414" calcext:value-type="float">
            <text:p>0.02176414</text:p>
          </table:table-cell>
          <table:table-cell office:value-type="float" office:value="0.02001374" calcext:value-type="float">
            <text:p>0.02001374</text:p>
          </table:table-cell>
          <table:table-cell office:value-type="float" office:value="8.585262" calcext:value-type="float">
            <text:p>8.585262</text:p>
          </table:table-cell>
          <table:table-cell office:value-type="float" office:value="9.836044" calcext:value-type="float">
            <text:p>9.836044</text:p>
          </table:table-cell>
          <table:table-cell office:value-type="float" office:value="15.0064" calcext:value-type="float">
            <text:p>15.0064</text:p>
          </table:table-cell>
          <table:table-cell office:value-type="float" office:value="22.05332" calcext:value-type="float">
            <text:p>22.05332</text:p>
          </table:table-cell>
          <table:table-cell office:value-type="float" office:value="13.96305" calcext:value-type="float">
            <text:p>13.96305</text:p>
          </table:table-cell>
          <table:table-cell office:value-type="float" office:value="10.32846" calcext:value-type="float">
            <text:p>10.32846</text:p>
          </table:table-cell>
          <table:table-cell office:value-type="float" office:value="7.581336" calcext:value-type="float">
            <text:p>7.581336</text:p>
          </table:table-cell>
          <table:table-cell office:value-type="float" office:value="14.69782" calcext:value-type="float">
            <text:p>14.69782</text:p>
          </table:table-cell>
          <table:table-cell office:value-type="float" office:value="-3268.019" calcext:value-type="float">
            <text:p>-3268.019</text:p>
          </table:table-cell>
          <table:table-cell office:value-type="float" office:value="0" calcext:value-type="float">
            <text:p>0</text:p>
          </table:table-cell>
          <table:table-cell office:value-type="float" office:value="-0.00001345651" calcext:value-type="float">
            <text:p>-1.345651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0" calcext:value-type="float">
            <text:p>26012000</text:p>
          </table:table-cell>
          <table:table-cell office:value-type="float" office:value="3.746012" calcext:value-type="float">
            <text:p>3.746012</text:p>
          </table:table-cell>
          <table:table-cell office:value-type="float" office:value="466.5954" calcext:value-type="float">
            <text:p>466.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1884" calcext:value-type="float">
            <text:p>0.04241884</text:p>
          </table:table-cell>
          <table:table-cell office:value-type="float" office:value="15.47009" calcext:value-type="float">
            <text:p>15.4700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1967238" calcext:value-type="float">
            <text:p>0.00196723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484021" calcext:value-type="float">
            <text:p>0.2484021</text:p>
          </table:table-cell>
          <table:table-cell office:value-type="float" office:value="-0.0001846441" calcext:value-type="float">
            <text:p>-0.0001846441</text:p>
          </table:table-cell>
          <table:table-cell office:value-type="float" office:value="-0.000002263392" calcext:value-type="float">
            <text:p>-2.263392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14047" calcext:value-type="float">
            <text:p>6.414047</text:p>
          </table:table-cell>
          <table:table-cell office:value-type="float" office:value="0.01847404" calcext:value-type="float">
            <text:p>0.01847404</text:p>
          </table:table-cell>
          <table:table-cell office:value-type="float" office:value="0.01813502" calcext:value-type="float">
            <text:p>0.01813502</text:p>
          </table:table-cell>
          <table:table-cell office:value-type="float" office:value="0.01941966" calcext:value-type="float">
            <text:p>0.01941966</text:p>
          </table:table-cell>
          <table:table-cell office:value-type="float" office:value="0.02493071" calcext:value-type="float">
            <text:p>0.02493071</text:p>
          </table:table-cell>
          <table:table-cell office:value-type="float" office:value="0.02086621" calcext:value-type="float">
            <text:p>0.02086621</text:p>
          </table:table-cell>
          <table:table-cell office:value-type="float" office:value="0.01987086" calcext:value-type="float">
            <text:p>0.01987086</text:p>
          </table:table-cell>
          <table:table-cell office:value-type="float" office:value="0.0217634" calcext:value-type="float">
            <text:p>0.0217634</text:p>
          </table:table-cell>
          <table:table-cell office:value-type="float" office:value="0.02000015" calcext:value-type="float">
            <text:p>0.02000015</text:p>
          </table:table-cell>
          <table:table-cell office:value-type="float" office:value="8.720945" calcext:value-type="float">
            <text:p>8.720945</text:p>
          </table:table-cell>
          <table:table-cell office:value-type="float" office:value="9.942583" calcext:value-type="float">
            <text:p>9.942583</text:p>
          </table:table-cell>
          <table:table-cell office:value-type="float" office:value="15.01963" calcext:value-type="float">
            <text:p>15.01963</text:p>
          </table:table-cell>
          <table:table-cell office:value-type="float" office:value="22.18053" calcext:value-type="float">
            <text:p>22.18053</text:p>
          </table:table-cell>
          <table:table-cell office:value-type="float" office:value="13.97672" calcext:value-type="float">
            <text:p>13.97672</text:p>
          </table:table-cell>
          <table:table-cell office:value-type="float" office:value="10.23981" calcext:value-type="float">
            <text:p>10.23981</text:p>
          </table:table-cell>
          <table:table-cell office:value-type="float" office:value="7.625013" calcext:value-type="float">
            <text:p>7.625013</text:p>
          </table:table-cell>
          <table:table-cell office:value-type="float" office:value="14.6605" calcext:value-type="float">
            <text:p>14.6605</text:p>
          </table:table-cell>
          <table:table-cell office:value-type="float" office:value="-3180.744" calcext:value-type="float">
            <text:p>-3180.744</text:p>
          </table:table-cell>
          <table:table-cell office:value-type="float" office:value="0" calcext:value-type="float">
            <text:p>0</text:p>
          </table:table-cell>
          <table:table-cell office:value-type="float" office:value="-0.00001383285" calcext:value-type="float">
            <text:p>-1.383285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0" calcext:value-type="float">
            <text:p>27012000</text:p>
          </table:table-cell>
          <table:table-cell office:value-type="float" office:value="3.745311" calcext:value-type="float">
            <text:p>3.745311</text:p>
          </table:table-cell>
          <table:table-cell office:value-type="float" office:value="466.5914" calcext:value-type="float">
            <text:p>466.5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3262" calcext:value-type="float">
            <text:p>0.04233262</text:p>
          </table:table-cell>
          <table:table-cell office:value-type="float" office:value="15.45969" calcext:value-type="float">
            <text:p>15.4596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0536" calcext:value-type="float">
            <text:p>0.002053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628062" calcext:value-type="float">
            <text:p>0.2628062</text:p>
          </table:table-cell>
          <table:table-cell office:value-type="float" office:value="-0.0001854489" calcext:value-type="float">
            <text:p>-0.0001854489</text:p>
          </table:table-cell>
          <table:table-cell office:value-type="float" office:value="-0.000002015471" calcext:value-type="float">
            <text:p>-2.01547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09358" calcext:value-type="float">
            <text:p>6.409358</text:p>
          </table:table-cell>
          <table:table-cell office:value-type="float" office:value="0.0185969" calcext:value-type="float">
            <text:p>0.0185969</text:p>
          </table:table-cell>
          <table:table-cell office:value-type="float" office:value="0.01810026" calcext:value-type="float">
            <text:p>0.01810026</text:p>
          </table:table-cell>
          <table:table-cell office:value-type="float" office:value="0.01943039" calcext:value-type="float">
            <text:p>0.01943039</text:p>
          </table:table-cell>
          <table:table-cell office:value-type="float" office:value="0.02434815" calcext:value-type="float">
            <text:p>0.02434815</text:p>
          </table:table-cell>
          <table:table-cell office:value-type="float" office:value="0.02088069" calcext:value-type="float">
            <text:p>0.02088069</text:p>
          </table:table-cell>
          <table:table-cell office:value-type="float" office:value="0.01983266" calcext:value-type="float">
            <text:p>0.01983266</text:p>
          </table:table-cell>
          <table:table-cell office:value-type="float" office:value="0.02176952" calcext:value-type="float">
            <text:p>0.02176952</text:p>
          </table:table-cell>
          <table:table-cell office:value-type="float" office:value="0.01998083" calcext:value-type="float">
            <text:p>0.01998083</text:p>
          </table:table-cell>
          <table:table-cell office:value-type="float" office:value="8.984921" calcext:value-type="float">
            <text:p>8.984921</text:p>
          </table:table-cell>
          <table:table-cell office:value-type="float" office:value="10.05267" calcext:value-type="float">
            <text:p>10.05267</text:p>
          </table:table-cell>
          <table:table-cell office:value-type="float" office:value="15.02419" calcext:value-type="float">
            <text:p>15.02419</text:p>
          </table:table-cell>
          <table:table-cell office:value-type="float" office:value="22.06161" calcext:value-type="float">
            <text:p>22.06161</text:p>
          </table:table-cell>
          <table:table-cell office:value-type="float" office:value="14.11474" calcext:value-type="float">
            <text:p>14.11474</text:p>
          </table:table-cell>
          <table:table-cell office:value-type="float" office:value="10.24598" calcext:value-type="float">
            <text:p>10.24598</text:p>
          </table:table-cell>
          <table:table-cell office:value-type="float" office:value="7.680172" calcext:value-type="float">
            <text:p>7.680172</text:p>
          </table:table-cell>
          <table:table-cell office:value-type="float" office:value="14.61257" calcext:value-type="float">
            <text:p>14.61257</text:p>
          </table:table-cell>
          <table:table-cell office:value-type="float" office:value="-3074.464" calcext:value-type="float">
            <text:p>-3074.464</text:p>
          </table:table-cell>
          <table:table-cell office:value-type="float" office:value="0" calcext:value-type="float">
            <text:p>0</text:p>
          </table:table-cell>
          <table:table-cell office:value-type="float" office:value="-0.00001421026" calcext:value-type="float">
            <text:p>-1.421026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0" calcext:value-type="float">
            <text:p>28012000</text:p>
          </table:table-cell>
          <table:table-cell office:value-type="float" office:value="3.744617" calcext:value-type="float">
            <text:p>3.744617</text:p>
          </table:table-cell>
          <table:table-cell office:value-type="float" office:value="466.5873" calcext:value-type="float">
            <text:p>466.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4478" calcext:value-type="float">
            <text:p>0.04224478</text:p>
          </table:table-cell>
          <table:table-cell office:value-type="float" office:value="15.45334" calcext:value-type="float">
            <text:p>15.45334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136988" calcext:value-type="float">
            <text:p>0.00213698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731525" calcext:value-type="float">
            <text:p>0.2731525</text:p>
          </table:table-cell>
          <table:table-cell office:value-type="float" office:value="-0.0001852481" calcext:value-type="float">
            <text:p>-0.0001852481</text:p>
          </table:table-cell>
          <table:table-cell office:value-type="float" office:value="-0.000001746493" calcext:value-type="float">
            <text:p>-1.746493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40466" calcext:value-type="float">
            <text:p>6.40466</text:p>
          </table:table-cell>
          <table:table-cell office:value-type="float" office:value="0.01875307" calcext:value-type="float">
            <text:p>0.01875307</text:p>
          </table:table-cell>
          <table:table-cell office:value-type="float" office:value="0.01806492" calcext:value-type="float">
            <text:p>0.01806492</text:p>
          </table:table-cell>
          <table:table-cell office:value-type="float" office:value="0.01940224" calcext:value-type="float">
            <text:p>0.01940224</text:p>
          </table:table-cell>
          <table:table-cell office:value-type="float" office:value="0.02370192" calcext:value-type="float">
            <text:p>0.02370192</text:p>
          </table:table-cell>
          <table:table-cell office:value-type="float" office:value="0.02089278" calcext:value-type="float">
            <text:p>0.02089278</text:p>
          </table:table-cell>
          <table:table-cell office:value-type="float" office:value="0.01981249" calcext:value-type="float">
            <text:p>0.01981249</text:p>
          </table:table-cell>
          <table:table-cell office:value-type="float" office:value="0.02178492" calcext:value-type="float">
            <text:p>0.02178492</text:p>
          </table:table-cell>
          <table:table-cell office:value-type="float" office:value="0.01996536" calcext:value-type="float">
            <text:p>0.01996536</text:p>
          </table:table-cell>
          <table:table-cell office:value-type="float" office:value="9.302485" calcext:value-type="float">
            <text:p>9.302485</text:p>
          </table:table-cell>
          <table:table-cell office:value-type="float" office:value="10.1768" calcext:value-type="float">
            <text:p>10.1768</text:p>
          </table:table-cell>
          <table:table-cell office:value-type="float" office:value="15.02033" calcext:value-type="float">
            <text:p>15.02033</text:p>
          </table:table-cell>
          <table:table-cell office:value-type="float" office:value="21.9333" calcext:value-type="float">
            <text:p>21.9333</text:p>
          </table:table-cell>
          <table:table-cell office:value-type="float" office:value="14.22079" calcext:value-type="float">
            <text:p>14.22079</text:p>
          </table:table-cell>
          <table:table-cell office:value-type="float" office:value="10.26957" calcext:value-type="float">
            <text:p>10.26957</text:p>
          </table:table-cell>
          <table:table-cell office:value-type="float" office:value="7.748883" calcext:value-type="float">
            <text:p>7.748883</text:p>
          </table:table-cell>
          <table:table-cell office:value-type="float" office:value="14.5749" calcext:value-type="float">
            <text:p>14.5749</text:p>
          </table:table-cell>
          <table:table-cell office:value-type="float" office:value="-2967.204" calcext:value-type="float">
            <text:p>-2967.204</text:p>
          </table:table-cell>
          <table:table-cell office:value-type="float" office:value="0" calcext:value-type="float">
            <text:p>0</text:p>
          </table:table-cell>
          <table:table-cell office:value-type="float" office:value="-0.00001459373" calcext:value-type="float">
            <text:p>-1.459373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0" calcext:value-type="float">
            <text:p>29012000</text:p>
          </table:table-cell>
          <table:table-cell office:value-type="float" office:value="3.743929" calcext:value-type="float">
            <text:p>3.743929</text:p>
          </table:table-cell>
          <table:table-cell office:value-type="float" office:value="466.5833" calcext:value-type="float">
            <text:p>466.5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5408" calcext:value-type="float">
            <text:p>0.04215408</text:p>
          </table:table-cell>
          <table:table-cell office:value-type="float" office:value="15.44815" calcext:value-type="float">
            <text:p>15.4481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219047" calcext:value-type="float">
            <text:p>0.00221904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823227" calcext:value-type="float">
            <text:p>0.2823227</text:p>
          </table:table-cell>
          <table:table-cell office:value-type="float" office:value="-0.0001851601" calcext:value-type="float">
            <text:p>-0.0001851601</text:p>
          </table:table-cell>
          <table:table-cell office:value-type="float" office:value="-0.00000148064" calcext:value-type="float">
            <text:p>-1.4806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99969" calcext:value-type="float">
            <text:p>6.399969</text:p>
          </table:table-cell>
          <table:table-cell office:value-type="float" office:value="0.01876527" calcext:value-type="float">
            <text:p>0.01876527</text:p>
          </table:table-cell>
          <table:table-cell office:value-type="float" office:value="0.01802679" calcext:value-type="float">
            <text:p>0.01802679</text:p>
          </table:table-cell>
          <table:table-cell office:value-type="float" office:value="0.01934593" calcext:value-type="float">
            <text:p>0.01934593</text:p>
          </table:table-cell>
          <table:table-cell office:value-type="float" office:value="0.02301022" calcext:value-type="float">
            <text:p>0.02301022</text:p>
          </table:table-cell>
          <table:table-cell office:value-type="float" office:value="0.02090805" calcext:value-type="float">
            <text:p>0.02090805</text:p>
          </table:table-cell>
          <table:table-cell office:value-type="float" office:value="0.01980634" calcext:value-type="float">
            <text:p>0.01980634</text:p>
          </table:table-cell>
          <table:table-cell office:value-type="float" office:value="0.02180567" calcext:value-type="float">
            <text:p>0.02180567</text:p>
          </table:table-cell>
          <table:table-cell office:value-type="float" office:value="0.01995024" calcext:value-type="float">
            <text:p>0.01995024</text:p>
          </table:table-cell>
          <table:table-cell office:value-type="float" office:value="9.590078" calcext:value-type="float">
            <text:p>9.590078</text:p>
          </table:table-cell>
          <table:table-cell office:value-type="float" office:value="10.31343" calcext:value-type="float">
            <text:p>10.31343</text:p>
          </table:table-cell>
          <table:table-cell office:value-type="float" office:value="15.02374" calcext:value-type="float">
            <text:p>15.02374</text:p>
          </table:table-cell>
          <table:table-cell office:value-type="float" office:value="21.79719" calcext:value-type="float">
            <text:p>21.79719</text:p>
          </table:table-cell>
          <table:table-cell office:value-type="float" office:value="14.31338" calcext:value-type="float">
            <text:p>14.31338</text:p>
          </table:table-cell>
          <table:table-cell office:value-type="float" office:value="10.29851" calcext:value-type="float">
            <text:p>10.29851</text:p>
          </table:table-cell>
          <table:table-cell office:value-type="float" office:value="7.82253" calcext:value-type="float">
            <text:p>7.82253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-2853.3" calcext:value-type="float">
            <text:p>-2853.3</text:p>
          </table:table-cell>
          <table:table-cell office:value-type="float" office:value="0" calcext:value-type="float">
            <text:p>0</text:p>
          </table:table-cell>
          <table:table-cell office:value-type="float" office:value="-0.00001497968" calcext:value-type="float">
            <text:p>-1.497968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0" calcext:value-type="float">
            <text:p>30012000</text:p>
          </table:table-cell>
          <table:table-cell office:value-type="float" office:value="3.743244" calcext:value-type="float">
            <text:p>3.743244</text:p>
          </table:table-cell>
          <table:table-cell office:value-type="float" office:value="466.5793" calcext:value-type="float">
            <text:p>466.5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6399" calcext:value-type="float">
            <text:p>0.04206399</text:p>
          </table:table-cell>
          <table:table-cell office:value-type="float" office:value="15.44387" calcext:value-type="float">
            <text:p>15.4438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299986" calcext:value-type="float">
            <text:p>0.00229998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905493" calcext:value-type="float">
            <text:p>0.2905493</text:p>
          </table:table-cell>
          <table:table-cell office:value-type="float" office:value="-0.0001851903" calcext:value-type="float">
            <text:p>-0.0001851903</text:p>
          </table:table-cell>
          <table:table-cell office:value-type="float" office:value="-0.000001208019" calcext:value-type="float">
            <text:p>-1.208019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95265" calcext:value-type="float">
            <text:p>6.395265</text:p>
          </table:table-cell>
          <table:table-cell office:value-type="float" office:value="0.01864129" calcext:value-type="float">
            <text:p>0.01864129</text:p>
          </table:table-cell>
          <table:table-cell office:value-type="float" office:value="0.01797859" calcext:value-type="float">
            <text:p>0.01797859</text:p>
          </table:table-cell>
          <table:table-cell office:value-type="float" office:value="0.01929217" calcext:value-type="float">
            <text:p>0.01929217</text:p>
          </table:table-cell>
          <table:table-cell office:value-type="float" office:value="0.02231368" calcext:value-type="float">
            <text:p>0.02231368</text:p>
          </table:table-cell>
          <table:table-cell office:value-type="float" office:value="0.02092812" calcext:value-type="float">
            <text:p>0.02092812</text:p>
          </table:table-cell>
          <table:table-cell office:value-type="float" office:value="0.0198094" calcext:value-type="float">
            <text:p>0.0198094</text:p>
          </table:table-cell>
          <table:table-cell office:value-type="float" office:value="0.02182754" calcext:value-type="float">
            <text:p>0.02182754</text:p>
          </table:table-cell>
          <table:table-cell office:value-type="float" office:value="0.01993574" calcext:value-type="float">
            <text:p>0.01993574</text:p>
          </table:table-cell>
          <table:table-cell office:value-type="float" office:value="9.812414" calcext:value-type="float">
            <text:p>9.812414</text:p>
          </table:table-cell>
          <table:table-cell office:value-type="float" office:value="10.44417" calcext:value-type="float">
            <text:p>10.44417</text:p>
          </table:table-cell>
          <table:table-cell office:value-type="float" office:value="15.03877" calcext:value-type="float">
            <text:p>15.03877</text:p>
          </table:table-cell>
          <table:table-cell office:value-type="float" office:value="21.6613" calcext:value-type="float">
            <text:p>21.6613</text:p>
          </table:table-cell>
          <table:table-cell office:value-type="float" office:value="14.40326" calcext:value-type="float">
            <text:p>14.40326</text:p>
          </table:table-cell>
          <table:table-cell office:value-type="float" office:value="10.32841" calcext:value-type="float">
            <text:p>10.32841</text:p>
          </table:table-cell>
          <table:table-cell office:value-type="float" office:value="7.895144" calcext:value-type="float">
            <text:p>7.895144</text:p>
          </table:table-cell>
          <table:table-cell office:value-type="float" office:value="14.50381" calcext:value-type="float">
            <text:p>14.50381</text:p>
          </table:table-cell>
          <table:table-cell office:value-type="float" office:value="-2735.437" calcext:value-type="float">
            <text:p>-2735.437</text:p>
          </table:table-cell>
          <table:table-cell office:value-type="float" office:value="0" calcext:value-type="float">
            <text:p>0</text:p>
          </table:table-cell>
          <table:table-cell office:value-type="float" office:value="-0.00001536653" calcext:value-type="float">
            <text:p>-1.53665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0" calcext:value-type="float">
            <text:p>31012000</text:p>
          </table:table-cell>
          <table:table-cell office:value-type="float" office:value="3.742559" calcext:value-type="float">
            <text:p>3.742559</text:p>
          </table:table-cell>
          <table:table-cell office:value-type="float" office:value="466.5754" calcext:value-type="float">
            <text:p>466.5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7629" calcext:value-type="float">
            <text:p>0.04197629</text:p>
          </table:table-cell>
          <table:table-cell office:value-type="float" office:value="15.44059" calcext:value-type="float">
            <text:p>15.4405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379905" calcext:value-type="float">
            <text:p>0.00237990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97778" calcext:value-type="float">
            <text:p>0.297778</text:p>
          </table:table-cell>
          <table:table-cell office:value-type="float" office:value="-0.0001853196" calcext:value-type="float">
            <text:p>-0.0001853196</text:p>
          </table:table-cell>
          <table:table-cell office:value-type="float" office:value="-0.0000009241409" calcext:value-type="float">
            <text:p>-9.241409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90566" calcext:value-type="float">
            <text:p>6.390566</text:p>
          </table:table-cell>
          <table:table-cell office:value-type="float" office:value="0.01842831" calcext:value-type="float">
            <text:p>0.01842831</text:p>
          </table:table-cell>
          <table:table-cell office:value-type="float" office:value="0.01792497" calcext:value-type="float">
            <text:p>0.01792497</text:p>
          </table:table-cell>
          <table:table-cell office:value-type="float" office:value="0.01925402" calcext:value-type="float">
            <text:p>0.01925402</text:p>
          </table:table-cell>
          <table:table-cell office:value-type="float" office:value="0.02166391" calcext:value-type="float">
            <text:p>0.02166391</text:p>
          </table:table-cell>
          <table:table-cell office:value-type="float" office:value="0.02094784" calcext:value-type="float">
            <text:p>0.02094784</text:p>
          </table:table-cell>
          <table:table-cell office:value-type="float" office:value="0.01981753" calcext:value-type="float">
            <text:p>0.01981753</text:p>
          </table:table-cell>
          <table:table-cell office:value-type="float" office:value="0.02185088" calcext:value-type="float">
            <text:p>0.02185088</text:p>
          </table:table-cell>
          <table:table-cell office:value-type="float" office:value="0.01992177" calcext:value-type="float">
            <text:p>0.01992177</text:p>
          </table:table-cell>
          <table:table-cell office:value-type="float" office:value="9.954851" calcext:value-type="float">
            <text:p>9.954851</text:p>
          </table:table-cell>
          <table:table-cell office:value-type="float" office:value="10.5695" calcext:value-type="float">
            <text:p>10.5695</text:p>
          </table:table-cell>
          <table:table-cell office:value-type="float" office:value="15.06489" calcext:value-type="float">
            <text:p>15.06489</text:p>
          </table:table-cell>
          <table:table-cell office:value-type="float" office:value="21.53129" calcext:value-type="float">
            <text:p>21.53129</text:p>
          </table:table-cell>
          <table:table-cell office:value-type="float" office:value="14.48827" calcext:value-type="float">
            <text:p>14.48827</text:p>
          </table:table-cell>
          <table:table-cell office:value-type="float" office:value="10.35848" calcext:value-type="float">
            <text:p>10.35848</text:p>
          </table:table-cell>
          <table:table-cell office:value-type="float" office:value="7.966439" calcext:value-type="float">
            <text:p>7.966439</text:p>
          </table:table-cell>
          <table:table-cell office:value-type="float" office:value="14.47143" calcext:value-type="float">
            <text:p>14.47143</text:p>
          </table:table-cell>
          <table:table-cell office:value-type="float" office:value="-2632.164" calcext:value-type="float">
            <text:p>-2632.164</text:p>
          </table:table-cell>
          <table:table-cell office:value-type="float" office:value="0" calcext:value-type="float">
            <text:p>0</text:p>
          </table:table-cell>
          <table:table-cell office:value-type="float" office:value="-0.00001575399" calcext:value-type="float">
            <text:p>-1.57539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3.741866" calcext:value-type="float">
            <text:p>3.741866</text:p>
          </table:table-cell>
          <table:table-cell office:value-type="float" office:value="466.5714" calcext:value-type="float">
            <text:p>466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9702" calcext:value-type="float">
            <text:p>0.04189702</text:p>
          </table:table-cell>
          <table:table-cell office:value-type="float" office:value="15.43785" calcext:value-type="float">
            <text:p>15.4378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45911" calcext:value-type="float">
            <text:p>0.0024591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044574" calcext:value-type="float">
            <text:p>0.3044574</text:p>
          </table:table-cell>
          <table:table-cell office:value-type="float" office:value="-0.0001855299" calcext:value-type="float">
            <text:p>-0.0001855299</text:p>
          </table:table-cell>
          <table:table-cell office:value-type="float" office:value="-0.0000006084214" calcext:value-type="float">
            <text:p>-6.084214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85882" calcext:value-type="float">
            <text:p>6.385882</text:p>
          </table:table-cell>
          <table:table-cell office:value-type="float" office:value="0.0182183" calcext:value-type="float">
            <text:p>0.0182183</text:p>
          </table:table-cell>
          <table:table-cell office:value-type="float" office:value="0.01789609" calcext:value-type="float">
            <text:p>0.01789609</text:p>
          </table:table-cell>
          <table:table-cell office:value-type="float" office:value="0.01925183" calcext:value-type="float">
            <text:p>0.01925183</text:p>
          </table:table-cell>
          <table:table-cell office:value-type="float" office:value="0.0211121" calcext:value-type="float">
            <text:p>0.0211121</text:p>
          </table:table-cell>
          <table:table-cell office:value-type="float" office:value="0.02096237" calcext:value-type="float">
            <text:p>0.02096237</text:p>
          </table:table-cell>
          <table:table-cell office:value-type="float" office:value="0.01982551" calcext:value-type="float">
            <text:p>0.01982551</text:p>
          </table:table-cell>
          <table:table-cell office:value-type="float" office:value="0.02187369" calcext:value-type="float">
            <text:p>0.02187369</text:p>
          </table:table-cell>
          <table:table-cell office:value-type="float" office:value="0.01990855" calcext:value-type="float">
            <text:p>0.01990855</text:p>
          </table:table-cell>
          <table:table-cell office:value-type="float" office:value="10.05465" calcext:value-type="float">
            <text:p>10.05465</text:p>
          </table:table-cell>
          <table:table-cell office:value-type="float" office:value="10.68239" calcext:value-type="float">
            <text:p>10.68239</text:p>
          </table:table-cell>
          <table:table-cell office:value-type="float" office:value="15.10149" calcext:value-type="float">
            <text:p>15.10149</text:p>
          </table:table-cell>
          <table:table-cell office:value-type="float" office:value="21.40855" calcext:value-type="float">
            <text:p>21.40855</text:p>
          </table:table-cell>
          <table:table-cell office:value-type="float" office:value="14.56653" calcext:value-type="float">
            <text:p>14.56653</text:p>
          </table:table-cell>
          <table:table-cell office:value-type="float" office:value="10.38679" calcext:value-type="float">
            <text:p>10.38679</text:p>
          </table:table-cell>
          <table:table-cell office:value-type="float" office:value="8.034557" calcext:value-type="float">
            <text:p>8.034557</text:p>
          </table:table-cell>
          <table:table-cell office:value-type="float" office:value="14.44052" calcext:value-type="float">
            <text:p>14.44052</text:p>
          </table:table-cell>
          <table:table-cell office:value-type="float" office:value="-2538.215" calcext:value-type="float">
            <text:p>-2538.215</text:p>
          </table:table-cell>
          <table:table-cell office:value-type="float" office:value="0" calcext:value-type="float">
            <text:p>0</text:p>
          </table:table-cell>
          <table:table-cell office:value-type="float" office:value="-0.00001614283" calcext:value-type="float">
            <text:p>-1.61428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3.741175" calcext:value-type="float">
            <text:p>3.741175</text:p>
          </table:table-cell>
          <table:table-cell office:value-type="float" office:value="466.5675" calcext:value-type="float">
            <text:p>466.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7673" calcext:value-type="float">
            <text:p>0.04187673</text:p>
          </table:table-cell>
          <table:table-cell office:value-type="float" office:value="15.45332" calcext:value-type="float">
            <text:p>15.4533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496464" calcext:value-type="float">
            <text:p>0.00249646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928482" calcext:value-type="float">
            <text:p>0.2928482</text:p>
          </table:table-cell>
          <table:table-cell office:value-type="float" office:value="-0.0001910145" calcext:value-type="float">
            <text:p>-0.0001910145</text:p>
          </table:table-cell>
          <table:table-cell office:value-type="float" office:value="-0.0000006404832" calcext:value-type="float">
            <text:p>-6.404832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81197" calcext:value-type="float">
            <text:p>6.381197</text:p>
          </table:table-cell>
          <table:table-cell office:value-type="float" office:value="0.01812456" calcext:value-type="float">
            <text:p>0.01812456</text:p>
          </table:table-cell>
          <table:table-cell office:value-type="float" office:value="0.0178508" calcext:value-type="float">
            <text:p>0.0178508</text:p>
          </table:table-cell>
          <table:table-cell office:value-type="float" office:value="0.01924786" calcext:value-type="float">
            <text:p>0.01924786</text:p>
          </table:table-cell>
          <table:table-cell office:value-type="float" office:value="0.02066688" calcext:value-type="float">
            <text:p>0.02066688</text:p>
          </table:table-cell>
          <table:table-cell office:value-type="float" office:value="0.02097971" calcext:value-type="float">
            <text:p>0.02097971</text:p>
          </table:table-cell>
          <table:table-cell office:value-type="float" office:value="0.019837" calcext:value-type="float">
            <text:p>0.019837</text:p>
          </table:table-cell>
          <table:table-cell office:value-type="float" office:value="0.02189428" calcext:value-type="float">
            <text:p>0.02189428</text:p>
          </table:table-cell>
          <table:table-cell office:value-type="float" office:value="0.01989722" calcext:value-type="float">
            <text:p>0.01989722</text:p>
          </table:table-cell>
          <table:table-cell office:value-type="float" office:value="10.19244" calcext:value-type="float">
            <text:p>10.19244</text:p>
          </table:table-cell>
          <table:table-cell office:value-type="float" office:value="10.75624" calcext:value-type="float">
            <text:p>10.75624</text:p>
          </table:table-cell>
          <table:table-cell office:value-type="float" office:value="15.11559" calcext:value-type="float">
            <text:p>15.11559</text:p>
          </table:table-cell>
          <table:table-cell office:value-type="float" office:value="21.30242" calcext:value-type="float">
            <text:p>21.30242</text:p>
          </table:table-cell>
          <table:table-cell office:value-type="float" office:value="14.64899" calcext:value-type="float">
            <text:p>14.64899</text:p>
          </table:table-cell>
          <table:table-cell office:value-type="float" office:value="10.41786" calcext:value-type="float">
            <text:p>10.41786</text:p>
          </table:table-cell>
          <table:table-cell office:value-type="float" office:value="8.099641" calcext:value-type="float">
            <text:p>8.099641</text:p>
          </table:table-cell>
          <table:table-cell office:value-type="float" office:value="14.41231" calcext:value-type="float">
            <text:p>14.41231</text:p>
          </table:table-cell>
          <table:table-cell office:value-type="float" office:value="-2421.474" calcext:value-type="float">
            <text:p>-2421.474</text:p>
          </table:table-cell>
          <table:table-cell office:value-type="float" office:value="0" calcext:value-type="float">
            <text:p>0</text:p>
          </table:table-cell>
          <table:table-cell office:value-type="float" office:value="-0.0000165268" calcext:value-type="float">
            <text:p>-1.65268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0" calcext:value-type="float">
            <text:p>3022000</text:p>
          </table:table-cell>
          <table:table-cell office:value-type="float" office:value="3.740499" calcext:value-type="float">
            <text:p>3.740499</text:p>
          </table:table-cell>
          <table:table-cell office:value-type="float" office:value="466.5636" calcext:value-type="float">
            <text:p>466.5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6418" calcext:value-type="float">
            <text:p>0.04186418</text:p>
          </table:table-cell>
          <table:table-cell office:value-type="float" office:value="15.46696" calcext:value-type="float">
            <text:p>15.4669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532511" calcext:value-type="float">
            <text:p>0.00253251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830362" calcext:value-type="float">
            <text:p>0.2830362</text:p>
          </table:table-cell>
          <table:table-cell office:value-type="float" office:value="-0.000208999" calcext:value-type="float">
            <text:p>-0.000208999</text:p>
          </table:table-cell>
          <table:table-cell office:value-type="float" office:value="-0.000001558079" calcext:value-type="float">
            <text:p>-1.558079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7652" calcext:value-type="float">
            <text:p>6.37652</text:p>
          </table:table-cell>
          <table:table-cell office:value-type="float" office:value="0.01828803" calcext:value-type="float">
            <text:p>0.01828803</text:p>
          </table:table-cell>
          <table:table-cell office:value-type="float" office:value="0.01780673" calcext:value-type="float">
            <text:p>0.01780673</text:p>
          </table:table-cell>
          <table:table-cell office:value-type="float" office:value="0.01917769" calcext:value-type="float">
            <text:p>0.01917769</text:p>
          </table:table-cell>
          <table:table-cell office:value-type="float" office:value="0.02027653" calcext:value-type="float">
            <text:p>0.02027653</text:p>
          </table:table-cell>
          <table:table-cell office:value-type="float" office:value="0.02101513" calcext:value-type="float">
            <text:p>0.02101513</text:p>
          </table:table-cell>
          <table:table-cell office:value-type="float" office:value="0.01986751" calcext:value-type="float">
            <text:p>0.01986751</text:p>
          </table:table-cell>
          <table:table-cell office:value-type="float" office:value="0.02191263" calcext:value-type="float">
            <text:p>0.02191263</text:p>
          </table:table-cell>
          <table:table-cell office:value-type="float" office:value="0.01988559" calcext:value-type="float">
            <text:p>0.01988559</text:p>
          </table:table-cell>
          <table:table-cell office:value-type="float" office:value="10.47181" calcext:value-type="float">
            <text:p>10.47181</text:p>
          </table:table-cell>
          <table:table-cell office:value-type="float" office:value="10.84585" calcext:value-type="float">
            <text:p>10.84585</text:p>
          </table:table-cell>
          <table:table-cell office:value-type="float" office:value="15.10812" calcext:value-type="float">
            <text:p>15.10812</text:p>
          </table:table-cell>
          <table:table-cell office:value-type="float" office:value="21.18363" calcext:value-type="float">
            <text:p>21.18363</text:p>
          </table:table-cell>
          <table:table-cell office:value-type="float" office:value="14.72941" calcext:value-type="float">
            <text:p>14.72941</text:p>
          </table:table-cell>
          <table:table-cell office:value-type="float" office:value="10.44996" calcext:value-type="float">
            <text:p>10.44996</text:p>
          </table:table-cell>
          <table:table-cell office:value-type="float" office:value="8.162778" calcext:value-type="float">
            <text:p>8.162778</text:p>
          </table:table-cell>
          <table:table-cell office:value-type="float" office:value="14.37965" calcext:value-type="float">
            <text:p>14.37965</text:p>
          </table:table-cell>
          <table:table-cell office:value-type="float" office:value="-2304.543" calcext:value-type="float">
            <text:p>-2304.543</text:p>
          </table:table-cell>
          <table:table-cell office:value-type="float" office:value="0" calcext:value-type="float">
            <text:p>0</text:p>
          </table:table-cell>
          <table:table-cell office:value-type="float" office:value="-0.0000168869" calcext:value-type="float">
            <text:p>-1.68869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0" calcext:value-type="float">
            <text:p>4022000</text:p>
          </table:table-cell>
          <table:table-cell office:value-type="float" office:value="3.739832" calcext:value-type="float">
            <text:p>3.739832</text:p>
          </table:table-cell>
          <table:table-cell office:value-type="float" office:value="466.5597" calcext:value-type="float">
            <text:p>466.5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963" calcext:value-type="float">
            <text:p>0.0417963</text:p>
          </table:table-cell>
          <table:table-cell office:value-type="float" office:value="15.45963" calcext:value-type="float">
            <text:p>15.4596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616125" calcext:value-type="float">
            <text:p>0.00261612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2942114" calcext:value-type="float">
            <text:p>0.2942114</text:p>
          </table:table-cell>
          <table:table-cell office:value-type="float" office:value="-0.0002099128" calcext:value-type="float">
            <text:p>-0.0002099128</text:p>
          </table:table-cell>
          <table:table-cell office:value-type="float" office:value="-0.000001327468" calcext:value-type="float">
            <text:p>-1.32746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71846" calcext:value-type="float">
            <text:p>6.371846</text:p>
          </table:table-cell>
          <table:table-cell office:value-type="float" office:value="0.01837985" calcext:value-type="float">
            <text:p>0.01837985</text:p>
          </table:table-cell>
          <table:table-cell office:value-type="float" office:value="0.0177991" calcext:value-type="float">
            <text:p>0.0177991</text:p>
          </table:table-cell>
          <table:table-cell office:value-type="float" office:value="0.01906297" calcext:value-type="float">
            <text:p>0.0190629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104492" calcext:value-type="float">
            <text:p>0.02104492</text:p>
          </table:table-cell>
          <table:table-cell office:value-type="float" office:value="0.01988814" calcext:value-type="float">
            <text:p>0.01988814</text:p>
          </table:table-cell>
          <table:table-cell office:value-type="float" office:value="0.02193213" calcext:value-type="float">
            <text:p>0.02193213</text:p>
          </table:table-cell>
          <table:table-cell office:value-type="float" office:value="0.01987398" calcext:value-type="float">
            <text:p>0.01987398</text:p>
          </table:table-cell>
          <table:table-cell office:value-type="float" office:value="10.74746" calcext:value-type="float">
            <text:p>10.74746</text:p>
          </table:table-cell>
          <table:table-cell office:value-type="float" office:value="10.96237" calcext:value-type="float">
            <text:p>10.96237</text:p>
          </table:table-cell>
          <table:table-cell office:value-type="float" office:value="15.10158" calcext:value-type="float">
            <text:p>15.10158</text:p>
          </table:table-cell>
          <table:table-cell office:value-type="float" office:value="21.05534" calcext:value-type="float">
            <text:p>21.05534</text:p>
          </table:table-cell>
          <table:table-cell office:value-type="float" office:value="14.82486" calcext:value-type="float">
            <text:p>14.82486</text:p>
          </table:table-cell>
          <table:table-cell office:value-type="float" office:value="10.47287" calcext:value-type="float">
            <text:p>10.47287</text:p>
          </table:table-cell>
          <table:table-cell office:value-type="float" office:value="8.222878" calcext:value-type="float">
            <text:p>8.222878</text:p>
          </table:table-cell>
          <table:table-cell office:value-type="float" office:value="14.34597" calcext:value-type="float">
            <text:p>14.34597</text:p>
          </table:table-cell>
          <table:table-cell office:value-type="float" office:value="-2182.43" calcext:value-type="float">
            <text:p>-2182.43</text:p>
          </table:table-cell>
          <table:table-cell office:value-type="float" office:value="0" calcext:value-type="float">
            <text:p>0</text:p>
          </table:table-cell>
          <table:table-cell office:value-type="float" office:value="-0.00001723748" calcext:value-type="float">
            <text:p>-1.72374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3.739172" calcext:value-type="float">
            <text:p>3.739172</text:p>
          </table:table-cell>
          <table:table-cell office:value-type="float" office:value="466.556" calcext:value-type="float">
            <text:p>466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259" calcext:value-type="float">
            <text:p>0.0417259</text:p>
          </table:table-cell>
          <table:table-cell office:value-type="float" office:value="15.45378" calcext:value-type="float">
            <text:p>15.45378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698251" calcext:value-type="float">
            <text:p>0.00269825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038856" calcext:value-type="float">
            <text:p>0.3038856</text:p>
          </table:table-cell>
          <table:table-cell office:value-type="float" office:value="-0.0002098668" calcext:value-type="float">
            <text:p>-0.0002098668</text:p>
          </table:table-cell>
          <table:table-cell office:value-type="float" office:value="-0.000001065734" calcext:value-type="float">
            <text:p>-1.06573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67163" calcext:value-type="float">
            <text:p>6.367163</text:p>
          </table:table-cell>
          <table:table-cell office:value-type="float" office:value="0.01838581" calcext:value-type="float">
            <text:p>0.01838581</text:p>
          </table:table-cell>
          <table:table-cell office:value-type="float" office:value="0.01778798" calcext:value-type="float">
            <text:p>0.01778798</text:p>
          </table:table-cell>
          <table:table-cell office:value-type="float" office:value="0.018947" calcext:value-type="float">
            <text:p>0.018947</text:p>
          </table:table-cell>
          <table:table-cell office:value-type="float" office:value="0.01953935" calcext:value-type="float">
            <text:p>0.01953935</text:p>
          </table:table-cell>
          <table:table-cell office:value-type="float" office:value="0.02105605" calcext:value-type="float">
            <text:p>0.02105605</text:p>
          </table:table-cell>
          <table:table-cell office:value-type="float" office:value="0.01988147" calcext:value-type="float">
            <text:p>0.01988147</text:p>
          </table:table-cell>
          <table:table-cell office:value-type="float" office:value="0.02194685" calcext:value-type="float">
            <text:p>0.02194685</text:p>
          </table:table-cell>
          <table:table-cell office:value-type="float" office:value="0.01986301" calcext:value-type="float">
            <text:p>0.01986301</text:p>
          </table:table-cell>
          <table:table-cell office:value-type="float" office:value="10.95608" calcext:value-type="float">
            <text:p>10.95608</text:p>
          </table:table-cell>
          <table:table-cell office:value-type="float" office:value="11.07747" calcext:value-type="float">
            <text:p>11.07747</text:p>
          </table:table-cell>
          <table:table-cell office:value-type="float" office:value="15.10526" calcext:value-type="float">
            <text:p>15.10526</text:p>
          </table:table-cell>
          <table:table-cell office:value-type="float" office:value="20.92953" calcext:value-type="float">
            <text:p>20.92953</text:p>
          </table:table-cell>
          <table:table-cell office:value-type="float" office:value="14.94452" calcext:value-type="float">
            <text:p>14.94452</text:p>
          </table:table-cell>
          <table:table-cell office:value-type="float" office:value="10.47587" calcext:value-type="float">
            <text:p>10.47587</text:p>
          </table:table-cell>
          <table:table-cell office:value-type="float" office:value="8.277465" calcext:value-type="float">
            <text:p>8.277465</text:p>
          </table:table-cell>
          <table:table-cell office:value-type="float" office:value="14.31539" calcext:value-type="float">
            <text:p>14.31539</text:p>
          </table:table-cell>
          <table:table-cell office:value-type="float" office:value="-2062.588" calcext:value-type="float">
            <text:p>-2062.588</text:p>
          </table:table-cell>
          <table:table-cell office:value-type="float" office:value="0" calcext:value-type="float">
            <text:p>0</text:p>
          </table:table-cell>
          <table:table-cell office:value-type="float" office:value="-0.00001758928" calcext:value-type="float">
            <text:p>-1.758928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3.738519" calcext:value-type="float">
            <text:p>3.738519</text:p>
          </table:table-cell>
          <table:table-cell office:value-type="float" office:value="466.5521" calcext:value-type="float">
            <text:p>466.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5303" calcext:value-type="float">
            <text:p>0.04165303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77922" calcext:value-type="float">
            <text:p>0.00277922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124687" calcext:value-type="float">
            <text:p>0.3124687</text:p>
          </table:table-cell>
          <table:table-cell office:value-type="float" office:value="-0.0002099242" calcext:value-type="float">
            <text:p>-0.0002099242</text:p>
          </table:table-cell>
          <table:table-cell office:value-type="float" office:value="-0.0000007946952" calcext:value-type="float">
            <text:p>-7.946952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62486" calcext:value-type="float">
            <text:p>6.362486</text:p>
          </table:table-cell>
          <table:table-cell office:value-type="float" office:value="0.01830692" calcext:value-type="float">
            <text:p>0.01830692</text:p>
          </table:table-cell>
          <table:table-cell office:value-type="float" office:value="0.0177545" calcext:value-type="float">
            <text:p>0.0177545</text:p>
          </table:table-cell>
          <table:table-cell office:value-type="float" office:value="0.01885099" calcext:value-type="float">
            <text:p>0.01885099</text:p>
          </table:table-cell>
          <table:table-cell office:value-type="float" office:value="0.01922347" calcext:value-type="float">
            <text:p>0.01922347</text:p>
          </table:table-cell>
          <table:table-cell office:value-type="float" office:value="0.02104832" calcext:value-type="float">
            <text:p>0.02104832</text:p>
          </table:table-cell>
          <table:table-cell office:value-type="float" office:value="0.0198524" calcext:value-type="float">
            <text:p>0.0198524</text:p>
          </table:table-cell>
          <table:table-cell office:value-type="float" office:value="0.02195509" calcext:value-type="float">
            <text:p>0.02195509</text:p>
          </table:table-cell>
          <table:table-cell office:value-type="float" office:value="0.01985203" calcext:value-type="float">
            <text:p>0.01985203</text:p>
          </table:table-cell>
          <table:table-cell office:value-type="float" office:value="11.05375" calcext:value-type="float">
            <text:p>11.05375</text:p>
          </table:table-cell>
          <table:table-cell office:value-type="float" office:value="11.18233" calcext:value-type="float">
            <text:p>11.18233</text:p>
          </table:table-cell>
          <table:table-cell office:value-type="float" office:value="15.12058" calcext:value-type="float">
            <text:p>15.12058</text:p>
          </table:table-cell>
          <table:table-cell office:value-type="float" office:value="20.81706" calcext:value-type="float">
            <text:p>20.81706</text:p>
          </table:table-cell>
          <table:table-cell office:value-type="float" office:value="15.08818" calcext:value-type="float">
            <text:p>15.08818</text:p>
          </table:table-cell>
          <table:table-cell office:value-type="float" office:value="10.46307" calcext:value-type="float">
            <text:p>10.46307</text:p>
          </table:table-cell>
          <table:table-cell office:value-type="float" office:value="8.325596" calcext:value-type="float">
            <text:p>8.325596</text:p>
          </table:table-cell>
          <table:table-cell office:value-type="float" office:value="14.28595" calcext:value-type="float">
            <text:p>14.28595</text:p>
          </table:table-cell>
          <table:table-cell office:value-type="float" office:value="-1964.413" calcext:value-type="float">
            <text:p>-1964.413</text:p>
          </table:table-cell>
          <table:table-cell office:value-type="float" office:value="0" calcext:value-type="float">
            <text:p>0</text:p>
          </table:table-cell>
          <table:table-cell office:value-type="float" office:value="-0.00001794139" calcext:value-type="float">
            <text:p>-1.794139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0" calcext:value-type="float">
            <text:p>7022000</text:p>
          </table:table-cell>
          <table:table-cell office:value-type="float" office:value="3.737861" calcext:value-type="float">
            <text:p>3.737861</text:p>
          </table:table-cell>
          <table:table-cell office:value-type="float" office:value="466.5483" calcext:value-type="float">
            <text:p>466.5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0853" calcext:value-type="float">
            <text:p>0.04160853</text:p>
          </table:table-cell>
          <table:table-cell office:value-type="float" office:value="15.45606" calcext:value-type="float">
            <text:p>15.4560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834634" calcext:value-type="float">
            <text:p>0.00283463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091645" calcext:value-type="float">
            <text:p>0.3091645</text:p>
          </table:table-cell>
          <table:table-cell office:value-type="float" office:value="-0.0002110166" calcext:value-type="float">
            <text:p>-0.0002110166</text:p>
          </table:table-cell>
          <table:table-cell office:value-type="float" office:value="-0.0000005701755" calcext:value-type="float">
            <text:p>-5.701755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57829" calcext:value-type="float">
            <text:p>6.357829</text:p>
          </table:table-cell>
          <table:table-cell office:value-type="float" office:value="0.0182048" calcext:value-type="float">
            <text:p>0.0182048</text:p>
          </table:table-cell>
          <table:table-cell office:value-type="float" office:value="0.01770493" calcext:value-type="float">
            <text:p>0.01770493</text:p>
          </table:table-cell>
          <table:table-cell office:value-type="float" office:value="0.01877744" calcext:value-type="float">
            <text:p>0.01877744</text:p>
          </table:table-cell>
          <table:table-cell office:value-type="float" office:value="0.01896946" calcext:value-type="float">
            <text:p>0.01896946</text:p>
          </table:table-cell>
          <table:table-cell office:value-type="float" office:value="0.0210142" calcext:value-type="float">
            <text:p>0.0210142</text:p>
          </table:table-cell>
          <table:table-cell office:value-type="float" office:value="0.01980856" calcext:value-type="float">
            <text:p>0.01980856</text:p>
          </table:table-cell>
          <table:table-cell office:value-type="float" office:value="0.02195674" calcext:value-type="float">
            <text:p>0.02195674</text:p>
          </table:table-cell>
          <table:table-cell office:value-type="float" office:value="0.01984179" calcext:value-type="float">
            <text:p>0.01984179</text:p>
          </table:table-cell>
          <table:table-cell office:value-type="float" office:value="11.11831" calcext:value-type="float">
            <text:p>11.11831</text:p>
          </table:table-cell>
          <table:table-cell office:value-type="float" office:value="11.28337" calcext:value-type="float">
            <text:p>11.28337</text:p>
          </table:table-cell>
          <table:table-cell office:value-type="float" office:value="15.1452" calcext:value-type="float">
            <text:p>15.1452</text:p>
          </table:table-cell>
          <table:table-cell office:value-type="float" office:value="20.71081" calcext:value-type="float">
            <text:p>20.71081</text:p>
          </table:table-cell>
          <table:table-cell office:value-type="float" office:value="15.23865" calcext:value-type="float">
            <text:p>15.23865</text:p>
          </table:table-cell>
          <table:table-cell office:value-type="float" office:value="10.44459" calcext:value-type="float">
            <text:p>10.44459</text:p>
          </table:table-cell>
          <table:table-cell office:value-type="float" office:value="8.36915" calcext:value-type="float">
            <text:p>8.36915</text:p>
          </table:table-cell>
          <table:table-cell office:value-type="float" office:value="14.25861" calcext:value-type="float">
            <text:p>14.25861</text:p>
          </table:table-cell>
          <table:table-cell office:value-type="float" office:value="-1878.584" calcext:value-type="float">
            <text:p>-1878.584</text:p>
          </table:table-cell>
          <table:table-cell office:value-type="float" office:value="0" calcext:value-type="float">
            <text:p>0</text:p>
          </table:table-cell>
          <table:table-cell office:value-type="float" office:value="-0.00001829271" calcext:value-type="float">
            <text:p>-1.829271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0" calcext:value-type="float">
            <text:p>8022000</text:p>
          </table:table-cell>
          <table:table-cell office:value-type="float" office:value="3.737206" calcext:value-type="float">
            <text:p>3.737206</text:p>
          </table:table-cell>
          <table:table-cell office:value-type="float" office:value="466.5446" calcext:value-type="float">
            <text:p>466.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6795" calcext:value-type="float">
            <text:p>0.04156795</text:p>
          </table:table-cell>
          <table:table-cell office:value-type="float" office:value="15.46002" calcext:value-type="float">
            <text:p>15.4600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893201" calcext:value-type="float">
            <text:p>0.00289320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089467" calcext:value-type="float">
            <text:p>0.3089467</text:p>
          </table:table-cell>
          <table:table-cell office:value-type="float" office:value="-0.0002203846" calcext:value-type="float">
            <text:p>-0.0002203846</text:p>
          </table:table-cell>
          <table:table-cell office:value-type="float" office:value="-0.000000861674" calcext:value-type="float">
            <text:p>-8.61674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53166" calcext:value-type="float">
            <text:p>6.353166</text:p>
          </table:table-cell>
          <table:table-cell office:value-type="float" office:value="0.01815524" calcext:value-type="float">
            <text:p>0.01815524</text:p>
          </table:table-cell>
          <table:table-cell office:value-type="float" office:value="0.01766961" calcext:value-type="float">
            <text:p>0.01766961</text:p>
          </table:table-cell>
          <table:table-cell office:value-type="float" office:value="0.01871208" calcext:value-type="float">
            <text:p>0.01871208</text:p>
          </table:table-cell>
          <table:table-cell office:value-type="float" office:value="0.01877372" calcext:value-type="float">
            <text:p>0.01877372</text:p>
          </table:table-cell>
          <table:table-cell office:value-type="float" office:value="0.0209784" calcext:value-type="float">
            <text:p>0.0209784</text:p>
          </table:table-cell>
          <table:table-cell office:value-type="float" office:value="0.01975788" calcext:value-type="float">
            <text:p>0.01975788</text:p>
          </table:table-cell>
          <table:table-cell office:value-type="float" office:value="0.02195215" calcext:value-type="float">
            <text:p>0.02195215</text:p>
          </table:table-cell>
          <table:table-cell office:value-type="float" office:value="0.01983032" calcext:value-type="float">
            <text:p>0.01983032</text:p>
          </table:table-cell>
          <table:table-cell office:value-type="float" office:value="11.20779" calcext:value-type="float">
            <text:p>11.20779</text:p>
          </table:table-cell>
          <table:table-cell office:value-type="float" office:value="11.35128" calcext:value-type="float">
            <text:p>11.35128</text:p>
          </table:table-cell>
          <table:table-cell office:value-type="float" office:value="15.15351" calcext:value-type="float">
            <text:p>15.15351</text:p>
          </table:table-cell>
          <table:table-cell office:value-type="float" office:value="20.62058" calcext:value-type="float">
            <text:p>20.62058</text:p>
          </table:table-cell>
          <table:table-cell office:value-type="float" office:value="15.40747" calcext:value-type="float">
            <text:p>15.40747</text:p>
          </table:table-cell>
          <table:table-cell office:value-type="float" office:value="10.418" calcext:value-type="float">
            <text:p>10.418</text:p>
          </table:table-cell>
          <table:table-cell office:value-type="float" office:value="8.410656" calcext:value-type="float">
            <text:p>8.410656</text:p>
          </table:table-cell>
          <table:table-cell office:value-type="float" office:value="14.226" calcext:value-type="float">
            <text:p>14.226</text:p>
          </table:table-cell>
          <table:table-cell office:value-type="float" office:value="-1772.392" calcext:value-type="float">
            <text:p>-1772.392</text:p>
          </table:table-cell>
          <table:table-cell office:value-type="float" office:value="0" calcext:value-type="float">
            <text:p>0</text:p>
          </table:table-cell>
          <table:table-cell office:value-type="float" office:value="-0.00001863137" calcext:value-type="float">
            <text:p>-1.863137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0" calcext:value-type="float">
            <text:p>9022000</text:p>
          </table:table-cell>
          <table:table-cell office:value-type="float" office:value="3.73655" calcext:value-type="float">
            <text:p>3.73655</text:p>
          </table:table-cell>
          <table:table-cell office:value-type="float" office:value="466.5408" calcext:value-type="float">
            <text:p>466.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9804" calcext:value-type="float">
            <text:p>0.04149804</text:p>
          </table:table-cell>
          <table:table-cell office:value-type="float" office:value="15.45462" calcext:value-type="float">
            <text:p>15.4546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2974827" calcext:value-type="float">
            <text:p>0.00297482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18097" calcext:value-type="float">
            <text:p>0.318097</text:p>
          </table:table-cell>
          <table:table-cell office:value-type="float" office:value="-0.0002205574" calcext:value-type="float">
            <text:p>-0.0002205574</text:p>
          </table:table-cell>
          <table:table-cell office:value-type="float" office:value="-0.000000586054" calcext:value-type="float">
            <text:p>-5.86054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48518" calcext:value-type="float">
            <text:p>6.348518</text:p>
          </table:table-cell>
          <table:table-cell office:value-type="float" office:value="0.01809803" calcext:value-type="float">
            <text:p>0.01809803</text:p>
          </table:table-cell>
          <table:table-cell office:value-type="float" office:value="0.01762081" calcext:value-type="float">
            <text:p>0.01762081</text:p>
          </table:table-cell>
          <table:table-cell office:value-type="float" office:value="0.01864388" calcext:value-type="float">
            <text:p>0.01864388</text:p>
          </table:table-cell>
          <table:table-cell office:value-type="float" office:value="0.01861312" calcext:value-type="float">
            <text:p>0.01861312</text:p>
          </table:table-cell>
          <table:table-cell office:value-type="float" office:value="0.02091668" calcext:value-type="float">
            <text:p>0.02091668</text:p>
          </table:table-cell>
          <table:table-cell office:value-type="float" office:value="0.01968924" calcext:value-type="float">
            <text:p>0.01968924</text:p>
          </table:table-cell>
          <table:table-cell office:value-type="float" office:value="0.02194537" calcext:value-type="float">
            <text:p>0.02194537</text:p>
          </table:table-cell>
          <table:table-cell office:value-type="float" office:value="0.01981973" calcext:value-type="float">
            <text:p>0.01981973</text:p>
          </table:table-cell>
          <table:table-cell office:value-type="float" office:value="11.3359" calcext:value-type="float">
            <text:p>11.3359</text:p>
          </table:table-cell>
          <table:table-cell office:value-type="float" office:value="11.46373" calcext:value-type="float">
            <text:p>11.46373</text:p>
          </table:table-cell>
          <table:table-cell office:value-type="float" office:value="15.17265" calcext:value-type="float">
            <text:p>15.17265</text:p>
          </table:table-cell>
          <table:table-cell office:value-type="float" office:value="20.51464" calcext:value-type="float">
            <text:p>20.51464</text:p>
          </table:table-cell>
          <table:table-cell office:value-type="float" office:value="15.57007" calcext:value-type="float">
            <text:p>15.57007</text:p>
          </table:table-cell>
          <table:table-cell office:value-type="float" office:value="10.38432" calcext:value-type="float">
            <text:p>10.38432</text:p>
          </table:table-cell>
          <table:table-cell office:value-type="float" office:value="8.448402" calcext:value-type="float">
            <text:p>8.448402</text:p>
          </table:table-cell>
          <table:table-cell office:value-type="float" office:value="14.19597" calcext:value-type="float">
            <text:p>14.19597</text:p>
          </table:table-cell>
          <table:table-cell office:value-type="float" office:value="-1684.543" calcext:value-type="float">
            <text:p>-1684.543</text:p>
          </table:table-cell>
          <table:table-cell office:value-type="float" office:value="0" calcext:value-type="float">
            <text:p>0</text:p>
          </table:table-cell>
          <table:table-cell office:value-type="float" office:value="-0.00001896941" calcext:value-type="float">
            <text:p>-1.896941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0" calcext:value-type="float">
            <text:p>10022000</text:p>
          </table:table-cell>
          <table:table-cell office:value-type="float" office:value="3.735874" calcext:value-type="float">
            <text:p>3.735874</text:p>
          </table:table-cell>
          <table:table-cell office:value-type="float" office:value="466.537" calcext:value-type="float">
            <text:p>466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3938" calcext:value-type="float">
            <text:p>0.04143938</text:p>
          </table:table-cell>
          <table:table-cell office:value-type="float" office:value="15.45232" calcext:value-type="float">
            <text:p>15.4523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051243" calcext:value-type="float">
            <text:p>0.00305124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24163" calcext:value-type="float">
            <text:p>0.324163</text:p>
          </table:table-cell>
          <table:table-cell office:value-type="float" office:value="-0.0002206678" calcext:value-type="float">
            <text:p>-0.0002206678</text:p>
          </table:table-cell>
          <table:table-cell office:value-type="float" office:value="-0.0000002494704" calcext:value-type="float">
            <text:p>-2.494704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43881" calcext:value-type="float">
            <text:p>6.343881</text:p>
          </table:table-cell>
          <table:table-cell office:value-type="float" office:value="0.01795748" calcext:value-type="float">
            <text:p>0.01795748</text:p>
          </table:table-cell>
          <table:table-cell office:value-type="float" office:value="0.0175893" calcext:value-type="float">
            <text:p>0.0175893</text:p>
          </table:table-cell>
          <table:table-cell office:value-type="float" office:value="0.01862978" calcext:value-type="float">
            <text:p>0.01862978</text:p>
          </table:table-cell>
          <table:table-cell office:value-type="float" office:value="0.01851209" calcext:value-type="float">
            <text:p>0.01851209</text:p>
          </table:table-cell>
          <table:table-cell office:value-type="float" office:value="0.02082904" calcext:value-type="float">
            <text:p>0.02082904</text:p>
          </table:table-cell>
          <table:table-cell office:value-type="float" office:value="0.01961128" calcext:value-type="float">
            <text:p>0.01961128</text:p>
          </table:table-cell>
          <table:table-cell office:value-type="float" office:value="0.02193281" calcext:value-type="float">
            <text:p>0.02193281</text:p>
          </table:table-cell>
          <table:table-cell office:value-type="float" office:value="0.01980842" calcext:value-type="float">
            <text:p>0.01980842</text:p>
          </table:table-cell>
          <table:table-cell office:value-type="float" office:value="11.43263" calcext:value-type="float">
            <text:p>11.43263</text:p>
          </table:table-cell>
          <table:table-cell office:value-type="float" office:value="11.57585" calcext:value-type="float">
            <text:p>11.57585</text:p>
          </table:table-cell>
          <table:table-cell office:value-type="float" office:value="15.22603" calcext:value-type="float">
            <text:p>15.22603</text:p>
          </table:table-cell>
          <table:table-cell office:value-type="float" office:value="20.40539" calcext:value-type="float">
            <text:p>20.40539</text:p>
          </table:table-cell>
          <table:table-cell office:value-type="float" office:value="15.71392" calcext:value-type="float">
            <text:p>15.71392</text:p>
          </table:table-cell>
          <table:table-cell office:value-type="float" office:value="10.35367" calcext:value-type="float">
            <text:p>10.35367</text:p>
          </table:table-cell>
          <table:table-cell office:value-type="float" office:value="8.484763" calcext:value-type="float">
            <text:p>8.484763</text:p>
          </table:table-cell>
          <table:table-cell office:value-type="float" office:value="14.16632" calcext:value-type="float">
            <text:p>14.16632</text:p>
          </table:table-cell>
          <table:table-cell office:value-type="float" office:value="-1580.023" calcext:value-type="float">
            <text:p>-1580.023</text:p>
          </table:table-cell>
          <table:table-cell office:value-type="float" office:value="0" calcext:value-type="float">
            <text:p>0</text:p>
          </table:table-cell>
          <table:table-cell office:value-type="float" office:value="-0.0000193136" calcext:value-type="float">
            <text:p>-1.93136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0" calcext:value-type="float">
            <text:p>11022000</text:p>
          </table:table-cell>
          <table:table-cell office:value-type="float" office:value="3.735207" calcext:value-type="float">
            <text:p>3.735207</text:p>
          </table:table-cell>
          <table:table-cell office:value-type="float" office:value="466.5332" calcext:value-type="float">
            <text:p>466.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2145" calcext:value-type="float">
            <text:p>0.04142145</text:p>
          </table:table-cell>
          <table:table-cell office:value-type="float" office:value="15.46367" calcext:value-type="float">
            <text:p>15.4636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094745" calcext:value-type="float">
            <text:p>0.00309474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165279" calcext:value-type="float">
            <text:p>0.3165279</text:p>
          </table:table-cell>
          <table:table-cell office:value-type="float" office:value="-0.0002284332" calcext:value-type="float">
            <text:p>-0.0002284332</text:p>
          </table:table-cell>
          <table:table-cell office:value-type="float" office:value="-0.0000004198783" calcext:value-type="float">
            <text:p>-4.198783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39253" calcext:value-type="float">
            <text:p>6.339253</text:p>
          </table:table-cell>
          <table:table-cell office:value-type="float" office:value="0.01786917" calcext:value-type="float">
            <text:p>0.01786917</text:p>
          </table:table-cell>
          <table:table-cell office:value-type="float" office:value="0.01753146" calcext:value-type="float">
            <text:p>0.01753146</text:p>
          </table:table-cell>
          <table:table-cell office:value-type="float" office:value="0.01861157" calcext:value-type="float">
            <text:p>0.01861157</text:p>
          </table:table-cell>
          <table:table-cell office:value-type="float" office:value="0.01845558" calcext:value-type="float">
            <text:p>0.01845558</text:p>
          </table:table-cell>
          <table:table-cell office:value-type="float" office:value="0.02074386" calcext:value-type="float">
            <text:p>0.02074386</text:p>
          </table:table-cell>
          <table:table-cell office:value-type="float" office:value="0.01954371" calcext:value-type="float">
            <text:p>0.01954371</text:p>
          </table:table-cell>
          <table:table-cell office:value-type="float" office:value="0.02191608" calcext:value-type="float">
            <text:p>0.02191608</text:p>
          </table:table-cell>
          <table:table-cell office:value-type="float" office:value="0.01979682" calcext:value-type="float">
            <text:p>0.01979682</text:p>
          </table:table-cell>
          <table:table-cell office:value-type="float" office:value="11.53178" calcext:value-type="float">
            <text:p>11.53178</text:p>
          </table:table-cell>
          <table:table-cell office:value-type="float" office:value="11.64547" calcext:value-type="float">
            <text:p>11.64547</text:p>
          </table:table-cell>
          <table:table-cell office:value-type="float" office:value="15.25194" calcext:value-type="float">
            <text:p>15.25194</text:p>
          </table:table-cell>
          <table:table-cell office:value-type="float" office:value="20.32057" calcext:value-type="float">
            <text:p>20.32057</text:p>
          </table:table-cell>
          <table:table-cell office:value-type="float" office:value="15.85993" calcext:value-type="float">
            <text:p>15.85993</text:p>
          </table:table-cell>
          <table:table-cell office:value-type="float" office:value="10.33984" calcext:value-type="float">
            <text:p>10.33984</text:p>
          </table:table-cell>
          <table:table-cell office:value-type="float" office:value="8.523708" calcext:value-type="float">
            <text:p>8.523708</text:p>
          </table:table-cell>
          <table:table-cell office:value-type="float" office:value="14.13431" calcext:value-type="float">
            <text:p>14.13431</text:p>
          </table:table-cell>
          <table:table-cell office:value-type="float" office:value="-1469.665" calcext:value-type="float">
            <text:p>-1469.665</text:p>
          </table:table-cell>
          <table:table-cell office:value-type="float" office:value="0" calcext:value-type="float">
            <text:p>0</text:p>
          </table:table-cell>
          <table:table-cell office:value-type="float" office:value="-0.00001965192" calcext:value-type="float">
            <text:p>-1.965192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0" calcext:value-type="float">
            <text:p>12022000</text:p>
          </table:table-cell>
          <table:table-cell office:value-type="float" office:value="3.734544" calcext:value-type="float">
            <text:p>3.734544</text:p>
          </table:table-cell>
          <table:table-cell office:value-type="float" office:value="466.5294" calcext:value-type="float">
            <text:p>466.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6256" calcext:value-type="float">
            <text:p>0.04136256</text:p>
          </table:table-cell>
          <table:table-cell office:value-type="float" office:value="15.45883" calcext:value-type="float">
            <text:p>15.4588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176074" calcext:value-type="float">
            <text:p>0.00317607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251193" calcext:value-type="float">
            <text:p>0.3251193</text:p>
          </table:table-cell>
          <table:table-cell office:value-type="float" office:value="-0.000229001" calcext:value-type="float">
            <text:p>-0.000229001</text:p>
          </table:table-cell>
          <table:table-cell office:value-type="float" office:value="-0.0000001412551" calcext:value-type="float">
            <text:p>-1.412551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34639" calcext:value-type="float">
            <text:p>6.334639</text:p>
          </table:table-cell>
          <table:table-cell office:value-type="float" office:value="0.01784551" calcext:value-type="float">
            <text:p>0.01784551</text:p>
          </table:table-cell>
          <table:table-cell office:value-type="float" office:value="0.01748893" calcext:value-type="float">
            <text:p>0.01748893</text:p>
          </table:table-cell>
          <table:table-cell office:value-type="float" office:value="0.01857282" calcext:value-type="float">
            <text:p>0.01857282</text:p>
          </table:table-cell>
          <table:table-cell office:value-type="float" office:value="0.01840988" calcext:value-type="float">
            <text:p>0.01840988</text:p>
          </table:table-cell>
          <table:table-cell office:value-type="float" office:value="0.02066932" calcext:value-type="float">
            <text:p>0.02066932</text:p>
          </table:table-cell>
          <table:table-cell office:value-type="float" office:value="0.01948065" calcext:value-type="float">
            <text:p>0.01948065</text:p>
          </table:table-cell>
          <table:table-cell office:value-type="float" office:value="0.02190048" calcext:value-type="float">
            <text:p>0.02190048</text:p>
          </table:table-cell>
          <table:table-cell office:value-type="float" office:value="0.01978505" calcext:value-type="float">
            <text:p>0.01978505</text:p>
          </table:table-cell>
          <table:table-cell office:value-type="float" office:value="11.61285" calcext:value-type="float">
            <text:p>11.61285</text:p>
          </table:table-cell>
          <table:table-cell office:value-type="float" office:value="11.70517" calcext:value-type="float">
            <text:p>11.70517</text:p>
          </table:table-cell>
          <table:table-cell office:value-type="float" office:value="15.25584" calcext:value-type="float">
            <text:p>15.25584</text:p>
          </table:table-cell>
          <table:table-cell office:value-type="float" office:value="20.24921" calcext:value-type="float">
            <text:p>20.24921</text:p>
          </table:table-cell>
          <table:table-cell office:value-type="float" office:value="16.01805" calcext:value-type="float">
            <text:p>16.01805</text:p>
          </table:table-cell>
          <table:table-cell office:value-type="float" office:value="10.33088" calcext:value-type="float">
            <text:p>10.33088</text:p>
          </table:table-cell>
          <table:table-cell office:value-type="float" office:value="8.565047" calcext:value-type="float">
            <text:p>8.565047</text:p>
          </table:table-cell>
          <table:table-cell office:value-type="float" office:value="14.10181" calcext:value-type="float">
            <text:p>14.10181</text:p>
          </table:table-cell>
          <table:table-cell office:value-type="float" office:value="-1363.065" calcext:value-type="float">
            <text:p>-1363.065</text:p>
          </table:table-cell>
          <table:table-cell office:value-type="float" office:value="0" calcext:value-type="float">
            <text:p>0</text:p>
          </table:table-cell>
          <table:table-cell office:value-type="float" office:value="-0.00001998532" calcext:value-type="float">
            <text:p>-1.998532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0" calcext:value-type="float">
            <text:p>13022000</text:p>
          </table:table-cell>
          <table:table-cell office:value-type="float" office:value="3.733888" calcext:value-type="float">
            <text:p>3.733888</text:p>
          </table:table-cell>
          <table:table-cell office:value-type="float" office:value="466.5257" calcext:value-type="float">
            <text:p>466.5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2743" calcext:value-type="float">
            <text:p>0.04132743</text:p>
          </table:table-cell>
          <table:table-cell office:value-type="float" office:value="15.4651" calcext:value-type="float">
            <text:p>15.4651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233233" calcext:value-type="float">
            <text:p>0.00323323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225596" calcext:value-type="float">
            <text:p>0.3225596</text:p>
          </table:table-cell>
          <table:table-cell office:value-type="float" office:value="-0.000229806" calcext:value-type="float">
            <text:p>-0.000229806</text:p>
          </table:table-cell>
          <table:table-cell office:value-type="float" office:value="0.0000001017908" calcext:value-type="float">
            <text:p>1.017908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30022" calcext:value-type="float">
            <text:p>6.330022</text:p>
          </table:table-cell>
          <table:table-cell office:value-type="float" office:value="0.01784329" calcext:value-type="float">
            <text:p>0.01784329</text:p>
          </table:table-cell>
          <table:table-cell office:value-type="float" office:value="0.01745469" calcext:value-type="float">
            <text:p>0.01745469</text:p>
          </table:table-cell>
          <table:table-cell office:value-type="float" office:value="0.01851809" calcext:value-type="float">
            <text:p>0.01851809</text:p>
          </table:table-cell>
          <table:table-cell office:value-type="float" office:value="0.01835562" calcext:value-type="float">
            <text:p>0.01835562</text:p>
          </table:table-cell>
          <table:table-cell office:value-type="float" office:value="0.020593" calcext:value-type="float">
            <text:p>0.020593</text:p>
          </table:table-cell>
          <table:table-cell office:value-type="float" office:value="0.01941312" calcext:value-type="float">
            <text:p>0.01941312</text:p>
          </table:table-cell>
          <table:table-cell office:value-type="float" office:value="0.02188263" calcext:value-type="float">
            <text:p>0.02188263</text:p>
          </table:table-cell>
          <table:table-cell office:value-type="float" office:value="0.01977293" calcext:value-type="float">
            <text:p>0.01977293</text:p>
          </table:table-cell>
          <table:table-cell office:value-type="float" office:value="11.70109" calcext:value-type="float">
            <text:p>11.70109</text:p>
          </table:table-cell>
          <table:table-cell office:value-type="float" office:value="11.77851" calcext:value-type="float">
            <text:p>11.77851</text:p>
          </table:table-cell>
          <table:table-cell office:value-type="float" office:value="15.26179" calcext:value-type="float">
            <text:p>15.26179</text:p>
          </table:table-cell>
          <table:table-cell office:value-type="float" office:value="20.1723" calcext:value-type="float">
            <text:p>20.1723</text:p>
          </table:table-cell>
          <table:table-cell office:value-type="float" office:value="16.17841" calcext:value-type="float">
            <text:p>16.17841</text:p>
          </table:table-cell>
          <table:table-cell office:value-type="float" office:value="10.32067" calcext:value-type="float">
            <text:p>10.32067</text:p>
          </table:table-cell>
          <table:table-cell office:value-type="float" office:value="8.607898" calcext:value-type="float">
            <text:p>8.607898</text:p>
          </table:table-cell>
          <table:table-cell office:value-type="float" office:value="14.06974" calcext:value-type="float">
            <text:p>14.06974</text:p>
          </table:table-cell>
          <table:table-cell office:value-type="float" office:value="-1264.51" calcext:value-type="float">
            <text:p>-1264.51</text:p>
          </table:table-cell>
          <table:table-cell office:value-type="float" office:value="0" calcext:value-type="float">
            <text:p>0</text:p>
          </table:table-cell>
          <table:table-cell office:value-type="float" office:value="-0.00002031982" calcext:value-type="float">
            <text:p>-2.031982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0" calcext:value-type="float">
            <text:p>14022000</text:p>
          </table:table-cell>
          <table:table-cell office:value-type="float" office:value="3.733236" calcext:value-type="float">
            <text:p>3.733236</text:p>
          </table:table-cell>
          <table:table-cell office:value-type="float" office:value="466.5219" calcext:value-type="float">
            <text:p>466.5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7257" calcext:value-type="float">
            <text:p>0.04127257</text:p>
          </table:table-cell>
          <table:table-cell office:value-type="float" office:value="15.4639" calcext:value-type="float">
            <text:p>15.463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30623" calcext:value-type="float">
            <text:p>0.0033062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274723" calcext:value-type="float">
            <text:p>0.3274723</text:p>
          </table:table-cell>
          <table:table-cell office:value-type="float" office:value="-0.0002343742" calcext:value-type="float">
            <text:p>-0.0002343742</text:p>
          </table:table-cell>
          <table:table-cell office:value-type="float" office:value="0.0000001356857" calcext:value-type="float">
            <text:p>1.356857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25417" calcext:value-type="float">
            <text:p>6.325417</text:p>
          </table:table-cell>
          <table:table-cell office:value-type="float" office:value="0.01784899" calcext:value-type="float">
            <text:p>0.01784899</text:p>
          </table:table-cell>
          <table:table-cell office:value-type="float" office:value="0.01742124" calcext:value-type="float">
            <text:p>0.01742124</text:p>
          </table:table-cell>
          <table:table-cell office:value-type="float" office:value="0.01845731" calcext:value-type="float">
            <text:p>0.01845731</text:p>
          </table:table-cell>
          <table:table-cell office:value-type="float" office:value="0.01828852" calcext:value-type="float">
            <text:p>0.01828852</text:p>
          </table:table-cell>
          <table:table-cell office:value-type="float" office:value="0.02052049" calcext:value-type="float">
            <text:p>0.02052049</text:p>
          </table:table-cell>
          <table:table-cell office:value-type="float" office:value="0.01934589" calcext:value-type="float">
            <text:p>0.01934589</text:p>
          </table:table-cell>
          <table:table-cell office:value-type="float" office:value="0.02186146" calcext:value-type="float">
            <text:p>0.02186146</text:p>
          </table:table-cell>
          <table:table-cell office:value-type="float" office:value="0.01976019" calcext:value-type="float">
            <text:p>0.01976019</text:p>
          </table:table-cell>
          <table:table-cell office:value-type="float" office:value="11.77319" calcext:value-type="float">
            <text:p>11.77319</text:p>
          </table:table-cell>
          <table:table-cell office:value-type="float" office:value="11.85624" calcext:value-type="float">
            <text:p>11.85624</text:p>
          </table:table-cell>
          <table:table-cell office:value-type="float" office:value="15.27223" calcext:value-type="float">
            <text:p>15.27223</text:p>
          </table:table-cell>
          <table:table-cell office:value-type="float" office:value="20.09506" calcext:value-type="float">
            <text:p>20.09506</text:p>
          </table:table-cell>
          <table:table-cell office:value-type="float" office:value="16.3447" calcext:value-type="float">
            <text:p>16.3447</text:p>
          </table:table-cell>
          <table:table-cell office:value-type="float" office:value="10.30738" calcext:value-type="float">
            <text:p>10.30738</text:p>
          </table:table-cell>
          <table:table-cell office:value-type="float" office:value="8.651001" calcext:value-type="float">
            <text:p>8.651001</text:p>
          </table:table-cell>
          <table:table-cell office:value-type="float" office:value="14.03526" calcext:value-type="float">
            <text:p>14.03526</text:p>
          </table:table-cell>
          <table:table-cell office:value-type="float" office:value="-1175.513" calcext:value-type="float">
            <text:p>-1175.513</text:p>
          </table:table-cell>
          <table:table-cell office:value-type="float" office:value="0" calcext:value-type="float">
            <text:p>0</text:p>
          </table:table-cell>
          <table:table-cell office:value-type="float" office:value="-0.00002064729" calcext:value-type="float">
            <text:p>-2.064729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0" calcext:value-type="float">
            <text:p>15022000</text:p>
          </table:table-cell>
          <table:table-cell office:value-type="float" office:value="3.732577" calcext:value-type="float">
            <text:p>3.732577</text:p>
          </table:table-cell>
          <table:table-cell office:value-type="float" office:value="466.5181" calcext:value-type="float">
            <text:p>466.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1598" calcext:value-type="float">
            <text:p>0.04121598</text:p>
          </table:table-cell>
          <table:table-cell office:value-type="float" office:value="15.46317" calcext:value-type="float">
            <text:p>15.4631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379847" calcext:value-type="float">
            <text:p>0.00337984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19199" calcext:value-type="float">
            <text:p>0.3319199</text:p>
          </table:table-cell>
          <table:table-cell office:value-type="float" office:value="-0.0002345655" calcext:value-type="float">
            <text:p>-0.0002345655</text:p>
          </table:table-cell>
          <table:table-cell office:value-type="float" office:value="0.0000004250531" calcext:value-type="float">
            <text:p>4.250531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20831" calcext:value-type="float">
            <text:p>6.320831</text:p>
          </table:table-cell>
          <table:table-cell office:value-type="float" office:value="0.01780777" calcext:value-type="float">
            <text:p>0.01780777</text:p>
          </table:table-cell>
          <table:table-cell office:value-type="float" office:value="0.0173807" calcext:value-type="float">
            <text:p>0.0173807</text:p>
          </table:table-cell>
          <table:table-cell office:value-type="float" office:value="0.01841219" calcext:value-type="float">
            <text:p>0.01841219</text:p>
          </table:table-cell>
          <table:table-cell office:value-type="float" office:value="0.01822693" calcext:value-type="float">
            <text:p>0.01822693</text:p>
          </table:table-cell>
          <table:table-cell office:value-type="float" office:value="0.02043958" calcext:value-type="float">
            <text:p>0.02043958</text:p>
          </table:table-cell>
          <table:table-cell office:value-type="float" office:value="0.01927188" calcext:value-type="float">
            <text:p>0.01927188</text:p>
          </table:table-cell>
          <table:table-cell office:value-type="float" office:value="0.02183813" calcext:value-type="float">
            <text:p>0.02183813</text:p>
          </table:table-cell>
          <table:table-cell office:value-type="float" office:value="0.01974697" calcext:value-type="float">
            <text:p>0.01974697</text:p>
          </table:table-cell>
          <table:table-cell office:value-type="float" office:value="11.84322" calcext:value-type="float">
            <text:p>11.84322</text:p>
          </table:table-cell>
          <table:table-cell office:value-type="float" office:value="11.94252" calcext:value-type="float">
            <text:p>11.94252</text:p>
          </table:table-cell>
          <table:table-cell office:value-type="float" office:value="15.29756" calcext:value-type="float">
            <text:p>15.29756</text:p>
          </table:table-cell>
          <table:table-cell office:value-type="float" office:value="20.01464" calcext:value-type="float">
            <text:p>20.01464</text:p>
          </table:table-cell>
          <table:table-cell office:value-type="float" office:value="16.50718" calcext:value-type="float">
            <text:p>16.50718</text:p>
          </table:table-cell>
          <table:table-cell office:value-type="float" office:value="10.29078" calcext:value-type="float">
            <text:p>10.29078</text:p>
          </table:table-cell>
          <table:table-cell office:value-type="float" office:value="8.693583" calcext:value-type="float">
            <text:p>8.693583</text:p>
          </table:table-cell>
          <table:table-cell office:value-type="float" office:value="14.00099" calcext:value-type="float">
            <text:p>14.00099</text:p>
          </table:table-cell>
          <table:table-cell office:value-type="float" office:value="-1088.345" calcext:value-type="float">
            <text:p>-1088.345</text:p>
          </table:table-cell>
          <table:table-cell office:value-type="float" office:value="0" calcext:value-type="float">
            <text:p>0</text:p>
          </table:table-cell>
          <table:table-cell office:value-type="float" office:value="-0.00002097729" calcext:value-type="float">
            <text:p>-2.09772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0" calcext:value-type="float">
            <text:p>16022000</text:p>
          </table:table-cell>
          <table:table-cell office:value-type="float" office:value="3.731914" calcext:value-type="float">
            <text:p>3.731914</text:p>
          </table:table-cell>
          <table:table-cell office:value-type="float" office:value="466.5143" calcext:value-type="float">
            <text:p>466.5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7326" calcext:value-type="float">
            <text:p>0.04117326</text:p>
          </table:table-cell>
          <table:table-cell office:value-type="float" office:value="15.46713" calcext:value-type="float">
            <text:p>15.4671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442236" calcext:value-type="float">
            <text:p>0.00344223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16648" calcext:value-type="float">
            <text:p>0.3316648</text:p>
          </table:table-cell>
          <table:table-cell office:value-type="float" office:value="-0.0002380689" calcext:value-type="float">
            <text:p>-0.0002380689</text:p>
          </table:table-cell>
          <table:table-cell office:value-type="float" office:value="0.000000552675" calcext:value-type="float">
            <text:p>5.52675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16245" calcext:value-type="float">
            <text:p>6.316245</text:p>
          </table:table-cell>
          <table:table-cell office:value-type="float" office:value="0.01775528" calcext:value-type="float">
            <text:p>0.01775528</text:p>
          </table:table-cell>
          <table:table-cell office:value-type="float" office:value="0.0173363" calcext:value-type="float">
            <text:p>0.0173363</text:p>
          </table:table-cell>
          <table:table-cell office:value-type="float" office:value="0.01838015" calcext:value-type="float">
            <text:p>0.01838015</text:p>
          </table:table-cell>
          <table:table-cell office:value-type="float" office:value="0.01818028" calcext:value-type="float">
            <text:p>0.01818028</text:p>
          </table:table-cell>
          <table:table-cell office:value-type="float" office:value="0.02035691" calcext:value-type="float">
            <text:p>0.02035691</text:p>
          </table:table-cell>
          <table:table-cell office:value-type="float" office:value="0.01919814" calcext:value-type="float">
            <text:p>0.01919814</text:p>
          </table:table-cell>
          <table:table-cell office:value-type="float" office:value="0.02181103" calcext:value-type="float">
            <text:p>0.02181103</text:p>
          </table:table-cell>
          <table:table-cell office:value-type="float" office:value="0.01973355" calcext:value-type="float">
            <text:p>0.01973355</text:p>
          </table:table-cell>
          <table:table-cell office:value-type="float" office:value="11.92406" calcext:value-type="float">
            <text:p>11.92406</text:p>
          </table:table-cell>
          <table:table-cell office:value-type="float" office:value="12.02547" calcext:value-type="float">
            <text:p>12.02547</text:p>
          </table:table-cell>
          <table:table-cell office:value-type="float" office:value="15.3255" calcext:value-type="float">
            <text:p>15.3255</text:p>
          </table:table-cell>
          <table:table-cell office:value-type="float" office:value="19.93772" calcext:value-type="float">
            <text:p>19.93772</text:p>
          </table:table-cell>
          <table:table-cell office:value-type="float" office:value="16.66623" calcext:value-type="float">
            <text:p>16.66623</text:p>
          </table:table-cell>
          <table:table-cell office:value-type="float" office:value="10.27715" calcext:value-type="float">
            <text:p>10.27715</text:p>
          </table:table-cell>
          <table:table-cell office:value-type="float" office:value="8.736228" calcext:value-type="float">
            <text:p>8.736228</text:p>
          </table:table-cell>
          <table:table-cell office:value-type="float" office:value="13.96548" calcext:value-type="float">
            <text:p>13.96548</text:p>
          </table:table-cell>
          <table:table-cell office:value-type="float" office:value="-998.5105" calcext:value-type="float">
            <text:p>-998.5105</text:p>
          </table:table-cell>
          <table:table-cell office:value-type="float" office:value="0" calcext:value-type="float">
            <text:p>0</text:p>
          </table:table-cell>
          <table:table-cell office:value-type="float" office:value="-0.00002130521" calcext:value-type="float">
            <text:p>-2.130521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0" calcext:value-type="float">
            <text:p>17022000</text:p>
          </table:table-cell>
          <table:table-cell office:value-type="float" office:value="3.731246" calcext:value-type="float">
            <text:p>3.731246</text:p>
          </table:table-cell>
          <table:table-cell office:value-type="float" office:value="466.5107" calcext:value-type="float">
            <text:p>466.5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3062" calcext:value-type="float">
            <text:p>0.04113062</text:p>
          </table:table-cell>
          <table:table-cell office:value-type="float" office:value="15.47008" calcext:value-type="float">
            <text:p>15.47008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507521" calcext:value-type="float">
            <text:p>0.00350752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24344" calcext:value-type="float">
            <text:p>0.3324344</text:p>
          </table:table-cell>
          <table:table-cell office:value-type="float" office:value="-0.0002383706" calcext:value-type="float">
            <text:p>-0.0002383706</text:p>
          </table:table-cell>
          <table:table-cell office:value-type="float" office:value="0.0000008821153" calcext:value-type="float">
            <text:p>8.821153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1168" calcext:value-type="float">
            <text:p>6.31168</text:p>
          </table:table-cell>
          <table:table-cell office:value-type="float" office:value="0.01768588" calcext:value-type="float">
            <text:p>0.01768588</text:p>
          </table:table-cell>
          <table:table-cell office:value-type="float" office:value="0.01730389" calcext:value-type="float">
            <text:p>0.01730389</text:p>
          </table:table-cell>
          <table:table-cell office:value-type="float" office:value="0.01836985" calcext:value-type="float">
            <text:p>0.01836985</text:p>
          </table:table-cell>
          <table:table-cell office:value-type="float" office:value="0.01815784" calcext:value-type="float">
            <text:p>0.01815784</text:p>
          </table:table-cell>
          <table:table-cell office:value-type="float" office:value="0.02026399" calcext:value-type="float">
            <text:p>0.02026399</text:p>
          </table:table-cell>
          <table:table-cell office:value-type="float" office:value="0.01913146" calcext:value-type="float">
            <text:p>0.01913146</text:p>
          </table:table-cell>
          <table:table-cell office:value-type="float" office:value="0.0217851" calcext:value-type="float">
            <text:p>0.0217851</text:p>
          </table:table-cell>
          <table:table-cell office:value-type="float" office:value="0.01971885" calcext:value-type="float">
            <text:p>0.01971885</text:p>
          </table:table-cell>
          <table:table-cell office:value-type="float" office:value="12.00132" calcext:value-type="float">
            <text:p>12.00132</text:p>
          </table:table-cell>
          <table:table-cell office:value-type="float" office:value="12.10714" calcext:value-type="float">
            <text:p>12.10714</text:p>
          </table:table-cell>
          <table:table-cell office:value-type="float" office:value="15.36044" calcext:value-type="float">
            <text:p>15.36044</text:p>
          </table:table-cell>
          <table:table-cell office:value-type="float" office:value="19.86467" calcext:value-type="float">
            <text:p>19.86467</text:p>
          </table:table-cell>
          <table:table-cell office:value-type="float" office:value="16.80421" calcext:value-type="float">
            <text:p>16.80421</text:p>
          </table:table-cell>
          <table:table-cell office:value-type="float" office:value="10.2759" calcext:value-type="float">
            <text:p>10.2759</text:p>
          </table:table-cell>
          <table:table-cell office:value-type="float" office:value="8.78241" calcext:value-type="float">
            <text:p>8.78241</text:p>
          </table:table-cell>
          <table:table-cell office:value-type="float" office:value="13.92829" calcext:value-type="float">
            <text:p>13.92829</text:p>
          </table:table-cell>
          <table:table-cell office:value-type="float" office:value="-904.1964" calcext:value-type="float">
            <text:p>-904.1964</text:p>
          </table:table-cell>
          <table:table-cell office:value-type="float" office:value="0" calcext:value-type="float">
            <text:p>0</text:p>
          </table:table-cell>
          <table:table-cell office:value-type="float" office:value="-0.00002163544" calcext:value-type="float">
            <text:p>-2.163544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0" calcext:value-type="float">
            <text:p>18022000</text:p>
          </table:table-cell>
          <table:table-cell office:value-type="float" office:value="3.730582" calcext:value-type="float">
            <text:p>3.730582</text:p>
          </table:table-cell>
          <table:table-cell office:value-type="float" office:value="466.5069" calcext:value-type="float">
            <text:p>466.5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8378" calcext:value-type="float">
            <text:p>0.04108378</text:p>
          </table:table-cell>
          <table:table-cell office:value-type="float" office:value="15.46995" calcext:value-type="float">
            <text:p>15.4699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579392" calcext:value-type="float">
            <text:p>0.003579392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62679" calcext:value-type="float">
            <text:p>0.3362679</text:p>
          </table:table-cell>
          <table:table-cell office:value-type="float" office:value="-0.0002417452" calcext:value-type="float">
            <text:p>-0.0002417452</text:p>
          </table:table-cell>
          <table:table-cell office:value-type="float" office:value="0.000001026862" calcext:value-type="float">
            <text:p>1.026862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07118" calcext:value-type="float">
            <text:p>6.307118</text:p>
          </table:table-cell>
          <table:table-cell office:value-type="float" office:value="0.01764484" calcext:value-type="float">
            <text:p>0.01764484</text:p>
          </table:table-cell>
          <table:table-cell office:value-type="float" office:value="0.01726343" calcext:value-type="float">
            <text:p>0.01726343</text:p>
          </table:table-cell>
          <table:table-cell office:value-type="float" office:value="0.01835764" calcext:value-type="float">
            <text:p>0.01835764</text:p>
          </table:table-cell>
          <table:table-cell office:value-type="float" office:value="0.0181507" calcext:value-type="float">
            <text:p>0.0181507</text:p>
          </table:table-cell>
          <table:table-cell office:value-type="float" office:value="0.02018059" calcext:value-type="float">
            <text:p>0.02018059</text:p>
          </table:table-cell>
          <table:table-cell office:value-type="float" office:value="0.01907266" calcext:value-type="float">
            <text:p>0.01907266</text:p>
          </table:table-cell>
          <table:table-cell office:value-type="float" office:value="0.0217603" calcext:value-type="float">
            <text:p>0.0217603</text:p>
          </table:table-cell>
          <table:table-cell office:value-type="float" office:value="0.01970415" calcext:value-type="float">
            <text:p>0.01970415</text:p>
          </table:table-cell>
          <table:table-cell office:value-type="float" office:value="12.05135" calcext:value-type="float">
            <text:p>12.05135</text:p>
          </table:table-cell>
          <table:table-cell office:value-type="float" office:value="12.15338" calcext:value-type="float">
            <text:p>12.15338</text:p>
          </table:table-cell>
          <table:table-cell office:value-type="float" office:value="15.37391" calcext:value-type="float">
            <text:p>15.37391</text:p>
          </table:table-cell>
          <table:table-cell office:value-type="float" office:value="19.81004" calcext:value-type="float">
            <text:p>19.81004</text:p>
          </table:table-cell>
          <table:table-cell office:value-type="float" office:value="16.94969" calcext:value-type="float">
            <text:p>16.94969</text:p>
          </table:table-cell>
          <table:table-cell office:value-type="float" office:value="10.28314" calcext:value-type="float">
            <text:p>10.28314</text:p>
          </table:table-cell>
          <table:table-cell office:value-type="float" office:value="8.832471" calcext:value-type="float">
            <text:p>8.832471</text:p>
          </table:table-cell>
          <table:table-cell office:value-type="float" office:value="13.89056" calcext:value-type="float">
            <text:p>13.89056</text:p>
          </table:table-cell>
          <table:table-cell office:value-type="float" office:value="-804.2816" calcext:value-type="float">
            <text:p>-804.2816</text:p>
          </table:table-cell>
          <table:table-cell office:value-type="float" office:value="0" calcext:value-type="float">
            <text:p>0</text:p>
          </table:table-cell>
          <table:table-cell office:value-type="float" office:value="-0.00002196219" calcext:value-type="float">
            <text:p>-2.196219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0" calcext:value-type="float">
            <text:p>19022000</text:p>
          </table:table-cell>
          <table:table-cell office:value-type="float" office:value="3.729925" calcext:value-type="float">
            <text:p>3.729925</text:p>
          </table:table-cell>
          <table:table-cell office:value-type="float" office:value="466.5032" calcext:value-type="float">
            <text:p>466.5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4459" calcext:value-type="float">
            <text:p>0.04104459</text:p>
          </table:table-cell>
          <table:table-cell office:value-type="float" office:value="15.47359" calcext:value-type="float">
            <text:p>15.4735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642681" calcext:value-type="float">
            <text:p>0.00364268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63169" calcext:value-type="float">
            <text:p>0.3363169</text:p>
          </table:table-cell>
          <table:table-cell office:value-type="float" office:value="-0.0002433945" calcext:value-type="float">
            <text:p>-0.0002433945</text:p>
          </table:table-cell>
          <table:table-cell office:value-type="float" office:value="0.000001259137" calcext:value-type="float">
            <text:p>1.259137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302563" calcext:value-type="float">
            <text:p>6.302563</text:p>
          </table:table-cell>
          <table:table-cell office:value-type="float" office:value="0.01764497" calcext:value-type="float">
            <text:p>0.01764497</text:p>
          </table:table-cell>
          <table:table-cell office:value-type="float" office:value="0.01722114" calcext:value-type="float">
            <text:p>0.01722114</text:p>
          </table:table-cell>
          <table:table-cell office:value-type="float" office:value="0.01832204" calcext:value-type="float">
            <text:p>0.01832204</text:p>
          </table:table-cell>
          <table:table-cell office:value-type="float" office:value="0.0181359" calcext:value-type="float">
            <text:p>0.0181359</text:p>
          </table:table-cell>
          <table:table-cell office:value-type="float" office:value="0.02010627" calcext:value-type="float">
            <text:p>0.02010627</text:p>
          </table:table-cell>
          <table:table-cell office:value-type="float" office:value="0.01901577" calcext:value-type="float">
            <text:p>0.01901577</text:p>
          </table:table-cell>
          <table:table-cell office:value-type="float" office:value="0.02173502" calcext:value-type="float">
            <text:p>0.02173502</text:p>
          </table:table-cell>
          <table:table-cell office:value-type="float" office:value="0.01968897" calcext:value-type="float">
            <text:p>0.01968897</text:p>
          </table:table-cell>
          <table:table-cell office:value-type="float" office:value="12.1121" calcext:value-type="float">
            <text:p>12.1121</text:p>
          </table:table-cell>
          <table:table-cell office:value-type="float" office:value="12.20861" calcext:value-type="float">
            <text:p>12.20861</text:p>
          </table:table-cell>
          <table:table-cell office:value-type="float" office:value="15.38007" calcext:value-type="float">
            <text:p>15.38007</text:p>
          </table:table-cell>
          <table:table-cell office:value-type="float" office:value="19.75408" calcext:value-type="float">
            <text:p>19.75408</text:p>
          </table:table-cell>
          <table:table-cell office:value-type="float" office:value="17.10007" calcext:value-type="float">
            <text:p>17.10007</text:p>
          </table:table-cell>
          <table:table-cell office:value-type="float" office:value="10.29155" calcext:value-type="float">
            <text:p>10.29155</text:p>
          </table:table-cell>
          <table:table-cell office:value-type="float" office:value="8.882389" calcext:value-type="float">
            <text:p>8.882389</text:p>
          </table:table-cell>
          <table:table-cell office:value-type="float" office:value="13.85234" calcext:value-type="float">
            <text:p>13.85234</text:p>
          </table:table-cell>
          <table:table-cell office:value-type="float" office:value="-712.0309" calcext:value-type="float">
            <text:p>-712.0309</text:p>
          </table:table-cell>
          <table:table-cell office:value-type="float" office:value="0" calcext:value-type="float">
            <text:p>0</text:p>
          </table:table-cell>
          <table:table-cell office:value-type="float" office:value="-0.00002228741" calcext:value-type="float">
            <text:p>-2.228741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0" calcext:value-type="float">
            <text:p>20022000</text:p>
          </table:table-cell>
          <table:table-cell office:value-type="float" office:value="3.72927" calcext:value-type="float">
            <text:p>3.72927</text:p>
          </table:table-cell>
          <table:table-cell office:value-type="float" office:value="466.4995" calcext:value-type="float">
            <text:p>466.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0079" calcext:value-type="float">
            <text:p>0.04100079</text:p>
          </table:table-cell>
          <table:table-cell office:value-type="float" office:value="15.47626" calcext:value-type="float">
            <text:p>15.4762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708246" calcext:value-type="float">
            <text:p>0.00370824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73281" calcext:value-type="float">
            <text:p>0.3373281</text:p>
          </table:table-cell>
          <table:table-cell office:value-type="float" office:value="-0.0002445503" calcext:value-type="float">
            <text:p>-0.0002445503</text:p>
          </table:table-cell>
          <table:table-cell office:value-type="float" office:value="0.000001520564" calcext:value-type="float">
            <text:p>1.52056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98016" calcext:value-type="float">
            <text:p>6.298016</text:p>
          </table:table-cell>
          <table:table-cell office:value-type="float" office:value="0.0176407" calcext:value-type="float">
            <text:p>0.0176407</text:p>
          </table:table-cell>
          <table:table-cell office:value-type="float" office:value="0.01718437" calcext:value-type="float">
            <text:p>0.01718437</text:p>
          </table:table-cell>
          <table:table-cell office:value-type="float" office:value="0.01827868" calcext:value-type="float">
            <text:p>0.01827868</text:p>
          </table:table-cell>
          <table:table-cell office:value-type="float" office:value="0.01810803" calcext:value-type="float">
            <text:p>0.01810803</text:p>
          </table:table-cell>
          <table:table-cell office:value-type="float" office:value="0.02003548" calcext:value-type="float">
            <text:p>0.02003548</text:p>
          </table:table-cell>
          <table:table-cell office:value-type="float" office:value="0.01895941" calcext:value-type="float">
            <text:p>0.01895941</text:p>
          </table:table-cell>
          <table:table-cell office:value-type="float" office:value="0.02170888" calcext:value-type="float">
            <text:p>0.02170888</text:p>
          </table:table-cell>
          <table:table-cell office:value-type="float" office:value="0.01967341" calcext:value-type="float">
            <text:p>0.01967341</text:p>
          </table:table-cell>
          <table:table-cell office:value-type="float" office:value="12.16538" calcext:value-type="float">
            <text:p>12.16538</text:p>
          </table:table-cell>
          <table:table-cell office:value-type="float" office:value="12.27166" calcext:value-type="float">
            <text:p>12.27166</text:p>
          </table:table-cell>
          <table:table-cell office:value-type="float" office:value="15.39175" calcext:value-type="float">
            <text:p>15.39175</text:p>
          </table:table-cell>
          <table:table-cell office:value-type="float" office:value="19.69559" calcext:value-type="float">
            <text:p>19.69559</text:p>
          </table:table-cell>
          <table:table-cell office:value-type="float" office:value="17.24961" calcext:value-type="float">
            <text:p>17.24961</text:p>
          </table:table-cell>
          <table:table-cell office:value-type="float" office:value="10.29961" calcext:value-type="float">
            <text:p>10.29961</text:p>
          </table:table-cell>
          <table:table-cell office:value-type="float" office:value="8.931755" calcext:value-type="float">
            <text:p>8.931755</text:p>
          </table:table-cell>
          <table:table-cell office:value-type="float" office:value="13.81367" calcext:value-type="float">
            <text:p>13.81367</text:p>
          </table:table-cell>
          <table:table-cell office:value-type="float" office:value="-627.769" calcext:value-type="float">
            <text:p>-627.769</text:p>
          </table:table-cell>
          <table:table-cell office:value-type="float" office:value="0" calcext:value-type="float">
            <text:p>0</text:p>
          </table:table-cell>
          <table:table-cell office:value-type="float" office:value="-0.00002261106" calcext:value-type="float">
            <text:p>-2.261106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0" calcext:value-type="float">
            <text:p>21022000</text:p>
          </table:table-cell>
          <table:table-cell office:value-type="float" office:value="3.728613" calcext:value-type="float">
            <text:p>3.728613</text:p>
          </table:table-cell>
          <table:table-cell office:value-type="float" office:value="466.4957" calcext:value-type="float">
            <text:p>466.4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5513" calcext:value-type="float">
            <text:p>0.04095513</text:p>
          </table:table-cell>
          <table:table-cell office:value-type="float" office:value="15.47831" calcext:value-type="float">
            <text:p>15.47831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775321" calcext:value-type="float">
            <text:p>0.00377532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389753" calcext:value-type="float">
            <text:p>0.3389753</text:p>
          </table:table-cell>
          <table:table-cell office:value-type="float" office:value="-0.0002455247" calcext:value-type="float">
            <text:p>-0.0002455247</text:p>
          </table:table-cell>
          <table:table-cell office:value-type="float" office:value="0.000001803496" calcext:value-type="float">
            <text:p>1.803496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93487" calcext:value-type="float">
            <text:p>6.293487</text:p>
          </table:table-cell>
          <table:table-cell office:value-type="float" office:value="0.0176171" calcext:value-type="float">
            <text:p>0.0176171</text:p>
          </table:table-cell>
          <table:table-cell office:value-type="float" office:value="0.01714859" calcext:value-type="float">
            <text:p>0.01714859</text:p>
          </table:table-cell>
          <table:table-cell office:value-type="float" office:value="0.01824087" calcext:value-type="float">
            <text:p>0.01824087</text:p>
          </table:table-cell>
          <table:table-cell office:value-type="float" office:value="0.0180754" calcext:value-type="float">
            <text:p>0.0180754</text:p>
          </table:table-cell>
          <table:table-cell office:value-type="float" office:value="0.01996216" calcext:value-type="float">
            <text:p>0.01996216</text:p>
          </table:table-cell>
          <table:table-cell office:value-type="float" office:value="0.01889461" calcext:value-type="float">
            <text:p>0.01889461</text:p>
          </table:table-cell>
          <table:table-cell office:value-type="float" office:value="0.02168359" calcext:value-type="float">
            <text:p>0.02168359</text:p>
          </table:table-cell>
          <table:table-cell office:value-type="float" office:value="0.01965883" calcext:value-type="float">
            <text:p>0.01965883</text:p>
          </table:table-cell>
          <table:table-cell office:value-type="float" office:value="12.23245" calcext:value-type="float">
            <text:p>12.23245</text:p>
          </table:table-cell>
          <table:table-cell office:value-type="float" office:value="12.33989" calcext:value-type="float">
            <text:p>12.33989</text:p>
          </table:table-cell>
          <table:table-cell office:value-type="float" office:value="15.41096" calcext:value-type="float">
            <text:p>15.41096</text:p>
          </table:table-cell>
          <table:table-cell office:value-type="float" office:value="19.6349" calcext:value-type="float">
            <text:p>19.6349</text:p>
          </table:table-cell>
          <table:table-cell office:value-type="float" office:value="17.39154" calcext:value-type="float">
            <text:p>17.39154</text:p>
          </table:table-cell>
          <table:table-cell office:value-type="float" office:value="10.29877" calcext:value-type="float">
            <text:p>10.29877</text:p>
          </table:table-cell>
          <table:table-cell office:value-type="float" office:value="8.979002" calcext:value-type="float">
            <text:p>8.979002</text:p>
          </table:table-cell>
          <table:table-cell office:value-type="float" office:value="13.7775" calcext:value-type="float">
            <text:p>13.7775</text:p>
          </table:table-cell>
          <table:table-cell office:value-type="float" office:value="-541.8909" calcext:value-type="float">
            <text:p>-541.8909</text:p>
          </table:table-cell>
          <table:table-cell office:value-type="float" office:value="0" calcext:value-type="float">
            <text:p>0</text:p>
          </table:table-cell>
          <table:table-cell office:value-type="float" office:value="-0.00002293398" calcext:value-type="float">
            <text:p>-2.29339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0" calcext:value-type="float">
            <text:p>22022000</text:p>
          </table:table-cell>
          <table:table-cell office:value-type="float" office:value="3.727952" calcext:value-type="float">
            <text:p>3.727952</text:p>
          </table:table-cell>
          <table:table-cell office:value-type="float" office:value="466.492" calcext:value-type="float">
            <text:p>466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0856" calcext:value-type="float">
            <text:p>0.04090856</text:p>
          </table:table-cell>
          <table:table-cell office:value-type="float" office:value="15.47978" calcext:value-type="float">
            <text:p>15.47978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843739" calcext:value-type="float">
            <text:p>0.003843739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411942" calcext:value-type="float">
            <text:p>0.3411942</text:p>
          </table:table-cell>
          <table:table-cell office:value-type="float" office:value="-0.0002464745" calcext:value-type="float">
            <text:p>-0.0002464745</text:p>
          </table:table-cell>
          <table:table-cell office:value-type="float" office:value="0.000002098348" calcext:value-type="float">
            <text:p>2.09834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88966" calcext:value-type="float">
            <text:p>6.288966</text:p>
          </table:table-cell>
          <table:table-cell office:value-type="float" office:value="0.01758501" calcext:value-type="float">
            <text:p>0.01758501</text:p>
          </table:table-cell>
          <table:table-cell office:value-type="float" office:value="0.01711446" calcext:value-type="float">
            <text:p>0.01711446</text:p>
          </table:table-cell>
          <table:table-cell office:value-type="float" office:value="0.01821228" calcext:value-type="float">
            <text:p>0.01821228</text:p>
          </table:table-cell>
          <table:table-cell office:value-type="float" office:value="0.01804712" calcext:value-type="float">
            <text:p>0.01804712</text:p>
          </table:table-cell>
          <table:table-cell office:value-type="float" office:value="0.01988505" calcext:value-type="float">
            <text:p>0.01988505</text:p>
          </table:table-cell>
          <table:table-cell office:value-type="float" office:value="0.01882998" calcext:value-type="float">
            <text:p>0.01882998</text:p>
          </table:table-cell>
          <table:table-cell office:value-type="float" office:value="0.02165582" calcext:value-type="float">
            <text:p>0.02165582</text:p>
          </table:table-cell>
          <table:table-cell office:value-type="float" office:value="0.0196445" calcext:value-type="float">
            <text:p>0.0196445</text:p>
          </table:table-cell>
          <table:table-cell office:value-type="float" office:value="12.30139" calcext:value-type="float">
            <text:p>12.30139</text:p>
          </table:table-cell>
          <table:table-cell office:value-type="float" office:value="12.40608" calcext:value-type="float">
            <text:p>12.40608</text:p>
          </table:table-cell>
          <table:table-cell office:value-type="float" office:value="15.43281" calcext:value-type="float">
            <text:p>15.43281</text:p>
          </table:table-cell>
          <table:table-cell office:value-type="float" office:value="19.57688" calcext:value-type="float">
            <text:p>19.57688</text:p>
          </table:table-cell>
          <table:table-cell office:value-type="float" office:value="17.52637" calcext:value-type="float">
            <text:p>17.52637</text:p>
          </table:table-cell>
          <table:table-cell office:value-type="float" office:value="10.30253" calcext:value-type="float">
            <text:p>10.30253</text:p>
          </table:table-cell>
          <table:table-cell office:value-type="float" office:value="9.022364" calcext:value-type="float">
            <text:p>9.022364</text:p>
          </table:table-cell>
          <table:table-cell office:value-type="float" office:value="13.74217" calcext:value-type="float">
            <text:p>13.74217</text:p>
          </table:table-cell>
          <table:table-cell office:value-type="float" office:value="-455.8949" calcext:value-type="float">
            <text:p>-455.8949</text:p>
          </table:table-cell>
          <table:table-cell office:value-type="float" office:value="0" calcext:value-type="float">
            <text:p>0</text:p>
          </table:table-cell>
          <table:table-cell office:value-type="float" office:value="-0.0000232566" calcext:value-type="float">
            <text:p>-2.32566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0" calcext:value-type="float">
            <text:p>23022000</text:p>
          </table:table-cell>
          <table:table-cell office:value-type="float" office:value="3.727285" calcext:value-type="float">
            <text:p>3.727285</text:p>
          </table:table-cell>
          <table:table-cell office:value-type="float" office:value="466.4883" calcext:value-type="float">
            <text:p>466.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6148" calcext:value-type="float">
            <text:p>0.04086148</text:p>
          </table:table-cell>
          <table:table-cell office:value-type="float" office:value="15.48056" calcext:value-type="float">
            <text:p>15.4805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913837" calcext:value-type="float">
            <text:p>0.00391383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441065" calcext:value-type="float">
            <text:p>0.3441065</text:p>
          </table:table-cell>
          <table:table-cell office:value-type="float" office:value="-0.0002472967" calcext:value-type="float">
            <text:p>-0.0002472967</text:p>
          </table:table-cell>
          <table:table-cell office:value-type="float" office:value="0.000002403408" calcext:value-type="float">
            <text:p>2.40340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84458" calcext:value-type="float">
            <text:p>6.284458</text:p>
          </table:table-cell>
          <table:table-cell office:value-type="float" office:value="0.01754667" calcext:value-type="float">
            <text:p>0.01754667</text:p>
          </table:table-cell>
          <table:table-cell office:value-type="float" office:value="0.01708785" calcext:value-type="float">
            <text:p>0.01708785</text:p>
          </table:table-cell>
          <table:table-cell office:value-type="float" office:value="0.01819631" calcext:value-type="float">
            <text:p>0.01819631</text:p>
          </table:table-cell>
          <table:table-cell office:value-type="float" office:value="0.01802777" calcext:value-type="float">
            <text:p>0.01802777</text:p>
          </table:table-cell>
          <table:table-cell office:value-type="float" office:value="0.01980254" calcext:value-type="float">
            <text:p>0.01980254</text:p>
          </table:table-cell>
          <table:table-cell office:value-type="float" office:value="0.01876644" calcext:value-type="float">
            <text:p>0.01876644</text:p>
          </table:table-cell>
          <table:table-cell office:value-type="float" office:value="0.02162604" calcext:value-type="float">
            <text:p>0.02162604</text:p>
          </table:table-cell>
          <table:table-cell office:value-type="float" office:value="0.01962966" calcext:value-type="float">
            <text:p>0.01962966</text:p>
          </table:table-cell>
          <table:table-cell office:value-type="float" office:value="12.41903" calcext:value-type="float">
            <text:p>12.41903</text:p>
          </table:table-cell>
          <table:table-cell office:value-type="float" office:value="12.49165" calcext:value-type="float">
            <text:p>12.49165</text:p>
          </table:table-cell>
          <table:table-cell office:value-type="float" office:value="15.46507" calcext:value-type="float">
            <text:p>15.46507</text:p>
          </table:table-cell>
          <table:table-cell office:value-type="float" office:value="19.51263" calcext:value-type="float">
            <text:p>19.51263</text:p>
          </table:table-cell>
          <table:table-cell office:value-type="float" office:value="17.64333" calcext:value-type="float">
            <text:p>17.64333</text:p>
          </table:table-cell>
          <table:table-cell office:value-type="float" office:value="10.30969" calcext:value-type="float">
            <text:p>10.30969</text:p>
          </table:table-cell>
          <table:table-cell office:value-type="float" office:value="9.064478" calcext:value-type="float">
            <text:p>9.064478</text:p>
          </table:table-cell>
          <table:table-cell office:value-type="float" office:value="13.70605" calcext:value-type="float">
            <text:p>13.70605</text:p>
          </table:table-cell>
          <table:table-cell office:value-type="float" office:value="-367.0995" calcext:value-type="float">
            <text:p>-367.0995</text:p>
          </table:table-cell>
          <table:table-cell office:value-type="float" office:value="0" calcext:value-type="float">
            <text:p>0</text:p>
          </table:table-cell>
          <table:table-cell office:value-type="float" office:value="-0.00002358023" calcext:value-type="float">
            <text:p>-2.358023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0" calcext:value-type="float">
            <text:p>24022000</text:p>
          </table:table-cell>
          <table:table-cell office:value-type="float" office:value="3.726602" calcext:value-type="float">
            <text:p>3.726602</text:p>
          </table:table-cell>
          <table:table-cell office:value-type="float" office:value="466.4845" calcext:value-type="float">
            <text:p>466.4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2169" calcext:value-type="float">
            <text:p>0.04082169</text:p>
          </table:table-cell>
          <table:table-cell office:value-type="float" office:value="15.48116" calcext:value-type="float">
            <text:p>15.4811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3984479" calcext:value-type="float">
            <text:p>0.003984479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472058" calcext:value-type="float">
            <text:p>0.3472058</text:p>
          </table:table-cell>
          <table:table-cell office:value-type="float" office:value="-0.0002484474" calcext:value-type="float">
            <text:p>-0.0002484474</text:p>
          </table:table-cell>
          <table:table-cell office:value-type="float" office:value="0.000002733665" calcext:value-type="float">
            <text:p>2.733665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79963" calcext:value-type="float">
            <text:p>6.279963</text:p>
          </table:table-cell>
          <table:table-cell office:value-type="float" office:value="0.01756127" calcext:value-type="float">
            <text:p>0.01756127</text:p>
          </table:table-cell>
          <table:table-cell office:value-type="float" office:value="0.01711012" calcext:value-type="float">
            <text:p>0.01711012</text:p>
          </table:table-cell>
          <table:table-cell office:value-type="float" office:value="0.01821456" calcext:value-type="float">
            <text:p>0.01821456</text:p>
          </table:table-cell>
          <table:table-cell office:value-type="float" office:value="0.01803254" calcext:value-type="float">
            <text:p>0.01803254</text:p>
          </table:table-cell>
          <table:table-cell office:value-type="float" office:value="0.01971908" calcext:value-type="float">
            <text:p>0.01971908</text:p>
          </table:table-cell>
          <table:table-cell office:value-type="float" office:value="0.0187229" calcext:value-type="float">
            <text:p>0.0187229</text:p>
          </table:table-cell>
          <table:table-cell office:value-type="float" office:value="0.02158278" calcext:value-type="float">
            <text:p>0.02158278</text:p>
          </table:table-cell>
          <table:table-cell office:value-type="float" office:value="0.01961555" calcext:value-type="float">
            <text:p>0.01961555</text:p>
          </table:table-cell>
          <table:table-cell office:value-type="float" office:value="12.44285" calcext:value-type="float">
            <text:p>12.44285</text:p>
          </table:table-cell>
          <table:table-cell office:value-type="float" office:value="12.59536" calcext:value-type="float">
            <text:p>12.59536</text:p>
          </table:table-cell>
          <table:table-cell office:value-type="float" office:value="15.50736" calcext:value-type="float">
            <text:p>15.50736</text:p>
          </table:table-cell>
          <table:table-cell office:value-type="float" office:value="19.44762" calcext:value-type="float">
            <text:p>19.44762</text:p>
          </table:table-cell>
          <table:table-cell office:value-type="float" office:value="17.73981" calcext:value-type="float">
            <text:p>17.73981</text:p>
          </table:table-cell>
          <table:table-cell office:value-type="float" office:value="10.34184" calcext:value-type="float">
            <text:p>10.34184</text:p>
          </table:table-cell>
          <table:table-cell office:value-type="float" office:value="9.083331" calcext:value-type="float">
            <text:p>9.083331</text:p>
          </table:table-cell>
          <table:table-cell office:value-type="float" office:value="13.67197" calcext:value-type="float">
            <text:p>13.67197</text:p>
          </table:table-cell>
          <table:table-cell office:value-type="float" office:value="-260.1624" calcext:value-type="float">
            <text:p>-260.1624</text:p>
          </table:table-cell>
          <table:table-cell office:value-type="float" office:value="0" calcext:value-type="float">
            <text:p>0</text:p>
          </table:table-cell>
          <table:table-cell office:value-type="float" office:value="-0.00002458733" calcext:value-type="float">
            <text:p>-2.458733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3.725898" calcext:value-type="float">
            <text:p>3.725898</text:p>
          </table:table-cell>
          <table:table-cell office:value-type="float" office:value="466.4807" calcext:value-type="float">
            <text:p>466.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2223" calcext:value-type="float">
            <text:p>0.04082223</text:p>
          </table:table-cell>
          <table:table-cell office:value-type="float" office:value="15.48177" calcext:value-type="float">
            <text:p>15.4817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048033" calcext:value-type="float">
            <text:p>0.00404803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502921" calcext:value-type="float">
            <text:p>0.3502921</text:p>
          </table:table-cell>
          <table:table-cell office:value-type="float" office:value="-0.0002636934" calcext:value-type="float">
            <text:p>-0.0002636934</text:p>
          </table:table-cell>
          <table:table-cell office:value-type="float" office:value="0.000002258602" calcext:value-type="float">
            <text:p>2.258602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75508" calcext:value-type="float">
            <text:p>6.275508</text:p>
          </table:table-cell>
          <table:table-cell office:value-type="float" office:value="0.0179201" calcext:value-type="float">
            <text:p>0.0179201</text:p>
          </table:table-cell>
          <table:table-cell office:value-type="float" office:value="0.01722231" calcext:value-type="float">
            <text:p>0.01722231</text:p>
          </table:table-cell>
          <table:table-cell office:value-type="float" office:value="0.01829102" calcext:value-type="float">
            <text:p>0.01829102</text:p>
          </table:table-cell>
          <table:table-cell office:value-type="float" office:value="0.01807609" calcext:value-type="float">
            <text:p>0.01807609</text:p>
          </table:table-cell>
          <table:table-cell office:value-type="float" office:value="0.01983932" calcext:value-type="float">
            <text:p>0.01983932</text:p>
          </table:table-cell>
          <table:table-cell office:value-type="float" office:value="0.01899154" calcext:value-type="float">
            <text:p>0.01899154</text:p>
          </table:table-cell>
          <table:table-cell office:value-type="float" office:value="0.02130407" calcext:value-type="float">
            <text:p>0.02130407</text:p>
          </table:table-cell>
          <table:table-cell office:value-type="float" office:value="0.01962524" calcext:value-type="float">
            <text:p>0.01962524</text:p>
          </table:table-cell>
          <table:table-cell office:value-type="float" office:value="12.61737" calcext:value-type="float">
            <text:p>12.61737</text:p>
          </table:table-cell>
          <table:table-cell office:value-type="float" office:value="12.65852" calcext:value-type="float">
            <text:p>12.65852</text:p>
          </table:table-cell>
          <table:table-cell office:value-type="float" office:value="15.56535" calcext:value-type="float">
            <text:p>15.56535</text:p>
          </table:table-cell>
          <table:table-cell office:value-type="float" office:value="19.39546" calcext:value-type="float">
            <text:p>19.39546</text:p>
          </table:table-cell>
          <table:table-cell office:value-type="float" office:value="18.03308" calcext:value-type="float">
            <text:p>18.03308</text:p>
          </table:table-cell>
          <table:table-cell office:value-type="float" office:value="10.62397" calcext:value-type="float">
            <text:p>10.62397</text:p>
          </table:table-cell>
          <table:table-cell office:value-type="float" office:value="8.672826" calcext:value-type="float">
            <text:p>8.672826</text:p>
          </table:table-cell>
          <table:table-cell office:value-type="float" office:value="13.67263" calcext:value-type="float">
            <text:p>13.67263</text:p>
          </table:table-cell>
          <table:table-cell office:value-type="float" office:value="-142.3509" calcext:value-type="float">
            <text:p>-142.3509</text:p>
          </table:table-cell>
          <table:table-cell office:value-type="float" office:value="0" calcext:value-type="float">
            <text:p>0</text:p>
          </table:table-cell>
          <table:table-cell office:value-type="float" office:value="-0.00002620362" calcext:value-type="float">
            <text:p>-2.620362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0" calcext:value-type="float">
            <text:p>26022000</text:p>
          </table:table-cell>
          <table:table-cell office:value-type="float" office:value="3.725188" calcext:value-type="float">
            <text:p>3.725188</text:p>
          </table:table-cell>
          <table:table-cell office:value-type="float" office:value="466.4769" calcext:value-type="float">
            <text:p>466.4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3022" calcext:value-type="float">
            <text:p>0.04083022</text:p>
          </table:table-cell>
          <table:table-cell office:value-type="float" office:value="15.47565" calcext:value-type="float">
            <text:p>15.4756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122301" calcext:value-type="float">
            <text:p>0.00412230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60103" calcext:value-type="float">
            <text:p>0.360103</text:p>
          </table:table-cell>
          <table:table-cell office:value-type="float" office:value="-0.0002765066" calcext:value-type="float">
            <text:p>-0.0002765066</text:p>
          </table:table-cell>
          <table:table-cell office:value-type="float" office:value="0.000001963091" calcext:value-type="float">
            <text:p>1.96309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71081" calcext:value-type="float">
            <text:p>6.271081</text:p>
          </table:table-cell>
          <table:table-cell office:value-type="float" office:value="0.01818974" calcext:value-type="float">
            <text:p>0.01818974</text:p>
          </table:table-cell>
          <table:table-cell office:value-type="float" office:value="0.01738526" calcext:value-type="float">
            <text:p>0.01738526</text:p>
          </table:table-cell>
          <table:table-cell office:value-type="float" office:value="0.01840637" calcext:value-type="float">
            <text:p>0.01840637</text:p>
          </table:table-cell>
          <table:table-cell office:value-type="float" office:value="0.01816038" calcext:value-type="float">
            <text:p>0.01816038</text:p>
          </table:table-cell>
          <table:table-cell office:value-type="float" office:value="0.02011124" calcext:value-type="float">
            <text:p>0.02011124</text:p>
          </table:table-cell>
          <table:table-cell office:value-type="float" office:value="0.01929331" calcext:value-type="float">
            <text:p>0.01929331</text:p>
          </table:table-cell>
          <table:table-cell office:value-type="float" office:value="0.0210378" calcext:value-type="float">
            <text:p>0.0210378</text:p>
          </table:table-cell>
          <table:table-cell office:value-type="float" office:value="0.0196317" calcext:value-type="float">
            <text:p>0.0196317</text:p>
          </table:table-cell>
          <table:table-cell office:value-type="float" office:value="12.65254" calcext:value-type="float">
            <text:p>12.65254</text:p>
          </table:table-cell>
          <table:table-cell office:value-type="float" office:value="12.70054" calcext:value-type="float">
            <text:p>12.70054</text:p>
          </table:table-cell>
          <table:table-cell office:value-type="float" office:value="15.61019" calcext:value-type="float">
            <text:p>15.61019</text:p>
          </table:table-cell>
          <table:table-cell office:value-type="float" office:value="19.35039" calcext:value-type="float">
            <text:p>19.35039</text:p>
          </table:table-cell>
          <table:table-cell office:value-type="float" office:value="18.4165" calcext:value-type="float">
            <text:p>18.4165</text:p>
          </table:table-cell>
          <table:table-cell office:value-type="float" office:value="10.81164" calcext:value-type="float">
            <text:p>10.81164</text:p>
          </table:table-cell>
          <table:table-cell office:value-type="float" office:value="8.265745" calcext:value-type="float">
            <text:p>8.265745</text:p>
          </table:table-cell>
          <table:table-cell office:value-type="float" office:value="13.66435" calcext:value-type="float">
            <text:p>13.66435</text:p>
          </table:table-cell>
          <table:table-cell office:value-type="float" office:value="-21.43602" calcext:value-type="float">
            <text:p>-21.43602</text:p>
          </table:table-cell>
          <table:table-cell office:value-type="float" office:value="0" calcext:value-type="float">
            <text:p>0</text:p>
          </table:table-cell>
          <table:table-cell office:value-type="float" office:value="-0.00002778497" calcext:value-type="float">
            <text:p>-2.778497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0" calcext:value-type="float">
            <text:p>27022000</text:p>
          </table:table-cell>
          <table:table-cell office:value-type="float" office:value="3.724474" calcext:value-type="float">
            <text:p>3.724474</text:p>
          </table:table-cell>
          <table:table-cell office:value-type="float" office:value="466.4731" calcext:value-type="float">
            <text:p>466.4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6945" calcext:value-type="float">
            <text:p>0.04086945</text:p>
          </table:table-cell>
          <table:table-cell office:value-type="float" office:value="15.4632" calcext:value-type="float">
            <text:p>15.463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198318" calcext:value-type="float">
            <text:p>0.00419831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3762186" calcext:value-type="float">
            <text:p>0.3762186</text:p>
          </table:table-cell>
          <table:table-cell office:value-type="float" office:value="-0.0002991675" calcext:value-type="float">
            <text:p>-0.0002991675</text:p>
          </table:table-cell>
          <table:table-cell office:value-type="float" office:value="0.000000980752" calcext:value-type="float">
            <text:p>9.80752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66674" calcext:value-type="float">
            <text:p>6.266674</text:p>
          </table:table-cell>
          <table:table-cell office:value-type="float" office:value="0.01789358" calcext:value-type="float">
            <text:p>0.01789358</text:p>
          </table:table-cell>
          <table:table-cell office:value-type="float" office:value="0.01757924" calcext:value-type="float">
            <text:p>0.01757924</text:p>
          </table:table-cell>
          <table:table-cell office:value-type="float" office:value="0.01855034" calcext:value-type="float">
            <text:p>0.01855034</text:p>
          </table:table-cell>
          <table:table-cell office:value-type="float" office:value="0.01828224" calcext:value-type="float">
            <text:p>0.01828224</text:p>
          </table:table-cell>
          <table:table-cell office:value-type="float" office:value="0.02068368" calcext:value-type="float">
            <text:p>0.02068368</text:p>
          </table:table-cell>
          <table:table-cell office:value-type="float" office:value="0.01987072" calcext:value-type="float">
            <text:p>0.01987072</text:p>
          </table:table-cell>
          <table:table-cell office:value-type="float" office:value="0.02062899" calcext:value-type="float">
            <text:p>0.02062899</text:p>
          </table:table-cell>
          <table:table-cell office:value-type="float" office:value="0.01966273" calcext:value-type="float">
            <text:p>0.01966273</text:p>
          </table:table-cell>
          <table:table-cell office:value-type="float" office:value="11.04742" calcext:value-type="float">
            <text:p>11.04742</text:p>
          </table:table-cell>
          <table:table-cell office:value-type="float" office:value="12.70086" calcext:value-type="float">
            <text:p>12.70086</text:p>
          </table:table-cell>
          <table:table-cell office:value-type="float" office:value="15.64879" calcext:value-type="float">
            <text:p>15.64879</text:p>
          </table:table-cell>
          <table:table-cell office:value-type="float" office:value="19.30749" calcext:value-type="float">
            <text:p>19.30749</text:p>
          </table:table-cell>
          <table:table-cell office:value-type="float" office:value="19.00863" calcext:value-type="float">
            <text:p>19.00863</text:p>
          </table:table-cell>
          <table:table-cell office:value-type="float" office:value="11.09046" calcext:value-type="float">
            <text:p>11.09046</text:p>
          </table:table-cell>
          <table:table-cell office:value-type="float" office:value="7.731168" calcext:value-type="float">
            <text:p>7.731168</text:p>
          </table:table-cell>
          <table:table-cell office:value-type="float" office:value="13.67819" calcext:value-type="float">
            <text:p>13.67819</text:p>
          </table:table-cell>
          <table:table-cell office:value-type="float" office:value="82.14887" calcext:value-type="float">
            <text:p>82.14887</text:p>
          </table:table-cell>
          <table:table-cell office:value-type="float" office:value="0" calcext:value-type="float">
            <text:p>0</text:p>
          </table:table-cell>
          <table:table-cell office:value-type="float" office:value="-0.00002946268" calcext:value-type="float">
            <text:p>-2.946268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0" calcext:value-type="float">
            <text:p>28022000</text:p>
          </table:table-cell>
          <table:table-cell office:value-type="float" office:value="3.723749" calcext:value-type="float">
            <text:p>3.723749</text:p>
          </table:table-cell>
          <table:table-cell office:value-type="float" office:value="466.4693" calcext:value-type="float">
            <text:p>466.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1677" calcext:value-type="float">
            <text:p>0.04091677</text:p>
          </table:table-cell>
          <table:table-cell office:value-type="float" office:value="15.41493" calcext:value-type="float">
            <text:p>15.4149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303572" calcext:value-type="float">
            <text:p>0.004303572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4281661" calcext:value-type="float">
            <text:p>0.4281661</text:p>
          </table:table-cell>
          <table:table-cell office:value-type="float" office:value="-0.0003122947" calcext:value-type="float">
            <text:p>-0.0003122947</text:p>
          </table:table-cell>
          <table:table-cell office:value-type="float" office:value="0.0000007043744" calcext:value-type="float">
            <text:p>7.043744E-07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62302" calcext:value-type="float">
            <text:p>6.262302</text:p>
          </table:table-cell>
          <table:table-cell office:value-type="float" office:value="0.01879378" calcext:value-type="float">
            <text:p>0.01879378</text:p>
          </table:table-cell>
          <table:table-cell office:value-type="float" office:value="0.01781474" calcext:value-type="float">
            <text:p>0.01781474</text:p>
          </table:table-cell>
          <table:table-cell office:value-type="float" office:value="0.01871904" calcext:value-type="float">
            <text:p>0.01871904</text:p>
          </table:table-cell>
          <table:table-cell office:value-type="float" office:value="0.01843815" calcext:value-type="float">
            <text:p>0.01843815</text:p>
          </table:table-cell>
          <table:table-cell office:value-type="float" office:value="0.0214683" calcext:value-type="float">
            <text:p>0.0214683</text:p>
          </table:table-cell>
          <table:table-cell office:value-type="float" office:value="0.02032102" calcext:value-type="float">
            <text:p>0.02032102</text:p>
          </table:table-cell>
          <table:table-cell office:value-type="float" office:value="0.02014611" calcext:value-type="float">
            <text:p>0.02014611</text:p>
          </table:table-cell>
          <table:table-cell office:value-type="float" office:value="0.0196974" calcext:value-type="float">
            <text:p>0.0196974</text:p>
          </table:table-cell>
          <table:table-cell office:value-type="float" office:value="10.81229" calcext:value-type="float">
            <text:p>10.81229</text:p>
          </table:table-cell>
          <table:table-cell office:value-type="float" office:value="12.64671" calcext:value-type="float">
            <text:p>12.64671</text:p>
          </table:table-cell>
          <table:table-cell office:value-type="float" office:value="15.67957" calcext:value-type="float">
            <text:p>15.67957</text:p>
          </table:table-cell>
          <table:table-cell office:value-type="float" office:value="19.263" calcext:value-type="float">
            <text:p>19.263</text:p>
          </table:table-cell>
          <table:table-cell office:value-type="float" office:value="19.55226" calcext:value-type="float">
            <text:p>19.55226</text:p>
          </table:table-cell>
          <table:table-cell office:value-type="float" office:value="10.94585" calcext:value-type="float">
            <text:p>10.94585</text:p>
          </table:table-cell>
          <table:table-cell office:value-type="float" office:value="7.034349" calcext:value-type="float">
            <text:p>7.034349</text:p>
          </table:table-cell>
          <table:table-cell office:value-type="float" office:value="13.68578" calcext:value-type="float">
            <text:p>13.68578</text:p>
          </table:table-cell>
          <table:table-cell office:value-type="float" office:value="133.8378" calcext:value-type="float">
            <text:p>133.8378</text:p>
          </table:table-cell>
          <table:table-cell office:value-type="float" office:value="0" calcext:value-type="float">
            <text:p>0</text:p>
          </table:table-cell>
          <table:table-cell office:value-type="float" office:value="-0.00003148737" calcext:value-type="float">
            <text:p>-3.148737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0" calcext:value-type="float">
            <text:p>29022000</text:p>
          </table:table-cell>
          <table:table-cell office:value-type="float" office:value="3.723024" calcext:value-type="float">
            <text:p>3.723024</text:p>
          </table:table-cell>
          <table:table-cell office:value-type="float" office:value="466.4655" calcext:value-type="float">
            <text:p>466.4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5049" calcext:value-type="float">
            <text:p>0.04095049</text:p>
          </table:table-cell>
          <table:table-cell office:value-type="float" office:value="15.36379" calcext:value-type="float">
            <text:p>15.3637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409219" calcext:value-type="float">
            <text:p>0.004409219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4830049" calcext:value-type="float">
            <text:p>0.4830049</text:p>
          </table:table-cell>
          <table:table-cell office:value-type="float" office:value="-0.0003126199" calcext:value-type="float">
            <text:p>-0.0003126199</text:p>
          </table:table-cell>
          <table:table-cell office:value-type="float" office:value="0.00000126654" calcext:value-type="float">
            <text:p>1.2665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57963" calcext:value-type="float">
            <text:p>6.257963</text:p>
          </table:table-cell>
          <table:table-cell office:value-type="float" office:value="0.01962272" calcext:value-type="float">
            <text:p>0.01962272</text:p>
          </table:table-cell>
          <table:table-cell office:value-type="float" office:value="0.0180325" calcext:value-type="float">
            <text:p>0.0180325</text:p>
          </table:table-cell>
          <table:table-cell office:value-type="float" office:value="0.01889161" calcext:value-type="float">
            <text:p>0.01889161</text:p>
          </table:table-cell>
          <table:table-cell office:value-type="float" office:value="0.01860767" calcext:value-type="float">
            <text:p>0.01860767</text:p>
          </table:table-cell>
          <table:table-cell office:value-type="float" office:value="0.021764" calcext:value-type="float">
            <text:p>0.021764</text:p>
          </table:table-cell>
          <table:table-cell office:value-type="float" office:value="0.02055923" calcext:value-type="float">
            <text:p>0.02055923</text:p>
          </table:table-cell>
          <table:table-cell office:value-type="float" office:value="0.01999526" calcext:value-type="float">
            <text:p>0.01999526</text:p>
          </table:table-cell>
          <table:table-cell office:value-type="float" office:value="0.01972135" calcext:value-type="float">
            <text:p>0.01972135</text:p>
          </table:table-cell>
          <table:table-cell office:value-type="float" office:value="10.99755" calcext:value-type="float">
            <text:p>10.99755</text:p>
          </table:table-cell>
          <table:table-cell office:value-type="float" office:value="12.58876" calcext:value-type="float">
            <text:p>12.58876</text:p>
          </table:table-cell>
          <table:table-cell office:value-type="float" office:value="15.70497" calcext:value-type="float">
            <text:p>15.70497</text:p>
          </table:table-cell>
          <table:table-cell office:value-type="float" office:value="19.21876" calcext:value-type="float">
            <text:p>19.21876</text:p>
          </table:table-cell>
          <table:table-cell office:value-type="float" office:value="19.49159" calcext:value-type="float">
            <text:p>19.49159</text:p>
          </table:table-cell>
          <table:table-cell office:value-type="float" office:value="10.75708" calcext:value-type="float">
            <text:p>10.75708</text:p>
          </table:table-cell>
          <table:table-cell office:value-type="float" office:value="6.695156" calcext:value-type="float">
            <text:p>6.695156</text:p>
          </table:table-cell>
          <table:table-cell office:value-type="float" office:value="13.67949" calcext:value-type="float">
            <text:p>13.67949</text:p>
          </table:table-cell>
          <table:table-cell office:value-type="float" office:value="181.1664" calcext:value-type="float">
            <text:p>181.1664</text:p>
          </table:table-cell>
          <table:table-cell office:value-type="float" office:value="0" calcext:value-type="float">
            <text:p>0</text:p>
          </table:table-cell>
          <table:table-cell office:value-type="float" office:value="-0.000033142" calcext:value-type="float">
            <text:p>-3.3142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3.722299" calcext:value-type="float">
            <text:p>3.722299</text:p>
          </table:table-cell>
          <table:table-cell office:value-type="float" office:value="466.4617" calcext:value-type="float">
            <text:p>466.4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614" calcext:value-type="float">
            <text:p>0.0409614</text:p>
          </table:table-cell>
          <table:table-cell office:value-type="float" office:value="15.31812" calcext:value-type="float">
            <text:p>15.3181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510155" calcext:value-type="float">
            <text:p>0.00451015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5323958" calcext:value-type="float">
            <text:p>0.5323958</text:p>
          </table:table-cell>
          <table:table-cell office:value-type="float" office:value="-0.0003123404" calcext:value-type="float">
            <text:p>-0.0003123404</text:p>
          </table:table-cell>
          <table:table-cell office:value-type="float" office:value="0.000001842849" calcext:value-type="float">
            <text:p>1.842849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53635" calcext:value-type="float">
            <text:p>6.253635</text:p>
          </table:table-cell>
          <table:table-cell office:value-type="float" office:value="0.02053006" calcext:value-type="float">
            <text:p>0.02053006</text:p>
          </table:table-cell>
          <table:table-cell office:value-type="float" office:value="0.01822566" calcext:value-type="float">
            <text:p>0.01822566</text:p>
          </table:table-cell>
          <table:table-cell office:value-type="float" office:value="0.01905993" calcext:value-type="float">
            <text:p>0.01905993</text:p>
          </table:table-cell>
          <table:table-cell office:value-type="float" office:value="0.01877866" calcext:value-type="float">
            <text:p>0.01877866</text:p>
          </table:table-cell>
          <table:table-cell office:value-type="float" office:value="0.02179562" calcext:value-type="float">
            <text:p>0.02179562</text:p>
          </table:table-cell>
          <table:table-cell office:value-type="float" office:value="0.02063364" calcext:value-type="float">
            <text:p>0.02063364</text:p>
          </table:table-cell>
          <table:table-cell office:value-type="float" office:value="0.01995546" calcext:value-type="float">
            <text:p>0.01995546</text:p>
          </table:table-cell>
          <table:table-cell office:value-type="float" office:value="0.01973505" calcext:value-type="float">
            <text:p>0.01973505</text:p>
          </table:table-cell>
          <table:table-cell office:value-type="float" office:value="11.17271" calcext:value-type="float">
            <text:p>11.17271</text:p>
          </table:table-cell>
          <table:table-cell office:value-type="float" office:value="12.54472" calcext:value-type="float">
            <text:p>12.54472</text:p>
          </table:table-cell>
          <table:table-cell office:value-type="float" office:value="15.72688" calcext:value-type="float">
            <text:p>15.72688</text:p>
          </table:table-cell>
          <table:table-cell office:value-type="float" office:value="19.17831" calcext:value-type="float">
            <text:p>19.17831</text:p>
          </table:table-cell>
          <table:table-cell office:value-type="float" office:value="19.28412" calcext:value-type="float">
            <text:p>19.28412</text:p>
          </table:table-cell>
          <table:table-cell office:value-type="float" office:value="10.61535" calcext:value-type="float">
            <text:p>10.61535</text:p>
          </table:table-cell>
          <table:table-cell office:value-type="float" office:value="6.498681" calcext:value-type="float">
            <text:p>6.498681</text:p>
          </table:table-cell>
          <table:table-cell office:value-type="float" office:value="13.66366" calcext:value-type="float">
            <text:p>13.66366</text:p>
          </table:table-cell>
          <table:table-cell office:value-type="float" office:value="188.5414" calcext:value-type="float">
            <text:p>188.5414</text:p>
          </table:table-cell>
          <table:table-cell office:value-type="float" office:value="0" calcext:value-type="float">
            <text:p>0</text:p>
          </table:table-cell>
          <table:table-cell office:value-type="float" office:value="-0.00003347423" calcext:value-type="float">
            <text:p>-3.347423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3.721568" calcext:value-type="float">
            <text:p>3.721568</text:p>
          </table:table-cell>
          <table:table-cell office:value-type="float" office:value="466.4579" calcext:value-type="float">
            <text:p>466.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5479" calcext:value-type="float">
            <text:p>0.04095479</text:p>
          </table:table-cell>
          <table:table-cell office:value-type="float" office:value="15.27532" calcext:value-type="float">
            <text:p>15.2753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609905" calcext:value-type="float">
            <text:p>0.00460990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5789369" calcext:value-type="float">
            <text:p>0.5789369</text:p>
          </table:table-cell>
          <table:table-cell office:value-type="float" office:value="-0.0003126732" calcext:value-type="float">
            <text:p>-0.0003126732</text:p>
          </table:table-cell>
          <table:table-cell office:value-type="float" office:value="0.00000240536" calcext:value-type="float">
            <text:p>2.40536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49343" calcext:value-type="float">
            <text:p>6.249343</text:p>
          </table:table-cell>
          <table:table-cell office:value-type="float" office:value="0.02070814" calcext:value-type="float">
            <text:p>0.02070814</text:p>
          </table:table-cell>
          <table:table-cell office:value-type="float" office:value="0.01839944" calcext:value-type="float">
            <text:p>0.01839944</text:p>
          </table:table-cell>
          <table:table-cell office:value-type="float" office:value="0.01921974" calcext:value-type="float">
            <text:p>0.01921974</text:p>
          </table:table-cell>
          <table:table-cell office:value-type="float" office:value="0.01894393" calcext:value-type="float">
            <text:p>0.01894393</text:p>
          </table:table-cell>
          <table:table-cell office:value-type="float" office:value="0.02175551" calcext:value-type="float">
            <text:p>0.02175551</text:p>
          </table:table-cell>
          <table:table-cell office:value-type="float" office:value="0.02060343" calcext:value-type="float">
            <text:p>0.02060343</text:p>
          </table:table-cell>
          <table:table-cell office:value-type="float" office:value="0.01990715" calcext:value-type="float">
            <text:p>0.01990715</text:p>
          </table:table-cell>
          <table:table-cell office:value-type="float" office:value="0.01974853" calcext:value-type="float">
            <text:p>0.01974853</text:p>
          </table:table-cell>
          <table:table-cell office:value-type="float" office:value="11.32652" calcext:value-type="float">
            <text:p>11.32652</text:p>
          </table:table-cell>
          <table:table-cell office:value-type="float" office:value="12.51585" calcext:value-type="float">
            <text:p>12.51585</text:p>
          </table:table-cell>
          <table:table-cell office:value-type="float" office:value="15.74597" calcext:value-type="float">
            <text:p>15.74597</text:p>
          </table:table-cell>
          <table:table-cell office:value-type="float" office:value="19.14129" calcext:value-type="float">
            <text:p>19.14129</text:p>
          </table:table-cell>
          <table:table-cell office:value-type="float" office:value="19.12412" calcext:value-type="float">
            <text:p>19.12412</text:p>
          </table:table-cell>
          <table:table-cell office:value-type="float" office:value="10.47612" calcext:value-type="float">
            <text:p>10.47612</text:p>
          </table:table-cell>
          <table:table-cell office:value-type="float" office:value="6.311277" calcext:value-type="float">
            <text:p>6.311277</text:p>
          </table:table-cell>
          <table:table-cell office:value-type="float" office:value="13.64536" calcext:value-type="float">
            <text:p>13.64536</text:p>
          </table:table-cell>
          <table:table-cell office:value-type="float" office:value="248.7993" calcext:value-type="float">
            <text:p>248.7993</text:p>
          </table:table-cell>
          <table:table-cell office:value-type="float" office:value="0" calcext:value-type="float">
            <text:p>0</text:p>
          </table:table-cell>
          <table:table-cell office:value-type="float" office:value="-0.00003489799" calcext:value-type="float">
            <text:p>-3.489799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0" calcext:value-type="float">
            <text:p>3032000</text:p>
          </table:table-cell>
          <table:table-cell office:value-type="float" office:value="3.720837" calcext:value-type="float">
            <text:p>3.720837</text:p>
          </table:table-cell>
          <table:table-cell office:value-type="float" office:value="466.4542" calcext:value-type="float">
            <text:p>466.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3741" calcext:value-type="float">
            <text:p>0.04093741</text:p>
          </table:table-cell>
          <table:table-cell office:value-type="float" office:value="15.24056" calcext:value-type="float">
            <text:p>15.2405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703467" calcext:value-type="float">
            <text:p>0.00470346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6174484" calcext:value-type="float">
            <text:p>0.6174484</text:p>
          </table:table-cell>
          <table:table-cell office:value-type="float" office:value="-0.0003123553" calcext:value-type="float">
            <text:p>-0.0003123553</text:p>
          </table:table-cell>
          <table:table-cell office:value-type="float" office:value="0.000003003364" calcext:value-type="float">
            <text:p>3.00336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4507" calcext:value-type="float">
            <text:p>6.24507</text:p>
          </table:table-cell>
          <table:table-cell office:value-type="float" office:value="0.02117763" calcext:value-type="float">
            <text:p>0.02117763</text:p>
          </table:table-cell>
          <table:table-cell office:value-type="float" office:value="0.01854742" calcext:value-type="float">
            <text:p>0.01854742</text:p>
          </table:table-cell>
          <table:table-cell office:value-type="float" office:value="0.01936965" calcext:value-type="float">
            <text:p>0.01936965</text:p>
          </table:table-cell>
          <table:table-cell office:value-type="float" office:value="0.01910132" calcext:value-type="float">
            <text:p>0.01910132</text:p>
          </table:table-cell>
          <table:table-cell office:value-type="float" office:value="0.02156769" calcext:value-type="float">
            <text:p>0.02156769</text:p>
          </table:table-cell>
          <table:table-cell office:value-type="float" office:value="0.02047612" calcext:value-type="float">
            <text:p>0.02047612</text:p>
          </table:table-cell>
          <table:table-cell office:value-type="float" office:value="0.019968" calcext:value-type="float">
            <text:p>0.019968</text:p>
          </table:table-cell>
          <table:table-cell office:value-type="float" office:value="0.01974315" calcext:value-type="float">
            <text:p>0.01974315</text:p>
          </table:table-cell>
          <table:table-cell office:value-type="float" office:value="11.52531" calcext:value-type="float">
            <text:p>11.52531</text:p>
          </table:table-cell>
          <table:table-cell office:value-type="float" office:value="12.49722" calcext:value-type="float">
            <text:p>12.49722</text:p>
          </table:table-cell>
          <table:table-cell office:value-type="float" office:value="15.76268" calcext:value-type="float">
            <text:p>15.76268</text:p>
          </table:table-cell>
          <table:table-cell office:value-type="float" office:value="19.10758" calcext:value-type="float">
            <text:p>19.10758</text:p>
          </table:table-cell>
          <table:table-cell office:value-type="float" office:value="18.89923" calcext:value-type="float">
            <text:p>18.89923</text:p>
          </table:table-cell>
          <table:table-cell office:value-type="float" office:value="10.38946" calcext:value-type="float">
            <text:p>10.38946</text:p>
          </table:table-cell>
          <table:table-cell office:value-type="float" office:value="6.250219" calcext:value-type="float">
            <text:p>6.250219</text:p>
          </table:table-cell>
          <table:table-cell office:value-type="float" office:value="13.61388" calcext:value-type="float">
            <text:p>13.61388</text:p>
          </table:table-cell>
          <table:table-cell office:value-type="float" office:value="285.8419" calcext:value-type="float">
            <text:p>285.8419</text:p>
          </table:table-cell>
          <table:table-cell office:value-type="float" office:value="0" calcext:value-type="float">
            <text:p>0</text:p>
          </table:table-cell>
          <table:table-cell office:value-type="float" office:value="-0.00003523061" calcext:value-type="float">
            <text:p>-3.523061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0" calcext:value-type="float">
            <text:p>4032000</text:p>
          </table:table-cell>
          <table:table-cell office:value-type="float" office:value="3.720102" calcext:value-type="float">
            <text:p>3.720102</text:p>
          </table:table-cell>
          <table:table-cell office:value-type="float" office:value="466.4505" calcext:value-type="float">
            <text:p>466.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1134" calcext:value-type="float">
            <text:p>0.04091134</text:p>
          </table:table-cell>
          <table:table-cell office:value-type="float" office:value="15.21267" calcext:value-type="float">
            <text:p>15.2126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792753" calcext:value-type="float">
            <text:p>0.00479275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6490972" calcext:value-type="float">
            <text:p>0.6490972</text:p>
          </table:table-cell>
          <table:table-cell office:value-type="float" office:value="-0.0003122131" calcext:value-type="float">
            <text:p>-0.0003122131</text:p>
          </table:table-cell>
          <table:table-cell office:value-type="float" office:value="0.000003610461" calcext:value-type="float">
            <text:p>3.61046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40816" calcext:value-type="float">
            <text:p>6.240816</text:p>
          </table:table-cell>
          <table:table-cell office:value-type="float" office:value="0.02182765" calcext:value-type="float">
            <text:p>0.02182765</text:p>
          </table:table-cell>
          <table:table-cell office:value-type="float" office:value="0.018681" calcext:value-type="float">
            <text:p>0.018681</text:p>
          </table:table-cell>
          <table:table-cell office:value-type="float" office:value="0.01950791" calcext:value-type="float">
            <text:p>0.01950791</text:p>
          </table:table-cell>
          <table:table-cell office:value-type="float" office:value="0.01924723" calcext:value-type="float">
            <text:p>0.01924723</text:p>
          </table:table-cell>
          <table:table-cell office:value-type="float" office:value="0.02136418" calcext:value-type="float">
            <text:p>0.02136418</text:p>
          </table:table-cell>
          <table:table-cell office:value-type="float" office:value="0.02032946" calcext:value-type="float">
            <text:p>0.02032946</text:p>
          </table:table-cell>
          <table:table-cell office:value-type="float" office:value="0.02003354" calcext:value-type="float">
            <text:p>0.02003354</text:p>
          </table:table-cell>
          <table:table-cell office:value-type="float" office:value="0.01972793" calcext:value-type="float">
            <text:p>0.01972793</text:p>
          </table:table-cell>
          <table:table-cell office:value-type="float" office:value="11.69767" calcext:value-type="float">
            <text:p>11.69767</text:p>
          </table:table-cell>
          <table:table-cell office:value-type="float" office:value="12.48758" calcext:value-type="float">
            <text:p>12.48758</text:p>
          </table:table-cell>
          <table:table-cell office:value-type="float" office:value="15.77781" calcext:value-type="float">
            <text:p>15.77781</text:p>
          </table:table-cell>
          <table:table-cell office:value-type="float" office:value="19.07611" calcext:value-type="float">
            <text:p>19.07611</text:p>
          </table:table-cell>
          <table:table-cell office:value-type="float" office:value="18.72841" calcext:value-type="float">
            <text:p>18.72841</text:p>
          </table:table-cell>
          <table:table-cell office:value-type="float" office:value="10.35049" calcext:value-type="float">
            <text:p>10.35049</text:p>
          </table:table-cell>
          <table:table-cell office:value-type="float" office:value="6.210812" calcext:value-type="float">
            <text:p>6.210812</text:p>
          </table:table-cell>
          <table:table-cell office:value-type="float" office:value="13.57698" calcext:value-type="float">
            <text:p>13.57698</text:p>
          </table:table-cell>
          <table:table-cell office:value-type="float" office:value="290.6589" calcext:value-type="float">
            <text:p>290.6589</text:p>
          </table:table-cell>
          <table:table-cell office:value-type="float" office:value="0" calcext:value-type="float">
            <text:p>0</text:p>
          </table:table-cell>
          <table:table-cell office:value-type="float" office:value="-0.00003556394" calcext:value-type="float">
            <text:p>-3.556394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0" calcext:value-type="float">
            <text:p>5032000</text:p>
          </table:table-cell>
          <table:table-cell office:value-type="float" office:value="3.719368" calcext:value-type="float">
            <text:p>3.719368</text:p>
          </table:table-cell>
          <table:table-cell office:value-type="float" office:value="466.4469" calcext:value-type="float">
            <text:p>466.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8644" calcext:value-type="float">
            <text:p>0.04088644</text:p>
          </table:table-cell>
          <table:table-cell office:value-type="float" office:value="15.1927" calcext:value-type="float">
            <text:p>15.1927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874532" calcext:value-type="float">
            <text:p>0.004874532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6728017" calcext:value-type="float">
            <text:p>0.6728017</text:p>
          </table:table-cell>
          <table:table-cell office:value-type="float" office:value="-0.0003125495" calcext:value-type="float">
            <text:p>-0.0003125495</text:p>
          </table:table-cell>
          <table:table-cell office:value-type="float" office:value="0.000004201776" calcext:value-type="float">
            <text:p>4.201776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36582" calcext:value-type="float">
            <text:p>6.236582</text:p>
          </table:table-cell>
          <table:table-cell office:value-type="float" office:value="0.02241817" calcext:value-type="float">
            <text:p>0.02241817</text:p>
          </table:table-cell>
          <table:table-cell office:value-type="float" office:value="0.01879563" calcext:value-type="float">
            <text:p>0.01879563</text:p>
          </table:table-cell>
          <table:table-cell office:value-type="float" office:value="0.01963313" calcext:value-type="float">
            <text:p>0.01963313</text:p>
          </table:table-cell>
          <table:table-cell office:value-type="float" office:value="0.01938024" calcext:value-type="float">
            <text:p>0.01938024</text:p>
          </table:table-cell>
          <table:table-cell office:value-type="float" office:value="0.02119295" calcext:value-type="float">
            <text:p>0.02119295</text:p>
          </table:table-cell>
          <table:table-cell office:value-type="float" office:value="0.02022134" calcext:value-type="float">
            <text:p>0.02022134</text:p>
          </table:table-cell>
          <table:table-cell office:value-type="float" office:value="0.02006151" calcext:value-type="float">
            <text:p>0.02006151</text:p>
          </table:table-cell>
          <table:table-cell office:value-type="float" office:value="0.01971575" calcext:value-type="float">
            <text:p>0.01971575</text:p>
          </table:table-cell>
          <table:table-cell office:value-type="float" office:value="11.82618" calcext:value-type="float">
            <text:p>11.82618</text:p>
          </table:table-cell>
          <table:table-cell office:value-type="float" office:value="12.49081" calcext:value-type="float">
            <text:p>12.49081</text:p>
          </table:table-cell>
          <table:table-cell office:value-type="float" office:value="15.79309" calcext:value-type="float">
            <text:p>15.79309</text:p>
          </table:table-cell>
          <table:table-cell office:value-type="float" office:value="19.04461" calcext:value-type="float">
            <text:p>19.04461</text:p>
          </table:table-cell>
          <table:table-cell office:value-type="float" office:value="18.62446" calcext:value-type="float">
            <text:p>18.62446</text:p>
          </table:table-cell>
          <table:table-cell office:value-type="float" office:value="10.36049" calcext:value-type="float">
            <text:p>10.36049</text:p>
          </table:table-cell>
          <table:table-cell office:value-type="float" office:value="6.146946" calcext:value-type="float">
            <text:p>6.146946</text:p>
          </table:table-cell>
          <table:table-cell office:value-type="float" office:value="13.54561" calcext:value-type="float">
            <text:p>13.54561</text:p>
          </table:table-cell>
          <table:table-cell office:value-type="float" office:value="288.0799" calcext:value-type="float">
            <text:p>288.0799</text:p>
          </table:table-cell>
          <table:table-cell office:value-type="float" office:value="0" calcext:value-type="float">
            <text:p>0</text:p>
          </table:table-cell>
          <table:table-cell office:value-type="float" office:value="-0.00003628609" calcext:value-type="float">
            <text:p>-3.628609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3.718628" calcext:value-type="float">
            <text:p>3.718628</text:p>
          </table:table-cell>
          <table:table-cell office:value-type="float" office:value="466.4432" calcext:value-type="float">
            <text:p>466.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6526" calcext:value-type="float">
            <text:p>0.04086526</text:p>
          </table:table-cell>
          <table:table-cell office:value-type="float" office:value="15.16865" calcext:value-type="float">
            <text:p>15.1686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4961018" calcext:value-type="float">
            <text:p>0.00496101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7005875" calcext:value-type="float">
            <text:p>0.7005875</text:p>
          </table:table-cell>
          <table:table-cell office:value-type="float" office:value="-0.000322455" calcext:value-type="float">
            <text:p>-0.000322455</text:p>
          </table:table-cell>
          <table:table-cell office:value-type="float" office:value="0.000004146358" calcext:value-type="float">
            <text:p>4.14635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32352" calcext:value-type="float">
            <text:p>6.232352</text:p>
          </table:table-cell>
          <table:table-cell office:value-type="float" office:value="0.02202515" calcext:value-type="float">
            <text:p>0.02202515</text:p>
          </table:table-cell>
          <table:table-cell office:value-type="float" office:value="0.01888888" calcext:value-type="float">
            <text:p>0.01888888</text:p>
          </table:table-cell>
          <table:table-cell office:value-type="float" office:value="0.01974493" calcext:value-type="float">
            <text:p>0.01974493</text:p>
          </table:table-cell>
          <table:table-cell office:value-type="float" office:value="0.01949989" calcext:value-type="float">
            <text:p>0.01949989</text:p>
          </table:table-cell>
          <table:table-cell office:value-type="float" office:value="0.02118152" calcext:value-type="float">
            <text:p>0.02118152</text:p>
          </table:table-cell>
          <table:table-cell office:value-type="float" office:value="0.02031913" calcext:value-type="float">
            <text:p>0.02031913</text:p>
          </table:table-cell>
          <table:table-cell office:value-type="float" office:value="0.01995808" calcext:value-type="float">
            <text:p>0.01995808</text:p>
          </table:table-cell>
          <table:table-cell office:value-type="float" office:value="0.01971818" calcext:value-type="float">
            <text:p>0.01971818</text:p>
          </table:table-cell>
          <table:table-cell office:value-type="float" office:value="11.0053" calcext:value-type="float">
            <text:p>11.0053</text:p>
          </table:table-cell>
          <table:table-cell office:value-type="float" office:value="12.48748" calcext:value-type="float">
            <text:p>12.48748</text:p>
          </table:table-cell>
          <table:table-cell office:value-type="float" office:value="15.80756" calcext:value-type="float">
            <text:p>15.80756</text:p>
          </table:table-cell>
          <table:table-cell office:value-type="float" office:value="19.01339" calcext:value-type="float">
            <text:p>19.01339</text:p>
          </table:table-cell>
          <table:table-cell office:value-type="float" office:value="18.67229" calcext:value-type="float">
            <text:p>18.67229</text:p>
          </table:table-cell>
          <table:table-cell office:value-type="float" office:value="10.43727" calcext:value-type="float">
            <text:p>10.43727</text:p>
          </table:table-cell>
          <table:table-cell office:value-type="float" office:value="6.00156" calcext:value-type="float">
            <text:p>6.00156</text:p>
          </table:table-cell>
          <table:table-cell office:value-type="float" office:value="13.5243" calcext:value-type="float">
            <text:p>13.5243</text:p>
          </table:table-cell>
          <table:table-cell office:value-type="float" office:value="330.0604" calcext:value-type="float">
            <text:p>330.0604</text:p>
          </table:table-cell>
          <table:table-cell office:value-type="float" office:value="0" calcext:value-type="float">
            <text:p>0</text:p>
          </table:table-cell>
          <table:table-cell office:value-type="float" office:value="-0.00003662598" calcext:value-type="float">
            <text:p>-3.662598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0" calcext:value-type="float">
            <text:p>7032000</text:p>
          </table:table-cell>
          <table:table-cell office:value-type="float" office:value="3.717889" calcext:value-type="float">
            <text:p>3.717889</text:p>
          </table:table-cell>
          <table:table-cell office:value-type="float" office:value="466.4396" calcext:value-type="float">
            <text:p>466.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5527" calcext:value-type="float">
            <text:p>0.04085527</text:p>
          </table:table-cell>
          <table:table-cell office:value-type="float" office:value="15.13519" calcext:value-type="float">
            <text:p>15.13519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054653" calcext:value-type="float">
            <text:p>0.00505465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7377793" calcext:value-type="float">
            <text:p>0.7377793</text:p>
          </table:table-cell>
          <table:table-cell office:value-type="float" office:value="-0.0003288527" calcext:value-type="float">
            <text:p>-0.0003288527</text:p>
          </table:table-cell>
          <table:table-cell office:value-type="float" office:value="0.000004375553" calcext:value-type="float">
            <text:p>4.375553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28138" calcext:value-type="float">
            <text:p>6.228138</text:p>
          </table:table-cell>
          <table:table-cell office:value-type="float" office:value="0.02250397" calcext:value-type="float">
            <text:p>0.02250397</text:p>
          </table:table-cell>
          <table:table-cell office:value-type="float" office:value="0.01897554" calcext:value-type="float">
            <text:p>0.01897554</text:p>
          </table:table-cell>
          <table:table-cell office:value-type="float" office:value="0.01984539" calcext:value-type="float">
            <text:p>0.01984539</text:p>
          </table:table-cell>
          <table:table-cell office:value-type="float" office:value="0.01960894" calcext:value-type="float">
            <text:p>0.01960894</text:p>
          </table:table-cell>
          <table:table-cell office:value-type="float" office:value="0.02136675" calcext:value-type="float">
            <text:p>0.02136675</text:p>
          </table:table-cell>
          <table:table-cell office:value-type="float" office:value="0.02044761" calcext:value-type="float">
            <text:p>0.02044761</text:p>
          </table:table-cell>
          <table:table-cell office:value-type="float" office:value="0.01974452" calcext:value-type="float">
            <text:p>0.01974452</text:p>
          </table:table-cell>
          <table:table-cell office:value-type="float" office:value="0.01973156" calcext:value-type="float">
            <text:p>0.01973156</text:p>
          </table:table-cell>
          <table:table-cell office:value-type="float" office:value="10.78206" calcext:value-type="float">
            <text:p>10.78206</text:p>
          </table:table-cell>
          <table:table-cell office:value-type="float" office:value="12.45938" calcext:value-type="float">
            <text:p>12.45938</text:p>
          </table:table-cell>
          <table:table-cell office:value-type="float" office:value="15.82071" calcext:value-type="float">
            <text:p>15.82071</text:p>
          </table:table-cell>
          <table:table-cell office:value-type="float" office:value="18.98079" calcext:value-type="float">
            <text:p>18.98079</text:p>
          </table:table-cell>
          <table:table-cell office:value-type="float" office:value="18.81785" calcext:value-type="float">
            <text:p>18.81785</text:p>
          </table:table-cell>
          <table:table-cell office:value-type="float" office:value="10.35045" calcext:value-type="float">
            <text:p>10.35045</text:p>
          </table:table-cell>
          <table:table-cell office:value-type="float" office:value="5.721088" calcext:value-type="float">
            <text:p>5.721088</text:p>
          </table:table-cell>
          <table:table-cell office:value-type="float" office:value="13.50834" calcext:value-type="float">
            <text:p>13.50834</text:p>
          </table:table-cell>
          <table:table-cell office:value-type="float" office:value="323.769" calcext:value-type="float">
            <text:p>323.769</text:p>
          </table:table-cell>
          <table:table-cell office:value-type="float" office:value="0" calcext:value-type="float">
            <text:p>0</text:p>
          </table:table-cell>
          <table:table-cell office:value-type="float" office:value="-0.00003744846" calcext:value-type="float">
            <text:p>-3.744846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0" calcext:value-type="float">
            <text:p>8032000</text:p>
          </table:table-cell>
          <table:table-cell office:value-type="float" office:value="3.717147" calcext:value-type="float">
            <text:p>3.717147</text:p>
          </table:table-cell>
          <table:table-cell office:value-type="float" office:value="466.436" calcext:value-type="float">
            <text:p>466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5083" calcext:value-type="float">
            <text:p>0.04085083</text:p>
          </table:table-cell>
          <table:table-cell office:value-type="float" office:value="15.08982" calcext:value-type="float">
            <text:p>15.0898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158654" calcext:value-type="float">
            <text:p>0.00515865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7868646" calcext:value-type="float">
            <text:p>0.7868646</text:p>
          </table:table-cell>
          <table:table-cell office:value-type="float" office:value="-0.0003437216" calcext:value-type="float">
            <text:p>-0.0003437216</text:p>
          </table:table-cell>
          <table:table-cell office:value-type="float" office:value="0.000003945222" calcext:value-type="float">
            <text:p>3.945222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23929" calcext:value-type="float">
            <text:p>6.223929</text:p>
          </table:table-cell>
          <table:table-cell office:value-type="float" office:value="0.02187245" calcext:value-type="float">
            <text:p>0.02187245</text:p>
          </table:table-cell>
          <table:table-cell office:value-type="float" office:value="0.01905641" calcext:value-type="float">
            <text:p>0.01905641</text:p>
          </table:table-cell>
          <table:table-cell office:value-type="float" office:value="0.01993999" calcext:value-type="float">
            <text:p>0.01993999</text:p>
          </table:table-cell>
          <table:table-cell office:value-type="float" office:value="0.01971374" calcext:value-type="float">
            <text:p>0.01971374</text:p>
          </table:table-cell>
          <table:table-cell office:value-type="float" office:value="0.02174169" calcext:value-type="float">
            <text:p>0.02174169</text:p>
          </table:table-cell>
          <table:table-cell office:value-type="float" office:value="0.02078017" calcext:value-type="float">
            <text:p>0.02078017</text:p>
          </table:table-cell>
          <table:table-cell office:value-type="float" office:value="0.01942793" calcext:value-type="float">
            <text:p>0.01942793</text:p>
          </table:table-cell>
          <table:table-cell office:value-type="float" office:value="0.01975009" calcext:value-type="float">
            <text:p>0.01975009</text:p>
          </table:table-cell>
          <table:table-cell office:value-type="float" office:value="9.560588" calcext:value-type="float">
            <text:p>9.560588</text:p>
          </table:table-cell>
          <table:table-cell office:value-type="float" office:value="12.41095" calcext:value-type="float">
            <text:p>12.41095</text:p>
          </table:table-cell>
          <table:table-cell office:value-type="float" office:value="15.8325" calcext:value-type="float">
            <text:p>15.8325</text:p>
          </table:table-cell>
          <table:table-cell office:value-type="float" office:value="18.94634" calcext:value-type="float">
            <text:p>18.94634</text:p>
          </table:table-cell>
          <table:table-cell office:value-type="float" office:value="19.05671" calcext:value-type="float">
            <text:p>19.05671</text:p>
          </table:table-cell>
          <table:table-cell office:value-type="float" office:value="10.26164" calcext:value-type="float">
            <text:p>10.26164</text:p>
          </table:table-cell>
          <table:table-cell office:value-type="float" office:value="5.397024" calcext:value-type="float">
            <text:p>5.397024</text:p>
          </table:table-cell>
          <table:table-cell office:value-type="float" office:value="13.49156" calcext:value-type="float">
            <text:p>13.49156</text:p>
          </table:table-cell>
          <table:table-cell office:value-type="float" office:value="363.3348" calcext:value-type="float">
            <text:p>363.3348</text:p>
          </table:table-cell>
          <table:table-cell office:value-type="float" office:value="0" calcext:value-type="float">
            <text:p>0</text:p>
          </table:table-cell>
          <table:table-cell office:value-type="float" office:value="-0.00003838346" calcext:value-type="float">
            <text:p>-3.838346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0" calcext:value-type="float">
            <text:p>9032000</text:p>
          </table:table-cell>
          <table:table-cell office:value-type="float" office:value="3.716402" calcext:value-type="float">
            <text:p>3.716402</text:p>
          </table:table-cell>
          <table:table-cell office:value-type="float" office:value="466.4324" calcext:value-type="float">
            <text:p>466.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7526" calcext:value-type="float">
            <text:p>0.04087526</text:p>
          </table:table-cell>
          <table:table-cell office:value-type="float" office:value="15.02994" calcext:value-type="float">
            <text:p>15.02994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275462" calcext:value-type="float">
            <text:p>0.005275462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8504283" calcext:value-type="float">
            <text:p>0.8504283</text:p>
          </table:table-cell>
          <table:table-cell office:value-type="float" office:value="-0.0003636807" calcext:value-type="float">
            <text:p>-0.0003636807</text:p>
          </table:table-cell>
          <table:table-cell office:value-type="float" office:value="0.000003093361" calcext:value-type="float">
            <text:p>3.09336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19727" calcext:value-type="float">
            <text:p>6.219727</text:p>
          </table:table-cell>
          <table:table-cell office:value-type="float" office:value="0.02119454" calcext:value-type="float">
            <text:p>0.02119454</text:p>
          </table:table-cell>
          <table:table-cell office:value-type="float" office:value="0.01915718" calcext:value-type="float">
            <text:p>0.01915718</text:p>
          </table:table-cell>
          <table:table-cell office:value-type="float" office:value="0.0200413" calcext:value-type="float">
            <text:p>0.0200413</text:p>
          </table:table-cell>
          <table:table-cell office:value-type="float" office:value="0.01982423" calcext:value-type="float">
            <text:p>0.01982423</text:p>
          </table:table-cell>
          <table:table-cell office:value-type="float" office:value="0.02264228" calcext:value-type="float">
            <text:p>0.02264228</text:p>
          </table:table-cell>
          <table:table-cell office:value-type="float" office:value="0.02126915" calcext:value-type="float">
            <text:p>0.02126915</text:p>
          </table:table-cell>
          <table:table-cell office:value-type="float" office:value="0.01891075" calcext:value-type="float">
            <text:p>0.01891075</text:p>
          </table:table-cell>
          <table:table-cell office:value-type="float" office:value="0.01978522" calcext:value-type="float">
            <text:p>0.01978522</text:p>
          </table:table-cell>
          <table:table-cell office:value-type="float" office:value="8.036954" calcext:value-type="float">
            <text:p>8.036954</text:p>
          </table:table-cell>
          <table:table-cell office:value-type="float" office:value="12.30461" calcext:value-type="float">
            <text:p>12.30461</text:p>
          </table:table-cell>
          <table:table-cell office:value-type="float" office:value="15.84274" calcext:value-type="float">
            <text:p>15.84274</text:p>
          </table:table-cell>
          <table:table-cell office:value-type="float" office:value="18.90548" calcext:value-type="float">
            <text:p>18.90548</text:p>
          </table:table-cell>
          <table:table-cell office:value-type="float" office:value="19.60294" calcext:value-type="float">
            <text:p>19.60294</text:p>
          </table:table-cell>
          <table:table-cell office:value-type="float" office:value="9.945246" calcext:value-type="float">
            <text:p>9.945246</text:p>
          </table:table-cell>
          <table:table-cell office:value-type="float" office:value="4.925186" calcext:value-type="float">
            <text:p>4.925186</text:p>
          </table:table-cell>
          <table:table-cell office:value-type="float" office:value="13.47699" calcext:value-type="float">
            <text:p>13.47699</text:p>
          </table:table-cell>
          <table:table-cell office:value-type="float" office:value="399.906" calcext:value-type="float">
            <text:p>399.906</text:p>
          </table:table-cell>
          <table:table-cell office:value-type="float" office:value="0" calcext:value-type="float">
            <text:p>0</text:p>
          </table:table-cell>
          <table:table-cell office:value-type="float" office:value="-0.00003897861" calcext:value-type="float">
            <text:p>-3.897861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0" calcext:value-type="float">
            <text:p>10032000</text:p>
          </table:table-cell>
          <table:table-cell office:value-type="float" office:value="3.715657" calcext:value-type="float">
            <text:p>3.715657</text:p>
          </table:table-cell>
          <table:table-cell office:value-type="float" office:value="466.4288" calcext:value-type="float">
            <text:p>466.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1832" calcext:value-type="float">
            <text:p>0.04091832</text:p>
          </table:table-cell>
          <table:table-cell office:value-type="float" office:value="14.96902" calcext:value-type="float">
            <text:p>14.9690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392543" calcext:value-type="float">
            <text:p>0.00539254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9150119" calcext:value-type="float">
            <text:p>0.9150119</text:p>
          </table:table-cell>
          <table:table-cell office:value-type="float" office:value="-0.0003668152" calcext:value-type="float">
            <text:p>-0.0003668152</text:p>
          </table:table-cell>
          <table:table-cell office:value-type="float" office:value="0.000003520225" calcext:value-type="float">
            <text:p>3.520225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1555" calcext:value-type="float">
            <text:p>6.21555</text:p>
          </table:table-cell>
          <table:table-cell office:value-type="float" office:value="0.02137664" calcext:value-type="float">
            <text:p>0.02137664</text:p>
          </table:table-cell>
          <table:table-cell office:value-type="float" office:value="0.01930382" calcext:value-type="float">
            <text:p>0.01930382</text:p>
          </table:table-cell>
          <table:table-cell office:value-type="float" office:value="0.02015471" calcext:value-type="float">
            <text:p>0.02015471</text:p>
          </table:table-cell>
          <table:table-cell office:value-type="float" office:value="0.01994498" calcext:value-type="float">
            <text:p>0.01994498</text:p>
          </table:table-cell>
          <table:table-cell office:value-type="float" office:value="0.02289584" calcext:value-type="float">
            <text:p>0.02289584</text:p>
          </table:table-cell>
          <table:table-cell office:value-type="float" office:value="0.02149497" calcext:value-type="float">
            <text:p>0.02149497</text:p>
          </table:table-cell>
          <table:table-cell office:value-type="float" office:value="0.01891535" calcext:value-type="float">
            <text:p>0.01891535</text:p>
          </table:table-cell>
          <table:table-cell office:value-type="float" office:value="0.01981528" calcext:value-type="float">
            <text:p>0.01981528</text:p>
          </table:table-cell>
          <table:table-cell office:value-type="float" office:value="8.365664" calcext:value-type="float">
            <text:p>8.365664</text:p>
          </table:table-cell>
          <table:table-cell office:value-type="float" office:value="12.17162" calcext:value-type="float">
            <text:p>12.17162</text:p>
          </table:table-cell>
          <table:table-cell office:value-type="float" office:value="15.8508" calcext:value-type="float">
            <text:p>15.8508</text:p>
          </table:table-cell>
          <table:table-cell office:value-type="float" office:value="18.85747" calcext:value-type="float">
            <text:p>18.85747</text:p>
          </table:table-cell>
          <table:table-cell office:value-type="float" office:value="19.33466" calcext:value-type="float">
            <text:p>19.33466</text:p>
          </table:table-cell>
          <table:table-cell office:value-type="float" office:value="9.632041" calcext:value-type="float">
            <text:p>9.632041</text:p>
          </table:table-cell>
          <table:table-cell office:value-type="float" office:value="4.744184" calcext:value-type="float">
            <text:p>4.744184</text:p>
          </table:table-cell>
          <table:table-cell office:value-type="float" office:value="13.4536" calcext:value-type="float">
            <text:p>13.4536</text:p>
          </table:table-cell>
          <table:table-cell office:value-type="float" office:value="520.3378" calcext:value-type="float">
            <text:p>520.3378</text:p>
          </table:table-cell>
          <table:table-cell office:value-type="float" office:value="0" calcext:value-type="float">
            <text:p>0</text:p>
          </table:table-cell>
          <table:table-cell office:value-type="float" office:value="-0.00004091875" calcext:value-type="float">
            <text:p>-4.091875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0" calcext:value-type="float">
            <text:p>11032000</text:p>
          </table:table-cell>
          <table:table-cell office:value-type="float" office:value="3.714913" calcext:value-type="float">
            <text:p>3.714913</text:p>
          </table:table-cell>
          <table:table-cell office:value-type="float" office:value="466.4252" calcext:value-type="float">
            <text:p>466.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1769" calcext:value-type="float">
            <text:p>0.04091769</text:p>
          </table:table-cell>
          <table:table-cell office:value-type="float" office:value="14.9123" calcext:value-type="float">
            <text:p>14.912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505901" calcext:value-type="float">
            <text:p>0.005505901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0.9754345" calcext:value-type="float">
            <text:p>0.9754345</text:p>
          </table:table-cell>
          <table:table-cell office:value-type="float" office:value="-0.0003657952" calcext:value-type="float">
            <text:p>-0.0003657952</text:p>
          </table:table-cell>
          <table:table-cell office:value-type="float" office:value="0.000004167178" calcext:value-type="float">
            <text:p>4.16717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11407" calcext:value-type="float">
            <text:p>6.211407</text:p>
          </table:table-cell>
          <table:table-cell office:value-type="float" office:value="0.02148568" calcext:value-type="float">
            <text:p>0.02148568</text:p>
          </table:table-cell>
          <table:table-cell office:value-type="float" office:value="0.01940903" calcext:value-type="float">
            <text:p>0.01940903</text:p>
          </table:table-cell>
          <table:table-cell office:value-type="float" office:value="0.02025603" calcext:value-type="float">
            <text:p>0.02025603</text:p>
          </table:table-cell>
          <table:table-cell office:value-type="float" office:value="0.02005982" calcext:value-type="float">
            <text:p>0.02005982</text:p>
          </table:table-cell>
          <table:table-cell office:value-type="float" office:value="0.02272772" calcext:value-type="float">
            <text:p>0.02272772</text:p>
          </table:table-cell>
          <table:table-cell office:value-type="float" office:value="0.02145628" calcext:value-type="float">
            <text:p>0.02145628</text:p>
          </table:table-cell>
          <table:table-cell office:value-type="float" office:value="0.01902355" calcext:value-type="float">
            <text:p>0.01902355</text:p>
          </table:table-cell>
          <table:table-cell office:value-type="float" office:value="0.01982978" calcext:value-type="float">
            <text:p>0.01982978</text:p>
          </table:table-cell>
          <table:table-cell office:value-type="float" office:value="8.655641" calcext:value-type="float">
            <text:p>8.655641</text:p>
          </table:table-cell>
          <table:table-cell office:value-type="float" office:value="12.06874" calcext:value-type="float">
            <text:p>12.06874</text:p>
          </table:table-cell>
          <table:table-cell office:value-type="float" office:value="15.85657" calcext:value-type="float">
            <text:p>15.85657</text:p>
          </table:table-cell>
          <table:table-cell office:value-type="float" office:value="18.81599" calcext:value-type="float">
            <text:p>18.81599</text:p>
          </table:table-cell>
          <table:table-cell office:value-type="float" office:value="18.85951" calcext:value-type="float">
            <text:p>18.85951</text:p>
          </table:table-cell>
          <table:table-cell office:value-type="float" office:value="9.452034" calcext:value-type="float">
            <text:p>9.452034</text:p>
          </table:table-cell>
          <table:table-cell office:value-type="float" office:value="4.678213" calcext:value-type="float">
            <text:p>4.678213</text:p>
          </table:table-cell>
          <table:table-cell office:value-type="float" office:value="13.42124" calcext:value-type="float">
            <text:p>13.42124</text:p>
          </table:table-cell>
          <table:table-cell office:value-type="float" office:value="621.2443" calcext:value-type="float">
            <text:p>621.2443</text:p>
          </table:table-cell>
          <table:table-cell office:value-type="float" office:value="0" calcext:value-type="float">
            <text:p>0</text:p>
          </table:table-cell>
          <table:table-cell office:value-type="float" office:value="-0.00004123633" calcext:value-type="float">
            <text:p>-4.123633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0" calcext:value-type="float">
            <text:p>12032000</text:p>
          </table:table-cell>
          <table:table-cell office:value-type="float" office:value="3.714165" calcext:value-type="float">
            <text:p>3.714165</text:p>
          </table:table-cell>
          <table:table-cell office:value-type="float" office:value="466.4216" calcext:value-type="float">
            <text:p>466.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9685" calcext:value-type="float">
            <text:p>0.04089685</text:p>
          </table:table-cell>
          <table:table-cell office:value-type="float" office:value="14.8565" calcext:value-type="float">
            <text:p>14.856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620297" calcext:value-type="float">
            <text:p>0.005620297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034942" calcext:value-type="float">
            <text:p>1.034942</text:p>
          </table:table-cell>
          <table:table-cell office:value-type="float" office:value="-0.0003725665" calcext:value-type="float">
            <text:p>-0.0003725665</text:p>
          </table:table-cell>
          <table:table-cell office:value-type="float" office:value="0.000004300608" calcext:value-type="float">
            <text:p>4.30060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07264" calcext:value-type="float">
            <text:p>6.207264</text:p>
          </table:table-cell>
          <table:table-cell office:value-type="float" office:value="0.02187376" calcext:value-type="float">
            <text:p>0.02187376</text:p>
          </table:table-cell>
          <table:table-cell office:value-type="float" office:value="0.01949036" calcext:value-type="float">
            <text:p>0.01949036</text:p>
          </table:table-cell>
          <table:table-cell office:value-type="float" office:value="0.02034664" calcext:value-type="float">
            <text:p>0.02034664</text:p>
          </table:table-cell>
          <table:table-cell office:value-type="float" office:value="0.02016418" calcext:value-type="float">
            <text:p>0.02016418</text:p>
          </table:table-cell>
          <table:table-cell office:value-type="float" office:value="0.0227324" calcext:value-type="float">
            <text:p>0.0227324</text:p>
          </table:table-cell>
          <table:table-cell office:value-type="float" office:value="0.02153918" calcext:value-type="float">
            <text:p>0.02153918</text:p>
          </table:table-cell>
          <table:table-cell office:value-type="float" office:value="0.01889261" calcext:value-type="float">
            <text:p>0.01889261</text:p>
          </table:table-cell>
          <table:table-cell office:value-type="float" office:value="0.01984311" calcext:value-type="float">
            <text:p>0.01984311</text:p>
          </table:table-cell>
          <table:table-cell office:value-type="float" office:value="7.979824" calcext:value-type="float">
            <text:p>7.979824</text:p>
          </table:table-cell>
          <table:table-cell office:value-type="float" office:value="11.96731" calcext:value-type="float">
            <text:p>11.96731</text:p>
          </table:table-cell>
          <table:table-cell office:value-type="float" office:value="15.86068" calcext:value-type="float">
            <text:p>15.86068</text:p>
          </table:table-cell>
          <table:table-cell office:value-type="float" office:value="18.7792" calcext:value-type="float">
            <text:p>18.7792</text:p>
          </table:table-cell>
          <table:table-cell office:value-type="float" office:value="18.71554" calcext:value-type="float">
            <text:p>18.71554</text:p>
          </table:table-cell>
          <table:table-cell office:value-type="float" office:value="9.338841" calcext:value-type="float">
            <text:p>9.338841</text:p>
          </table:table-cell>
          <table:table-cell office:value-type="float" office:value="4.520292" calcext:value-type="float">
            <text:p>4.520292</text:p>
          </table:table-cell>
          <table:table-cell office:value-type="float" office:value="13.3861" calcext:value-type="float">
            <text:p>13.3861</text:p>
          </table:table-cell>
          <table:table-cell office:value-type="float" office:value="605.0018" calcext:value-type="float">
            <text:p>605.0018</text:p>
          </table:table-cell>
          <table:table-cell office:value-type="float" office:value="0" calcext:value-type="float">
            <text:p>0</text:p>
          </table:table-cell>
          <table:table-cell office:value-type="float" office:value="-0.00004167519" calcext:value-type="float">
            <text:p>-4.167519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0" calcext:value-type="float">
            <text:p>13032000</text:p>
          </table:table-cell>
          <table:table-cell office:value-type="float" office:value="3.713417" calcext:value-type="float">
            <text:p>3.713417</text:p>
          </table:table-cell>
          <table:table-cell office:value-type="float" office:value="466.4181" calcext:value-type="float">
            <text:p>466.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8476" calcext:value-type="float">
            <text:p>0.04088476</text:p>
          </table:table-cell>
          <table:table-cell office:value-type="float" office:value="14.80423" calcext:value-type="float">
            <text:p>14.8042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730303" calcext:value-type="float">
            <text:p>0.00573030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090911" calcext:value-type="float">
            <text:p>1.090911</text:p>
          </table:table-cell>
          <table:table-cell office:value-type="float" office:value="-0.0003729107" calcext:value-type="float">
            <text:p>-0.0003729107</text:p>
          </table:table-cell>
          <table:table-cell office:value-type="float" office:value="0.000004957583" calcext:value-type="float">
            <text:p>4.957583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203145" calcext:value-type="float">
            <text:p>6.203145</text:p>
          </table:table-cell>
          <table:table-cell office:value-type="float" office:value="0.02192329" calcext:value-type="float">
            <text:p>0.02192329</text:p>
          </table:table-cell>
          <table:table-cell office:value-type="float" office:value="0.01956554" calcext:value-type="float">
            <text:p>0.01956554</text:p>
          </table:table-cell>
          <table:table-cell office:value-type="float" office:value="0.02042477" calcext:value-type="float">
            <text:p>0.02042477</text:p>
          </table:table-cell>
          <table:table-cell office:value-type="float" office:value="0.02025588" calcext:value-type="float">
            <text:p>0.02025588</text:p>
          </table:table-cell>
          <table:table-cell office:value-type="float" office:value="0.02266852" calcext:value-type="float">
            <text:p>0.02266852</text:p>
          </table:table-cell>
          <table:table-cell office:value-type="float" office:value="0.02141239" calcext:value-type="float">
            <text:p>0.02141239</text:p>
          </table:table-cell>
          <table:table-cell office:value-type="float" office:value="0.01887225" calcext:value-type="float">
            <text:p>0.01887225</text:p>
          </table:table-cell>
          <table:table-cell office:value-type="float" office:value="0.01986456" calcext:value-type="float">
            <text:p>0.01986456</text:p>
          </table:table-cell>
          <table:table-cell office:value-type="float" office:value="8.292876" calcext:value-type="float">
            <text:p>8.292876</text:p>
          </table:table-cell>
          <table:table-cell office:value-type="float" office:value="11.85818" calcext:value-type="float">
            <text:p>11.85818</text:p>
          </table:table-cell>
          <table:table-cell office:value-type="float" office:value="15.86312" calcext:value-type="float">
            <text:p>15.86312</text:p>
          </table:table-cell>
          <table:table-cell office:value-type="float" office:value="18.74087" calcext:value-type="float">
            <text:p>18.74087</text:p>
          </table:table-cell>
          <table:table-cell office:value-type="float" office:value="18.49253" calcext:value-type="float">
            <text:p>18.49253</text:p>
          </table:table-cell>
          <table:table-cell office:value-type="float" office:value="9.083974" calcext:value-type="float">
            <text:p>9.083974</text:p>
          </table:table-cell>
          <table:table-cell office:value-type="float" office:value="4.378596" calcext:value-type="float">
            <text:p>4.378596</text:p>
          </table:table-cell>
          <table:table-cell office:value-type="float" office:value="13.35407" calcext:value-type="float">
            <text:p>13.35407</text:p>
          </table:table-cell>
          <table:table-cell office:value-type="float" office:value="716.5482" calcext:value-type="float">
            <text:p>716.5482</text:p>
          </table:table-cell>
          <table:table-cell office:value-type="float" office:value="0" calcext:value-type="float">
            <text:p>0</text:p>
          </table:table-cell>
          <table:table-cell office:value-type="float" office:value="-0.00004371414" calcext:value-type="float">
            <text:p>-4.371414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0" calcext:value-type="float">
            <text:p>14032000</text:p>
          </table:table-cell>
          <table:table-cell office:value-type="float" office:value="3.712667" calcext:value-type="float">
            <text:p>3.712667</text:p>
          </table:table-cell>
          <table:table-cell office:value-type="float" office:value="466.4146" calcext:value-type="float">
            <text:p>466.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5169" calcext:value-type="float">
            <text:p>0.04085169</text:p>
          </table:table-cell>
          <table:table-cell office:value-type="float" office:value="14.75454" calcext:value-type="float">
            <text:p>14.75454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839389" calcext:value-type="float">
            <text:p>0.005839389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144321" calcext:value-type="float">
            <text:p>1.144321</text:p>
          </table:table-cell>
          <table:table-cell office:value-type="float" office:value="-0.0003746503" calcext:value-type="float">
            <text:p>-0.0003746503</text:p>
          </table:table-cell>
          <table:table-cell office:value-type="float" office:value="0.000005496801" calcext:value-type="float">
            <text:p>5.49680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99039" calcext:value-type="float">
            <text:p>6.199039</text:p>
          </table:table-cell>
          <table:table-cell office:value-type="float" office:value="0.02337329" calcext:value-type="float">
            <text:p>0.02337329</text:p>
          </table:table-cell>
          <table:table-cell office:value-type="float" office:value="0.01964477" calcext:value-type="float">
            <text:p>0.01964477</text:p>
          </table:table-cell>
          <table:table-cell office:value-type="float" office:value="0.02050051" calcext:value-type="float">
            <text:p>0.02050051</text:p>
          </table:table-cell>
          <table:table-cell office:value-type="float" office:value="0.02034336" calcext:value-type="float">
            <text:p>0.02034336</text:p>
          </table:table-cell>
          <table:table-cell office:value-type="float" office:value="0.02247995" calcext:value-type="float">
            <text:p>0.02247995</text:p>
          </table:table-cell>
          <table:table-cell office:value-type="float" office:value="0.02133324" calcext:value-type="float">
            <text:p>0.02133324</text:p>
          </table:table-cell>
          <table:table-cell office:value-type="float" office:value="0.01879138" calcext:value-type="float">
            <text:p>0.01879138</text:p>
          </table:table-cell>
          <table:table-cell office:value-type="float" office:value="0.01987486" calcext:value-type="float">
            <text:p>0.01987486</text:p>
          </table:table-cell>
          <table:table-cell office:value-type="float" office:value="8.601495" calcext:value-type="float">
            <text:p>8.601495</text:p>
          </table:table-cell>
          <table:table-cell office:value-type="float" office:value="11.7723" calcext:value-type="float">
            <text:p>11.7723</text:p>
          </table:table-cell>
          <table:table-cell office:value-type="float" office:value="15.8638" calcext:value-type="float">
            <text:p>15.8638</text:p>
          </table:table-cell>
          <table:table-cell office:value-type="float" office:value="18.70602" calcext:value-type="float">
            <text:p>18.70602</text:p>
          </table:table-cell>
          <table:table-cell office:value-type="float" office:value="18.2393" calcext:value-type="float">
            <text:p>18.2393</text:p>
          </table:table-cell>
          <table:table-cell office:value-type="float" office:value="8.9712" calcext:value-type="float">
            <text:p>8.9712</text:p>
          </table:table-cell>
          <table:table-cell office:value-type="float" office:value="4.226043" calcext:value-type="float">
            <text:p>4.226043</text:p>
          </table:table-cell>
          <table:table-cell office:value-type="float" office:value="13.3153" calcext:value-type="float">
            <text:p>13.3153</text:p>
          </table:table-cell>
          <table:table-cell office:value-type="float" office:value="644.3496" calcext:value-type="float">
            <text:p>644.3496</text:p>
          </table:table-cell>
          <table:table-cell office:value-type="float" office:value="0" calcext:value-type="float">
            <text:p>0</text:p>
          </table:table-cell>
          <table:table-cell office:value-type="float" office:value="-0.00004405436" calcext:value-type="float">
            <text:p>-4.405436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0" calcext:value-type="float">
            <text:p>15032000</text:p>
          </table:table-cell>
          <table:table-cell office:value-type="float" office:value="3.711916" calcext:value-type="float">
            <text:p>3.711916</text:p>
          </table:table-cell>
          <table:table-cell office:value-type="float" office:value="466.411" calcext:value-type="float">
            <text:p>466.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0966" calcext:value-type="float">
            <text:p>0.04080966</text:p>
          </table:table-cell>
          <table:table-cell office:value-type="float" office:value="14.70625" calcext:value-type="float">
            <text:p>14.7062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59478" calcext:value-type="float">
            <text:p>0.0059478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196343" calcext:value-type="float">
            <text:p>1.196343</text:p>
          </table:table-cell>
          <table:table-cell office:value-type="float" office:value="-0.000374318" calcext:value-type="float">
            <text:p>-0.000374318</text:p>
          </table:table-cell>
          <table:table-cell office:value-type="float" office:value="0.00000617816" calcext:value-type="float">
            <text:p>6.17816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94949" calcext:value-type="float">
            <text:p>6.194949</text:p>
          </table:table-cell>
          <table:table-cell office:value-type="float" office:value="0.02433864" calcext:value-type="float">
            <text:p>0.02433864</text:p>
          </table:table-cell>
          <table:table-cell office:value-type="float" office:value="0.01972583" calcext:value-type="float">
            <text:p>0.01972583</text:p>
          </table:table-cell>
          <table:table-cell office:value-type="float" office:value="0.02057054" calcext:value-type="float">
            <text:p>0.02057054</text:p>
          </table:table-cell>
          <table:table-cell office:value-type="float" office:value="0.02042288" calcext:value-type="float">
            <text:p>0.02042288</text:p>
          </table:table-cell>
          <table:table-cell office:value-type="float" office:value="0.02225177" calcext:value-type="float">
            <text:p>0.02225177</text:p>
          </table:table-cell>
          <table:table-cell office:value-type="float" office:value="0.02111759" calcext:value-type="float">
            <text:p>0.02111759</text:p>
          </table:table-cell>
          <table:table-cell office:value-type="float" office:value="0.01882456" calcext:value-type="float">
            <text:p>0.01882456</text:p>
          </table:table-cell>
          <table:table-cell office:value-type="float" office:value="0.0198762" calcext:value-type="float">
            <text:p>0.0198762</text:p>
          </table:table-cell>
          <table:table-cell office:value-type="float" office:value="9.019418" calcext:value-type="float">
            <text:p>9.019418</text:p>
          </table:table-cell>
          <table:table-cell office:value-type="float" office:value="11.70955" calcext:value-type="float">
            <text:p>11.70955</text:p>
          </table:table-cell>
          <table:table-cell office:value-type="float" office:value="15.86309" calcext:value-type="float">
            <text:p>15.86309</text:p>
          </table:table-cell>
          <table:table-cell office:value-type="float" office:value="18.67215" calcext:value-type="float">
            <text:p>18.67215</text:p>
          </table:table-cell>
          <table:table-cell office:value-type="float" office:value="17.97608" calcext:value-type="float">
            <text:p>17.97608</text:p>
          </table:table-cell>
          <table:table-cell office:value-type="float" office:value="8.797394" calcext:value-type="float">
            <text:p>8.797394</text:p>
          </table:table-cell>
          <table:table-cell office:value-type="float" office:value="4.138773" calcext:value-type="float">
            <text:p>4.138773</text:p>
          </table:table-cell>
          <table:table-cell office:value-type="float" office:value="13.27196" calcext:value-type="float">
            <text:p>13.27196</text:p>
          </table:table-cell>
          <table:table-cell office:value-type="float" office:value="579.1661" calcext:value-type="float">
            <text:p>579.1661</text:p>
          </table:table-cell>
          <table:table-cell office:value-type="float" office:value="0" calcext:value-type="float">
            <text:p>0</text:p>
          </table:table-cell>
          <table:table-cell office:value-type="float" office:value="-0.0000443899" calcext:value-type="float">
            <text:p>-4.43899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0" calcext:value-type="float">
            <text:p>16032000</text:p>
          </table:table-cell>
          <table:table-cell office:value-type="float" office:value="3.711164" calcext:value-type="float">
            <text:p>3.711164</text:p>
          </table:table-cell>
          <table:table-cell office:value-type="float" office:value="466.4074" calcext:value-type="float">
            <text:p>466.4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7674" calcext:value-type="float">
            <text:p>0.04077674</text:p>
          </table:table-cell>
          <table:table-cell office:value-type="float" office:value="14.65931" calcext:value-type="float">
            <text:p>14.65931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055356" calcext:value-type="float">
            <text:p>0.006055356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246998" calcext:value-type="float">
            <text:p>1.246998</text:p>
          </table:table-cell>
          <table:table-cell office:value-type="float" office:value="-0.0003827187" calcext:value-type="float">
            <text:p>-0.0003827187</text:p>
          </table:table-cell>
          <table:table-cell office:value-type="float" office:value="0.000006325277" calcext:value-type="float">
            <text:p>6.325277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90866" calcext:value-type="float">
            <text:p>6.190866</text:p>
          </table:table-cell>
          <table:table-cell office:value-type="float" office:value="0.0251967" calcext:value-type="float">
            <text:p>0.0251967</text:p>
          </table:table-cell>
          <table:table-cell office:value-type="float" office:value="0.01980223" calcext:value-type="float">
            <text:p>0.01980223</text:p>
          </table:table-cell>
          <table:table-cell office:value-type="float" office:value="0.02063455" calcext:value-type="float">
            <text:p>0.02063455</text:p>
          </table:table-cell>
          <table:table-cell office:value-type="float" office:value="0.02049384" calcext:value-type="float">
            <text:p>0.02049384</text:p>
          </table:table-cell>
          <table:table-cell office:value-type="float" office:value="0.02240863" calcext:value-type="float">
            <text:p>0.02240863</text:p>
          </table:table-cell>
          <table:table-cell office:value-type="float" office:value="0.02120031" calcext:value-type="float">
            <text:p>0.02120031</text:p>
          </table:table-cell>
          <table:table-cell office:value-type="float" office:value="0.01856875" calcext:value-type="float">
            <text:p>0.01856875</text:p>
          </table:table-cell>
          <table:table-cell office:value-type="float" office:value="0.01989616" calcext:value-type="float">
            <text:p>0.01989616</text:p>
          </table:table-cell>
          <table:table-cell office:value-type="float" office:value="8.548539" calcext:value-type="float">
            <text:p>8.548539</text:p>
          </table:table-cell>
          <table:table-cell office:value-type="float" office:value="11.64013" calcext:value-type="float">
            <text:p>11.64013</text:p>
          </table:table-cell>
          <table:table-cell office:value-type="float" office:value="15.8612" calcext:value-type="float">
            <text:p>15.8612</text:p>
          </table:table-cell>
          <table:table-cell office:value-type="float" office:value="18.63833" calcext:value-type="float">
            <text:p>18.63833</text:p>
          </table:table-cell>
          <table:table-cell office:value-type="float" office:value="18.0464" calcext:value-type="float">
            <text:p>18.0464</text:p>
          </table:table-cell>
          <table:table-cell office:value-type="float" office:value="8.62886" calcext:value-type="float">
            <text:p>8.62886</text:p>
          </table:table-cell>
          <table:table-cell office:value-type="float" office:value="3.924536" calcext:value-type="float">
            <text:p>3.924536</text:p>
          </table:table-cell>
          <table:table-cell office:value-type="float" office:value="13.23545" calcext:value-type="float">
            <text:p>13.23545</text:p>
          </table:table-cell>
          <table:table-cell office:value-type="float" office:value="426.1704" calcext:value-type="float">
            <text:p>426.1704</text:p>
          </table:table-cell>
          <table:table-cell office:value-type="float" office:value="0" calcext:value-type="float">
            <text:p>0</text:p>
          </table:table-cell>
          <table:table-cell office:value-type="float" office:value="-0.00004485156" calcext:value-type="float">
            <text:p>-4.485156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0" calcext:value-type="float">
            <text:p>17032000</text:p>
          </table:table-cell>
          <table:table-cell office:value-type="float" office:value="3.710415" calcext:value-type="float">
            <text:p>3.710415</text:p>
          </table:table-cell>
          <table:table-cell office:value-type="float" office:value="466.4039" calcext:value-type="float">
            <text:p>466.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4419" calcext:value-type="float">
            <text:p>0.04074419</text:p>
          </table:table-cell>
          <table:table-cell office:value-type="float" office:value="14.61106" calcext:value-type="float">
            <text:p>14.61106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16403" calcext:value-type="float">
            <text:p>0.0061640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298933" calcext:value-type="float">
            <text:p>1.298933</text:p>
          </table:table-cell>
          <table:table-cell office:value-type="float" office:value="-0.0003821587" calcext:value-type="float">
            <text:p>-0.0003821587</text:p>
          </table:table-cell>
          <table:table-cell office:value-type="float" office:value="0.000007037104" calcext:value-type="float">
            <text:p>7.03710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86804" calcext:value-type="float">
            <text:p>6.186804</text:p>
          </table:table-cell>
          <table:table-cell office:value-type="float" office:value="0.02457298" calcext:value-type="float">
            <text:p>0.02457298</text:p>
          </table:table-cell>
          <table:table-cell office:value-type="float" office:value="0.01986257" calcext:value-type="float">
            <text:p>0.01986257</text:p>
          </table:table-cell>
          <table:table-cell office:value-type="float" office:value="0.02069608" calcext:value-type="float">
            <text:p>0.02069608</text:p>
          </table:table-cell>
          <table:table-cell office:value-type="float" office:value="0.02056202" calcext:value-type="float">
            <text:p>0.02056202</text:p>
          </table:table-cell>
          <table:table-cell office:value-type="float" office:value="0.02220092" calcext:value-type="float">
            <text:p>0.02220092</text:p>
          </table:table-cell>
          <table:table-cell office:value-type="float" office:value="0.02104189" calcext:value-type="float">
            <text:p>0.02104189</text:p>
          </table:table-cell>
          <table:table-cell office:value-type="float" office:value="0.01864477" calcext:value-type="float">
            <text:p>0.01864477</text:p>
          </table:table-cell>
          <table:table-cell office:value-type="float" office:value="0.01989652" calcext:value-type="float">
            <text:p>0.01989652</text:p>
          </table:table-cell>
          <table:table-cell office:value-type="float" office:value="8.784754" calcext:value-type="float">
            <text:p>8.784754</text:p>
          </table:table-cell>
          <table:table-cell office:value-type="float" office:value="11.58606" calcext:value-type="float">
            <text:p>11.58606</text:p>
          </table:table-cell>
          <table:table-cell office:value-type="float" office:value="15.85799" calcext:value-type="float">
            <text:p>15.85799</text:p>
          </table:table-cell>
          <table:table-cell office:value-type="float" office:value="18.60328" calcext:value-type="float">
            <text:p>18.60328</text:p>
          </table:table-cell>
          <table:table-cell office:value-type="float" office:value="17.73809" calcext:value-type="float">
            <text:p>17.73809</text:p>
          </table:table-cell>
          <table:table-cell office:value-type="float" office:value="8.4637" calcext:value-type="float">
            <text:p>8.4637</text:p>
          </table:table-cell>
          <table:table-cell office:value-type="float" office:value="3.862638" calcext:value-type="float">
            <text:p>3.862638</text:p>
          </table:table-cell>
          <table:table-cell office:value-type="float" office:value="13.19046" calcext:value-type="float">
            <text:p>13.19046</text:p>
          </table:table-cell>
          <table:table-cell office:value-type="float" office:value="532.8064" calcext:value-type="float">
            <text:p>532.8064</text:p>
          </table:table-cell>
          <table:table-cell office:value-type="float" office:value="0" calcext:value-type="float">
            <text:p>0</text:p>
          </table:table-cell>
          <table:table-cell office:value-type="float" office:value="-0.00004518773" calcext:value-type="float">
            <text:p>-4.518773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0" calcext:value-type="float">
            <text:p>18032000</text:p>
          </table:table-cell>
          <table:table-cell office:value-type="float" office:value="3.709665" calcext:value-type="float">
            <text:p>3.709665</text:p>
          </table:table-cell>
          <table:table-cell office:value-type="float" office:value="466.4004" calcext:value-type="float">
            <text:p>466.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0144" calcext:value-type="float">
            <text:p>0.04070144</text:p>
          </table:table-cell>
          <table:table-cell office:value-type="float" office:value="14.57023" calcext:value-type="float">
            <text:p>14.5702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266295" calcext:value-type="float">
            <text:p>0.00626629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343466" calcext:value-type="float">
            <text:p>1.343466</text:p>
          </table:table-cell>
          <table:table-cell office:value-type="float" office:value="-0.0003814056" calcext:value-type="float">
            <text:p>-0.0003814056</text:p>
          </table:table-cell>
          <table:table-cell office:value-type="float" office:value="0.000007749429" calcext:value-type="float">
            <text:p>7.749429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82765" calcext:value-type="float">
            <text:p>6.182765</text:p>
          </table:table-cell>
          <table:table-cell office:value-type="float" office:value="0.02419002" calcext:value-type="float">
            <text:p>0.02419002</text:p>
          </table:table-cell>
          <table:table-cell office:value-type="float" office:value="0.01991824" calcext:value-type="float">
            <text:p>0.01991824</text:p>
          </table:table-cell>
          <table:table-cell office:value-type="float" office:value="0.02075793" calcext:value-type="float">
            <text:p>0.02075793</text:p>
          </table:table-cell>
          <table:table-cell office:value-type="float" office:value="0.02062929" calcext:value-type="float">
            <text:p>0.02062929</text:p>
          </table:table-cell>
          <table:table-cell office:value-type="float" office:value="0.02186942" calcext:value-type="float">
            <text:p>0.02186942</text:p>
          </table:table-cell>
          <table:table-cell office:value-type="float" office:value="0.02080067" calcext:value-type="float">
            <text:p>0.02080067</text:p>
          </table:table-cell>
          <table:table-cell office:value-type="float" office:value="0.01878061" calcext:value-type="float">
            <text:p>0.01878061</text:p>
          </table:table-cell>
          <table:table-cell office:value-type="float" office:value="0.01987839" calcext:value-type="float">
            <text:p>0.01987839</text:p>
          </table:table-cell>
          <table:table-cell office:value-type="float" office:value="8.995602" calcext:value-type="float">
            <text:p>8.995602</text:p>
          </table:table-cell>
          <table:table-cell office:value-type="float" office:value="11.55174" calcext:value-type="float">
            <text:p>11.55174</text:p>
          </table:table-cell>
          <table:table-cell office:value-type="float" office:value="15.85363" calcext:value-type="float">
            <text:p>15.85363</text:p>
          </table:table-cell>
          <table:table-cell office:value-type="float" office:value="18.57137" calcext:value-type="float">
            <text:p>18.57137</text:p>
          </table:table-cell>
          <table:table-cell office:value-type="float" office:value="17.41495" calcext:value-type="float">
            <text:p>17.41495</text:p>
          </table:table-cell>
          <table:table-cell office:value-type="float" office:value="8.376741" calcext:value-type="float">
            <text:p>8.376741</text:p>
          </table:table-cell>
          <table:table-cell office:value-type="float" office:value="3.849869" calcext:value-type="float">
            <text:p>3.849869</text:p>
          </table:table-cell>
          <table:table-cell office:value-type="float" office:value="13.14103" calcext:value-type="float">
            <text:p>13.14103</text:p>
          </table:table-cell>
          <table:table-cell office:value-type="float" office:value="638.223" calcext:value-type="float">
            <text:p>638.223</text:p>
          </table:table-cell>
          <table:table-cell office:value-type="float" office:value="0" calcext:value-type="float">
            <text:p>0</text:p>
          </table:table-cell>
          <table:table-cell office:value-type="float" office:value="-0.00004553285" calcext:value-type="float">
            <text:p>-4.553285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0" calcext:value-type="float">
            <text:p>19032000</text:p>
          </table:table-cell>
          <table:table-cell office:value-type="float" office:value="3.708913" calcext:value-type="float">
            <text:p>3.708913</text:p>
          </table:table-cell>
          <table:table-cell office:value-type="float" office:value="466.3969" calcext:value-type="float">
            <text:p>466.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6037" calcext:value-type="float">
            <text:p>0.04066037</text:p>
          </table:table-cell>
          <table:table-cell office:value-type="float" office:value="14.53614" calcext:value-type="float">
            <text:p>14.53614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36299" calcext:value-type="float">
            <text:p>0.00636299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381238" calcext:value-type="float">
            <text:p>1.381238</text:p>
          </table:table-cell>
          <table:table-cell office:value-type="float" office:value="-0.0003865052" calcext:value-type="float">
            <text:p>-0.0003865052</text:p>
          </table:table-cell>
          <table:table-cell office:value-type="float" office:value="0.000008089416" calcext:value-type="float">
            <text:p>8.089416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78721" calcext:value-type="float">
            <text:p>6.178721</text:p>
          </table:table-cell>
          <table:table-cell office:value-type="float" office:value="0.0244404" calcext:value-type="float">
            <text:p>0.0244404</text:p>
          </table:table-cell>
          <table:table-cell office:value-type="float" office:value="0.01996997" calcext:value-type="float">
            <text:p>0.01996997</text:p>
          </table:table-cell>
          <table:table-cell office:value-type="float" office:value="0.02081568" calcext:value-type="float">
            <text:p>0.02081568</text:p>
          </table:table-cell>
          <table:table-cell office:value-type="float" office:value="0.0206904" calcext:value-type="float">
            <text:p>0.0206904</text:p>
          </table:table-cell>
          <table:table-cell office:value-type="float" office:value="0.02167091" calcext:value-type="float">
            <text:p>0.02167091</text:p>
          </table:table-cell>
          <table:table-cell office:value-type="float" office:value="0.02073396" calcext:value-type="float">
            <text:p>0.02073396</text:p>
          </table:table-cell>
          <table:table-cell office:value-type="float" office:value="0.01879607" calcext:value-type="float">
            <text:p>0.01879607</text:p>
          </table:table-cell>
          <table:table-cell office:value-type="float" office:value="0.01986497" calcext:value-type="float">
            <text:p>0.01986497</text:p>
          </table:table-cell>
          <table:table-cell office:value-type="float" office:value="8.618874" calcext:value-type="float">
            <text:p>8.618874</text:p>
          </table:table-cell>
          <table:table-cell office:value-type="float" office:value="11.51505" calcext:value-type="float">
            <text:p>11.51505</text:p>
          </table:table-cell>
          <table:table-cell office:value-type="float" office:value="15.8485" calcext:value-type="float">
            <text:p>15.8485</text:p>
          </table:table-cell>
          <table:table-cell office:value-type="float" office:value="18.54157" calcext:value-type="float">
            <text:p>18.54157</text:p>
          </table:table-cell>
          <table:table-cell office:value-type="float" office:value="17.27417" calcext:value-type="float">
            <text:p>17.27417</text:p>
          </table:table-cell>
          <table:table-cell office:value-type="float" office:value="8.357447" calcext:value-type="float">
            <text:p>8.357447</text:p>
          </table:table-cell>
          <table:table-cell office:value-type="float" office:value="3.816845" calcext:value-type="float">
            <text:p>3.816845</text:p>
          </table:table-cell>
          <table:table-cell office:value-type="float" office:value="13.09643" calcext:value-type="float">
            <text:p>13.09643</text:p>
          </table:table-cell>
          <table:table-cell office:value-type="float" office:value="615.8873" calcext:value-type="float">
            <text:p>615.8873</text:p>
          </table:table-cell>
          <table:table-cell office:value-type="float" office:value="0" calcext:value-type="float">
            <text:p>0</text:p>
          </table:table-cell>
          <table:table-cell office:value-type="float" office:value="-0.00004589207" calcext:value-type="float">
            <text:p>-4.589207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0" calcext:value-type="float">
            <text:p>20032000</text:p>
          </table:table-cell>
          <table:table-cell office:value-type="float" office:value="3.708161" calcext:value-type="float">
            <text:p>3.708161</text:p>
          </table:table-cell>
          <table:table-cell office:value-type="float" office:value="466.3935" calcext:value-type="float">
            <text:p>466.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2614" calcext:value-type="float">
            <text:p>0.04062614</text:p>
          </table:table-cell>
          <table:table-cell office:value-type="float" office:value="14.49713" calcext:value-type="float">
            <text:p>14.49713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465543" calcext:value-type="float">
            <text:p>0.006465543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423939" calcext:value-type="float">
            <text:p>1.423939</text:p>
          </table:table-cell>
          <table:table-cell office:value-type="float" office:value="-0.0003899032" calcext:value-type="float">
            <text:p>-0.0003899032</text:p>
          </table:table-cell>
          <table:table-cell office:value-type="float" office:value="0.000008629488" calcext:value-type="float">
            <text:p>8.62948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74698" calcext:value-type="float">
            <text:p>6.174698</text:p>
          </table:table-cell>
          <table:table-cell office:value-type="float" office:value="0.02555209" calcext:value-type="float">
            <text:p>0.02555209</text:p>
          </table:table-cell>
          <table:table-cell office:value-type="float" office:value="0.0200347" calcext:value-type="float">
            <text:p>0.0200347</text:p>
          </table:table-cell>
          <table:table-cell office:value-type="float" office:value="0.02086726" calcext:value-type="float">
            <text:p>0.02086726</text:p>
          </table:table-cell>
          <table:table-cell office:value-type="float" office:value="0.02074315" calcext:value-type="float">
            <text:p>0.02074315</text:p>
          </table:table-cell>
          <table:table-cell office:value-type="float" office:value="0.02171921" calcext:value-type="float">
            <text:p>0.02171921</text:p>
          </table:table-cell>
          <table:table-cell office:value-type="float" office:value="0.0207072" calcext:value-type="float">
            <text:p>0.0207072</text:p>
          </table:table-cell>
          <table:table-cell office:value-type="float" office:value="0.01861792" calcext:value-type="float">
            <text:p>0.01861792</text:p>
          </table:table-cell>
          <table:table-cell office:value-type="float" office:value="0.0198655" calcext:value-type="float">
            <text:p>0.0198655</text:p>
          </table:table-cell>
          <table:table-cell office:value-type="float" office:value="8.938547" calcext:value-type="float">
            <text:p>8.938547</text:p>
          </table:table-cell>
          <table:table-cell office:value-type="float" office:value="11.46951" calcext:value-type="float">
            <text:p>11.46951</text:p>
          </table:table-cell>
          <table:table-cell office:value-type="float" office:value="15.84262" calcext:value-type="float">
            <text:p>15.84262</text:p>
          </table:table-cell>
          <table:table-cell office:value-type="float" office:value="18.51028" calcext:value-type="float">
            <text:p>18.51028</text:p>
          </table:table-cell>
          <table:table-cell office:value-type="float" office:value="17.2675" calcext:value-type="float">
            <text:p>17.2675</text:p>
          </table:table-cell>
          <table:table-cell office:value-type="float" office:value="8.200028" calcext:value-type="float">
            <text:p>8.200028</text:p>
          </table:table-cell>
          <table:table-cell office:value-type="float" office:value="3.639754" calcext:value-type="float">
            <text:p>3.639754</text:p>
          </table:table-cell>
          <table:table-cell office:value-type="float" office:value="13.05548" calcext:value-type="float">
            <text:p>13.05548</text:p>
          </table:table-cell>
          <table:table-cell office:value-type="float" office:value="545.7609" calcext:value-type="float">
            <text:p>545.7609</text:p>
          </table:table-cell>
          <table:table-cell office:value-type="float" office:value="0" calcext:value-type="float">
            <text:p>0</text:p>
          </table:table-cell>
          <table:table-cell office:value-type="float" office:value="-0.00004624251" calcext:value-type="float">
            <text:p>-4.624251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0" calcext:value-type="float">
            <text:p>21032000</text:p>
          </table:table-cell>
          <table:table-cell office:value-type="float" office:value="3.707406" calcext:value-type="float">
            <text:p>3.707406</text:p>
          </table:table-cell>
          <table:table-cell office:value-type="float" office:value="466.39" calcext:value-type="float">
            <text:p>46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9815" calcext:value-type="float">
            <text:p>0.04059815</text:p>
          </table:table-cell>
          <table:table-cell office:value-type="float" office:value="14.45255" calcext:value-type="float">
            <text:p>14.45255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574004" calcext:value-type="float">
            <text:p>0.006574004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472182" calcext:value-type="float">
            <text:p>1.472182</text:p>
          </table:table-cell>
          <table:table-cell office:value-type="float" office:value="-0.0003968487" calcext:value-type="float">
            <text:p>-0.0003968487</text:p>
          </table:table-cell>
          <table:table-cell office:value-type="float" office:value="0.000008886506" calcext:value-type="float">
            <text:p>8.886506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70683" calcext:value-type="float">
            <text:p>6.170683</text:p>
          </table:table-cell>
          <table:table-cell office:value-type="float" office:value="0.02513314" calcext:value-type="float">
            <text:p>0.02513314</text:p>
          </table:table-cell>
          <table:table-cell office:value-type="float" office:value="0.02009172" calcext:value-type="float">
            <text:p>0.02009172</text:p>
          </table:table-cell>
          <table:table-cell office:value-type="float" office:value="0.02091742" calcext:value-type="float">
            <text:p>0.02091742</text:p>
          </table:table-cell>
          <table:table-cell office:value-type="float" office:value="0.02079342" calcext:value-type="float">
            <text:p>0.02079342</text:p>
          </table:table-cell>
          <table:table-cell office:value-type="float" office:value="0.02185581" calcext:value-type="float">
            <text:p>0.02185581</text:p>
          </table:table-cell>
          <table:table-cell office:value-type="float" office:value="0.02081262" calcext:value-type="float">
            <text:p>0.02081262</text:p>
          </table:table-cell>
          <table:table-cell office:value-type="float" office:value="0.01847871" calcext:value-type="float">
            <text:p>0.01847871</text:p>
          </table:table-cell>
          <table:table-cell office:value-type="float" office:value="0.01986831" calcext:value-type="float">
            <text:p>0.01986831</text:p>
          </table:table-cell>
          <table:table-cell office:value-type="float" office:value="8.369887" calcext:value-type="float">
            <text:p>8.369887</text:p>
          </table:table-cell>
          <table:table-cell office:value-type="float" office:value="11.42468" calcext:value-type="float">
            <text:p>11.42468</text:p>
          </table:table-cell>
          <table:table-cell office:value-type="float" office:value="15.83538" calcext:value-type="float">
            <text:p>15.83538</text:p>
          </table:table-cell>
          <table:table-cell office:value-type="float" office:value="18.47783" calcext:value-type="float">
            <text:p>18.47783</text:p>
          </table:table-cell>
          <table:table-cell office:value-type="float" office:value="17.25293" calcext:value-type="float">
            <text:p>17.25293</text:p>
          </table:table-cell>
          <table:table-cell office:value-type="float" office:value="8.046339" calcext:value-type="float">
            <text:p>8.046339</text:p>
          </table:table-cell>
          <table:table-cell office:value-type="float" office:value="3.529401" calcext:value-type="float">
            <text:p>3.529401</text:p>
          </table:table-cell>
          <table:table-cell office:value-type="float" office:value="13.0135" calcext:value-type="float">
            <text:p>13.0135</text:p>
          </table:table-cell>
          <table:table-cell office:value-type="float" office:value="545.2375" calcext:value-type="float">
            <text:p>545.2375</text:p>
          </table:table-cell>
          <table:table-cell office:value-type="float" office:value="0" calcext:value-type="float">
            <text:p>0</text:p>
          </table:table-cell>
          <table:table-cell office:value-type="float" office:value="-0.00004659881" calcext:value-type="float">
            <text:p>-4.659881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3.706647" calcext:value-type="float">
            <text:p>3.706647</text:p>
          </table:table-cell>
          <table:table-cell office:value-type="float" office:value="466.3864" calcext:value-type="float">
            <text:p>466.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9659" calcext:value-type="float">
            <text:p>0.04059659</text:p>
          </table:table-cell>
          <table:table-cell office:value-type="float" office:value="14.40502" calcext:value-type="float">
            <text:p>14.40502</text:p>
          </table:table-cell>
          <table:table-cell office:value-type="float" office:value="0.00000348491" calcext:value-type="float">
            <text:p>3.48491E-06</text:p>
          </table:table-cell>
          <table:table-cell office:value-type="float" office:value="0.00668555" calcext:value-type="float">
            <text:p>0.00668555</text:p>
          </table:table-cell>
          <table:table-cell office:value-type="float" office:value="0.0001138966" calcext:value-type="float">
            <text:p>0.0001138966</text:p>
          </table:table-cell>
          <table:table-cell office:value-type="float" office:value="1.523345" calcext:value-type="float">
            <text:p>1.523345</text:p>
          </table:table-cell>
          <table:table-cell office:value-type="float" office:value="-0.0004111408" calcext:value-type="float">
            <text:p>-0.0004111408</text:p>
          </table:table-cell>
          <table:table-cell office:value-type="float" office:value="0.000008513347" calcext:value-type="float">
            <text:p>8.513347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66658" calcext:value-type="float">
            <text:p>6.166658</text:p>
          </table:table-cell>
          <table:table-cell office:value-type="float" office:value="0.02321886" calcext:value-type="float">
            <text:p>0.02321886</text:p>
          </table:table-cell>
          <table:table-cell office:value-type="float" office:value="0.02014451" calcext:value-type="float">
            <text:p>0.02014451</text:p>
          </table:table-cell>
          <table:table-cell office:value-type="float" office:value="0.02096606" calcext:value-type="float">
            <text:p>0.02096606</text:p>
          </table:table-cell>
          <table:table-cell office:value-type="float" office:value="0.02084194" calcext:value-type="float">
            <text:p>0.02084194</text:p>
          </table:table-cell>
          <table:table-cell office:value-type="float" office:value="0.02243669" calcext:value-type="float">
            <text:p>0.02243669</text:p>
          </table:table-cell>
          <table:table-cell office:value-type="float" office:value="0.02117771" calcext:value-type="float">
            <text:p>0.02117771</text:p>
          </table:table-cell>
          <table:table-cell office:value-type="float" office:value="0.01813123" calcext:value-type="float">
            <text:p>0.01813123</text:p>
          </table:table-cell>
          <table:table-cell office:value-type="float" office:value="0.01988915" calcext:value-type="float">
            <text:p>0.01988915</text:p>
          </table:table-cell>
          <table:table-cell office:value-type="float" office:value="7.036125" calcext:value-type="float">
            <text:p>7.036125</text:p>
          </table:table-cell>
          <table:table-cell office:value-type="float" office:value="11.34409" calcext:value-type="float">
            <text:p>11.34409</text:p>
          </table:table-cell>
          <table:table-cell office:value-type="float" office:value="15.82624" calcext:value-type="float">
            <text:p>15.82624</text:p>
          </table:table-cell>
          <table:table-cell office:value-type="float" office:value="18.44184" calcext:value-type="float">
            <text:p>18.44184</text:p>
          </table:table-cell>
          <table:table-cell office:value-type="float" office:value="17.46625" calcext:value-type="float">
            <text:p>17.46625</text:p>
          </table:table-cell>
          <table:table-cell office:value-type="float" office:value="7.824262" calcext:value-type="float">
            <text:p>7.824262</text:p>
          </table:table-cell>
          <table:table-cell office:value-type="float" office:value="3.352548" calcext:value-type="float">
            <text:p>3.352548</text:p>
          </table:table-cell>
          <table:table-cell office:value-type="float" office:value="12.97507" calcext:value-type="float">
            <text:p>12.97507</text:p>
          </table:table-cell>
          <table:table-cell office:value-type="float" office:value="646.2128" calcext:value-type="float">
            <text:p>646.2128</text:p>
          </table:table-cell>
          <table:table-cell office:value-type="float" office:value="0" calcext:value-type="float">
            <text:p>0</text:p>
          </table:table-cell>
          <table:table-cell office:value-type="float" office:value="-0.00004693552" calcext:value-type="float">
            <text:p>-4.693552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0" calcext:value-type="float">
            <text:p>23032000</text:p>
          </table:table-cell>
          <table:table-cell office:value-type="float" office:value="3.705881" calcext:value-type="float">
            <text:p>3.705881</text:p>
          </table:table-cell>
          <table:table-cell office:value-type="float" office:value="466.3829" calcext:value-type="float">
            <text:p>466.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2917" calcext:value-type="float">
            <text:p>0.04062917</text:p>
          </table:table-cell>
          <table:table-cell office:value-type="float" office:value="14.34501" calcext:value-type="float">
            <text:p>14.34501</text:p>
          </table:table-cell>
          <table:table-cell office:value-type="float" office:value="0.000006657566" calcext:value-type="float">
            <text:p>6.657566E-06</text:p>
          </table:table-cell>
          <table:table-cell office:value-type="float" office:value="0.006812826" calcext:value-type="float">
            <text:p>0.006812826</text:p>
          </table:table-cell>
          <table:table-cell office:value-type="float" office:value="0.0006028887" calcext:value-type="float">
            <text:p>0.0006028887</text:p>
          </table:table-cell>
          <table:table-cell office:value-type="float" office:value="1.586483" calcext:value-type="float">
            <text:p>1.586483</text:p>
          </table:table-cell>
          <table:table-cell office:value-type="float" office:value="-0.0004346719" calcext:value-type="float">
            <text:p>-0.0004346719</text:p>
          </table:table-cell>
          <table:table-cell office:value-type="float" office:value="0.00000717778" calcext:value-type="float">
            <text:p>7.17778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62639" calcext:value-type="float">
            <text:p>6.162639</text:p>
          </table:table-cell>
          <table:table-cell office:value-type="float" office:value="0.02245991" calcext:value-type="float">
            <text:p>0.02245991</text:p>
          </table:table-cell>
          <table:table-cell office:value-type="float" office:value="0.02029948" calcext:value-type="float">
            <text:p>0.02029948</text:p>
          </table:table-cell>
          <table:table-cell office:value-type="float" office:value="0.02104514" calcext:value-type="float">
            <text:p>0.02104514</text:p>
          </table:table-cell>
          <table:table-cell office:value-type="float" office:value="0.02091048" calcext:value-type="float">
            <text:p>0.02091048</text:p>
          </table:table-cell>
          <table:table-cell office:value-type="float" office:value="0.02377905" calcext:value-type="float">
            <text:p>0.02377905</text:p>
          </table:table-cell>
          <table:table-cell office:value-type="float" office:value="0.0218972" calcext:value-type="float">
            <text:p>0.0218972</text:p>
          </table:table-cell>
          <table:table-cell office:value-type="float" office:value="0.0175798" calcext:value-type="float">
            <text:p>0.0175798</text:p>
          </table:table-cell>
          <table:table-cell office:value-type="float" office:value="0.01992058" calcext:value-type="float">
            <text:p>0.01992058</text:p>
          </table:table-cell>
          <table:table-cell office:value-type="float" office:value="5.875237" calcext:value-type="float">
            <text:p>5.875237</text:p>
          </table:table-cell>
          <table:table-cell office:value-type="float" office:value="11.19795" calcext:value-type="float">
            <text:p>11.19795</text:p>
          </table:table-cell>
          <table:table-cell office:value-type="float" office:value="15.81553" calcext:value-type="float">
            <text:p>15.81553</text:p>
          </table:table-cell>
          <table:table-cell office:value-type="float" office:value="18.39092" calcext:value-type="float">
            <text:p>18.39092</text:p>
          </table:table-cell>
          <table:table-cell office:value-type="float" office:value="17.89817" calcext:value-type="float">
            <text:p>17.89817</text:p>
          </table:table-cell>
          <table:table-cell office:value-type="float" office:value="7.454713" calcext:value-type="float">
            <text:p>7.454713</text:p>
          </table:table-cell>
          <table:table-cell office:value-type="float" office:value="3.056463" calcext:value-type="float">
            <text:p>3.056463</text:p>
          </table:table-cell>
          <table:table-cell office:value-type="float" office:value="12.92851" calcext:value-type="float">
            <text:p>12.92851</text:p>
          </table:table-cell>
          <table:table-cell office:value-type="float" office:value="428.9066" calcext:value-type="float">
            <text:p>428.9066</text:p>
          </table:table-cell>
          <table:table-cell office:value-type="float" office:value="0" calcext:value-type="float">
            <text:p>0</text:p>
          </table:table-cell>
          <table:table-cell office:value-type="float" office:value="-0.00004726038" calcext:value-type="float">
            <text:p>-4.726038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0" calcext:value-type="float">
            <text:p>24032000</text:p>
          </table:table-cell>
          <table:table-cell office:value-type="float" office:value="3.70512" calcext:value-type="float">
            <text:p>3.70512</text:p>
          </table:table-cell>
          <table:table-cell office:value-type="float" office:value="466.3794" calcext:value-type="float">
            <text:p>466.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3383" calcext:value-type="float">
            <text:p>0.04073383</text:p>
          </table:table-cell>
          <table:table-cell office:value-type="float" office:value="14.27814" calcext:value-type="float">
            <text:p>14.27814</text:p>
          </table:table-cell>
          <table:table-cell office:value-type="float" office:value="0.000006657566" calcext:value-type="float">
            <text:p>6.657566E-06</text:p>
          </table:table-cell>
          <table:table-cell office:value-type="float" office:value="0.006955597" calcext:value-type="float">
            <text:p>0.006955597</text:p>
          </table:table-cell>
          <table:table-cell office:value-type="float" office:value="0.0006028887" calcext:value-type="float">
            <text:p>0.0006028887</text:p>
          </table:table-cell>
          <table:table-cell office:value-type="float" office:value="1.656888" calcext:value-type="float">
            <text:p>1.656888</text:p>
          </table:table-cell>
          <table:table-cell office:value-type="float" office:value="-0.0004538203" calcext:value-type="float">
            <text:p>-0.0004538203</text:p>
          </table:table-cell>
          <table:table-cell office:value-type="float" office:value="0.000005892494" calcext:value-type="float">
            <text:p>5.89249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58628" calcext:value-type="float">
            <text:p>6.158628</text:p>
          </table:table-cell>
          <table:table-cell office:value-type="float" office:value="0.02162431" calcext:value-type="float">
            <text:p>0.02162431</text:p>
          </table:table-cell>
          <table:table-cell office:value-type="float" office:value="0.02061156" calcext:value-type="float">
            <text:p>0.02061156</text:p>
          </table:table-cell>
          <table:table-cell office:value-type="float" office:value="0.02116336" calcext:value-type="float">
            <text:p>0.02116336</text:p>
          </table:table-cell>
          <table:table-cell office:value-type="float" office:value="0.02100284" calcext:value-type="float">
            <text:p>0.02100284</text:p>
          </table:table-cell>
          <table:table-cell office:value-type="float" office:value="0.02485985" calcext:value-type="float">
            <text:p>0.02485985</text:p>
          </table:table-cell>
          <table:table-cell office:value-type="float" office:value="0.02284321" calcext:value-type="float">
            <text:p>0.02284321</text:p>
          </table:table-cell>
          <table:table-cell office:value-type="float" office:value="0.01692502" calcext:value-type="float">
            <text:p>0.01692502</text:p>
          </table:table-cell>
          <table:table-cell office:value-type="float" office:value="0.02011194" calcext:value-type="float">
            <text:p>0.02011194</text:p>
          </table:table-cell>
          <table:table-cell office:value-type="float" office:value="4.983444" calcext:value-type="float">
            <text:p>4.983444</text:p>
          </table:table-cell>
          <table:table-cell office:value-type="float" office:value="11.00957" calcext:value-type="float">
            <text:p>11.00957</text:p>
          </table:table-cell>
          <table:table-cell office:value-type="float" office:value="15.80263" calcext:value-type="float">
            <text:p>15.80263</text:p>
          </table:table-cell>
          <table:table-cell office:value-type="float" office:value="18.32377" calcext:value-type="float">
            <text:p>18.32377</text:p>
          </table:table-cell>
          <table:table-cell office:value-type="float" office:value="17.54116" calcext:value-type="float">
            <text:p>17.54116</text:p>
          </table:table-cell>
          <table:table-cell office:value-type="float" office:value="7.492681" calcext:value-type="float">
            <text:p>7.492681</text:p>
          </table:table-cell>
          <table:table-cell office:value-type="float" office:value="2.904291" calcext:value-type="float">
            <text:p>2.904291</text:p>
          </table:table-cell>
          <table:table-cell office:value-type="float" office:value="12.86399" calcext:value-type="float">
            <text:p>12.86399</text:p>
          </table:table-cell>
          <table:table-cell office:value-type="float" office:value="502.9299" calcext:value-type="float">
            <text:p>502.9299</text:p>
          </table:table-cell>
          <table:table-cell office:value-type="float" office:value="0" calcext:value-type="float">
            <text:p>0</text:p>
          </table:table-cell>
          <table:table-cell office:value-type="float" office:value="-0.00004755478" calcext:value-type="float">
            <text:p>-4.755478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0" calcext:value-type="float">
            <text:p>25032000</text:p>
          </table:table-cell>
          <table:table-cell office:value-type="float" office:value="3.704348" calcext:value-type="float">
            <text:p>3.704348</text:p>
          </table:table-cell>
          <table:table-cell office:value-type="float" office:value="466.3758" calcext:value-type="float">
            <text:p>466.3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7327" calcext:value-type="float">
            <text:p>0.04077327</text:p>
          </table:table-cell>
          <table:table-cell office:value-type="float" office:value="14.20996" calcext:value-type="float">
            <text:p>14.20996</text:p>
          </table:table-cell>
          <table:table-cell office:value-type="float" office:value="0.00001620826" calcext:value-type="float">
            <text:p>1.620826E-05</text:p>
          </table:table-cell>
          <table:table-cell office:value-type="float" office:value="0.00710067" calcext:value-type="float">
            <text:p>0.00710067</text:p>
          </table:table-cell>
          <table:table-cell office:value-type="float" office:value="0.001555287" calcext:value-type="float">
            <text:p>0.001555287</text:p>
          </table:table-cell>
          <table:table-cell office:value-type="float" office:value="1.727721" calcext:value-type="float">
            <text:p>1.727721</text:p>
          </table:table-cell>
          <table:table-cell office:value-type="float" office:value="-0.0004653473" calcext:value-type="float">
            <text:p>-0.0004653473</text:p>
          </table:table-cell>
          <table:table-cell office:value-type="float" office:value="0.000005092461" calcext:value-type="float">
            <text:p>5.092461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54641" calcext:value-type="float">
            <text:p>6.154641</text:p>
          </table:table-cell>
          <table:table-cell office:value-type="float" office:value="0.02191416" calcext:value-type="float">
            <text:p>0.02191416</text:p>
          </table:table-cell>
          <table:table-cell office:value-type="float" office:value="0.02093789" calcext:value-type="float">
            <text:p>0.02093789</text:p>
          </table:table-cell>
          <table:table-cell office:value-type="float" office:value="0.02129165" calcext:value-type="float">
            <text:p>0.02129165</text:p>
          </table:table-cell>
          <table:table-cell office:value-type="float" office:value="0.02110356" calcext:value-type="float">
            <text:p>0.02110356</text:p>
          </table:table-cell>
          <table:table-cell office:value-type="float" office:value="0.02527726" calcext:value-type="float">
            <text:p>0.02527726</text:p>
          </table:table-cell>
          <table:table-cell office:value-type="float" office:value="0.02310145" calcext:value-type="float">
            <text:p>0.02310145</text:p>
          </table:table-cell>
          <table:table-cell office:value-type="float" office:value="0.01702128" calcext:value-type="float">
            <text:p>0.01702128</text:p>
          </table:table-cell>
          <table:table-cell office:value-type="float" office:value="0.02031523" calcext:value-type="float">
            <text:p>0.02031523</text:p>
          </table:table-cell>
          <table:table-cell office:value-type="float" office:value="4.674015" calcext:value-type="float">
            <text:p>4.674015</text:p>
          </table:table-cell>
          <table:table-cell office:value-type="float" office:value="10.81386" calcext:value-type="float">
            <text:p>10.81386</text:p>
          </table:table-cell>
          <table:table-cell office:value-type="float" office:value="15.78737" calcext:value-type="float">
            <text:p>15.78737</text:p>
          </table:table-cell>
          <table:table-cell office:value-type="float" office:value="18.24704" calcext:value-type="float">
            <text:p>18.24704</text:p>
          </table:table-cell>
          <table:table-cell office:value-type="float" office:value="16.04809" calcext:value-type="float">
            <text:p>16.04809</text:p>
          </table:table-cell>
          <table:table-cell office:value-type="float" office:value="7.614658" calcext:value-type="float">
            <text:p>7.614658</text:p>
          </table:table-cell>
          <table:table-cell office:value-type="float" office:value="3.336773" calcext:value-type="float">
            <text:p>3.336773</text:p>
          </table:table-cell>
          <table:table-cell office:value-type="float" office:value="12.75934" calcext:value-type="float">
            <text:p>12.75934</text:p>
          </table:table-cell>
          <table:table-cell office:value-type="float" office:value="-83.62991" calcext:value-type="float">
            <text:p>-83.62991</text:p>
          </table:table-cell>
          <table:table-cell office:value-type="float" office:value="0" calcext:value-type="float">
            <text:p>0</text:p>
          </table:table-cell>
          <table:table-cell office:value-type="float" office:value="-0.00004783481" calcext:value-type="float">
            <text:p>-4.783481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3.703585" calcext:value-type="float">
            <text:p>3.703585</text:p>
          </table:table-cell>
          <table:table-cell office:value-type="float" office:value="466.3724" calcext:value-type="float">
            <text:p>466.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0548" calcext:value-type="float">
            <text:p>0.04090548</text:p>
          </table:table-cell>
          <table:table-cell office:value-type="float" office:value="14.1436" calcext:value-type="float">
            <text:p>14.1436</text:p>
          </table:table-cell>
          <table:table-cell office:value-type="float" office:value="0.00001620826" calcext:value-type="float">
            <text:p>1.620826E-05</text:p>
          </table:table-cell>
          <table:table-cell office:value-type="float" office:value="0.007247259" calcext:value-type="float">
            <text:p>0.007247259</text:p>
          </table:table-cell>
          <table:table-cell office:value-type="float" office:value="0.001555287" calcext:value-type="float">
            <text:p>0.001555287</text:p>
          </table:table-cell>
          <table:table-cell office:value-type="float" office:value="1.797567" calcext:value-type="float">
            <text:p>1.797567</text:p>
          </table:table-cell>
          <table:table-cell office:value-type="float" office:value="-0.0004857765" calcext:value-type="float">
            <text:p>-0.0004857765</text:p>
          </table:table-cell>
          <table:table-cell office:value-type="float" office:value="0.000002978955" calcext:value-type="float">
            <text:p>2.978955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50652" calcext:value-type="float">
            <text:p>6.150652</text:p>
          </table:table-cell>
          <table:table-cell office:value-type="float" office:value="0.02174401" calcext:value-type="float">
            <text:p>0.02174401</text:p>
          </table:table-cell>
          <table:table-cell office:value-type="float" office:value="0.02128879" calcext:value-type="float">
            <text:p>0.02128879</text:p>
          </table:table-cell>
          <table:table-cell office:value-type="float" office:value="0.02143383" calcext:value-type="float">
            <text:p>0.02143383</text:p>
          </table:table-cell>
          <table:table-cell office:value-type="float" office:value="0.02121117" calcext:value-type="float">
            <text:p>0.02121117</text:p>
          </table:table-cell>
          <table:table-cell office:value-type="float" office:value="0.02525416" calcext:value-type="float">
            <text:p>0.02525416</text:p>
          </table:table-cell>
          <table:table-cell office:value-type="float" office:value="0.02278122" calcext:value-type="float">
            <text:p>0.02278122</text:p>
          </table:table-cell>
          <table:table-cell office:value-type="float" office:value="0.01734708" calcext:value-type="float">
            <text:p>0.01734708</text:p>
          </table:table-cell>
          <table:table-cell office:value-type="float" office:value="0.02068226" calcext:value-type="float">
            <text:p>0.02068226</text:p>
          </table:table-cell>
          <table:table-cell office:value-type="float" office:value="4.457468" calcext:value-type="float">
            <text:p>4.457468</text:p>
          </table:table-cell>
          <table:table-cell office:value-type="float" office:value="10.60666" calcext:value-type="float">
            <text:p>10.60666</text:p>
          </table:table-cell>
          <table:table-cell office:value-type="float" office:value="15.76961" calcext:value-type="float">
            <text:p>15.76961</text:p>
          </table:table-cell>
          <table:table-cell office:value-type="float" office:value="18.15327" calcext:value-type="float">
            <text:p>18.15327</text:p>
          </table:table-cell>
          <table:table-cell office:value-type="float" office:value="13.55489" calcext:value-type="float">
            <text:p>13.55489</text:p>
          </table:table-cell>
          <table:table-cell office:value-type="float" office:value="7.704035" calcext:value-type="float">
            <text:p>7.704035</text:p>
          </table:table-cell>
          <table:table-cell office:value-type="float" office:value="4.207293" calcext:value-type="float">
            <text:p>4.207293</text:p>
          </table:table-cell>
          <table:table-cell office:value-type="float" office:value="12.67006" calcext:value-type="float">
            <text:p>12.67006</text:p>
          </table:table-cell>
          <table:table-cell office:value-type="float" office:value="50.88729" calcext:value-type="float">
            <text:p>50.88729</text:p>
          </table:table-cell>
          <table:table-cell office:value-type="float" office:value="0" calcext:value-type="float">
            <text:p>0</text:p>
          </table:table-cell>
          <table:table-cell office:value-type="float" office:value="-0.00004870028" calcext:value-type="float">
            <text:p>-4.870028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0" calcext:value-type="float">
            <text:p>27032000</text:p>
          </table:table-cell>
          <table:table-cell office:value-type="float" office:value="3.702829" calcext:value-type="float">
            <text:p>3.702829</text:p>
          </table:table-cell>
          <table:table-cell office:value-type="float" office:value="466.3688" calcext:value-type="float">
            <text:p>466.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7171" calcext:value-type="float">
            <text:p>0.04097171</text:p>
          </table:table-cell>
          <table:table-cell office:value-type="float" office:value="14.07598" calcext:value-type="float">
            <text:p>14.07598</text:p>
          </table:table-cell>
          <table:table-cell office:value-type="float" office:value="0.00001620826" calcext:value-type="float">
            <text:p>1.620826E-05</text:p>
          </table:table-cell>
          <table:table-cell office:value-type="float" office:value="0.007395282" calcext:value-type="float">
            <text:p>0.007395282</text:p>
          </table:table-cell>
          <table:table-cell office:value-type="float" office:value="0.001555287" calcext:value-type="float">
            <text:p>0.001555287</text:p>
          </table:table-cell>
          <table:table-cell office:value-type="float" office:value="1.868749" calcext:value-type="float">
            <text:p>1.868749</text:p>
          </table:table-cell>
          <table:table-cell office:value-type="float" office:value="-0.00049022" calcext:value-type="float">
            <text:p>-0.00049022</text:p>
          </table:table-cell>
          <table:table-cell office:value-type="float" office:value="0.000003095232" calcext:value-type="float">
            <text:p>3.095232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46689" calcext:value-type="float">
            <text:p>6.146689</text:p>
          </table:table-cell>
          <table:table-cell office:value-type="float" office:value="0.0214462" calcext:value-type="float">
            <text:p>0.0214462</text:p>
          </table:table-cell>
          <table:table-cell office:value-type="float" office:value="0.02137981" calcext:value-type="float">
            <text:p>0.02137981</text:p>
          </table:table-cell>
          <table:table-cell office:value-type="float" office:value="0.02153701" calcext:value-type="float">
            <text:p>0.02153701</text:p>
          </table:table-cell>
          <table:table-cell office:value-type="float" office:value="0.02130696" calcext:value-type="float">
            <text:p>0.02130696</text:p>
          </table:table-cell>
          <table:table-cell office:value-type="float" office:value="0.02523831" calcext:value-type="float">
            <text:p>0.02523831</text:p>
          </table:table-cell>
          <table:table-cell office:value-type="float" office:value="0.02304417" calcext:value-type="float">
            <text:p>0.02304417</text:p>
          </table:table-cell>
          <table:table-cell office:value-type="float" office:value="0.01687425" calcext:value-type="float">
            <text:p>0.01687425</text:p>
          </table:table-cell>
          <table:table-cell office:value-type="float" office:value="0.02098178" calcext:value-type="float">
            <text:p>0.02098178</text:p>
          </table:table-cell>
          <table:table-cell office:value-type="float" office:value="4.245716" calcext:value-type="float">
            <text:p>4.245716</text:p>
          </table:table-cell>
          <table:table-cell office:value-type="float" office:value="10.43173" calcext:value-type="float">
            <text:p>10.43173</text:p>
          </table:table-cell>
          <table:table-cell office:value-type="float" office:value="15.74885" calcext:value-type="float">
            <text:p>15.74885</text:p>
          </table:table-cell>
          <table:table-cell office:value-type="float" office:value="18.06359" calcext:value-type="float">
            <text:p>18.06359</text:p>
          </table:table-cell>
          <table:table-cell office:value-type="float" office:value="13.13115" calcext:value-type="float">
            <text:p>13.13115</text:p>
          </table:table-cell>
          <table:table-cell office:value-type="float" office:value="7.466594" calcext:value-type="float">
            <text:p>7.466594</text:p>
          </table:table-cell>
          <table:table-cell office:value-type="float" office:value="3.862899" calcext:value-type="float">
            <text:p>3.862899</text:p>
          </table:table-cell>
          <table:table-cell office:value-type="float" office:value="12.56015" calcext:value-type="float">
            <text:p>12.56015</text:p>
          </table:table-cell>
          <table:table-cell office:value-type="float" office:value="144.4078" calcext:value-type="float">
            <text:p>144.4078</text:p>
          </table:table-cell>
          <table:table-cell office:value-type="float" office:value="0" calcext:value-type="float">
            <text:p>0</text:p>
          </table:table-cell>
          <table:table-cell office:value-type="float" office:value="-0.00005042142" calcext:value-type="float">
            <text:p>-5.042142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0" calcext:value-type="float">
            <text:p>28032000</text:p>
          </table:table-cell>
          <table:table-cell office:value-type="float" office:value="3.702048" calcext:value-type="float">
            <text:p>3.702048</text:p>
          </table:table-cell>
          <table:table-cell office:value-type="float" office:value="466.3652" calcext:value-type="float">
            <text:p>466.3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1225" calcext:value-type="float">
            <text:p>0.04101225</text:p>
          </table:table-cell>
          <table:table-cell office:value-type="float" office:value="14.01405" calcext:value-type="float">
            <text:p>14.01405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7536993" calcext:value-type="float">
            <text:p>0.007536993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1.933441" calcext:value-type="float">
            <text:p>1.933441</text:p>
          </table:table-cell>
          <table:table-cell office:value-type="float" office:value="-0.000506695" calcext:value-type="float">
            <text:p>-0.000506695</text:p>
          </table:table-cell>
          <table:table-cell office:value-type="float" office:value="0.000001020844" calcext:value-type="float">
            <text:p>1.020844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42708" calcext:value-type="float">
            <text:p>6.142708</text:p>
          </table:table-cell>
          <table:table-cell office:value-type="float" office:value="0.02033259" calcext:value-type="float">
            <text:p>0.02033259</text:p>
          </table:table-cell>
          <table:table-cell office:value-type="float" office:value="0.02147117" calcext:value-type="float">
            <text:p>0.02147117</text:p>
          </table:table-cell>
          <table:table-cell office:value-type="float" office:value="0.02162798" calcext:value-type="float">
            <text:p>0.02162798</text:p>
          </table:table-cell>
          <table:table-cell office:value-type="float" office:value="0.02139283" calcext:value-type="float">
            <text:p>0.02139283</text:p>
          </table:table-cell>
          <table:table-cell office:value-type="float" office:value="0.0255585" calcext:value-type="float">
            <text:p>0.0255585</text:p>
          </table:table-cell>
          <table:table-cell office:value-type="float" office:value="0.02338139" calcext:value-type="float">
            <text:p>0.02338139</text:p>
          </table:table-cell>
          <table:table-cell office:value-type="float" office:value="0.01599105" calcext:value-type="float">
            <text:p>0.01599105</text:p>
          </table:table-cell>
          <table:table-cell office:value-type="float" office:value="0.02111034" calcext:value-type="float">
            <text:p>0.02111034</text:p>
          </table:table-cell>
          <table:table-cell office:value-type="float" office:value="3.607614" calcext:value-type="float">
            <text:p>3.607614</text:p>
          </table:table-cell>
          <table:table-cell office:value-type="float" office:value="10.25329" calcext:value-type="float">
            <text:p>10.25329</text:p>
          </table:table-cell>
          <table:table-cell office:value-type="float" office:value="15.72805" calcext:value-type="float">
            <text:p>15.72805</text:p>
          </table:table-cell>
          <table:table-cell office:value-type="float" office:value="17.97607" calcext:value-type="float">
            <text:p>17.97607</text:p>
          </table:table-cell>
          <table:table-cell office:value-type="float" office:value="13.22098" calcext:value-type="float">
            <text:p>13.22098</text:p>
          </table:table-cell>
          <table:table-cell office:value-type="float" office:value="7.257343" calcext:value-type="float">
            <text:p>7.257343</text:p>
          </table:table-cell>
          <table:table-cell office:value-type="float" office:value="3.258479" calcext:value-type="float">
            <text:p>3.258479</text:p>
          </table:table-cell>
          <table:table-cell office:value-type="float" office:value="12.02518" calcext:value-type="float">
            <text:p>12.02518</text:p>
          </table:table-cell>
          <table:table-cell office:value-type="float" office:value="10.82295" calcext:value-type="float">
            <text:p>10.82295</text:p>
          </table:table-cell>
          <table:table-cell office:value-type="float" office:value="0" calcext:value-type="float">
            <text:p>0</text:p>
          </table:table-cell>
          <table:table-cell office:value-type="float" office:value="-0.00005066243" calcext:value-type="float">
            <text:p>-5.066243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3.701288" calcext:value-type="float">
            <text:p>3.701288</text:p>
          </table:table-cell>
          <table:table-cell office:value-type="float" office:value="466.3616" calcext:value-type="float">
            <text:p>466.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9829" calcext:value-type="float">
            <text:p>0.04109829</text:p>
          </table:table-cell>
          <table:table-cell office:value-type="float" office:value="13.92576" calcext:value-type="float">
            <text:p>13.92576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7719924" calcext:value-type="float">
            <text:p>0.007719924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2.025264" calcext:value-type="float">
            <text:p>2.025264</text:p>
          </table:table-cell>
          <table:table-cell office:value-type="float" office:value="-0.0005283672" calcext:value-type="float">
            <text:p>-0.0005283672</text:p>
          </table:table-cell>
          <table:table-cell office:value-type="float" office:value="-0.000001756117" calcext:value-type="float">
            <text:p>-1.756117E-06</text:p>
          </table:table-cell>
          <table:table-cell office:value-type="float" office:value="0.00000000001346833" calcext:value-type="float">
            <text:p>1.346833E-11</text:p>
          </table:table-cell>
          <table:table-cell office:value-type="float" office:value="6.138753" calcext:value-type="float">
            <text:p>6.138753</text:p>
          </table:table-cell>
          <table:table-cell office:value-type="float" office:value="0.02028256" calcext:value-type="float">
            <text:p>0.02028256</text:p>
          </table:table-cell>
          <table:table-cell office:value-type="float" office:value="0.02216689" calcext:value-type="float">
            <text:p>0.02216689</text:p>
          </table:table-cell>
          <table:table-cell office:value-type="float" office:value="0.02183316" calcext:value-type="float">
            <text:p>0.02183316</text:p>
          </table:table-cell>
          <table:table-cell office:value-type="float" office:value="0.02151444" calcext:value-type="float">
            <text:p>0.02151444</text:p>
          </table:table-cell>
          <table:table-cell office:value-type="float" office:value="0.02565174" calcext:value-type="float">
            <text:p>0.02565174</text:p>
          </table:table-cell>
          <table:table-cell office:value-type="float" office:value="0.02357776" calcext:value-type="float">
            <text:p>0.02357776</text:p>
          </table:table-cell>
          <table:table-cell office:value-type="float" office:value="0.01529626" calcext:value-type="float">
            <text:p>0.01529626</text:p>
          </table:table-cell>
          <table:table-cell office:value-type="float" office:value="0.02093671" calcext:value-type="float">
            <text:p>0.02093671</text:p>
          </table:table-cell>
          <table:table-cell office:value-type="float" office:value="3.315081" calcext:value-type="float">
            <text:p>3.315081</text:p>
          </table:table-cell>
          <table:table-cell office:value-type="float" office:value="10.04579" calcext:value-type="float">
            <text:p>10.04579</text:p>
          </table:table-cell>
          <table:table-cell office:value-type="float" office:value="15.70522" calcext:value-type="float">
            <text:p>15.70522</text:p>
          </table:table-cell>
          <table:table-cell office:value-type="float" office:value="17.88888" calcext:value-type="float">
            <text:p>17.88888</text:p>
          </table:table-cell>
          <table:table-cell office:value-type="float" office:value="13.04462" calcext:value-type="float">
            <text:p>13.04462</text:p>
          </table:table-cell>
          <table:table-cell office:value-type="float" office:value="6.926767" calcext:value-type="float">
            <text:p>6.926767</text:p>
          </table:table-cell>
          <table:table-cell office:value-type="float" office:value="2.825491" calcext:value-type="float">
            <text:p>2.825491</text:p>
          </table:table-cell>
          <table:table-cell office:value-type="float" office:value="10.9908" calcext:value-type="float">
            <text:p>10.9908</text:p>
          </table:table-cell>
          <table:table-cell office:value-type="float" office:value="145.2864" calcext:value-type="float">
            <text:p>145.2864</text:p>
          </table:table-cell>
          <table:table-cell office:value-type="float" office:value="0" calcext:value-type="float">
            <text:p>0</text:p>
          </table:table-cell>
          <table:table-cell office:value-type="float" office:value="-0.00005090988" calcext:value-type="float">
            <text:p>-5.090988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0" calcext:value-type="float">
            <text:p>30032000</text:p>
          </table:table-cell>
          <table:table-cell office:value-type="float" office:value="3.700529" calcext:value-type="float">
            <text:p>3.700529</text:p>
          </table:table-cell>
          <table:table-cell office:value-type="float" office:value="466.3581" calcext:value-type="float">
            <text:p>466.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251" calcext:value-type="float">
            <text:p>0.0411251</text:p>
          </table:table-cell>
          <table:table-cell office:value-type="float" office:value="13.83922" calcext:value-type="float">
            <text:p>13.83922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7898022" calcext:value-type="float">
            <text:p>0.007898022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2.115371" calcext:value-type="float">
            <text:p>2.115371</text:p>
          </table:table-cell>
          <table:table-cell office:value-type="float" office:value="-0.0005272255" calcext:value-type="float">
            <text:p>-0.0005272255</text:p>
          </table:table-cell>
          <table:table-cell office:value-type="float" office:value="-0.0000009934723" calcext:value-type="float">
            <text:p>-9.934723E-07</text:p>
          </table:table-cell>
          <table:table-cell office:value-type="float" office:value="0.00000000002581019" calcext:value-type="float">
            <text:p>2.581019E-11</text:p>
          </table:table-cell>
          <table:table-cell office:value-type="float" office:value="6.13484" calcext:value-type="float">
            <text:p>6.13484</text:p>
          </table:table-cell>
          <table:table-cell office:value-type="float" office:value="0.02161514" calcext:value-type="float">
            <text:p>0.02161514</text:p>
          </table:table-cell>
          <table:table-cell office:value-type="float" office:value="0.0222964" calcext:value-type="float">
            <text:p>0.0222964</text:p>
          </table:table-cell>
          <table:table-cell office:value-type="float" office:value="0.02197322" calcext:value-type="float">
            <text:p>0.02197322</text:p>
          </table:table-cell>
          <table:table-cell office:value-type="float" office:value="0.02161674" calcext:value-type="float">
            <text:p>0.02161674</text:p>
          </table:table-cell>
          <table:table-cell office:value-type="float" office:value="0.0255123" calcext:value-type="float">
            <text:p>0.0255123</text:p>
          </table:table-cell>
          <table:table-cell office:value-type="float" office:value="0.02354646" calcext:value-type="float">
            <text:p>0.02354646</text:p>
          </table:table-cell>
          <table:table-cell office:value-type="float" office:value="0.01534593" calcext:value-type="float">
            <text:p>0.01534593</text:p>
          </table:table-cell>
          <table:table-cell office:value-type="float" office:value="0.02071468" calcext:value-type="float">
            <text:p>0.02071468</text:p>
          </table:table-cell>
          <table:table-cell office:value-type="float" office:value="3.693429" calcext:value-type="float">
            <text:p>3.693429</text:p>
          </table:table-cell>
          <table:table-cell office:value-type="float" office:value="9.884223" calcext:value-type="float">
            <text:p>9.884223</text:p>
          </table:table-cell>
          <table:table-cell office:value-type="float" office:value="15.68015" calcext:value-type="float">
            <text:p>15.68015</text:p>
          </table:table-cell>
          <table:table-cell office:value-type="float" office:value="17.80098" calcext:value-type="float">
            <text:p>17.80098</text:p>
          </table:table-cell>
          <table:table-cell office:value-type="float" office:value="12.81562" calcext:value-type="float">
            <text:p>12.81562</text:p>
          </table:table-cell>
          <table:table-cell office:value-type="float" office:value="6.636817" calcext:value-type="float">
            <text:p>6.636817</text:p>
          </table:table-cell>
          <table:table-cell office:value-type="float" office:value="2.658804" calcext:value-type="float">
            <text:p>2.658804</text:p>
          </table:table-cell>
          <table:table-cell office:value-type="float" office:value="10.38777" calcext:value-type="float">
            <text:p>10.38777</text:p>
          </table:table-cell>
          <table:table-cell office:value-type="float" office:value="210.6832" calcext:value-type="float">
            <text:p>210.6832</text:p>
          </table:table-cell>
          <table:table-cell office:value-type="float" office:value="0" calcext:value-type="float">
            <text:p>0</text:p>
          </table:table-cell>
          <table:table-cell office:value-type="float" office:value="-0.00005112838" calcext:value-type="float">
            <text:p>-5.112838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0" calcext:value-type="float">
            <text:p>31032000</text:p>
          </table:table-cell>
          <table:table-cell office:value-type="float" office:value="3.699751" calcext:value-type="float">
            <text:p>3.699751</text:p>
          </table:table-cell>
          <table:table-cell office:value-type="float" office:value="466.3546" calcext:value-type="float">
            <text:p>466.3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3658" calcext:value-type="float">
            <text:p>0.04113658</text:p>
          </table:table-cell>
          <table:table-cell office:value-type="float" office:value="13.75434" calcext:value-type="float">
            <text:p>13.75434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8074447" calcext:value-type="float">
            <text:p>0.008074447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2.203862" calcext:value-type="float">
            <text:p>2.203862</text:p>
          </table:table-cell>
          <table:table-cell office:value-type="float" office:value="-0.0005264592" calcext:value-type="float">
            <text:p>-0.0005264592</text:p>
          </table:table-cell>
          <table:table-cell office:value-type="float" office:value="0.0000002410163" calcext:value-type="float">
            <text:p>2.410163E-07</text:p>
          </table:table-cell>
          <table:table-cell office:value-type="float" office:value="0.0000000003292939" calcext:value-type="float">
            <text:p>3.292939E-10</text:p>
          </table:table-cell>
          <table:table-cell office:value-type="float" office:value="6.13094" calcext:value-type="float">
            <text:p>6.13094</text:p>
          </table:table-cell>
          <table:table-cell office:value-type="float" office:value="0.02304192" calcext:value-type="float">
            <text:p>0.02304192</text:p>
          </table:table-cell>
          <table:table-cell office:value-type="float" office:value="0.02251599" calcext:value-type="float">
            <text:p>0.02251599</text:p>
          </table:table-cell>
          <table:table-cell office:value-type="float" office:value="0.02210264" calcext:value-type="float">
            <text:p>0.02210264</text:p>
          </table:table-cell>
          <table:table-cell office:value-type="float" office:value="0.02170068" calcext:value-type="float">
            <text:p>0.02170068</text:p>
          </table:table-cell>
          <table:table-cell office:value-type="float" office:value="0.0255175" calcext:value-type="float">
            <text:p>0.0255175</text:p>
          </table:table-cell>
          <table:table-cell office:value-type="float" office:value="0.02341914" calcext:value-type="float">
            <text:p>0.02341914</text:p>
          </table:table-cell>
          <table:table-cell office:value-type="float" office:value="0.01520463" calcext:value-type="float">
            <text:p>0.01520463</text:p>
          </table:table-cell>
          <table:table-cell office:value-type="float" office:value="0.02057263" calcext:value-type="float">
            <text:p>0.02057263</text:p>
          </table:table-cell>
          <table:table-cell office:value-type="float" office:value="4.054931" calcext:value-type="float">
            <text:p>4.054931</text:p>
          </table:table-cell>
          <table:table-cell office:value-type="float" office:value="9.651103" calcext:value-type="float">
            <text:p>9.651103</text:p>
          </table:table-cell>
          <table:table-cell office:value-type="float" office:value="15.66466" calcext:value-type="float">
            <text:p>15.66466</text:p>
          </table:table-cell>
          <table:table-cell office:value-type="float" office:value="17.70602" calcext:value-type="float">
            <text:p>17.70602</text:p>
          </table:table-cell>
          <table:table-cell office:value-type="float" office:value="12.74429" calcext:value-type="float">
            <text:p>12.74429</text:p>
          </table:table-cell>
          <table:table-cell office:value-type="float" office:value="6.320421" calcext:value-type="float">
            <text:p>6.320421</text:p>
          </table:table-cell>
          <table:table-cell office:value-type="float" office:value="2.445156" calcext:value-type="float">
            <text:p>2.445156</text:p>
          </table:table-cell>
          <table:table-cell office:value-type="float" office:value="9.923284" calcext:value-type="float">
            <text:p>9.923284</text:p>
          </table:table-cell>
          <table:table-cell office:value-type="float" office:value="266.6339" calcext:value-type="float">
            <text:p>266.6339</text:p>
          </table:table-cell>
          <table:table-cell office:value-type="float" office:value="0" calcext:value-type="float">
            <text:p>0</text:p>
          </table:table-cell>
          <table:table-cell office:value-type="float" office:value="-0.00005137825" calcext:value-type="float">
            <text:p>-5.137825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0" calcext:value-type="float">
            <text:p>1042000</text:p>
          </table:table-cell>
          <table:table-cell office:value-type="float" office:value="3.698895" calcext:value-type="float">
            <text:p>3.698895</text:p>
          </table:table-cell>
          <table:table-cell office:value-type="float" office:value="466.351" calcext:value-type="float">
            <text:p>466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1659" calcext:value-type="float">
            <text:p>0.04121659</text:p>
          </table:table-cell>
          <table:table-cell office:value-type="float" office:value="13.67052" calcext:value-type="float">
            <text:p>13.67052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8251376" calcext:value-type="float">
            <text:p>0.008251376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2.291319" calcext:value-type="float">
            <text:p>2.291319</text:p>
          </table:table-cell>
          <table:table-cell office:value-type="float" office:value="-0.0005263374" calcext:value-type="float">
            <text:p>-0.0005263374</text:p>
          </table:table-cell>
          <table:table-cell office:value-type="float" office:value="0.000002388898" calcext:value-type="float">
            <text:p>2.388898E-06</text:p>
          </table:table-cell>
          <table:table-cell office:value-type="float" office:value="0.0000000004927603" calcext:value-type="float">
            <text:p>4.927603E-10</text:p>
          </table:table-cell>
          <table:table-cell office:value-type="float" office:value="6.127184" calcext:value-type="float">
            <text:p>6.127184</text:p>
          </table:table-cell>
          <table:table-cell office:value-type="float" office:value="0.0270068" calcext:value-type="float">
            <text:p>0.0270068</text:p>
          </table:table-cell>
          <table:table-cell office:value-type="float" office:value="0.02421878" calcext:value-type="float">
            <text:p>0.02421878</text:p>
          </table:table-cell>
          <table:table-cell office:value-type="float" office:value="0.02245641" calcext:value-type="float">
            <text:p>0.02245641</text:p>
          </table:table-cell>
          <table:table-cell office:value-type="float" office:value="0.02181337" calcext:value-type="float">
            <text:p>0.02181337</text:p>
          </table:table-cell>
          <table:table-cell office:value-type="float" office:value="0.02552338" calcext:value-type="float">
            <text:p>0.02552338</text:p>
          </table:table-cell>
          <table:table-cell office:value-type="float" office:value="0.0233176" calcext:value-type="float">
            <text:p>0.0233176</text:p>
          </table:table-cell>
          <table:table-cell office:value-type="float" office:value="0.01503292" calcext:value-type="float">
            <text:p>0.01503292</text:p>
          </table:table-cell>
          <table:table-cell office:value-type="float" office:value="0.0205061" calcext:value-type="float">
            <text:p>0.0205061</text:p>
          </table:table-cell>
          <table:table-cell office:value-type="float" office:value="4.607643" calcext:value-type="float">
            <text:p>4.607643</text:p>
          </table:table-cell>
          <table:table-cell office:value-type="float" office:value="9.342875" calcext:value-type="float">
            <text:p>9.342875</text:p>
          </table:table-cell>
          <table:table-cell office:value-type="float" office:value="15.64953" calcext:value-type="float">
            <text:p>15.64953</text:p>
          </table:table-cell>
          <table:table-cell office:value-type="float" office:value="17.62657" calcext:value-type="float">
            <text:p>17.62657</text:p>
          </table:table-cell>
          <table:table-cell office:value-type="float" office:value="12.66129" calcext:value-type="float">
            <text:p>12.66129</text:p>
          </table:table-cell>
          <table:table-cell office:value-type="float" office:value="6.008616" calcext:value-type="float">
            <text:p>6.008616</text:p>
          </table:table-cell>
          <table:table-cell office:value-type="float" office:value="2.245718" calcext:value-type="float">
            <text:p>2.245718</text:p>
          </table:table-cell>
          <table:table-cell office:value-type="float" office:value="9.567691" calcext:value-type="float">
            <text:p>9.567691</text:p>
          </table:table-cell>
          <table:table-cell office:value-type="float" office:value="244.8598" calcext:value-type="float">
            <text:p>244.8598</text:p>
          </table:table-cell>
          <table:table-cell office:value-type="float" office:value="0" calcext:value-type="float">
            <text:p>0</text:p>
          </table:table-cell>
          <table:table-cell office:value-type="float" office:value="-0.00005167901" calcext:value-type="float">
            <text:p>-5.167901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0" calcext:value-type="float">
            <text:p>2042000</text:p>
          </table:table-cell>
          <table:table-cell office:value-type="float" office:value="3.69802" calcext:value-type="float">
            <text:p>3.69802</text:p>
          </table:table-cell>
          <table:table-cell office:value-type="float" office:value="466.3475" calcext:value-type="float">
            <text:p>466.3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5071" calcext:value-type="float">
            <text:p>0.04135071</text:p>
          </table:table-cell>
          <table:table-cell office:value-type="float" office:value="13.58831" calcext:value-type="float">
            <text:p>13.58831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8427008" calcext:value-type="float">
            <text:p>0.008427008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2.377141" calcext:value-type="float">
            <text:p>2.377141</text:p>
          </table:table-cell>
          <table:table-cell office:value-type="float" office:value="-0.0005251322" calcext:value-type="float">
            <text:p>-0.0005251322</text:p>
          </table:table-cell>
          <table:table-cell office:value-type="float" office:value="0.000005112781" calcext:value-type="float">
            <text:p>5.112781E-06</text:p>
          </table:table-cell>
          <table:table-cell office:value-type="float" office:value="0.000000001390862" calcext:value-type="float">
            <text:p>1.390862E-09</text:p>
          </table:table-cell>
          <table:table-cell office:value-type="float" office:value="6.123507" calcext:value-type="float">
            <text:p>6.123507</text:p>
          </table:table-cell>
          <table:table-cell office:value-type="float" office:value="0.03120815" calcext:value-type="float">
            <text:p>0.03120815</text:p>
          </table:table-cell>
          <table:table-cell office:value-type="float" office:value="0.02786082" calcext:value-type="float">
            <text:p>0.02786082</text:p>
          </table:table-cell>
          <table:table-cell office:value-type="float" office:value="0.02328354" calcext:value-type="float">
            <text:p>0.02328354</text:p>
          </table:table-cell>
          <table:table-cell office:value-type="float" office:value="0.02201123" calcext:value-type="float">
            <text:p>0.02201123</text:p>
          </table:table-cell>
          <table:table-cell office:value-type="float" office:value="0.02528357" calcext:value-type="float">
            <text:p>0.02528357</text:p>
          </table:table-cell>
          <table:table-cell office:value-type="float" office:value="0.02319169" calcext:value-type="float">
            <text:p>0.02319169</text:p>
          </table:table-cell>
          <table:table-cell office:value-type="float" office:value="0.01498292" calcext:value-type="float">
            <text:p>0.01498292</text:p>
          </table:table-cell>
          <table:table-cell office:value-type="float" office:value="0.02044161" calcext:value-type="float">
            <text:p>0.02044161</text:p>
          </table:table-cell>
          <table:table-cell office:value-type="float" office:value="5.041314" calcext:value-type="float">
            <text:p>5.041314</text:p>
          </table:table-cell>
          <table:table-cell office:value-type="float" office:value="9.316206" calcext:value-type="float">
            <text:p>9.316206</text:p>
          </table:table-cell>
          <table:table-cell office:value-type="float" office:value="15.56813" calcext:value-type="float">
            <text:p>15.56813</text:p>
          </table:table-cell>
          <table:table-cell office:value-type="float" office:value="17.56715" calcext:value-type="float">
            <text:p>17.56715</text:p>
          </table:table-cell>
          <table:table-cell office:value-type="float" office:value="12.43922" calcext:value-type="float">
            <text:p>12.43922</text:p>
          </table:table-cell>
          <table:table-cell office:value-type="float" office:value="5.758239" calcext:value-type="float">
            <text:p>5.758239</text:p>
          </table:table-cell>
          <table:table-cell office:value-type="float" office:value="2.106267" calcext:value-type="float">
            <text:p>2.106267</text:p>
          </table:table-cell>
          <table:table-cell office:value-type="float" office:value="9.253128" calcext:value-type="float">
            <text:p>9.253128</text:p>
          </table:table-cell>
          <table:table-cell office:value-type="float" office:value="143.73" calcext:value-type="float">
            <text:p>143.73</text:p>
          </table:table-cell>
          <table:table-cell office:value-type="float" office:value="0" calcext:value-type="float">
            <text:p>0</text:p>
          </table:table-cell>
          <table:table-cell office:value-type="float" office:value="-0.00005199139" calcext:value-type="float">
            <text:p>-5.199139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3.69715" calcext:value-type="float">
            <text:p>3.69715</text:p>
          </table:table-cell>
          <table:table-cell office:value-type="float" office:value="466.3439" calcext:value-type="float">
            <text:p>466.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4651" calcext:value-type="float">
            <text:p>0.04144651</text:p>
          </table:table-cell>
          <table:table-cell office:value-type="float" office:value="13.50957" calcext:value-type="float">
            <text:p>13.50957</text:p>
          </table:table-cell>
          <table:table-cell office:value-type="float" office:value="0.00003959682" calcext:value-type="float">
            <text:p>3.959682E-05</text:p>
          </table:table-cell>
          <table:table-cell office:value-type="float" office:value="0.008597757" calcext:value-type="float">
            <text:p>0.008597757</text:p>
          </table:table-cell>
          <table:table-cell office:value-type="float" office:value="0.002371082" calcext:value-type="float">
            <text:p>0.002371082</text:p>
          </table:table-cell>
          <table:table-cell office:value-type="float" office:value="2.459506" calcext:value-type="float">
            <text:p>2.459506</text:p>
          </table:table-cell>
          <table:table-cell office:value-type="float" office:value="-0.0005230043" calcext:value-type="float">
            <text:p>-0.0005230043</text:p>
          </table:table-cell>
          <table:table-cell office:value-type="float" office:value="0.00000733904" calcext:value-type="float">
            <text:p>7.33904E-06</text:p>
          </table:table-cell>
          <table:table-cell office:value-type="float" office:value="0.000000002997204" calcext:value-type="float">
            <text:p>2.997204E-09</text:p>
          </table:table-cell>
          <table:table-cell office:value-type="float" office:value="6.119814" calcext:value-type="float">
            <text:p>6.119814</text:p>
          </table:table-cell>
          <table:table-cell office:value-type="float" office:value="0.03350821" calcext:value-type="float">
            <text:p>0.03350821</text:p>
          </table:table-cell>
          <table:table-cell office:value-type="float" office:value="0.03038675" calcext:value-type="float">
            <text:p>0.03038675</text:p>
          </table:table-cell>
          <table:table-cell office:value-type="float" office:value="0.0244172" calcext:value-type="float">
            <text:p>0.0244172</text:p>
          </table:table-cell>
          <table:table-cell office:value-type="float" office:value="0.02226804" calcext:value-type="float">
            <text:p>0.02226804</text:p>
          </table:table-cell>
          <table:table-cell office:value-type="float" office:value="0.02471715" calcext:value-type="float">
            <text:p>0.02471715</text:p>
          </table:table-cell>
          <table:table-cell office:value-type="float" office:value="0.02293494" calcext:value-type="float">
            <text:p>0.02293494</text:p>
          </table:table-cell>
          <table:table-cell office:value-type="float" office:value="0.01523895" calcext:value-type="float">
            <text:p>0.01523895</text:p>
          </table:table-cell>
          <table:table-cell office:value-type="float" office:value="0.02033981" calcext:value-type="float">
            <text:p>0.02033981</text:p>
          </table:table-cell>
          <table:table-cell office:value-type="float" office:value="5.465884" calcext:value-type="float">
            <text:p>5.465884</text:p>
          </table:table-cell>
          <table:table-cell office:value-type="float" office:value="9.42169" calcext:value-type="float">
            <text:p>9.42169</text:p>
          </table:table-cell>
          <table:table-cell office:value-type="float" office:value="15.48385" calcext:value-type="float">
            <text:p>15.48385</text:p>
          </table:table-cell>
          <table:table-cell office:value-type="float" office:value="17.50455" calcext:value-type="float">
            <text:p>17.50455</text:p>
          </table:table-cell>
          <table:table-cell office:value-type="float" office:value="12.08781" calcext:value-type="float">
            <text:p>12.08781</text:p>
          </table:table-cell>
          <table:table-cell office:value-type="float" office:value="5.584534" calcext:value-type="float">
            <text:p>5.584534</text:p>
          </table:table-cell>
          <table:table-cell office:value-type="float" office:value="2.056673" calcext:value-type="float">
            <text:p>2.056673</text:p>
          </table:table-cell>
          <table:table-cell office:value-type="float" office:value="9.006168" calcext:value-type="float">
            <text:p>9.006168</text:p>
          </table:table-cell>
          <table:table-cell office:value-type="float" office:value="101.3513" calcext:value-type="float">
            <text:p>101.3513</text:p>
          </table:table-cell>
          <table:table-cell office:value-type="float" office:value="0" calcext:value-type="float">
            <text:p>0</text:p>
          </table:table-cell>
          <table:table-cell office:value-type="float" office:value="-0.00005241143" calcext:value-type="float">
            <text:p>-5.241143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0" calcext:value-type="float">
            <text:p>4042000</text:p>
          </table:table-cell>
          <table:table-cell office:value-type="float" office:value="3.696259" calcext:value-type="float">
            <text:p>3.696259</text:p>
          </table:table-cell>
          <table:table-cell office:value-type="float" office:value="466.3404" calcext:value-type="float">
            <text:p>466.3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95224" calcext:value-type="float">
            <text:p>0.04295224</text:p>
          </table:table-cell>
          <table:table-cell office:value-type="float" office:value="13.42731" calcext:value-type="float">
            <text:p>13.42731</text:p>
          </table:table-cell>
          <table:table-cell office:value-type="float" office:value="0.00006608191" calcext:value-type="float">
            <text:p>6.608191E-05</text:p>
          </table:table-cell>
          <table:table-cell office:value-type="float" office:value="0.00877466" calcext:value-type="float">
            <text:p>0.00877466</text:p>
          </table:table-cell>
          <table:table-cell office:value-type="float" office:value="0.009329854" calcext:value-type="float">
            <text:p>0.009329854</text:p>
          </table:table-cell>
          <table:table-cell office:value-type="float" office:value="2.542842" calcext:value-type="float">
            <text:p>2.542842</text:p>
          </table:table-cell>
          <table:table-cell office:value-type="float" office:value="-0.0005282117" calcext:value-type="float">
            <text:p>-0.0005282117</text:p>
          </table:table-cell>
          <table:table-cell office:value-type="float" office:value="0.000007034368" calcext:value-type="float">
            <text:p>7.034368E-06</text:p>
          </table:table-cell>
          <table:table-cell office:value-type="float" office:value="0.000000004203772" calcext:value-type="float">
            <text:p>4.203772E-09</text:p>
          </table:table-cell>
          <table:table-cell office:value-type="float" office:value="6.116048" calcext:value-type="float">
            <text:p>6.116048</text:p>
          </table:table-cell>
          <table:table-cell office:value-type="float" office:value="0.129493" calcext:value-type="float">
            <text:p>0.129493</text:p>
          </table:table-cell>
          <table:table-cell office:value-type="float" office:value="0.03286021" calcext:value-type="float">
            <text:p>0.03286021</text:p>
          </table:table-cell>
          <table:table-cell office:value-type="float" office:value="0.02596728" calcext:value-type="float">
            <text:p>0.02596728</text:p>
          </table:table-cell>
          <table:table-cell office:value-type="float" office:value="0.02259856" calcext:value-type="float">
            <text:p>0.02259856</text:p>
          </table:table-cell>
          <table:table-cell office:value-type="float" office:value="0.02544134" calcext:value-type="float">
            <text:p>0.02544134</text:p>
          </table:table-cell>
          <table:table-cell office:value-type="float" office:value="0.02297064" calcext:value-type="float">
            <text:p>0.02297064</text:p>
          </table:table-cell>
          <table:table-cell office:value-type="float" office:value="0.01492671" calcext:value-type="float">
            <text:p>0.01492671</text:p>
          </table:table-cell>
          <table:table-cell office:value-type="float" office:value="0.02038417" calcext:value-type="float">
            <text:p>0.02038417</text:p>
          </table:table-cell>
          <table:table-cell office:value-type="float" office:value="4.18479" calcext:value-type="float">
            <text:p>4.18479</text:p>
          </table:table-cell>
          <table:table-cell office:value-type="float" office:value="9.318093" calcext:value-type="float">
            <text:p>9.318093</text:p>
          </table:table-cell>
          <table:table-cell office:value-type="float" office:value="15.42114" calcext:value-type="float">
            <text:p>15.42114</text:p>
          </table:table-cell>
          <table:table-cell office:value-type="float" office:value="17.42711" calcext:value-type="float">
            <text:p>17.42711</text:p>
          </table:table-cell>
          <table:table-cell office:value-type="float" office:value="12.3165" calcext:value-type="float">
            <text:p>12.3165</text:p>
          </table:table-cell>
          <table:table-cell office:value-type="float" office:value="5.207098" calcext:value-type="float">
            <text:p>5.207098</text:p>
          </table:table-cell>
          <table:table-cell office:value-type="float" office:value="1.822349" calcext:value-type="float">
            <text:p>1.822349</text:p>
          </table:table-cell>
          <table:table-cell office:value-type="float" office:value="8.807613" calcext:value-type="float">
            <text:p>8.807613</text:p>
          </table:table-cell>
          <table:table-cell office:value-type="float" office:value="1003.866" calcext:value-type="float">
            <text:p>1003.866</text:p>
          </table:table-cell>
          <table:table-cell office:value-type="float" office:value="0" calcext:value-type="float">
            <text:p>0</text:p>
          </table:table-cell>
          <table:table-cell office:value-type="float" office:value="-0.00005276395" calcext:value-type="float">
            <text:p>-5.276395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3.695397" calcext:value-type="float">
            <text:p>3.695397</text:p>
          </table:table-cell>
          <table:table-cell office:value-type="float" office:value="466.3368" calcext:value-type="float">
            <text:p>466.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0398" calcext:value-type="float">
            <text:p>0.04270398</text:p>
          </table:table-cell>
          <table:table-cell office:value-type="float" office:value="13.31504" calcext:value-type="float">
            <text:p>13.31504</text:p>
          </table:table-cell>
          <table:table-cell office:value-type="float" office:value="0.00006609506" calcext:value-type="float">
            <text:p>6.609506E-05</text:p>
          </table:table-cell>
          <table:table-cell office:value-type="float" office:value="0.008995447" calcext:value-type="float">
            <text:p>0.008995447</text:p>
          </table:table-cell>
          <table:table-cell office:value-type="float" office:value="0.009332865" calcext:value-type="float">
            <text:p>0.009332865</text:p>
          </table:table-cell>
          <table:table-cell office:value-type="float" office:value="2.659289" calcext:value-type="float">
            <text:p>2.659289</text:p>
          </table:table-cell>
          <table:table-cell office:value-type="float" office:value="-0.0005307493" calcext:value-type="float">
            <text:p>-0.0005307493</text:p>
          </table:table-cell>
          <table:table-cell office:value-type="float" office:value="0.000006892774" calcext:value-type="float">
            <text:p>6.892774E-06</text:p>
          </table:table-cell>
          <table:table-cell office:value-type="float" office:value="0.000000004203772" calcext:value-type="float">
            <text:p>4.203772E-09</text:p>
          </table:table-cell>
          <table:table-cell office:value-type="float" office:value="6.112405" calcext:value-type="float">
            <text:p>6.112405</text:p>
          </table:table-cell>
          <table:table-cell office:value-type="float" office:value="0.09430972" calcext:value-type="float">
            <text:p>0.09430972</text:p>
          </table:table-cell>
          <table:table-cell office:value-type="float" office:value="0.03470303" calcext:value-type="float">
            <text:p>0.03470303</text:p>
          </table:table-cell>
          <table:table-cell office:value-type="float" office:value="0.02754236" calcext:value-type="float">
            <text:p>0.02754236</text:p>
          </table:table-cell>
          <table:table-cell office:value-type="float" office:value="0.022971" calcext:value-type="float">
            <text:p>0.022971</text:p>
          </table:table-cell>
          <table:table-cell office:value-type="float" office:value="0.0253415" calcext:value-type="float">
            <text:p>0.0253415</text:p>
          </table:table-cell>
          <table:table-cell office:value-type="float" office:value="0.0230524" calcext:value-type="float">
            <text:p>0.0230524</text:p>
          </table:table-cell>
          <table:table-cell office:value-type="float" office:value="0.01525265" calcext:value-type="float">
            <text:p>0.01525265</text:p>
          </table:table-cell>
          <table:table-cell office:value-type="float" office:value="0.02045781" calcext:value-type="float">
            <text:p>0.02045781</text:p>
          </table:table-cell>
          <table:table-cell office:value-type="float" office:value="7.174661" calcext:value-type="float">
            <text:p>7.174661</text:p>
          </table:table-cell>
          <table:table-cell office:value-type="float" office:value="8.335436" calcext:value-type="float">
            <text:p>8.335436</text:p>
          </table:table-cell>
          <table:table-cell office:value-type="float" office:value="14.85157" calcext:value-type="float">
            <text:p>14.85157</text:p>
          </table:table-cell>
          <table:table-cell office:value-type="float" office:value="17.33658" calcext:value-type="float">
            <text:p>17.33658</text:p>
          </table:table-cell>
          <table:table-cell office:value-type="float" office:value="11.92191" calcext:value-type="float">
            <text:p>11.92191</text:p>
          </table:table-cell>
          <table:table-cell office:value-type="float" office:value="4.959452" calcext:value-type="float">
            <text:p>4.959452</text:p>
          </table:table-cell>
          <table:table-cell office:value-type="float" office:value="1.804865" calcext:value-type="float">
            <text:p>1.804865</text:p>
          </table:table-cell>
          <table:table-cell office:value-type="float" office:value="8.561898" calcext:value-type="float">
            <text:p>8.561898</text:p>
          </table:table-cell>
          <table:table-cell office:value-type="float" office:value="1057.52" calcext:value-type="float">
            <text:p>1057.52</text:p>
          </table:table-cell>
          <table:table-cell office:value-type="float" office:value="0" calcext:value-type="float">
            <text:p>0</text:p>
          </table:table-cell>
          <table:table-cell office:value-type="float" office:value="-0.00005317869" calcext:value-type="float">
            <text:p>-5.317869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3.694677" calcext:value-type="float">
            <text:p>3.694677</text:p>
          </table:table-cell>
          <table:table-cell office:value-type="float" office:value="466.3333" calcext:value-type="float">
            <text:p>466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7634" calcext:value-type="float">
            <text:p>0.04247634</text:p>
          </table:table-cell>
          <table:table-cell office:value-type="float" office:value="13.18985" calcext:value-type="float">
            <text:p>13.18985</text:p>
          </table:table-cell>
          <table:table-cell office:value-type="float" office:value="0.00006609506" calcext:value-type="float">
            <text:p>6.609506E-05</text:p>
          </table:table-cell>
          <table:table-cell office:value-type="float" office:value="0.00921632" calcext:value-type="float">
            <text:p>0.00921632</text:p>
          </table:table-cell>
          <table:table-cell office:value-type="float" office:value="0.009332865" calcext:value-type="float">
            <text:p>0.009332865</text:p>
          </table:table-cell>
          <table:table-cell office:value-type="float" office:value="2.788263" calcext:value-type="float">
            <text:p>2.788263</text:p>
          </table:table-cell>
          <table:table-cell office:value-type="float" office:value="-0.0005285839" calcext:value-type="float">
            <text:p>-0.0005285839</text:p>
          </table:table-cell>
          <table:table-cell office:value-type="float" office:value="0.000007256121" calcext:value-type="float">
            <text:p>7.256121E-06</text:p>
          </table:table-cell>
          <table:table-cell office:value-type="float" office:value="0.000000004203772" calcext:value-type="float">
            <text:p>4.203772E-09</text:p>
          </table:table-cell>
          <table:table-cell office:value-type="float" office:value="6.108611" calcext:value-type="float">
            <text:p>6.108611</text:p>
          </table:table-cell>
          <table:table-cell office:value-type="float" office:value="0.08890724" calcext:value-type="float">
            <text:p>0.08890724</text:p>
          </table:table-cell>
          <table:table-cell office:value-type="float" office:value="0.03426939" calcext:value-type="float">
            <text:p>0.03426939</text:p>
          </table:table-cell>
          <table:table-cell office:value-type="float" office:value="0.02718718" calcext:value-type="float">
            <text:p>0.02718718</text:p>
          </table:table-cell>
          <table:table-cell office:value-type="float" office:value="0.02328411" calcext:value-type="float">
            <text:p>0.02328411</text:p>
          </table:table-cell>
          <table:table-cell office:value-type="float" office:value="0.02470618" calcext:value-type="float">
            <text:p>0.02470618</text:p>
          </table:table-cell>
          <table:table-cell office:value-type="float" office:value="0.02278451" calcext:value-type="float">
            <text:p>0.02278451</text:p>
          </table:table-cell>
          <table:table-cell office:value-type="float" office:value="0.01553206" calcext:value-type="float">
            <text:p>0.01553206</text:p>
          </table:table-cell>
          <table:table-cell office:value-type="float" office:value="0.02035611" calcext:value-type="float">
            <text:p>0.02035611</text:p>
          </table:table-cell>
          <table:table-cell office:value-type="float" office:value="8.074479" calcext:value-type="float">
            <text:p>8.074479</text:p>
          </table:table-cell>
          <table:table-cell office:value-type="float" office:value="10.37942" calcext:value-type="float">
            <text:p>10.37942</text:p>
          </table:table-cell>
          <table:table-cell office:value-type="float" office:value="13.38929" calcext:value-type="float">
            <text:p>13.38929</text:p>
          </table:table-cell>
          <table:table-cell office:value-type="float" office:value="17.2615" calcext:value-type="float">
            <text:p>17.2615</text:p>
          </table:table-cell>
          <table:table-cell office:value-type="float" office:value="11.45181" calcext:value-type="float">
            <text:p>11.45181</text:p>
          </table:table-cell>
          <table:table-cell office:value-type="float" office:value="4.804519" calcext:value-type="float">
            <text:p>4.804519</text:p>
          </table:table-cell>
          <table:table-cell office:value-type="float" office:value="1.796279" calcext:value-type="float">
            <text:p>1.796279</text:p>
          </table:table-cell>
          <table:table-cell office:value-type="float" office:value="8.32142" calcext:value-type="float">
            <text:p>8.32142</text:p>
          </table:table-cell>
          <table:table-cell office:value-type="float" office:value="332.1648" calcext:value-type="float">
            <text:p>332.1648</text:p>
          </table:table-cell>
          <table:table-cell office:value-type="float" office:value="0" calcext:value-type="float">
            <text:p>0</text:p>
          </table:table-cell>
          <table:table-cell office:value-type="float" office:value="-0.00005351153" calcext:value-type="float">
            <text:p>-5.351153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0" calcext:value-type="float">
            <text:p>7042000</text:p>
          </table:table-cell>
          <table:table-cell office:value-type="float" office:value="3.693908" calcext:value-type="float">
            <text:p>3.693908</text:p>
          </table:table-cell>
          <table:table-cell office:value-type="float" office:value="466.3298" calcext:value-type="float">
            <text:p>466.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4831" calcext:value-type="float">
            <text:p>0.04214831</text:p>
          </table:table-cell>
          <table:table-cell office:value-type="float" office:value="13.08677" calcext:value-type="float">
            <text:p>13.08677</text:p>
          </table:table-cell>
          <table:table-cell office:value-type="float" office:value="0.00006609506" calcext:value-type="float">
            <text:p>6.609506E-05</text:p>
          </table:table-cell>
          <table:table-cell office:value-type="float" office:value="0.00940951" calcext:value-type="float">
            <text:p>0.00940951</text:p>
          </table:table-cell>
          <table:table-cell office:value-type="float" office:value="0.009332865" calcext:value-type="float">
            <text:p>0.009332865</text:p>
          </table:table-cell>
          <table:table-cell office:value-type="float" office:value="2.895232" calcext:value-type="float">
            <text:p>2.895232</text:p>
          </table:table-cell>
          <table:table-cell office:value-type="float" office:value="-0.0005246397" calcext:value-type="float">
            <text:p>-0.0005246397</text:p>
          </table:table-cell>
          <table:table-cell office:value-type="float" office:value="0.000007956941" calcext:value-type="float">
            <text:p>7.956941E-06</text:p>
          </table:table-cell>
          <table:table-cell office:value-type="float" office:value="0.000000005532115" calcext:value-type="float">
            <text:p>5.532115E-09</text:p>
          </table:table-cell>
          <table:table-cell office:value-type="float" office:value="6.104784" calcext:value-type="float">
            <text:p>6.104784</text:p>
          </table:table-cell>
          <table:table-cell office:value-type="float" office:value="0.06530749" calcext:value-type="float">
            <text:p>0.06530749</text:p>
          </table:table-cell>
          <table:table-cell office:value-type="float" office:value="0.03658156" calcext:value-type="float">
            <text:p>0.03658156</text:p>
          </table:table-cell>
          <table:table-cell office:value-type="float" office:value="0.02783562" calcext:value-type="float">
            <text:p>0.02783562</text:p>
          </table:table-cell>
          <table:table-cell office:value-type="float" office:value="0.02347064" calcext:value-type="float">
            <text:p>0.02347064</text:p>
          </table:table-cell>
          <table:table-cell office:value-type="float" office:value="0.02403888" calcext:value-type="float">
            <text:p>0.02403888</text:p>
          </table:table-cell>
          <table:table-cell office:value-type="float" office:value="0.02232241" calcext:value-type="float">
            <text:p>0.02232241</text:p>
          </table:table-cell>
          <table:table-cell office:value-type="float" office:value="0.01576861" calcext:value-type="float">
            <text:p>0.01576861</text:p>
          </table:table-cell>
          <table:table-cell office:value-type="float" office:value="0.02025348" calcext:value-type="float">
            <text:p>0.02025348</text:p>
          </table:table-cell>
          <table:table-cell office:value-type="float" office:value="4.588251" calcext:value-type="float">
            <text:p>4.588251</text:p>
          </table:table-cell>
          <table:table-cell office:value-type="float" office:value="10.45684" calcext:value-type="float">
            <text:p>10.45684</text:p>
          </table:table-cell>
          <table:table-cell office:value-type="float" office:value="13.59427" calcext:value-type="float">
            <text:p>13.59427</text:p>
          </table:table-cell>
          <table:table-cell office:value-type="float" office:value="17.213" calcext:value-type="float">
            <text:p>17.213</text:p>
          </table:table-cell>
          <table:table-cell office:value-type="float" office:value="11.12017" calcext:value-type="float">
            <text:p>11.12017</text:p>
          </table:table-cell>
          <table:table-cell office:value-type="float" office:value="4.661346" calcext:value-type="float">
            <text:p>4.661346</text:p>
          </table:table-cell>
          <table:table-cell office:value-type="float" office:value="1.762099" calcext:value-type="float">
            <text:p>1.762099</text:p>
          </table:table-cell>
          <table:table-cell office:value-type="float" office:value="8.152025" calcext:value-type="float">
            <text:p>8.152025</text:p>
          </table:table-cell>
          <table:table-cell office:value-type="float" office:value="94.92738" calcext:value-type="float">
            <text:p>94.92738</text:p>
          </table:table-cell>
          <table:table-cell office:value-type="float" office:value="0" calcext:value-type="float">
            <text:p>0</text:p>
          </table:table-cell>
          <table:table-cell office:value-type="float" office:value="-0.00005382977" calcext:value-type="float">
            <text:p>-5.382977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0" calcext:value-type="float">
            <text:p>8042000</text:p>
          </table:table-cell>
          <table:table-cell office:value-type="float" office:value="3.693151" calcext:value-type="float">
            <text:p>3.693151</text:p>
          </table:table-cell>
          <table:table-cell office:value-type="float" office:value="466.3263" calcext:value-type="float">
            <text:p>466.3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2068" calcext:value-type="float">
            <text:p>0.04202068</text:p>
          </table:table-cell>
          <table:table-cell office:value-type="float" office:value="12.96286" calcext:value-type="float">
            <text:p>12.96286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09633359" calcext:value-type="float">
            <text:p>0.00963335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020823" calcext:value-type="float">
            <text:p>3.020823</text:p>
          </table:table-cell>
          <table:table-cell office:value-type="float" office:value="-0.0005322229" calcext:value-type="float">
            <text:p>-0.0005322229</text:p>
          </table:table-cell>
          <table:table-cell office:value-type="float" office:value="0.000008290929" calcext:value-type="float">
            <text:p>8.290929E-06</text:p>
          </table:table-cell>
          <table:table-cell office:value-type="float" office:value="0.000000005571149" calcext:value-type="float">
            <text:p>5.571149E-09</text:p>
          </table:table-cell>
          <table:table-cell office:value-type="float" office:value="6.100943" calcext:value-type="float">
            <text:p>6.100943</text:p>
          </table:table-cell>
          <table:table-cell office:value-type="float" office:value="0.05019979" calcext:value-type="float">
            <text:p>0.05019979</text:p>
          </table:table-cell>
          <table:table-cell office:value-type="float" office:value="0.03462721" calcext:value-type="float">
            <text:p>0.03462721</text:p>
          </table:table-cell>
          <table:table-cell office:value-type="float" office:value="0.02993215" calcext:value-type="float">
            <text:p>0.02993215</text:p>
          </table:table-cell>
          <table:table-cell office:value-type="float" office:value="0.02362463" calcext:value-type="float">
            <text:p>0.02362463</text:p>
          </table:table-cell>
          <table:table-cell office:value-type="float" office:value="0.02448828" calcext:value-type="float">
            <text:p>0.02448828</text:p>
          </table:table-cell>
          <table:table-cell office:value-type="float" office:value="0.02222516" calcext:value-type="float">
            <text:p>0.02222516</text:p>
          </table:table-cell>
          <table:table-cell office:value-type="float" office:value="0.01529393" calcext:value-type="float">
            <text:p>0.01529393</text:p>
          </table:table-cell>
          <table:table-cell office:value-type="float" office:value="0.02027237" calcext:value-type="float">
            <text:p>0.02027237</text:p>
          </table:table-cell>
          <table:table-cell office:value-type="float" office:value="2.380946" calcext:value-type="float">
            <text:p>2.380946</text:p>
          </table:table-cell>
          <table:table-cell office:value-type="float" office:value="7.600626" calcext:value-type="float">
            <text:p>7.600626</text:p>
          </table:table-cell>
          <table:table-cell office:value-type="float" office:value="14.08792" calcext:value-type="float">
            <text:p>14.08792</text:p>
          </table:table-cell>
          <table:table-cell office:value-type="float" office:value="17.14294" calcext:value-type="float">
            <text:p>17.14294</text:p>
          </table:table-cell>
          <table:table-cell office:value-type="float" office:value="11.17409" calcext:value-type="float">
            <text:p>11.17409</text:p>
          </table:table-cell>
          <table:table-cell office:value-type="float" office:value="4.375205" calcext:value-type="float">
            <text:p>4.375205</text:p>
          </table:table-cell>
          <table:table-cell office:value-type="float" office:value="1.564136" calcext:value-type="float">
            <text:p>1.564136</text:p>
          </table:table-cell>
          <table:table-cell office:value-type="float" office:value="8.019883" calcext:value-type="float">
            <text:p>8.019883</text:p>
          </table:table-cell>
          <table:table-cell office:value-type="float" office:value="167.1219" calcext:value-type="float">
            <text:p>167.1219</text:p>
          </table:table-cell>
          <table:table-cell office:value-type="float" office:value="0" calcext:value-type="float">
            <text:p>0</text:p>
          </table:table-cell>
          <table:table-cell office:value-type="float" office:value="-0.00005413865" calcext:value-type="float">
            <text:p>-5.41386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3.692424" calcext:value-type="float">
            <text:p>3.692424</text:p>
          </table:table-cell>
          <table:table-cell office:value-type="float" office:value="466.3228" calcext:value-type="float">
            <text:p>466.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1763" calcext:value-type="float">
            <text:p>0.04181763</text:p>
          </table:table-cell>
          <table:table-cell office:value-type="float" office:value="12.85239" calcext:value-type="float">
            <text:p>12.85239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09838053" calcext:value-type="float">
            <text:p>0.009838053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135051" calcext:value-type="float">
            <text:p>3.135051</text:p>
          </table:table-cell>
          <table:table-cell office:value-type="float" office:value="-0.0005303519" calcext:value-type="float">
            <text:p>-0.0005303519</text:p>
          </table:table-cell>
          <table:table-cell office:value-type="float" office:value="0.000008682872" calcext:value-type="float">
            <text:p>8.682872E-06</text:p>
          </table:table-cell>
          <table:table-cell office:value-type="float" office:value="0.000000005579174" calcext:value-type="float">
            <text:p>5.579174E-09</text:p>
          </table:table-cell>
          <table:table-cell office:value-type="float" office:value="6.097132" calcext:value-type="float">
            <text:p>6.097132</text:p>
          </table:table-cell>
          <table:table-cell office:value-type="float" office:value="0.04705526" calcext:value-type="float">
            <text:p>0.04705526</text:p>
          </table:table-cell>
          <table:table-cell office:value-type="float" office:value="0.03260205" calcext:value-type="float">
            <text:p>0.03260205</text:p>
          </table:table-cell>
          <table:table-cell office:value-type="float" office:value="0.02885317" calcext:value-type="float">
            <text:p>0.02885317</text:p>
          </table:table-cell>
          <table:table-cell office:value-type="float" office:value="0.02370442" calcext:value-type="float">
            <text:p>0.02370442</text:p>
          </table:table-cell>
          <table:table-cell office:value-type="float" office:value="0.02390512" calcext:value-type="float">
            <text:p>0.02390512</text:p>
          </table:table-cell>
          <table:table-cell office:value-type="float" office:value="0.02204134" calcext:value-type="float">
            <text:p>0.02204134</text:p>
          </table:table-cell>
          <table:table-cell office:value-type="float" office:value="0.01555694" calcext:value-type="float">
            <text:p>0.01555694</text:p>
          </table:table-cell>
          <table:table-cell office:value-type="float" office:value="0.02022998" calcext:value-type="float">
            <text:p>0.02022998</text:p>
          </table:table-cell>
          <table:table-cell office:value-type="float" office:value="3.499037" calcext:value-type="float">
            <text:p>3.499037</text:p>
          </table:table-cell>
          <table:table-cell office:value-type="float" office:value="8.375478" calcext:value-type="float">
            <text:p>8.375478</text:p>
          </table:table-cell>
          <table:table-cell office:value-type="float" office:value="13.06991" calcext:value-type="float">
            <text:p>13.06991</text:p>
          </table:table-cell>
          <table:table-cell office:value-type="float" office:value="17.07828" calcext:value-type="float">
            <text:p>17.07828</text:p>
          </table:table-cell>
          <table:table-cell office:value-type="float" office:value="10.76036" calcext:value-type="float">
            <text:p>10.76036</text:p>
          </table:table-cell>
          <table:table-cell office:value-type="float" office:value="4.245425" calcext:value-type="float">
            <text:p>4.245425</text:p>
          </table:table-cell>
          <table:table-cell office:value-type="float" office:value="1.553039" calcext:value-type="float">
            <text:p>1.553039</text:p>
          </table:table-cell>
          <table:table-cell office:value-type="float" office:value="7.882291" calcext:value-type="float">
            <text:p>7.882291</text:p>
          </table:table-cell>
          <table:table-cell office:value-type="float" office:value="191.1742" calcext:value-type="float">
            <text:p>191.1742</text:p>
          </table:table-cell>
          <table:table-cell office:value-type="float" office:value="0" calcext:value-type="float">
            <text:p>0</text:p>
          </table:table-cell>
          <table:table-cell office:value-type="float" office:value="-0.0000544492" calcext:value-type="float">
            <text:p>-5.44492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0" calcext:value-type="float">
            <text:p>10042000</text:p>
          </table:table-cell>
          <table:table-cell office:value-type="float" office:value="3.691447" calcext:value-type="float">
            <text:p>3.691447</text:p>
          </table:table-cell>
          <table:table-cell office:value-type="float" office:value="466.3193" calcext:value-type="float">
            <text:p>466.3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4285" calcext:value-type="float">
            <text:p>0.04164285</text:p>
          </table:table-cell>
          <table:table-cell office:value-type="float" office:value="12.75464" calcext:value-type="float">
            <text:p>12.75464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03218" calcext:value-type="float">
            <text:p>0.01003218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236761" calcext:value-type="float">
            <text:p>3.236761</text:p>
          </table:table-cell>
          <table:table-cell office:value-type="float" office:value="-0.0005250573" calcext:value-type="float">
            <text:p>-0.0005250573</text:p>
          </table:table-cell>
          <table:table-cell office:value-type="float" office:value="0.00000981179" calcext:value-type="float">
            <text:p>9.81179E-06</text:p>
          </table:table-cell>
          <table:table-cell office:value-type="float" office:value="0.000000007115629" calcext:value-type="float">
            <text:p>7.115629E-09</text:p>
          </table:table-cell>
          <table:table-cell office:value-type="float" office:value="6.093669" calcext:value-type="float">
            <text:p>6.093669</text:p>
          </table:table-cell>
          <table:table-cell office:value-type="float" office:value="0.04385054" calcext:value-type="float">
            <text:p>0.04385054</text:p>
          </table:table-cell>
          <table:table-cell office:value-type="float" office:value="0.02957266" calcext:value-type="float">
            <text:p>0.02957266</text:p>
          </table:table-cell>
          <table:table-cell office:value-type="float" office:value="0.02917512" calcext:value-type="float">
            <text:p>0.02917512</text:p>
          </table:table-cell>
          <table:table-cell office:value-type="float" office:value="0.02383702" calcext:value-type="float">
            <text:p>0.02383702</text:p>
          </table:table-cell>
          <table:table-cell office:value-type="float" office:value="0.02323479" calcext:value-type="float">
            <text:p>0.02323479</text:p>
          </table:table-cell>
          <table:table-cell office:value-type="float" office:value="0.02165726" calcext:value-type="float">
            <text:p>0.02165726</text:p>
          </table:table-cell>
          <table:table-cell office:value-type="float" office:value="0.01585372" calcext:value-type="float">
            <text:p>0.01585372</text:p>
          </table:table-cell>
          <table:table-cell office:value-type="float" office:value="0.02015555" calcext:value-type="float">
            <text:p>0.02015555</text:p>
          </table:table-cell>
          <table:table-cell office:value-type="float" office:value="4.643391" calcext:value-type="float">
            <text:p>4.643391</text:p>
          </table:table-cell>
          <table:table-cell office:value-type="float" office:value="6.877035" calcext:value-type="float">
            <text:p>6.877035</text:p>
          </table:table-cell>
          <table:table-cell office:value-type="float" office:value="12.79458" calcext:value-type="float">
            <text:p>12.79458</text:p>
          </table:table-cell>
          <table:table-cell office:value-type="float" office:value="17.03919" calcext:value-type="float">
            <text:p>17.03919</text:p>
          </table:table-cell>
          <table:table-cell office:value-type="float" office:value="10.39425" calcext:value-type="float">
            <text:p>10.39425</text:p>
          </table:table-cell>
          <table:table-cell office:value-type="float" office:value="4.145752" calcext:value-type="float">
            <text:p>4.145752</text:p>
          </table:table-cell>
          <table:table-cell office:value-type="float" office:value="1.544374" calcext:value-type="float">
            <text:p>1.544374</text:p>
          </table:table-cell>
          <table:table-cell office:value-type="float" office:value="7.773558" calcext:value-type="float">
            <text:p>7.773558</text:p>
          </table:table-cell>
          <table:table-cell office:value-type="float" office:value="73.63866" calcext:value-type="float">
            <text:p>73.63866</text:p>
          </table:table-cell>
          <table:table-cell office:value-type="float" office:value="0" calcext:value-type="float">
            <text:p>0</text:p>
          </table:table-cell>
          <table:table-cell office:value-type="float" office:value="-0.00005487903" calcext:value-type="float">
            <text:p>-5.487903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0" calcext:value-type="float">
            <text:p>11042000</text:p>
          </table:table-cell>
          <table:table-cell office:value-type="float" office:value="3.690598" calcext:value-type="float">
            <text:p>3.690598</text:p>
          </table:table-cell>
          <table:table-cell office:value-type="float" office:value="466.3158" calcext:value-type="float">
            <text:p>466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1649" calcext:value-type="float">
            <text:p>0.04151649</text:p>
          </table:table-cell>
          <table:table-cell office:value-type="float" office:value="12.65594" calcext:value-type="float">
            <text:p>12.65594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22289" calcext:value-type="float">
            <text:p>0.0102228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339263" calcext:value-type="float">
            <text:p>3.339263</text:p>
          </table:table-cell>
          <table:table-cell office:value-type="float" office:value="-0.0005196758" calcext:value-type="float">
            <text:p>-0.0005196758</text:p>
          </table:table-cell>
          <table:table-cell office:value-type="float" office:value="0.00001097978" calcext:value-type="float">
            <text:p>1.097978E-05</text:p>
          </table:table-cell>
          <table:table-cell office:value-type="float" office:value="0.000000007115629" calcext:value-type="float">
            <text:p>7.115629E-09</text:p>
          </table:table-cell>
          <table:table-cell office:value-type="float" office:value="6.09006" calcext:value-type="float">
            <text:p>6.09006</text:p>
          </table:table-cell>
          <table:table-cell office:value-type="float" office:value="0.04415976" calcext:value-type="float">
            <text:p>0.04415976</text:p>
          </table:table-cell>
          <table:table-cell office:value-type="float" office:value="0.02983076" calcext:value-type="float">
            <text:p>0.02983076</text:p>
          </table:table-cell>
          <table:table-cell office:value-type="float" office:value="0.02829314" calcext:value-type="float">
            <text:p>0.02829314</text:p>
          </table:table-cell>
          <table:table-cell office:value-type="float" office:value="0.02407855" calcext:value-type="float">
            <text:p>0.02407855</text:p>
          </table:table-cell>
          <table:table-cell office:value-type="float" office:value="0.02258329" calcext:value-type="float">
            <text:p>0.02258329</text:p>
          </table:table-cell>
          <table:table-cell office:value-type="float" office:value="0.0212115" calcext:value-type="float">
            <text:p>0.0212115</text:p>
          </table:table-cell>
          <table:table-cell office:value-type="float" office:value="0.01616894" calcext:value-type="float">
            <text:p>0.01616894</text:p>
          </table:table-cell>
          <table:table-cell office:value-type="float" office:value="0.02007319" calcext:value-type="float">
            <text:p>0.02007319</text:p>
          </table:table-cell>
          <table:table-cell office:value-type="float" office:value="8.3643" calcext:value-type="float">
            <text:p>8.3643</text:p>
          </table:table-cell>
          <table:table-cell office:value-type="float" office:value="8.290277" calcext:value-type="float">
            <text:p>8.290277</text:p>
          </table:table-cell>
          <table:table-cell office:value-type="float" office:value="10.9813" calcext:value-type="float">
            <text:p>10.9813</text:p>
          </table:table-cell>
          <table:table-cell office:value-type="float" office:value="16.98763" calcext:value-type="float">
            <text:p>16.98763</text:p>
          </table:table-cell>
          <table:table-cell office:value-type="float" office:value="10.10313" calcext:value-type="float">
            <text:p>10.10313</text:p>
          </table:table-cell>
          <table:table-cell office:value-type="float" office:value="4.068958" calcext:value-type="float">
            <text:p>4.068958</text:p>
          </table:table-cell>
          <table:table-cell office:value-type="float" office:value="1.567187" calcext:value-type="float">
            <text:p>1.567187</text:p>
          </table:table-cell>
          <table:table-cell office:value-type="float" office:value="7.679393" calcext:value-type="float">
            <text:p>7.679393</text:p>
          </table:table-cell>
          <table:table-cell office:value-type="float" office:value="107.172" calcext:value-type="float">
            <text:p>107.172</text:p>
          </table:table-cell>
          <table:table-cell office:value-type="float" office:value="0" calcext:value-type="float">
            <text:p>0</text:p>
          </table:table-cell>
          <table:table-cell office:value-type="float" office:value="-0.00005523847" calcext:value-type="float">
            <text:p>-5.523847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0" calcext:value-type="float">
            <text:p>12042000</text:p>
          </table:table-cell>
          <table:table-cell office:value-type="float" office:value="3.689729" calcext:value-type="float">
            <text:p>3.689729</text:p>
          </table:table-cell>
          <table:table-cell office:value-type="float" office:value="466.3123" calcext:value-type="float">
            <text:p>466.3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0493" calcext:value-type="float">
            <text:p>0.04140493</text:p>
          </table:table-cell>
          <table:table-cell office:value-type="float" office:value="12.57132" calcext:value-type="float">
            <text:p>12.57132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39232" calcext:value-type="float">
            <text:p>0.01039232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427674" calcext:value-type="float">
            <text:p>3.427674</text:p>
          </table:table-cell>
          <table:table-cell office:value-type="float" office:value="-0.0005156348" calcext:value-type="float">
            <text:p>-0.0005156348</text:p>
          </table:table-cell>
          <table:table-cell office:value-type="float" office:value="0.00001211578" calcext:value-type="float">
            <text:p>1.211578E-05</text:p>
          </table:table-cell>
          <table:table-cell office:value-type="float" office:value="0.000000007118775" calcext:value-type="float">
            <text:p>7.118775E-09</text:p>
          </table:table-cell>
          <table:table-cell office:value-type="float" office:value="6.086447" calcext:value-type="float">
            <text:p>6.086447</text:p>
          </table:table-cell>
          <table:table-cell office:value-type="float" office:value="0.03976731" calcext:value-type="float">
            <text:p>0.03976731</text:p>
          </table:table-cell>
          <table:table-cell office:value-type="float" office:value="0.02957677" calcext:value-type="float">
            <text:p>0.02957677</text:p>
          </table:table-cell>
          <table:table-cell office:value-type="float" office:value="0.02839465" calcext:value-type="float">
            <text:p>0.02839465</text:p>
          </table:table-cell>
          <table:table-cell office:value-type="float" office:value="0.02435469" calcext:value-type="float">
            <text:p>0.02435469</text:p>
          </table:table-cell>
          <table:table-cell office:value-type="float" office:value="0.02217962" calcext:value-type="float">
            <text:p>0.02217962</text:p>
          </table:table-cell>
          <table:table-cell office:value-type="float" office:value="0.02086419" calcext:value-type="float">
            <text:p>0.02086419</text:p>
          </table:table-cell>
          <table:table-cell office:value-type="float" office:value="0.01648409" calcext:value-type="float">
            <text:p>0.01648409</text:p>
          </table:table-cell>
          <table:table-cell office:value-type="float" office:value="0.01999486" calcext:value-type="float">
            <text:p>0.01999486</text:p>
          </table:table-cell>
          <table:table-cell office:value-type="float" office:value="7.652722" calcext:value-type="float">
            <text:p>7.652722</text:p>
          </table:table-cell>
          <table:table-cell office:value-type="float" office:value="8.347324" calcext:value-type="float">
            <text:p>8.347324</text:p>
          </table:table-cell>
          <table:table-cell office:value-type="float" office:value="10.31922" calcext:value-type="float">
            <text:p>10.31922</text:p>
          </table:table-cell>
          <table:table-cell office:value-type="float" office:value="16.68182" calcext:value-type="float">
            <text:p>16.68182</text:p>
          </table:table-cell>
          <table:table-cell office:value-type="float" office:value="10.28961" calcext:value-type="float">
            <text:p>10.28961</text:p>
          </table:table-cell>
          <table:table-cell office:value-type="float" office:value="4.094795" calcext:value-type="float">
            <text:p>4.094795</text:p>
          </table:table-cell>
          <table:table-cell office:value-type="float" office:value="1.61827" calcext:value-type="float">
            <text:p>1.61827</text:p>
          </table:table-cell>
          <table:table-cell office:value-type="float" office:value="7.596878" calcext:value-type="float">
            <text:p>7.596878</text:p>
          </table:table-cell>
          <table:table-cell office:value-type="float" office:value="139.7974" calcext:value-type="float">
            <text:p>139.7974</text:p>
          </table:table-cell>
          <table:table-cell office:value-type="float" office:value="0" calcext:value-type="float">
            <text:p>0</text:p>
          </table:table-cell>
          <table:table-cell office:value-type="float" office:value="-0.00005560346" calcext:value-type="float">
            <text:p>-5.560346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0" calcext:value-type="float">
            <text:p>13042000</text:p>
          </table:table-cell>
          <table:table-cell office:value-type="float" office:value="3.688638" calcext:value-type="float">
            <text:p>3.688638</text:p>
          </table:table-cell>
          <table:table-cell office:value-type="float" office:value="466.3087" calcext:value-type="float">
            <text:p>466.3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6368" calcext:value-type="float">
            <text:p>0.04136368</text:p>
          </table:table-cell>
          <table:table-cell office:value-type="float" office:value="12.49438" calcext:value-type="float">
            <text:p>12.49438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5505" calcext:value-type="float">
            <text:p>0.0105505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508685" calcext:value-type="float">
            <text:p>3.508685</text:p>
          </table:table-cell>
          <table:table-cell office:value-type="float" office:value="-0.0005130886" calcext:value-type="float">
            <text:p>-0.0005130886</text:p>
          </table:table-cell>
          <table:table-cell office:value-type="float" office:value="0.00001350771" calcext:value-type="float">
            <text:p>1.350771E-05</text:p>
          </table:table-cell>
          <table:table-cell office:value-type="float" office:value="0.000000007118775" calcext:value-type="float">
            <text:p>7.118775E-09</text:p>
          </table:table-cell>
          <table:table-cell office:value-type="float" office:value="6.083104" calcext:value-type="float">
            <text:p>6.083104</text:p>
          </table:table-cell>
          <table:table-cell office:value-type="float" office:value="0.03797699" calcext:value-type="float">
            <text:p>0.03797699</text:p>
          </table:table-cell>
          <table:table-cell office:value-type="float" office:value="0.02901021" calcext:value-type="float">
            <text:p>0.02901021</text:p>
          </table:table-cell>
          <table:table-cell office:value-type="float" office:value="0.0286971" calcext:value-type="float">
            <text:p>0.0286971</text:p>
          </table:table-cell>
          <table:table-cell office:value-type="float" office:value="0.0243621" calcext:value-type="float">
            <text:p>0.0243621</text:p>
          </table:table-cell>
          <table:table-cell office:value-type="float" office:value="0.02211226" calcext:value-type="float">
            <text:p>0.02211226</text:p>
          </table:table-cell>
          <table:table-cell office:value-type="float" office:value="0.02078921" calcext:value-type="float">
            <text:p>0.02078921</text:p>
          </table:table-cell>
          <table:table-cell office:value-type="float" office:value="0.01680932" calcext:value-type="float">
            <text:p>0.01680932</text:p>
          </table:table-cell>
          <table:table-cell office:value-type="float" office:value="0.01992804" calcext:value-type="float">
            <text:p>0.01992804</text:p>
          </table:table-cell>
          <table:table-cell office:value-type="float" office:value="7.166605" calcext:value-type="float">
            <text:p>7.166605</text:p>
          </table:table-cell>
          <table:table-cell office:value-type="float" office:value="8.162997" calcext:value-type="float">
            <text:p>8.162997</text:p>
          </table:table-cell>
          <table:table-cell office:value-type="float" office:value="9.569525" calcext:value-type="float">
            <text:p>9.569525</text:p>
          </table:table-cell>
          <table:table-cell office:value-type="float" office:value="15.45641" calcext:value-type="float">
            <text:p>15.45641</text:p>
          </table:table-cell>
          <table:table-cell office:value-type="float" office:value="11.06906" calcext:value-type="float">
            <text:p>11.06906</text:p>
          </table:table-cell>
          <table:table-cell office:value-type="float" office:value="4.522597" calcext:value-type="float">
            <text:p>4.522597</text:p>
          </table:table-cell>
          <table:table-cell office:value-type="float" office:value="1.677307" calcext:value-type="float">
            <text:p>1.677307</text:p>
          </table:table-cell>
          <table:table-cell office:value-type="float" office:value="7.533724" calcext:value-type="float">
            <text:p>7.533724</text:p>
          </table:table-cell>
          <table:table-cell office:value-type="float" office:value="147.8664" calcext:value-type="float">
            <text:p>147.8664</text:p>
          </table:table-cell>
          <table:table-cell office:value-type="float" office:value="0" calcext:value-type="float">
            <text:p>0</text:p>
          </table:table-cell>
          <table:table-cell office:value-type="float" office:value="-0.0000560171" calcext:value-type="float">
            <text:p>-5.60171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0" calcext:value-type="float">
            <text:p>14042000</text:p>
          </table:table-cell>
          <table:table-cell office:value-type="float" office:value="3.686949" calcext:value-type="float">
            <text:p>3.686949</text:p>
          </table:table-cell>
          <table:table-cell office:value-type="float" office:value="466.3044" calcext:value-type="float">
            <text:p>466.3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9856" calcext:value-type="float">
            <text:p>0.04119856</text:p>
          </table:table-cell>
          <table:table-cell office:value-type="float" office:value="12.45167" calcext:value-type="float">
            <text:p>12.45167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65369" calcext:value-type="float">
            <text:p>0.0106536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556657" calcext:value-type="float">
            <text:p>3.556657</text:p>
          </table:table-cell>
          <table:table-cell office:value-type="float" office:value="-0.000522136" calcext:value-type="float">
            <text:p>-0.000522136</text:p>
          </table:table-cell>
          <table:table-cell office:value-type="float" office:value="0.00001506086" calcext:value-type="float">
            <text:p>1.506086E-05</text:p>
          </table:table-cell>
          <table:table-cell office:value-type="float" office:value="0.000000007118775" calcext:value-type="float">
            <text:p>7.118775E-09</text:p>
          </table:table-cell>
          <table:table-cell office:value-type="float" office:value="6.080562" calcext:value-type="float">
            <text:p>6.080562</text:p>
          </table:table-cell>
          <table:table-cell office:value-type="float" office:value="0.03786037" calcext:value-type="float">
            <text:p>0.03786037</text:p>
          </table:table-cell>
          <table:table-cell office:value-type="float" office:value="0.0274904" calcext:value-type="float">
            <text:p>0.0274904</text:p>
          </table:table-cell>
          <table:table-cell office:value-type="float" office:value="0.02742316" calcext:value-type="float">
            <text:p>0.02742316</text:p>
          </table:table-cell>
          <table:table-cell office:value-type="float" office:value="0.02306088" calcext:value-type="float">
            <text:p>0.02306088</text:p>
          </table:table-cell>
          <table:table-cell office:value-type="float" office:value="0.02197921" calcext:value-type="float">
            <text:p>0.02197921</text:p>
          </table:table-cell>
          <table:table-cell office:value-type="float" office:value="0.02081715" calcext:value-type="float">
            <text:p>0.02081715</text:p>
          </table:table-cell>
          <table:table-cell office:value-type="float" office:value="0.01718663" calcext:value-type="float">
            <text:p>0.01718663</text:p>
          </table:table-cell>
          <table:table-cell office:value-type="float" office:value="0.01988294" calcext:value-type="float">
            <text:p>0.01988294</text:p>
          </table:table-cell>
          <table:table-cell office:value-type="float" office:value="10.5854" calcext:value-type="float">
            <text:p>10.5854</text:p>
          </table:table-cell>
          <table:table-cell office:value-type="float" office:value="8.685652" calcext:value-type="float">
            <text:p>8.685652</text:p>
          </table:table-cell>
          <table:table-cell office:value-type="float" office:value="9.9689" calcext:value-type="float">
            <text:p>9.9689</text:p>
          </table:table-cell>
          <table:table-cell office:value-type="float" office:value="12.03262" calcext:value-type="float">
            <text:p>12.03262</text:p>
          </table:table-cell>
          <table:table-cell office:value-type="float" office:value="11.52352" calcext:value-type="float">
            <text:p>11.52352</text:p>
          </table:table-cell>
          <table:table-cell office:value-type="float" office:value="5.272234" calcext:value-type="float">
            <text:p>5.272234</text:p>
          </table:table-cell>
          <table:table-cell office:value-type="float" office:value="1.761705" calcext:value-type="float">
            <text:p>1.761705</text:p>
          </table:table-cell>
          <table:table-cell office:value-type="float" office:value="7.499966" calcext:value-type="float">
            <text:p>7.499966</text:p>
          </table:table-cell>
          <table:table-cell office:value-type="float" office:value="145.1471" calcext:value-type="float">
            <text:p>145.1471</text:p>
          </table:table-cell>
          <table:table-cell office:value-type="float" office:value="0" calcext:value-type="float">
            <text:p>0</text:p>
          </table:table-cell>
          <table:table-cell office:value-type="float" office:value="-0.00005652426" calcext:value-type="float">
            <text:p>-5.652426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0" calcext:value-type="float">
            <text:p>15042000</text:p>
          </table:table-cell>
          <table:table-cell office:value-type="float" office:value="3.683892" calcext:value-type="float">
            <text:p>3.683892</text:p>
          </table:table-cell>
          <table:table-cell office:value-type="float" office:value="466.2965" calcext:value-type="float">
            <text:p>466.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9728" calcext:value-type="float">
            <text:p>0.04069728</text:p>
          </table:table-cell>
          <table:table-cell office:value-type="float" office:value="12.41288" calcext:value-type="float">
            <text:p>12.41288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76333" calcext:value-type="float">
            <text:p>0.01076333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05268" calcext:value-type="float">
            <text:p>3.605268</text:p>
          </table:table-cell>
          <table:table-cell office:value-type="float" office:value="-0.0005402835" calcext:value-type="float">
            <text:p>-0.0005402835</text:p>
          </table:table-cell>
          <table:table-cell office:value-type="float" office:value="0.00001849573" calcext:value-type="float">
            <text:p>1.849573E-05</text:p>
          </table:table-cell>
          <table:table-cell office:value-type="float" office:value="0.000000007236347" calcext:value-type="float">
            <text:p>7.236347E-09</text:p>
          </table:table-cell>
          <table:table-cell office:value-type="float" office:value="6.078849" calcext:value-type="float">
            <text:p>6.078849</text:p>
          </table:table-cell>
          <table:table-cell office:value-type="float" office:value="0.03340149" calcext:value-type="float">
            <text:p>0.03340149</text:p>
          </table:table-cell>
          <table:table-cell office:value-type="float" office:value="0.02513563" calcext:value-type="float">
            <text:p>0.02513563</text:p>
          </table:table-cell>
          <table:table-cell office:value-type="float" office:value="0.02471802" calcext:value-type="float">
            <text:p>0.02471802</text:p>
          </table:table-cell>
          <table:table-cell office:value-type="float" office:value="0.02182313" calcext:value-type="float">
            <text:p>0.02182313</text:p>
          </table:table-cell>
          <table:table-cell office:value-type="float" office:value="0.02024026" calcext:value-type="float">
            <text:p>0.02024026</text:p>
          </table:table-cell>
          <table:table-cell office:value-type="float" office:value="0.01965309" calcext:value-type="float">
            <text:p>0.01965309</text:p>
          </table:table-cell>
          <table:table-cell office:value-type="float" office:value="0.0175005" calcext:value-type="float">
            <text:p>0.0175005</text:p>
          </table:table-cell>
          <table:table-cell office:value-type="float" office:value="0.01983567" calcext:value-type="float">
            <text:p>0.01983567</text:p>
          </table:table-cell>
          <table:table-cell office:value-type="float" office:value="12.00023" calcext:value-type="float">
            <text:p>12.00023</text:p>
          </table:table-cell>
          <table:table-cell office:value-type="float" office:value="9.605843" calcext:value-type="float">
            <text:p>9.605843</text:p>
          </table:table-cell>
          <table:table-cell office:value-type="float" office:value="9.999739" calcext:value-type="float">
            <text:p>9.999739</text:p>
          </table:table-cell>
          <table:table-cell office:value-type="float" office:value="10.30636" calcext:value-type="float">
            <text:p>10.30636</text:p>
          </table:table-cell>
          <table:table-cell office:value-type="float" office:value="11.27744" calcext:value-type="float">
            <text:p>11.27744</text:p>
          </table:table-cell>
          <table:table-cell office:value-type="float" office:value="5.698605" calcext:value-type="float">
            <text:p>5.698605</text:p>
          </table:table-cell>
          <table:table-cell office:value-type="float" office:value="1.863023" calcext:value-type="float">
            <text:p>1.863023</text:p>
          </table:table-cell>
          <table:table-cell office:value-type="float" office:value="7.478445" calcext:value-type="float">
            <text:p>7.478445</text:p>
          </table:table-cell>
          <table:table-cell office:value-type="float" office:value="214.1528" calcext:value-type="float">
            <text:p>214.1528</text:p>
          </table:table-cell>
          <table:table-cell office:value-type="float" office:value="0" calcext:value-type="float">
            <text:p>0</text:p>
          </table:table-cell>
          <table:table-cell office:value-type="float" office:value="-0.00005808214" calcext:value-type="float">
            <text:p>-5.808214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0" calcext:value-type="float">
            <text:p>16042000</text:p>
          </table:table-cell>
          <table:table-cell office:value-type="float" office:value="3.681111" calcext:value-type="float">
            <text:p>3.681111</text:p>
          </table:table-cell>
          <table:table-cell office:value-type="float" office:value="466.287" calcext:value-type="float">
            <text:p>466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8142" calcext:value-type="float">
            <text:p>0.04118142</text:p>
          </table:table-cell>
          <table:table-cell office:value-type="float" office:value="12.39639" calcext:value-type="float">
            <text:p>12.39639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84428" calcext:value-type="float">
            <text:p>0.01084428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31802" calcext:value-type="float">
            <text:p>3.631802</text:p>
          </table:table-cell>
          <table:table-cell office:value-type="float" office:value="-0.0005582366" calcext:value-type="float">
            <text:p>-0.0005582366</text:p>
          </table:table-cell>
          <table:table-cell office:value-type="float" office:value="0.00002113722" calcext:value-type="float">
            <text:p>2.113722E-05</text:p>
          </table:table-cell>
          <table:table-cell office:value-type="float" office:value="0.000000007486509" calcext:value-type="float">
            <text:p>7.486509E-09</text:p>
          </table:table-cell>
          <table:table-cell office:value-type="float" office:value="6.073092" calcext:value-type="float">
            <text:p>6.073092</text:p>
          </table:table-cell>
          <table:table-cell office:value-type="float" office:value="0.08473134" calcext:value-type="float">
            <text:p>0.08473134</text:p>
          </table:table-cell>
          <table:table-cell office:value-type="float" office:value="0.02641395" calcext:value-type="float">
            <text:p>0.02641395</text:p>
          </table:table-cell>
          <table:table-cell office:value-type="float" office:value="0.02409418" calcext:value-type="float">
            <text:p>0.02409418</text:p>
          </table:table-cell>
          <table:table-cell office:value-type="float" office:value="0.02151466" calcext:value-type="float">
            <text:p>0.02151466</text:p>
          </table:table-cell>
          <table:table-cell office:value-type="float" office:value="0.01913503" calcext:value-type="float">
            <text:p>0.01913503</text:p>
          </table:table-cell>
          <table:table-cell office:value-type="float" office:value="0.01848857" calcext:value-type="float">
            <text:p>0.01848857</text:p>
          </table:table-cell>
          <table:table-cell office:value-type="float" office:value="0.01759608" calcext:value-type="float">
            <text:p>0.01759608</text:p>
          </table:table-cell>
          <table:table-cell office:value-type="float" office:value="0.01969636" calcext:value-type="float">
            <text:p>0.01969636</text:p>
          </table:table-cell>
          <table:table-cell office:value-type="float" office:value="10.27397" calcext:value-type="float">
            <text:p>10.27397</text:p>
          </table:table-cell>
          <table:table-cell office:value-type="float" office:value="10.91009" calcext:value-type="float">
            <text:p>10.91009</text:p>
          </table:table-cell>
          <table:table-cell office:value-type="float" office:value="9.907422" calcext:value-type="float">
            <text:p>9.907422</text:p>
          </table:table-cell>
          <table:table-cell office:value-type="float" office:value="10.16642" calcext:value-type="float">
            <text:p>10.16642</text:p>
          </table:table-cell>
          <table:table-cell office:value-type="float" office:value="11.03488" calcext:value-type="float">
            <text:p>11.03488</text:p>
          </table:table-cell>
          <table:table-cell office:value-type="float" office:value="5.654321" calcext:value-type="float">
            <text:p>5.654321</text:p>
          </table:table-cell>
          <table:table-cell office:value-type="float" office:value="1.887304" calcext:value-type="float">
            <text:p>1.887304</text:p>
          </table:table-cell>
          <table:table-cell office:value-type="float" office:value="7.459377" calcext:value-type="float">
            <text:p>7.459377</text:p>
          </table:table-cell>
          <table:table-cell office:value-type="float" office:value="519.8615" calcext:value-type="float">
            <text:p>519.8615</text:p>
          </table:table-cell>
          <table:table-cell office:value-type="float" office:value="0" calcext:value-type="float">
            <text:p>0</text:p>
          </table:table-cell>
          <table:table-cell office:value-type="float" office:value="-0.00006205979" calcext:value-type="float">
            <text:p>-6.205979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0" calcext:value-type="float">
            <text:p>17042000</text:p>
          </table:table-cell>
          <table:table-cell office:value-type="float" office:value="3.679487" calcext:value-type="float">
            <text:p>3.679487</text:p>
          </table:table-cell>
          <table:table-cell office:value-type="float" office:value="466.2796" calcext:value-type="float">
            <text:p>466.2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6975" calcext:value-type="float">
            <text:p>0.04156975</text:p>
          </table:table-cell>
          <table:table-cell office:value-type="float" office:value="12.39167" calcext:value-type="float">
            <text:p>12.39167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90509" calcext:value-type="float">
            <text:p>0.0109050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43353" calcext:value-type="float">
            <text:p>3.643353</text:p>
          </table:table-cell>
          <table:table-cell office:value-type="float" office:value="-0.0005675526" calcext:value-type="float">
            <text:p>-0.0005675526</text:p>
          </table:table-cell>
          <table:table-cell office:value-type="float" office:value="0.00002095095" calcext:value-type="float">
            <text:p>2.095095E-05</text:p>
          </table:table-cell>
          <table:table-cell office:value-type="float" office:value="0.000000007486509" calcext:value-type="float">
            <text:p>7.486509E-09</text:p>
          </table:table-cell>
          <table:table-cell office:value-type="float" office:value="6.06774" calcext:value-type="float">
            <text:p>6.06774</text:p>
          </table:table-cell>
          <table:table-cell office:value-type="float" office:value="0.1062537" calcext:value-type="float">
            <text:p>0.1062537</text:p>
          </table:table-cell>
          <table:table-cell office:value-type="float" office:value="0.02909601" calcext:value-type="float">
            <text:p>0.02909601</text:p>
          </table:table-cell>
          <table:table-cell office:value-type="float" office:value="0.02493793" calcext:value-type="float">
            <text:p>0.02493793</text:p>
          </table:table-cell>
          <table:table-cell office:value-type="float" office:value="0.02229241" calcext:value-type="float">
            <text:p>0.02229241</text:p>
          </table:table-cell>
          <table:table-cell office:value-type="float" office:value="0.0190723" calcext:value-type="float">
            <text:p>0.0190723</text:p>
          </table:table-cell>
          <table:table-cell office:value-type="float" office:value="0.01826016" calcext:value-type="float">
            <text:p>0.01826016</text:p>
          </table:table-cell>
          <table:table-cell office:value-type="float" office:value="0.01773752" calcext:value-type="float">
            <text:p>0.01773752</text:p>
          </table:table-cell>
          <table:table-cell office:value-type="float" office:value="0.0195275" calcext:value-type="float">
            <text:p>0.0195275</text:p>
          </table:table-cell>
          <table:table-cell office:value-type="float" office:value="8.362823" calcext:value-type="float">
            <text:p>8.362823</text:p>
          </table:table-cell>
          <table:table-cell office:value-type="float" office:value="12.08609" calcext:value-type="float">
            <text:p>12.08609</text:p>
          </table:table-cell>
          <table:table-cell office:value-type="float" office:value="9.89329" calcext:value-type="float">
            <text:p>9.89329</text:p>
          </table:table-cell>
          <table:table-cell office:value-type="float" office:value="10.12954" calcext:value-type="float">
            <text:p>10.12954</text:p>
          </table:table-cell>
          <table:table-cell office:value-type="float" office:value="10.88777" calcext:value-type="float">
            <text:p>10.88777</text:p>
          </table:table-cell>
          <table:table-cell office:value-type="float" office:value="5.616797" calcext:value-type="float">
            <text:p>5.616797</text:p>
          </table:table-cell>
          <table:table-cell office:value-type="float" office:value="1.911846" calcext:value-type="float">
            <text:p>1.911846</text:p>
          </table:table-cell>
          <table:table-cell office:value-type="float" office:value="7.440615" calcext:value-type="float">
            <text:p>7.440615</text:p>
          </table:table-cell>
          <table:table-cell office:value-type="float" office:value="574.2493" calcext:value-type="float">
            <text:p>574.2493</text:p>
          </table:table-cell>
          <table:table-cell office:value-type="float" office:value="0" calcext:value-type="float">
            <text:p>0</text:p>
          </table:table-cell>
          <table:table-cell office:value-type="float" office:value="-0.0000626446" calcext:value-type="float">
            <text:p>-6.26446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3.677547" calcext:value-type="float">
            <text:p>3.677547</text:p>
          </table:table-cell>
          <table:table-cell office:value-type="float" office:value="466.2725" calcext:value-type="float">
            <text:p>466.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0699" calcext:value-type="float">
            <text:p>0.04210699</text:p>
          </table:table-cell>
          <table:table-cell office:value-type="float" office:value="12.39629" calcext:value-type="float">
            <text:p>12.39629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95442" calcext:value-type="float">
            <text:p>0.01095442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4572" calcext:value-type="float">
            <text:p>3.64572</text:p>
          </table:table-cell>
          <table:table-cell office:value-type="float" office:value="-0.0005799312" calcext:value-type="float">
            <text:p>-0.0005799312</text:p>
          </table:table-cell>
          <table:table-cell office:value-type="float" office:value="0.00001932325" calcext:value-type="float">
            <text:p>1.932325E-05</text:p>
          </table:table-cell>
          <table:table-cell office:value-type="float" office:value="0.000000007486509" calcext:value-type="float">
            <text:p>7.486509E-09</text:p>
          </table:table-cell>
          <table:table-cell office:value-type="float" office:value="6.061846" calcext:value-type="float">
            <text:p>6.061846</text:p>
          </table:table-cell>
          <table:table-cell office:value-type="float" office:value="0.1504984" calcext:value-type="float">
            <text:p>0.1504984</text:p>
          </table:table-cell>
          <table:table-cell office:value-type="float" office:value="0.02929825" calcext:value-type="float">
            <text:p>0.02929825</text:p>
          </table:table-cell>
          <table:table-cell office:value-type="float" office:value="0.02463636" calcext:value-type="float">
            <text:p>0.02463636</text:p>
          </table:table-cell>
          <table:table-cell office:value-type="float" office:value="0.02235397" calcext:value-type="float">
            <text:p>0.02235397</text:p>
          </table:table-cell>
          <table:table-cell office:value-type="float" office:value="0.01897482" calcext:value-type="float">
            <text:p>0.01897482</text:p>
          </table:table-cell>
          <table:table-cell office:value-type="float" office:value="0.01817172" calcext:value-type="float">
            <text:p>0.01817172</text:p>
          </table:table-cell>
          <table:table-cell office:value-type="float" office:value="0.01792668" calcext:value-type="float">
            <text:p>0.01792668</text:p>
          </table:table-cell>
          <table:table-cell office:value-type="float" office:value="0.01939802" calcext:value-type="float">
            <text:p>0.01939802</text:p>
          </table:table-cell>
          <table:table-cell office:value-type="float" office:value="7.180847" calcext:value-type="float">
            <text:p>7.180847</text:p>
          </table:table-cell>
          <table:table-cell office:value-type="float" office:value="12.75625" calcext:value-type="float">
            <text:p>12.75625</text:p>
          </table:table-cell>
          <table:table-cell office:value-type="float" office:value="9.93797" calcext:value-type="float">
            <text:p>9.93797</text:p>
          </table:table-cell>
          <table:table-cell office:value-type="float" office:value="10.13088" calcext:value-type="float">
            <text:p>10.13088</text:p>
          </table:table-cell>
          <table:table-cell office:value-type="float" office:value="10.78621" calcext:value-type="float">
            <text:p>10.78621</text:p>
          </table:table-cell>
          <table:table-cell office:value-type="float" office:value="5.596432" calcext:value-type="float">
            <text:p>5.596432</text:p>
          </table:table-cell>
          <table:table-cell office:value-type="float" office:value="1.950334" calcext:value-type="float">
            <text:p>1.950334</text:p>
          </table:table-cell>
          <table:table-cell office:value-type="float" office:value="7.419907" calcext:value-type="float">
            <text:p>7.419907</text:p>
          </table:table-cell>
          <table:table-cell office:value-type="float" office:value="687.8821" calcext:value-type="float">
            <text:p>687.8821</text:p>
          </table:table-cell>
          <table:table-cell office:value-type="float" office:value="0" calcext:value-type="float">
            <text:p>0</text:p>
          </table:table-cell>
          <table:table-cell office:value-type="float" office:value="-0.00006321644" calcext:value-type="float">
            <text:p>-6.321644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0" calcext:value-type="float">
            <text:p>19042000</text:p>
          </table:table-cell>
          <table:table-cell office:value-type="float" office:value="3.674924" calcext:value-type="float">
            <text:p>3.674924</text:p>
          </table:table-cell>
          <table:table-cell office:value-type="float" office:value="466.2632" calcext:value-type="float">
            <text:p>466.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7665" calcext:value-type="float">
            <text:p>0.04267665</text:p>
          </table:table-cell>
          <table:table-cell office:value-type="float" office:value="12.40836" calcext:value-type="float">
            <text:p>12.40836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099748" calcext:value-type="float">
            <text:p>0.01099748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43033" calcext:value-type="float">
            <text:p>3.643033</text:p>
          </table:table-cell>
          <table:table-cell office:value-type="float" office:value="-0.000592528" calcext:value-type="float">
            <text:p>-0.000592528</text:p>
          </table:table-cell>
          <table:table-cell office:value-type="float" office:value="0.00001444914" calcext:value-type="float">
            <text:p>1.444914E-05</text:p>
          </table:table-cell>
          <table:table-cell office:value-type="float" office:value="0.000000007486509" calcext:value-type="float">
            <text:p>7.486509E-09</text:p>
          </table:table-cell>
          <table:table-cell office:value-type="float" office:value="6.055491" calcext:value-type="float">
            <text:p>6.055491</text:p>
          </table:table-cell>
          <table:table-cell office:value-type="float" office:value="0.2075567" calcext:value-type="float">
            <text:p>0.2075567</text:p>
          </table:table-cell>
          <table:table-cell office:value-type="float" office:value="0.02889874" calcext:value-type="float">
            <text:p>0.02889874</text:p>
          </table:table-cell>
          <table:table-cell office:value-type="float" office:value="0.02389053" calcext:value-type="float">
            <text:p>0.02389053</text:p>
          </table:table-cell>
          <table:table-cell office:value-type="float" office:value="0.02178735" calcext:value-type="float">
            <text:p>0.02178735</text:p>
          </table:table-cell>
          <table:table-cell office:value-type="float" office:value="0.01854078" calcext:value-type="float">
            <text:p>0.01854078</text:p>
          </table:table-cell>
          <table:table-cell office:value-type="float" office:value="0.01777194" calcext:value-type="float">
            <text:p>0.01777194</text:p>
          </table:table-cell>
          <table:table-cell office:value-type="float" office:value="0.01803694" calcext:value-type="float">
            <text:p>0.01803694</text:p>
          </table:table-cell>
          <table:table-cell office:value-type="float" office:value="0.01925698" calcext:value-type="float">
            <text:p>0.01925698</text:p>
          </table:table-cell>
          <table:table-cell office:value-type="float" office:value="6.53292" calcext:value-type="float">
            <text:p>6.53292</text:p>
          </table:table-cell>
          <table:table-cell office:value-type="float" office:value="13.14388" calcext:value-type="float">
            <text:p>13.14388</text:p>
          </table:table-cell>
          <table:table-cell office:value-type="float" office:value="10.00236" calcext:value-type="float">
            <text:p>10.00236</text:p>
          </table:table-cell>
          <table:table-cell office:value-type="float" office:value="10.15609" calcext:value-type="float">
            <text:p>10.15609</text:p>
          </table:table-cell>
          <table:table-cell office:value-type="float" office:value="10.71808" calcext:value-type="float">
            <text:p>10.71808</text:p>
          </table:table-cell>
          <table:table-cell office:value-type="float" office:value="5.59634" calcext:value-type="float">
            <text:p>5.59634</text:p>
          </table:table-cell>
          <table:table-cell office:value-type="float" office:value="1.995149" calcext:value-type="float">
            <text:p>1.995149</text:p>
          </table:table-cell>
          <table:table-cell office:value-type="float" office:value="7.399344" calcext:value-type="float">
            <text:p>7.399344</text:p>
          </table:table-cell>
          <table:table-cell office:value-type="float" office:value="819.5072" calcext:value-type="float">
            <text:p>819.5072</text:p>
          </table:table-cell>
          <table:table-cell office:value-type="float" office:value="0" calcext:value-type="float">
            <text:p>0</text:p>
          </table:table-cell>
          <table:table-cell office:value-type="float" office:value="-0.00006397336" calcext:value-type="float">
            <text:p>-6.397336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0" calcext:value-type="float">
            <text:p>20042000</text:p>
          </table:table-cell>
          <table:table-cell office:value-type="float" office:value="3.671365" calcext:value-type="float">
            <text:p>3.671365</text:p>
          </table:table-cell>
          <table:table-cell office:value-type="float" office:value="466.2516" calcext:value-type="float">
            <text:p>466.2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542" calcext:value-type="float">
            <text:p>0.0436542</text:p>
          </table:table-cell>
          <table:table-cell office:value-type="float" office:value="12.42662" calcext:value-type="float">
            <text:p>12.42662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03645" calcext:value-type="float">
            <text:p>0.01103645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37034" calcext:value-type="float">
            <text:p>3.637034</text:p>
          </table:table-cell>
          <table:table-cell office:value-type="float" office:value="-0.000606344" calcext:value-type="float">
            <text:p>-0.000606344</text:p>
          </table:table-cell>
          <table:table-cell office:value-type="float" office:value="0.000004306566" calcext:value-type="float">
            <text:p>4.306566E-0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48235" calcext:value-type="float">
            <text:p>6.048235</text:p>
          </table:table-cell>
          <table:table-cell office:value-type="float" office:value="0.2975464" calcext:value-type="float">
            <text:p>0.2975464</text:p>
          </table:table-cell>
          <table:table-cell office:value-type="float" office:value="0.02903863" calcext:value-type="float">
            <text:p>0.02903863</text:p>
          </table:table-cell>
          <table:table-cell office:value-type="float" office:value="0.02324128" calcext:value-type="float">
            <text:p>0.02324128</text:p>
          </table:table-cell>
          <table:table-cell office:value-type="float" office:value="0.0212242" calcext:value-type="float">
            <text:p>0.0212242</text:p>
          </table:table-cell>
          <table:table-cell office:value-type="float" office:value="0.01803894" calcext:value-type="float">
            <text:p>0.01803894</text:p>
          </table:table-cell>
          <table:table-cell office:value-type="float" office:value="0.01730329" calcext:value-type="float">
            <text:p>0.01730329</text:p>
          </table:table-cell>
          <table:table-cell office:value-type="float" office:value="0.01803571" calcext:value-type="float">
            <text:p>0.01803571</text:p>
          </table:table-cell>
          <table:table-cell office:value-type="float" office:value="0.01907334" calcext:value-type="float">
            <text:p>0.01907334</text:p>
          </table:table-cell>
          <table:table-cell office:value-type="float" office:value="6.067034" calcext:value-type="float">
            <text:p>6.067034</text:p>
          </table:table-cell>
          <table:table-cell office:value-type="float" office:value="13.45357" calcext:value-type="float">
            <text:p>13.45357</text:p>
          </table:table-cell>
          <table:table-cell office:value-type="float" office:value="10.09722" calcext:value-type="float">
            <text:p>10.09722</text:p>
          </table:table-cell>
          <table:table-cell office:value-type="float" office:value="10.20047" calcext:value-type="float">
            <text:p>10.20047</text:p>
          </table:table-cell>
          <table:table-cell office:value-type="float" office:value="10.67018" calcext:value-type="float">
            <text:p>10.67018</text:p>
          </table:table-cell>
          <table:table-cell office:value-type="float" office:value="5.611077" calcext:value-type="float">
            <text:p>5.611077</text:p>
          </table:table-cell>
          <table:table-cell office:value-type="float" office:value="2.04371" calcext:value-type="float">
            <text:p>2.04371</text:p>
          </table:table-cell>
          <table:table-cell office:value-type="float" office:value="7.380509" calcext:value-type="float">
            <text:p>7.380509</text:p>
          </table:table-cell>
          <table:table-cell office:value-type="float" office:value="1006.666" calcext:value-type="float">
            <text:p>1006.666</text:p>
          </table:table-cell>
          <table:table-cell office:value-type="float" office:value="0" calcext:value-type="float">
            <text:p>0</text:p>
          </table:table-cell>
          <table:table-cell office:value-type="float" office:value="-0.00006502272" calcext:value-type="float">
            <text:p>-6.502272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0" calcext:value-type="float">
            <text:p>21042000</text:p>
          </table:table-cell>
          <table:table-cell office:value-type="float" office:value="3.669296" calcext:value-type="float">
            <text:p>3.669296</text:p>
          </table:table-cell>
          <table:table-cell office:value-type="float" office:value="466.2427" calcext:value-type="float">
            <text:p>466.2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3252" calcext:value-type="float">
            <text:p>0.04433252</text:p>
          </table:table-cell>
          <table:table-cell office:value-type="float" office:value="12.40271" calcext:value-type="float">
            <text:p>12.40271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16252" calcext:value-type="float">
            <text:p>0.01116252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689839" calcext:value-type="float">
            <text:p>3.689839</text:p>
          </table:table-cell>
          <table:table-cell office:value-type="float" office:value="-0.0006357813" calcext:value-type="float">
            <text:p>-0.0006357813</text:p>
          </table:table-cell>
          <table:table-cell office:value-type="float" office:value="-0.00000269981" calcext:value-type="float">
            <text:p>-2.69981E-0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44231" calcext:value-type="float">
            <text:p>6.044231</text:p>
          </table:table-cell>
          <table:table-cell office:value-type="float" office:value="0.2083457" calcext:value-type="float">
            <text:p>0.2083457</text:p>
          </table:table-cell>
          <table:table-cell office:value-type="float" office:value="0.06359531" calcext:value-type="float">
            <text:p>0.06359531</text:p>
          </table:table-cell>
          <table:table-cell office:value-type="float" office:value="0.03552695" calcext:value-type="float">
            <text:p>0.03552695</text:p>
          </table:table-cell>
          <table:table-cell office:value-type="float" office:value="0.02593343" calcext:value-type="float">
            <text:p>0.02593343</text:p>
          </table:table-cell>
          <table:table-cell office:value-type="float" office:value="0.02013024" calcext:value-type="float">
            <text:p>0.02013024</text:p>
          </table:table-cell>
          <table:table-cell office:value-type="float" office:value="0.01845036" calcext:value-type="float">
            <text:p>0.01845036</text:p>
          </table:table-cell>
          <table:table-cell office:value-type="float" office:value="0.01814008" calcext:value-type="float">
            <text:p>0.01814008</text:p>
          </table:table-cell>
          <table:table-cell office:value-type="float" office:value="0.01886816" calcext:value-type="float">
            <text:p>0.01886816</text:p>
          </table:table-cell>
          <table:table-cell office:value-type="float" office:value="1.134565" calcext:value-type="float">
            <text:p>1.134565</text:p>
          </table:table-cell>
          <table:table-cell office:value-type="float" office:value="3.214166" calcext:value-type="float">
            <text:p>3.214166</text:p>
          </table:table-cell>
          <table:table-cell office:value-type="float" office:value="8.733061" calcext:value-type="float">
            <text:p>8.733061</text:p>
          </table:table-cell>
          <table:table-cell office:value-type="float" office:value="11.26407" calcext:value-type="float">
            <text:p>11.26407</text:p>
          </table:table-cell>
          <table:table-cell office:value-type="float" office:value="12.27831" calcext:value-type="float">
            <text:p>12.27831</text:p>
          </table:table-cell>
          <table:table-cell office:value-type="float" office:value="7.68976" calcext:value-type="float">
            <text:p>7.68976</text:p>
          </table:table-cell>
          <table:table-cell office:value-type="float" office:value="2.170275" calcext:value-type="float">
            <text:p>2.170275</text:p>
          </table:table-cell>
          <table:table-cell office:value-type="float" office:value="7.371455" calcext:value-type="float">
            <text:p>7.371455</text:p>
          </table:table-cell>
          <table:table-cell office:value-type="float" office:value="170.2251" calcext:value-type="float">
            <text:p>170.2251</text:p>
          </table:table-cell>
          <table:table-cell office:value-type="float" office:value="0" calcext:value-type="float">
            <text:p>0</text:p>
          </table:table-cell>
          <table:table-cell office:value-type="float" office:value="-0.00006616707" calcext:value-type="float">
            <text:p>-6.616707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0" calcext:value-type="float">
            <text:p>22042000</text:p>
          </table:table-cell>
          <table:table-cell office:value-type="float" office:value="3.667303" calcext:value-type="float">
            <text:p>3.667303</text:p>
          </table:table-cell>
          <table:table-cell office:value-type="float" office:value="466.2345" calcext:value-type="float">
            <text:p>466.2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9064" calcext:value-type="float">
            <text:p>0.04349064</text:p>
          </table:table-cell>
          <table:table-cell office:value-type="float" office:value="12.34542" calcext:value-type="float">
            <text:p>12.34542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31709" calcext:value-type="float">
            <text:p>0.0113170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760662" calcext:value-type="float">
            <text:p>3.760662</text:p>
          </table:table-cell>
          <table:table-cell office:value-type="float" office:value="-0.0006375986" calcext:value-type="float">
            <text:p>-0.0006375986</text:p>
          </table:table-cell>
          <table:table-cell office:value-type="float" office:value="-0.000001713242" calcext:value-type="float">
            <text:p>-1.713242E-0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40575" calcext:value-type="float">
            <text:p>6.040575</text:p>
          </table:table-cell>
          <table:table-cell office:value-type="float" office:value="0.1719327" calcext:value-type="float">
            <text:p>0.1719327</text:p>
          </table:table-cell>
          <table:table-cell office:value-type="float" office:value="0.06061006" calcext:value-type="float">
            <text:p>0.06061006</text:p>
          </table:table-cell>
          <table:table-cell office:value-type="float" office:value="0.03208222" calcext:value-type="float">
            <text:p>0.03208222</text:p>
          </table:table-cell>
          <table:table-cell office:value-type="float" office:value="0.0247209" calcext:value-type="float">
            <text:p>0.0247209</text:p>
          </table:table-cell>
          <table:table-cell office:value-type="float" office:value="0.01966036" calcext:value-type="float">
            <text:p>0.01966036</text:p>
          </table:table-cell>
          <table:table-cell office:value-type="float" office:value="0.01831549" calcext:value-type="float">
            <text:p>0.01831549</text:p>
          </table:table-cell>
          <table:table-cell office:value-type="float" office:value="0.01849145" calcext:value-type="float">
            <text:p>0.01849145</text:p>
          </table:table-cell>
          <table:table-cell office:value-type="float" office:value="0.0187273" calcext:value-type="float">
            <text:p>0.0187273</text:p>
          </table:table-cell>
          <table:table-cell office:value-type="float" office:value="0.969977" calcext:value-type="float">
            <text:p>0.969977</text:p>
          </table:table-cell>
          <table:table-cell office:value-type="float" office:value="2.676975" calcext:value-type="float">
            <text:p>2.676975</text:p>
          </table:table-cell>
          <table:table-cell office:value-type="float" office:value="7.828238" calcext:value-type="float">
            <text:p>7.828238</text:p>
          </table:table-cell>
          <table:table-cell office:value-type="float" office:value="10.82268" calcext:value-type="float">
            <text:p>10.82268</text:p>
          </table:table-cell>
          <table:table-cell office:value-type="float" office:value="11.8284" calcext:value-type="float">
            <text:p>11.8284</text:p>
          </table:table-cell>
          <table:table-cell office:value-type="float" office:value="7.986181" calcext:value-type="float">
            <text:p>7.986181</text:p>
          </table:table-cell>
          <table:table-cell office:value-type="float" office:value="2.587968" calcext:value-type="float">
            <text:p>2.587968</text:p>
          </table:table-cell>
          <table:table-cell office:value-type="float" office:value="7.369503" calcext:value-type="float">
            <text:p>7.369503</text:p>
          </table:table-cell>
          <table:table-cell office:value-type="float" office:value="278.7372" calcext:value-type="float">
            <text:p>278.7372</text:p>
          </table:table-cell>
          <table:table-cell office:value-type="float" office:value="0" calcext:value-type="float">
            <text:p>0</text:p>
          </table:table-cell>
          <table:table-cell office:value-type="float" office:value="-0.00006719424" calcext:value-type="float">
            <text:p>-6.719424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0" calcext:value-type="float">
            <text:p>23042000</text:p>
          </table:table-cell>
          <table:table-cell office:value-type="float" office:value="3.665065" calcext:value-type="float">
            <text:p>3.665065</text:p>
          </table:table-cell>
          <table:table-cell office:value-type="float" office:value="466.2258" calcext:value-type="float">
            <text:p>466.2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0098" calcext:value-type="float">
            <text:p>0.04200098</text:p>
          </table:table-cell>
          <table:table-cell office:value-type="float" office:value="12.29535" calcext:value-type="float">
            <text:p>12.29535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45696" calcext:value-type="float">
            <text:p>0.01145696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21476" calcext:value-type="float">
            <text:p>3.821476</text:p>
          </table:table-cell>
          <table:table-cell office:value-type="float" office:value="-0.0006439216" calcext:value-type="float">
            <text:p>-0.0006439216</text:p>
          </table:table-cell>
          <table:table-cell office:value-type="float" office:value="-0.0000002286768" calcext:value-type="float">
            <text:p>-2.286768E-0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37271" calcext:value-type="float">
            <text:p>6.037271</text:p>
          </table:table-cell>
          <table:table-cell office:value-type="float" office:value="0.1156799" calcext:value-type="float">
            <text:p>0.1156799</text:p>
          </table:table-cell>
          <table:table-cell office:value-type="float" office:value="0.04127155" calcext:value-type="float">
            <text:p>0.04127155</text:p>
          </table:table-cell>
          <table:table-cell office:value-type="float" office:value="0.02767672" calcext:value-type="float">
            <text:p>0.02767672</text:p>
          </table:table-cell>
          <table:table-cell office:value-type="float" office:value="0.0233518" calcext:value-type="float">
            <text:p>0.0233518</text:p>
          </table:table-cell>
          <table:table-cell office:value-type="float" office:value="0.01926033" calcext:value-type="float">
            <text:p>0.01926033</text:p>
          </table:table-cell>
          <table:table-cell office:value-type="float" office:value="0.01818026" calcext:value-type="float">
            <text:p>0.01818026</text:p>
          </table:table-cell>
          <table:table-cell office:value-type="float" office:value="0.01861187" calcext:value-type="float">
            <text:p>0.01861187</text:p>
          </table:table-cell>
          <table:table-cell office:value-type="float" office:value="0.0186029" calcext:value-type="float">
            <text:p>0.0186029</text:p>
          </table:table-cell>
          <table:table-cell office:value-type="float" office:value="1.649496" calcext:value-type="float">
            <text:p>1.649496</text:p>
          </table:table-cell>
          <table:table-cell office:value-type="float" office:value="2.901272" calcext:value-type="float">
            <text:p>2.901272</text:p>
          </table:table-cell>
          <table:table-cell office:value-type="float" office:value="7.061909" calcext:value-type="float">
            <text:p>7.061909</text:p>
          </table:table-cell>
          <table:table-cell office:value-type="float" office:value="10.182" calcext:value-type="float">
            <text:p>10.182</text:p>
          </table:table-cell>
          <table:table-cell office:value-type="float" office:value="11.53105" calcext:value-type="float">
            <text:p>11.53105</text:p>
          </table:table-cell>
          <table:table-cell office:value-type="float" office:value="8.247751" calcext:value-type="float">
            <text:p>8.247751</text:p>
          </table:table-cell>
          <table:table-cell office:value-type="float" office:value="2.78422" calcext:value-type="float">
            <text:p>2.78422</text:p>
          </table:table-cell>
          <table:table-cell office:value-type="float" office:value="7.36839" calcext:value-type="float">
            <text:p>7.36839</text:p>
          </table:table-cell>
          <table:table-cell office:value-type="float" office:value="396.4061" calcext:value-type="float">
            <text:p>396.4061</text:p>
          </table:table-cell>
          <table:table-cell office:value-type="float" office:value="0" calcext:value-type="float">
            <text:p>0</text:p>
          </table:table-cell>
          <table:table-cell office:value-type="float" office:value="-0.0000684101" calcext:value-type="float">
            <text:p>-6.84101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3.661365" calcext:value-type="float">
            <text:p>3.661365</text:p>
          </table:table-cell>
          <table:table-cell office:value-type="float" office:value="466.2136" calcext:value-type="float">
            <text:p>466.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3417" calcext:value-type="float">
            <text:p>0.04173417</text:p>
          </table:table-cell>
          <table:table-cell office:value-type="float" office:value="12.27113" calcext:value-type="float">
            <text:p>12.27113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55813" calcext:value-type="float">
            <text:p>0.01155813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59316" calcext:value-type="float">
            <text:p>3.859316</text:p>
          </table:table-cell>
          <table:table-cell office:value-type="float" office:value="-0.0006577616" calcext:value-type="float">
            <text:p>-0.0006577616</text:p>
          </table:table-cell>
          <table:table-cell office:value-type="float" office:value="0.0000008314275" calcext:value-type="float">
            <text:p>8.314275E-0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33242" calcext:value-type="float">
            <text:p>6.033242</text:p>
          </table:table-cell>
          <table:table-cell office:value-type="float" office:value="0.133834" calcext:value-type="float">
            <text:p>0.133834</text:p>
          </table:table-cell>
          <table:table-cell office:value-type="float" office:value="0.03422023" calcext:value-type="float">
            <text:p>0.03422023</text:p>
          </table:table-cell>
          <table:table-cell office:value-type="float" office:value="0.02508043" calcext:value-type="float">
            <text:p>0.02508043</text:p>
          </table:table-cell>
          <table:table-cell office:value-type="float" office:value="0.02203786" calcext:value-type="float">
            <text:p>0.02203786</text:p>
          </table:table-cell>
          <table:table-cell office:value-type="float" office:value="0.01845562" calcext:value-type="float">
            <text:p>0.01845562</text:p>
          </table:table-cell>
          <table:table-cell office:value-type="float" office:value="0.01760351" calcext:value-type="float">
            <text:p>0.01760351</text:p>
          </table:table-cell>
          <table:table-cell office:value-type="float" office:value="0.01848331" calcext:value-type="float">
            <text:p>0.01848331</text:p>
          </table:table-cell>
          <table:table-cell office:value-type="float" office:value="0.01845319" calcext:value-type="float">
            <text:p>0.01845319</text:p>
          </table:table-cell>
          <table:table-cell office:value-type="float" office:value="2.031458" calcext:value-type="float">
            <text:p>2.031458</text:p>
          </table:table-cell>
          <table:table-cell office:value-type="float" office:value="3.527678" calcext:value-type="float">
            <text:p>3.527678</text:p>
          </table:table-cell>
          <table:table-cell office:value-type="float" office:value="6.938665" calcext:value-type="float">
            <text:p>6.938665</text:p>
          </table:table-cell>
          <table:table-cell office:value-type="float" office:value="9.94991" calcext:value-type="float">
            <text:p>9.94991</text:p>
          </table:table-cell>
          <table:table-cell office:value-type="float" office:value="11.24234" calcext:value-type="float">
            <text:p>11.24234</text:p>
          </table:table-cell>
          <table:table-cell office:value-type="float" office:value="8.094859" calcext:value-type="float">
            <text:p>8.094859</text:p>
          </table:table-cell>
          <table:table-cell office:value-type="float" office:value="2.797009" calcext:value-type="float">
            <text:p>2.797009</text:p>
          </table:table-cell>
          <table:table-cell office:value-type="float" office:value="7.364169" calcext:value-type="float">
            <text:p>7.364169</text:p>
          </table:table-cell>
          <table:table-cell office:value-type="float" office:value="628.9412" calcext:value-type="float">
            <text:p>628.9412</text:p>
          </table:table-cell>
          <table:table-cell office:value-type="float" office:value="0" calcext:value-type="float">
            <text:p>0</text:p>
          </table:table-cell>
          <table:table-cell office:value-type="float" office:value="-0.00006996486" calcext:value-type="float">
            <text:p>-6.996486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0" calcext:value-type="float">
            <text:p>25042000</text:p>
          </table:table-cell>
          <table:table-cell office:value-type="float" office:value="3.65608" calcext:value-type="float">
            <text:p>3.65608</text:p>
          </table:table-cell>
          <table:table-cell office:value-type="float" office:value="466.1979" calcext:value-type="float">
            <text:p>466.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4936" calcext:value-type="float">
            <text:p>0.04354936</text:p>
          </table:table-cell>
          <table:table-cell office:value-type="float" office:value="12.26719" calcext:value-type="float">
            <text:p>12.26719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63519" calcext:value-type="float">
            <text:p>0.0116351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79689" calcext:value-type="float">
            <text:p>3.879689</text:p>
          </table:table-cell>
          <table:table-cell office:value-type="float" office:value="-0.0006683707" calcext:value-type="float">
            <text:p>-0.0006683707</text:p>
          </table:table-cell>
          <table:table-cell office:value-type="float" office:value="-0.00001127378" calcext:value-type="float">
            <text:p>-1.127378E-0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23843" calcext:value-type="float">
            <text:p>6.023843</text:p>
          </table:table-cell>
          <table:table-cell office:value-type="float" office:value="0.3023272" calcext:value-type="float">
            <text:p>0.3023272</text:p>
          </table:table-cell>
          <table:table-cell office:value-type="float" office:value="0.03245752" calcext:value-type="float">
            <text:p>0.03245752</text:p>
          </table:table-cell>
          <table:table-cell office:value-type="float" office:value="0.02362986" calcext:value-type="float">
            <text:p>0.02362986</text:p>
          </table:table-cell>
          <table:table-cell office:value-type="float" office:value="0.02115459" calcext:value-type="float">
            <text:p>0.02115459</text:p>
          </table:table-cell>
          <table:table-cell office:value-type="float" office:value="0.01772268" calcext:value-type="float">
            <text:p>0.01772268</text:p>
          </table:table-cell>
          <table:table-cell office:value-type="float" office:value="0.01700894" calcext:value-type="float">
            <text:p>0.01700894</text:p>
          </table:table-cell>
          <table:table-cell office:value-type="float" office:value="0.01821279" calcext:value-type="float">
            <text:p>0.01821279</text:p>
          </table:table-cell>
          <table:table-cell office:value-type="float" office:value="0.01822864" calcext:value-type="float">
            <text:p>0.01822864</text:p>
          </table:table-cell>
          <table:table-cell office:value-type="float" office:value="1.671952" calcext:value-type="float">
            <text:p>1.671952</text:p>
          </table:table-cell>
          <table:table-cell office:value-type="float" office:value="4.033552" calcext:value-type="float">
            <text:p>4.033552</text:p>
          </table:table-cell>
          <table:table-cell office:value-type="float" office:value="6.974573" calcext:value-type="float">
            <text:p>6.974573</text:p>
          </table:table-cell>
          <table:table-cell office:value-type="float" office:value="9.915736" calcext:value-type="float">
            <text:p>9.915736</text:p>
          </table:table-cell>
          <table:table-cell office:value-type="float" office:value="11.09313" calcext:value-type="float">
            <text:p>11.09313</text:p>
          </table:table-cell>
          <table:table-cell office:value-type="float" office:value="7.973274" calcext:value-type="float">
            <text:p>7.973274</text:p>
          </table:table-cell>
          <table:table-cell office:value-type="float" office:value="2.808118" calcext:value-type="float">
            <text:p>2.808118</text:p>
          </table:table-cell>
          <table:table-cell office:value-type="float" office:value="7.357084" calcext:value-type="float">
            <text:p>7.357084</text:p>
          </table:table-cell>
          <table:table-cell office:value-type="float" office:value="946.719" calcext:value-type="float">
            <text:p>946.719</text:p>
          </table:table-cell>
          <table:table-cell office:value-type="float" office:value="0" calcext:value-type="float">
            <text:p>0</text:p>
          </table:table-cell>
          <table:table-cell office:value-type="float" office:value="-0.00007162165" calcext:value-type="float">
            <text:p>-7.162165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0" calcext:value-type="float">
            <text:p>26042000</text:p>
          </table:table-cell>
          <table:table-cell office:value-type="float" office:value="3.650677" calcext:value-type="float">
            <text:p>3.650677</text:p>
          </table:table-cell>
          <table:table-cell office:value-type="float" office:value="466.1808" calcext:value-type="float">
            <text:p>466.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04345" calcext:value-type="float">
            <text:p>0.04504345</text:p>
          </table:table-cell>
          <table:table-cell office:value-type="float" office:value="12.27562" calcext:value-type="float">
            <text:p>12.27562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69654" calcext:value-type="float">
            <text:p>0.01169654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89366" calcext:value-type="float">
            <text:p>3.889366</text:p>
          </table:table-cell>
          <table:table-cell office:value-type="float" office:value="-0.0006788453" calcext:value-type="float">
            <text:p>-0.0006788453</text:p>
          </table:table-cell>
          <table:table-cell office:value-type="float" office:value="-0.00003347188" calcext:value-type="float">
            <text:p>-3.347188E-0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15106" calcext:value-type="float">
            <text:p>6.015106</text:p>
          </table:table-cell>
          <table:table-cell office:value-type="float" office:value="0.4391683" calcext:value-type="float">
            <text:p>0.4391683</text:p>
          </table:table-cell>
          <table:table-cell office:value-type="float" office:value="0.0316177" calcext:value-type="float">
            <text:p>0.0316177</text:p>
          </table:table-cell>
          <table:table-cell office:value-type="float" office:value="0.02283615" calcext:value-type="float">
            <text:p>0.02283615</text:p>
          </table:table-cell>
          <table:table-cell office:value-type="float" office:value="0.0206387" calcext:value-type="float">
            <text:p>0.0206387</text:p>
          </table:table-cell>
          <table:table-cell office:value-type="float" office:value="0.01724438" calcext:value-type="float">
            <text:p>0.01724438</text:p>
          </table:table-cell>
          <table:table-cell office:value-type="float" office:value="0.01656879" calcext:value-type="float">
            <text:p>0.01656879</text:p>
          </table:table-cell>
          <table:table-cell office:value-type="float" office:value="0.01789306" calcext:value-type="float">
            <text:p>0.01789306</text:p>
          </table:table-cell>
          <table:table-cell office:value-type="float" office:value="0.01793886" calcext:value-type="float">
            <text:p>0.01793886</text:p>
          </table:table-cell>
          <table:table-cell office:value-type="float" office:value="1.500946" calcext:value-type="float">
            <text:p>1.500946</text:p>
          </table:table-cell>
          <table:table-cell office:value-type="float" office:value="4.405622" calcext:value-type="float">
            <text:p>4.405622</text:p>
          </table:table-cell>
          <table:table-cell office:value-type="float" office:value="7.027657" calcext:value-type="float">
            <text:p>7.027657</text:p>
          </table:table-cell>
          <table:table-cell office:value-type="float" office:value="9.927863" calcext:value-type="float">
            <text:p>9.927863</text:p>
          </table:table-cell>
          <table:table-cell office:value-type="float" office:value="11.01984" calcext:value-type="float">
            <text:p>11.01984</text:p>
          </table:table-cell>
          <table:table-cell office:value-type="float" office:value="7.907566" calcext:value-type="float">
            <text:p>7.907566</text:p>
          </table:table-cell>
          <table:table-cell office:value-type="float" office:value="2.830558" calcext:value-type="float">
            <text:p>2.830558</text:p>
          </table:table-cell>
          <table:table-cell office:value-type="float" office:value="7.348832" calcext:value-type="float">
            <text:p>7.348832</text:p>
          </table:table-cell>
          <table:table-cell office:value-type="float" office:value="1235.386" calcext:value-type="float">
            <text:p>1235.386</text:p>
          </table:table-cell>
          <table:table-cell office:value-type="float" office:value="0" calcext:value-type="float">
            <text:p>0</text:p>
          </table:table-cell>
          <table:table-cell office:value-type="float" office:value="-0.00007332184" calcext:value-type="float">
            <text:p>-7.332184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0" calcext:value-type="float">
            <text:p>27042000</text:p>
          </table:table-cell>
          <table:table-cell office:value-type="float" office:value="3.645522" calcext:value-type="float">
            <text:p>3.645522</text:p>
          </table:table-cell>
          <table:table-cell office:value-type="float" office:value="466.1629" calcext:value-type="float">
            <text:p>466.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99188" calcext:value-type="float">
            <text:p>0.04599188</text:p>
          </table:table-cell>
          <table:table-cell office:value-type="float" office:value="12.29145" calcext:value-type="float">
            <text:p>12.29145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7479" calcext:value-type="float">
            <text:p>0.0117479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92549" calcext:value-type="float">
            <text:p>3.892549</text:p>
          </table:table-cell>
          <table:table-cell office:value-type="float" office:value="-0.0006916936" calcext:value-type="float">
            <text:p>-0.0006916936</text:p>
          </table:table-cell>
          <table:table-cell office:value-type="float" office:value="-0.00005955089" calcext:value-type="float">
            <text:p>-5.955089E-0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6.007707" calcext:value-type="float">
            <text:p>6.007707</text:p>
          </table:table-cell>
          <table:table-cell office:value-type="float" office:value="0.5287617" calcext:value-type="float">
            <text:p>0.5287617</text:p>
          </table:table-cell>
          <table:table-cell office:value-type="float" office:value="0.03112577" calcext:value-type="float">
            <text:p>0.03112577</text:p>
          </table:table-cell>
          <table:table-cell office:value-type="float" office:value="0.0224479" calcext:value-type="float">
            <text:p>0.0224479</text:p>
          </table:table-cell>
          <table:table-cell office:value-type="float" office:value="0.02036276" calcext:value-type="float">
            <text:p>0.02036276</text:p>
          </table:table-cell>
          <table:table-cell office:value-type="float" office:value="0.01694379" calcext:value-type="float">
            <text:p>0.01694379</text:p>
          </table:table-cell>
          <table:table-cell office:value-type="float" office:value="0.01627004" calcext:value-type="float">
            <text:p>0.01627004</text:p>
          </table:table-cell>
          <table:table-cell office:value-type="float" office:value="0.01758156" calcext:value-type="float">
            <text:p>0.01758156</text:p>
          </table:table-cell>
          <table:table-cell office:value-type="float" office:value="0.01761507" calcext:value-type="float">
            <text:p>0.01761507</text:p>
          </table:table-cell>
          <table:table-cell office:value-type="float" office:value="1.442245" calcext:value-type="float">
            <text:p>1.442245</text:p>
          </table:table-cell>
          <table:table-cell office:value-type="float" office:value="4.704447" calcext:value-type="float">
            <text:p>4.704447</text:p>
          </table:table-cell>
          <table:table-cell office:value-type="float" office:value="7.096881" calcext:value-type="float">
            <text:p>7.096881</text:p>
          </table:table-cell>
          <table:table-cell office:value-type="float" office:value="9.962797" calcext:value-type="float">
            <text:p>9.962797</text:p>
          </table:table-cell>
          <table:table-cell office:value-type="float" office:value="10.98442" calcext:value-type="float">
            <text:p>10.98442</text:p>
          </table:table-cell>
          <table:table-cell office:value-type="float" office:value="7.877395" calcext:value-type="float">
            <text:p>7.877395</text:p>
          </table:table-cell>
          <table:table-cell office:value-type="float" office:value="2.868127" calcext:value-type="float">
            <text:p>2.868127</text:p>
          </table:table-cell>
          <table:table-cell office:value-type="float" office:value="7.338406" calcext:value-type="float">
            <text:p>7.338406</text:p>
          </table:table-cell>
          <table:table-cell office:value-type="float" office:value="1491.383" calcext:value-type="float">
            <text:p>1491.383</text:p>
          </table:table-cell>
          <table:table-cell office:value-type="float" office:value="0" calcext:value-type="float">
            <text:p>0</text:p>
          </table:table-cell>
          <table:table-cell office:value-type="float" office:value="-0.00007504113" calcext:value-type="float">
            <text:p>-7.504113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0" calcext:value-type="float">
            <text:p>28042000</text:p>
          </table:table-cell>
          <table:table-cell office:value-type="float" office:value="3.639108" calcext:value-type="float">
            <text:p>3.639108</text:p>
          </table:table-cell>
          <table:table-cell office:value-type="float" office:value="466.1423" calcext:value-type="float">
            <text:p>466.1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1623" calcext:value-type="float">
            <text:p>0.04751623</text:p>
          </table:table-cell>
          <table:table-cell office:value-type="float" office:value="12.31416" calcext:value-type="float">
            <text:p>12.31416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794" calcext:value-type="float">
            <text:p>0.011794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92154" calcext:value-type="float">
            <text:p>3.892154</text:p>
          </table:table-cell>
          <table:table-cell office:value-type="float" office:value="-0.0007015154" calcext:value-type="float">
            <text:p>-0.0007015154</text:p>
          </table:table-cell>
          <table:table-cell office:value-type="float" office:value="-0.0000934582" calcext:value-type="float">
            <text:p>-9.34582E-0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99091" calcext:value-type="float">
            <text:p>5.999091</text:p>
          </table:table-cell>
          <table:table-cell office:value-type="float" office:value="0.6621405" calcext:value-type="float">
            <text:p>0.6621405</text:p>
          </table:table-cell>
          <table:table-cell office:value-type="float" office:value="0.03128045" calcext:value-type="float">
            <text:p>0.03128045</text:p>
          </table:table-cell>
          <table:table-cell office:value-type="float" office:value="0.02214042" calcext:value-type="float">
            <text:p>0.02214042</text:p>
          </table:table-cell>
          <table:table-cell office:value-type="float" office:value="0.02015424" calcext:value-type="float">
            <text:p>0.02015424</text:p>
          </table:table-cell>
          <table:table-cell office:value-type="float" office:value="0.01660655" calcext:value-type="float">
            <text:p>0.01660655</text:p>
          </table:table-cell>
          <table:table-cell office:value-type="float" office:value="0.01595273" calcext:value-type="float">
            <text:p>0.01595273</text:p>
          </table:table-cell>
          <table:table-cell office:value-type="float" office:value="0.01725991" calcext:value-type="float">
            <text:p>0.01725991</text:p>
          </table:table-cell>
          <table:table-cell office:value-type="float" office:value="0.01727863" calcext:value-type="float">
            <text:p>0.01727863</text:p>
          </table:table-cell>
          <table:table-cell office:value-type="float" office:value="1.41026" calcext:value-type="float">
            <text:p>1.41026</text:p>
          </table:table-cell>
          <table:table-cell office:value-type="float" office:value="5.015185" calcext:value-type="float">
            <text:p>5.015185</text:p>
          </table:table-cell>
          <table:table-cell office:value-type="float" office:value="7.195186" calcext:value-type="float">
            <text:p>7.195186</text:p>
          </table:table-cell>
          <table:table-cell office:value-type="float" office:value="10.01979" calcext:value-type="float">
            <text:p>10.01979</text:p>
          </table:table-cell>
          <table:table-cell office:value-type="float" office:value="10.97245" calcext:value-type="float">
            <text:p>10.97245</text:p>
          </table:table-cell>
          <table:table-cell office:value-type="float" office:value="7.870003" calcext:value-type="float">
            <text:p>7.870003</text:p>
          </table:table-cell>
          <table:table-cell office:value-type="float" office:value="2.915856" calcext:value-type="float">
            <text:p>2.915856</text:p>
          </table:table-cell>
          <table:table-cell office:value-type="float" office:value="7.32704" calcext:value-type="float">
            <text:p>7.32704</text:p>
          </table:table-cell>
          <table:table-cell office:value-type="float" office:value="1865.806" calcext:value-type="float">
            <text:p>1865.806</text:p>
          </table:table-cell>
          <table:table-cell office:value-type="float" office:value="0" calcext:value-type="float">
            <text:p>0</text:p>
          </table:table-cell>
          <table:table-cell office:value-type="float" office:value="-0.00007710365" calcext:value-type="float">
            <text:p>-7.710365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0" calcext:value-type="float">
            <text:p>29042000</text:p>
          </table:table-cell>
          <table:table-cell office:value-type="float" office:value="3.632063" calcext:value-type="float">
            <text:p>3.632063</text:p>
          </table:table-cell>
          <table:table-cell office:value-type="float" office:value="466.1187" calcext:value-type="float">
            <text:p>466.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0481" calcext:value-type="float">
            <text:p>0.04880481</text:p>
          </table:table-cell>
          <table:table-cell office:value-type="float" office:value="12.3429" calcext:value-type="float">
            <text:p>12.3429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83592" calcext:value-type="float">
            <text:p>0.01183592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89389" calcext:value-type="float">
            <text:p>3.889389</text:p>
          </table:table-cell>
          <table:table-cell office:value-type="float" office:value="-0.0007124103" calcext:value-type="float">
            <text:p>-0.0007124103</text:p>
          </table:table-cell>
          <table:table-cell office:value-type="float" office:value="-0.0001347504" calcext:value-type="float">
            <text:p>-0.0001347504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91486" calcext:value-type="float">
            <text:p>5.991486</text:p>
          </table:table-cell>
          <table:table-cell office:value-type="float" office:value="0.7746779" calcext:value-type="float">
            <text:p>0.7746779</text:p>
          </table:table-cell>
          <table:table-cell office:value-type="float" office:value="0.03249144" calcext:value-type="float">
            <text:p>0.03249144</text:p>
          </table:table-cell>
          <table:table-cell office:value-type="float" office:value="0.02205026" calcext:value-type="float">
            <text:p>0.02205026</text:p>
          </table:table-cell>
          <table:table-cell office:value-type="float" office:value="0.02002107" calcext:value-type="float">
            <text:p>0.02002107</text:p>
          </table:table-cell>
          <table:table-cell office:value-type="float" office:value="0.01639354" calcext:value-type="float">
            <text:p>0.01639354</text:p>
          </table:table-cell>
          <table:table-cell office:value-type="float" office:value="0.01565956" calcext:value-type="float">
            <text:p>0.01565956</text:p>
          </table:table-cell>
          <table:table-cell office:value-type="float" office:value="0.01687297" calcext:value-type="float">
            <text:p>0.01687297</text:p>
          </table:table-cell>
          <table:table-cell office:value-type="float" office:value="0.01689636" calcext:value-type="float">
            <text:p>0.01689636</text:p>
          </table:table-cell>
          <table:table-cell office:value-type="float" office:value="1.414536" calcext:value-type="float">
            <text:p>1.414536</text:p>
          </table:table-cell>
          <table:table-cell office:value-type="float" office:value="5.320349" calcext:value-type="float">
            <text:p>5.320349</text:p>
          </table:table-cell>
          <table:table-cell office:value-type="float" office:value="7.312189" calcext:value-type="float">
            <text:p>7.312189</text:p>
          </table:table-cell>
          <table:table-cell office:value-type="float" office:value="10.1027" calcext:value-type="float">
            <text:p>10.1027</text:p>
          </table:table-cell>
          <table:table-cell office:value-type="float" office:value="10.98199" calcext:value-type="float">
            <text:p>10.98199</text:p>
          </table:table-cell>
          <table:table-cell office:value-type="float" office:value="7.88116" calcext:value-type="float">
            <text:p>7.88116</text:p>
          </table:table-cell>
          <table:table-cell office:value-type="float" office:value="2.970006" calcext:value-type="float">
            <text:p>2.970006</text:p>
          </table:table-cell>
          <table:table-cell office:value-type="float" office:value="7.316587" calcext:value-type="float">
            <text:p>7.316587</text:p>
          </table:table-cell>
          <table:table-cell office:value-type="float" office:value="2261.436" calcext:value-type="float">
            <text:p>2261.436</text:p>
          </table:table-cell>
          <table:table-cell office:value-type="float" office:value="0" calcext:value-type="float">
            <text:p>0</text:p>
          </table:table-cell>
          <table:table-cell office:value-type="float" office:value="-0.00007943869" calcext:value-type="float">
            <text:p>-7.943869E-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0" calcext:value-type="float">
            <text:p>30042000</text:p>
          </table:table-cell>
          <table:table-cell office:value-type="float" office:value="3.62581" calcext:value-type="float">
            <text:p>3.62581</text:p>
          </table:table-cell>
          <table:table-cell office:value-type="float" office:value="466.0958" calcext:value-type="float">
            <text:p>466.0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4721" calcext:value-type="float">
            <text:p>0.04934721</text:p>
          </table:table-cell>
          <table:table-cell office:value-type="float" office:value="12.37175" calcext:value-type="float">
            <text:p>12.37175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8764" calcext:value-type="float">
            <text:p>0.0118764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85702" calcext:value-type="float">
            <text:p>3.885702</text:p>
          </table:table-cell>
          <table:table-cell office:value-type="float" office:value="-0.0007244878" calcext:value-type="float">
            <text:p>-0.0007244878</text:p>
          </table:table-cell>
          <table:table-cell office:value-type="float" office:value="-0.0001779661" calcext:value-type="float">
            <text:p>-0.0001779661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85367" calcext:value-type="float">
            <text:p>5.985367</text:p>
          </table:table-cell>
          <table:table-cell office:value-type="float" office:value="0.8254642" calcext:value-type="float">
            <text:p>0.8254642</text:p>
          </table:table-cell>
          <table:table-cell office:value-type="float" office:value="0.03333222" calcext:value-type="float">
            <text:p>0.03333222</text:p>
          </table:table-cell>
          <table:table-cell office:value-type="float" office:value="0.0221077" calcext:value-type="float">
            <text:p>0.0221077</text:p>
          </table:table-cell>
          <table:table-cell office:value-type="float" office:value="0.0200539" calcext:value-type="float">
            <text:p>0.0200539</text:p>
          </table:table-cell>
          <table:table-cell office:value-type="float" office:value="0.01634262" calcext:value-type="float">
            <text:p>0.01634262</text:p>
          </table:table-cell>
          <table:table-cell office:value-type="float" office:value="0.01556608" calcext:value-type="float">
            <text:p>0.01556608</text:p>
          </table:table-cell>
          <table:table-cell office:value-type="float" office:value="0.01658824" calcext:value-type="float">
            <text:p>0.01658824</text:p>
          </table:table-cell>
          <table:table-cell office:value-type="float" office:value="0.01651164" calcext:value-type="float">
            <text:p>0.01651164</text:p>
          </table:table-cell>
          <table:table-cell office:value-type="float" office:value="1.413577" calcext:value-type="float">
            <text:p>1.413577</text:p>
          </table:table-cell>
          <table:table-cell office:value-type="float" office:value="5.60917" calcext:value-type="float">
            <text:p>5.60917</text:p>
          </table:table-cell>
          <table:table-cell office:value-type="float" office:value="7.425038" calcext:value-type="float">
            <text:p>7.425038</text:p>
          </table:table-cell>
          <table:table-cell office:value-type="float" office:value="10.1743" calcext:value-type="float">
            <text:p>10.1743</text:p>
          </table:table-cell>
          <table:table-cell office:value-type="float" office:value="11.00176" calcext:value-type="float">
            <text:p>11.00176</text:p>
          </table:table-cell>
          <table:table-cell office:value-type="float" office:value="7.903886" calcext:value-type="float">
            <text:p>7.903886</text:p>
          </table:table-cell>
          <table:table-cell office:value-type="float" office:value="3.025809" calcext:value-type="float">
            <text:p>3.025809</text:p>
          </table:table-cell>
          <table:table-cell office:value-type="float" office:value="7.307631" calcext:value-type="float">
            <text:p>7.307631</text:p>
          </table:table-cell>
          <table:table-cell office:value-type="float" office:value="2613.225" calcext:value-type="float">
            <text:p>2613.225</text:p>
          </table:table-cell>
          <table:table-cell office:value-type="float" office:value="0" calcext:value-type="float">
            <text:p>0</text:p>
          </table:table-cell>
          <table:table-cell office:value-type="float" office:value="-0.00008161132" calcext:value-type="float">
            <text:p>-8.161132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3.621754" calcext:value-type="float">
            <text:p>3.621754</text:p>
          </table:table-cell>
          <table:table-cell office:value-type="float" office:value="466.0775" calcext:value-type="float">
            <text:p>466.0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04768" calcext:value-type="float">
            <text:p>0.04904768</text:p>
          </table:table-cell>
          <table:table-cell office:value-type="float" office:value="12.39603" calcext:value-type="float">
            <text:p>12.39603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916" calcext:value-type="float">
            <text:p>0.011916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81303" calcext:value-type="float">
            <text:p>3.881303</text:p>
          </table:table-cell>
          <table:table-cell office:value-type="float" office:value="-0.00073265" calcext:value-type="float">
            <text:p>-0.00073265</text:p>
          </table:table-cell>
          <table:table-cell office:value-type="float" office:value="-0.0002146531" calcext:value-type="float">
            <text:p>-0.0002146531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8116" calcext:value-type="float">
            <text:p>5.98116</text:p>
          </table:table-cell>
          <table:table-cell office:value-type="float" office:value="0.8056008" calcext:value-type="float">
            <text:p>0.8056008</text:p>
          </table:table-cell>
          <table:table-cell office:value-type="float" office:value="0.0332555" calcext:value-type="float">
            <text:p>0.0332555</text:p>
          </table:table-cell>
          <table:table-cell office:value-type="float" office:value="0.02242231" calcext:value-type="float">
            <text:p>0.02242231</text:p>
          </table:table-cell>
          <table:table-cell office:value-type="float" office:value="0.02027402" calcext:value-type="float">
            <text:p>0.02027402</text:p>
          </table:table-cell>
          <table:table-cell office:value-type="float" office:value="0.01660605" calcext:value-type="float">
            <text:p>0.01660605</text:p>
          </table:table-cell>
          <table:table-cell office:value-type="float" office:value="0.01577506" calcext:value-type="float">
            <text:p>0.01577506</text:p>
          </table:table-cell>
          <table:table-cell office:value-type="float" office:value="0.01647647" calcext:value-type="float">
            <text:p>0.01647647</text:p>
          </table:table-cell>
          <table:table-cell office:value-type="float" office:value="0.01617643" calcext:value-type="float">
            <text:p>0.01617643</text:p>
          </table:table-cell>
          <table:table-cell office:value-type="float" office:value="1.554857" calcext:value-type="float">
            <text:p>1.554857</text:p>
          </table:table-cell>
          <table:table-cell office:value-type="float" office:value="5.749681" calcext:value-type="float">
            <text:p>5.749681</text:p>
          </table:table-cell>
          <table:table-cell office:value-type="float" office:value="7.503402" calcext:value-type="float">
            <text:p>7.503402</text:p>
          </table:table-cell>
          <table:table-cell office:value-type="float" office:value="10.22854" calcext:value-type="float">
            <text:p>10.22854</text:p>
          </table:table-cell>
          <table:table-cell office:value-type="float" office:value="11.01624" calcext:value-type="float">
            <text:p>11.01624</text:p>
          </table:table-cell>
          <table:table-cell office:value-type="float" office:value="7.92985" calcext:value-type="float">
            <text:p>7.92985</text:p>
          </table:table-cell>
          <table:table-cell office:value-type="float" office:value="3.081551" calcext:value-type="float">
            <text:p>3.081551</text:p>
          </table:table-cell>
          <table:table-cell office:value-type="float" office:value="7.299686" calcext:value-type="float">
            <text:p>7.299686</text:p>
          </table:table-cell>
          <table:table-cell office:value-type="float" office:value="2662.613" calcext:value-type="float">
            <text:p>2662.613</text:p>
          </table:table-cell>
          <table:table-cell office:value-type="float" office:value="0" calcext:value-type="float">
            <text:p>0</text:p>
          </table:table-cell>
          <table:table-cell office:value-type="float" office:value="-0.00008324368" calcext:value-type="float">
            <text:p>-8.324368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3.616092" calcext:value-type="float">
            <text:p>3.616092</text:p>
          </table:table-cell>
          <table:table-cell office:value-type="float" office:value="466.0565" calcext:value-type="float">
            <text:p>466.0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3205" calcext:value-type="float">
            <text:p>0.04943205</text:p>
          </table:table-cell>
          <table:table-cell office:value-type="float" office:value="12.4228" calcext:value-type="float">
            <text:p>12.4228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95664" calcext:value-type="float">
            <text:p>0.01195664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77746" calcext:value-type="float">
            <text:p>3.877746</text:p>
          </table:table-cell>
          <table:table-cell office:value-type="float" office:value="-0.0007445579" calcext:value-type="float">
            <text:p>-0.0007445579</text:p>
          </table:table-cell>
          <table:table-cell office:value-type="float" office:value="-0.0002545842" calcext:value-type="float">
            <text:p>-0.0002545842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75123" calcext:value-type="float">
            <text:p>5.975123</text:p>
          </table:table-cell>
          <table:table-cell office:value-type="float" office:value="0.8413487" calcext:value-type="float">
            <text:p>0.8413487</text:p>
          </table:table-cell>
          <table:table-cell office:value-type="float" office:value="0.03316453" calcext:value-type="float">
            <text:p>0.03316453</text:p>
          </table:table-cell>
          <table:table-cell office:value-type="float" office:value="0.0224249" calcext:value-type="float">
            <text:p>0.0224249</text:p>
          </table:table-cell>
          <table:table-cell office:value-type="float" office:value="0.02030789" calcext:value-type="float">
            <text:p>0.02030789</text:p>
          </table:table-cell>
          <table:table-cell office:value-type="float" office:value="0.01653164" calcext:value-type="float">
            <text:p>0.01653164</text:p>
          </table:table-cell>
          <table:table-cell office:value-type="float" office:value="0.01571947" calcext:value-type="float">
            <text:p>0.01571947</text:p>
          </table:table-cell>
          <table:table-cell office:value-type="float" office:value="0.01640575" calcext:value-type="float">
            <text:p>0.01640575</text:p>
          </table:table-cell>
          <table:table-cell office:value-type="float" office:value="0.0159294" calcext:value-type="float">
            <text:p>0.0159294</text:p>
          </table:table-cell>
          <table:table-cell office:value-type="float" office:value="1.615791" calcext:value-type="float">
            <text:p>1.615791</text:p>
          </table:table-cell>
          <table:table-cell office:value-type="float" office:value="6.00467" calcext:value-type="float">
            <text:p>6.00467</text:p>
          </table:table-cell>
          <table:table-cell office:value-type="float" office:value="7.612018" calcext:value-type="float">
            <text:p>7.612018</text:p>
          </table:table-cell>
          <table:table-cell office:value-type="float" office:value="10.29054" calcext:value-type="float">
            <text:p>10.29054</text:p>
          </table:table-cell>
          <table:table-cell office:value-type="float" office:value="11.02708" calcext:value-type="float">
            <text:p>11.02708</text:p>
          </table:table-cell>
          <table:table-cell office:value-type="float" office:value="7.9582" calcext:value-type="float">
            <text:p>7.9582</text:p>
          </table:table-cell>
          <table:table-cell office:value-type="float" office:value="3.136334" calcext:value-type="float">
            <text:p>3.136334</text:p>
          </table:table-cell>
          <table:table-cell office:value-type="float" office:value="7.292582" calcext:value-type="float">
            <text:p>7.292582</text:p>
          </table:table-cell>
          <table:table-cell office:value-type="float" office:value="2997.787" calcext:value-type="float">
            <text:p>2997.787</text:p>
          </table:table-cell>
          <table:table-cell office:value-type="float" office:value="0" calcext:value-type="float">
            <text:p>0</text:p>
          </table:table-cell>
          <table:table-cell office:value-type="float" office:value="-0.00008521106" calcext:value-type="float">
            <text:p>-8.521106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0" calcext:value-type="float">
            <text:p>3052000</text:p>
          </table:table-cell>
          <table:table-cell office:value-type="float" office:value="3.609782" calcext:value-type="float">
            <text:p>3.609782</text:p>
          </table:table-cell>
          <table:table-cell office:value-type="float" office:value="466.0327" calcext:value-type="float">
            <text:p>466.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83028" calcext:value-type="float">
            <text:p>0.04983028</text:p>
          </table:table-cell>
          <table:table-cell office:value-type="float" office:value="12.45242" calcext:value-type="float">
            <text:p>12.45242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199758" calcext:value-type="float">
            <text:p>0.01199758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74414" calcext:value-type="float">
            <text:p>3.874414</text:p>
          </table:table-cell>
          <table:table-cell office:value-type="float" office:value="-0.0007562605" calcext:value-type="float">
            <text:p>-0.0007562605</text:p>
          </table:table-cell>
          <table:table-cell office:value-type="float" office:value="-0.0002981492" calcext:value-type="float">
            <text:p>-0.0002981492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69472" calcext:value-type="float">
            <text:p>5.969472</text:p>
          </table:table-cell>
          <table:table-cell office:value-type="float" office:value="0.8799723" calcext:value-type="float">
            <text:p>0.8799723</text:p>
          </table:table-cell>
          <table:table-cell office:value-type="float" office:value="0.03263885" calcext:value-type="float">
            <text:p>0.03263885</text:p>
          </table:table-cell>
          <table:table-cell office:value-type="float" office:value="0.02232173" calcext:value-type="float">
            <text:p>0.02232173</text:p>
          </table:table-cell>
          <table:table-cell office:value-type="float" office:value="0.02024663" calcext:value-type="float">
            <text:p>0.02024663</text:p>
          </table:table-cell>
          <table:table-cell office:value-type="float" office:value="0.01651418" calcext:value-type="float">
            <text:p>0.01651418</text:p>
          </table:table-cell>
          <table:table-cell office:value-type="float" office:value="0.01561929" calcext:value-type="float">
            <text:p>0.01561929</text:p>
          </table:table-cell>
          <table:table-cell office:value-type="float" office:value="0.01627616" calcext:value-type="float">
            <text:p>0.01627616</text:p>
          </table:table-cell>
          <table:table-cell office:value-type="float" office:value="0.0156805" calcext:value-type="float">
            <text:p>0.0156805</text:p>
          </table:table-cell>
          <table:table-cell office:value-type="float" office:value="1.640379" calcext:value-type="float">
            <text:p>1.640379</text:p>
          </table:table-cell>
          <table:table-cell office:value-type="float" office:value="6.279912" calcext:value-type="float">
            <text:p>6.279912</text:p>
          </table:table-cell>
          <table:table-cell office:value-type="float" office:value="7.739796" calcext:value-type="float">
            <text:p>7.739796</text:p>
          </table:table-cell>
          <table:table-cell office:value-type="float" office:value="10.36739" calcext:value-type="float">
            <text:p>10.36739</text:p>
          </table:table-cell>
          <table:table-cell office:value-type="float" office:value="11.04564" calcext:value-type="float">
            <text:p>11.04564</text:p>
          </table:table-cell>
          <table:table-cell office:value-type="float" office:value="7.992715" calcext:value-type="float">
            <text:p>7.992715</text:p>
          </table:table-cell>
          <table:table-cell office:value-type="float" office:value="3.192054" calcext:value-type="float">
            <text:p>3.192054</text:p>
          </table:table-cell>
          <table:table-cell office:value-type="float" office:value="7.286411" calcext:value-type="float">
            <text:p>7.286411</text:p>
          </table:table-cell>
          <table:table-cell office:value-type="float" office:value="3389.715" calcext:value-type="float">
            <text:p>3389.715</text:p>
          </table:table-cell>
          <table:table-cell office:value-type="float" office:value="0" calcext:value-type="float">
            <text:p>0</text:p>
          </table:table-cell>
          <table:table-cell office:value-type="float" office:value="-0.00008744417" calcext:value-type="float">
            <text:p>-8.744417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3.602588" calcext:value-type="float">
            <text:p>3.602588</text:p>
          </table:table-cell>
          <table:table-cell office:value-type="float" office:value="466.0057" calcext:value-type="float">
            <text:p>466.0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4189" calcext:value-type="float">
            <text:p>0.04944189</text:p>
          </table:table-cell>
          <table:table-cell office:value-type="float" office:value="12.48697" calcext:value-type="float">
            <text:p>12.48697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203826" calcext:value-type="float">
            <text:p>0.01203826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70879" calcext:value-type="float">
            <text:p>3.870879</text:p>
          </table:table-cell>
          <table:table-cell office:value-type="float" office:value="-0.000809142" calcext:value-type="float">
            <text:p>-0.000809142</text:p>
          </table:table-cell>
          <table:table-cell office:value-type="float" office:value="-0.0003368417" calcext:value-type="float">
            <text:p>-0.000336841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62524" calcext:value-type="float">
            <text:p>5.962524</text:p>
          </table:table-cell>
          <table:table-cell office:value-type="float" office:value="0.6558807" calcext:value-type="float">
            <text:p>0.6558807</text:p>
          </table:table-cell>
          <table:table-cell office:value-type="float" office:value="0.05269729" calcext:value-type="float">
            <text:p>0.05269729</text:p>
          </table:table-cell>
          <table:table-cell office:value-type="float" office:value="0.04660542" calcext:value-type="float">
            <text:p>0.04660542</text:p>
          </table:table-cell>
          <table:table-cell office:value-type="float" office:value="0.03233396" calcext:value-type="float">
            <text:p>0.03233396</text:p>
          </table:table-cell>
          <table:table-cell office:value-type="float" office:value="0.01646334" calcext:value-type="float">
            <text:p>0.01646334</text:p>
          </table:table-cell>
          <table:table-cell office:value-type="float" office:value="0.01551861" calcext:value-type="float">
            <text:p>0.01551861</text:p>
          </table:table-cell>
          <table:table-cell office:value-type="float" office:value="0.01610496" calcext:value-type="float">
            <text:p>0.01610496</text:p>
          </table:table-cell>
          <table:table-cell office:value-type="float" office:value="0.01541847" calcext:value-type="float">
            <text:p>0.01541847</text:p>
          </table:table-cell>
          <table:table-cell office:value-type="float" office:value="4.207549" calcext:value-type="float">
            <text:p>4.207549</text:p>
          </table:table-cell>
          <table:table-cell office:value-type="float" office:value="7.534004" calcext:value-type="float">
            <text:p>7.534004</text:p>
          </table:table-cell>
          <table:table-cell office:value-type="float" office:value="7.910155" calcext:value-type="float">
            <text:p>7.910155</text:p>
          </table:table-cell>
          <table:table-cell office:value-type="float" office:value="9.802608" calcext:value-type="float">
            <text:p>9.802608</text:p>
          </table:table-cell>
          <table:table-cell office:value-type="float" office:value="10.95833" calcext:value-type="float">
            <text:p>10.95833</text:p>
          </table:table-cell>
          <table:table-cell office:value-type="float" office:value="8.008761" calcext:value-type="float">
            <text:p>8.008761</text:p>
          </table:table-cell>
          <table:table-cell office:value-type="float" office:value="3.246504" calcext:value-type="float">
            <text:p>3.246504</text:p>
          </table:table-cell>
          <table:table-cell office:value-type="float" office:value="7.280327" calcext:value-type="float">
            <text:p>7.280327</text:p>
          </table:table-cell>
          <table:table-cell office:value-type="float" office:value="3793.045" calcext:value-type="float">
            <text:p>3793.045</text:p>
          </table:table-cell>
          <table:table-cell office:value-type="float" office:value="0" calcext:value-type="float">
            <text:p>0</text:p>
          </table:table-cell>
          <table:table-cell office:value-type="float" office:value="-0.00009251246" calcext:value-type="float">
            <text:p>-9.251246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3.594818" calcext:value-type="float">
            <text:p>3.594818</text:p>
          </table:table-cell>
          <table:table-cell office:value-type="float" office:value="465.9753" calcext:value-type="float">
            <text:p>465.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8763" calcext:value-type="float">
            <text:p>0.05058763</text:p>
          </table:table-cell>
          <table:table-cell office:value-type="float" office:value="12.51808" calcext:value-type="float">
            <text:p>12.51808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207798" calcext:value-type="float">
            <text:p>0.01207798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72992" calcext:value-type="float">
            <text:p>3.872992</text:p>
          </table:table-cell>
          <table:table-cell office:value-type="float" office:value="-0.0008242772" calcext:value-type="float">
            <text:p>-0.0008242772</text:p>
          </table:table-cell>
          <table:table-cell office:value-type="float" office:value="-0.0003820136" calcext:value-type="float">
            <text:p>-0.000382013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56597" calcext:value-type="float">
            <text:p>5.956597</text:p>
          </table:table-cell>
          <table:table-cell office:value-type="float" office:value="0.836987" calcext:value-type="float">
            <text:p>0.836987</text:p>
          </table:table-cell>
          <table:table-cell office:value-type="float" office:value="0.04401795" calcext:value-type="float">
            <text:p>0.04401795</text:p>
          </table:table-cell>
          <table:table-cell office:value-type="float" office:value="0.03778378" calcext:value-type="float">
            <text:p>0.03778378</text:p>
          </table:table-cell>
          <table:table-cell office:value-type="float" office:value="0.02719892" calcext:value-type="float">
            <text:p>0.02719892</text:p>
          </table:table-cell>
          <table:table-cell office:value-type="float" office:value="0.01641724" calcext:value-type="float">
            <text:p>0.01641724</text:p>
          </table:table-cell>
          <table:table-cell office:value-type="float" office:value="0.01544864" calcext:value-type="float">
            <text:p>0.01544864</text:p>
          </table:table-cell>
          <table:table-cell office:value-type="float" office:value="0.01591156" calcext:value-type="float">
            <text:p>0.01591156</text:p>
          </table:table-cell>
          <table:table-cell office:value-type="float" office:value="0.01514613" calcext:value-type="float">
            <text:p>0.01514613</text:p>
          </table:table-cell>
          <table:table-cell office:value-type="float" office:value="3.73905" calcext:value-type="float">
            <text:p>3.73905</text:p>
          </table:table-cell>
          <table:table-cell office:value-type="float" office:value="8.225832" calcext:value-type="float">
            <text:p>8.225832</text:p>
          </table:table-cell>
          <table:table-cell office:value-type="float" office:value="8.166168" calcext:value-type="float">
            <text:p>8.166168</text:p>
          </table:table-cell>
          <table:table-cell office:value-type="float" office:value="9.948749" calcext:value-type="float">
            <text:p>9.948749</text:p>
          </table:table-cell>
          <table:table-cell office:value-type="float" office:value="10.91572" calcext:value-type="float">
            <text:p>10.91572</text:p>
          </table:table-cell>
          <table:table-cell office:value-type="float" office:value="7.999419" calcext:value-type="float">
            <text:p>7.999419</text:p>
          </table:table-cell>
          <table:table-cell office:value-type="float" office:value="3.299261" calcext:value-type="float">
            <text:p>3.299261</text:p>
          </table:table-cell>
          <table:table-cell office:value-type="float" office:value="7.274259" calcext:value-type="float">
            <text:p>7.274259</text:p>
          </table:table-cell>
          <table:table-cell office:value-type="float" office:value="4191.753" calcext:value-type="float">
            <text:p>4191.753</text:p>
          </table:table-cell>
          <table:table-cell office:value-type="float" office:value="0" calcext:value-type="float">
            <text:p>0</text:p>
          </table:table-cell>
          <table:table-cell office:value-type="float" office:value="-0.00009520257" calcext:value-type="float">
            <text:p>-9.520257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3.587071" calcext:value-type="float">
            <text:p>3.587071</text:p>
          </table:table-cell>
          <table:table-cell office:value-type="float" office:value="465.9446" calcext:value-type="float">
            <text:p>465.9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68845" calcext:value-type="float">
            <text:p>0.05168845</text:p>
          </table:table-cell>
          <table:table-cell office:value-type="float" office:value="12.54702" calcext:value-type="float">
            <text:p>12.54702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211745" calcext:value-type="float">
            <text:p>0.01211745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77554" calcext:value-type="float">
            <text:p>3.877554</text:p>
          </table:table-cell>
          <table:table-cell office:value-type="float" office:value="-0.0008361136" calcext:value-type="float">
            <text:p>-0.0008361136</text:p>
          </table:table-cell>
          <table:table-cell office:value-type="float" office:value="-0.0004339416" calcext:value-type="float">
            <text:p>-0.000433941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51199" calcext:value-type="float">
            <text:p>5.951199</text:p>
          </table:table-cell>
          <table:table-cell office:value-type="float" office:value="0.9854962" calcext:value-type="float">
            <text:p>0.9854962</text:p>
          </table:table-cell>
          <table:table-cell office:value-type="float" office:value="0.03878653" calcext:value-type="float">
            <text:p>0.03878653</text:p>
          </table:table-cell>
          <table:table-cell office:value-type="float" office:value="0.03179312" calcext:value-type="float">
            <text:p>0.03179312</text:p>
          </table:table-cell>
          <table:table-cell office:value-type="float" office:value="0.02373148" calcext:value-type="float">
            <text:p>0.02373148</text:p>
          </table:table-cell>
          <table:table-cell office:value-type="float" office:value="0.01644889" calcext:value-type="float">
            <text:p>0.01644889</text:p>
          </table:table-cell>
          <table:table-cell office:value-type="float" office:value="0.01545383" calcext:value-type="float">
            <text:p>0.01545383</text:p>
          </table:table-cell>
          <table:table-cell office:value-type="float" office:value="0.01577819" calcext:value-type="float">
            <text:p>0.01577819</text:p>
          </table:table-cell>
          <table:table-cell office:value-type="float" office:value="0.01489111" calcext:value-type="float">
            <text:p>0.01489111</text:p>
          </table:table-cell>
          <table:table-cell office:value-type="float" office:value="3.492358" calcext:value-type="float">
            <text:p>3.492358</text:p>
          </table:table-cell>
          <table:table-cell office:value-type="float" office:value="8.734679" calcext:value-type="float">
            <text:p>8.734679</text:p>
          </table:table-cell>
          <table:table-cell office:value-type="float" office:value="8.384569" calcext:value-type="float">
            <text:p>8.384569</text:p>
          </table:table-cell>
          <table:table-cell office:value-type="float" office:value="10.08309" calcext:value-type="float">
            <text:p>10.08309</text:p>
          </table:table-cell>
          <table:table-cell office:value-type="float" office:value="10.9169" calcext:value-type="float">
            <text:p>10.9169</text:p>
          </table:table-cell>
          <table:table-cell office:value-type="float" office:value="8.010581" calcext:value-type="float">
            <text:p>8.010581</text:p>
          </table:table-cell>
          <table:table-cell office:value-type="float" office:value="3.353773" calcext:value-type="float">
            <text:p>3.353773</text:p>
          </table:table-cell>
          <table:table-cell office:value-type="float" office:value="7.268153" calcext:value-type="float">
            <text:p>7.268153</text:p>
          </table:table-cell>
          <table:table-cell office:value-type="float" office:value="4580.097" calcext:value-type="float">
            <text:p>4580.097</text:p>
          </table:table-cell>
          <table:table-cell office:value-type="float" office:value="0" calcext:value-type="float">
            <text:p>0</text:p>
          </table:table-cell>
          <table:table-cell office:value-type="float" office:value="-0.00009790686" calcext:value-type="float">
            <text:p>-9.790686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0" calcext:value-type="float">
            <text:p>7052000</text:p>
          </table:table-cell>
          <table:table-cell office:value-type="float" office:value="3.578561" calcext:value-type="float">
            <text:p>3.578561</text:p>
          </table:table-cell>
          <table:table-cell office:value-type="float" office:value="465.9111" calcext:value-type="float">
            <text:p>465.9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7775" calcext:value-type="float">
            <text:p>0.05277775</text:p>
          </table:table-cell>
          <table:table-cell office:value-type="float" office:value="12.57951" calcext:value-type="float">
            <text:p>12.57951</text:p>
          </table:table-cell>
          <table:table-cell office:value-type="float" office:value="0.00007122644" calcext:value-type="float">
            <text:p>7.122644E-05</text:p>
          </table:table-cell>
          <table:table-cell office:value-type="float" office:value="0.01215683" calcext:value-type="float">
            <text:p>0.01215683</text:p>
          </table:table-cell>
          <table:table-cell office:value-type="float" office:value="0.01135763" calcext:value-type="float">
            <text:p>0.01135763</text:p>
          </table:table-cell>
          <table:table-cell office:value-type="float" office:value="3.881969" calcext:value-type="float">
            <text:p>3.881969</text:p>
          </table:table-cell>
          <table:table-cell office:value-type="float" office:value="-0.0008482277" calcext:value-type="float">
            <text:p>-0.0008482277</text:p>
          </table:table-cell>
          <table:table-cell office:value-type="float" office:value="-0.0004949158" calcext:value-type="float">
            <text:p>-0.0004949158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6815" calcext:value-type="float">
            <text:p>5.946815</text:p>
          </table:table-cell>
          <table:table-cell office:value-type="float" office:value="1.114374" calcext:value-type="float">
            <text:p>1.114374</text:p>
          </table:table-cell>
          <table:table-cell office:value-type="float" office:value="0.03524591" calcext:value-type="float">
            <text:p>0.03524591</text:p>
          </table:table-cell>
          <table:table-cell office:value-type="float" office:value="0.02735592" calcext:value-type="float">
            <text:p>0.02735592</text:p>
          </table:table-cell>
          <table:table-cell office:value-type="float" office:value="0.02186041" calcext:value-type="float">
            <text:p>0.02186041</text:p>
          </table:table-cell>
          <table:table-cell office:value-type="float" office:value="0.01647664" calcext:value-type="float">
            <text:p>0.01647664</text:p>
          </table:table-cell>
          <table:table-cell office:value-type="float" office:value="0.01546929" calcext:value-type="float">
            <text:p>0.01546929</text:p>
          </table:table-cell>
          <table:table-cell office:value-type="float" office:value="0.01563663" calcext:value-type="float">
            <text:p>0.01563663</text:p>
          </table:table-cell>
          <table:table-cell office:value-type="float" office:value="0.0146546" calcext:value-type="float">
            <text:p>0.0146546</text:p>
          </table:table-cell>
          <table:table-cell office:value-type="float" office:value="3.35594" calcext:value-type="float">
            <text:p>3.35594</text:p>
          </table:table-cell>
          <table:table-cell office:value-type="float" office:value="9.162195" calcext:value-type="float">
            <text:p>9.162195</text:p>
          </table:table-cell>
          <table:table-cell office:value-type="float" office:value="8.607986" calcext:value-type="float">
            <text:p>8.607986</text:p>
          </table:table-cell>
          <table:table-cell office:value-type="float" office:value="10.22675" calcext:value-type="float">
            <text:p>10.22675</text:p>
          </table:table-cell>
          <table:table-cell office:value-type="float" office:value="10.94008" calcext:value-type="float">
            <text:p>10.94008</text:p>
          </table:table-cell>
          <table:table-cell office:value-type="float" office:value="8.038499" calcext:value-type="float">
            <text:p>8.038499</text:p>
          </table:table-cell>
          <table:table-cell office:value-type="float" office:value="3.411296" calcext:value-type="float">
            <text:p>3.411296</text:p>
          </table:table-cell>
          <table:table-cell office:value-type="float" office:value="7.262254" calcext:value-type="float">
            <text:p>7.262254</text:p>
          </table:table-cell>
          <table:table-cell office:value-type="float" office:value="5083" calcext:value-type="float">
            <text:p>5083</text:p>
          </table:table-cell>
          <table:table-cell office:value-type="float" office:value="0" calcext:value-type="float">
            <text:p>0</text:p>
          </table:table-cell>
          <table:table-cell office:value-type="float" office:value="-0.0001008065" calcext:value-type="float">
            <text:p>-0.00010080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0" calcext:value-type="float">
            <text:p>8052000</text:p>
          </table:table-cell>
          <table:table-cell office:value-type="float" office:value="3.572304" calcext:value-type="float">
            <text:p>3.572304</text:p>
          </table:table-cell>
          <table:table-cell office:value-type="float" office:value="465.884" calcext:value-type="float">
            <text:p>465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575" calcext:value-type="float">
            <text:p>0.0489575</text:p>
          </table:table-cell>
          <table:table-cell office:value-type="float" office:value="12.62602" calcext:value-type="float">
            <text:p>12.62602</text:p>
          </table:table-cell>
          <table:table-cell office:value-type="float" office:value="0.00007123338" calcext:value-type="float">
            <text:p>7.123338E-05</text:p>
          </table:table-cell>
          <table:table-cell office:value-type="float" office:value="0.01219751" calcext:value-type="float">
            <text:p>0.01219751</text:p>
          </table:table-cell>
          <table:table-cell office:value-type="float" office:value="0.01135921" calcext:value-type="float">
            <text:p>0.01135921</text:p>
          </table:table-cell>
          <table:table-cell office:value-type="float" office:value="3.88701" calcext:value-type="float">
            <text:p>3.88701</text:p>
          </table:table-cell>
          <table:table-cell office:value-type="float" office:value="-0.000858491" calcext:value-type="float">
            <text:p>-0.000858491</text:p>
          </table:table-cell>
          <table:table-cell office:value-type="float" office:value="-0.0005168617" calcext:value-type="float">
            <text:p>-0.000516861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8682" calcext:value-type="float">
            <text:p>5.948682</text:p>
          </table:table-cell>
          <table:table-cell office:value-type="float" office:value="0.8368599" calcext:value-type="float">
            <text:p>0.8368599</text:p>
          </table:table-cell>
          <table:table-cell office:value-type="float" office:value="0.09823016" calcext:value-type="float">
            <text:p>0.09823016</text:p>
          </table:table-cell>
          <table:table-cell office:value-type="float" office:value="0.02884568" calcext:value-type="float">
            <text:p>0.02884568</text:p>
          </table:table-cell>
          <table:table-cell office:value-type="float" office:value="0.02164004" calcext:value-type="float">
            <text:p>0.02164004</text:p>
          </table:table-cell>
          <table:table-cell office:value-type="float" office:value="0.01647437" calcext:value-type="float">
            <text:p>0.01647437</text:p>
          </table:table-cell>
          <table:table-cell office:value-type="float" office:value="0.01536407" calcext:value-type="float">
            <text:p>0.01536407</text:p>
          </table:table-cell>
          <table:table-cell office:value-type="float" office:value="0.01555123" calcext:value-type="float">
            <text:p>0.01555123</text:p>
          </table:table-cell>
          <table:table-cell office:value-type="float" office:value="0.01443516" calcext:value-type="float">
            <text:p>0.01443516</text:p>
          </table:table-cell>
          <table:table-cell office:value-type="float" office:value="2.069855" calcext:value-type="float">
            <text:p>2.069855</text:p>
          </table:table-cell>
          <table:table-cell office:value-type="float" office:value="5.608542" calcext:value-type="float">
            <text:p>5.608542</text:p>
          </table:table-cell>
          <table:table-cell office:value-type="float" office:value="9.423377" calcext:value-type="float">
            <text:p>9.423377</text:p>
          </table:table-cell>
          <table:table-cell office:value-type="float" office:value="11.03004" calcext:value-type="float">
            <text:p>11.03004</text:p>
          </table:table-cell>
          <table:table-cell office:value-type="float" office:value="11.28712" calcext:value-type="float">
            <text:p>11.28712</text:p>
          </table:table-cell>
          <table:table-cell office:value-type="float" office:value="8.146423" calcext:value-type="float">
            <text:p>8.146423</text:p>
          </table:table-cell>
          <table:table-cell office:value-type="float" office:value="3.465905" calcext:value-type="float">
            <text:p>3.465905</text:p>
          </table:table-cell>
          <table:table-cell office:value-type="float" office:value="7.257414" calcext:value-type="float">
            <text:p>7.257414</text:p>
          </table:table-cell>
          <table:table-cell office:value-type="float" office:value="-35631.78" calcext:value-type="float">
            <text:p>-35631.78</text:p>
          </table:table-cell>
          <table:table-cell office:value-type="float" office:value="0" calcext:value-type="float">
            <text:p>0</text:p>
          </table:table-cell>
          <table:table-cell office:value-type="float" office:value="-0.0001035281" calcext:value-type="float">
            <text:p>-0.00010352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0" calcext:value-type="float">
            <text:p>9052000</text:p>
          </table:table-cell>
          <table:table-cell office:value-type="float" office:value="3.567726" calcext:value-type="float">
            <text:p>3.567726</text:p>
          </table:table-cell>
          <table:table-cell office:value-type="float" office:value="465.8636" calcext:value-type="float">
            <text:p>465.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3923" calcext:value-type="float">
            <text:p>0.04283923</text:p>
          </table:table-cell>
          <table:table-cell office:value-type="float" office:value="12.57739" calcext:value-type="float">
            <text:p>12.57739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240092" calcext:value-type="float">
            <text:p>0.01240092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3.978033" calcext:value-type="float">
            <text:p>3.978033</text:p>
          </table:table-cell>
          <table:table-cell office:value-type="float" office:value="-0.0008847869" calcext:value-type="float">
            <text:p>-0.0008847869</text:p>
          </table:table-cell>
          <table:table-cell office:value-type="float" office:value="-0.0005279604" calcext:value-type="float">
            <text:p>-0.0005279604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9104" calcext:value-type="float">
            <text:p>5.949104</text:p>
          </table:table-cell>
          <table:table-cell office:value-type="float" office:value="0.4427607" calcext:value-type="float">
            <text:p>0.4427607</text:p>
          </table:table-cell>
          <table:table-cell office:value-type="float" office:value="0.04959272" calcext:value-type="float">
            <text:p>0.04959272</text:p>
          </table:table-cell>
          <table:table-cell office:value-type="float" office:value="0.02925563" calcext:value-type="float">
            <text:p>0.02925563</text:p>
          </table:table-cell>
          <table:table-cell office:value-type="float" office:value="0.02362737" calcext:value-type="float">
            <text:p>0.02362737</text:p>
          </table:table-cell>
          <table:table-cell office:value-type="float" office:value="0.0185541" calcext:value-type="float">
            <text:p>0.0185541</text:p>
          </table:table-cell>
          <table:table-cell office:value-type="float" office:value="0.01739964" calcext:value-type="float">
            <text:p>0.01739964</text:p>
          </table:table-cell>
          <table:table-cell office:value-type="float" office:value="0.01670645" calcext:value-type="float">
            <text:p>0.01670645</text:p>
          </table:table-cell>
          <table:table-cell office:value-type="float" office:value="0.01435669" calcext:value-type="float">
            <text:p>0.01435669</text:p>
          </table:table-cell>
          <table:table-cell office:value-type="float" office:value="0.8587732" calcext:value-type="float">
            <text:p>0.8587732</text:p>
          </table:table-cell>
          <table:table-cell office:value-type="float" office:value="1.896695" calcext:value-type="float">
            <text:p>1.896695</text:p>
          </table:table-cell>
          <table:table-cell office:value-type="float" office:value="6.01614" calcext:value-type="float">
            <text:p>6.01614</text:p>
          </table:table-cell>
          <table:table-cell office:value-type="float" office:value="9.816273" calcext:value-type="float">
            <text:p>9.816273</text:p>
          </table:table-cell>
          <table:table-cell office:value-type="float" office:value="12.36874" calcext:value-type="float">
            <text:p>12.36874</text:p>
          </table:table-cell>
          <table:table-cell office:value-type="float" office:value="11.12361" calcext:value-type="float">
            <text:p>11.12361</text:p>
          </table:table-cell>
          <table:table-cell office:value-type="float" office:value="4.240386" calcext:value-type="float">
            <text:p>4.240386</text:p>
          </table:table-cell>
          <table:table-cell office:value-type="float" office:value="7.274642" calcext:value-type="float">
            <text:p>7.274642</text:p>
          </table:table-cell>
          <table:table-cell office:value-type="float" office:value="-54833.01" calcext:value-type="float">
            <text:p>-54833.01</text:p>
          </table:table-cell>
          <table:table-cell office:value-type="float" office:value="0" calcext:value-type="float">
            <text:p>0</text:p>
          </table:table-cell>
          <table:table-cell office:value-type="float" office:value="-0.0001067253" calcext:value-type="float">
            <text:p>-0.00010672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0" calcext:value-type="float">
            <text:p>10052000</text:p>
          </table:table-cell>
          <table:table-cell office:value-type="float" office:value="3.564187" calcext:value-type="float">
            <text:p>3.564187</text:p>
          </table:table-cell>
          <table:table-cell office:value-type="float" office:value="465.8469" calcext:value-type="float">
            <text:p>465.8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8509" calcext:value-type="float">
            <text:p>0.04128509</text:p>
          </table:table-cell>
          <table:table-cell office:value-type="float" office:value="12.51327" calcext:value-type="float">
            <text:p>12.51327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259697" calcext:value-type="float">
            <text:p>0.01259697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070058" calcext:value-type="float">
            <text:p>4.070058</text:p>
          </table:table-cell>
          <table:table-cell office:value-type="float" office:value="-0.0008868822" calcext:value-type="float">
            <text:p>-0.0008868822</text:p>
          </table:table-cell>
          <table:table-cell office:value-type="float" office:value="-0.0005276474" calcext:value-type="float">
            <text:p>-0.0005276474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7714" calcext:value-type="float">
            <text:p>5.947714</text:p>
          </table:table-cell>
          <table:table-cell office:value-type="float" office:value="0.3198817" calcext:value-type="float">
            <text:p>0.3198817</text:p>
          </table:table-cell>
          <table:table-cell office:value-type="float" office:value="0.04827025" calcext:value-type="float">
            <text:p>0.04827025</text:p>
          </table:table-cell>
          <table:table-cell office:value-type="float" office:value="0.02794445" calcext:value-type="float">
            <text:p>0.02794445</text:p>
          </table:table-cell>
          <table:table-cell office:value-type="float" office:value="0.02358259" calcext:value-type="float">
            <text:p>0.02358259</text:p>
          </table:table-cell>
          <table:table-cell office:value-type="float" office:value="0.0190834" calcext:value-type="float">
            <text:p>0.0190834</text:p>
          </table:table-cell>
          <table:table-cell office:value-type="float" office:value="0.01797342" calcext:value-type="float">
            <text:p>0.01797342</text:p>
          </table:table-cell>
          <table:table-cell office:value-type="float" office:value="0.01724461" calcext:value-type="float">
            <text:p>0.01724461</text:p>
          </table:table-cell>
          <table:table-cell office:value-type="float" office:value="0.01435003" calcext:value-type="float">
            <text:p>0.01435003</text:p>
          </table:table-cell>
          <table:table-cell office:value-type="float" office:value="0.6170568" calcext:value-type="float">
            <text:p>0.6170568</text:p>
          </table:table-cell>
          <table:table-cell office:value-type="float" office:value="1.442784" calcext:value-type="float">
            <text:p>1.442784</text:p>
          </table:table-cell>
          <table:table-cell office:value-type="float" office:value="4.780767" calcext:value-type="float">
            <text:p>4.780767</text:p>
          </table:table-cell>
          <table:table-cell office:value-type="float" office:value="8.80837" calcext:value-type="float">
            <text:p>8.80837</text:p>
          </table:table-cell>
          <table:table-cell office:value-type="float" office:value="11.92218" calcext:value-type="float">
            <text:p>11.92218</text:p>
          </table:table-cell>
          <table:table-cell office:value-type="float" office:value="11.60628" calcext:value-type="float">
            <text:p>11.60628</text:p>
          </table:table-cell>
          <table:table-cell office:value-type="float" office:value="5.085156" calcext:value-type="float">
            <text:p>5.085156</text:p>
          </table:table-cell>
          <table:table-cell office:value-type="float" office:value="7.307885" calcext:value-type="float">
            <text:p>7.307885</text:p>
          </table:table-cell>
          <table:table-cell office:value-type="float" office:value="-55086.91" calcext:value-type="float">
            <text:p>-55086.91</text:p>
          </table:table-cell>
          <table:table-cell office:value-type="float" office:value="0" calcext:value-type="float">
            <text:p>0</text:p>
          </table:table-cell>
          <table:table-cell office:value-type="float" office:value="-0.0001095296" calcext:value-type="float">
            <text:p>-0.00010952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0" calcext:value-type="float">
            <text:p>11052000</text:p>
          </table:table-cell>
          <table:table-cell office:value-type="float" office:value="3.5593" calcext:value-type="float">
            <text:p>3.5593</text:p>
          </table:table-cell>
          <table:table-cell office:value-type="float" office:value="465.8272" calcext:value-type="float">
            <text:p>465.8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3915" calcext:value-type="float">
            <text:p>0.03943915</text:p>
          </table:table-cell>
          <table:table-cell office:value-type="float" office:value="12.4527" calcext:value-type="float">
            <text:p>12.4527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278878" calcext:value-type="float">
            <text:p>0.01278878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155499" calcext:value-type="float">
            <text:p>4.155499</text:p>
          </table:table-cell>
          <table:table-cell office:value-type="float" office:value="-0.000894926" calcext:value-type="float">
            <text:p>-0.000894926</text:p>
          </table:table-cell>
          <table:table-cell office:value-type="float" office:value="-0.000526375" calcext:value-type="float">
            <text:p>-0.00052637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822" calcext:value-type="float">
            <text:p>5.94822</text:p>
          </table:table-cell>
          <table:table-cell office:value-type="float" office:value="0.2153711" calcext:value-type="float">
            <text:p>0.2153711</text:p>
          </table:table-cell>
          <table:table-cell office:value-type="float" office:value="0.03522791" calcext:value-type="float">
            <text:p>0.03522791</text:p>
          </table:table-cell>
          <table:table-cell office:value-type="float" office:value="0.02525501" calcext:value-type="float">
            <text:p>0.02525501</text:p>
          </table:table-cell>
          <table:table-cell office:value-type="float" office:value="0.02260926" calcext:value-type="float">
            <text:p>0.02260926</text:p>
          </table:table-cell>
          <table:table-cell office:value-type="float" office:value="0.01853224" calcext:value-type="float">
            <text:p>0.01853224</text:p>
          </table:table-cell>
          <table:table-cell office:value-type="float" office:value="0.01766723" calcext:value-type="float">
            <text:p>0.01766723</text:p>
          </table:table-cell>
          <table:table-cell office:value-type="float" office:value="0.01729418" calcext:value-type="float">
            <text:p>0.01729418</text:p>
          </table:table-cell>
          <table:table-cell office:value-type="float" office:value="0.01437655" calcext:value-type="float">
            <text:p>0.01437655</text:p>
          </table:table-cell>
          <table:table-cell office:value-type="float" office:value="2.422787" calcext:value-type="float">
            <text:p>2.422787</text:p>
          </table:table-cell>
          <table:table-cell office:value-type="float" office:value="2.593501" calcext:value-type="float">
            <text:p>2.593501</text:p>
          </table:table-cell>
          <table:table-cell office:value-type="float" office:value="4.46097" calcext:value-type="float">
            <text:p>4.46097</text:p>
          </table:table-cell>
          <table:table-cell office:value-type="float" office:value="8.17081" calcext:value-type="float">
            <text:p>8.17081</text:p>
          </table:table-cell>
          <table:table-cell office:value-type="float" office:value="11.27927" calcext:value-type="float">
            <text:p>11.27927</text:p>
          </table:table-cell>
          <table:table-cell office:value-type="float" office:value="11.26269" calcext:value-type="float">
            <text:p>11.26269</text:p>
          </table:table-cell>
          <table:table-cell office:value-type="float" office:value="5.195312" calcext:value-type="float">
            <text:p>5.195312</text:p>
          </table:table-cell>
          <table:table-cell office:value-type="float" office:value="7.347765" calcext:value-type="float">
            <text:p>7.347765</text:p>
          </table:table-cell>
          <table:table-cell office:value-type="float" office:value="-55627.31" calcext:value-type="float">
            <text:p>-55627.31</text:p>
          </table:table-cell>
          <table:table-cell office:value-type="float" office:value="0" calcext:value-type="float">
            <text:p>0</text:p>
          </table:table-cell>
          <table:table-cell office:value-type="float" office:value="-0.000113334" calcext:value-type="float">
            <text:p>-0.0001133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3.553907" calcext:value-type="float">
            <text:p>3.553907</text:p>
          </table:table-cell>
          <table:table-cell office:value-type="float" office:value="465.8047" calcext:value-type="float">
            <text:p>465.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78" calcext:value-type="float">
            <text:p>0.038678</text:p>
          </table:table-cell>
          <table:table-cell office:value-type="float" office:value="12.41054" calcext:value-type="float">
            <text:p>12.4105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294184" calcext:value-type="float">
            <text:p>0.01294184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222918" calcext:value-type="float">
            <text:p>4.222918</text:p>
          </table:table-cell>
          <table:table-cell office:value-type="float" office:value="-0.0009008249" calcext:value-type="float">
            <text:p>-0.0009008249</text:p>
          </table:table-cell>
          <table:table-cell office:value-type="float" office:value="-0.0005231148" calcext:value-type="float">
            <text:p>-0.0005231148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8712" calcext:value-type="float">
            <text:p>5.948712</text:p>
          </table:table-cell>
          <table:table-cell office:value-type="float" office:value="0.178238" calcext:value-type="float">
            <text:p>0.178238</text:p>
          </table:table-cell>
          <table:table-cell office:value-type="float" office:value="0.0296104" calcext:value-type="float">
            <text:p>0.0296104</text:p>
          </table:table-cell>
          <table:table-cell office:value-type="float" office:value="0.02417696" calcext:value-type="float">
            <text:p>0.02417696</text:p>
          </table:table-cell>
          <table:table-cell office:value-type="float" office:value="0.02208746" calcext:value-type="float">
            <text:p>0.02208746</text:p>
          </table:table-cell>
          <table:table-cell office:value-type="float" office:value="0.01800926" calcext:value-type="float">
            <text:p>0.01800926</text:p>
          </table:table-cell>
          <table:table-cell office:value-type="float" office:value="0.01717471" calcext:value-type="float">
            <text:p>0.01717471</text:p>
          </table:table-cell>
          <table:table-cell office:value-type="float" office:value="0.01707299" calcext:value-type="float">
            <text:p>0.01707299</text:p>
          </table:table-cell>
          <table:table-cell office:value-type="float" office:value="0.0143718" calcext:value-type="float">
            <text:p>0.0143718</text:p>
          </table:table-cell>
          <table:table-cell office:value-type="float" office:value="3.05929" calcext:value-type="float">
            <text:p>3.05929</text:p>
          </table:table-cell>
          <table:table-cell office:value-type="float" office:value="3.284511" calcext:value-type="float">
            <text:p>3.284511</text:p>
          </table:table-cell>
          <table:table-cell office:value-type="float" office:value="4.731202" calcext:value-type="float">
            <text:p>4.731202</text:p>
          </table:table-cell>
          <table:table-cell office:value-type="float" office:value="8.155344" calcext:value-type="float">
            <text:p>8.155344</text:p>
          </table:table-cell>
          <table:table-cell office:value-type="float" office:value="10.86458" calcext:value-type="float">
            <text:p>10.86458</text:p>
          </table:table-cell>
          <table:table-cell office:value-type="float" office:value="10.62008" calcext:value-type="float">
            <text:p>10.62008</text:p>
          </table:table-cell>
          <table:table-cell office:value-type="float" office:value="5.040313" calcext:value-type="float">
            <text:p>5.040313</text:p>
          </table:table-cell>
          <table:table-cell office:value-type="float" office:value="7.367759" calcext:value-type="float">
            <text:p>7.367759</text:p>
          </table:table-cell>
          <table:table-cell office:value-type="float" office:value="-56194.34" calcext:value-type="float">
            <text:p>-56194.34</text:p>
          </table:table-cell>
          <table:table-cell office:value-type="float" office:value="0" calcext:value-type="float">
            <text:p>0</text:p>
          </table:table-cell>
          <table:table-cell office:value-type="float" office:value="-0.0001163911" calcext:value-type="float">
            <text:p>-0.00011639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0" calcext:value-type="float">
            <text:p>13052000</text:p>
          </table:table-cell>
          <table:table-cell office:value-type="float" office:value="3.548358" calcext:value-type="float">
            <text:p>3.548358</text:p>
          </table:table-cell>
          <table:table-cell office:value-type="float" office:value="465.7816" calcext:value-type="float">
            <text:p>465.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1446" calcext:value-type="float">
            <text:p>0.03791446</text:p>
          </table:table-cell>
          <table:table-cell office:value-type="float" office:value="12.39036" calcext:value-type="float">
            <text:p>12.39036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05822" calcext:value-type="float">
            <text:p>0.01305822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271759" calcext:value-type="float">
            <text:p>4.271759</text:p>
          </table:table-cell>
          <table:table-cell office:value-type="float" office:value="-0.0009077826" calcext:value-type="float">
            <text:p>-0.0009077826</text:p>
          </table:table-cell>
          <table:table-cell office:value-type="float" office:value="-0.0005211898" calcext:value-type="float">
            <text:p>-0.0005211898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9604" calcext:value-type="float">
            <text:p>5.949604</text:p>
          </table:table-cell>
          <table:table-cell office:value-type="float" office:value="0.1344053" calcext:value-type="float">
            <text:p>0.1344053</text:p>
          </table:table-cell>
          <table:table-cell office:value-type="float" office:value="0.02593512" calcext:value-type="float">
            <text:p>0.02593512</text:p>
          </table:table-cell>
          <table:table-cell office:value-type="float" office:value="0.02349469" calcext:value-type="float">
            <text:p>0.02349469</text:p>
          </table:table-cell>
          <table:table-cell office:value-type="float" office:value="0.02169804" calcext:value-type="float">
            <text:p>0.02169804</text:p>
          </table:table-cell>
          <table:table-cell office:value-type="float" office:value="0.01761074" calcext:value-type="float">
            <text:p>0.01761074</text:p>
          </table:table-cell>
          <table:table-cell office:value-type="float" office:value="0.0167759" calcext:value-type="float">
            <text:p>0.0167759</text:p>
          </table:table-cell>
          <table:table-cell office:value-type="float" office:value="0.01688942" calcext:value-type="float">
            <text:p>0.01688942</text:p>
          </table:table-cell>
          <table:table-cell office:value-type="float" office:value="0.01435209" calcext:value-type="float">
            <text:p>0.01435209</text:p>
          </table:table-cell>
          <table:table-cell office:value-type="float" office:value="4.039753" calcext:value-type="float">
            <text:p>4.039753</text:p>
          </table:table-cell>
          <table:table-cell office:value-type="float" office:value="3.546512" calcext:value-type="float">
            <text:p>3.546512</text:p>
          </table:table-cell>
          <table:table-cell office:value-type="float" office:value="4.84393" calcext:value-type="float">
            <text:p>4.84393</text:p>
          </table:table-cell>
          <table:table-cell office:value-type="float" office:value="8.16207" calcext:value-type="float">
            <text:p>8.16207</text:p>
          </table:table-cell>
          <table:table-cell office:value-type="float" office:value="10.66731" calcext:value-type="float">
            <text:p>10.66731</text:p>
          </table:table-cell>
          <table:table-cell office:value-type="float" office:value="10.26735" calcext:value-type="float">
            <text:p>10.26735</text:p>
          </table:table-cell>
          <table:table-cell office:value-type="float" office:value="4.961703" calcext:value-type="float">
            <text:p>4.961703</text:p>
          </table:table-cell>
          <table:table-cell office:value-type="float" office:value="7.368737" calcext:value-type="float">
            <text:p>7.368737</text:p>
          </table:table-cell>
          <table:table-cell office:value-type="float" office:value="-56704.87" calcext:value-type="float">
            <text:p>-56704.87</text:p>
          </table:table-cell>
          <table:table-cell office:value-type="float" office:value="0" calcext:value-type="float">
            <text:p>0</text:p>
          </table:table-cell>
          <table:table-cell office:value-type="float" office:value="-0.0001193146" calcext:value-type="float">
            <text:p>-0.00011931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0" calcext:value-type="float">
            <text:p>14052000</text:p>
          </table:table-cell>
          <table:table-cell office:value-type="float" office:value="3.543489" calcext:value-type="float">
            <text:p>3.543489</text:p>
          </table:table-cell>
          <table:table-cell office:value-type="float" office:value="465.7598" calcext:value-type="float">
            <text:p>465.7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66366" calcext:value-type="float">
            <text:p>0.03766366</text:p>
          </table:table-cell>
          <table:table-cell office:value-type="float" office:value="12.38571" calcext:value-type="float">
            <text:p>12.38571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13243" calcext:value-type="float">
            <text:p>0.01313243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301333" calcext:value-type="float">
            <text:p>4.301333</text:p>
          </table:table-cell>
          <table:table-cell office:value-type="float" office:value="-0.0009120372" calcext:value-type="float">
            <text:p>-0.0009120372</text:p>
          </table:table-cell>
          <table:table-cell office:value-type="float" office:value="-0.0005179897" calcext:value-type="float">
            <text:p>-0.000517989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9438" calcext:value-type="float">
            <text:p>5.949438</text:p>
          </table:table-cell>
          <table:table-cell office:value-type="float" office:value="0.1195079" calcext:value-type="float">
            <text:p>0.1195079</text:p>
          </table:table-cell>
          <table:table-cell office:value-type="float" office:value="0.02459352" calcext:value-type="float">
            <text:p>0.02459352</text:p>
          </table:table-cell>
          <table:table-cell office:value-type="float" office:value="0.02338132" calcext:value-type="float">
            <text:p>0.02338132</text:p>
          </table:table-cell>
          <table:table-cell office:value-type="float" office:value="0.02164453" calcext:value-type="float">
            <text:p>0.02164453</text:p>
          </table:table-cell>
          <table:table-cell office:value-type="float" office:value="0.01750614" calcext:value-type="float">
            <text:p>0.01750614</text:p>
          </table:table-cell>
          <table:table-cell office:value-type="float" office:value="0.0166238" calcext:value-type="float">
            <text:p>0.0166238</text:p>
          </table:table-cell>
          <table:table-cell office:value-type="float" office:value="0.01679874" calcext:value-type="float">
            <text:p>0.01679874</text:p>
          </table:table-cell>
          <table:table-cell office:value-type="float" office:value="0.01433949" calcext:value-type="float">
            <text:p>0.01433949</text:p>
          </table:table-cell>
          <table:table-cell office:value-type="float" office:value="5.306298" calcext:value-type="float">
            <text:p>5.306298</text:p>
          </table:table-cell>
          <table:table-cell office:value-type="float" office:value="3.917036" calcext:value-type="float">
            <text:p>3.917036</text:p>
          </table:table-cell>
          <table:table-cell office:value-type="float" office:value="4.917967" calcext:value-type="float">
            <text:p>4.917967</text:p>
          </table:table-cell>
          <table:table-cell office:value-type="float" office:value="8.145866" calcext:value-type="float">
            <text:p>8.145866</text:p>
          </table:table-cell>
          <table:table-cell office:value-type="float" office:value="10.53017" calcext:value-type="float">
            <text:p>10.53017</text:p>
          </table:table-cell>
          <table:table-cell office:value-type="float" office:value="10.04248" calcext:value-type="float">
            <text:p>10.04248</text:p>
          </table:table-cell>
          <table:table-cell office:value-type="float" office:value="4.932737" calcext:value-type="float">
            <text:p>4.932737</text:p>
          </table:table-cell>
          <table:table-cell office:value-type="float" office:value="7.35942" calcext:value-type="float">
            <text:p>7.35942</text:p>
          </table:table-cell>
          <table:table-cell office:value-type="float" office:value="-57132.4" calcext:value-type="float">
            <text:p>-57132.4</text:p>
          </table:table-cell>
          <table:table-cell office:value-type="float" office:value="0" calcext:value-type="float">
            <text:p>0</text:p>
          </table:table-cell>
          <table:table-cell office:value-type="float" office:value="-0.0001218103" calcext:value-type="float">
            <text:p>-0.00012181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0" calcext:value-type="float">
            <text:p>15052000</text:p>
          </table:table-cell>
          <table:table-cell office:value-type="float" office:value="3.53872" calcext:value-type="float">
            <text:p>3.53872</text:p>
          </table:table-cell>
          <table:table-cell office:value-type="float" office:value="465.7386" calcext:value-type="float">
            <text:p>465.7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0319" calcext:value-type="float">
            <text:p>0.0380319</text:p>
          </table:table-cell>
          <table:table-cell office:value-type="float" office:value="12.39095" calcext:value-type="float">
            <text:p>12.39095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18682" calcext:value-type="float">
            <text:p>0.01318682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318301" calcext:value-type="float">
            <text:p>4.318301</text:p>
          </table:table-cell>
          <table:table-cell office:value-type="float" office:value="-0.0009180245" calcext:value-type="float">
            <text:p>-0.0009180245</text:p>
          </table:table-cell>
          <table:table-cell office:value-type="float" office:value="-0.0005163106" calcext:value-type="float">
            <text:p>-0.000516310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6675" calcext:value-type="float">
            <text:p>5.946675</text:p>
          </table:table-cell>
          <table:table-cell office:value-type="float" office:value="0.1468461" calcext:value-type="float">
            <text:p>0.1468461</text:p>
          </table:table-cell>
          <table:table-cell office:value-type="float" office:value="0.02505285" calcext:value-type="float">
            <text:p>0.02505285</text:p>
          </table:table-cell>
          <table:table-cell office:value-type="float" office:value="0.02348966" calcext:value-type="float">
            <text:p>0.02348966</text:p>
          </table:table-cell>
          <table:table-cell office:value-type="float" office:value="0.02166571" calcext:value-type="float">
            <text:p>0.02166571</text:p>
          </table:table-cell>
          <table:table-cell office:value-type="float" office:value="0.01746907" calcext:value-type="float">
            <text:p>0.01746907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1680676" calcext:value-type="float">
            <text:p>0.01680676</text:p>
          </table:table-cell>
          <table:table-cell office:value-type="float" office:value="0.01435698" calcext:value-type="float">
            <text:p>0.01435698</text:p>
          </table:table-cell>
          <table:table-cell office:value-type="float" office:value="5.123652" calcext:value-type="float">
            <text:p>5.123652</text:p>
          </table:table-cell>
          <table:table-cell office:value-type="float" office:value="4.830434" calcext:value-type="float">
            <text:p>4.830434</text:p>
          </table:table-cell>
          <table:table-cell office:value-type="float" office:value="5.105778" calcext:value-type="float">
            <text:p>5.105778</text:p>
          </table:table-cell>
          <table:table-cell office:value-type="float" office:value="8.158699" calcext:value-type="float">
            <text:p>8.158699</text:p>
          </table:table-cell>
          <table:table-cell office:value-type="float" office:value="10.44338" calcext:value-type="float">
            <text:p>10.44338</text:p>
          </table:table-cell>
          <table:table-cell office:value-type="float" office:value="9.889455" calcext:value-type="float">
            <text:p>9.889455</text:p>
          </table:table-cell>
          <table:table-cell office:value-type="float" office:value="4.933903" calcext:value-type="float">
            <text:p>4.933903</text:p>
          </table:table-cell>
          <table:table-cell office:value-type="float" office:value="7.344939" calcext:value-type="float">
            <text:p>7.344939</text:p>
          </table:table-cell>
          <table:table-cell office:value-type="float" office:value="-57618" calcext:value-type="float">
            <text:p>-57618</text:p>
          </table:table-cell>
          <table:table-cell office:value-type="float" office:value="0" calcext:value-type="float">
            <text:p>0</text:p>
          </table:table-cell>
          <table:table-cell office:value-type="float" office:value="-0.000124066" calcext:value-type="float">
            <text:p>-0.0001240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0" calcext:value-type="float">
            <text:p>16052000</text:p>
          </table:table-cell>
          <table:table-cell office:value-type="float" office:value="3.533138" calcext:value-type="float">
            <text:p>3.533138</text:p>
          </table:table-cell>
          <table:table-cell office:value-type="float" office:value="465.7144" calcext:value-type="float">
            <text:p>465.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6764" calcext:value-type="float">
            <text:p>0.03976764</text:p>
          </table:table-cell>
          <table:table-cell office:value-type="float" office:value="12.40411" calcext:value-type="float">
            <text:p>12.40411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23426" calcext:value-type="float">
            <text:p>0.01323426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329525" calcext:value-type="float">
            <text:p>4.329525</text:p>
          </table:table-cell>
          <table:table-cell office:value-type="float" office:value="-0.0009233666" calcext:value-type="float">
            <text:p>-0.0009233666</text:p>
          </table:table-cell>
          <table:table-cell office:value-type="float" office:value="-0.000526535" calcext:value-type="float">
            <text:p>-0.00052653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40773" calcext:value-type="float">
            <text:p>5.940773</text:p>
          </table:table-cell>
          <table:table-cell office:value-type="float" office:value="0.2815754" calcext:value-type="float">
            <text:p>0.2815754</text:p>
          </table:table-cell>
          <table:table-cell office:value-type="float" office:value="0.02656205" calcext:value-type="float">
            <text:p>0.02656205</text:p>
          </table:table-cell>
          <table:table-cell office:value-type="float" office:value="0.02347969" calcext:value-type="float">
            <text:p>0.02347969</text:p>
          </table:table-cell>
          <table:table-cell office:value-type="float" office:value="0.02161617" calcext:value-type="float">
            <text:p>0.02161617</text:p>
          </table:table-cell>
          <table:table-cell office:value-type="float" office:value="0.01742021" calcext:value-type="float">
            <text:p>0.01742021</text:p>
          </table:table-cell>
          <table:table-cell office:value-type="float" office:value="0.0164495" calcext:value-type="float">
            <text:p>0.0164495</text:p>
          </table:table-cell>
          <table:table-cell office:value-type="float" office:value="0.01678963" calcext:value-type="float">
            <text:p>0.01678963</text:p>
          </table:table-cell>
          <table:table-cell office:value-type="float" office:value="0.01438171" calcext:value-type="float">
            <text:p>0.01438171</text:p>
          </table:table-cell>
          <table:table-cell office:value-type="float" office:value="4.021451" calcext:value-type="float">
            <text:p>4.021451</text:p>
          </table:table-cell>
          <table:table-cell office:value-type="float" office:value="5.762601" calcext:value-type="float">
            <text:p>5.762601</text:p>
          </table:table-cell>
          <table:table-cell office:value-type="float" office:value="5.332819" calcext:value-type="float">
            <text:p>5.332819</text:p>
          </table:table-cell>
          <table:table-cell office:value-type="float" office:value="8.268271" calcext:value-type="float">
            <text:p>8.268271</text:p>
          </table:table-cell>
          <table:table-cell office:value-type="float" office:value="10.43106" calcext:value-type="float">
            <text:p>10.43106</text:p>
          </table:table-cell>
          <table:table-cell office:value-type="float" office:value="9.806179" calcext:value-type="float">
            <text:p>9.806179</text:p>
          </table:table-cell>
          <table:table-cell office:value-type="float" office:value="4.959608" calcext:value-type="float">
            <text:p>4.959608</text:p>
          </table:table-cell>
          <table:table-cell office:value-type="float" office:value="7.328439" calcext:value-type="float">
            <text:p>7.328439</text:p>
          </table:table-cell>
          <table:table-cell office:value-type="float" office:value="-58179.23" calcext:value-type="float">
            <text:p>-58179.23</text:p>
          </table:table-cell>
          <table:table-cell office:value-type="float" office:value="0" calcext:value-type="float">
            <text:p>0</text:p>
          </table:table-cell>
          <table:table-cell office:value-type="float" office:value="-0.0001264258" calcext:value-type="float">
            <text:p>-0.00012642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0" calcext:value-type="float">
            <text:p>17052000</text:p>
          </table:table-cell>
          <table:table-cell office:value-type="float" office:value="3.52646" calcext:value-type="float">
            <text:p>3.52646</text:p>
          </table:table-cell>
          <table:table-cell office:value-type="float" office:value="465.6869" calcext:value-type="float">
            <text:p>465.6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4363" calcext:value-type="float">
            <text:p>0.04194363</text:p>
          </table:table-cell>
          <table:table-cell office:value-type="float" office:value="12.42341" calcext:value-type="float">
            <text:p>12.42341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27914" calcext:value-type="float">
            <text:p>0.01327914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338552" calcext:value-type="float">
            <text:p>4.338552</text:p>
          </table:table-cell>
          <table:table-cell office:value-type="float" office:value="-0.000932067" calcext:value-type="float">
            <text:p>-0.000932067</text:p>
          </table:table-cell>
          <table:table-cell office:value-type="float" office:value="-0.0005481198" calcext:value-type="float">
            <text:p>-0.0005481198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33787" calcext:value-type="float">
            <text:p>5.933787</text:p>
          </table:table-cell>
          <table:table-cell office:value-type="float" office:value="0.4381775" calcext:value-type="float">
            <text:p>0.4381775</text:p>
          </table:table-cell>
          <table:table-cell office:value-type="float" office:value="0.02785443" calcext:value-type="float">
            <text:p>0.02785443</text:p>
          </table:table-cell>
          <table:table-cell office:value-type="float" office:value="0.02333208" calcext:value-type="float">
            <text:p>0.02333208</text:p>
          </table:table-cell>
          <table:table-cell office:value-type="float" office:value="0.02143991" calcext:value-type="float">
            <text:p>0.02143991</text:p>
          </table:table-cell>
          <table:table-cell office:value-type="float" office:value="0.01739007" calcext:value-type="float">
            <text:p>0.01739007</text:p>
          </table:table-cell>
          <table:table-cell office:value-type="float" office:value="0.01632398" calcext:value-type="float">
            <text:p>0.01632398</text:p>
          </table:table-cell>
          <table:table-cell office:value-type="float" office:value="0.01671378" calcext:value-type="float">
            <text:p>0.01671378</text:p>
          </table:table-cell>
          <table:table-cell office:value-type="float" office:value="0.01439307" calcext:value-type="float">
            <text:p>0.01439307</text:p>
          </table:table-cell>
          <table:table-cell office:value-type="float" office:value="3.469327" calcext:value-type="float">
            <text:p>3.469327</text:p>
          </table:table-cell>
          <table:table-cell office:value-type="float" office:value="6.390648" calcext:value-type="float">
            <text:p>6.390648</text:p>
          </table:table-cell>
          <table:table-cell office:value-type="float" office:value="5.555754" calcext:value-type="float">
            <text:p>5.555754</text:p>
          </table:table-cell>
          <table:table-cell office:value-type="float" office:value="8.36697" calcext:value-type="float">
            <text:p>8.36697</text:p>
          </table:table-cell>
          <table:table-cell office:value-type="float" office:value="10.4484" calcext:value-type="float">
            <text:p>10.4484</text:p>
          </table:table-cell>
          <table:table-cell office:value-type="float" office:value="9.76743" calcext:value-type="float">
            <text:p>9.76743</text:p>
          </table:table-cell>
          <table:table-cell office:value-type="float" office:value="4.995353" calcext:value-type="float">
            <text:p>4.995353</text:p>
          </table:table-cell>
          <table:table-cell office:value-type="float" office:value="7.312325" calcext:value-type="float">
            <text:p>7.312325</text:p>
          </table:table-cell>
          <table:table-cell office:value-type="float" office:value="-58780.93" calcext:value-type="float">
            <text:p>-58780.93</text:p>
          </table:table-cell>
          <table:table-cell office:value-type="float" office:value="0" calcext:value-type="float">
            <text:p>0</text:p>
          </table:table-cell>
          <table:table-cell office:value-type="float" office:value="-0.0001291117" calcext:value-type="float">
            <text:p>-0.00012911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0" calcext:value-type="float">
            <text:p>18052000</text:p>
          </table:table-cell>
          <table:table-cell office:value-type="float" office:value="3.521474" calcext:value-type="float">
            <text:p>3.521474</text:p>
          </table:table-cell>
          <table:table-cell office:value-type="float" office:value="465.6638" calcext:value-type="float">
            <text:p>465.6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669" calcext:value-type="float">
            <text:p>0.0396669</text:p>
          </table:table-cell>
          <table:table-cell office:value-type="float" office:value="12.42664" calcext:value-type="float">
            <text:p>12.4266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39268" calcext:value-type="float">
            <text:p>0.01339268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375548" calcext:value-type="float">
            <text:p>4.375548</text:p>
          </table:table-cell>
          <table:table-cell office:value-type="float" office:value="-0.0009466724" calcext:value-type="float">
            <text:p>-0.0009466724</text:p>
          </table:table-cell>
          <table:table-cell office:value-type="float" office:value="-0.0005559536" calcext:value-type="float">
            <text:p>-0.000555953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33975" calcext:value-type="float">
            <text:p>5.933975</text:p>
          </table:table-cell>
          <table:table-cell office:value-type="float" office:value="0.2288962" calcext:value-type="float">
            <text:p>0.2288962</text:p>
          </table:table-cell>
          <table:table-cell office:value-type="float" office:value="0.03612027" calcext:value-type="float">
            <text:p>0.03612027</text:p>
          </table:table-cell>
          <table:table-cell office:value-type="float" office:value="0.02553424" calcext:value-type="float">
            <text:p>0.02553424</text:p>
          </table:table-cell>
          <table:table-cell office:value-type="float" office:value="0.02224623" calcext:value-type="float">
            <text:p>0.02224623</text:p>
          </table:table-cell>
          <table:table-cell office:value-type="float" office:value="0.01767432" calcext:value-type="float">
            <text:p>0.01767432</text:p>
          </table:table-cell>
          <table:table-cell office:value-type="float" office:value="0.01644306" calcext:value-type="float">
            <text:p>0.01644306</text:p>
          </table:table-cell>
          <table:table-cell office:value-type="float" office:value="0.01675749" calcext:value-type="float">
            <text:p>0.01675749</text:p>
          </table:table-cell>
          <table:table-cell office:value-type="float" office:value="0.01438476" calcext:value-type="float">
            <text:p>0.01438476</text:p>
          </table:table-cell>
          <table:table-cell office:value-type="float" office:value="1.93604" calcext:value-type="float">
            <text:p>1.93604</text:p>
          </table:table-cell>
          <table:table-cell office:value-type="float" office:value="3.088994" calcext:value-type="float">
            <text:p>3.088994</text:p>
          </table:table-cell>
          <table:table-cell office:value-type="float" office:value="5.745948" calcext:value-type="float">
            <text:p>5.745948</text:p>
          </table:table-cell>
          <table:table-cell office:value-type="float" office:value="8.668372" calcext:value-type="float">
            <text:p>8.668372</text:p>
          </table:table-cell>
          <table:table-cell office:value-type="float" office:value="11.07047" calcext:value-type="float">
            <text:p>11.07047</text:p>
          </table:table-cell>
          <table:table-cell office:value-type="float" office:value="10.16588" calcext:value-type="float">
            <text:p>10.16588</text:p>
          </table:table-cell>
          <table:table-cell office:value-type="float" office:value="4.948294" calcext:value-type="float">
            <text:p>4.948294</text:p>
          </table:table-cell>
          <table:table-cell office:value-type="float" office:value="7.309336" calcext:value-type="float">
            <text:p>7.309336</text:p>
          </table:table-cell>
          <table:table-cell office:value-type="float" office:value="-59718.91" calcext:value-type="float">
            <text:p>-59718.91</text:p>
          </table:table-cell>
          <table:table-cell office:value-type="float" office:value="0" calcext:value-type="float">
            <text:p>0</text:p>
          </table:table-cell>
          <table:table-cell office:value-type="float" office:value="-0.0001319907" calcext:value-type="float">
            <text:p>-0.00013199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0" calcext:value-type="float">
            <text:p>19052000</text:p>
          </table:table-cell>
          <table:table-cell office:value-type="float" office:value="3.517421" calcext:value-type="float">
            <text:p>3.517421</text:p>
          </table:table-cell>
          <table:table-cell office:value-type="float" office:value="465.6448" calcext:value-type="float">
            <text:p>465.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3173" calcext:value-type="float">
            <text:p>0.03883173</text:p>
          </table:table-cell>
          <table:table-cell office:value-type="float" office:value="12.39785" calcext:value-type="float">
            <text:p>12.39785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50669" calcext:value-type="float">
            <text:p>0.01350669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424932" calcext:value-type="float">
            <text:p>4.424932</text:p>
          </table:table-cell>
          <table:table-cell office:value-type="float" office:value="-0.0009492209" calcext:value-type="float">
            <text:p>-0.0009492209</text:p>
          </table:table-cell>
          <table:table-cell office:value-type="float" office:value="-0.0005526346" calcext:value-type="float">
            <text:p>-0.000552634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32879" calcext:value-type="float">
            <text:p>5.932879</text:p>
          </table:table-cell>
          <table:table-cell office:value-type="float" office:value="0.1716315" calcext:value-type="float">
            <text:p>0.1716315</text:p>
          </table:table-cell>
          <table:table-cell office:value-type="float" office:value="0.03051733" calcext:value-type="float">
            <text:p>0.03051733</text:p>
          </table:table-cell>
          <table:table-cell office:value-type="float" office:value="0.02480064" calcext:value-type="float">
            <text:p>0.02480064</text:p>
          </table:table-cell>
          <table:table-cell office:value-type="float" office:value="0.02220423" calcext:value-type="float">
            <text:p>0.02220423</text:p>
          </table:table-cell>
          <table:table-cell office:value-type="float" office:value="0.01782917" calcext:value-type="float">
            <text:p>0.01782917</text:p>
          </table:table-cell>
          <table:table-cell office:value-type="float" office:value="0.01674276" calcext:value-type="float">
            <text:p>0.01674276</text:p>
          </table:table-cell>
          <table:table-cell office:value-type="float" office:value="0.01683646" calcext:value-type="float">
            <text:p>0.01683646</text:p>
          </table:table-cell>
          <table:table-cell office:value-type="float" office:value="0.01439894" calcext:value-type="float">
            <text:p>0.01439894</text:p>
          </table:table-cell>
          <table:table-cell office:value-type="float" office:value="3.325986" calcext:value-type="float">
            <text:p>3.325986</text:p>
          </table:table-cell>
          <table:table-cell office:value-type="float" office:value="3.589237" calcext:value-type="float">
            <text:p>3.589237</text:p>
          </table:table-cell>
          <table:table-cell office:value-type="float" office:value="5.410235" calcext:value-type="float">
            <text:p>5.410235</text:p>
          </table:table-cell>
          <table:table-cell office:value-type="float" office:value="8.205767" calcext:value-type="float">
            <text:p>8.205767</text:p>
          </table:table-cell>
          <table:table-cell office:value-type="float" office:value="10.76065" calcext:value-type="float">
            <text:p>10.76065</text:p>
          </table:table-cell>
          <table:table-cell office:value-type="float" office:value="10.32201" calcext:value-type="float">
            <text:p>10.32201</text:p>
          </table:table-cell>
          <table:table-cell office:value-type="float" office:value="5.026233" calcext:value-type="float">
            <text:p>5.026233</text:p>
          </table:table-cell>
          <table:table-cell office:value-type="float" office:value="7.31007" calcext:value-type="float">
            <text:p>7.31007</text:p>
          </table:table-cell>
          <table:table-cell office:value-type="float" office:value="-60088.15" calcext:value-type="float">
            <text:p>-60088.15</text:p>
          </table:table-cell>
          <table:table-cell office:value-type="float" office:value="0" calcext:value-type="float">
            <text:p>0</text:p>
          </table:table-cell>
          <table:table-cell office:value-type="float" office:value="-0.0001342052" calcext:value-type="float">
            <text:p>-0.00013420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3.511738" calcext:value-type="float">
            <text:p>3.511738</text:p>
          </table:table-cell>
          <table:table-cell office:value-type="float" office:value="465.6208" calcext:value-type="float">
            <text:p>465.6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832" calcext:value-type="float">
            <text:p>0.0408832</text:p>
          </table:table-cell>
          <table:table-cell office:value-type="float" office:value="12.39297" calcext:value-type="float">
            <text:p>12.39297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58841" calcext:value-type="float">
            <text:p>0.01358841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453939" calcext:value-type="float">
            <text:p>4.453939</text:p>
          </table:table-cell>
          <table:table-cell office:value-type="float" office:value="-0.0009553844" calcext:value-type="float">
            <text:p>-0.0009553844</text:p>
          </table:table-cell>
          <table:table-cell office:value-type="float" office:value="-0.0005599852" calcext:value-type="float">
            <text:p>-0.0005599852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26045" calcext:value-type="float">
            <text:p>5.926045</text:p>
          </table:table-cell>
          <table:table-cell office:value-type="float" office:value="0.3377233" calcext:value-type="float">
            <text:p>0.3377233</text:p>
          </table:table-cell>
          <table:table-cell office:value-type="float" office:value="0.02945376" calcext:value-type="float">
            <text:p>0.02945376</text:p>
          </table:table-cell>
          <table:table-cell office:value-type="float" office:value="0.02419742" calcext:value-type="float">
            <text:p>0.02419742</text:p>
          </table:table-cell>
          <table:table-cell office:value-type="float" office:value="0.02202666" calcext:value-type="float">
            <text:p>0.02202666</text:p>
          </table:table-cell>
          <table:table-cell office:value-type="float" office:value="0.01774302" calcext:value-type="float">
            <text:p>0.01774302</text:p>
          </table:table-cell>
          <table:table-cell office:value-type="float" office:value="0.0166472" calcext:value-type="float">
            <text:p>0.0166472</text:p>
          </table:table-cell>
          <table:table-cell office:value-type="float" office:value="0.01688222" calcext:value-type="float">
            <text:p>0.01688222</text:p>
          </table:table-cell>
          <table:table-cell office:value-type="float" office:value="0.0144376" calcext:value-type="float">
            <text:p>0.0144376</text:p>
          </table:table-cell>
          <table:table-cell office:value-type="float" office:value="2.739248" calcext:value-type="float">
            <text:p>2.739248</text:p>
          </table:table-cell>
          <table:table-cell office:value-type="float" office:value="4.306643" calcext:value-type="float">
            <text:p>4.306643</text:p>
          </table:table-cell>
          <table:table-cell office:value-type="float" office:value="5.521589" calcext:value-type="float">
            <text:p>5.521589</text:p>
          </table:table-cell>
          <table:table-cell office:value-type="float" office:value="8.21196" calcext:value-type="float">
            <text:p>8.21196</text:p>
          </table:table-cell>
          <table:table-cell office:value-type="float" office:value="10.64166" calcext:value-type="float">
            <text:p>10.64166</text:p>
          </table:table-cell>
          <table:table-cell office:value-type="float" office:value="10.19933" calcext:value-type="float">
            <text:p>10.19933</text:p>
          </table:table-cell>
          <table:table-cell office:value-type="float" office:value="5.035752" calcext:value-type="float">
            <text:p>5.035752</text:p>
          </table:table-cell>
          <table:table-cell office:value-type="float" office:value="7.308672" calcext:value-type="float">
            <text:p>7.308672</text:p>
          </table:table-cell>
          <table:table-cell office:value-type="float" office:value="-60672.16" calcext:value-type="float">
            <text:p>-60672.16</text:p>
          </table:table-cell>
          <table:table-cell office:value-type="float" office:value="0" calcext:value-type="float">
            <text:p>0</text:p>
          </table:table-cell>
          <table:table-cell office:value-type="float" office:value="-0.0001366988" calcext:value-type="float">
            <text:p>-0.00013669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3.505328" calcext:value-type="float">
            <text:p>3.505328</text:p>
          </table:table-cell>
          <table:table-cell office:value-type="float" office:value="465.5932" calcext:value-type="float">
            <text:p>465.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5408" calcext:value-type="float">
            <text:p>0.04255408</text:p>
          </table:table-cell>
          <table:table-cell office:value-type="float" office:value="12.40344" calcext:value-type="float">
            <text:p>12.4034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65014" calcext:value-type="float">
            <text:p>0.01365014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471834" calcext:value-type="float">
            <text:p>4.471834</text:p>
          </table:table-cell>
          <table:table-cell office:value-type="float" office:value="-0.0009669981" calcext:value-type="float">
            <text:p>-0.0009669981</text:p>
          </table:table-cell>
          <table:table-cell office:value-type="float" office:value="-0.0005820621" calcext:value-type="float">
            <text:p>-0.0005820621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20256" calcext:value-type="float">
            <text:p>5.920256</text:p>
          </table:table-cell>
          <table:table-cell office:value-type="float" office:value="0.4564419" calcext:value-type="float">
            <text:p>0.4564419</text:p>
          </table:table-cell>
          <table:table-cell office:value-type="float" office:value="0.03013118" calcext:value-type="float">
            <text:p>0.03013118</text:p>
          </table:table-cell>
          <table:table-cell office:value-type="float" office:value="0.02428864" calcext:value-type="float">
            <text:p>0.02428864</text:p>
          </table:table-cell>
          <table:table-cell office:value-type="float" office:value="0.02181081" calcext:value-type="float">
            <text:p>0.02181081</text:p>
          </table:table-cell>
          <table:table-cell office:value-type="float" office:value="0.01763896" calcext:value-type="float">
            <text:p>0.01763896</text:p>
          </table:table-cell>
          <table:table-cell office:value-type="float" office:value="0.01650541" calcext:value-type="float">
            <text:p>0.01650541</text:p>
          </table:table-cell>
          <table:table-cell office:value-type="float" office:value="0.01681613" calcext:value-type="float">
            <text:p>0.01681613</text:p>
          </table:table-cell>
          <table:table-cell office:value-type="float" office:value="0.01445086" calcext:value-type="float">
            <text:p>0.01445086</text:p>
          </table:table-cell>
          <table:table-cell office:value-type="float" office:value="2.520986" calcext:value-type="float">
            <text:p>2.520986</text:p>
          </table:table-cell>
          <table:table-cell office:value-type="float" office:value="4.907811" calcext:value-type="float">
            <text:p>4.907811</text:p>
          </table:table-cell>
          <table:table-cell office:value-type="float" office:value="5.633017" calcext:value-type="float">
            <text:p>5.633017</text:p>
          </table:table-cell>
          <table:table-cell office:value-type="float" office:value="8.275041" calcext:value-type="float">
            <text:p>8.275041</text:p>
          </table:table-cell>
          <table:table-cell office:value-type="float" office:value="10.61823" calcext:value-type="float">
            <text:p>10.61823</text:p>
          </table:table-cell>
          <table:table-cell office:value-type="float" office:value="10.12984" calcext:value-type="float">
            <text:p>10.12984</text:p>
          </table:table-cell>
          <table:table-cell office:value-type="float" office:value="5.052526" calcext:value-type="float">
            <text:p>5.052526</text:p>
          </table:table-cell>
          <table:table-cell office:value-type="float" office:value="7.304335" calcext:value-type="float">
            <text:p>7.304335</text:p>
          </table:table-cell>
          <table:table-cell office:value-type="float" office:value="-61303.83" calcext:value-type="float">
            <text:p>-61303.83</text:p>
          </table:table-cell>
          <table:table-cell office:value-type="float" office:value="0" calcext:value-type="float">
            <text:p>0</text:p>
          </table:table-cell>
          <table:table-cell office:value-type="float" office:value="-0.0001394733" calcext:value-type="float">
            <text:p>-0.00013947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0" calcext:value-type="float">
            <text:p>22052000</text:p>
          </table:table-cell>
          <table:table-cell office:value-type="float" office:value="3.499434" calcext:value-type="float">
            <text:p>3.499434</text:p>
          </table:table-cell>
          <table:table-cell office:value-type="float" office:value="465.5663" calcext:value-type="float">
            <text:p>465.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2652" calcext:value-type="float">
            <text:p>0.04342652</text:p>
          </table:table-cell>
          <table:table-cell office:value-type="float" office:value="12.42029" calcext:value-type="float">
            <text:p>12.42029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70087" calcext:value-type="float">
            <text:p>0.01370087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483586" calcext:value-type="float">
            <text:p>4.483586</text:p>
          </table:table-cell>
          <table:table-cell office:value-type="float" office:value="-0.0009713965" calcext:value-type="float">
            <text:p>-0.0009713965</text:p>
          </table:table-cell>
          <table:table-cell office:value-type="float" office:value="-0.0006066056" calcext:value-type="float">
            <text:p>-0.000606605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16736" calcext:value-type="float">
            <text:p>5.916736</text:p>
          </table:table-cell>
          <table:table-cell office:value-type="float" office:value="0.5292909" calcext:value-type="float">
            <text:p>0.5292909</text:p>
          </table:table-cell>
          <table:table-cell office:value-type="float" office:value="0.02942232" calcext:value-type="float">
            <text:p>0.02942232</text:p>
          </table:table-cell>
          <table:table-cell office:value-type="float" office:value="0.02390501" calcext:value-type="float">
            <text:p>0.02390501</text:p>
          </table:table-cell>
          <table:table-cell office:value-type="float" office:value="0.02175808" calcext:value-type="float">
            <text:p>0.02175808</text:p>
          </table:table-cell>
          <table:table-cell office:value-type="float" office:value="0.01755002" calcext:value-type="float">
            <text:p>0.01755002</text:p>
          </table:table-cell>
          <table:table-cell office:value-type="float" office:value="0.01641529" calcext:value-type="float">
            <text:p>0.01641529</text:p>
          </table:table-cell>
          <table:table-cell office:value-type="float" office:value="0.01674748" calcext:value-type="float">
            <text:p>0.01674748</text:p>
          </table:table-cell>
          <table:table-cell office:value-type="float" office:value="0.0144442" calcext:value-type="float">
            <text:p>0.0144442</text:p>
          </table:table-cell>
          <table:table-cell office:value-type="float" office:value="2.388912" calcext:value-type="float">
            <text:p>2.388912</text:p>
          </table:table-cell>
          <table:table-cell office:value-type="float" office:value="5.278327" calcext:value-type="float">
            <text:p>5.278327</text:p>
          </table:table-cell>
          <table:table-cell office:value-type="float" office:value="5.781587" calcext:value-type="float">
            <text:p>5.781587</text:p>
          </table:table-cell>
          <table:table-cell office:value-type="float" office:value="8.376727" calcext:value-type="float">
            <text:p>8.376727</text:p>
          </table:table-cell>
          <table:table-cell office:value-type="float" office:value="10.63178" calcext:value-type="float">
            <text:p>10.63178</text:p>
          </table:table-cell>
          <table:table-cell office:value-type="float" office:value="10.09227" calcext:value-type="float">
            <text:p>10.09227</text:p>
          </table:table-cell>
          <table:table-cell office:value-type="float" office:value="5.082245" calcext:value-type="float">
            <text:p>5.082245</text:p>
          </table:table-cell>
          <table:table-cell office:value-type="float" office:value="7.297627" calcext:value-type="float">
            <text:p>7.297627</text:p>
          </table:table-cell>
          <table:table-cell office:value-type="float" office:value="-61875.45" calcext:value-type="float">
            <text:p>-61875.45</text:p>
          </table:table-cell>
          <table:table-cell office:value-type="float" office:value="0" calcext:value-type="float">
            <text:p>0</text:p>
          </table:table-cell>
          <table:table-cell office:value-type="float" office:value="-0.0001421242" calcext:value-type="float">
            <text:p>-0.00014212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0" calcext:value-type="float">
            <text:p>23052000</text:p>
          </table:table-cell>
          <table:table-cell office:value-type="float" office:value="3.493393" calcext:value-type="float">
            <text:p>3.493393</text:p>
          </table:table-cell>
          <table:table-cell office:value-type="float" office:value="465.5401" calcext:value-type="float">
            <text:p>465.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1801" calcext:value-type="float">
            <text:p>0.04051801</text:p>
          </table:table-cell>
          <table:table-cell office:value-type="float" office:value="12.44222" calcext:value-type="float">
            <text:p>12.44222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76772" calcext:value-type="float">
            <text:p>0.01376772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499241" calcext:value-type="float">
            <text:p>4.499241</text:p>
          </table:table-cell>
          <table:table-cell office:value-type="float" office:value="-0.0009834833" calcext:value-type="float">
            <text:p>-0.0009834833</text:p>
          </table:table-cell>
          <table:table-cell office:value-type="float" office:value="-0.0006059132" calcext:value-type="float">
            <text:p>-0.0006059132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18325" calcext:value-type="float">
            <text:p>5.918325</text:p>
          </table:table-cell>
          <table:table-cell office:value-type="float" office:value="0.2943025" calcext:value-type="float">
            <text:p>0.2943025</text:p>
          </table:table-cell>
          <table:table-cell office:value-type="float" office:value="0.03413522" calcext:value-type="float">
            <text:p>0.03413522</text:p>
          </table:table-cell>
          <table:table-cell office:value-type="float" office:value="0.02381562" calcext:value-type="float">
            <text:p>0.02381562</text:p>
          </table:table-cell>
          <table:table-cell office:value-type="float" office:value="0.02169357" calcext:value-type="float">
            <text:p>0.02169357</text:p>
          </table:table-cell>
          <table:table-cell office:value-type="float" office:value="0.01748251" calcext:value-type="float">
            <text:p>0.01748251</text:p>
          </table:table-cell>
          <table:table-cell office:value-type="float" office:value="0.01633713" calcext:value-type="float">
            <text:p>0.01633713</text:p>
          </table:table-cell>
          <table:table-cell office:value-type="float" office:value="0.01666899" calcext:value-type="float">
            <text:p>0.01666899</text:p>
          </table:table-cell>
          <table:table-cell office:value-type="float" office:value="0.01443441" calcext:value-type="float">
            <text:p>0.01443441</text:p>
          </table:table-cell>
          <table:table-cell office:value-type="float" office:value="3.10334" calcext:value-type="float">
            <text:p>3.10334</text:p>
          </table:table-cell>
          <table:table-cell office:value-type="float" office:value="4.958665" calcext:value-type="float">
            <text:p>4.958665</text:p>
          </table:table-cell>
          <table:table-cell office:value-type="float" office:value="5.911988" calcext:value-type="float">
            <text:p>5.911988</text:p>
          </table:table-cell>
          <table:table-cell office:value-type="float" office:value="8.485054" calcext:value-type="float">
            <text:p>8.485054</text:p>
          </table:table-cell>
          <table:table-cell office:value-type="float" office:value="10.70813" calcext:value-type="float">
            <text:p>10.70813</text:p>
          </table:table-cell>
          <table:table-cell office:value-type="float" office:value="10.11107" calcext:value-type="float">
            <text:p>10.11107</text:p>
          </table:table-cell>
          <table:table-cell office:value-type="float" office:value="5.120198" calcext:value-type="float">
            <text:p>5.120198</text:p>
          </table:table-cell>
          <table:table-cell office:value-type="float" office:value="7.290573" calcext:value-type="float">
            <text:p>7.290573</text:p>
          </table:table-cell>
          <table:table-cell office:value-type="float" office:value="-62452.73" calcext:value-type="float">
            <text:p>-62452.73</text:p>
          </table:table-cell>
          <table:table-cell office:value-type="float" office:value="0" calcext:value-type="float">
            <text:p>0</text:p>
          </table:table-cell>
          <table:table-cell office:value-type="float" office:value="-0.0001450869" calcext:value-type="float">
            <text:p>-0.00014508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3.486787" calcext:value-type="float">
            <text:p>3.486787</text:p>
          </table:table-cell>
          <table:table-cell office:value-type="float" office:value="465.5123" calcext:value-type="float">
            <text:p>465.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1118" calcext:value-type="float">
            <text:p>0.03951118</text:p>
          </table:table-cell>
          <table:table-cell office:value-type="float" office:value="12.44635" calcext:value-type="float">
            <text:p>12.44635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39195" calcext:value-type="float">
            <text:p>0.0139195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5413" calcext:value-type="float">
            <text:p>4.5413</text:p>
          </table:table-cell>
          <table:table-cell office:value-type="float" office:value="-0.0009977026" calcext:value-type="float">
            <text:p>-0.0009977026</text:p>
          </table:table-cell>
          <table:table-cell office:value-type="float" office:value="-0.0006084173" calcext:value-type="float">
            <text:p>-0.0006084173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21166" calcext:value-type="float">
            <text:p>5.921166</text:p>
          </table:table-cell>
          <table:table-cell office:value-type="float" office:value="0.2044314" calcext:value-type="float">
            <text:p>0.2044314</text:p>
          </table:table-cell>
          <table:table-cell office:value-type="float" office:value="0.0333163" calcext:value-type="float">
            <text:p>0.0333163</text:p>
          </table:table-cell>
          <table:table-cell office:value-type="float" office:value="0.02532119" calcext:value-type="float">
            <text:p>0.02532119</text:p>
          </table:table-cell>
          <table:table-cell office:value-type="float" office:value="0.02258986" calcext:value-type="float">
            <text:p>0.02258986</text:p>
          </table:table-cell>
          <table:table-cell office:value-type="float" office:value="0.01761778" calcext:value-type="float">
            <text:p>0.01761778</text:p>
          </table:table-cell>
          <table:table-cell office:value-type="float" office:value="0.01626232" calcext:value-type="float">
            <text:p>0.01626232</text:p>
          </table:table-cell>
          <table:table-cell office:value-type="float" office:value="0.01662835" calcext:value-type="float">
            <text:p>0.01662835</text:p>
          </table:table-cell>
          <table:table-cell office:value-type="float" office:value="0.01440538" calcext:value-type="float">
            <text:p>0.01440538</text:p>
          </table:table-cell>
          <table:table-cell office:value-type="float" office:value="1.374673" calcext:value-type="float">
            <text:p>1.374673</text:p>
          </table:table-cell>
          <table:table-cell office:value-type="float" office:value="2.801509" calcext:value-type="float">
            <text:p>2.801509</text:p>
          </table:table-cell>
          <table:table-cell office:value-type="float" office:value="5.706182" calcext:value-type="float">
            <text:p>5.706182</text:p>
          </table:table-cell>
          <table:table-cell office:value-type="float" office:value="9.010904" calcext:value-type="float">
            <text:p>9.010904</text:p>
          </table:table-cell>
          <table:table-cell office:value-type="float" office:value="11.22447" calcext:value-type="float">
            <text:p>11.22447</text:p>
          </table:table-cell>
          <table:table-cell office:value-type="float" office:value="10.42601" calcext:value-type="float">
            <text:p>10.42601</text:p>
          </table:table-cell>
          <table:table-cell office:value-type="float" office:value="5.119461" calcext:value-type="float">
            <text:p>5.119461</text:p>
          </table:table-cell>
          <table:table-cell office:value-type="float" office:value="7.289794" calcext:value-type="float">
            <text:p>7.289794</text:p>
          </table:table-cell>
          <table:table-cell office:value-type="float" office:value="-63651.42" calcext:value-type="float">
            <text:p>-63651.42</text:p>
          </table:table-cell>
          <table:table-cell office:value-type="float" office:value="0" calcext:value-type="float">
            <text:p>0</text:p>
          </table:table-cell>
          <table:table-cell office:value-type="float" office:value="-0.0001488567" calcext:value-type="float">
            <text:p>-0.00014885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0" calcext:value-type="float">
            <text:p>25052000</text:p>
          </table:table-cell>
          <table:table-cell office:value-type="float" office:value="3.48082" calcext:value-type="float">
            <text:p>3.48082</text:p>
          </table:table-cell>
          <table:table-cell office:value-type="float" office:value="465.4861" calcext:value-type="float">
            <text:p>465.4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4445" calcext:value-type="float">
            <text:p>0.03874445</text:p>
          </table:table-cell>
          <table:table-cell office:value-type="float" office:value="12.40986" calcext:value-type="float">
            <text:p>12.40986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13518" calcext:value-type="float">
            <text:p>0.01413518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619259" calcext:value-type="float">
            <text:p>4.619259</text:p>
          </table:table-cell>
          <table:table-cell office:value-type="float" office:value="-0.001007596" calcext:value-type="float">
            <text:p>-0.001007596</text:p>
          </table:table-cell>
          <table:table-cell office:value-type="float" office:value="-0.0006096611" calcext:value-type="float">
            <text:p>-0.0006096611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23452" calcext:value-type="float">
            <text:p>5.923452</text:p>
          </table:table-cell>
          <table:table-cell office:value-type="float" office:value="0.1398591" calcext:value-type="float">
            <text:p>0.1398591</text:p>
          </table:table-cell>
          <table:table-cell office:value-type="float" office:value="0.0304247" calcext:value-type="float">
            <text:p>0.0304247</text:p>
          </table:table-cell>
          <table:table-cell office:value-type="float" office:value="0.02500352" calcext:value-type="float">
            <text:p>0.02500352</text:p>
          </table:table-cell>
          <table:table-cell office:value-type="float" office:value="0.02290024" calcext:value-type="float">
            <text:p>0.02290024</text:p>
          </table:table-cell>
          <table:table-cell office:value-type="float" office:value="0.01832894" calcext:value-type="float">
            <text:p>0.01832894</text:p>
          </table:table-cell>
          <table:table-cell office:value-type="float" office:value="0.01715422" calcext:value-type="float">
            <text:p>0.01715422</text:p>
          </table:table-cell>
          <table:table-cell office:value-type="float" office:value="0.01676572" calcext:value-type="float">
            <text:p>0.01676572</text:p>
          </table:table-cell>
          <table:table-cell office:value-type="float" office:value="0.01436289" calcext:value-type="float">
            <text:p>0.01436289</text:p>
          </table:table-cell>
          <table:table-cell office:value-type="float" office:value="1.374354" calcext:value-type="float">
            <text:p>1.374354</text:p>
          </table:table-cell>
          <table:table-cell office:value-type="float" office:value="1.847019" calcext:value-type="float">
            <text:p>1.847019</text:p>
          </table:table-cell>
          <table:table-cell office:value-type="float" office:value="4.334586" calcext:value-type="float">
            <text:p>4.334586</text:p>
          </table:table-cell>
          <table:table-cell office:value-type="float" office:value="7.815578" calcext:value-type="float">
            <text:p>7.815578</text:p>
          </table:table-cell>
          <table:table-cell office:value-type="float" office:value="11.23802" calcext:value-type="float">
            <text:p>11.23802</text:p>
          </table:table-cell>
          <table:table-cell office:value-type="float" office:value="12.03011" calcext:value-type="float">
            <text:p>12.03011</text:p>
          </table:table-cell>
          <table:table-cell office:value-type="float" office:value="5.539642" calcext:value-type="float">
            <text:p>5.539642</text:p>
          </table:table-cell>
          <table:table-cell office:value-type="float" office:value="7.307574" calcext:value-type="float">
            <text:p>7.307574</text:p>
          </table:table-cell>
          <table:table-cell office:value-type="float" office:value="-64503.68" calcext:value-type="float">
            <text:p>-64503.68</text:p>
          </table:table-cell>
          <table:table-cell office:value-type="float" office:value="0" calcext:value-type="float">
            <text:p>0</text:p>
          </table:table-cell>
          <table:table-cell office:value-type="float" office:value="-0.0001541057" calcext:value-type="float">
            <text:p>-0.00015410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3.47525" calcext:value-type="float">
            <text:p>3.47525</text:p>
          </table:table-cell>
          <table:table-cell office:value-type="float" office:value="465.461" calcext:value-type="float">
            <text:p>465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5011" calcext:value-type="float">
            <text:p>0.03815011</text:p>
          </table:table-cell>
          <table:table-cell office:value-type="float" office:value="12.36816" calcext:value-type="float">
            <text:p>12.36816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30526" calcext:value-type="float">
            <text:p>0.01430526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688829" calcext:value-type="float">
            <text:p>4.688829</text:p>
          </table:table-cell>
          <table:table-cell office:value-type="float" office:value="-0.001011354" calcext:value-type="float">
            <text:p>-0.001011354</text:p>
          </table:table-cell>
          <table:table-cell office:value-type="float" office:value="-0.000607641" calcext:value-type="float">
            <text:p>-0.000607641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24539" calcext:value-type="float">
            <text:p>5.924539</text:p>
          </table:table-cell>
          <table:table-cell office:value-type="float" office:value="0.1052729" calcext:value-type="float">
            <text:p>0.1052729</text:p>
          </table:table-cell>
          <table:table-cell office:value-type="float" office:value="0.02675331" calcext:value-type="float">
            <text:p>0.02675331</text:p>
          </table:table-cell>
          <table:table-cell office:value-type="float" office:value="0.02425855" calcext:value-type="float">
            <text:p>0.02425855</text:p>
          </table:table-cell>
          <table:table-cell office:value-type="float" office:value="0.02250397" calcext:value-type="float">
            <text:p>0.02250397</text:p>
          </table:table-cell>
          <table:table-cell office:value-type="float" office:value="0.01811656" calcext:value-type="float">
            <text:p>0.01811656</text:p>
          </table:table-cell>
          <table:table-cell office:value-type="float" office:value="0.01705304" calcext:value-type="float">
            <text:p>0.01705304</text:p>
          </table:table-cell>
          <table:table-cell office:value-type="float" office:value="0.01685309" calcext:value-type="float">
            <text:p>0.01685309</text:p>
          </table:table-cell>
          <table:table-cell office:value-type="float" office:value="0.01433879" calcext:value-type="float">
            <text:p>0.01433879</text:p>
          </table:table-cell>
          <table:table-cell office:value-type="float" office:value="2.9017" calcext:value-type="float">
            <text:p>2.9017</text:p>
          </table:table-cell>
          <table:table-cell office:value-type="float" office:value="2.586852" calcext:value-type="float">
            <text:p>2.586852</text:p>
          </table:table-cell>
          <table:table-cell office:value-type="float" office:value="4.153639" calcext:value-type="float">
            <text:p>4.153639</text:p>
          </table:table-cell>
          <table:table-cell office:value-type="float" office:value="7.417024" calcext:value-type="float">
            <text:p>7.417024</text:p>
          </table:table-cell>
          <table:table-cell office:value-type="float" office:value="10.67827" calcext:value-type="float">
            <text:p>10.67827</text:p>
          </table:table-cell>
          <table:table-cell office:value-type="float" office:value="11.55199" calcext:value-type="float">
            <text:p>11.55199</text:p>
          </table:table-cell>
          <table:table-cell office:value-type="float" office:value="5.783777" calcext:value-type="float">
            <text:p>5.783777</text:p>
          </table:table-cell>
          <table:table-cell office:value-type="float" office:value="7.334228" calcext:value-type="float">
            <text:p>7.334228</text:p>
          </table:table-cell>
          <table:table-cell office:value-type="float" office:value="-65026.02" calcext:value-type="float">
            <text:p>-65026.02</text:p>
          </table:table-cell>
          <table:table-cell office:value-type="float" office:value="0" calcext:value-type="float">
            <text:p>0</text:p>
          </table:table-cell>
          <table:table-cell office:value-type="float" office:value="-0.0001579558" calcext:value-type="float">
            <text:p>-0.00015795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3.470096" calcext:value-type="float">
            <text:p>3.470096</text:p>
          </table:table-cell>
          <table:table-cell office:value-type="float" office:value="465.437" calcext:value-type="float">
            <text:p>465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4596" calcext:value-type="float">
            <text:p>0.03784596</text:p>
          </table:table-cell>
          <table:table-cell office:value-type="float" office:value="12.34902" calcext:value-type="float">
            <text:p>12.34902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41089" calcext:value-type="float">
            <text:p>0.01441089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733695" calcext:value-type="float">
            <text:p>4.733695</text:p>
          </table:table-cell>
          <table:table-cell office:value-type="float" office:value="-0.001015342" calcext:value-type="float">
            <text:p>-0.001015342</text:p>
          </table:table-cell>
          <table:table-cell office:value-type="float" office:value="-0.0006036077" calcext:value-type="float">
            <text:p>-0.000603607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2455" calcext:value-type="float">
            <text:p>5.92455</text:p>
          </table:table-cell>
          <table:table-cell office:value-type="float" office:value="0.08418882" calcext:value-type="float">
            <text:p>0.08418882</text:p>
          </table:table-cell>
          <table:table-cell office:value-type="float" office:value="0.02549116" calcext:value-type="float">
            <text:p>0.02549116</text:p>
          </table:table-cell>
          <table:table-cell office:value-type="float" office:value="0.02424019" calcext:value-type="float">
            <text:p>0.02424019</text:p>
          </table:table-cell>
          <table:table-cell office:value-type="float" office:value="0.02239759" calcext:value-type="float">
            <text:p>0.02239759</text:p>
          </table:table-cell>
          <table:table-cell office:value-type="float" office:value="0.01799547" calcext:value-type="float">
            <text:p>0.01799547</text:p>
          </table:table-cell>
          <table:table-cell office:value-type="float" office:value="0.01697407" calcext:value-type="float">
            <text:p>0.01697407</text:p>
          </table:table-cell>
          <table:table-cell office:value-type="float" office:value="0.01687095" calcext:value-type="float">
            <text:p>0.01687095</text:p>
          </table:table-cell>
          <table:table-cell office:value-type="float" office:value="0.01434603" calcext:value-type="float">
            <text:p>0.01434603</text:p>
          </table:table-cell>
          <table:table-cell office:value-type="float" office:value="3.550558" calcext:value-type="float">
            <text:p>3.550558</text:p>
          </table:table-cell>
          <table:table-cell office:value-type="float" office:value="3.18735" calcext:value-type="float">
            <text:p>3.18735</text:p>
          </table:table-cell>
          <table:table-cell office:value-type="float" office:value="4.334877" calcext:value-type="float">
            <text:p>4.334877</text:p>
          </table:table-cell>
          <table:table-cell office:value-type="float" office:value="7.388386" calcext:value-type="float">
            <text:p>7.388386</text:p>
          </table:table-cell>
          <table:table-cell office:value-type="float" office:value="10.41123" calcext:value-type="float">
            <text:p>10.41123</text:p>
          </table:table-cell>
          <table:table-cell office:value-type="float" office:value="11.16087" calcext:value-type="float">
            <text:p>11.16087</text:p>
          </table:table-cell>
          <table:table-cell office:value-type="float" office:value="5.709171" calcext:value-type="float">
            <text:p>5.709171</text:p>
          </table:table-cell>
          <table:table-cell office:value-type="float" office:value="7.347782" calcext:value-type="float">
            <text:p>7.347782</text:p>
          </table:table-cell>
          <table:table-cell office:value-type="float" office:value="-65511" calcext:value-type="float">
            <text:p>-65511</text:p>
          </table:table-cell>
          <table:table-cell office:value-type="float" office:value="0" calcext:value-type="float">
            <text:p>0</text:p>
          </table:table-cell>
          <table:table-cell office:value-type="float" office:value="-0.0001610624" calcext:value-type="float">
            <text:p>-0.00016106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0" calcext:value-type="float">
            <text:p>28052000</text:p>
          </table:table-cell>
          <table:table-cell office:value-type="float" office:value="3.46492" calcext:value-type="float">
            <text:p>3.46492</text:p>
          </table:table-cell>
          <table:table-cell office:value-type="float" office:value="465.4125" calcext:value-type="float">
            <text:p>465.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0352" calcext:value-type="float">
            <text:p>0.03910352</text:p>
          </table:table-cell>
          <table:table-cell office:value-type="float" office:value="12.34504" calcext:value-type="float">
            <text:p>12.3450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48907" calcext:value-type="float">
            <text:p>0.01448907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762217" calcext:value-type="float">
            <text:p>4.762217</text:p>
          </table:table-cell>
          <table:table-cell office:value-type="float" office:value="-0.001021752" calcext:value-type="float">
            <text:p>-0.001021752</text:p>
          </table:table-cell>
          <table:table-cell office:value-type="float" office:value="-0.0006041786" calcext:value-type="float">
            <text:p>-0.000604178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19969" calcext:value-type="float">
            <text:p>5.919969</text:p>
          </table:table-cell>
          <table:table-cell office:value-type="float" office:value="0.1810267" calcext:value-type="float">
            <text:p>0.1810267</text:p>
          </table:table-cell>
          <table:table-cell office:value-type="float" office:value="0.026239" calcext:value-type="float">
            <text:p>0.026239</text:p>
          </table:table-cell>
          <table:table-cell office:value-type="float" office:value="0.02427348" calcext:value-type="float">
            <text:p>0.02427348</text:p>
          </table:table-cell>
          <table:table-cell office:value-type="float" office:value="0.02235734" calcext:value-type="float">
            <text:p>0.02235734</text:p>
          </table:table-cell>
          <table:table-cell office:value-type="float" office:value="0.01795919" calcext:value-type="float">
            <text:p>0.01795919</text:p>
          </table:table-cell>
          <table:table-cell office:value-type="float" office:value="0.01690702" calcext:value-type="float">
            <text:p>0.01690702</text:p>
          </table:table-cell>
          <table:table-cell office:value-type="float" office:value="0.01693564" calcext:value-type="float">
            <text:p>0.01693564</text:p>
          </table:table-cell>
          <table:table-cell office:value-type="float" office:value="0.01438438" calcext:value-type="float">
            <text:p>0.01438438</text:p>
          </table:table-cell>
          <table:table-cell office:value-type="float" office:value="2.944986" calcext:value-type="float">
            <text:p>2.944986</text:p>
          </table:table-cell>
          <table:table-cell office:value-type="float" office:value="3.853076" calcext:value-type="float">
            <text:p>3.853076</text:p>
          </table:table-cell>
          <table:table-cell office:value-type="float" office:value="4.510875" calcext:value-type="float">
            <text:p>4.510875</text:p>
          </table:table-cell>
          <table:table-cell office:value-type="float" office:value="7.4844" calcext:value-type="float">
            <text:p>7.4844</text:p>
          </table:table-cell>
          <table:table-cell office:value-type="float" office:value="10.34065" calcext:value-type="float">
            <text:p>10.34065</text:p>
          </table:table-cell>
          <table:table-cell office:value-type="float" office:value="10.92537" calcext:value-type="float">
            <text:p>10.92537</text:p>
          </table:table-cell>
          <table:table-cell office:value-type="float" office:value="5.66847" calcext:value-type="float">
            <text:p>5.66847</text:p>
          </table:table-cell>
          <table:table-cell office:value-type="float" office:value="7.348659" calcext:value-type="float">
            <text:p>7.348659</text:p>
          </table:table-cell>
          <table:table-cell office:value-type="float" office:value="-66049.62" calcext:value-type="float">
            <text:p>-66049.62</text:p>
          </table:table-cell>
          <table:table-cell office:value-type="float" office:value="0" calcext:value-type="float">
            <text:p>0</text:p>
          </table:table-cell>
          <table:table-cell office:value-type="float" office:value="-0.0001638066" calcext:value-type="float">
            <text:p>-0.0001638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0" calcext:value-type="float">
            <text:p>29052000</text:p>
          </table:table-cell>
          <table:table-cell office:value-type="float" office:value="3.457072" calcext:value-type="float">
            <text:p>3.457072</text:p>
          </table:table-cell>
          <table:table-cell office:value-type="float" office:value="465.3805" calcext:value-type="float">
            <text:p>465.380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05283771" calcext:value-type="float">
            <text:p>-5.283771E-05</text:p>
          </table:table-cell>
          <table:table-cell office:value-type="float" office:value="1.368576" calcext:value-type="float">
            <text:p>1.368576</text:p>
          </table:table-cell>
          <table:table-cell office:value-type="float" office:value="12.34677" calcext:value-type="float">
            <text:p>12.34677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55798" calcext:value-type="float">
            <text:p>0.01455798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795282" calcext:value-type="float">
            <text:p>4.795282</text:p>
          </table:table-cell>
          <table:table-cell office:value-type="float" office:value="-0.001031952" calcext:value-type="float">
            <text:p>-0.001031952</text:p>
          </table:table-cell>
          <table:table-cell office:value-type="float" office:value="-0.0006718644" calcext:value-type="float">
            <text:p>-0.0006718644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11605" calcext:value-type="float">
            <text:p>5.911605</text:p>
          </table:table-cell>
          <table:table-cell office:value-type="float" office:value="0.4154488" calcext:value-type="float">
            <text:p>0.4154488</text:p>
          </table:table-cell>
          <table:table-cell office:value-type="float" office:value="0.0726032" calcext:value-type="float">
            <text:p>0.0726032</text:p>
          </table:table-cell>
          <table:table-cell office:value-type="float" office:value="20.92532" calcext:value-type="float">
            <text:p>20.92532</text:p>
          </table:table-cell>
          <table:table-cell office:value-type="float" office:value="0.02202542" calcext:value-type="float">
            <text:p>0.02202542</text:p>
          </table:table-cell>
          <table:table-cell office:value-type="float" office:value="0.01786583" calcext:value-type="float">
            <text:p>0.01786583</text:p>
          </table:table-cell>
          <table:table-cell office:value-type="float" office:value="0.01677847" calcext:value-type="float">
            <text:p>0.01677847</text:p>
          </table:table-cell>
          <table:table-cell office:value-type="float" office:value="0.01688514" calcext:value-type="float">
            <text:p>0.01688514</text:p>
          </table:table-cell>
          <table:table-cell office:value-type="float" office:value="0.01441549" calcext:value-type="float">
            <text:p>0.01441549</text:p>
          </table:table-cell>
          <table:table-cell office:value-type="float" office:value="2.184008" calcext:value-type="float">
            <text:p>2.184008</text:p>
          </table:table-cell>
          <table:table-cell office:value-type="float" office:value="4.6055" calcext:value-type="float">
            <text:p>4.6055</text:p>
          </table:table-cell>
          <table:table-cell office:value-type="float" office:value="4.719239" calcext:value-type="float">
            <text:p>4.719239</text:p>
          </table:table-cell>
          <table:table-cell office:value-type="float" office:value="7.591465" calcext:value-type="float">
            <text:p>7.591465</text:p>
          </table:table-cell>
          <table:table-cell office:value-type="float" office:value="10.32273" calcext:value-type="float">
            <text:p>10.32273</text:p>
          </table:table-cell>
          <table:table-cell office:value-type="float" office:value="10.76301" calcext:value-type="float">
            <text:p>10.76301</text:p>
          </table:table-cell>
          <table:table-cell office:value-type="float" office:value="5.665098" calcext:value-type="float">
            <text:p>5.665098</text:p>
          </table:table-cell>
          <table:table-cell office:value-type="float" office:value="7.334864" calcext:value-type="float">
            <text:p>7.334864</text:p>
          </table:table-cell>
          <table:table-cell office:value-type="float" office:value="-66716.81" calcext:value-type="float">
            <text:p>-66716.81</text:p>
          </table:table-cell>
          <table:table-cell office:value-type="float" office:value="0" calcext:value-type="float">
            <text:p>0</text:p>
          </table:table-cell>
          <table:table-cell office:value-type="float" office:value="-0.0001673387" calcext:value-type="float">
            <text:p>-0.00016733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0" calcext:value-type="float">
            <text:p>30052000</text:p>
          </table:table-cell>
          <table:table-cell office:value-type="float" office:value="3.448082" calcext:value-type="float">
            <text:p>3.448082</text:p>
          </table:table-cell>
          <table:table-cell office:value-type="float" office:value="465.3435" calcext:value-type="float">
            <text:p>465.3435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1436061" calcext:value-type="float">
            <text:p>-0.0001436061</text:p>
          </table:table-cell>
          <table:table-cell office:value-type="float" office:value="1.388481" calcext:value-type="float">
            <text:p>1.388481</text:p>
          </table:table-cell>
          <table:table-cell office:value-type="float" office:value="12.35557" calcext:value-type="float">
            <text:p>12.35557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61795" calcext:value-type="float">
            <text:p>0.01461795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829812" calcext:value-type="float">
            <text:p>4.829812</text:p>
          </table:table-cell>
          <table:table-cell office:value-type="float" office:value="-0.001041597" calcext:value-type="float">
            <text:p>-0.001041597</text:p>
          </table:table-cell>
          <table:table-cell office:value-type="float" office:value="-0.0007936446" calcext:value-type="float">
            <text:p>-0.0007936446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05179" calcext:value-type="float">
            <text:p>5.905179</text:p>
          </table:table-cell>
          <table:table-cell office:value-type="float" office:value="0.6006525" calcext:value-type="float">
            <text:p>0.6006525</text:p>
          </table:table-cell>
          <table:table-cell office:value-type="float" office:value="0.1996315" calcext:value-type="float">
            <text:p>0.1996315</text:p>
          </table:table-cell>
          <table:table-cell office:value-type="float" office:value="21.17288" calcext:value-type="float">
            <text:p>21.17288</text:p>
          </table:table-cell>
          <table:table-cell office:value-type="float" office:value="0.02178596" calcext:value-type="float">
            <text:p>0.02178596</text:p>
          </table:table-cell>
          <table:table-cell office:value-type="float" office:value="0.01777651" calcext:value-type="float">
            <text:p>0.01777651</text:p>
          </table:table-cell>
          <table:table-cell office:value-type="float" office:value="0.01663711" calcext:value-type="float">
            <text:p>0.01663711</text:p>
          </table:table-cell>
          <table:table-cell office:value-type="float" office:value="0.01672111" calcext:value-type="float">
            <text:p>0.01672111</text:p>
          </table:table-cell>
          <table:table-cell office:value-type="float" office:value="0.0144003" calcext:value-type="float">
            <text:p>0.0144003</text:p>
          </table:table-cell>
          <table:table-cell office:value-type="float" office:value="1.734604" calcext:value-type="float">
            <text:p>1.734604</text:p>
          </table:table-cell>
          <table:table-cell office:value-type="float" office:value="5.180709" calcext:value-type="float">
            <text:p>5.180709</text:p>
          </table:table-cell>
          <table:table-cell office:value-type="float" office:value="4.981994" calcext:value-type="float">
            <text:p>4.981994</text:p>
          </table:table-cell>
          <table:table-cell office:value-type="float" office:value="7.718623" calcext:value-type="float">
            <text:p>7.718623</text:p>
          </table:table-cell>
          <table:table-cell office:value-type="float" office:value="10.33404" calcext:value-type="float">
            <text:p>10.33404</text:p>
          </table:table-cell>
          <table:table-cell office:value-type="float" office:value="10.64909" calcext:value-type="float">
            <text:p>10.64909</text:p>
          </table:table-cell>
          <table:table-cell office:value-type="float" office:value="5.691051" calcext:value-type="float">
            <text:p>5.691051</text:p>
          </table:table-cell>
          <table:table-cell office:value-type="float" office:value="7.31172" calcext:value-type="float">
            <text:p>7.31172</text:p>
          </table:table-cell>
          <table:table-cell office:value-type="float" office:value="-67343.22" calcext:value-type="float">
            <text:p>-67343.22</text:p>
          </table:table-cell>
          <table:table-cell office:value-type="float" office:value="0" calcext:value-type="float">
            <text:p>0</text:p>
          </table:table-cell>
          <table:table-cell office:value-type="float" office:value="-0.0001711253" calcext:value-type="float">
            <text:p>-0.00017112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0" calcext:value-type="float">
            <text:p>31052000</text:p>
          </table:table-cell>
          <table:table-cell office:value-type="float" office:value="3.440326" calcext:value-type="float">
            <text:p>3.440326</text:p>
          </table:table-cell>
          <table:table-cell office:value-type="float" office:value="465.3086" calcext:value-type="float">
            <text:p>465.3086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3165672" calcext:value-type="float">
            <text:p>-0.0003165672</text:p>
          </table:table-cell>
          <table:table-cell office:value-type="float" office:value="1.384494" calcext:value-type="float">
            <text:p>1.384494</text:p>
          </table:table-cell>
          <table:table-cell office:value-type="float" office:value="12.3707" calcext:value-type="float">
            <text:p>12.3707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66853" calcext:value-type="float">
            <text:p>0.01466853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856962" calcext:value-type="float">
            <text:p>4.856962</text:p>
          </table:table-cell>
          <table:table-cell office:value-type="float" office:value="-0.001051396" calcext:value-type="float">
            <text:p>-0.001051396</text:p>
          </table:table-cell>
          <table:table-cell office:value-type="float" office:value="-0.0008960298" calcext:value-type="float">
            <text:p>-0.0008960298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03141" calcext:value-type="float">
            <text:p>5.903141</text:p>
          </table:table-cell>
          <table:table-cell office:value-type="float" office:value="0.6489971" calcext:value-type="float">
            <text:p>0.6489971</text:p>
          </table:table-cell>
          <table:table-cell office:value-type="float" office:value="0.326588" calcext:value-type="float">
            <text:p>0.326588</text:p>
          </table:table-cell>
          <table:table-cell office:value-type="float" office:value="21.06412" calcext:value-type="float">
            <text:p>21.06412</text:p>
          </table:table-cell>
          <table:table-cell office:value-type="float" office:value="0.0217225" calcext:value-type="float">
            <text:p>0.0217225</text:p>
          </table:table-cell>
          <table:table-cell office:value-type="float" office:value="0.01772661" calcext:value-type="float">
            <text:p>0.01772661</text:p>
          </table:table-cell>
          <table:table-cell office:value-type="float" office:value="0.01660421" calcext:value-type="float">
            <text:p>0.01660421</text:p>
          </table:table-cell>
          <table:table-cell office:value-type="float" office:value="0.01659247" calcext:value-type="float">
            <text:p>0.01659247</text:p>
          </table:table-cell>
          <table:table-cell office:value-type="float" office:value="0.01435939" calcext:value-type="float">
            <text:p>0.01435939</text:p>
          </table:table-cell>
          <table:table-cell office:value-type="float" office:value="1.618094" calcext:value-type="float">
            <text:p>1.618094</text:p>
          </table:table-cell>
          <table:table-cell office:value-type="float" office:value="5.511067" calcext:value-type="float">
            <text:p>5.511067</text:p>
          </table:table-cell>
          <table:table-cell office:value-type="float" office:value="5.241148" calcext:value-type="float">
            <text:p>5.241148</text:p>
          </table:table-cell>
          <table:table-cell office:value-type="float" office:value="7.852752" calcext:value-type="float">
            <text:p>7.852752</text:p>
          </table:table-cell>
          <table:table-cell office:value-type="float" office:value="10.37218" calcext:value-type="float">
            <text:p>10.37218</text:p>
          </table:table-cell>
          <table:table-cell office:value-type="float" office:value="10.58596" calcext:value-type="float">
            <text:p>10.58596</text:p>
          </table:table-cell>
          <table:table-cell office:value-type="float" office:value="5.732666" calcext:value-type="float">
            <text:p>5.732666</text:p>
          </table:table-cell>
          <table:table-cell office:value-type="float" office:value="7.289036" calcext:value-type="float">
            <text:p>7.289036</text:p>
          </table:table-cell>
          <table:table-cell office:value-type="float" office:value="-68118.33" calcext:value-type="float">
            <text:p>-68118.33</text:p>
          </table:table-cell>
          <table:table-cell office:value-type="float" office:value="0" calcext:value-type="float">
            <text:p>0</text:p>
          </table:table-cell>
          <table:table-cell office:value-type="float" office:value="-0.0001744614" calcext:value-type="float">
            <text:p>-0.00017446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3.43241" calcext:value-type="float">
            <text:p>3.43241</text:p>
          </table:table-cell>
          <table:table-cell office:value-type="float" office:value="465.273" calcext:value-type="float">
            <text:p>465.273</text:p>
          </table:table-cell>
          <table:table-cell office:value-type="float" office:value="1.35" calcext:value-type="float">
            <text:p>1.35</text:p>
          </table:table-cell>
          <table:table-cell office:value-type="float" office:value="-0.0007757378" calcext:value-type="float">
            <text:p>-0.0007757378</text:p>
          </table:table-cell>
          <table:table-cell office:value-type="float" office:value="1.379404" calcext:value-type="float">
            <text:p>1.379404</text:p>
          </table:table-cell>
          <table:table-cell office:value-type="float" office:value="12.3923" calcext:value-type="float">
            <text:p>12.3923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71364" calcext:value-type="float">
            <text:p>0.01471364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879351" calcext:value-type="float">
            <text:p>4.879351</text:p>
          </table:table-cell>
          <table:table-cell office:value-type="float" office:value="-0.001068451" calcext:value-type="float">
            <text:p>-0.001068451</text:p>
          </table:table-cell>
          <table:table-cell office:value-type="float" office:value="-0.0009966508" calcext:value-type="float">
            <text:p>-0.0009966508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01226" calcext:value-type="float">
            <text:p>5.901226</text:p>
          </table:table-cell>
          <table:table-cell office:value-type="float" office:value="0.6935372" calcext:value-type="float">
            <text:p>0.6935372</text:p>
          </table:table-cell>
          <table:table-cell office:value-type="float" office:value="0.4895343" calcext:value-type="float">
            <text:p>0.4895343</text:p>
          </table:table-cell>
          <table:table-cell office:value-type="float" office:value="20.92661" calcext:value-type="float">
            <text:p>20.92661</text:p>
          </table:table-cell>
          <table:table-cell office:value-type="float" office:value="0.02170728" calcext:value-type="float">
            <text:p>0.02170728</text:p>
          </table:table-cell>
          <table:table-cell office:value-type="float" office:value="0.01771375" calcext:value-type="float">
            <text:p>0.01771375</text:p>
          </table:table-cell>
          <table:table-cell office:value-type="float" office:value="0.0166004" calcext:value-type="float">
            <text:p>0.0166004</text:p>
          </table:table-cell>
          <table:table-cell office:value-type="float" office:value="0.01651539" calcext:value-type="float">
            <text:p>0.01651539</text:p>
          </table:table-cell>
          <table:table-cell office:value-type="float" office:value="0.01432924" calcext:value-type="float">
            <text:p>0.01432924</text:p>
          </table:table-cell>
          <table:table-cell office:value-type="float" office:value="1.576517" calcext:value-type="float">
            <text:p>1.576517</text:p>
          </table:table-cell>
          <table:table-cell office:value-type="float" office:value="5.831565" calcext:value-type="float">
            <text:p>5.831565</text:p>
          </table:table-cell>
          <table:table-cell office:value-type="float" office:value="5.516441" calcext:value-type="float">
            <text:p>5.516441</text:p>
          </table:table-cell>
          <table:table-cell office:value-type="float" office:value="7.998727" calcext:value-type="float">
            <text:p>7.998727</text:p>
          </table:table-cell>
          <table:table-cell office:value-type="float" office:value="10.42593" calcext:value-type="float">
            <text:p>10.42593</text:p>
          </table:table-cell>
          <table:table-cell office:value-type="float" office:value="10.54912" calcext:value-type="float">
            <text:p>10.54912</text:p>
          </table:table-cell>
          <table:table-cell office:value-type="float" office:value="5.782213" calcext:value-type="float">
            <text:p>5.782213</text:p>
          </table:table-cell>
          <table:table-cell office:value-type="float" office:value="7.268405" calcext:value-type="float">
            <text:p>7.268405</text:p>
          </table:table-cell>
          <table:table-cell office:value-type="float" office:value="-68925.68" calcext:value-type="float">
            <text:p>-68925.68</text:p>
          </table:table-cell>
          <table:table-cell office:value-type="float" office:value="0" calcext:value-type="float">
            <text:p>0</text:p>
          </table:table-cell>
          <table:table-cell office:value-type="float" office:value="-0.0001783287" calcext:value-type="float">
            <text:p>-0.00017832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0" calcext:value-type="float">
            <text:p>2062000</text:p>
          </table:table-cell>
          <table:table-cell office:value-type="float" office:value="3.425051" calcext:value-type="float">
            <text:p>3.425051</text:p>
          </table:table-cell>
          <table:table-cell office:value-type="float" office:value="465.2397" calcext:value-type="float">
            <text:p>465.2397</text:p>
          </table:table-cell>
          <table:table-cell office:value-type="float" office:value="1.35" calcext:value-type="float">
            <text:p>1.35</text:p>
          </table:table-cell>
          <table:table-cell office:value-type="float" office:value="-0.00214471" calcext:value-type="float">
            <text:p>-0.00214471</text:p>
          </table:table-cell>
          <table:table-cell office:value-type="float" office:value="1.371619" calcext:value-type="float">
            <text:p>1.371619</text:p>
          </table:table-cell>
          <table:table-cell office:value-type="float" office:value="12.41685" calcext:value-type="float">
            <text:p>12.41685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75636" calcext:value-type="float">
            <text:p>0.01475636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898806" calcext:value-type="float">
            <text:p>4.898806</text:p>
          </table:table-cell>
          <table:table-cell office:value-type="float" office:value="-0.001551387" calcext:value-type="float">
            <text:p>-0.001551387</text:p>
          </table:table-cell>
          <table:table-cell office:value-type="float" office:value="-0.001085643" calcext:value-type="float">
            <text:p>-0.001085643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90078" calcext:value-type="float">
            <text:p>5.90078</text:p>
          </table:table-cell>
          <table:table-cell office:value-type="float" office:value="0.6318294" calcext:value-type="float">
            <text:p>0.6318294</text:p>
          </table:table-cell>
          <table:table-cell office:value-type="float" office:value="1.406276" calcext:value-type="float">
            <text:p>1.406276</text:p>
          </table:table-cell>
          <table:table-cell office:value-type="float" office:value="20.5413" calcext:value-type="float">
            <text:p>20.5413</text:p>
          </table:table-cell>
          <table:table-cell office:value-type="float" office:value="0.02171943" calcext:value-type="float">
            <text:p>0.02171943</text:p>
          </table:table-cell>
          <table:table-cell office:value-type="float" office:value="0.01774166" calcext:value-type="float">
            <text:p>0.01774166</text:p>
          </table:table-cell>
          <table:table-cell office:value-type="float" office:value="0.01663261" calcext:value-type="float">
            <text:p>0.01663261</text:p>
          </table:table-cell>
          <table:table-cell office:value-type="float" office:value="0.01651098" calcext:value-type="float">
            <text:p>0.01651098</text:p>
          </table:table-cell>
          <table:table-cell office:value-type="float" office:value="0.01431158" calcext:value-type="float">
            <text:p>0.01431158</text:p>
          </table:table-cell>
          <table:table-cell office:value-type="float" office:value="2.73742" calcext:value-type="float">
            <text:p>2.73742</text:p>
          </table:table-cell>
          <table:table-cell office:value-type="float" office:value="6.007876" calcext:value-type="float">
            <text:p>6.007876</text:p>
          </table:table-cell>
          <table:table-cell office:value-type="float" office:value="5.719402" calcext:value-type="float">
            <text:p>5.719402</text:p>
          </table:table-cell>
          <table:table-cell office:value-type="float" office:value="8.070584" calcext:value-type="float">
            <text:p>8.070584</text:p>
          </table:table-cell>
          <table:table-cell office:value-type="float" office:value="10.45494" calcext:value-type="float">
            <text:p>10.45494</text:p>
          </table:table-cell>
          <table:table-cell office:value-type="float" office:value="10.52116" calcext:value-type="float">
            <text:p>10.52116</text:p>
          </table:table-cell>
          <table:table-cell office:value-type="float" office:value="5.833005" calcext:value-type="float">
            <text:p>5.833005</text:p>
          </table:table-cell>
          <table:table-cell office:value-type="float" office:value="7.250119" calcext:value-type="float">
            <text:p>7.250119</text:p>
          </table:table-cell>
          <table:table-cell office:value-type="float" office:value="-69668.98" calcext:value-type="float">
            <text:p>-69668.98</text:p>
          </table:table-cell>
          <table:table-cell office:value-type="float" office:value="0" calcext:value-type="float">
            <text:p>0</text:p>
          </table:table-cell>
          <table:table-cell office:value-type="float" office:value="-0.0002407261" calcext:value-type="float">
            <text:p>-0.00024072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3.416281" calcext:value-type="float">
            <text:p>3.416281</text:p>
          </table:table-cell>
          <table:table-cell office:value-type="float" office:value="465.2019" calcext:value-type="float">
            <text:p>465.2019</text:p>
          </table:table-cell>
          <table:table-cell office:value-type="float" office:value="1.35" calcext:value-type="float">
            <text:p>1.35</text:p>
          </table:table-cell>
          <table:table-cell office:value-type="float" office:value="-0.007251016" calcext:value-type="float">
            <text:p>-0.007251016</text:p>
          </table:table-cell>
          <table:table-cell office:value-type="float" office:value="1.364721" calcext:value-type="float">
            <text:p>1.364721</text:p>
          </table:table-cell>
          <table:table-cell office:value-type="float" office:value="12.44434" calcext:value-type="float">
            <text:p>12.4443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79748" calcext:value-type="float">
            <text:p>0.01479748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915622" calcext:value-type="float">
            <text:p>4.915622</text:p>
          </table:table-cell>
          <table:table-cell office:value-type="float" office:value="-0.001571082" calcext:value-type="float">
            <text:p>-0.001571082</text:p>
          </table:table-cell>
          <table:table-cell office:value-type="float" office:value="-0.001195807" calcext:value-type="float">
            <text:p>-0.00119580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896906" calcext:value-type="float">
            <text:p>5.896906</text:p>
          </table:table-cell>
          <table:table-cell office:value-type="float" office:value="0.729673" calcext:value-type="float">
            <text:p>0.729673</text:p>
          </table:table-cell>
          <table:table-cell office:value-type="float" office:value="1.583065" calcext:value-type="float">
            <text:p>1.583065</text:p>
          </table:table-cell>
          <table:table-cell office:value-type="float" office:value="20.3601" calcext:value-type="float">
            <text:p>20.3601</text:p>
          </table:table-cell>
          <table:table-cell office:value-type="float" office:value="0.02160902" calcext:value-type="float">
            <text:p>0.02160902</text:p>
          </table:table-cell>
          <table:table-cell office:value-type="float" office:value="0.01773509" calcext:value-type="float">
            <text:p>0.01773509</text:p>
          </table:table-cell>
          <table:table-cell office:value-type="float" office:value="0.01663125" calcext:value-type="float">
            <text:p>0.01663125</text:p>
          </table:table-cell>
          <table:table-cell office:value-type="float" office:value="0.01647989" calcext:value-type="float">
            <text:p>0.01647989</text:p>
          </table:table-cell>
          <table:table-cell office:value-type="float" office:value="0.01430575" calcext:value-type="float">
            <text:p>0.01430575</text:p>
          </table:table-cell>
          <table:table-cell office:value-type="float" office:value="2.190929" calcext:value-type="float">
            <text:p>2.190929</text:p>
          </table:table-cell>
          <table:table-cell office:value-type="float" office:value="6.724148" calcext:value-type="float">
            <text:p>6.724148</text:p>
          </table:table-cell>
          <table:table-cell office:value-type="float" office:value="6.066364" calcext:value-type="float">
            <text:p>6.066364</text:p>
          </table:table-cell>
          <table:table-cell office:value-type="float" office:value="8.200017" calcext:value-type="float">
            <text:p>8.200017</text:p>
          </table:table-cell>
          <table:table-cell office:value-type="float" office:value="10.4982" calcext:value-type="float">
            <text:p>10.4982</text:p>
          </table:table-cell>
          <table:table-cell office:value-type="float" office:value="10.49448" calcext:value-type="float">
            <text:p>10.49448</text:p>
          </table:table-cell>
          <table:table-cell office:value-type="float" office:value="5.885178" calcext:value-type="float">
            <text:p>5.885178</text:p>
          </table:table-cell>
          <table:table-cell office:value-type="float" office:value="7.233273" calcext:value-type="float">
            <text:p>7.233273</text:p>
          </table:table-cell>
          <table:table-cell office:value-type="float" office:value="-70240.56" calcext:value-type="float">
            <text:p>-70240.56</text:p>
          </table:table-cell>
          <table:table-cell office:value-type="float" office:value="0" calcext:value-type="float">
            <text:p>0</text:p>
          </table:table-cell>
          <table:table-cell office:value-type="float" office:value="-0.0002444227" calcext:value-type="float">
            <text:p>-0.00024442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3.409641" calcext:value-type="float">
            <text:p>3.409641</text:p>
          </table:table-cell>
          <table:table-cell office:value-type="float" office:value="465.1701" calcext:value-type="float">
            <text:p>465.1701</text:p>
          </table:table-cell>
          <table:table-cell office:value-type="float" office:value="1.35" calcext:value-type="float">
            <text:p>1.35</text:p>
          </table:table-cell>
          <table:table-cell office:value-type="float" office:value="-0.01755559" calcext:value-type="float">
            <text:p>-0.01755559</text:p>
          </table:table-cell>
          <table:table-cell office:value-type="float" office:value="1.34813" calcext:value-type="float">
            <text:p>1.34813</text:p>
          </table:table-cell>
          <table:table-cell office:value-type="float" office:value="12.47371" calcext:value-type="float">
            <text:p>12.47371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83805" calcext:value-type="float">
            <text:p>0.01483805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931489" calcext:value-type="float">
            <text:p>4.931489</text:p>
          </table:table-cell>
          <table:table-cell office:value-type="float" office:value="-0.001585011" calcext:value-type="float">
            <text:p>-0.001585011</text:p>
          </table:table-cell>
          <table:table-cell office:value-type="float" office:value="-0.001277635" calcext:value-type="float">
            <text:p>-0.001277635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897576" calcext:value-type="float">
            <text:p>5.897576</text:p>
          </table:table-cell>
          <table:table-cell office:value-type="float" office:value="0.6103151" calcext:value-type="float">
            <text:p>0.6103151</text:p>
          </table:table-cell>
          <table:table-cell office:value-type="float" office:value="1.866791" calcext:value-type="float">
            <text:p>1.866791</text:p>
          </table:table-cell>
          <table:table-cell office:value-type="float" office:value="20.01864" calcext:value-type="float">
            <text:p>20.01864</text:p>
          </table:table-cell>
          <table:table-cell office:value-type="float" office:value="0.04022437" calcext:value-type="float">
            <text:p>0.04022437</text:p>
          </table:table-cell>
          <table:table-cell office:value-type="float" office:value="0.01775896" calcext:value-type="float">
            <text:p>0.01775896</text:p>
          </table:table-cell>
          <table:table-cell office:value-type="float" office:value="0.01663051" calcext:value-type="float">
            <text:p>0.01663051</text:p>
          </table:table-cell>
          <table:table-cell office:value-type="float" office:value="0.01648271" calcext:value-type="float">
            <text:p>0.01648271</text:p>
          </table:table-cell>
          <table:table-cell office:value-type="float" office:value="0.01428815" calcext:value-type="float">
            <text:p>0.01428815</text:p>
          </table:table-cell>
          <table:table-cell office:value-type="float" office:value="3.459447" calcext:value-type="float">
            <text:p>3.459447</text:p>
          </table:table-cell>
          <table:table-cell office:value-type="float" office:value="5.758518" calcext:value-type="float">
            <text:p>5.758518</text:p>
          </table:table-cell>
          <table:table-cell office:value-type="float" office:value="6.404937" calcext:value-type="float">
            <text:p>6.404937</text:p>
          </table:table-cell>
          <table:table-cell office:value-type="float" office:value="8.429571" calcext:value-type="float">
            <text:p>8.429571</text:p>
          </table:table-cell>
          <table:table-cell office:value-type="float" office:value="10.59148" calcext:value-type="float">
            <text:p>10.59148</text:p>
          </table:table-cell>
          <table:table-cell office:value-type="float" office:value="10.49123" calcext:value-type="float">
            <text:p>10.49123</text:p>
          </table:table-cell>
          <table:table-cell office:value-type="float" office:value="5.935856" calcext:value-type="float">
            <text:p>5.935856</text:p>
          </table:table-cell>
          <table:table-cell office:value-type="float" office:value="7.218177" calcext:value-type="float">
            <text:p>7.218177</text:p>
          </table:table-cell>
          <table:table-cell office:value-type="float" office:value="-70844.33" calcext:value-type="float">
            <text:p>-70844.33</text:p>
          </table:table-cell>
          <table:table-cell office:value-type="float" office:value="0" calcext:value-type="float">
            <text:p>0</text:p>
          </table:table-cell>
          <table:table-cell office:value-type="float" office:value="-0.0002474309" calcext:value-type="float">
            <text:p>-0.00024743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0" calcext:value-type="float">
            <text:p>5062000</text:p>
          </table:table-cell>
          <table:table-cell office:value-type="float" office:value="3.403661" calcext:value-type="float">
            <text:p>3.403661</text:p>
          </table:table-cell>
          <table:table-cell office:value-type="float" office:value="465.1419" calcext:value-type="float">
            <text:p>465.1419</text:p>
          </table:table-cell>
          <table:table-cell office:value-type="float" office:value="1.35" calcext:value-type="float">
            <text:p>1.35</text:p>
          </table:table-cell>
          <table:table-cell office:value-type="float" office:value="-0.02987757" calcext:value-type="float">
            <text:p>-0.02987757</text:p>
          </table:table-cell>
          <table:table-cell office:value-type="float" office:value="1.33784" calcext:value-type="float">
            <text:p>1.33784</text:p>
          </table:table-cell>
          <table:table-cell office:value-type="float" office:value="12.48564" calcext:value-type="float">
            <text:p>12.4856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87896" calcext:value-type="float">
            <text:p>0.01487896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948057" calcext:value-type="float">
            <text:p>4.948057</text:p>
          </table:table-cell>
          <table:table-cell office:value-type="float" office:value="-0.001601295" calcext:value-type="float">
            <text:p>-0.001601295</text:p>
          </table:table-cell>
          <table:table-cell office:value-type="float" office:value="-0.001377729" calcext:value-type="float">
            <text:p>-0.001377729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895857" calcext:value-type="float">
            <text:p>5.895857</text:p>
          </table:table-cell>
          <table:table-cell office:value-type="float" office:value="0.6976169" calcext:value-type="float">
            <text:p>0.6976169</text:p>
          </table:table-cell>
          <table:table-cell office:value-type="float" office:value="2.602735" calcext:value-type="float">
            <text:p>2.602735</text:p>
          </table:table-cell>
          <table:table-cell office:value-type="float" office:value="19.63191" calcext:value-type="float">
            <text:p>19.63191</text:p>
          </table:table-cell>
          <table:table-cell office:value-type="float" office:value="0.02594608" calcext:value-type="float">
            <text:p>0.02594608</text:p>
          </table:table-cell>
          <table:table-cell office:value-type="float" office:value="0.01780922" calcext:value-type="float">
            <text:p>0.01780922</text:p>
          </table:table-cell>
          <table:table-cell office:value-type="float" office:value="0.01671276" calcext:value-type="float">
            <text:p>0.01671276</text:p>
          </table:table-cell>
          <table:table-cell office:value-type="float" office:value="0.01663086" calcext:value-type="float">
            <text:p>0.01663086</text:p>
          </table:table-cell>
          <table:table-cell office:value-type="float" office:value="0.01432418" calcext:value-type="float">
            <text:p>0.01432418</text:p>
          </table:table-cell>
          <table:table-cell office:value-type="float" office:value="3.783323" calcext:value-type="float">
            <text:p>3.783323</text:p>
          </table:table-cell>
          <table:table-cell office:value-type="float" office:value="6.442925" calcext:value-type="float">
            <text:p>6.442925</text:p>
          </table:table-cell>
          <table:table-cell office:value-type="float" office:value="6.418452" calcext:value-type="float">
            <text:p>6.418452</text:p>
          </table:table-cell>
          <table:table-cell office:value-type="float" office:value="8.429987" calcext:value-type="float">
            <text:p>8.429987</text:p>
          </table:table-cell>
          <table:table-cell office:value-type="float" office:value="10.63592" calcext:value-type="float">
            <text:p>10.63592</text:p>
          </table:table-cell>
          <table:table-cell office:value-type="float" office:value="10.50393" calcext:value-type="float">
            <text:p>10.50393</text:p>
          </table:table-cell>
          <table:table-cell office:value-type="float" office:value="5.987015" calcext:value-type="float">
            <text:p>5.987015</text:p>
          </table:table-cell>
          <table:table-cell office:value-type="float" office:value="7.203938" calcext:value-type="float">
            <text:p>7.203938</text:p>
          </table:table-cell>
          <table:table-cell office:value-type="float" office:value="-71517.5" calcext:value-type="float">
            <text:p>-71517.5</text:p>
          </table:table-cell>
          <table:table-cell office:value-type="float" office:value="0" calcext:value-type="float">
            <text:p>0</text:p>
          </table:table-cell>
          <table:table-cell office:value-type="float" office:value="-0.0002501898" calcext:value-type="float">
            <text:p>-0.00025018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0" calcext:value-type="float">
            <text:p>6062000</text:p>
          </table:table-cell>
          <table:table-cell office:value-type="float" office:value="3.397997" calcext:value-type="float">
            <text:p>3.397997</text:p>
          </table:table-cell>
          <table:table-cell office:value-type="float" office:value="465.1141" calcext:value-type="float">
            <text:p>465.1141</text:p>
          </table:table-cell>
          <table:table-cell office:value-type="float" office:value="1.35" calcext:value-type="float">
            <text:p>1.35</text:p>
          </table:table-cell>
          <table:table-cell office:value-type="float" office:value="-0.04371225" calcext:value-type="float">
            <text:p>-0.04371225</text:p>
          </table:table-cell>
          <table:table-cell office:value-type="float" office:value="1.325063" calcext:value-type="float">
            <text:p>1.325063</text:p>
          </table:table-cell>
          <table:table-cell office:value-type="float" office:value="12.50069" calcext:value-type="float">
            <text:p>12.50069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91989" calcext:value-type="float">
            <text:p>0.01491989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964456" calcext:value-type="float">
            <text:p>4.964456</text:p>
          </table:table-cell>
          <table:table-cell office:value-type="float" office:value="-0.001736165" calcext:value-type="float">
            <text:p>-0.001736165</text:p>
          </table:table-cell>
          <table:table-cell office:value-type="float" office:value="-0.001483537" calcext:value-type="float">
            <text:p>-0.00148353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896224" calcext:value-type="float">
            <text:p>5.896224</text:p>
          </table:table-cell>
          <table:table-cell office:value-type="float" office:value="0.9502728" calcext:value-type="float">
            <text:p>0.9502728</text:p>
          </table:table-cell>
          <table:table-cell office:value-type="float" office:value="3.398621" calcext:value-type="float">
            <text:p>3.398621</text:p>
          </table:table-cell>
          <table:table-cell office:value-type="float" office:value="19.14056" calcext:value-type="float">
            <text:p>19.14056</text:p>
          </table:table-cell>
          <table:table-cell office:value-type="float" office:value="0.0261059" calcext:value-type="float">
            <text:p>0.0261059</text:p>
          </table:table-cell>
          <table:table-cell office:value-type="float" office:value="0.01783789" calcext:value-type="float">
            <text:p>0.01783789</text:p>
          </table:table-cell>
          <table:table-cell office:value-type="float" office:value="0.01674036" calcext:value-type="float">
            <text:p>0.01674036</text:p>
          </table:table-cell>
          <table:table-cell office:value-type="float" office:value="0.01673038" calcext:value-type="float">
            <text:p>0.01673038</text:p>
          </table:table-cell>
          <table:table-cell office:value-type="float" office:value="0.01436583" calcext:value-type="float">
            <text:p>0.01436583</text:p>
          </table:table-cell>
          <table:table-cell office:value-type="float" office:value="5.391131" calcext:value-type="float">
            <text:p>5.391131</text:p>
          </table:table-cell>
          <table:table-cell office:value-type="float" office:value="6.073283" calcext:value-type="float">
            <text:p>6.073283</text:p>
          </table:table-cell>
          <table:table-cell office:value-type="float" office:value="6.496971" calcext:value-type="float">
            <text:p>6.496971</text:p>
          </table:table-cell>
          <table:table-cell office:value-type="float" office:value="8.498261" calcext:value-type="float">
            <text:p>8.498261</text:p>
          </table:table-cell>
          <table:table-cell office:value-type="float" office:value="10.67094" calcext:value-type="float">
            <text:p>10.67094</text:p>
          </table:table-cell>
          <table:table-cell office:value-type="float" office:value="10.49803" calcext:value-type="float">
            <text:p>10.49803</text:p>
          </table:table-cell>
          <table:table-cell office:value-type="float" office:value="6.035332" calcext:value-type="float">
            <text:p>6.035332</text:p>
          </table:table-cell>
          <table:table-cell office:value-type="float" office:value="7.190355" calcext:value-type="float">
            <text:p>7.190355</text:p>
          </table:table-cell>
          <table:table-cell office:value-type="float" office:value="-72065.37" calcext:value-type="float">
            <text:p>-72065.37</text:p>
          </table:table-cell>
          <table:table-cell office:value-type="float" office:value="0" calcext:value-type="float">
            <text:p>0</text:p>
          </table:table-cell>
          <table:table-cell office:value-type="float" office:value="-0.000271936" calcext:value-type="float">
            <text:p>-0.0002719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3.391138" calcext:value-type="float">
            <text:p>3.391138</text:p>
          </table:table-cell>
          <table:table-cell office:value-type="float" office:value="465.0831" calcext:value-type="float">
            <text:p>465.0831</text:p>
          </table:table-cell>
          <table:table-cell office:value-type="float" office:value="1.35" calcext:value-type="float">
            <text:p>1.35</text:p>
          </table:table-cell>
          <table:table-cell office:value-type="float" office:value="-0.05929701" calcext:value-type="float">
            <text:p>-0.05929701</text:p>
          </table:table-cell>
          <table:table-cell office:value-type="float" office:value="1.314973" calcext:value-type="float">
            <text:p>1.314973</text:p>
          </table:table-cell>
          <table:table-cell office:value-type="float" office:value="12.51313" calcext:value-type="float">
            <text:p>12.51313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96027" calcext:value-type="float">
            <text:p>0.01496027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980041" calcext:value-type="float">
            <text:p>4.980041</text:p>
          </table:table-cell>
          <table:table-cell office:value-type="float" office:value="-0.001972102" calcext:value-type="float">
            <text:p>-0.001972102</text:p>
          </table:table-cell>
          <table:table-cell office:value-type="float" office:value="-0.001623467" calcext:value-type="float">
            <text:p>-0.001623467</text:p>
          </table:table-cell>
          <table:table-cell office:value-type="float" office:value="0.000000007490912" calcext:value-type="float">
            <text:p>7.490912E-09</text:p>
          </table:table-cell>
          <table:table-cell office:value-type="float" office:value="5.892504" calcext:value-type="float">
            <text:p>5.892504</text:p>
          </table:table-cell>
          <table:table-cell office:value-type="float" office:value="1.08147" calcext:value-type="float">
            <text:p>1.08147</text:p>
          </table:table-cell>
          <table:table-cell office:value-type="float" office:value="3.852697" calcext:value-type="float">
            <text:p>3.852697</text:p>
          </table:table-cell>
          <table:table-cell office:value-type="float" office:value="18.82096" calcext:value-type="float">
            <text:p>18.82096</text:p>
          </table:table-cell>
          <table:table-cell office:value-type="float" office:value="0.02353921" calcext:value-type="float">
            <text:p>0.02353921</text:p>
          </table:table-cell>
          <table:table-cell office:value-type="float" office:value="0.01781717" calcext:value-type="float">
            <text:p>0.01781717</text:p>
          </table:table-cell>
          <table:table-cell office:value-type="float" office:value="0.01678993" calcext:value-type="float">
            <text:p>0.01678993</text:p>
          </table:table-cell>
          <table:table-cell office:value-type="float" office:value="0.01683652" calcext:value-type="float">
            <text:p>0.01683652</text:p>
          </table:table-cell>
          <table:table-cell office:value-type="float" office:value="0.01442433" calcext:value-type="float">
            <text:p>0.01442433</text:p>
          </table:table-cell>
          <table:table-cell office:value-type="float" office:value="4.313996" calcext:value-type="float">
            <text:p>4.313996</text:p>
          </table:table-cell>
          <table:table-cell office:value-type="float" office:value="7.453396" calcext:value-type="float">
            <text:p>7.453396</text:p>
          </table:table-cell>
          <table:table-cell office:value-type="float" office:value="6.701187" calcext:value-type="float">
            <text:p>6.701187</text:p>
          </table:table-cell>
          <table:table-cell office:value-type="float" office:value="8.492112" calcext:value-type="float">
            <text:p>8.492112</text:p>
          </table:table-cell>
          <table:table-cell office:value-type="float" office:value="10.64507" calcext:value-type="float">
            <text:p>10.64507</text:p>
          </table:table-cell>
          <table:table-cell office:value-type="float" office:value="10.46975" calcext:value-type="float">
            <text:p>10.46975</text:p>
          </table:table-cell>
          <table:table-cell office:value-type="float" office:value="6.081757" calcext:value-type="float">
            <text:p>6.081757</text:p>
          </table:table-cell>
          <table:table-cell office:value-type="float" office:value="7.177183" calcext:value-type="float">
            <text:p>7.177183</text:p>
          </table:table-cell>
          <table:table-cell office:value-type="float" office:value="-72720.94" calcext:value-type="float">
            <text:p>-72720.94</text:p>
          </table:table-cell>
          <table:table-cell office:value-type="float" office:value="0" calcext:value-type="float">
            <text:p>0</text:p>
          </table:table-cell>
          <table:table-cell office:value-type="float" office:value="-0.0003026461" calcext:value-type="float">
            <text:p>-0.00030264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0" calcext:value-type="float">
            <text:p>8062000</text:p>
          </table:table-cell>
          <table:table-cell office:value-type="float" office:value="3.385501" calcext:value-type="float">
            <text:p>3.385501</text:p>
          </table:table-cell>
          <table:table-cell office:value-type="float" office:value="465.0544" calcext:value-type="float">
            <text:p>465.0544</text:p>
          </table:table-cell>
          <table:table-cell office:value-type="float" office:value="1.35" calcext:value-type="float">
            <text:p>1.35</text:p>
          </table:table-cell>
          <table:table-cell office:value-type="float" office:value="-0.0732116" calcext:value-type="float">
            <text:p>-0.0732116</text:p>
          </table:table-cell>
          <table:table-cell office:value-type="float" office:value="1.303115" calcext:value-type="float">
            <text:p>1.303115</text:p>
          </table:table-cell>
          <table:table-cell office:value-type="float" office:value="12.52864" calcext:value-type="float">
            <text:p>12.52864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499998" calcext:value-type="float">
            <text:p>0.01499998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4.994275" calcext:value-type="float">
            <text:p>4.994275</text:p>
          </table:table-cell>
          <table:table-cell office:value-type="float" office:value="-0.001988298" calcext:value-type="float">
            <text:p>-0.001988298</text:p>
          </table:table-cell>
          <table:table-cell office:value-type="float" office:value="-0.001737577" calcext:value-type="float">
            <text:p>-0.001737577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1753" calcext:value-type="float">
            <text:p>5.891753</text:p>
          </table:table-cell>
          <table:table-cell office:value-type="float" office:value="1.002001" calcext:value-type="float">
            <text:p>1.002001</text:p>
          </table:table-cell>
          <table:table-cell office:value-type="float" office:value="4.07976" calcext:value-type="float">
            <text:p>4.07976</text:p>
          </table:table-cell>
          <table:table-cell office:value-type="float" office:value="18.58235" calcext:value-type="float">
            <text:p>18.58235</text:p>
          </table:table-cell>
          <table:table-cell office:value-type="float" office:value="0.02240063" calcext:value-type="float">
            <text:p>0.02240063</text:p>
          </table:table-cell>
          <table:table-cell office:value-type="float" office:value="0.01782563" calcext:value-type="float">
            <text:p>0.01782563</text:p>
          </table:table-cell>
          <table:table-cell office:value-type="float" office:value="0.01683392" calcext:value-type="float">
            <text:p>0.01683392</text:p>
          </table:table-cell>
          <table:table-cell office:value-type="float" office:value="0.01691138" calcext:value-type="float">
            <text:p>0.01691138</text:p>
          </table:table-cell>
          <table:table-cell office:value-type="float" office:value="0.01446565" calcext:value-type="float">
            <text:p>0.01446565</text:p>
          </table:table-cell>
          <table:table-cell office:value-type="float" office:value="4.329099" calcext:value-type="float">
            <text:p>4.329099</text:p>
          </table:table-cell>
          <table:table-cell office:value-type="float" office:value="7.971287" calcext:value-type="float">
            <text:p>7.971287</text:p>
          </table:table-cell>
          <table:table-cell office:value-type="float" office:value="6.892622" calcext:value-type="float">
            <text:p>6.892622</text:p>
          </table:table-cell>
          <table:table-cell office:value-type="float" office:value="8.548606" calcext:value-type="float">
            <text:p>8.548606</text:p>
          </table:table-cell>
          <table:table-cell office:value-type="float" office:value="10.65142" calcext:value-type="float">
            <text:p>10.65142</text:p>
          </table:table-cell>
          <table:table-cell office:value-type="float" office:value="10.44555" calcext:value-type="float">
            <text:p>10.44555</text:p>
          </table:table-cell>
          <table:table-cell office:value-type="float" office:value="6.127361" calcext:value-type="float">
            <text:p>6.127361</text:p>
          </table:table-cell>
          <table:table-cell office:value-type="float" office:value="7.164845" calcext:value-type="float">
            <text:p>7.164845</text:p>
          </table:table-cell>
          <table:table-cell office:value-type="float" office:value="-73313.66" calcext:value-type="float">
            <text:p>-73313.66</text:p>
          </table:table-cell>
          <table:table-cell office:value-type="float" office:value="0" calcext:value-type="float">
            <text:p>0</text:p>
          </table:table-cell>
          <table:table-cell office:value-type="float" office:value="-0.0003054522" calcext:value-type="float">
            <text:p>-0.00030545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3.38018" calcext:value-type="float">
            <text:p>3.38018</text:p>
          </table:table-cell>
          <table:table-cell office:value-type="float" office:value="465.0271" calcext:value-type="float">
            <text:p>465.0271</text:p>
          </table:table-cell>
          <table:table-cell office:value-type="float" office:value="1.35" calcext:value-type="float">
            <text:p>1.35</text:p>
          </table:table-cell>
          <table:table-cell office:value-type="float" office:value="-0.08676447" calcext:value-type="float">
            <text:p>-0.08676447</text:p>
          </table:table-cell>
          <table:table-cell office:value-type="float" office:value="1.292969" calcext:value-type="float">
            <text:p>1.292969</text:p>
          </table:table-cell>
          <table:table-cell office:value-type="float" office:value="12.54593" calcext:value-type="float">
            <text:p>12.54593</text:p>
          </table:table-cell>
          <table:table-cell office:value-type="float" office:value="0.00007618749" calcext:value-type="float">
            <text:p>7.618749E-05</text:p>
          </table:table-cell>
          <table:table-cell office:value-type="float" office:value="0.01503947" calcext:value-type="float">
            <text:p>0.01503947</text:p>
          </table:table-cell>
          <table:table-cell office:value-type="float" office:value="0.01176383" calcext:value-type="float">
            <text:p>0.01176383</text:p>
          </table:table-cell>
          <table:table-cell office:value-type="float" office:value="5.008037" calcext:value-type="float">
            <text:p>5.008037</text:p>
          </table:table-cell>
          <table:table-cell office:value-type="float" office:value="-0.002000244" calcext:value-type="float">
            <text:p>-0.002000244</text:p>
          </table:table-cell>
          <table:table-cell office:value-type="float" office:value="-0.001848899" calcext:value-type="float">
            <text:p>-0.001848899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048" calcext:value-type="float">
            <text:p>5.89048</text:p>
          </table:table-cell>
          <table:table-cell office:value-type="float" office:value="0.9920985" calcext:value-type="float">
            <text:p>0.9920985</text:p>
          </table:table-cell>
          <table:table-cell office:value-type="float" office:value="4.296353" calcext:value-type="float">
            <text:p>4.296353</text:p>
          </table:table-cell>
          <table:table-cell office:value-type="float" office:value="18.35817" calcext:value-type="float">
            <text:p>18.35817</text:p>
          </table:table-cell>
          <table:table-cell office:value-type="float" office:value="0.02287152" calcext:value-type="float">
            <text:p>0.02287152</text:p>
          </table:table-cell>
          <table:table-cell office:value-type="float" office:value="0.01789331" calcext:value-type="float">
            <text:p>0.01789331</text:p>
          </table:table-cell>
          <table:table-cell office:value-type="float" office:value="0.01687068" calcext:value-type="float">
            <text:p>0.01687068</text:p>
          </table:table-cell>
          <table:table-cell office:value-type="float" office:value="0.01701791" calcext:value-type="float">
            <text:p>0.01701791</text:p>
          </table:table-cell>
          <table:table-cell office:value-type="float" office:value="0.0145208" calcext:value-type="float">
            <text:p>0.0145208</text:p>
          </table:table-cell>
          <table:table-cell office:value-type="float" office:value="3.667938" calcext:value-type="float">
            <text:p>3.667938</text:p>
          </table:table-cell>
          <table:table-cell office:value-type="float" office:value="8.701898" calcext:value-type="float">
            <text:p>8.701898</text:p>
          </table:table-cell>
          <table:table-cell office:value-type="float" office:value="7.177341" calcext:value-type="float">
            <text:p>7.177341</text:p>
          </table:table-cell>
          <table:table-cell office:value-type="float" office:value="8.603614" calcext:value-type="float">
            <text:p>8.603614</text:p>
          </table:table-cell>
          <table:table-cell office:value-type="float" office:value="10.66323" calcext:value-type="float">
            <text:p>10.66323</text:p>
          </table:table-cell>
          <table:table-cell office:value-type="float" office:value="10.42346" calcext:value-type="float">
            <text:p>10.42346</text:p>
          </table:table-cell>
          <table:table-cell office:value-type="float" office:value="6.171521" calcext:value-type="float">
            <text:p>6.171521</text:p>
          </table:table-cell>
          <table:table-cell office:value-type="float" office:value="7.152953" calcext:value-type="float">
            <text:p>7.152953</text:p>
          </table:table-cell>
          <table:table-cell office:value-type="float" office:value="-73896.71" calcext:value-type="float">
            <text:p>-73896.71</text:p>
          </table:table-cell>
          <table:table-cell office:value-type="float" office:value="0" calcext:value-type="float">
            <text:p>0</text:p>
          </table:table-cell>
          <table:table-cell office:value-type="float" office:value="-0.0003081003" calcext:value-type="float">
            <text:p>-0.00030810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0" calcext:value-type="float">
            <text:p>10062000</text:p>
          </table:table-cell>
          <table:table-cell office:value-type="float" office:value="3.375274" calcext:value-type="float">
            <text:p>3.375274</text:p>
          </table:table-cell>
          <table:table-cell office:value-type="float" office:value="465.0028" calcext:value-type="float">
            <text:p>465.0028</text:p>
          </table:table-cell>
          <table:table-cell office:value-type="float" office:value="1.35" calcext:value-type="float">
            <text:p>1.35</text:p>
          </table:table-cell>
          <table:table-cell office:value-type="float" office:value="-0.1010291" calcext:value-type="float">
            <text:p>-0.1010291</text:p>
          </table:table-cell>
          <table:table-cell office:value-type="float" office:value="1.269692" calcext:value-type="float">
            <text:p>1.269692</text:p>
          </table:table-cell>
          <table:table-cell office:value-type="float" office:value="12.57827" calcext:value-type="float">
            <text:p>12.57827</text:p>
          </table:table-cell>
          <table:table-cell office:value-type="float" office:value="0.00007706582" calcext:value-type="float">
            <text:p>7.706582E-05</text:p>
          </table:table-cell>
          <table:table-cell office:value-type="float" office:value="0.01508437" calcext:value-type="float">
            <text:p>0.01508437</text:p>
          </table:table-cell>
          <table:table-cell office:value-type="float" office:value="0.01177969" calcext:value-type="float">
            <text:p>0.01177969</text:p>
          </table:table-cell>
          <table:table-cell office:value-type="float" office:value="5.026067" calcext:value-type="float">
            <text:p>5.026067</text:p>
          </table:table-cell>
          <table:table-cell office:value-type="float" office:value="-0.002023403" calcext:value-type="float">
            <text:p>-0.002023403</text:p>
          </table:table-cell>
          <table:table-cell office:value-type="float" office:value="-0.00205202" calcext:value-type="float">
            <text:p>-0.00205202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0624" calcext:value-type="float">
            <text:p>5.890624</text:p>
          </table:table-cell>
          <table:table-cell office:value-type="float" office:value="1.136817" calcext:value-type="float">
            <text:p>1.136817</text:p>
          </table:table-cell>
          <table:table-cell office:value-type="float" office:value="4.532887" calcext:value-type="float">
            <text:p>4.532887</text:p>
          </table:table-cell>
          <table:table-cell office:value-type="float" office:value="17.80875" calcext:value-type="float">
            <text:p>17.80875</text:p>
          </table:table-cell>
          <table:table-cell office:value-type="float" office:value="0.1047364" calcext:value-type="float">
            <text:p>0.1047364</text:p>
          </table:table-cell>
          <table:table-cell office:value-type="float" office:value="0.0179513" calcext:value-type="float">
            <text:p>0.0179513</text:p>
          </table:table-cell>
          <table:table-cell office:value-type="float" office:value="0.01684101" calcext:value-type="float">
            <text:p>0.01684101</text:p>
          </table:table-cell>
          <table:table-cell office:value-type="float" office:value="0.01743932" calcext:value-type="float">
            <text:p>0.01743932</text:p>
          </table:table-cell>
          <table:table-cell office:value-type="float" office:value="0.01457854" calcext:value-type="float">
            <text:p>0.01457854</text:p>
          </table:table-cell>
          <table:table-cell office:value-type="float" office:value="2.680203" calcext:value-type="float">
            <text:p>2.680203</text:p>
          </table:table-cell>
          <table:table-cell office:value-type="float" office:value="6.454288" calcext:value-type="float">
            <text:p>6.454288</text:p>
          </table:table-cell>
          <table:table-cell office:value-type="float" office:value="8.195576" calcext:value-type="float">
            <text:p>8.195576</text:p>
          </table:table-cell>
          <table:table-cell office:value-type="float" office:value="8.997646" calcext:value-type="float">
            <text:p>8.997646</text:p>
          </table:table-cell>
          <table:table-cell office:value-type="float" office:value="10.78006" calcext:value-type="float">
            <text:p>10.78006</text:p>
          </table:table-cell>
          <table:table-cell office:value-type="float" office:value="10.46548" calcext:value-type="float">
            <text:p>10.46548</text:p>
          </table:table-cell>
          <table:table-cell office:value-type="float" office:value="6.211171" calcext:value-type="float">
            <text:p>6.211171</text:p>
          </table:table-cell>
          <table:table-cell office:value-type="float" office:value="7.140393" calcext:value-type="float">
            <text:p>7.140393</text:p>
          </table:table-cell>
          <table:table-cell office:value-type="float" office:value="-74517.05" calcext:value-type="float">
            <text:p>-74517.05</text:p>
          </table:table-cell>
          <table:table-cell office:value-type="float" office:value="0" calcext:value-type="float">
            <text:p>0</text:p>
          </table:table-cell>
          <table:table-cell office:value-type="float" office:value="-0.0003106329" calcext:value-type="float">
            <text:p>-0.00031063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3.371334" calcext:value-type="float">
            <text:p>3.371334</text:p>
          </table:table-cell>
          <table:table-cell office:value-type="float" office:value="464.9844" calcext:value-type="float">
            <text:p>464.9844</text:p>
          </table:table-cell>
          <table:table-cell office:value-type="float" office:value="1.35" calcext:value-type="float">
            <text:p>1.35</text:p>
          </table:table-cell>
          <table:table-cell office:value-type="float" office:value="-0.1138245" calcext:value-type="float">
            <text:p>-0.1138245</text:p>
          </table:table-cell>
          <table:table-cell office:value-type="float" office:value="1.191448" calcext:value-type="float">
            <text:p>1.191448</text:p>
          </table:table-cell>
          <table:table-cell office:value-type="float" office:value="12.4988" calcext:value-type="float">
            <text:p>12.4988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527801" calcext:value-type="float">
            <text:p>0.01527801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202774" calcext:value-type="float">
            <text:p>5.202774</text:p>
          </table:table-cell>
          <table:table-cell office:value-type="float" office:value="-0.002074901" calcext:value-type="float">
            <text:p>-0.002074901</text:p>
          </table:table-cell>
          <table:table-cell office:value-type="float" office:value="-0.002391648" calcext:value-type="float">
            <text:p>-0.002391648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2205" calcext:value-type="float">
            <text:p>5.892205</text:p>
          </table:table-cell>
          <table:table-cell office:value-type="float" office:value="0.9916456" calcext:value-type="float">
            <text:p>0.9916456</text:p>
          </table:table-cell>
          <table:table-cell office:value-type="float" office:value="3.54423" calcext:value-type="float">
            <text:p>3.54423</text:p>
          </table:table-cell>
          <table:table-cell office:value-type="float" office:value="14.77538" calcext:value-type="float">
            <text:p>14.77538</text:p>
          </table:table-cell>
          <table:table-cell office:value-type="float" office:value="2.117075" calcext:value-type="float">
            <text:p>2.117075</text:p>
          </table:table-cell>
          <table:table-cell office:value-type="float" office:value="0.1183468" calcext:value-type="float">
            <text:p>0.1183468</text:p>
          </table:table-cell>
          <table:table-cell office:value-type="float" office:value="0.02558532" calcext:value-type="float">
            <text:p>0.02558532</text:p>
          </table:table-cell>
          <table:table-cell office:value-type="float" office:value="0.01879401" calcext:value-type="float">
            <text:p>0.01879401</text:p>
          </table:table-cell>
          <table:table-cell office:value-type="float" office:value="0.01472061" calcext:value-type="float">
            <text:p>0.01472061</text:p>
          </table:table-cell>
          <table:table-cell office:value-type="float" office:value="1.386418" calcext:value-type="float">
            <text:p>1.386418</text:p>
          </table:table-cell>
          <table:table-cell office:value-type="float" office:value="2.408975" calcext:value-type="float">
            <text:p>2.408975</text:p>
          </table:table-cell>
          <table:table-cell office:value-type="float" office:value="5.897385" calcext:value-type="float">
            <text:p>5.897385</text:p>
          </table:table-cell>
          <table:table-cell office:value-type="float" office:value="8.849637" calcext:value-type="float">
            <text:p>8.849637</text:p>
          </table:table-cell>
          <table:table-cell office:value-type="float" office:value="11.65927" calcext:value-type="float">
            <text:p>11.65927</text:p>
          </table:table-cell>
          <table:table-cell office:value-type="float" office:value="11.9932" calcext:value-type="float">
            <text:p>11.9932</text:p>
          </table:table-cell>
          <table:table-cell office:value-type="float" office:value="6.452097" calcext:value-type="float">
            <text:p>6.452097</text:p>
          </table:table-cell>
          <table:table-cell office:value-type="float" office:value="7.166449" calcext:value-type="float">
            <text:p>7.166449</text:p>
          </table:table-cell>
          <table:table-cell office:value-type="float" office:value="-76262.91" calcext:value-type="float">
            <text:p>-76262.91</text:p>
          </table:table-cell>
          <table:table-cell office:value-type="float" office:value="0" calcext:value-type="float">
            <text:p>0</text:p>
          </table:table-cell>
          <table:table-cell office:value-type="float" office:value="-0.0003143806" calcext:value-type="float">
            <text:p>-0.00031438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0" calcext:value-type="float">
            <text:p>12062000</text:p>
          </table:table-cell>
          <table:table-cell office:value-type="float" office:value="3.365699" calcext:value-type="float">
            <text:p>3.365699</text:p>
          </table:table-cell>
          <table:table-cell office:value-type="float" office:value="464.9586" calcext:value-type="float">
            <text:p>464.9586</text:p>
          </table:table-cell>
          <table:table-cell office:value-type="float" office:value="1.35" calcext:value-type="float">
            <text:p>1.35</text:p>
          </table:table-cell>
          <table:table-cell office:value-type="float" office:value="-0.1310538" calcext:value-type="float">
            <text:p>-0.1310538</text:p>
          </table:table-cell>
          <table:table-cell office:value-type="float" office:value="1.162454" calcext:value-type="float">
            <text:p>1.162454</text:p>
          </table:table-cell>
          <table:table-cell office:value-type="float" office:value="12.37847" calcext:value-type="float">
            <text:p>12.37847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546386" calcext:value-type="float">
            <text:p>0.01546386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362177" calcext:value-type="float">
            <text:p>5.362177</text:p>
          </table:table-cell>
          <table:table-cell office:value-type="float" office:value="-0.00211006" calcext:value-type="float">
            <text:p>-0.00211006</text:p>
          </table:table-cell>
          <table:table-cell office:value-type="float" office:value="-0.002502705" calcext:value-type="float">
            <text:p>-0.002502705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1293" calcext:value-type="float">
            <text:p>5.891293</text:p>
          </table:table-cell>
          <table:table-cell office:value-type="float" office:value="1.261174" calcext:value-type="float">
            <text:p>1.261174</text:p>
          </table:table-cell>
          <table:table-cell office:value-type="float" office:value="4.026102" calcext:value-type="float">
            <text:p>4.026102</text:p>
          </table:table-cell>
          <table:table-cell office:value-type="float" office:value="14.25564" calcext:value-type="float">
            <text:p>14.25564</text:p>
          </table:table-cell>
          <table:table-cell office:value-type="float" office:value="2.033755" calcext:value-type="float">
            <text:p>2.033755</text:p>
          </table:table-cell>
          <table:table-cell office:value-type="float" office:value="0.06996347" calcext:value-type="float">
            <text:p>0.06996347</text:p>
          </table:table-cell>
          <table:table-cell office:value-type="float" office:value="0.02088752" calcext:value-type="float">
            <text:p>0.02088752</text:p>
          </table:table-cell>
          <table:table-cell office:value-type="float" office:value="0.0185264" calcext:value-type="float">
            <text:p>0.0185264</text:p>
          </table:table-cell>
          <table:table-cell office:value-type="float" office:value="0.01482593" calcext:value-type="float">
            <text:p>0.01482593</text:p>
          </table:table-cell>
          <table:table-cell office:value-type="float" office:value="1.678325" calcext:value-type="float">
            <text:p>1.678325</text:p>
          </table:table-cell>
          <table:table-cell office:value-type="float" office:value="3.405985" calcext:value-type="float">
            <text:p>3.405985</text:p>
          </table:table-cell>
          <table:table-cell office:value-type="float" office:value="5.790168" calcext:value-type="float">
            <text:p>5.790168</text:p>
          </table:table-cell>
          <table:table-cell office:value-type="float" office:value="8.334033" calcext:value-type="float">
            <text:p>8.334033</text:p>
          </table:table-cell>
          <table:table-cell office:value-type="float" office:value="10.85109" calcext:value-type="float">
            <text:p>10.85109</text:p>
          </table:table-cell>
          <table:table-cell office:value-type="float" office:value="11.15843" calcext:value-type="float">
            <text:p>11.15843</text:p>
          </table:table-cell>
          <table:table-cell office:value-type="float" office:value="6.465126" calcext:value-type="float">
            <text:p>6.465126</text:p>
          </table:table-cell>
          <table:table-cell office:value-type="float" office:value="7.195974" calcext:value-type="float">
            <text:p>7.195974</text:p>
          </table:table-cell>
          <table:table-cell office:value-type="float" office:value="-77132.52" calcext:value-type="float">
            <text:p>-77132.52</text:p>
          </table:table-cell>
          <table:table-cell office:value-type="float" office:value="0" calcext:value-type="float">
            <text:p>0</text:p>
          </table:table-cell>
          <table:table-cell office:value-type="float" office:value="-0.0003187506" calcext:value-type="float">
            <text:p>-0.00031875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0" calcext:value-type="float">
            <text:p>13062000</text:p>
          </table:table-cell>
          <table:table-cell office:value-type="float" office:value="3.359546" calcext:value-type="float">
            <text:p>3.359546</text:p>
          </table:table-cell>
          <table:table-cell office:value-type="float" office:value="464.929" calcext:value-type="float">
            <text:p>464.929</text:p>
          </table:table-cell>
          <table:table-cell office:value-type="float" office:value="1.35" calcext:value-type="float">
            <text:p>1.35</text:p>
          </table:table-cell>
          <table:table-cell office:value-type="float" office:value="-0.1521908" calcext:value-type="float">
            <text:p>-0.1521908</text:p>
          </table:table-cell>
          <table:table-cell office:value-type="float" office:value="1.134007" calcext:value-type="float">
            <text:p>1.134007</text:p>
          </table:table-cell>
          <table:table-cell office:value-type="float" office:value="12.29729" calcext:value-type="float">
            <text:p>12.29729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561864" calcext:value-type="float">
            <text:p>0.01561864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482776" calcext:value-type="float">
            <text:p>5.482776</text:p>
          </table:table-cell>
          <table:table-cell office:value-type="float" office:value="-0.002144341" calcext:value-type="float">
            <text:p>-0.002144341</text:p>
          </table:table-cell>
          <table:table-cell office:value-type="float" office:value="-0.002601452" calcext:value-type="float">
            <text:p>-0.002601452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8849" calcext:value-type="float">
            <text:p>5.888849</text:p>
          </table:table-cell>
          <table:table-cell office:value-type="float" office:value="1.257967" calcext:value-type="float">
            <text:p>1.257967</text:p>
          </table:table-cell>
          <table:table-cell office:value-type="float" office:value="4.00994" calcext:value-type="float">
            <text:p>4.00994</text:p>
          </table:table-cell>
          <table:table-cell office:value-type="float" office:value="13.91462" calcext:value-type="float">
            <text:p>13.91462</text:p>
          </table:table-cell>
          <table:table-cell office:value-type="float" office:value="1.950922" calcext:value-type="float">
            <text:p>1.950922</text:p>
          </table:table-cell>
          <table:table-cell office:value-type="float" office:value="0.05268389" calcext:value-type="float">
            <text:p>0.05268389</text:p>
          </table:table-cell>
          <table:table-cell office:value-type="float" office:value="0.01903358" calcext:value-type="float">
            <text:p>0.01903358</text:p>
          </table:table-cell>
          <table:table-cell office:value-type="float" office:value="0.01812441" calcext:value-type="float">
            <text:p>0.01812441</text:p>
          </table:table-cell>
          <table:table-cell office:value-type="float" office:value="0.01485849" calcext:value-type="float">
            <text:p>0.01485849</text:p>
          </table:table-cell>
          <table:table-cell office:value-type="float" office:value="1.380363" calcext:value-type="float">
            <text:p>1.380363</text:p>
          </table:table-cell>
          <table:table-cell office:value-type="float" office:value="4.025323" calcext:value-type="float">
            <text:p>4.025323</text:p>
          </table:table-cell>
          <table:table-cell office:value-type="float" office:value="5.914176" calcext:value-type="float">
            <text:p>5.914176</text:p>
          </table:table-cell>
          <table:table-cell office:value-type="float" office:value="8.15138" calcext:value-type="float">
            <text:p>8.15138</text:p>
          </table:table-cell>
          <table:table-cell office:value-type="float" office:value="10.40616" calcext:value-type="float">
            <text:p>10.40616</text:p>
          </table:table-cell>
          <table:table-cell office:value-type="float" office:value="10.58123" calcext:value-type="float">
            <text:p>10.58123</text:p>
          </table:table-cell>
          <table:table-cell office:value-type="float" office:value="6.319482" calcext:value-type="float">
            <text:p>6.319482</text:p>
          </table:table-cell>
          <table:table-cell office:value-type="float" office:value="7.202478" calcext:value-type="float">
            <text:p>7.202478</text:p>
          </table:table-cell>
          <table:table-cell office:value-type="float" office:value="-77910.73" calcext:value-type="float">
            <text:p>-77910.73</text:p>
          </table:table-cell>
          <table:table-cell office:value-type="float" office:value="0" calcext:value-type="float">
            <text:p>0</text:p>
          </table:table-cell>
          <table:table-cell office:value-type="float" office:value="-0.0003269588" calcext:value-type="float">
            <text:p>-0.00032695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0" calcext:value-type="float">
            <text:p>14062000</text:p>
          </table:table-cell>
          <table:table-cell office:value-type="float" office:value="3.354673" calcext:value-type="float">
            <text:p>3.354673</text:p>
          </table:table-cell>
          <table:table-cell office:value-type="float" office:value="464.9035" calcext:value-type="float">
            <text:p>464.9035</text:p>
          </table:table-cell>
          <table:table-cell office:value-type="float" office:value="1.35" calcext:value-type="float">
            <text:p>1.35</text:p>
          </table:table-cell>
          <table:table-cell office:value-type="float" office:value="-0.1729931" calcext:value-type="float">
            <text:p>-0.1729931</text:p>
          </table:table-cell>
          <table:table-cell office:value-type="float" office:value="1.110157" calcext:value-type="float">
            <text:p>1.110157</text:p>
          </table:table-cell>
          <table:table-cell office:value-type="float" office:value="12.2414" calcext:value-type="float">
            <text:p>12.2414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572469" calcext:value-type="float">
            <text:p>0.01572469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56863" calcext:value-type="float">
            <text:p>5.56863</text:p>
          </table:table-cell>
          <table:table-cell office:value-type="float" office:value="-0.002186172" calcext:value-type="float">
            <text:p>-0.002186172</text:p>
          </table:table-cell>
          <table:table-cell office:value-type="float" office:value="-0.002695292" calcext:value-type="float">
            <text:p>-0.002695292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655" calcext:value-type="float">
            <text:p>5.88655</text:p>
          </table:table-cell>
          <table:table-cell office:value-type="float" office:value="1.242883" calcext:value-type="float">
            <text:p>1.242883</text:p>
          </table:table-cell>
          <table:table-cell office:value-type="float" office:value="4.007517" calcext:value-type="float">
            <text:p>4.007517</text:p>
          </table:table-cell>
          <table:table-cell office:value-type="float" office:value="13.62778" calcext:value-type="float">
            <text:p>13.62778</text:p>
          </table:table-cell>
          <table:table-cell office:value-type="float" office:value="1.878424" calcext:value-type="float">
            <text:p>1.878424</text:p>
          </table:table-cell>
          <table:table-cell office:value-type="float" office:value="0.04067379" calcext:value-type="float">
            <text:p>0.04067379</text:p>
          </table:table-cell>
          <table:table-cell office:value-type="float" office:value="0.01803094" calcext:value-type="float">
            <text:p>0.01803094</text:p>
          </table:table-cell>
          <table:table-cell office:value-type="float" office:value="0.01786455" calcext:value-type="float">
            <text:p>0.01786455</text:p>
          </table:table-cell>
          <table:table-cell office:value-type="float" office:value="0.01487895" calcext:value-type="float">
            <text:p>0.01487895</text:p>
          </table:table-cell>
          <table:table-cell office:value-type="float" office:value="1.309267" calcext:value-type="float">
            <text:p>1.309267</text:p>
          </table:table-cell>
          <table:table-cell office:value-type="float" office:value="4.403825" calcext:value-type="float">
            <text:p>4.403825</text:p>
          </table:table-cell>
          <table:table-cell office:value-type="float" office:value="6.029923" calcext:value-type="float">
            <text:p>6.029923</text:p>
          </table:table-cell>
          <table:table-cell office:value-type="float" office:value="8.043038" calcext:value-type="float">
            <text:p>8.043038</text:p>
          </table:table-cell>
          <table:table-cell office:value-type="float" office:value="10.12375" calcext:value-type="float">
            <text:p>10.12375</text:p>
          </table:table-cell>
          <table:table-cell office:value-type="float" office:value="10.19718" calcext:value-type="float">
            <text:p>10.19718</text:p>
          </table:table-cell>
          <table:table-cell office:value-type="float" office:value="6.229534" calcext:value-type="float">
            <text:p>6.229534</text:p>
          </table:table-cell>
          <table:table-cell office:value-type="float" office:value="7.192245" calcext:value-type="float">
            <text:p>7.192245</text:p>
          </table:table-cell>
          <table:table-cell office:value-type="float" office:value="-78494.11" calcext:value-type="float">
            <text:p>-78494.11</text:p>
          </table:table-cell>
          <table:table-cell office:value-type="float" office:value="0" calcext:value-type="float">
            <text:p>0</text:p>
          </table:table-cell>
          <table:table-cell office:value-type="float" office:value="-0.0003429879" calcext:value-type="float">
            <text:p>-0.00034298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0" calcext:value-type="float">
            <text:p>15062000</text:p>
          </table:table-cell>
          <table:table-cell office:value-type="float" office:value="3.348266" calcext:value-type="float">
            <text:p>3.348266</text:p>
          </table:table-cell>
          <table:table-cell office:value-type="float" office:value="464.8746" calcext:value-type="float">
            <text:p>464.8746</text:p>
          </table:table-cell>
          <table:table-cell office:value-type="float" office:value="1.35" calcext:value-type="float">
            <text:p>1.35</text:p>
          </table:table-cell>
          <table:table-cell office:value-type="float" office:value="-0.2006508" calcext:value-type="float">
            <text:p>-0.2006508</text:p>
          </table:table-cell>
          <table:table-cell office:value-type="float" office:value="1.068632" calcext:value-type="float">
            <text:p>1.068632</text:p>
          </table:table-cell>
          <table:table-cell office:value-type="float" office:value="12.20206" calcext:value-type="float">
            <text:p>12.20206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587491" calcext:value-type="float">
            <text:p>0.01587491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660771" calcext:value-type="float">
            <text:p>5.660771</text:p>
          </table:table-cell>
          <table:table-cell office:value-type="float" office:value="-0.002218534" calcext:value-type="float">
            <text:p>-0.002218534</text:p>
          </table:table-cell>
          <table:table-cell office:value-type="float" office:value="-0.002817196" calcext:value-type="float">
            <text:p>-0.002817196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8548" calcext:value-type="float">
            <text:p>5.888548</text:p>
          </table:table-cell>
          <table:table-cell office:value-type="float" office:value="1.533307" calcext:value-type="float">
            <text:p>1.533307</text:p>
          </table:table-cell>
          <table:table-cell office:value-type="float" office:value="3.896679" calcext:value-type="float">
            <text:p>3.896679</text:p>
          </table:table-cell>
          <table:table-cell office:value-type="float" office:value="12.50214" calcext:value-type="float">
            <text:p>12.50214</text:p>
          </table:table-cell>
          <table:table-cell office:value-type="float" office:value="2.330593" calcext:value-type="float">
            <text:p>2.330593</text:p>
          </table:table-cell>
          <table:table-cell office:value-type="float" office:value="0.03526171" calcext:value-type="float">
            <text:p>0.03526171</text:p>
          </table:table-cell>
          <table:table-cell office:value-type="float" office:value="0.01747583" calcext:value-type="float">
            <text:p>0.01747583</text:p>
          </table:table-cell>
          <table:table-cell office:value-type="float" office:value="0.01748865" calcext:value-type="float">
            <text:p>0.01748865</text:p>
          </table:table-cell>
          <table:table-cell office:value-type="float" office:value="0.01488819" calcext:value-type="float">
            <text:p>0.01488819</text:p>
          </table:table-cell>
          <table:table-cell office:value-type="float" office:value="2.667881" calcext:value-type="float">
            <text:p>2.667881</text:p>
          </table:table-cell>
          <table:table-cell office:value-type="float" office:value="3.418023" calcext:value-type="float">
            <text:p>3.418023</text:p>
          </table:table-cell>
          <table:table-cell office:value-type="float" office:value="5.730913" calcext:value-type="float">
            <text:p>5.730913</text:p>
          </table:table-cell>
          <table:table-cell office:value-type="float" office:value="7.995458" calcext:value-type="float">
            <text:p>7.995458</text:p>
          </table:table-cell>
          <table:table-cell office:value-type="float" office:value="10.14177" calcext:value-type="float">
            <text:p>10.14177</text:p>
          </table:table-cell>
          <table:table-cell office:value-type="float" office:value="10.19289" calcext:value-type="float">
            <text:p>10.19289</text:p>
          </table:table-cell>
          <table:table-cell office:value-type="float" office:value="6.199036" calcext:value-type="float">
            <text:p>6.199036</text:p>
          </table:table-cell>
          <table:table-cell office:value-type="float" office:value="7.174619" calcext:value-type="float">
            <text:p>7.174619</text:p>
          </table:table-cell>
          <table:table-cell office:value-type="float" office:value="-79397.51" calcext:value-type="float">
            <text:p>-79397.51</text:p>
          </table:table-cell>
          <table:table-cell office:value-type="float" office:value="0" calcext:value-type="float">
            <text:p>0</text:p>
          </table:table-cell>
          <table:table-cell office:value-type="float" office:value="-0.0003485609" calcext:value-type="float">
            <text:p>-0.00034856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3.339149" calcext:value-type="float">
            <text:p>3.339149</text:p>
          </table:table-cell>
          <table:table-cell office:value-type="float" office:value="464.8363" calcext:value-type="float">
            <text:p>464.8363</text:p>
          </table:table-cell>
          <table:table-cell office:value-type="float" office:value="1.35" calcext:value-type="float">
            <text:p>1.35</text:p>
          </table:table-cell>
          <table:table-cell office:value-type="float" office:value="-0.2408469" calcext:value-type="float">
            <text:p>-0.2408469</text:p>
          </table:table-cell>
          <table:table-cell office:value-type="float" office:value="1.020506" calcext:value-type="float">
            <text:p>1.020506</text:p>
          </table:table-cell>
          <table:table-cell office:value-type="float" office:value="12.19264" calcext:value-type="float">
            <text:p>12.19264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597237" calcext:value-type="float">
            <text:p>0.01597237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721448" calcext:value-type="float">
            <text:p>5.721448</text:p>
          </table:table-cell>
          <table:table-cell office:value-type="float" office:value="-0.002273855" calcext:value-type="float">
            <text:p>-0.002273855</text:p>
          </table:table-cell>
          <table:table-cell office:value-type="float" office:value="-0.00298473" calcext:value-type="float">
            <text:p>-0.00298473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6717" calcext:value-type="float">
            <text:p>5.886717</text:p>
          </table:table-cell>
          <table:table-cell office:value-type="float" office:value="1.728703" calcext:value-type="float">
            <text:p>1.728703</text:p>
          </table:table-cell>
          <table:table-cell office:value-type="float" office:value="3.992373" calcext:value-type="float">
            <text:p>3.992373</text:p>
          </table:table-cell>
          <table:table-cell office:value-type="float" office:value="11.84946" calcext:value-type="float">
            <text:p>11.84946</text:p>
          </table:table-cell>
          <table:table-cell office:value-type="float" office:value="2.166219" calcext:value-type="float">
            <text:p>2.166219</text:p>
          </table:table-cell>
          <table:table-cell office:value-type="float" office:value="0.02645592" calcext:value-type="float">
            <text:p>0.02645592</text:p>
          </table:table-cell>
          <table:table-cell office:value-type="float" office:value="0.01708399" calcext:value-type="float">
            <text:p>0.01708399</text:p>
          </table:table-cell>
          <table:table-cell office:value-type="float" office:value="0.01704581" calcext:value-type="float">
            <text:p>0.01704581</text:p>
          </table:table-cell>
          <table:table-cell office:value-type="float" office:value="0.01484967" calcext:value-type="float">
            <text:p>0.01484967</text:p>
          </table:table-cell>
          <table:table-cell office:value-type="float" office:value="2.547192" calcext:value-type="float">
            <text:p>2.547192</text:p>
          </table:table-cell>
          <table:table-cell office:value-type="float" office:value="4.77349" calcext:value-type="float">
            <text:p>4.77349</text:p>
          </table:table-cell>
          <table:table-cell office:value-type="float" office:value="6.087778" calcext:value-type="float">
            <text:p>6.087778</text:p>
          </table:table-cell>
          <table:table-cell office:value-type="float" office:value="7.847888" calcext:value-type="float">
            <text:p>7.847888</text:p>
          </table:table-cell>
          <table:table-cell office:value-type="float" office:value="9.848214" calcext:value-type="float">
            <text:p>9.848214</text:p>
          </table:table-cell>
          <table:table-cell office:value-type="float" office:value="9.991412" calcext:value-type="float">
            <text:p>9.991412</text:p>
          </table:table-cell>
          <table:table-cell office:value-type="float" office:value="6.185215" calcext:value-type="float">
            <text:p>6.185215</text:p>
          </table:table-cell>
          <table:table-cell office:value-type="float" office:value="7.155747" calcext:value-type="float">
            <text:p>7.155747</text:p>
          </table:table-cell>
          <table:table-cell office:value-type="float" office:value="-80413.07" calcext:value-type="float">
            <text:p>-80413.07</text:p>
          </table:table-cell>
          <table:table-cell office:value-type="float" office:value="0" calcext:value-type="float">
            <text:p>0</text:p>
          </table:table-cell>
          <table:table-cell office:value-type="float" office:value="-0.0003558257" calcext:value-type="float">
            <text:p>-0.00035582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0" calcext:value-type="float">
            <text:p>17062000</text:p>
          </table:table-cell>
          <table:table-cell office:value-type="float" office:value="3.329071" calcext:value-type="float">
            <text:p>3.329071</text:p>
          </table:table-cell>
          <table:table-cell office:value-type="float" office:value="464.792" calcext:value-type="float">
            <text:p>464.792</text:p>
          </table:table-cell>
          <table:table-cell office:value-type="float" office:value="1.35" calcext:value-type="float">
            <text:p>1.35</text:p>
          </table:table-cell>
          <table:table-cell office:value-type="float" office:value="-0.288981" calcext:value-type="float">
            <text:p>-0.288981</text:p>
          </table:table-cell>
          <table:table-cell office:value-type="float" office:value="0.9627416" calcext:value-type="float">
            <text:p>0.9627416</text:p>
          </table:table-cell>
          <table:table-cell office:value-type="float" office:value="12.21488" calcext:value-type="float">
            <text:p>12.21488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04186" calcext:value-type="float">
            <text:p>0.01604186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758469" calcext:value-type="float">
            <text:p>5.758469</text:p>
          </table:table-cell>
          <table:table-cell office:value-type="float" office:value="-0.002340476" calcext:value-type="float">
            <text:p>-0.002340476</text:p>
          </table:table-cell>
          <table:table-cell office:value-type="float" office:value="-0.00312622" calcext:value-type="float">
            <text:p>-0.00312622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565" calcext:value-type="float">
            <text:p>5.88565</text:p>
          </table:table-cell>
          <table:table-cell office:value-type="float" office:value="1.681136" calcext:value-type="float">
            <text:p>1.681136</text:p>
          </table:table-cell>
          <table:table-cell office:value-type="float" office:value="3.752366" calcext:value-type="float">
            <text:p>3.752366</text:p>
          </table:table-cell>
          <table:table-cell office:value-type="float" office:value="11.22288" calcext:value-type="float">
            <text:p>11.22288</text:p>
          </table:table-cell>
          <table:table-cell office:value-type="float" office:value="1.969327" calcext:value-type="float">
            <text:p>1.969327</text:p>
          </table:table-cell>
          <table:table-cell office:value-type="float" office:value="0.02146312" calcext:value-type="float">
            <text:p>0.02146312</text:p>
          </table:table-cell>
          <table:table-cell office:value-type="float" office:value="0.01686706" calcext:value-type="float">
            <text:p>0.01686706</text:p>
          </table:table-cell>
          <table:table-cell office:value-type="float" office:value="0.01661893" calcext:value-type="float">
            <text:p>0.01661893</text:p>
          </table:table-cell>
          <table:table-cell office:value-type="float" office:value="0.01474538" calcext:value-type="float">
            <text:p>0.01474538</text:p>
          </table:table-cell>
          <table:table-cell office:value-type="float" office:value="1.860327" calcext:value-type="float">
            <text:p>1.860327</text:p>
          </table:table-cell>
          <table:table-cell office:value-type="float" office:value="5.924586" calcext:value-type="float">
            <text:p>5.924586</text:p>
          </table:table-cell>
          <table:table-cell office:value-type="float" office:value="6.660656" calcext:value-type="float">
            <text:p>6.660656</text:p>
          </table:table-cell>
          <table:table-cell office:value-type="float" office:value="7.950645" calcext:value-type="float">
            <text:p>7.950645</text:p>
          </table:table-cell>
          <table:table-cell office:value-type="float" office:value="9.722634" calcext:value-type="float">
            <text:p>9.722634</text:p>
          </table:table-cell>
          <table:table-cell office:value-type="float" office:value="9.848215" calcext:value-type="float">
            <text:p>9.848215</text:p>
          </table:table-cell>
          <table:table-cell office:value-type="float" office:value="6.165344" calcext:value-type="float">
            <text:p>6.165344</text:p>
          </table:table-cell>
          <table:table-cell office:value-type="float" office:value="7.135082" calcext:value-type="float">
            <text:p>7.135082</text:p>
          </table:table-cell>
          <table:table-cell office:value-type="float" office:value="-81384.49" calcext:value-type="float">
            <text:p>-81384.49</text:p>
          </table:table-cell>
          <table:table-cell office:value-type="float" office:value="0" calcext:value-type="float">
            <text:p>0</text:p>
          </table:table-cell>
          <table:table-cell office:value-type="float" office:value="-0.0003639473" calcext:value-type="float">
            <text:p>-0.00036394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0" calcext:value-type="float">
            <text:p>18062000</text:p>
          </table:table-cell>
          <table:table-cell office:value-type="float" office:value="3.322566" calcext:value-type="float">
            <text:p>3.322566</text:p>
          </table:table-cell>
          <table:table-cell office:value-type="float" office:value="464.7585" calcext:value-type="float">
            <text:p>464.7585</text:p>
          </table:table-cell>
          <table:table-cell office:value-type="float" office:value="1.35" calcext:value-type="float">
            <text:p>1.35</text:p>
          </table:table-cell>
          <table:table-cell office:value-type="float" office:value="-0.337097" calcext:value-type="float">
            <text:p>-0.337097</text:p>
          </table:table-cell>
          <table:table-cell office:value-type="float" office:value="0.917266" calcext:value-type="float">
            <text:p>0.917266</text:p>
          </table:table-cell>
          <table:table-cell office:value-type="float" office:value="12.22467" calcext:value-type="float">
            <text:p>12.22467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09404" calcext:value-type="float">
            <text:p>0.01609404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784924" calcext:value-type="float">
            <text:p>5.784924</text:p>
          </table:table-cell>
          <table:table-cell office:value-type="float" office:value="-0.002380696" calcext:value-type="float">
            <text:p>-0.002380696</text:p>
          </table:table-cell>
          <table:table-cell office:value-type="float" office:value="-0.003245411" calcext:value-type="float">
            <text:p>-0.003245411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7266" calcext:value-type="float">
            <text:p>5.887266</text:p>
          </table:table-cell>
          <table:table-cell office:value-type="float" office:value="1.736958" calcext:value-type="float">
            <text:p>1.736958</text:p>
          </table:table-cell>
          <table:table-cell office:value-type="float" office:value="3.6725" calcext:value-type="float">
            <text:p>3.6725</text:p>
          </table:table-cell>
          <table:table-cell office:value-type="float" office:value="10.68162" calcext:value-type="float">
            <text:p>10.68162</text:p>
          </table:table-cell>
          <table:table-cell office:value-type="float" office:value="1.809596" calcext:value-type="float">
            <text:p>1.809596</text:p>
          </table:table-cell>
          <table:table-cell office:value-type="float" office:value="0.01871715" calcext:value-type="float">
            <text:p>0.01871715</text:p>
          </table:table-cell>
          <table:table-cell office:value-type="float" office:value="0.01668561" calcext:value-type="float">
            <text:p>0.01668561</text:p>
          </table:table-cell>
          <table:table-cell office:value-type="float" office:value="0.01641837" calcext:value-type="float">
            <text:p>0.01641837</text:p>
          </table:table-cell>
          <table:table-cell office:value-type="float" office:value="0.01463794" calcext:value-type="float">
            <text:p>0.01463794</text:p>
          </table:table-cell>
          <table:table-cell office:value-type="float" office:value="3.406799" calcext:value-type="float">
            <text:p>3.406799</text:p>
          </table:table-cell>
          <table:table-cell office:value-type="float" office:value="5.832805" calcext:value-type="float">
            <text:p>5.832805</text:p>
          </table:table-cell>
          <table:table-cell office:value-type="float" office:value="6.909604" calcext:value-type="float">
            <text:p>6.909604</text:p>
          </table:table-cell>
          <table:table-cell office:value-type="float" office:value="8.010233" calcext:value-type="float">
            <text:p>8.010233</text:p>
          </table:table-cell>
          <table:table-cell office:value-type="float" office:value="9.638063" calcext:value-type="float">
            <text:p>9.638063</text:p>
          </table:table-cell>
          <table:table-cell office:value-type="float" office:value="9.753208" calcext:value-type="float">
            <text:p>9.753208</text:p>
          </table:table-cell>
          <table:table-cell office:value-type="float" office:value="6.154784" calcext:value-type="float">
            <text:p>6.154784</text:p>
          </table:table-cell>
          <table:table-cell office:value-type="float" office:value="7.112701" calcext:value-type="float">
            <text:p>7.112701</text:p>
          </table:table-cell>
          <table:table-cell office:value-type="float" office:value="-82055.5" calcext:value-type="float">
            <text:p>-82055.5</text:p>
          </table:table-cell>
          <table:table-cell office:value-type="float" office:value="0" calcext:value-type="float">
            <text:p>0</text:p>
          </table:table-cell>
          <table:table-cell office:value-type="float" office:value="-0.0003690513" calcext:value-type="float">
            <text:p>-0.00036905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0" calcext:value-type="float">
            <text:p>19062000</text:p>
          </table:table-cell>
          <table:table-cell office:value-type="float" office:value="3.316318" calcext:value-type="float">
            <text:p>3.316318</text:p>
          </table:table-cell>
          <table:table-cell office:value-type="float" office:value="464.7281" calcext:value-type="float">
            <text:p>464.7281</text:p>
          </table:table-cell>
          <table:table-cell office:value-type="float" office:value="1.35" calcext:value-type="float">
            <text:p>1.35</text:p>
          </table:table-cell>
          <table:table-cell office:value-type="float" office:value="-0.393418" calcext:value-type="float">
            <text:p>-0.393418</text:p>
          </table:table-cell>
          <table:table-cell office:value-type="float" office:value="0.8725373" calcext:value-type="float">
            <text:p>0.8725373</text:p>
          </table:table-cell>
          <table:table-cell office:value-type="float" office:value="12.2317" calcext:value-type="float">
            <text:p>12.2317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13836" calcext:value-type="float">
            <text:p>0.01613836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805069" calcext:value-type="float">
            <text:p>5.805069</text:p>
          </table:table-cell>
          <table:table-cell office:value-type="float" office:value="-0.00242611" calcext:value-type="float">
            <text:p>-0.00242611</text:p>
          </table:table-cell>
          <table:table-cell office:value-type="float" office:value="-0.003392011" calcext:value-type="float">
            <text:p>-0.003392011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6508" calcext:value-type="float">
            <text:p>5.886508</text:p>
          </table:table-cell>
          <table:table-cell office:value-type="float" office:value="1.573803" calcext:value-type="float">
            <text:p>1.573803</text:p>
          </table:table-cell>
          <table:table-cell office:value-type="float" office:value="3.631976" calcext:value-type="float">
            <text:p>3.631976</text:p>
          </table:table-cell>
          <table:table-cell office:value-type="float" office:value="10.15128" calcext:value-type="float">
            <text:p>10.15128</text:p>
          </table:table-cell>
          <table:table-cell office:value-type="float" office:value="1.680955" calcext:value-type="float">
            <text:p>1.680955</text:p>
          </table:table-cell>
          <table:table-cell office:value-type="float" office:value="0.01725069" calcext:value-type="float">
            <text:p>0.01725069</text:p>
          </table:table-cell>
          <table:table-cell office:value-type="float" office:value="0.01646002" calcext:value-type="float">
            <text:p>0.01646002</text:p>
          </table:table-cell>
          <table:table-cell office:value-type="float" office:value="0.01638906" calcext:value-type="float">
            <text:p>0.01638906</text:p>
          </table:table-cell>
          <table:table-cell office:value-type="float" office:value="0.0145916" calcext:value-type="float">
            <text:p>0.0145916</text:p>
          </table:table-cell>
          <table:table-cell office:value-type="float" office:value="2.708155" calcext:value-type="float">
            <text:p>2.708155</text:p>
          </table:table-cell>
          <table:table-cell office:value-type="float" office:value="6.143393" calcext:value-type="float">
            <text:p>6.143393</text:p>
          </table:table-cell>
          <table:table-cell office:value-type="float" office:value="7.52611" calcext:value-type="float">
            <text:p>7.52611</text:p>
          </table:table-cell>
          <table:table-cell office:value-type="float" office:value="8.043827" calcext:value-type="float">
            <text:p>8.043827</text:p>
          </table:table-cell>
          <table:table-cell office:value-type="float" office:value="9.515735" calcext:value-type="float">
            <text:p>9.515735</text:p>
          </table:table-cell>
          <table:table-cell office:value-type="float" office:value="9.649059" calcext:value-type="float">
            <text:p>9.649059</text:p>
          </table:table-cell>
          <table:table-cell office:value-type="float" office:value="6.141985" calcext:value-type="float">
            <text:p>6.141985</text:p>
          </table:table-cell>
          <table:table-cell office:value-type="float" office:value="7.089793" calcext:value-type="float">
            <text:p>7.089793</text:p>
          </table:table-cell>
          <table:table-cell office:value-type="float" office:value="-83219.56" calcext:value-type="float">
            <text:p>-83219.56</text:p>
          </table:table-cell>
          <table:table-cell office:value-type="float" office:value="0" calcext:value-type="float">
            <text:p>0</text:p>
          </table:table-cell>
          <table:table-cell office:value-type="float" office:value="-0.0003741453" calcext:value-type="float">
            <text:p>-0.00037414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3.308685" calcext:value-type="float">
            <text:p>3.308685</text:p>
          </table:table-cell>
          <table:table-cell office:value-type="float" office:value="464.6931" calcext:value-type="float">
            <text:p>464.6931</text:p>
          </table:table-cell>
          <table:table-cell office:value-type="float" office:value="1.35" calcext:value-type="float">
            <text:p>1.35</text:p>
          </table:table-cell>
          <table:table-cell office:value-type="float" office:value="-0.4718748" calcext:value-type="float">
            <text:p>-0.4718748</text:p>
          </table:table-cell>
          <table:table-cell office:value-type="float" office:value="0.8105791" calcext:value-type="float">
            <text:p>0.8105791</text:p>
          </table:table-cell>
          <table:table-cell office:value-type="float" office:value="12.21641" calcext:value-type="float">
            <text:p>12.21641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22784" calcext:value-type="float">
            <text:p>0.01622784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842076" calcext:value-type="float">
            <text:p>5.842076</text:p>
          </table:table-cell>
          <table:table-cell office:value-type="float" office:value="-0.00255184" calcext:value-type="float">
            <text:p>-0.00255184</text:p>
          </table:table-cell>
          <table:table-cell office:value-type="float" office:value="-0.003496872" calcext:value-type="float">
            <text:p>-0.003496872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6225" calcext:value-type="float">
            <text:p>5.886225</text:p>
          </table:table-cell>
          <table:table-cell office:value-type="float" office:value="1.539284" calcext:value-type="float">
            <text:p>1.539284</text:p>
          </table:table-cell>
          <table:table-cell office:value-type="float" office:value="3.179218" calcext:value-type="float">
            <text:p>3.179218</text:p>
          </table:table-cell>
          <table:table-cell office:value-type="float" office:value="9.326963" calcext:value-type="float">
            <text:p>9.326963</text:p>
          </table:table-cell>
          <table:table-cell office:value-type="float" office:value="1.670973" calcext:value-type="float">
            <text:p>1.670973</text:p>
          </table:table-cell>
          <table:table-cell office:value-type="float" office:value="0.01777652" calcext:value-type="float">
            <text:p>0.01777652</text:p>
          </table:table-cell>
          <table:table-cell office:value-type="float" office:value="0.01633202" calcext:value-type="float">
            <text:p>0.01633202</text:p>
          </table:table-cell>
          <table:table-cell office:value-type="float" office:value="0.01613869" calcext:value-type="float">
            <text:p>0.01613869</text:p>
          </table:table-cell>
          <table:table-cell office:value-type="float" office:value="0.01450565" calcext:value-type="float">
            <text:p>0.01450565</text:p>
          </table:table-cell>
          <table:table-cell office:value-type="float" office:value="2.455336" calcext:value-type="float">
            <text:p>2.455336</text:p>
          </table:table-cell>
          <table:table-cell office:value-type="float" office:value="5.986334" calcext:value-type="float">
            <text:p>5.986334</text:p>
          </table:table-cell>
          <table:table-cell office:value-type="float" office:value="7.572807" calcext:value-type="float">
            <text:p>7.572807</text:p>
          </table:table-cell>
          <table:table-cell office:value-type="float" office:value="8.179873" calcext:value-type="float">
            <text:p>8.179873</text:p>
          </table:table-cell>
          <table:table-cell office:value-type="float" office:value="9.507126" calcext:value-type="float">
            <text:p>9.507126</text:p>
          </table:table-cell>
          <table:table-cell office:value-type="float" office:value="9.611776" calcext:value-type="float">
            <text:p>9.611776</text:p>
          </table:table-cell>
          <table:table-cell office:value-type="float" office:value="6.11415" calcext:value-type="float">
            <text:p>6.11415</text:p>
          </table:table-cell>
          <table:table-cell office:value-type="float" office:value="7.068007" calcext:value-type="float">
            <text:p>7.068007</text:p>
          </table:table-cell>
          <table:table-cell office:value-type="float" office:value="-84244.15" calcext:value-type="float">
            <text:p>-84244.15</text:p>
          </table:table-cell>
          <table:table-cell office:value-type="float" office:value="0" calcext:value-type="float">
            <text:p>0</text:p>
          </table:table-cell>
          <table:table-cell office:value-type="float" office:value="-0.000398408" calcext:value-type="float">
            <text:p>-0.0003984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0" calcext:value-type="float">
            <text:p>21062000</text:p>
          </table:table-cell>
          <table:table-cell office:value-type="float" office:value="3.301546" calcext:value-type="float">
            <text:p>3.301546</text:p>
          </table:table-cell>
          <table:table-cell office:value-type="float" office:value="464.659" calcext:value-type="float">
            <text:p>464.659</text:p>
          </table:table-cell>
          <table:table-cell office:value-type="float" office:value="1.35" calcext:value-type="float">
            <text:p>1.35</text:p>
          </table:table-cell>
          <table:table-cell office:value-type="float" office:value="-0.5584996" calcext:value-type="float">
            <text:p>-0.5584996</text:p>
          </table:table-cell>
          <table:table-cell office:value-type="float" office:value="0.7336562" calcext:value-type="float">
            <text:p>0.7336562</text:p>
          </table:table-cell>
          <table:table-cell office:value-type="float" office:value="12.189" calcext:value-type="float">
            <text:p>12.189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39774" calcext:value-type="float">
            <text:p>0.01639774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5.913778" calcext:value-type="float">
            <text:p>5.913778</text:p>
          </table:table-cell>
          <table:table-cell office:value-type="float" office:value="-0.002614141" calcext:value-type="float">
            <text:p>-0.002614141</text:p>
          </table:table-cell>
          <table:table-cell office:value-type="float" office:value="-0.003651802" calcext:value-type="float">
            <text:p>-0.003651802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89817" calcext:value-type="float">
            <text:p>5.889817</text:p>
          </table:table-cell>
          <table:table-cell office:value-type="float" office:value="0.9849487" calcext:value-type="float">
            <text:p>0.9849487</text:p>
          </table:table-cell>
          <table:table-cell office:value-type="float" office:value="2.280881" calcext:value-type="float">
            <text:p>2.280881</text:p>
          </table:table-cell>
          <table:table-cell office:value-type="float" office:value="7.895511" calcext:value-type="float">
            <text:p>7.895511</text:p>
          </table:table-cell>
          <table:table-cell office:value-type="float" office:value="2.232797" calcext:value-type="float">
            <text:p>2.232797</text:p>
          </table:table-cell>
          <table:table-cell office:value-type="float" office:value="0.05406381" calcext:value-type="float">
            <text:p>0.05406381</text:p>
          </table:table-cell>
          <table:table-cell office:value-type="float" office:value="0.01700762" calcext:value-type="float">
            <text:p>0.01700762</text:p>
          </table:table-cell>
          <table:table-cell office:value-type="float" office:value="0.01608424" calcext:value-type="float">
            <text:p>0.01608424</text:p>
          </table:table-cell>
          <table:table-cell office:value-type="float" office:value="0.01439645" calcext:value-type="float">
            <text:p>0.01439645</text:p>
          </table:table-cell>
          <table:table-cell office:value-type="float" office:value="0.9015487" calcext:value-type="float">
            <text:p>0.9015487</text:p>
          </table:table-cell>
          <table:table-cell office:value-type="float" office:value="2.781008" calcext:value-type="float">
            <text:p>2.781008</text:p>
          </table:table-cell>
          <table:table-cell office:value-type="float" office:value="7.04707" calcext:value-type="float">
            <text:p>7.04707</text:p>
          </table:table-cell>
          <table:table-cell office:value-type="float" office:value="8.918595" calcext:value-type="float">
            <text:p>8.918595</text:p>
          </table:table-cell>
          <table:table-cell office:value-type="float" office:value="10.17687" calcext:value-type="float">
            <text:p>10.17687</text:p>
          </table:table-cell>
          <table:table-cell office:value-type="float" office:value="9.96827" calcext:value-type="float">
            <text:p>9.96827</text:p>
          </table:table-cell>
          <table:table-cell office:value-type="float" office:value="6.002297" calcext:value-type="float">
            <text:p>6.002297</text:p>
          </table:table-cell>
          <table:table-cell office:value-type="float" office:value="7.053181" calcext:value-type="float">
            <text:p>7.053181</text:p>
          </table:table-cell>
          <table:table-cell office:value-type="float" office:value="-85808.7" calcext:value-type="float">
            <text:p>-85808.7</text:p>
          </table:table-cell>
          <table:table-cell office:value-type="float" office:value="0" calcext:value-type="float">
            <text:p>0</text:p>
          </table:table-cell>
          <table:table-cell office:value-type="float" office:value="-0.0004140476" calcext:value-type="float">
            <text:p>-0.00041404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0" calcext:value-type="float">
            <text:p>22062000</text:p>
          </table:table-cell>
          <table:table-cell office:value-type="float" office:value="3.294328" calcext:value-type="float">
            <text:p>3.294328</text:p>
          </table:table-cell>
          <table:table-cell office:value-type="float" office:value="464.6255" calcext:value-type="float">
            <text:p>464.6255</text:p>
          </table:table-cell>
          <table:table-cell office:value-type="float" office:value="1.35" calcext:value-type="float">
            <text:p>1.35</text:p>
          </table:table-cell>
          <table:table-cell office:value-type="float" office:value="-0.6588679" calcext:value-type="float">
            <text:p>-0.6588679</text:p>
          </table:table-cell>
          <table:table-cell office:value-type="float" office:value="0.6459012" calcext:value-type="float">
            <text:p>0.6459012</text:p>
          </table:table-cell>
          <table:table-cell office:value-type="float" office:value="12.10448" calcext:value-type="float">
            <text:p>12.10448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62781" calcext:value-type="float">
            <text:p>0.01662781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6.02927" calcext:value-type="float">
            <text:p>6.02927</text:p>
          </table:table-cell>
          <table:table-cell office:value-type="float" office:value="-0.002701947" calcext:value-type="float">
            <text:p>-0.002701947</text:p>
          </table:table-cell>
          <table:table-cell office:value-type="float" office:value="-0.003693651" calcext:value-type="float">
            <text:p>-0.003693651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4716" calcext:value-type="float">
            <text:p>5.894716</text:p>
          </table:table-cell>
          <table:table-cell office:value-type="float" office:value="0.7942185" calcext:value-type="float">
            <text:p>0.7942185</text:p>
          </table:table-cell>
          <table:table-cell office:value-type="float" office:value="1.817428" calcext:value-type="float">
            <text:p>1.817428</text:p>
          </table:table-cell>
          <table:table-cell office:value-type="float" office:value="6.783196" calcext:value-type="float">
            <text:p>6.783196</text:p>
          </table:table-cell>
          <table:table-cell office:value-type="float" office:value="2.156428" calcext:value-type="float">
            <text:p>2.156428</text:p>
          </table:table-cell>
          <table:table-cell office:value-type="float" office:value="0.03680862" calcext:value-type="float">
            <text:p>0.03680862</text:p>
          </table:table-cell>
          <table:table-cell office:value-type="float" office:value="0.01671559" calcext:value-type="float">
            <text:p>0.01671559</text:p>
          </table:table-cell>
          <table:table-cell office:value-type="float" office:value="0.01594288" calcext:value-type="float">
            <text:p>0.01594288</text:p>
          </table:table-cell>
          <table:table-cell office:value-type="float" office:value="0.01426789" calcext:value-type="float">
            <text:p>0.01426789</text:p>
          </table:table-cell>
          <table:table-cell office:value-type="float" office:value="0.9211798" calcext:value-type="float">
            <text:p>0.9211798</text:p>
          </table:table-cell>
          <table:table-cell office:value-type="float" office:value="2.624804" calcext:value-type="float">
            <text:p>2.624804</text:p>
          </table:table-cell>
          <table:table-cell office:value-type="float" office:value="6.49123" calcext:value-type="float">
            <text:p>6.49123</text:p>
          </table:table-cell>
          <table:table-cell office:value-type="float" office:value="8.61939" calcext:value-type="float">
            <text:p>8.61939</text:p>
          </table:table-cell>
          <table:table-cell office:value-type="float" office:value="9.66294" calcext:value-type="float">
            <text:p>9.66294</text:p>
          </table:table-cell>
          <table:table-cell office:value-type="float" office:value="9.989116" calcext:value-type="float">
            <text:p>9.989116</text:p>
          </table:table-cell>
          <table:table-cell office:value-type="float" office:value="6.156006" calcext:value-type="float">
            <text:p>6.156006</text:p>
          </table:table-cell>
          <table:table-cell office:value-type="float" office:value="7.044263" calcext:value-type="float">
            <text:p>7.044263</text:p>
          </table:table-cell>
          <table:table-cell office:value-type="float" office:value="-86795.5" calcext:value-type="float">
            <text:p>-86795.5</text:p>
          </table:table-cell>
          <table:table-cell office:value-type="float" office:value="0" calcext:value-type="float">
            <text:p>0</text:p>
          </table:table-cell>
          <table:table-cell office:value-type="float" office:value="-0.000429231" calcext:value-type="float">
            <text:p>-0.0004292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0" calcext:value-type="float">
            <text:p>23062000</text:p>
          </table:table-cell>
          <table:table-cell office:value-type="float" office:value="3.286935" calcext:value-type="float">
            <text:p>3.286935</text:p>
          </table:table-cell>
          <table:table-cell office:value-type="float" office:value="464.5909" calcext:value-type="float">
            <text:p>464.5909</text:p>
          </table:table-cell>
          <table:table-cell office:value-type="float" office:value="1.35" calcext:value-type="float">
            <text:p>1.35</text:p>
          </table:table-cell>
          <table:table-cell office:value-type="float" office:value="-0.7770683" calcext:value-type="float">
            <text:p>-0.7770683</text:p>
          </table:table-cell>
          <table:table-cell office:value-type="float" office:value="0.5572601" calcext:value-type="float">
            <text:p>0.5572601</text:p>
          </table:table-cell>
          <table:table-cell office:value-type="float" office:value="12.01434" calcext:value-type="float">
            <text:p>12.01434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81876" calcext:value-type="float">
            <text:p>0.01681876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6.127238" calcext:value-type="float">
            <text:p>6.127238</text:p>
          </table:table-cell>
          <table:table-cell office:value-type="float" office:value="-0.002884307" calcext:value-type="float">
            <text:p>-0.002884307</text:p>
          </table:table-cell>
          <table:table-cell office:value-type="float" office:value="-0.003741101" calcext:value-type="float">
            <text:p>-0.003741101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5892" calcext:value-type="float">
            <text:p>5.895892</text:p>
          </table:table-cell>
          <table:table-cell office:value-type="float" office:value="0.7904831" calcext:value-type="float">
            <text:p>0.7904831</text:p>
          </table:table-cell>
          <table:table-cell office:value-type="float" office:value="1.428541" calcext:value-type="float">
            <text:p>1.428541</text:p>
          </table:table-cell>
          <table:table-cell office:value-type="float" office:value="5.913215" calcext:value-type="float">
            <text:p>5.913215</text:p>
          </table:table-cell>
          <table:table-cell office:value-type="float" office:value="1.761005" calcext:value-type="float">
            <text:p>1.761005</text:p>
          </table:table-cell>
          <table:table-cell office:value-type="float" office:value="0.02260189" calcext:value-type="float">
            <text:p>0.02260189</text:p>
          </table:table-cell>
          <table:table-cell office:value-type="float" office:value="0.01643246" calcext:value-type="float">
            <text:p>0.01643246</text:p>
          </table:table-cell>
          <table:table-cell office:value-type="float" office:value="0.01581136" calcext:value-type="float">
            <text:p>0.01581136</text:p>
          </table:table-cell>
          <table:table-cell office:value-type="float" office:value="0.01415631" calcext:value-type="float">
            <text:p>0.01415631</text:p>
          </table:table-cell>
          <table:table-cell office:value-type="float" office:value="0.880975" calcext:value-type="float">
            <text:p>0.880975</text:p>
          </table:table-cell>
          <table:table-cell office:value-type="float" office:value="3.461802" calcext:value-type="float">
            <text:p>3.461802</text:p>
          </table:table-cell>
          <table:table-cell office:value-type="float" office:value="6.454123" calcext:value-type="float">
            <text:p>6.454123</text:p>
          </table:table-cell>
          <table:table-cell office:value-type="float" office:value="8.247169" calcext:value-type="float">
            <text:p>8.247169</text:p>
          </table:table-cell>
          <table:table-cell office:value-type="float" office:value="8.980624" calcext:value-type="float">
            <text:p>8.980624</text:p>
          </table:table-cell>
          <table:table-cell office:value-type="float" office:value="9.547755" calcext:value-type="float">
            <text:p>9.547755</text:p>
          </table:table-cell>
          <table:table-cell office:value-type="float" office:value="6.197962" calcext:value-type="float">
            <text:p>6.197962</text:p>
          </table:table-cell>
          <table:table-cell office:value-type="float" office:value="7.032707" calcext:value-type="float">
            <text:p>7.032707</text:p>
          </table:table-cell>
          <table:table-cell office:value-type="float" office:value="-87877.36" calcext:value-type="float">
            <text:p>-87877.36</text:p>
          </table:table-cell>
          <table:table-cell office:value-type="float" office:value="0" calcext:value-type="float">
            <text:p>0</text:p>
          </table:table-cell>
          <table:table-cell office:value-type="float" office:value="-0.0004708781" calcext:value-type="float">
            <text:p>-0.00047087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0" calcext:value-type="float">
            <text:p>24062000</text:p>
          </table:table-cell>
          <table:table-cell office:value-type="float" office:value="3.278372" calcext:value-type="float">
            <text:p>3.278372</text:p>
          </table:table-cell>
          <table:table-cell office:value-type="float" office:value="464.5515" calcext:value-type="float">
            <text:p>464.5515</text:p>
          </table:table-cell>
          <table:table-cell office:value-type="float" office:value="1.35" calcext:value-type="float">
            <text:p>1.35</text:p>
          </table:table-cell>
          <table:table-cell office:value-type="float" office:value="-0.9276792" calcext:value-type="float">
            <text:p>-0.9276792</text:p>
          </table:table-cell>
          <table:table-cell office:value-type="float" office:value="0.4564029" calcext:value-type="float">
            <text:p>0.4564029</text:p>
          </table:table-cell>
          <table:table-cell office:value-type="float" office:value="11.94396" calcext:value-type="float">
            <text:p>11.94396</text:p>
          </table:table-cell>
          <table:table-cell office:value-type="float" office:value="0.0000805411" calcext:value-type="float">
            <text:p>8.05411E-05</text:p>
          </table:table-cell>
          <table:table-cell office:value-type="float" office:value="0.01695384" calcext:value-type="float">
            <text:p>0.01695384</text:p>
          </table:table-cell>
          <table:table-cell office:value-type="float" office:value="0.01180225" calcext:value-type="float">
            <text:p>0.01180225</text:p>
          </table:table-cell>
          <table:table-cell office:value-type="float" office:value="6.191163" calcext:value-type="float">
            <text:p>6.191163</text:p>
          </table:table-cell>
          <table:table-cell office:value-type="float" office:value="-0.003000993" calcext:value-type="float">
            <text:p>-0.003000993</text:p>
          </table:table-cell>
          <table:table-cell office:value-type="float" office:value="-0.003791739" calcext:value-type="float">
            <text:p>-0.003791739</text:p>
          </table:table-cell>
          <table:table-cell office:value-type="float" office:value="0.000000007581537" calcext:value-type="float">
            <text:p>7.581537E-09</text:p>
          </table:table-cell>
          <table:table-cell office:value-type="float" office:value="5.893807" calcext:value-type="float">
            <text:p>5.893807</text:p>
          </table:table-cell>
          <table:table-cell office:value-type="float" office:value="0.7636473" calcext:value-type="float">
            <text:p>0.7636473</text:p>
          </table:table-cell>
          <table:table-cell office:value-type="float" office:value="0.900804" calcext:value-type="float">
            <text:p>0.900804</text:p>
          </table:table-cell>
          <table:table-cell office:value-type="float" office:value="4.99676" calcext:value-type="float">
            <text:p>4.99676</text:p>
          </table:table-cell>
          <table:table-cell office:value-type="float" office:value="1.255387" calcext:value-type="float">
            <text:p>1.255387</text:p>
          </table:table-cell>
          <table:table-cell office:value-type="float" office:value="0.01887051" calcext:value-type="float">
            <text:p>0.01887051</text:p>
          </table:table-cell>
          <table:table-cell office:value-type="float" office:value="0.01618193" calcext:value-type="float">
            <text:p>0.01618193</text:p>
          </table:table-cell>
          <table:table-cell office:value-type="float" office:value="0.01558974" calcext:value-type="float">
            <text:p>0.01558974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5884729" calcext:value-type="float">
            <text:p>0.5884729</text:p>
          </table:table-cell>
          <table:table-cell office:value-type="float" office:value="4.214387" calcext:value-type="float">
            <text:p>4.214387</text:p>
          </table:table-cell>
          <table:table-cell office:value-type="float" office:value="6.753876" calcext:value-type="float">
            <text:p>6.753876</text:p>
          </table:table-cell>
          <table:table-cell office:value-type="float" office:value="8.166737" calcext:value-type="float">
            <text:p>8.166737</text:p>
          </table:table-cell>
          <table:table-cell office:value-type="float" office:value="8.411579" calcext:value-type="float">
            <text:p>8.411579</text:p>
          </table:table-cell>
          <table:table-cell office:value-type="float" office:value="9.042989" calcext:value-type="float">
            <text:p>9.042989</text:p>
          </table:table-cell>
          <table:table-cell office:value-type="float" office:value="6.087015" calcext:value-type="float">
            <text:p>6.087015</text:p>
          </table:table-cell>
          <table:table-cell office:value-type="float" office:value="7.009519" calcext:value-type="float">
            <text:p>7.009519</text:p>
          </table:table-cell>
          <table:table-cell office:value-type="float" office:value="-88928.8" calcext:value-type="float">
            <text:p>-88928.8</text:p>
          </table:table-cell>
          <table:table-cell office:value-type="float" office:value="0" calcext:value-type="float">
            <text:p>0</text:p>
          </table:table-cell>
          <table:table-cell office:value-type="float" office:value="-0.0004867362" calcext:value-type="float">
            <text:p>-0.00048673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0" calcext:value-type="float">
            <text:p>25062000</text:p>
          </table:table-cell>
          <table:table-cell office:value-type="float" office:value="3.270808" calcext:value-type="float">
            <text:p>3.270808</text:p>
          </table:table-cell>
          <table:table-cell office:value-type="float" office:value="464.5165" calcext:value-type="float">
            <text:p>464.5165</text:p>
          </table:table-cell>
          <table:table-cell office:value-type="float" office:value="1.35" calcext:value-type="float">
            <text:p>1.35</text:p>
          </table:table-cell>
          <table:table-cell office:value-type="float" office:value="-1.08324" calcext:value-type="float">
            <text:p>-1.08324</text:p>
          </table:table-cell>
          <table:table-cell office:value-type="float" office:value="0.3397009" calcext:value-type="float">
            <text:p>0.3397009</text:p>
          </table:table-cell>
          <table:table-cell office:value-type="float" office:value="11.88133" calcext:value-type="float">
            <text:p>11.8813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722311" calcext:value-type="float">
            <text:p>0.0172231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300971" calcext:value-type="float">
            <text:p>6.300971</text:p>
          </table:table-cell>
          <table:table-cell office:value-type="float" office:value="-0.003121741" calcext:value-type="float">
            <text:p>-0.003121741</text:p>
          </table:table-cell>
          <table:table-cell office:value-type="float" office:value="-0.003909178" calcext:value-type="float">
            <text:p>-0.003909178</text:p>
          </table:table-cell>
          <table:table-cell office:value-type="float" office:value="0.000000007623483" calcext:value-type="float">
            <text:p>7.623483E-09</text:p>
          </table:table-cell>
          <table:table-cell office:value-type="float" office:value="5.900411" calcext:value-type="float">
            <text:p>5.900411</text:p>
          </table:table-cell>
          <table:table-cell office:value-type="float" office:value="0.4446474" calcext:value-type="float">
            <text:p>0.4446474</text:p>
          </table:table-cell>
          <table:table-cell office:value-type="float" office:value="0.5928002" calcext:value-type="float">
            <text:p>0.5928002</text:p>
          </table:table-cell>
          <table:table-cell office:value-type="float" office:value="3.18053" calcext:value-type="float">
            <text:p>3.18053</text:p>
          </table:table-cell>
          <table:table-cell office:value-type="float" office:value="1.185492" calcext:value-type="float">
            <text:p>1.185492</text:p>
          </table:table-cell>
          <table:table-cell office:value-type="float" office:value="0.2127584" calcext:value-type="float">
            <text:p>0.2127584</text:p>
          </table:table-cell>
          <table:table-cell office:value-type="float" office:value="0.02197414" calcext:value-type="float">
            <text:p>0.02197414</text:p>
          </table:table-cell>
          <table:table-cell office:value-type="float" office:value="0.01737035" calcext:value-type="float">
            <text:p>0.01737035</text:p>
          </table:table-cell>
          <table:table-cell office:value-type="float" office:value="0.01395291" calcext:value-type="float">
            <text:p>0.01395291</text:p>
          </table:table-cell>
          <table:table-cell office:value-type="float" office:value="0.7939497" calcext:value-type="float">
            <text:p>0.7939497</text:p>
          </table:table-cell>
          <table:table-cell office:value-type="float" office:value="2.109585" calcext:value-type="float">
            <text:p>2.109585</text:p>
          </table:table-cell>
          <table:table-cell office:value-type="float" office:value="4.609158" calcext:value-type="float">
            <text:p>4.609158</text:p>
          </table:table-cell>
          <table:table-cell office:value-type="float" office:value="7.730111" calcext:value-type="float">
            <text:p>7.730111</text:p>
          </table:table-cell>
          <table:table-cell office:value-type="float" office:value="9.03614" calcext:value-type="float">
            <text:p>9.03614</text:p>
          </table:table-cell>
          <table:table-cell office:value-type="float" office:value="10.12984" calcext:value-type="float">
            <text:p>10.12984</text:p>
          </table:table-cell>
          <table:table-cell office:value-type="float" office:value="6.597312" calcext:value-type="float">
            <text:p>6.597312</text:p>
          </table:table-cell>
          <table:table-cell office:value-type="float" office:value="7.001974" calcext:value-type="float">
            <text:p>7.001974</text:p>
          </table:table-cell>
          <table:table-cell office:value-type="float" office:value="-91458.36" calcext:value-type="float">
            <text:p>-91458.36</text:p>
          </table:table-cell>
          <table:table-cell office:value-type="float" office:value="0" calcext:value-type="float">
            <text:p>0</text:p>
          </table:table-cell>
          <table:table-cell office:value-type="float" office:value="-0.0005476006" calcext:value-type="float">
            <text:p>-0.00054760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0" calcext:value-type="float">
            <text:p>26062000</text:p>
          </table:table-cell>
          <table:table-cell office:value-type="float" office:value="3.261962" calcext:value-type="float">
            <text:p>3.261962</text:p>
          </table:table-cell>
          <table:table-cell office:value-type="float" office:value="464.4763" calcext:value-type="float">
            <text:p>464.4763</text:p>
          </table:table-cell>
          <table:table-cell office:value-type="float" office:value="1.35" calcext:value-type="float">
            <text:p>1.35</text:p>
          </table:table-cell>
          <table:table-cell office:value-type="float" office:value="-1.269156" calcext:value-type="float">
            <text:p>-1.269156</text:p>
          </table:table-cell>
          <table:table-cell office:value-type="float" office:value="0.2194881" calcext:value-type="float">
            <text:p>0.2194881</text:p>
          </table:table-cell>
          <table:table-cell office:value-type="float" office:value="11.75132" calcext:value-type="float">
            <text:p>11.7513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752563" calcext:value-type="float">
            <text:p>0.01752563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409728" calcext:value-type="float">
            <text:p>6.409728</text:p>
          </table:table-cell>
          <table:table-cell office:value-type="float" office:value="-0.00327839" calcext:value-type="float">
            <text:p>-0.00327839</text:p>
          </table:table-cell>
          <table:table-cell office:value-type="float" office:value="-0.00391332" calcext:value-type="float">
            <text:p>-0.00391332</text:p>
          </table:table-cell>
          <table:table-cell office:value-type="float" office:value="0.00000000773854" calcext:value-type="float">
            <text:p>7.73854E-09</text:p>
          </table:table-cell>
          <table:table-cell office:value-type="float" office:value="5.903645" calcext:value-type="float">
            <text:p>5.903645</text:p>
          </table:table-cell>
          <table:table-cell office:value-type="float" office:value="0.348651" calcext:value-type="float">
            <text:p>0.348651</text:p>
          </table:table-cell>
          <table:table-cell office:value-type="float" office:value="0.4005626" calcext:value-type="float">
            <text:p>0.4005626</text:p>
          </table:table-cell>
          <table:table-cell office:value-type="float" office:value="2.043173" calcext:value-type="float">
            <text:p>2.043173</text:p>
          </table:table-cell>
          <table:table-cell office:value-type="float" office:value="0.6041746" calcext:value-type="float">
            <text:p>0.6041746</text:p>
          </table:table-cell>
          <table:table-cell office:value-type="float" office:value="0.1170139" calcext:value-type="float">
            <text:p>0.1170139</text:p>
          </table:table-cell>
          <table:table-cell office:value-type="float" office:value="0.01896196" calcext:value-type="float">
            <text:p>0.01896196</text:p>
          </table:table-cell>
          <table:table-cell office:value-type="float" office:value="0.01672854" calcext:value-type="float">
            <text:p>0.01672854</text:p>
          </table:table-cell>
          <table:table-cell office:value-type="float" office:value="0.01387408" calcext:value-type="float">
            <text:p>0.01387408</text:p>
          </table:table-cell>
          <table:table-cell office:value-type="float" office:value="0.6813772" calcext:value-type="float">
            <text:p>0.6813772</text:p>
          </table:table-cell>
          <table:table-cell office:value-type="float" office:value="2.824155" calcext:value-type="float">
            <text:p>2.824155</text:p>
          </table:table-cell>
          <table:table-cell office:value-type="float" office:value="5.187134" calcext:value-type="float">
            <text:p>5.187134</text:p>
          </table:table-cell>
          <table:table-cell office:value-type="float" office:value="7.585345" calcext:value-type="float">
            <text:p>7.585345</text:p>
          </table:table-cell>
          <table:table-cell office:value-type="float" office:value="8.2365" calcext:value-type="float">
            <text:p>8.2365</text:p>
          </table:table-cell>
          <table:table-cell office:value-type="float" office:value="8.909884" calcext:value-type="float">
            <text:p>8.909884</text:p>
          </table:table-cell>
          <table:table-cell office:value-type="float" office:value="6.222987" calcext:value-type="float">
            <text:p>6.222987</text:p>
          </table:table-cell>
          <table:table-cell office:value-type="float" office:value="7.018736" calcext:value-type="float">
            <text:p>7.018736</text:p>
          </table:table-cell>
          <table:table-cell office:value-type="float" office:value="-92762.58" calcext:value-type="float">
            <text:p>-92762.58</text:p>
          </table:table-cell>
          <table:table-cell office:value-type="float" office:value="0" calcext:value-type="float">
            <text:p>0</text:p>
          </table:table-cell>
          <table:table-cell office:value-type="float" office:value="-0.0006125406" calcext:value-type="float">
            <text:p>-0.00061254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0" calcext:value-type="float">
            <text:p>27062000</text:p>
          </table:table-cell>
          <table:table-cell office:value-type="float" office:value="3.253" calcext:value-type="float">
            <text:p>3.253</text:p>
          </table:table-cell>
          <table:table-cell office:value-type="float" office:value="464.4318" calcext:value-type="float">
            <text:p>464.4318</text:p>
          </table:table-cell>
          <table:table-cell office:value-type="float" office:value="1.35" calcext:value-type="float">
            <text:p>1.35</text:p>
          </table:table-cell>
          <table:table-cell office:value-type="float" office:value="-1.467024" calcext:value-type="float">
            <text:p>-1.467024</text:p>
          </table:table-cell>
          <table:table-cell office:value-type="float" office:value="0.156114" calcext:value-type="float">
            <text:p>0.156114</text:p>
          </table:table-cell>
          <table:table-cell office:value-type="float" office:value="11.58022" calcext:value-type="float">
            <text:p>11.5802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779682" calcext:value-type="float">
            <text:p>0.0177968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497974" calcext:value-type="float">
            <text:p>6.497974</text:p>
          </table:table-cell>
          <table:table-cell office:value-type="float" office:value="-0.003538259" calcext:value-type="float">
            <text:p>-0.003538259</text:p>
          </table:table-cell>
          <table:table-cell office:value-type="float" office:value="-0.003914076" calcext:value-type="float">
            <text:p>-0.003914076</text:p>
          </table:table-cell>
          <table:table-cell office:value-type="float" office:value="0.000000008219912" calcext:value-type="float">
            <text:p>8.219912E-09</text:p>
          </table:table-cell>
          <table:table-cell office:value-type="float" office:value="5.905006" calcext:value-type="float">
            <text:p>5.905006</text:p>
          </table:table-cell>
          <table:table-cell office:value-type="float" office:value="0.2966825" calcext:value-type="float">
            <text:p>0.2966825</text:p>
          </table:table-cell>
          <table:table-cell office:value-type="float" office:value="0.2956809" calcext:value-type="float">
            <text:p>0.2956809</text:p>
          </table:table-cell>
          <table:table-cell office:value-type="float" office:value="1.29138" calcext:value-type="float">
            <text:p>1.29138</text:p>
          </table:table-cell>
          <table:table-cell office:value-type="float" office:value="0.4421999" calcext:value-type="float">
            <text:p>0.4421999</text:p>
          </table:table-cell>
          <table:table-cell office:value-type="float" office:value="0.07582271" calcext:value-type="float">
            <text:p>0.07582271</text:p>
          </table:table-cell>
          <table:table-cell office:value-type="float" office:value="0.01765895" calcext:value-type="float">
            <text:p>0.01765895</text:p>
          </table:table-cell>
          <table:table-cell office:value-type="float" office:value="0.0162777" calcext:value-type="float">
            <text:p>0.0162777</text:p>
          </table:table-cell>
          <table:table-cell office:value-type="float" office:value="0.01376258" calcext:value-type="float">
            <text:p>0.01376258</text:p>
          </table:table-cell>
          <table:table-cell office:value-type="float" office:value="0.6666793" calcext:value-type="float">
            <text:p>0.6666793</text:p>
          </table:table-cell>
          <table:table-cell office:value-type="float" office:value="2.928658" calcext:value-type="float">
            <text:p>2.928658</text:p>
          </table:table-cell>
          <table:table-cell office:value-type="float" office:value="5.46567" calcext:value-type="float">
            <text:p>5.46567</text:p>
          </table:table-cell>
          <table:table-cell office:value-type="float" office:value="7.138967" calcext:value-type="float">
            <text:p>7.138967</text:p>
          </table:table-cell>
          <table:table-cell office:value-type="float" office:value="7.531087" calcext:value-type="float">
            <text:p>7.531087</text:p>
          </table:table-cell>
          <table:table-cell office:value-type="float" office:value="7.902427" calcext:value-type="float">
            <text:p>7.902427</text:p>
          </table:table-cell>
          <table:table-cell office:value-type="float" office:value="5.841928" calcext:value-type="float">
            <text:p>5.841928</text:p>
          </table:table-cell>
          <table:table-cell office:value-type="float" office:value="6.996408" calcext:value-type="float">
            <text:p>6.996408</text:p>
          </table:table-cell>
          <table:table-cell office:value-type="float" office:value="-94079.9" calcext:value-type="float">
            <text:p>-94079.9</text:p>
          </table:table-cell>
          <table:table-cell office:value-type="float" office:value="0" calcext:value-type="float">
            <text:p>0</text:p>
          </table:table-cell>
          <table:table-cell office:value-type="float" office:value="-0.0007195975" calcext:value-type="float">
            <text:p>-0.00071959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0" calcext:value-type="float">
            <text:p>28062000</text:p>
          </table:table-cell>
          <table:table-cell office:value-type="float" office:value="3.244796" calcext:value-type="float">
            <text:p>3.244796</text:p>
          </table:table-cell>
          <table:table-cell office:value-type="float" office:value="464.3877" calcext:value-type="float">
            <text:p>464.3877</text:p>
          </table:table-cell>
          <table:table-cell office:value-type="float" office:value="1.35" calcext:value-type="float">
            <text:p>1.35</text:p>
          </table:table-cell>
          <table:table-cell office:value-type="float" office:value="-1.65874" calcext:value-type="float">
            <text:p>-1.65874</text:p>
          </table:table-cell>
          <table:table-cell office:value-type="float" office:value="0.125273" calcext:value-type="float">
            <text:p>0.125273</text:p>
          </table:table-cell>
          <table:table-cell office:value-type="float" office:value="11.40134" calcext:value-type="float">
            <text:p>11.4013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799001" calcext:value-type="float">
            <text:p>0.0179900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563591" calcext:value-type="float">
            <text:p>6.563591</text:p>
          </table:table-cell>
          <table:table-cell office:value-type="float" office:value="-0.003703263" calcext:value-type="float">
            <text:p>-0.003703263</text:p>
          </table:table-cell>
          <table:table-cell office:value-type="float" office:value="-0.003914597" calcext:value-type="float">
            <text:p>-0.003914597</text:p>
          </table:table-cell>
          <table:table-cell office:value-type="float" office:value="0.000000009139105" calcext:value-type="float">
            <text:p>9.139105E-09</text:p>
          </table:table-cell>
          <table:table-cell office:value-type="float" office:value="5.902454" calcext:value-type="float">
            <text:p>5.902454</text:p>
          </table:table-cell>
          <table:table-cell office:value-type="float" office:value="0.2850456" calcext:value-type="float">
            <text:p>0.2850456</text:p>
          </table:table-cell>
          <table:table-cell office:value-type="float" office:value="0.2244295" calcext:value-type="float">
            <text:p>0.2244295</text:p>
          </table:table-cell>
          <table:table-cell office:value-type="float" office:value="0.959622" calcext:value-type="float">
            <text:p>0.959622</text:p>
          </table:table-cell>
          <table:table-cell office:value-type="float" office:value="0.3303831" calcext:value-type="float">
            <text:p>0.3303831</text:p>
          </table:table-cell>
          <table:table-cell office:value-type="float" office:value="0.05896618" calcext:value-type="float">
            <text:p>0.05896618</text:p>
          </table:table-cell>
          <table:table-cell office:value-type="float" office:value="0.01674439" calcext:value-type="float">
            <text:p>0.01674439</text:p>
          </table:table-cell>
          <table:table-cell office:value-type="float" office:value="0.01578386" calcext:value-type="float">
            <text:p>0.01578386</text:p>
          </table:table-cell>
          <table:table-cell office:value-type="float" office:value="0.01365451" calcext:value-type="float">
            <text:p>0.01365451</text:p>
          </table:table-cell>
          <table:table-cell office:value-type="float" office:value="0.4663276" calcext:value-type="float">
            <text:p>0.4663276</text:p>
          </table:table-cell>
          <table:table-cell office:value-type="float" office:value="3.115118" calcext:value-type="float">
            <text:p>3.115118</text:p>
          </table:table-cell>
          <table:table-cell office:value-type="float" office:value="5.608912" calcext:value-type="float">
            <text:p>5.608912</text:p>
          </table:table-cell>
          <table:table-cell office:value-type="float" office:value="6.611548" calcext:value-type="float">
            <text:p>6.611548</text:p>
          </table:table-cell>
          <table:table-cell office:value-type="float" office:value="6.835852" calcext:value-type="float">
            <text:p>6.835852</text:p>
          </table:table-cell>
          <table:table-cell office:value-type="float" office:value="7.070849" calcext:value-type="float">
            <text:p>7.070849</text:p>
          </table:table-cell>
          <table:table-cell office:value-type="float" office:value="5.532786" calcext:value-type="float">
            <text:p>5.532786</text:p>
          </table:table-cell>
          <table:table-cell office:value-type="float" office:value="6.939322" calcext:value-type="float">
            <text:p>6.939322</text:p>
          </table:table-cell>
          <table:table-cell office:value-type="float" office:value="-95301.98" calcext:value-type="float">
            <text:p>-95301.98</text:p>
          </table:table-cell>
          <table:table-cell office:value-type="float" office:value="0" calcext:value-type="float">
            <text:p>0</text:p>
          </table:table-cell>
          <table:table-cell office:value-type="float" office:value="-0.0007791654" calcext:value-type="float">
            <text:p>-0.00077916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0" calcext:value-type="float">
            <text:p>29062000</text:p>
          </table:table-cell>
          <table:table-cell office:value-type="float" office:value="3.237727" calcext:value-type="float">
            <text:p>3.237727</text:p>
          </table:table-cell>
          <table:table-cell office:value-type="float" office:value="464.3472" calcext:value-type="float">
            <text:p>464.3472</text:p>
          </table:table-cell>
          <table:table-cell office:value-type="float" office:value="1.35" calcext:value-type="float">
            <text:p>1.35</text:p>
          </table:table-cell>
          <table:table-cell office:value-type="float" office:value="-1.855477" calcext:value-type="float">
            <text:p>-1.855477</text:p>
          </table:table-cell>
          <table:table-cell office:value-type="float" office:value="0.1027098" calcext:value-type="float">
            <text:p>0.1027098</text:p>
          </table:table-cell>
          <table:table-cell office:value-type="float" office:value="11.2263" calcext:value-type="float">
            <text:p>11.226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11189" calcext:value-type="float">
            <text:p>0.0181118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609059" calcext:value-type="float">
            <text:p>6.609059</text:p>
          </table:table-cell>
          <table:table-cell office:value-type="float" office:value="-0.003858396" calcext:value-type="float">
            <text:p>-0.003858396</text:p>
          </table:table-cell>
          <table:table-cell office:value-type="float" office:value="-0.003912326" calcext:value-type="float">
            <text:p>-0.003912326</text:p>
          </table:table-cell>
          <table:table-cell office:value-type="float" office:value="0.00000001052958" calcext:value-type="float">
            <text:p>1.052958E-08</text:p>
          </table:table-cell>
          <table:table-cell office:value-type="float" office:value="5.900373" calcext:value-type="float">
            <text:p>5.900373</text:p>
          </table:table-cell>
          <table:table-cell office:value-type="float" office:value="0.2625445" calcext:value-type="float">
            <text:p>0.2625445</text:p>
          </table:table-cell>
          <table:table-cell office:value-type="float" office:value="0.1706446" calcext:value-type="float">
            <text:p>0.1706446</text:p>
          </table:table-cell>
          <table:table-cell office:value-type="float" office:value="0.7196251" calcext:value-type="float">
            <text:p>0.7196251</text:p>
          </table:table-cell>
          <table:table-cell office:value-type="float" office:value="0.2491119" calcext:value-type="float">
            <text:p>0.2491119</text:p>
          </table:table-cell>
          <table:table-cell office:value-type="float" office:value="0.04718253" calcext:value-type="float">
            <text:p>0.04718253</text:p>
          </table:table-cell>
          <table:table-cell office:value-type="float" office:value="0.01608155" calcext:value-type="float">
            <text:p>0.01608155</text:p>
          </table:table-cell>
          <table:table-cell office:value-type="float" office:value="0.0153169" calcext:value-type="float">
            <text:p>0.0153169</text:p>
          </table:table-cell>
          <table:table-cell office:value-type="float" office:value="0.01354197" calcext:value-type="float">
            <text:p>0.01354197</text:p>
          </table:table-cell>
          <table:table-cell office:value-type="float" office:value="0.4425366" calcext:value-type="float">
            <text:p>0.4425366</text:p>
          </table:table-cell>
          <table:table-cell office:value-type="float" office:value="3.170232" calcext:value-type="float">
            <text:p>3.170232</text:p>
          </table:table-cell>
          <table:table-cell office:value-type="float" office:value="5.647425" calcext:value-type="float">
            <text:p>5.647425</text:p>
          </table:table-cell>
          <table:table-cell office:value-type="float" office:value="6.087945" calcext:value-type="float">
            <text:p>6.087945</text:p>
          </table:table-cell>
          <table:table-cell office:value-type="float" office:value="6.214941" calcext:value-type="float">
            <text:p>6.214941</text:p>
          </table:table-cell>
          <table:table-cell office:value-type="float" office:value="6.398683" calcext:value-type="float">
            <text:p>6.398683</text:p>
          </table:table-cell>
          <table:table-cell office:value-type="float" office:value="5.269629" calcext:value-type="float">
            <text:p>5.269629</text:p>
          </table:table-cell>
          <table:table-cell office:value-type="float" office:value="6.860693" calcext:value-type="float">
            <text:p>6.860693</text:p>
          </table:table-cell>
          <table:table-cell office:value-type="float" office:value="-96367.55" calcext:value-type="float">
            <text:p>-96367.55</text:p>
          </table:table-cell>
          <table:table-cell office:value-type="float" office:value="0" calcext:value-type="float">
            <text:p>0</text:p>
          </table:table-cell>
          <table:table-cell office:value-type="float" office:value="-0.0008312094" calcext:value-type="float">
            <text:p>-0.00083120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0" calcext:value-type="float">
            <text:p>30062000</text:p>
          </table:table-cell>
          <table:table-cell office:value-type="float" office:value="3.230771" calcext:value-type="float">
            <text:p>3.230771</text:p>
          </table:table-cell>
          <table:table-cell office:value-type="float" office:value="464.3085" calcext:value-type="float">
            <text:p>464.3085</text:p>
          </table:table-cell>
          <table:table-cell office:value-type="float" office:value="1.35" calcext:value-type="float">
            <text:p>1.35</text:p>
          </table:table-cell>
          <table:table-cell office:value-type="float" office:value="-2.064696" calcext:value-type="float">
            <text:p>-2.064696</text:p>
          </table:table-cell>
          <table:table-cell office:value-type="float" office:value="0.08619457" calcext:value-type="float">
            <text:p>0.08619457</text:p>
          </table:table-cell>
          <table:table-cell office:value-type="float" office:value="11.04433" calcext:value-type="float">
            <text:p>11.0443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18275" calcext:value-type="float">
            <text:p>0.0181827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640106" calcext:value-type="float">
            <text:p>6.640106</text:p>
          </table:table-cell>
          <table:table-cell office:value-type="float" office:value="-0.004077698" calcext:value-type="float">
            <text:p>-0.004077698</text:p>
          </table:table-cell>
          <table:table-cell office:value-type="float" office:value="-0.00390955" calcext:value-type="float">
            <text:p>-0.00390955</text:p>
          </table:table-cell>
          <table:table-cell office:value-type="float" office:value="0.00000001240454" calcext:value-type="float">
            <text:p>1.240454E-08</text:p>
          </table:table-cell>
          <table:table-cell office:value-type="float" office:value="5.897571" calcext:value-type="float">
            <text:p>5.897571</text:p>
          </table:table-cell>
          <table:table-cell office:value-type="float" office:value="0.2175083" calcext:value-type="float">
            <text:p>0.2175083</text:p>
          </table:table-cell>
          <table:table-cell office:value-type="float" office:value="0.1350096" calcext:value-type="float">
            <text:p>0.1350096</text:p>
          </table:table-cell>
          <table:table-cell office:value-type="float" office:value="0.5470693" calcext:value-type="float">
            <text:p>0.5470693</text:p>
          </table:table-cell>
          <table:table-cell office:value-type="float" office:value="0.1914479" calcext:value-type="float">
            <text:p>0.1914479</text:p>
          </table:table-cell>
          <table:table-cell office:value-type="float" office:value="0.03864365" calcext:value-type="float">
            <text:p>0.03864365</text:p>
          </table:table-cell>
          <table:table-cell office:value-type="float" office:value="0.01565772" calcext:value-type="float">
            <text:p>0.01565772</text:p>
          </table:table-cell>
          <table:table-cell office:value-type="float" office:value="0.01487059" calcext:value-type="float">
            <text:p>0.01487059</text:p>
          </table:table-cell>
          <table:table-cell office:value-type="float" office:value="0.01342288" calcext:value-type="float">
            <text:p>0.01342288</text:p>
          </table:table-cell>
          <table:table-cell office:value-type="float" office:value="0.5752519" calcext:value-type="float">
            <text:p>0.5752519</text:p>
          </table:table-cell>
          <table:table-cell office:value-type="float" office:value="3.233487" calcext:value-type="float">
            <text:p>3.233487</text:p>
          </table:table-cell>
          <table:table-cell office:value-type="float" office:value="5.504356" calcext:value-type="float">
            <text:p>5.504356</text:p>
          </table:table-cell>
          <table:table-cell office:value-type="float" office:value="5.529819" calcext:value-type="float">
            <text:p>5.529819</text:p>
          </table:table-cell>
          <table:table-cell office:value-type="float" office:value="5.616232" calcext:value-type="float">
            <text:p>5.616232</text:p>
          </table:table-cell>
          <table:table-cell office:value-type="float" office:value="5.840154" calcext:value-type="float">
            <text:p>5.840154</text:p>
          </table:table-cell>
          <table:table-cell office:value-type="float" office:value="5.031695" calcext:value-type="float">
            <text:p>5.031695</text:p>
          </table:table-cell>
          <table:table-cell office:value-type="float" office:value="6.769944" calcext:value-type="float">
            <text:p>6.769944</text:p>
          </table:table-cell>
          <table:table-cell office:value-type="float" office:value="-97543.42" calcext:value-type="float">
            <text:p>-97543.42</text:p>
          </table:table-cell>
          <table:table-cell office:value-type="float" office:value="0" calcext:value-type="float">
            <text:p>0</text:p>
          </table:table-cell>
          <table:table-cell office:value-type="float" office:value="-0.0009230015" calcext:value-type="float">
            <text:p>-0.00092300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3.222948" calcext:value-type="float">
            <text:p>3.222948</text:p>
          </table:table-cell>
          <table:table-cell office:value-type="float" office:value="464.2653" calcext:value-type="float">
            <text:p>464.2653</text:p>
          </table:table-cell>
          <table:table-cell office:value-type="float" office:value="1.35" calcext:value-type="float">
            <text:p>1.35</text:p>
          </table:table-cell>
          <table:table-cell office:value-type="float" office:value="-2.296122" calcext:value-type="float">
            <text:p>-2.296122</text:p>
          </table:table-cell>
          <table:table-cell office:value-type="float" office:value="0.07413178" calcext:value-type="float">
            <text:p>0.07413178</text:p>
          </table:table-cell>
          <table:table-cell office:value-type="float" office:value="10.85629" calcext:value-type="float">
            <text:p>10.85629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2362" calcext:value-type="float">
            <text:p>0.018236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662815" calcext:value-type="float">
            <text:p>6.662815</text:p>
          </table:table-cell>
          <table:table-cell office:value-type="float" office:value="-0.004240301" calcext:value-type="float">
            <text:p>-0.004240301</text:p>
          </table:table-cell>
          <table:table-cell office:value-type="float" office:value="-0.003909147" calcext:value-type="float">
            <text:p>-0.003909147</text:p>
          </table:table-cell>
          <table:table-cell office:value-type="float" office:value="0.00000001505343" calcext:value-type="float">
            <text:p>1.505343E-08</text:p>
          </table:table-cell>
          <table:table-cell office:value-type="float" office:value="5.893468" calcext:value-type="float">
            <text:p>5.893468</text:p>
          </table:table-cell>
          <table:table-cell office:value-type="float" office:value="0.1997923" calcext:value-type="float">
            <text:p>0.1997923</text:p>
          </table:table-cell>
          <table:table-cell office:value-type="float" office:value="0.1079068" calcext:value-type="float">
            <text:p>0.1079068</text:p>
          </table:table-cell>
          <table:table-cell office:value-type="float" office:value="0.4182111" calcext:value-type="float">
            <text:p>0.4182111</text:p>
          </table:table-cell>
          <table:table-cell office:value-type="float" office:value="0.1497104" calcext:value-type="float">
            <text:p>0.1497104</text:p>
          </table:table-cell>
          <table:table-cell office:value-type="float" office:value="0.03249592" calcext:value-type="float">
            <text:p>0.03249592</text:p>
          </table:table-cell>
          <table:table-cell office:value-type="float" office:value="0.01544658" calcext:value-type="float">
            <text:p>0.01544658</text:p>
          </table:table-cell>
          <table:table-cell office:value-type="float" office:value="0.01453421" calcext:value-type="float">
            <text:p>0.01453421</text:p>
          </table:table-cell>
          <table:table-cell office:value-type="float" office:value="0.01327381" calcext:value-type="float">
            <text:p>0.01327381</text:p>
          </table:table-cell>
          <table:table-cell office:value-type="float" office:value="0.4442671" calcext:value-type="float">
            <text:p>0.4442671</text:p>
          </table:table-cell>
          <table:table-cell office:value-type="float" office:value="2.304185" calcext:value-type="float">
            <text:p>2.304185</text:p>
          </table:table-cell>
          <table:table-cell office:value-type="float" office:value="5.433929" calcext:value-type="float">
            <text:p>5.433929</text:p>
          </table:table-cell>
          <table:table-cell office:value-type="float" office:value="5.350581" calcext:value-type="float">
            <text:p>5.350581</text:p>
          </table:table-cell>
          <table:table-cell office:value-type="float" office:value="4.960995" calcext:value-type="float">
            <text:p>4.960995</text:p>
          </table:table-cell>
          <table:table-cell office:value-type="float" office:value="5.311506" calcext:value-type="float">
            <text:p>5.311506</text:p>
          </table:table-cell>
          <table:table-cell office:value-type="float" office:value="4.752288" calcext:value-type="float">
            <text:p>4.752288</text:p>
          </table:table-cell>
          <table:table-cell office:value-type="float" office:value="6.668106" calcext:value-type="float">
            <text:p>6.668106</text:p>
          </table:table-cell>
          <table:table-cell office:value-type="float" office:value="-99075.9" calcext:value-type="float">
            <text:p>-99075.9</text:p>
          </table:table-cell>
          <table:table-cell office:value-type="float" office:value="0" calcext:value-type="float">
            <text:p>0</text:p>
          </table:table-cell>
          <table:table-cell office:value-type="float" office:value="-0.0010054" calcext:value-type="float">
            <text:p>-0.00100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3.216038" calcext:value-type="float">
            <text:p>3.216038</text:p>
          </table:table-cell>
          <table:table-cell office:value-type="float" office:value="464.226" calcext:value-type="float">
            <text:p>464.226</text:p>
          </table:table-cell>
          <table:table-cell office:value-type="float" office:value="1.35" calcext:value-type="float">
            <text:p>1.35</text:p>
          </table:table-cell>
          <table:table-cell office:value-type="float" office:value="-2.532692" calcext:value-type="float">
            <text:p>-2.532692</text:p>
          </table:table-cell>
          <table:table-cell office:value-type="float" office:value="0.06380892" calcext:value-type="float">
            <text:p>0.06380892</text:p>
          </table:table-cell>
          <table:table-cell office:value-type="float" office:value="10.65676" calcext:value-type="float">
            <text:p>10.6567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37242" calcext:value-type="float">
            <text:p>0.0183724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687383" calcext:value-type="float">
            <text:p>6.687383</text:p>
          </table:table-cell>
          <table:table-cell office:value-type="float" office:value="-0.004461706" calcext:value-type="float">
            <text:p>-0.004461706</text:p>
          </table:table-cell>
          <table:table-cell office:value-type="float" office:value="-0.00390781" calcext:value-type="float">
            <text:p>-0.00390781</text:p>
          </table:table-cell>
          <table:table-cell office:value-type="float" office:value="0.00000001831655" calcext:value-type="float">
            <text:p>1.831655E-08</text:p>
          </table:table-cell>
          <table:table-cell office:value-type="float" office:value="5.89341" calcext:value-type="float">
            <text:p>5.89341</text:p>
          </table:table-cell>
          <table:table-cell office:value-type="float" office:value="0.1529486" calcext:value-type="float">
            <text:p>0.1529486</text:p>
          </table:table-cell>
          <table:table-cell office:value-type="float" office:value="0.08431495" calcext:value-type="float">
            <text:p>0.08431495</text:p>
          </table:table-cell>
          <table:table-cell office:value-type="float" office:value="0.3119364" calcext:value-type="float">
            <text:p>0.3119364</text:p>
          </table:table-cell>
          <table:table-cell office:value-type="float" office:value="0.1160309" calcext:value-type="float">
            <text:p>0.1160309</text:p>
          </table:table-cell>
          <table:table-cell office:value-type="float" office:value="0.02790406" calcext:value-type="float">
            <text:p>0.02790406</text:p>
          </table:table-cell>
          <table:table-cell office:value-type="float" office:value="0.0152273" calcext:value-type="float">
            <text:p>0.0152273</text:p>
          </table:table-cell>
          <table:table-cell office:value-type="float" office:value="0.01425105" calcext:value-type="float">
            <text:p>0.01425105</text:p>
          </table:table-cell>
          <table:table-cell office:value-type="float" office:value="0.01312305" calcext:value-type="float">
            <text:p>0.01312305</text:p>
          </table:table-cell>
          <table:table-cell office:value-type="float" office:value="0.1963809" calcext:value-type="float">
            <text:p>0.1963809</text:p>
          </table:table-cell>
          <table:table-cell office:value-type="float" office:value="1.289849" calcext:value-type="float">
            <text:p>1.289849</text:p>
          </table:table-cell>
          <table:table-cell office:value-type="float" office:value="4.725552" calcext:value-type="float">
            <text:p>4.725552</text:p>
          </table:table-cell>
          <table:table-cell office:value-type="float" office:value="5.582122" calcext:value-type="float">
            <text:p>5.582122</text:p>
          </table:table-cell>
          <table:table-cell office:value-type="float" office:value="4.475696" calcext:value-type="float">
            <text:p>4.475696</text:p>
          </table:table-cell>
          <table:table-cell office:value-type="float" office:value="4.840033" calcext:value-type="float">
            <text:p>4.840033</text:p>
          </table:table-cell>
          <table:table-cell office:value-type="float" office:value="4.441399" calcext:value-type="float">
            <text:p>4.441399</text:p>
          </table:table-cell>
          <table:table-cell office:value-type="float" office:value="6.558703" calcext:value-type="float">
            <text:p>6.558703</text:p>
          </table:table-cell>
          <table:table-cell office:value-type="float" office:value="-100255" calcext:value-type="float">
            <text:p>-100255</text:p>
          </table:table-cell>
          <table:table-cell office:value-type="float" office:value="0" calcext:value-type="float">
            <text:p>0</text:p>
          </table:table-cell>
          <table:table-cell office:value-type="float" office:value="-0.001135891" calcext:value-type="float">
            <text:p>-0.0011358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3.209703" calcext:value-type="float">
            <text:p>3.209703</text:p>
          </table:table-cell>
          <table:table-cell office:value-type="float" office:value="464.1892" calcext:value-type="float">
            <text:p>464.1892</text:p>
          </table:table-cell>
          <table:table-cell office:value-type="float" office:value="1.35" calcext:value-type="float">
            <text:p>1.35</text:p>
          </table:table-cell>
          <table:table-cell office:value-type="float" office:value="-2.771527" calcext:value-type="float">
            <text:p>-2.771527</text:p>
          </table:table-cell>
          <table:table-cell office:value-type="float" office:value="0.05574089" calcext:value-type="float">
            <text:p>0.05574089</text:p>
          </table:table-cell>
          <table:table-cell office:value-type="float" office:value="10.43637" calcext:value-type="float">
            <text:p>10.4363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54899" calcext:value-type="float">
            <text:p>0.0185489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716517" calcext:value-type="float">
            <text:p>6.716517</text:p>
          </table:table-cell>
          <table:table-cell office:value-type="float" office:value="-0.004592825" calcext:value-type="float">
            <text:p>-0.004592825</text:p>
          </table:table-cell>
          <table:table-cell office:value-type="float" office:value="-0.003906033" calcext:value-type="float">
            <text:p>-0.003906033</text:p>
          </table:table-cell>
          <table:table-cell office:value-type="float" office:value="0.00000002223132" calcext:value-type="float">
            <text:p>2.223132E-08</text:p>
          </table:table-cell>
          <table:table-cell office:value-type="float" office:value="5.893507" calcext:value-type="float">
            <text:p>5.893507</text:p>
          </table:table-cell>
          <table:table-cell office:value-type="float" office:value="0.1123133" calcext:value-type="float">
            <text:p>0.1123133</text:p>
          </table:table-cell>
          <table:table-cell office:value-type="float" office:value="0.06546546" calcext:value-type="float">
            <text:p>0.06546546</text:p>
          </table:table-cell>
          <table:table-cell office:value-type="float" office:value="0.2304065" calcext:value-type="float">
            <text:p>0.2304065</text:p>
          </table:table-cell>
          <table:table-cell office:value-type="float" office:value="0.08892456" calcext:value-type="float">
            <text:p>0.08892456</text:p>
          </table:table-cell>
          <table:table-cell office:value-type="float" office:value="0.02444659" calcext:value-type="float">
            <text:p>0.02444659</text:p>
          </table:table-cell>
          <table:table-cell office:value-type="float" office:value="0.01522055" calcext:value-type="float">
            <text:p>0.01522055</text:p>
          </table:table-cell>
          <table:table-cell office:value-type="float" office:value="0.01406977" calcext:value-type="float">
            <text:p>0.01406977</text:p>
          </table:table-cell>
          <table:table-cell office:value-type="float" office:value="0.01300453" calcext:value-type="float">
            <text:p>0.01300453</text:p>
          </table:table-cell>
          <table:table-cell office:value-type="float" office:value="0.2699524" calcext:value-type="float">
            <text:p>0.2699524</text:p>
          </table:table-cell>
          <table:table-cell office:value-type="float" office:value="1.037662" calcext:value-type="float">
            <text:p>1.037662</text:p>
          </table:table-cell>
          <table:table-cell office:value-type="float" office:value="3.777433" calcext:value-type="float">
            <text:p>3.777433</text:p>
          </table:table-cell>
          <table:table-cell office:value-type="float" office:value="5.267736" calcext:value-type="float">
            <text:p>5.267736</text:p>
          </table:table-cell>
          <table:table-cell office:value-type="float" office:value="4.113905" calcext:value-type="float">
            <text:p>4.113905</text:p>
          </table:table-cell>
          <table:table-cell office:value-type="float" office:value="4.421013" calcext:value-type="float">
            <text:p>4.421013</text:p>
          </table:table-cell>
          <table:table-cell office:value-type="float" office:value="4.180042" calcext:value-type="float">
            <text:p>4.180042</text:p>
          </table:table-cell>
          <table:table-cell office:value-type="float" office:value="6.446104" calcext:value-type="float">
            <text:p>6.446104</text:p>
          </table:table-cell>
          <table:table-cell office:value-type="float" office:value="-101305.4" calcext:value-type="float">
            <text:p>-101305.4</text:p>
          </table:table-cell>
          <table:table-cell office:value-type="float" office:value="0" calcext:value-type="float">
            <text:p>0</text:p>
          </table:table-cell>
          <table:table-cell office:value-type="float" office:value="-0.001215835" calcext:value-type="float">
            <text:p>-0.0012158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0" calcext:value-type="float">
            <text:p>4072000</text:p>
          </table:table-cell>
          <table:table-cell office:value-type="float" office:value="3.203135" calcext:value-type="float">
            <text:p>3.203135</text:p>
          </table:table-cell>
          <table:table-cell office:value-type="float" office:value="464.1514" calcext:value-type="float">
            <text:p>464.1514</text:p>
          </table:table-cell>
          <table:table-cell office:value-type="float" office:value="1.35" calcext:value-type="float">
            <text:p>1.35</text:p>
          </table:table-cell>
          <table:table-cell office:value-type="float" office:value="-3.03018" calcext:value-type="float">
            <text:p>-3.03018</text:p>
          </table:table-cell>
          <table:table-cell office:value-type="float" office:value="0.05082117" calcext:value-type="float">
            <text:p>0.05082117</text:p>
          </table:table-cell>
          <table:table-cell office:value-type="float" office:value="10.20047" calcext:value-type="float">
            <text:p>10.2004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63656" calcext:value-type="float">
            <text:p>0.0186365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738611" calcext:value-type="float">
            <text:p>6.738611</text:p>
          </table:table-cell>
          <table:table-cell office:value-type="float" office:value="-0.004745506" calcext:value-type="float">
            <text:p>-0.004745506</text:p>
          </table:table-cell>
          <table:table-cell office:value-type="float" office:value="-0.003902873" calcext:value-type="float">
            <text:p>-0.003902873</text:p>
          </table:table-cell>
          <table:table-cell office:value-type="float" office:value="0.00000002702245" calcext:value-type="float">
            <text:p>2.702245E-08</text:p>
          </table:table-cell>
          <table:table-cell office:value-type="float" office:value="5.890276" calcext:value-type="float">
            <text:p>5.890276</text:p>
          </table:table-cell>
          <table:table-cell office:value-type="float" office:value="0.09692699" calcext:value-type="float">
            <text:p>0.09692699</text:p>
          </table:table-cell>
          <table:table-cell office:value-type="float" office:value="0.05661729" calcext:value-type="float">
            <text:p>0.05661729</text:p>
          </table:table-cell>
          <table:table-cell office:value-type="float" office:value="0.1792303" calcext:value-type="float">
            <text:p>0.1792303</text:p>
          </table:table-cell>
          <table:table-cell office:value-type="float" office:value="0.07238134" calcext:value-type="float">
            <text:p>0.07238134</text:p>
          </table:table-cell>
          <table:table-cell office:value-type="float" office:value="0.02172934" calcext:value-type="float">
            <text:p>0.02172934</text:p>
          </table:table-cell>
          <table:table-cell office:value-type="float" office:value="0.01508169" calcext:value-type="float">
            <text:p>0.01508169</text:p>
          </table:table-cell>
          <table:table-cell office:value-type="float" office:value="0.01385523" calcext:value-type="float">
            <text:p>0.01385523</text:p>
          </table:table-cell>
          <table:table-cell office:value-type="float" office:value="0.01290474" calcext:value-type="float">
            <text:p>0.01290474</text:p>
          </table:table-cell>
          <table:table-cell office:value-type="float" office:value="0.231637" calcext:value-type="float">
            <text:p>0.231637</text:p>
          </table:table-cell>
          <table:table-cell office:value-type="float" office:value="0.8136247" calcext:value-type="float">
            <text:p>0.8136247</text:p>
          </table:table-cell>
          <table:table-cell office:value-type="float" office:value="3.355301" calcext:value-type="float">
            <text:p>3.355301</text:p>
          </table:table-cell>
          <table:table-cell office:value-type="float" office:value="4.882892" calcext:value-type="float">
            <text:p>4.882892</text:p>
          </table:table-cell>
          <table:table-cell office:value-type="float" office:value="3.372251" calcext:value-type="float">
            <text:p>3.372251</text:p>
          </table:table-cell>
          <table:table-cell office:value-type="float" office:value="3.816173" calcext:value-type="float">
            <text:p>3.816173</text:p>
          </table:table-cell>
          <table:table-cell office:value-type="float" office:value="3.88427" calcext:value-type="float">
            <text:p>3.88427</text:p>
          </table:table-cell>
          <table:table-cell office:value-type="float" office:value="6.332876" calcext:value-type="float">
            <text:p>6.332876</text:p>
          </table:table-cell>
          <table:table-cell office:value-type="float" office:value="-102624.8" calcext:value-type="float">
            <text:p>-102624.8</text:p>
          </table:table-cell>
          <table:table-cell office:value-type="float" office:value="0" calcext:value-type="float">
            <text:p>0</text:p>
          </table:table-cell>
          <table:table-cell office:value-type="float" office:value="-0.001280567" calcext:value-type="float">
            <text:p>-0.0012805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0" calcext:value-type="float">
            <text:p>5072000</text:p>
          </table:table-cell>
          <table:table-cell office:value-type="float" office:value="3.195828" calcext:value-type="float">
            <text:p>3.195828</text:p>
          </table:table-cell>
          <table:table-cell office:value-type="float" office:value="464.1446" calcext:value-type="float">
            <text:p>464.1446</text:p>
          </table:table-cell>
          <table:table-cell office:value-type="float" office:value="17.01" calcext:value-type="float">
            <text:p>17.01</text:p>
          </table:table-cell>
          <table:table-cell office:value-type="float" office:value="-3.695881" calcext:value-type="float">
            <text:p>-3.695881</text:p>
          </table:table-cell>
          <table:table-cell office:value-type="float" office:value="13.26414" calcext:value-type="float">
            <text:p>13.26414</text:p>
          </table:table-cell>
          <table:table-cell office:value-type="float" office:value="10.96604" calcext:value-type="float">
            <text:p>10.9660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68444" calcext:value-type="float">
            <text:p>0.0186844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760735" calcext:value-type="float">
            <text:p>6.760735</text:p>
          </table:table-cell>
          <table:table-cell office:value-type="float" office:value="-0.01016381" calcext:value-type="float">
            <text:p>-0.01016381</text:p>
          </table:table-cell>
          <table:table-cell office:value-type="float" office:value="-0.9996884" calcext:value-type="float">
            <text:p>-0.9996884</text:p>
          </table:table-cell>
          <table:table-cell office:value-type="float" office:value="0.0000000327022" calcext:value-type="float">
            <text:p>3.27022E-08</text:p>
          </table:table-cell>
          <table:table-cell office:value-type="float" office:value="5.922153" calcext:value-type="float">
            <text:p>5.922153</text:p>
          </table:table-cell>
          <table:table-cell office:value-type="float" office:value="1.323129" calcext:value-type="float">
            <text:p>1.323129</text:p>
          </table:table-cell>
          <table:table-cell office:value-type="float" office:value="2.570684" calcext:value-type="float">
            <text:p>2.570684</text:p>
          </table:table-cell>
          <table:table-cell office:value-type="float" office:value="9.562135" calcext:value-type="float">
            <text:p>9.562135</text:p>
          </table:table-cell>
          <table:table-cell office:value-type="float" office:value="40.12232" calcext:value-type="float">
            <text:p>40.12232</text:p>
          </table:table-cell>
          <table:table-cell office:value-type="float" office:value="111.2222" calcext:value-type="float">
            <text:p>111.2222</text:p>
          </table:table-cell>
          <table:table-cell office:value-type="float" office:value="27.25906" calcext:value-type="float">
            <text:p>27.25906</text:p>
          </table:table-cell>
          <table:table-cell office:value-type="float" office:value="9.938089" calcext:value-type="float">
            <text:p>9.938089</text:p>
          </table:table-cell>
          <table:table-cell office:value-type="float" office:value="0.8768942" calcext:value-type="float">
            <text:p>0.8768942</text:p>
          </table:table-cell>
          <table:table-cell office:value-type="float" office:value="0.1729252" calcext:value-type="float">
            <text:p>0.1729252</text:p>
          </table:table-cell>
          <table:table-cell office:value-type="float" office:value="0.4879431" calcext:value-type="float">
            <text:p>0.4879431</text:p>
          </table:table-cell>
          <table:table-cell office:value-type="float" office:value="7.607024" calcext:value-type="float">
            <text:p>7.607024</text:p>
          </table:table-cell>
          <table:table-cell office:value-type="float" office:value="8.701315" calcext:value-type="float">
            <text:p>8.701315</text:p>
          </table:table-cell>
          <table:table-cell office:value-type="float" office:value="5.885334" calcext:value-type="float">
            <text:p>5.885334</text:p>
          </table:table-cell>
          <table:table-cell office:value-type="float" office:value="5.883584" calcext:value-type="float">
            <text:p>5.883584</text:p>
          </table:table-cell>
          <table:table-cell office:value-type="float" office:value="4.037091" calcext:value-type="float">
            <text:p>4.037091</text:p>
          </table:table-cell>
          <table:table-cell office:value-type="float" office:value="6.321468" calcext:value-type="float">
            <text:p>6.321468</text:p>
          </table:table-cell>
          <table:table-cell office:value-type="float" office:value="-103968.9" calcext:value-type="float">
            <text:p>-103968.9</text:p>
          </table:table-cell>
          <table:table-cell office:value-type="float" office:value="0" calcext:value-type="float">
            <text:p>0</text:p>
          </table:table-cell>
          <table:table-cell office:value-type="float" office:value="-0.001536109" calcext:value-type="float">
            <text:p>-0.0015361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0" calcext:value-type="float">
            <text:p>6072000</text:p>
          </table:table-cell>
          <table:table-cell office:value-type="float" office:value="3.188908" calcext:value-type="float">
            <text:p>3.188908</text:p>
          </table:table-cell>
          <table:table-cell office:value-type="float" office:value="464.1647" calcext:value-type="float">
            <text:p>464.1647</text:p>
          </table:table-cell>
          <table:table-cell office:value-type="float" office:value="17.01" calcext:value-type="float">
            <text:p>17.01</text:p>
          </table:table-cell>
          <table:table-cell office:value-type="float" office:value="-4.40636" calcext:value-type="float">
            <text:p>-4.40636</text:p>
          </table:table-cell>
          <table:table-cell office:value-type="float" office:value="11.12822" calcext:value-type="float">
            <text:p>11.12822</text:p>
          </table:table-cell>
          <table:table-cell office:value-type="float" office:value="12.35352" calcext:value-type="float">
            <text:p>12.3535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72431" calcext:value-type="float">
            <text:p>0.0187243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773678" calcext:value-type="float">
            <text:p>6.773678</text:p>
          </table:table-cell>
          <table:table-cell office:value-type="float" office:value="-0.01654525" calcext:value-type="float">
            <text:p>-0.01654525</text:p>
          </table:table-cell>
          <table:table-cell office:value-type="float" office:value="-0.9999418" calcext:value-type="float">
            <text:p>-0.9999418</text:p>
          </table:table-cell>
          <table:table-cell office:value-type="float" office:value="0.00000003933198" calcext:value-type="float">
            <text:p>3.933198E-08</text:p>
          </table:table-cell>
          <table:table-cell office:value-type="float" office:value="5.980155" calcext:value-type="float">
            <text:p>5.980155</text:p>
          </table:table-cell>
          <table:table-cell office:value-type="float" office:value="0.8823635" calcext:value-type="float">
            <text:p>0.8823635</text:p>
          </table:table-cell>
          <table:table-cell office:value-type="float" office:value="2.96268" calcext:value-type="float">
            <text:p>2.96268</text:p>
          </table:table-cell>
          <table:table-cell office:value-type="float" office:value="9.427295" calcext:value-type="float">
            <text:p>9.427295</text:p>
          </table:table-cell>
          <table:table-cell office:value-type="float" office:value="30.06531" calcext:value-type="float">
            <text:p>30.06531</text:p>
          </table:table-cell>
          <table:table-cell office:value-type="float" office:value="100.6247" calcext:value-type="float">
            <text:p>100.6247</text:p>
          </table:table-cell>
          <table:table-cell office:value-type="float" office:value="19.22804" calcext:value-type="float">
            <text:p>19.22804</text:p>
          </table:table-cell>
          <table:table-cell office:value-type="float" office:value="7.996454" calcext:value-type="float">
            <text:p>7.996454</text:p>
          </table:table-cell>
          <table:table-cell office:value-type="float" office:value="0.5703963" calcext:value-type="float">
            <text:p>0.5703963</text:p>
          </table:table-cell>
          <table:table-cell office:value-type="float" office:value="0.1110835" calcext:value-type="float">
            <text:p>0.1110835</text:p>
          </table:table-cell>
          <table:table-cell office:value-type="float" office:value="0.09259054" calcext:value-type="float">
            <text:p>0.09259054</text:p>
          </table:table-cell>
          <table:table-cell office:value-type="float" office:value="6.291004" calcext:value-type="float">
            <text:p>6.291004</text:p>
          </table:table-cell>
          <table:table-cell office:value-type="float" office:value="16.45271" calcext:value-type="float">
            <text:p>16.45271</text:p>
          </table:table-cell>
          <table:table-cell office:value-type="float" office:value="13.34478" calcext:value-type="float">
            <text:p>13.34478</text:p>
          </table:table-cell>
          <table:table-cell office:value-type="float" office:value="12.34156" calcext:value-type="float">
            <text:p>12.34156</text:p>
          </table:table-cell>
          <table:table-cell office:value-type="float" office:value="5.347952" calcext:value-type="float">
            <text:p>5.347952</text:p>
          </table:table-cell>
          <table:table-cell office:value-type="float" office:value="6.425508" calcext:value-type="float">
            <text:p>6.425508</text:p>
          </table:table-cell>
          <table:table-cell office:value-type="float" office:value="-105258.3" calcext:value-type="float">
            <text:p>-105258.3</text:p>
          </table:table-cell>
          <table:table-cell office:value-type="float" office:value="0" calcext:value-type="float">
            <text:p>0</text:p>
          </table:table-cell>
          <table:table-cell office:value-type="float" office:value="-0.001637492" calcext:value-type="float">
            <text:p>-0.0016374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0" calcext:value-type="float">
            <text:p>7072000</text:p>
          </table:table-cell>
          <table:table-cell office:value-type="float" office:value="3.182868" calcext:value-type="float">
            <text:p>3.182868</text:p>
          </table:table-cell>
          <table:table-cell office:value-type="float" office:value="464.1829" calcext:value-type="float">
            <text:p>464.1829</text:p>
          </table:table-cell>
          <table:table-cell office:value-type="float" office:value="17.01" calcext:value-type="float">
            <text:p>17.01</text:p>
          </table:table-cell>
          <table:table-cell office:value-type="float" office:value="-5.055027" calcext:value-type="float">
            <text:p>-5.055027</text:p>
          </table:table-cell>
          <table:table-cell office:value-type="float" office:value="9.208301" calcext:value-type="float">
            <text:p>9.208301</text:p>
          </table:table-cell>
          <table:table-cell office:value-type="float" office:value="13.59376" calcext:value-type="float">
            <text:p>13.5937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76301" calcext:value-type="float">
            <text:p>0.0187630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783826" calcext:value-type="float">
            <text:p>6.783826</text:p>
          </table:table-cell>
          <table:table-cell office:value-type="float" office:value="-0.0221681" calcext:value-type="float">
            <text:p>-0.0221681</text:p>
          </table:table-cell>
          <table:table-cell office:value-type="float" office:value="-1.000067" calcext:value-type="float">
            <text:p>-1.000067</text:p>
          </table:table-cell>
          <table:table-cell office:value-type="float" office:value="0.00000004699595" calcext:value-type="float">
            <text:p>4.699595E-08</text:p>
          </table:table-cell>
          <table:table-cell office:value-type="float" office:value="6.033276" calcext:value-type="float">
            <text:p>6.033276</text:p>
          </table:table-cell>
          <table:table-cell office:value-type="float" office:value="0.820971" calcext:value-type="float">
            <text:p>0.820971</text:p>
          </table:table-cell>
          <table:table-cell office:value-type="float" office:value="3.1999" calcext:value-type="float">
            <text:p>3.1999</text:p>
          </table:table-cell>
          <table:table-cell office:value-type="float" office:value="9.433179" calcext:value-type="float">
            <text:p>9.433179</text:p>
          </table:table-cell>
          <table:table-cell office:value-type="float" office:value="28.48694" calcext:value-type="float">
            <text:p>28.48694</text:p>
          </table:table-cell>
          <table:table-cell office:value-type="float" office:value="86.64394" calcext:value-type="float">
            <text:p>86.64394</text:p>
          </table:table-cell>
          <table:table-cell office:value-type="float" office:value="10.01746" calcext:value-type="float">
            <text:p>10.01746</text:p>
          </table:table-cell>
          <table:table-cell office:value-type="float" office:value="4.91739" calcext:value-type="float">
            <text:p>4.91739</text:p>
          </table:table-cell>
          <table:table-cell office:value-type="float" office:value="0.3699183" calcext:value-type="float">
            <text:p>0.3699183</text:p>
          </table:table-cell>
          <table:table-cell office:value-type="float" office:value="0.0728743" calcext:value-type="float">
            <text:p>0.0728743</text:p>
          </table:table-cell>
          <table:table-cell office:value-type="float" office:value="0.0796238" calcext:value-type="float">
            <text:p>0.0796238</text:p>
          </table:table-cell>
          <table:table-cell office:value-type="float" office:value="5.028774" calcext:value-type="float">
            <text:p>5.028774</text:p>
          </table:table-cell>
          <table:table-cell office:value-type="float" office:value="16.73529" calcext:value-type="float">
            <text:p>16.73529</text:p>
          </table:table-cell>
          <table:table-cell office:value-type="float" office:value="23.74942" calcext:value-type="float">
            <text:p>23.74942</text:p>
          </table:table-cell>
          <table:table-cell office:value-type="float" office:value="19.79469" calcext:value-type="float">
            <text:p>19.79469</text:p>
          </table:table-cell>
          <table:table-cell office:value-type="float" office:value="7.696335" calcext:value-type="float">
            <text:p>7.696335</text:p>
          </table:table-cell>
          <table:table-cell office:value-type="float" office:value="6.429185" calcext:value-type="float">
            <text:p>6.429185</text:p>
          </table:table-cell>
          <table:table-cell office:value-type="float" office:value="-106428.5" calcext:value-type="float">
            <text:p>-106428.5</text:p>
          </table:table-cell>
          <table:table-cell office:value-type="float" office:value="0" calcext:value-type="float">
            <text:p>0</text:p>
          </table:table-cell>
          <table:table-cell office:value-type="float" office:value="-0.001699462" calcext:value-type="float">
            <text:p>-0.0016994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3.176548" calcext:value-type="float">
            <text:p>3.176548</text:p>
          </table:table-cell>
          <table:table-cell office:value-type="float" office:value="464.1808" calcext:value-type="float">
            <text:p>464.1808</text:p>
          </table:table-cell>
          <table:table-cell office:value-type="float" office:value="17.01" calcext:value-type="float">
            <text:p>17.01</text:p>
          </table:table-cell>
          <table:table-cell office:value-type="float" office:value="-5.722375" calcext:value-type="float">
            <text:p>-5.722375</text:p>
          </table:table-cell>
          <table:table-cell office:value-type="float" office:value="7.904866" calcext:value-type="float">
            <text:p>7.904866</text:p>
          </table:table-cell>
          <table:table-cell office:value-type="float" office:value="14.22188" calcext:value-type="float">
            <text:p>14.22188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80132" calcext:value-type="float">
            <text:p>0.0188013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79258" calcext:value-type="float">
            <text:p>6.79258</text:p>
          </table:table-cell>
          <table:table-cell office:value-type="float" office:value="-0.02657947" calcext:value-type="float">
            <text:p>-0.02657947</text:p>
          </table:table-cell>
          <table:table-cell office:value-type="float" office:value="-1.00019" calcext:value-type="float">
            <text:p>-1.00019</text:p>
          </table:table-cell>
          <table:table-cell office:value-type="float" office:value="0.00000005565494" calcext:value-type="float">
            <text:p>5.565494E-08</text:p>
          </table:table-cell>
          <table:table-cell office:value-type="float" office:value="6.065494" calcext:value-type="float">
            <text:p>6.065494</text:p>
          </table:table-cell>
          <table:table-cell office:value-type="float" office:value="0.7752753" calcext:value-type="float">
            <text:p>0.7752753</text:p>
          </table:table-cell>
          <table:table-cell office:value-type="float" office:value="3.490033" calcext:value-type="float">
            <text:p>3.490033</text:p>
          </table:table-cell>
          <table:table-cell office:value-type="float" office:value="9.433433" calcext:value-type="float">
            <text:p>9.433433</text:p>
          </table:table-cell>
          <table:table-cell office:value-type="float" office:value="27.3078" calcext:value-type="float">
            <text:p>27.3078</text:p>
          </table:table-cell>
          <table:table-cell office:value-type="float" office:value="72.93398" calcext:value-type="float">
            <text:p>72.93398</text:p>
          </table:table-cell>
          <table:table-cell office:value-type="float" office:value="7.557282" calcext:value-type="float">
            <text:p>7.557282</text:p>
          </table:table-cell>
          <table:table-cell office:value-type="float" office:value="3.100721" calcext:value-type="float">
            <text:p>3.100721</text:p>
          </table:table-cell>
          <table:table-cell office:value-type="float" office:value="0.2521504" calcext:value-type="float">
            <text:p>0.2521504</text:p>
          </table:table-cell>
          <table:table-cell office:value-type="float" office:value="0.0658681" calcext:value-type="float">
            <text:p>0.0658681</text:p>
          </table:table-cell>
          <table:table-cell office:value-type="float" office:value="0.1092253" calcext:value-type="float">
            <text:p>0.1092253</text:p>
          </table:table-cell>
          <table:table-cell office:value-type="float" office:value="3.431181" calcext:value-type="float">
            <text:p>3.431181</text:p>
          </table:table-cell>
          <table:table-cell office:value-type="float" office:value="16.61357" calcext:value-type="float">
            <text:p>16.61357</text:p>
          </table:table-cell>
          <table:table-cell office:value-type="float" office:value="33.72177" calcext:value-type="float">
            <text:p>33.72177</text:p>
          </table:table-cell>
          <table:table-cell office:value-type="float" office:value="20.93456" calcext:value-type="float">
            <text:p>20.93456</text:p>
          </table:table-cell>
          <table:table-cell office:value-type="float" office:value="8.893448" calcext:value-type="float">
            <text:p>8.893448</text:p>
          </table:table-cell>
          <table:table-cell office:value-type="float" office:value="6.350528" calcext:value-type="float">
            <text:p>6.350528</text:p>
          </table:table-cell>
          <table:table-cell office:value-type="float" office:value="-107797.9" calcext:value-type="float">
            <text:p>-107797.9</text:p>
          </table:table-cell>
          <table:table-cell office:value-type="float" office:value="0" calcext:value-type="float">
            <text:p>0</text:p>
          </table:table-cell>
          <table:table-cell office:value-type="float" office:value="-0.001763476" calcext:value-type="float">
            <text:p>-0.0017634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3.17123" calcext:value-type="float">
            <text:p>3.17123</text:p>
          </table:table-cell>
          <table:table-cell office:value-type="float" office:value="464.1625" calcext:value-type="float">
            <text:p>464.1625</text:p>
          </table:table-cell>
          <table:table-cell office:value-type="float" office:value="17.01" calcext:value-type="float">
            <text:p>17.01</text:p>
          </table:table-cell>
          <table:table-cell office:value-type="float" office:value="-6.304389" calcext:value-type="float">
            <text:p>-6.304389</text:p>
          </table:table-cell>
          <table:table-cell office:value-type="float" office:value="7.327353" calcext:value-type="float">
            <text:p>7.327353</text:p>
          </table:table-cell>
          <table:table-cell office:value-type="float" office:value="14.23422" calcext:value-type="float">
            <text:p>14.2342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84178" calcext:value-type="float">
            <text:p>0.0188417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01495" calcext:value-type="float">
            <text:p>6.801495</text:p>
          </table:table-cell>
          <table:table-cell office:value-type="float" office:value="-0.02861635" calcext:value-type="float">
            <text:p>-0.02861635</text:p>
          </table:table-cell>
          <table:table-cell office:value-type="float" office:value="-1.000431" calcext:value-type="float">
            <text:p>-1.000431</text:p>
          </table:table-cell>
          <table:table-cell office:value-type="float" office:value="0.00000006558504" calcext:value-type="float">
            <text:p>6.558504E-08</text:p>
          </table:table-cell>
          <table:table-cell office:value-type="float" office:value="6.080653" calcext:value-type="float">
            <text:p>6.080653</text:p>
          </table:table-cell>
          <table:table-cell office:value-type="float" office:value="0.6362752" calcext:value-type="float">
            <text:p>0.6362752</text:p>
          </table:table-cell>
          <table:table-cell office:value-type="float" office:value="3.143955" calcext:value-type="float">
            <text:p>3.143955</text:p>
          </table:table-cell>
          <table:table-cell office:value-type="float" office:value="9.410062" calcext:value-type="float">
            <text:p>9.410062</text:p>
          </table:table-cell>
          <table:table-cell office:value-type="float" office:value="26.54533" calcext:value-type="float">
            <text:p>26.54533</text:p>
          </table:table-cell>
          <table:table-cell office:value-type="float" office:value="68.2077" calcext:value-type="float">
            <text:p>68.2077</text:p>
          </table:table-cell>
          <table:table-cell office:value-type="float" office:value="5.721859" calcext:value-type="float">
            <text:p>5.721859</text:p>
          </table:table-cell>
          <table:table-cell office:value-type="float" office:value="2.243824" calcext:value-type="float">
            <text:p>2.243824</text:p>
          </table:table-cell>
          <table:table-cell office:value-type="float" office:value="0.1777662" calcext:value-type="float">
            <text:p>0.1777662</text:p>
          </table:table-cell>
          <table:table-cell office:value-type="float" office:value="0.02880275" calcext:value-type="float">
            <text:p>0.02880275</text:p>
          </table:table-cell>
          <table:table-cell office:value-type="float" office:value="0.1038621" calcext:value-type="float">
            <text:p>0.1038621</text:p>
          </table:table-cell>
          <table:table-cell office:value-type="float" office:value="2.140601" calcext:value-type="float">
            <text:p>2.140601</text:p>
          </table:table-cell>
          <table:table-cell office:value-type="float" office:value="16.58732" calcext:value-type="float">
            <text:p>16.58732</text:p>
          </table:table-cell>
          <table:table-cell office:value-type="float" office:value="35.73841" calcext:value-type="float">
            <text:p>35.73841</text:p>
          </table:table-cell>
          <table:table-cell office:value-type="float" office:value="21.58621" calcext:value-type="float">
            <text:p>21.58621</text:p>
          </table:table-cell>
          <table:table-cell office:value-type="float" office:value="9.173775" calcext:value-type="float">
            <text:p>9.173775</text:p>
          </table:table-cell>
          <table:table-cell office:value-type="float" office:value="6.224228" calcext:value-type="float">
            <text:p>6.224228</text:p>
          </table:table-cell>
          <table:table-cell office:value-type="float" office:value="-109113.6" calcext:value-type="float">
            <text:p>-109113.6</text:p>
          </table:table-cell>
          <table:table-cell office:value-type="float" office:value="0" calcext:value-type="float">
            <text:p>0</text:p>
          </table:table-cell>
          <table:table-cell office:value-type="float" office:value="-0.001916512" calcext:value-type="float">
            <text:p>-0.0019165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0" calcext:value-type="float">
            <text:p>10072000</text:p>
          </table:table-cell>
          <table:table-cell office:value-type="float" office:value="3.166048" calcext:value-type="float">
            <text:p>3.166048</text:p>
          </table:table-cell>
          <table:table-cell office:value-type="float" office:value="464.1418" calcext:value-type="float">
            <text:p>464.1418</text:p>
          </table:table-cell>
          <table:table-cell office:value-type="float" office:value="17.01" calcext:value-type="float">
            <text:p>17.01</text:p>
          </table:table-cell>
          <table:table-cell office:value-type="float" office:value="-6.844228" calcext:value-type="float">
            <text:p>-6.844228</text:p>
          </table:table-cell>
          <table:table-cell office:value-type="float" office:value="6.857754" calcext:value-type="float">
            <text:p>6.857754</text:p>
          </table:table-cell>
          <table:table-cell office:value-type="float" office:value="14.17761" calcext:value-type="float">
            <text:p>14.1776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87955" calcext:value-type="float">
            <text:p>0.0188795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08388" calcext:value-type="float">
            <text:p>6.808388</text:p>
          </table:table-cell>
          <table:table-cell office:value-type="float" office:value="-0.03017028" calcext:value-type="float">
            <text:p>-0.03017028</text:p>
          </table:table-cell>
          <table:table-cell office:value-type="float" office:value="-1.000509" calcext:value-type="float">
            <text:p>-1.000509</text:p>
          </table:table-cell>
          <table:table-cell office:value-type="float" office:value="0.00000007582189" calcext:value-type="float">
            <text:p>7.582189E-08</text:p>
          </table:table-cell>
          <table:table-cell office:value-type="float" office:value="6.090943" calcext:value-type="float">
            <text:p>6.090943</text:p>
          </table:table-cell>
          <table:table-cell office:value-type="float" office:value="0.6182117" calcext:value-type="float">
            <text:p>0.6182117</text:p>
          </table:table-cell>
          <table:table-cell office:value-type="float" office:value="3.143856" calcext:value-type="float">
            <text:p>3.143856</text:p>
          </table:table-cell>
          <table:table-cell office:value-type="float" office:value="8.960886" calcext:value-type="float">
            <text:p>8.960886</text:p>
          </table:table-cell>
          <table:table-cell office:value-type="float" office:value="25.42048" calcext:value-type="float">
            <text:p>25.42048</text:p>
          </table:table-cell>
          <table:table-cell office:value-type="float" office:value="64.92354" calcext:value-type="float">
            <text:p>64.92354</text:p>
          </table:table-cell>
          <table:table-cell office:value-type="float" office:value="4.3451" calcext:value-type="float">
            <text:p>4.3451</text:p>
          </table:table-cell>
          <table:table-cell office:value-type="float" office:value="1.621216" calcext:value-type="float">
            <text:p>1.621216</text:p>
          </table:table-cell>
          <table:table-cell office:value-type="float" office:value="0.1278601" calcext:value-type="float">
            <text:p>0.1278601</text:p>
          </table:table-cell>
          <table:table-cell office:value-type="float" office:value="0.02211998" calcext:value-type="float">
            <text:p>0.02211998</text:p>
          </table:table-cell>
          <table:table-cell office:value-type="float" office:value="0.1280884" calcext:value-type="float">
            <text:p>0.1280884</text:p>
          </table:table-cell>
          <table:table-cell office:value-type="float" office:value="0.6304892" calcext:value-type="float">
            <text:p>0.6304892</text:p>
          </table:table-cell>
          <table:table-cell office:value-type="float" office:value="15.55708" calcext:value-type="float">
            <text:p>15.55708</text:p>
          </table:table-cell>
          <table:table-cell office:value-type="float" office:value="37.59456" calcext:value-type="float">
            <text:p>37.59456</text:p>
          </table:table-cell>
          <table:table-cell office:value-type="float" office:value="22.81376" calcext:value-type="float">
            <text:p>22.81376</text:p>
          </table:table-cell>
          <table:table-cell office:value-type="float" office:value="9.270127" calcext:value-type="float">
            <text:p>9.270127</text:p>
          </table:table-cell>
          <table:table-cell office:value-type="float" office:value="6.087595" calcext:value-type="float">
            <text:p>6.087595</text:p>
          </table:table-cell>
          <table:table-cell office:value-type="float" office:value="-110292.1" calcext:value-type="float">
            <text:p>-110292.1</text:p>
          </table:table-cell>
          <table:table-cell office:value-type="float" office:value="0" calcext:value-type="float">
            <text:p>0</text:p>
          </table:table-cell>
          <table:table-cell office:value-type="float" office:value="-0.001997261" calcext:value-type="float">
            <text:p>-0.0019972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0" calcext:value-type="float">
            <text:p>11072000</text:p>
          </table:table-cell>
          <table:table-cell office:value-type="float" office:value="3.160486" calcext:value-type="float">
            <text:p>3.160486</text:p>
          </table:table-cell>
          <table:table-cell office:value-type="float" office:value="464.1139" calcext:value-type="float">
            <text:p>464.1139</text:p>
          </table:table-cell>
          <table:table-cell office:value-type="float" office:value="17.01" calcext:value-type="float">
            <text:p>17.01</text:p>
          </table:table-cell>
          <table:table-cell office:value-type="float" office:value="-7.370242" calcext:value-type="float">
            <text:p>-7.370242</text:p>
          </table:table-cell>
          <table:table-cell office:value-type="float" office:value="6.486073" calcext:value-type="float">
            <text:p>6.486073</text:p>
          </table:table-cell>
          <table:table-cell office:value-type="float" office:value="14.04527" calcext:value-type="float">
            <text:p>14.0452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91674" calcext:value-type="float">
            <text:p>0.0189167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14222" calcext:value-type="float">
            <text:p>6.814222</text:p>
          </table:table-cell>
          <table:table-cell office:value-type="float" office:value="-0.03137408" calcext:value-type="float">
            <text:p>-0.03137408</text:p>
          </table:table-cell>
          <table:table-cell office:value-type="float" office:value="-1.0006" calcext:value-type="float">
            <text:p>-1.0006</text:p>
          </table:table-cell>
          <table:table-cell office:value-type="float" office:value="0.00000008664485" calcext:value-type="float">
            <text:p>8.664485E-08</text:p>
          </table:table-cell>
          <table:table-cell office:value-type="float" office:value="6.094815" calcext:value-type="float">
            <text:p>6.094815</text:p>
          </table:table-cell>
          <table:table-cell office:value-type="float" office:value="0.5722538" calcext:value-type="float">
            <text:p>0.5722538</text:p>
          </table:table-cell>
          <table:table-cell office:value-type="float" office:value="3.280742" calcext:value-type="float">
            <text:p>3.280742</text:p>
          </table:table-cell>
          <table:table-cell office:value-type="float" office:value="8.819368" calcext:value-type="float">
            <text:p>8.819368</text:p>
          </table:table-cell>
          <table:table-cell office:value-type="float" office:value="24.50752" calcext:value-type="float">
            <text:p>24.50752</text:p>
          </table:table-cell>
          <table:table-cell office:value-type="float" office:value="62.01126" calcext:value-type="float">
            <text:p>62.01126</text:p>
          </table:table-cell>
          <table:table-cell office:value-type="float" office:value="3.262689" calcext:value-type="float">
            <text:p>3.262689</text:p>
          </table:table-cell>
          <table:table-cell office:value-type="float" office:value="1.172073" calcext:value-type="float">
            <text:p>1.172073</text:p>
          </table:table-cell>
          <table:table-cell office:value-type="float" office:value="0.09175328" calcext:value-type="float">
            <text:p>0.09175328</text:p>
          </table:table-cell>
          <table:table-cell office:value-type="float" office:value="0.01992386" calcext:value-type="float">
            <text:p>0.01992386</text:p>
          </table:table-cell>
          <table:table-cell office:value-type="float" office:value="0.2055232" calcext:value-type="float">
            <text:p>0.2055232</text:p>
          </table:table-cell>
          <table:table-cell office:value-type="float" office:value="0.4382053" calcext:value-type="float">
            <text:p>0.4382053</text:p>
          </table:table-cell>
          <table:table-cell office:value-type="float" office:value="14.56154" calcext:value-type="float">
            <text:p>14.56154</text:p>
          </table:table-cell>
          <table:table-cell office:value-type="float" office:value="38.07078" calcext:value-type="float">
            <text:p>38.07078</text:p>
          </table:table-cell>
          <table:table-cell office:value-type="float" office:value="23.32708" calcext:value-type="float">
            <text:p>23.32708</text:p>
          </table:table-cell>
          <table:table-cell office:value-type="float" office:value="9.181992" calcext:value-type="float">
            <text:p>9.181992</text:p>
          </table:table-cell>
          <table:table-cell office:value-type="float" office:value="5.921386" calcext:value-type="float">
            <text:p>5.921386</text:p>
          </table:table-cell>
          <table:table-cell office:value-type="float" office:value="-111712.9" calcext:value-type="float">
            <text:p>-111712.9</text:p>
          </table:table-cell>
          <table:table-cell office:value-type="float" office:value="0" calcext:value-type="float">
            <text:p>0</text:p>
          </table:table-cell>
          <table:table-cell office:value-type="float" office:value="-0.002065053" calcext:value-type="float">
            <text:p>-0.002065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3.154219" calcext:value-type="float">
            <text:p>3.154219</text:p>
          </table:table-cell>
          <table:table-cell office:value-type="float" office:value="464.0797" calcext:value-type="float">
            <text:p>464.0797</text:p>
          </table:table-cell>
          <table:table-cell office:value-type="float" office:value="17.01" calcext:value-type="float">
            <text:p>17.01</text:p>
          </table:table-cell>
          <table:table-cell office:value-type="float" office:value="-7.944345" calcext:value-type="float">
            <text:p>-7.944345</text:p>
          </table:table-cell>
          <table:table-cell office:value-type="float" office:value="6.19386" calcext:value-type="float">
            <text:p>6.19386</text:p>
          </table:table-cell>
          <table:table-cell office:value-type="float" office:value="13.79343" calcext:value-type="float">
            <text:p>13.7934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95345" calcext:value-type="float">
            <text:p>0.0189534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18747" calcext:value-type="float">
            <text:p>6.818747</text:p>
          </table:table-cell>
          <table:table-cell office:value-type="float" office:value="-0.03239516" calcext:value-type="float">
            <text:p>-0.03239516</text:p>
          </table:table-cell>
          <table:table-cell office:value-type="float" office:value="-1.000717" calcext:value-type="float">
            <text:p>-1.000717</text:p>
          </table:table-cell>
          <table:table-cell office:value-type="float" office:value="0.0000000980391" calcext:value-type="float">
            <text:p>9.80391E-08</text:p>
          </table:table-cell>
          <table:table-cell office:value-type="float" office:value="6.094987" calcext:value-type="float">
            <text:p>6.094987</text:p>
          </table:table-cell>
          <table:table-cell office:value-type="float" office:value="0.5308523" calcext:value-type="float">
            <text:p>0.5308523</text:p>
          </table:table-cell>
          <table:table-cell office:value-type="float" office:value="3.388162" calcext:value-type="float">
            <text:p>3.388162</text:p>
          </table:table-cell>
          <table:table-cell office:value-type="float" office:value="8.775358" calcext:value-type="float">
            <text:p>8.775358</text:p>
          </table:table-cell>
          <table:table-cell office:value-type="float" office:value="23.92985" calcext:value-type="float">
            <text:p>23.92985</text:p>
          </table:table-cell>
          <table:table-cell office:value-type="float" office:value="59.40409" calcext:value-type="float">
            <text:p>59.40409</text:p>
          </table:table-cell>
          <table:table-cell office:value-type="float" office:value="2.467165" calcext:value-type="float">
            <text:p>2.467165</text:p>
          </table:table-cell>
          <table:table-cell office:value-type="float" office:value="0.8493854" calcext:value-type="float">
            <text:p>0.8493854</text:p>
          </table:table-cell>
          <table:table-cell office:value-type="float" office:value="0.06590503" calcext:value-type="float">
            <text:p>0.06590503</text:p>
          </table:table-cell>
          <table:table-cell office:value-type="float" office:value="0.02188688" calcext:value-type="float">
            <text:p>0.02188688</text:p>
          </table:table-cell>
          <table:table-cell office:value-type="float" office:value="0.2956868" calcext:value-type="float">
            <text:p>0.2956868</text:p>
          </table:table-cell>
          <table:table-cell office:value-type="float" office:value="0.5367914" calcext:value-type="float">
            <text:p>0.5367914</text:p>
          </table:table-cell>
          <table:table-cell office:value-type="float" office:value="13.795" calcext:value-type="float">
            <text:p>13.795</text:p>
          </table:table-cell>
          <table:table-cell office:value-type="float" office:value="37.60433" calcext:value-type="float">
            <text:p>37.60433</text:p>
          </table:table-cell>
          <table:table-cell office:value-type="float" office:value="22.9375" calcext:value-type="float">
            <text:p>22.9375</text:p>
          </table:table-cell>
          <table:table-cell office:value-type="float" office:value="8.872143" calcext:value-type="float">
            <text:p>8.872143</text:p>
          </table:table-cell>
          <table:table-cell office:value-type="float" office:value="5.722301" calcext:value-type="float">
            <text:p>5.722301</text:p>
          </table:table-cell>
          <table:table-cell office:value-type="float" office:value="-113245.4" calcext:value-type="float">
            <text:p>-113245.4</text:p>
          </table:table-cell>
          <table:table-cell office:value-type="float" office:value="0" calcext:value-type="float">
            <text:p>0</text:p>
          </table:table-cell>
          <table:table-cell office:value-type="float" office:value="-0.002165034" calcext:value-type="float">
            <text:p>-0.0021650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3.147826" calcext:value-type="float">
            <text:p>3.147826</text:p>
          </table:table-cell>
          <table:table-cell office:value-type="float" office:value="464.0412" calcext:value-type="float">
            <text:p>464.0412</text:p>
          </table:table-cell>
          <table:table-cell office:value-type="float" office:value="17.01" calcext:value-type="float">
            <text:p>17.01</text:p>
          </table:table-cell>
          <table:table-cell office:value-type="float" office:value="-8.540876" calcext:value-type="float">
            <text:p>-8.540876</text:p>
          </table:table-cell>
          <table:table-cell office:value-type="float" office:value="5.954257" calcext:value-type="float">
            <text:p>5.954257</text:p>
          </table:table-cell>
          <table:table-cell office:value-type="float" office:value="13.47232" calcext:value-type="float">
            <text:p>13.4723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898979" calcext:value-type="float">
            <text:p>0.0189897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22057" calcext:value-type="float">
            <text:p>6.822057</text:p>
          </table:table-cell>
          <table:table-cell office:value-type="float" office:value="-0.03315727" calcext:value-type="float">
            <text:p>-0.03315727</text:p>
          </table:table-cell>
          <table:table-cell office:value-type="float" office:value="-1.000864" calcext:value-type="float">
            <text:p>-1.000864</text:p>
          </table:table-cell>
          <table:table-cell office:value-type="float" office:value="0.0000001101749" calcext:value-type="float">
            <text:p>1.101749E-07</text:p>
          </table:table-cell>
          <table:table-cell office:value-type="float" office:value="6.089251" calcext:value-type="float">
            <text:p>6.089251</text:p>
          </table:table-cell>
          <table:table-cell office:value-type="float" office:value="0.4837001" calcext:value-type="float">
            <text:p>0.4837001</text:p>
          </table:table-cell>
          <table:table-cell office:value-type="float" office:value="3.402092" calcext:value-type="float">
            <text:p>3.402092</text:p>
          </table:table-cell>
          <table:table-cell office:value-type="float" office:value="8.745005" calcext:value-type="float">
            <text:p>8.745005</text:p>
          </table:table-cell>
          <table:table-cell office:value-type="float" office:value="23.53576" calcext:value-type="float">
            <text:p>23.53576</text:p>
          </table:table-cell>
          <table:table-cell office:value-type="float" office:value="57.0837" calcext:value-type="float">
            <text:p>57.0837</text:p>
          </table:table-cell>
          <table:table-cell office:value-type="float" office:value="1.874676" calcext:value-type="float">
            <text:p>1.874676</text:p>
          </table:table-cell>
          <table:table-cell office:value-type="float" office:value="0.6178407" calcext:value-type="float">
            <text:p>0.6178407</text:p>
          </table:table-cell>
          <table:table-cell office:value-type="float" office:value="0.04770852" calcext:value-type="float">
            <text:p>0.04770852</text:p>
          </table:table-cell>
          <table:table-cell office:value-type="float" office:value="0.02621121" calcext:value-type="float">
            <text:p>0.02621121</text:p>
          </table:table-cell>
          <table:table-cell office:value-type="float" office:value="0.3850617" calcext:value-type="float">
            <text:p>0.3850617</text:p>
          </table:table-cell>
          <table:table-cell office:value-type="float" office:value="0.6376339" calcext:value-type="float">
            <text:p>0.6376339</text:p>
          </table:table-cell>
          <table:table-cell office:value-type="float" office:value="13.17279" calcext:value-type="float">
            <text:p>13.17279</text:p>
          </table:table-cell>
          <table:table-cell office:value-type="float" office:value="36.64197" calcext:value-type="float">
            <text:p>36.64197</text:p>
          </table:table-cell>
          <table:table-cell office:value-type="float" office:value="22.26248" calcext:value-type="float">
            <text:p>22.26248</text:p>
          </table:table-cell>
          <table:table-cell office:value-type="float" office:value="8.398626" calcext:value-type="float">
            <text:p>8.398626</text:p>
          </table:table-cell>
          <table:table-cell office:value-type="float" office:value="5.494965" calcext:value-type="float">
            <text:p>5.494965</text:p>
          </table:table-cell>
          <table:table-cell office:value-type="float" office:value="-114867.5" calcext:value-type="float">
            <text:p>-114867.5</text:p>
          </table:table-cell>
          <table:table-cell office:value-type="float" office:value="0" calcext:value-type="float">
            <text:p>0</text:p>
          </table:table-cell>
          <table:table-cell office:value-type="float" office:value="-0.002279037" calcext:value-type="float">
            <text:p>-0.0022790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0" calcext:value-type="float">
            <text:p>14072000</text:p>
          </table:table-cell>
          <table:table-cell office:value-type="float" office:value="3.141397" calcext:value-type="float">
            <text:p>3.141397</text:p>
          </table:table-cell>
          <table:table-cell office:value-type="float" office:value="463.9977" calcext:value-type="float">
            <text:p>463.9977</text:p>
          </table:table-cell>
          <table:table-cell office:value-type="float" office:value="17.01" calcext:value-type="float">
            <text:p>17.01</text:p>
          </table:table-cell>
          <table:table-cell office:value-type="float" office:value="-9.158738" calcext:value-type="float">
            <text:p>-9.158738</text:p>
          </table:table-cell>
          <table:table-cell office:value-type="float" office:value="5.761868" calcext:value-type="float">
            <text:p>5.761868</text:p>
          </table:table-cell>
          <table:table-cell office:value-type="float" office:value="13.10928" calcext:value-type="float">
            <text:p>13.10928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02569" calcext:value-type="float">
            <text:p>0.0190256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24543" calcext:value-type="float">
            <text:p>6.824543</text:p>
          </table:table-cell>
          <table:table-cell office:value-type="float" office:value="-0.03370599" calcext:value-type="float">
            <text:p>-0.03370599</text:p>
          </table:table-cell>
          <table:table-cell office:value-type="float" office:value="-1.029571" calcext:value-type="float">
            <text:p>-1.029571</text:p>
          </table:table-cell>
          <table:table-cell office:value-type="float" office:value="0.0000001231747" calcext:value-type="float">
            <text:p>1.231747E-07</text:p>
          </table:table-cell>
          <table:table-cell office:value-type="float" office:value="6.075245" calcext:value-type="float">
            <text:p>6.075245</text:p>
          </table:table-cell>
          <table:table-cell office:value-type="float" office:value="0.5657613" calcext:value-type="float">
            <text:p>0.5657613</text:p>
          </table:table-cell>
          <table:table-cell office:value-type="float" office:value="3.531869" calcext:value-type="float">
            <text:p>3.531869</text:p>
          </table:table-cell>
          <table:table-cell office:value-type="float" office:value="8.700266" calcext:value-type="float">
            <text:p>8.700266</text:p>
          </table:table-cell>
          <table:table-cell office:value-type="float" office:value="23.24396" calcext:value-type="float">
            <text:p>23.24396</text:p>
          </table:table-cell>
          <table:table-cell office:value-type="float" office:value="55.08498" calcext:value-type="float">
            <text:p>55.08498</text:p>
          </table:table-cell>
          <table:table-cell office:value-type="float" office:value="1.431519" calcext:value-type="float">
            <text:p>1.431519</text:p>
          </table:table-cell>
          <table:table-cell office:value-type="float" office:value="0.45088" calcext:value-type="float">
            <text:p>0.45088</text:p>
          </table:table-cell>
          <table:table-cell office:value-type="float" office:value="0.03488769" calcext:value-type="float">
            <text:p>0.03488769</text:p>
          </table:table-cell>
          <table:table-cell office:value-type="float" office:value="0.04035609" calcext:value-type="float">
            <text:p>0.04035609</text:p>
          </table:table-cell>
          <table:table-cell office:value-type="float" office:value="0.4655783" calcext:value-type="float">
            <text:p>0.4655783</text:p>
          </table:table-cell>
          <table:table-cell office:value-type="float" office:value="0.7259594" calcext:value-type="float">
            <text:p>0.7259594</text:p>
          </table:table-cell>
          <table:table-cell office:value-type="float" office:value="12.5336" calcext:value-type="float">
            <text:p>12.5336</text:p>
          </table:table-cell>
          <table:table-cell office:value-type="float" office:value="35.53631" calcext:value-type="float">
            <text:p>35.53631</text:p>
          </table:table-cell>
          <table:table-cell office:value-type="float" office:value="21.45085" calcext:value-type="float">
            <text:p>21.45085</text:p>
          </table:table-cell>
          <table:table-cell office:value-type="float" office:value="7.806881" calcext:value-type="float">
            <text:p>7.806881</text:p>
          </table:table-cell>
          <table:table-cell office:value-type="float" office:value="5.24705" calcext:value-type="float">
            <text:p>5.24705</text:p>
          </table:table-cell>
          <table:table-cell office:value-type="float" office:value="-116439.7" calcext:value-type="float">
            <text:p>-116439.7</text:p>
          </table:table-cell>
          <table:table-cell office:value-type="float" office:value="0" calcext:value-type="float">
            <text:p>0</text:p>
          </table:table-cell>
          <table:table-cell office:value-type="float" office:value="-0.002433834" calcext:value-type="float">
            <text:p>-0.0024338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3.13613" calcext:value-type="float">
            <text:p>3.13613</text:p>
          </table:table-cell>
          <table:table-cell office:value-type="float" office:value="463.9572" calcext:value-type="float">
            <text:p>463.9572</text:p>
          </table:table-cell>
          <table:table-cell office:value-type="float" office:value="17.01" calcext:value-type="float">
            <text:p>17.01</text:p>
          </table:table-cell>
          <table:table-cell office:value-type="float" office:value="-9.752874" calcext:value-type="float">
            <text:p>-9.752874</text:p>
          </table:table-cell>
          <table:table-cell office:value-type="float" office:value="5.59234" calcext:value-type="float">
            <text:p>5.59234</text:p>
          </table:table-cell>
          <table:table-cell office:value-type="float" office:value="12.72952" calcext:value-type="float">
            <text:p>12.7295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06145" calcext:value-type="float">
            <text:p>0.0190614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26969" calcext:value-type="float">
            <text:p>6.826969</text:p>
          </table:table-cell>
          <table:table-cell office:value-type="float" office:value="-0.03393737" calcext:value-type="float">
            <text:p>-0.03393737</text:p>
          </table:table-cell>
          <table:table-cell office:value-type="float" office:value="-1.029576" calcext:value-type="float">
            <text:p>-1.029576</text:p>
          </table:table-cell>
          <table:table-cell office:value-type="float" office:value="0.0000001376531" calcext:value-type="float">
            <text:p>1.376531E-07</text:p>
          </table:table-cell>
          <table:table-cell office:value-type="float" office:value="6.064519" calcext:value-type="float">
            <text:p>6.064519</text:p>
          </table:table-cell>
          <table:table-cell office:value-type="float" office:value="0.4685092" calcext:value-type="float">
            <text:p>0.4685092</text:p>
          </table:table-cell>
          <table:table-cell office:value-type="float" office:value="3.235016" calcext:value-type="float">
            <text:p>3.235016</text:p>
          </table:table-cell>
          <table:table-cell office:value-type="float" office:value="8.640532" calcext:value-type="float">
            <text:p>8.640532</text:p>
          </table:table-cell>
          <table:table-cell office:value-type="float" office:value="23.03409" calcext:value-type="float">
            <text:p>23.03409</text:p>
          </table:table-cell>
          <table:table-cell office:value-type="float" office:value="53.35452" calcext:value-type="float">
            <text:p>53.35452</text:p>
          </table:table-cell>
          <table:table-cell office:value-type="float" office:value="1.096282" calcext:value-type="float">
            <text:p>1.096282</text:p>
          </table:table-cell>
          <table:table-cell office:value-type="float" office:value="0.3301201" calcext:value-type="float">
            <text:p>0.3301201</text:p>
          </table:table-cell>
          <table:table-cell office:value-type="float" office:value="0.02582773" calcext:value-type="float">
            <text:p>0.02582773</text:p>
          </table:table-cell>
          <table:table-cell office:value-type="float" office:value="0.08260012" calcext:value-type="float">
            <text:p>0.08260012</text:p>
          </table:table-cell>
          <table:table-cell office:value-type="float" office:value="0.5287269" calcext:value-type="float">
            <text:p>0.5287269</text:p>
          </table:table-cell>
          <table:table-cell office:value-type="float" office:value="0.8075108" calcext:value-type="float">
            <text:p>0.8075108</text:p>
          </table:table-cell>
          <table:table-cell office:value-type="float" office:value="11.96342" calcext:value-type="float">
            <text:p>11.96342</text:p>
          </table:table-cell>
          <table:table-cell office:value-type="float" office:value="34.39292" calcext:value-type="float">
            <text:p>34.39292</text:p>
          </table:table-cell>
          <table:table-cell office:value-type="float" office:value="20.56892" calcext:value-type="float">
            <text:p>20.56892</text:p>
          </table:table-cell>
          <table:table-cell office:value-type="float" office:value="7.156503" calcext:value-type="float">
            <text:p>7.156503</text:p>
          </table:table-cell>
          <table:table-cell office:value-type="float" office:value="4.987027" calcext:value-type="float">
            <text:p>4.987027</text:p>
          </table:table-cell>
          <table:table-cell office:value-type="float" office:value="-117688.1" calcext:value-type="float">
            <text:p>-117688.1</text:p>
          </table:table-cell>
          <table:table-cell office:value-type="float" office:value="0" calcext:value-type="float">
            <text:p>0</text:p>
          </table:table-cell>
          <table:table-cell office:value-type="float" office:value="-0.00249429" calcext:value-type="float">
            <text:p>-0.002494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3.131365" calcext:value-type="float">
            <text:p>3.131365</text:p>
          </table:table-cell>
          <table:table-cell office:value-type="float" office:value="463.9204" calcext:value-type="float">
            <text:p>463.9204</text:p>
          </table:table-cell>
          <table:table-cell office:value-type="float" office:value="17.01" calcext:value-type="float">
            <text:p>17.01</text:p>
          </table:table-cell>
          <table:table-cell office:value-type="float" office:value="-10.31781" calcext:value-type="float">
            <text:p>-10.31781</text:p>
          </table:table-cell>
          <table:table-cell office:value-type="float" office:value="5.444393" calcext:value-type="float">
            <text:p>5.444393</text:p>
          </table:table-cell>
          <table:table-cell office:value-type="float" office:value="12.34981" calcext:value-type="float">
            <text:p>12.3498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09721" calcext:value-type="float">
            <text:p>0.0190972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29315" calcext:value-type="float">
            <text:p>6.829315</text:p>
          </table:table-cell>
          <table:table-cell office:value-type="float" office:value="-0.03409038" calcext:value-type="float">
            <text:p>-0.03409038</text:p>
          </table:table-cell>
          <table:table-cell office:value-type="float" office:value="-1.029588" calcext:value-type="float">
            <text:p>-1.029588</text:p>
          </table:table-cell>
          <table:table-cell office:value-type="float" office:value="0.0000001529109" calcext:value-type="float">
            <text:p>1.529109E-07</text:p>
          </table:table-cell>
          <table:table-cell office:value-type="float" office:value="6.056273" calcext:value-type="float">
            <text:p>6.056273</text:p>
          </table:table-cell>
          <table:table-cell office:value-type="float" office:value="0.3654489" calcext:value-type="float">
            <text:p>0.3654489</text:p>
          </table:table-cell>
          <table:table-cell office:value-type="float" office:value="2.600194" calcext:value-type="float">
            <text:p>2.600194</text:p>
          </table:table-cell>
          <table:table-cell office:value-type="float" office:value="8.558719" calcext:value-type="float">
            <text:p>8.558719</text:p>
          </table:table-cell>
          <table:table-cell office:value-type="float" office:value="22.91358" calcext:value-type="float">
            <text:p>22.91358</text:p>
          </table:table-cell>
          <table:table-cell office:value-type="float" office:value="51.8548" calcext:value-type="float">
            <text:p>51.8548</text:p>
          </table:table-cell>
          <table:table-cell office:value-type="float" office:value="0.8412213" calcext:value-type="float">
            <text:p>0.8412213</text:p>
          </table:table-cell>
          <table:table-cell office:value-type="float" office:value="0.2418286" calcext:value-type="float">
            <text:p>0.2418286</text:p>
          </table:table-cell>
          <table:table-cell office:value-type="float" office:value="0.01939502" calcext:value-type="float">
            <text:p>0.01939502</text:p>
          </table:table-cell>
          <table:table-cell office:value-type="float" office:value="0.1169449" calcext:value-type="float">
            <text:p>0.1169449</text:p>
          </table:table-cell>
          <table:table-cell office:value-type="float" office:value="0.489906" calcext:value-type="float">
            <text:p>0.489906</text:p>
          </table:table-cell>
          <table:table-cell office:value-type="float" office:value="0.8943673" calcext:value-type="float">
            <text:p>0.8943673</text:p>
          </table:table-cell>
          <table:table-cell office:value-type="float" office:value="11.43699" calcext:value-type="float">
            <text:p>11.43699</text:p>
          </table:table-cell>
          <table:table-cell office:value-type="float" office:value="33.21042" calcext:value-type="float">
            <text:p>33.21042</text:p>
          </table:table-cell>
          <table:table-cell office:value-type="float" office:value="19.66" calcext:value-type="float">
            <text:p>19.66</text:p>
          </table:table-cell>
          <table:table-cell office:value-type="float" office:value="6.517462" calcext:value-type="float">
            <text:p>6.517462</text:p>
          </table:table-cell>
          <table:table-cell office:value-type="float" office:value="4.735013" calcext:value-type="float">
            <text:p>4.735013</text:p>
          </table:table-cell>
          <table:table-cell office:value-type="float" office:value="-118912.5" calcext:value-type="float">
            <text:p>-118912.5</text:p>
          </table:table-cell>
          <table:table-cell office:value-type="float" office:value="0" calcext:value-type="float">
            <text:p>0</text:p>
          </table:table-cell>
          <table:table-cell office:value-type="float" office:value="-0.002528339" calcext:value-type="float">
            <text:p>-0.0025283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3.126425" calcext:value-type="float">
            <text:p>3.126425</text:p>
          </table:table-cell>
          <table:table-cell office:value-type="float" office:value="463.8827" calcext:value-type="float">
            <text:p>463.8827</text:p>
          </table:table-cell>
          <table:table-cell office:value-type="float" office:value="17.01" calcext:value-type="float">
            <text:p>17.01</text:p>
          </table:table-cell>
          <table:table-cell office:value-type="float" office:value="-10.91449" calcext:value-type="float">
            <text:p>-10.91449</text:p>
          </table:table-cell>
          <table:table-cell office:value-type="float" office:value="5.305246" calcext:value-type="float">
            <text:p>5.305246</text:p>
          </table:table-cell>
          <table:table-cell office:value-type="float" office:value="11.92793" calcext:value-type="float">
            <text:p>11.9279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13297" calcext:value-type="float">
            <text:p>0.01913297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1214" calcext:value-type="float">
            <text:p>6.831214</text:p>
          </table:table-cell>
          <table:table-cell office:value-type="float" office:value="-0.03432015" calcext:value-type="float">
            <text:p>-0.03432015</text:p>
          </table:table-cell>
          <table:table-cell office:value-type="float" office:value="-1.029574" calcext:value-type="float">
            <text:p>-1.029574</text:p>
          </table:table-cell>
          <table:table-cell office:value-type="float" office:value="0.0000001679099" calcext:value-type="float">
            <text:p>1.679099E-07</text:p>
          </table:table-cell>
          <table:table-cell office:value-type="float" office:value="6.046845" calcext:value-type="float">
            <text:p>6.046845</text:p>
          </table:table-cell>
          <table:table-cell office:value-type="float" office:value="0.2441316" calcext:value-type="float">
            <text:p>0.2441316</text:p>
          </table:table-cell>
          <table:table-cell office:value-type="float" office:value="2.08268" calcext:value-type="float">
            <text:p>2.08268</text:p>
          </table:table-cell>
          <table:table-cell office:value-type="float" office:value="8.175879" calcext:value-type="float">
            <text:p>8.175879</text:p>
          </table:table-cell>
          <table:table-cell office:value-type="float" office:value="22.76385" calcext:value-type="float">
            <text:p>22.76385</text:p>
          </table:table-cell>
          <table:table-cell office:value-type="float" office:value="50.68611" calcext:value-type="float">
            <text:p>50.68611</text:p>
          </table:table-cell>
          <table:table-cell office:value-type="float" office:value="0.6468666" calcext:value-type="float">
            <text:p>0.6468666</text:p>
          </table:table-cell>
          <table:table-cell office:value-type="float" office:value="0.1774398" calcext:value-type="float">
            <text:p>0.1774398</text:p>
          </table:table-cell>
          <table:table-cell office:value-type="float" office:value="0.01504438" calcext:value-type="float">
            <text:p>0.01504438</text:p>
          </table:table-cell>
          <table:table-cell office:value-type="float" office:value="0.1398072" calcext:value-type="float">
            <text:p>0.1398072</text:p>
          </table:table-cell>
          <table:table-cell office:value-type="float" office:value="0.5410063" calcext:value-type="float">
            <text:p>0.5410063</text:p>
          </table:table-cell>
          <table:table-cell office:value-type="float" office:value="0.9421719" calcext:value-type="float">
            <text:p>0.9421719</text:p>
          </table:table-cell>
          <table:table-cell office:value-type="float" office:value="10.52085" calcext:value-type="float">
            <text:p>10.52085</text:p>
          </table:table-cell>
          <table:table-cell office:value-type="float" office:value="32.12487" calcext:value-type="float">
            <text:p>32.12487</text:p>
          </table:table-cell>
          <table:table-cell office:value-type="float" office:value="18.63107" calcext:value-type="float">
            <text:p>18.63107</text:p>
          </table:table-cell>
          <table:table-cell office:value-type="float" office:value="5.816772" calcext:value-type="float">
            <text:p>5.816772</text:p>
          </table:table-cell>
          <table:table-cell office:value-type="float" office:value="4.465207" calcext:value-type="float">
            <text:p>4.465207</text:p>
          </table:table-cell>
          <table:table-cell office:value-type="float" office:value="-120314.2" calcext:value-type="float">
            <text:p>-120314.2</text:p>
          </table:table-cell>
          <table:table-cell office:value-type="float" office:value="0" calcext:value-type="float">
            <text:p>0</text:p>
          </table:table-cell>
          <table:table-cell office:value-type="float" office:value="-0.002618946" calcext:value-type="float">
            <text:p>-0.0026189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3.121515" calcext:value-type="float">
            <text:p>3.121515</text:p>
          </table:table-cell>
          <table:table-cell office:value-type="float" office:value="463.8432" calcext:value-type="float">
            <text:p>463.8432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55868" calcext:value-type="float">
            <text:p>-11.55868</text:p>
          </table:table-cell>
          <table:table-cell office:value-type="float" office:value="5.173108" calcext:value-type="float">
            <text:p>5.173108</text:p>
          </table:table-cell>
          <table:table-cell office:value-type="float" office:value="11.45352" calcext:value-type="float">
            <text:p>11.4535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16874" calcext:value-type="float">
            <text:p>0.0191687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2786" calcext:value-type="float">
            <text:p>6.832786</text:p>
          </table:table-cell>
          <table:table-cell office:value-type="float" office:value="-0.034493" calcext:value-type="float">
            <text:p>-0.034493</text:p>
          </table:table-cell>
          <table:table-cell office:value-type="float" office:value="-1.029533" calcext:value-type="float">
            <text:p>-1.029533</text:p>
          </table:table-cell>
          <table:table-cell office:value-type="float" office:value="0.0000001833731" calcext:value-type="float">
            <text:p>1.833731E-07</text:p>
          </table:table-cell>
          <table:table-cell office:value-type="float" office:value="6.034587" calcext:value-type="float">
            <text:p>6.034587</text:p>
          </table:table-cell>
          <table:table-cell office:value-type="float" office:value="0.2216403" calcext:value-type="float">
            <text:p>0.2216403</text:p>
          </table:table-cell>
          <table:table-cell office:value-type="float" office:value="1.691895" calcext:value-type="float">
            <text:p>1.691895</text:p>
          </table:table-cell>
          <table:table-cell office:value-type="float" office:value="7.852521" calcext:value-type="float">
            <text:p>7.852521</text:p>
          </table:table-cell>
          <table:table-cell office:value-type="float" office:value="22.46169" calcext:value-type="float">
            <text:p>22.46169</text:p>
          </table:table-cell>
          <table:table-cell office:value-type="float" office:value="49.58371" calcext:value-type="float">
            <text:p>49.58371</text:p>
          </table:table-cell>
          <table:table-cell office:value-type="float" office:value="0.4985532" calcext:value-type="float">
            <text:p>0.4985532</text:p>
          </table:table-cell>
          <table:table-cell office:value-type="float" office:value="0.1305847" calcext:value-type="float">
            <text:p>0.1305847</text:p>
          </table:table-cell>
          <table:table-cell office:value-type="float" office:value="0.01216632" calcext:value-type="float">
            <text:p>0.01216632</text:p>
          </table:table-cell>
          <table:table-cell office:value-type="float" office:value="0.1327855" calcext:value-type="float">
            <text:p>0.1327855</text:p>
          </table:table-cell>
          <table:table-cell office:value-type="float" office:value="0.7227073" calcext:value-type="float">
            <text:p>0.7227073</text:p>
          </table:table-cell>
          <table:table-cell office:value-type="float" office:value="1.049268" calcext:value-type="float">
            <text:p>1.049268</text:p>
          </table:table-cell>
          <table:table-cell office:value-type="float" office:value="9.352656" calcext:value-type="float">
            <text:p>9.352656</text:p>
          </table:table-cell>
          <table:table-cell office:value-type="float" office:value="30.82654" calcext:value-type="float">
            <text:p>30.82654</text:p>
          </table:table-cell>
          <table:table-cell office:value-type="float" office:value="17.48876" calcext:value-type="float">
            <text:p>17.48876</text:p>
          </table:table-cell>
          <table:table-cell office:value-type="float" office:value="5.030984" calcext:value-type="float">
            <text:p>5.030984</text:p>
          </table:table-cell>
          <table:table-cell office:value-type="float" office:value="4.16837" calcext:value-type="float">
            <text:p>4.16837</text:p>
          </table:table-cell>
          <table:table-cell office:value-type="float" office:value="-121720.8" calcext:value-type="float">
            <text:p>-121720.8</text:p>
          </table:table-cell>
          <table:table-cell office:value-type="float" office:value="0" calcext:value-type="float">
            <text:p>0</text:p>
          </table:table-cell>
          <table:table-cell office:value-type="float" office:value="-0.002679977" calcext:value-type="float">
            <text:p>-0.0026799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0" calcext:value-type="float">
            <text:p>19072000</text:p>
          </table:table-cell>
          <table:table-cell office:value-type="float" office:value="3.117011" calcext:value-type="float">
            <text:p>3.117011</text:p>
          </table:table-cell>
          <table:table-cell office:value-type="float" office:value="463.8046" calcext:value-type="float">
            <text:p>463.8046</text:p>
          </table:table-cell>
          <table:table-cell office:value-type="float" office:value="17.01" calcext:value-type="float">
            <text:p>17.01</text:p>
          </table:table-cell>
          <table:table-cell office:value-type="float" office:value="-12.25888" calcext:value-type="float">
            <text:p>-12.25888</text:p>
          </table:table-cell>
          <table:table-cell office:value-type="float" office:value="5.048926" calcext:value-type="float">
            <text:p>5.048926</text:p>
          </table:table-cell>
          <table:table-cell office:value-type="float" office:value="10.91422" calcext:value-type="float">
            <text:p>10.9142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20442" calcext:value-type="float">
            <text:p>0.0192044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3986" calcext:value-type="float">
            <text:p>6.833986</text:p>
          </table:table-cell>
          <table:table-cell office:value-type="float" office:value="-0.03468472" calcext:value-type="float">
            <text:p>-0.03468472</text:p>
          </table:table-cell>
          <table:table-cell office:value-type="float" office:value="-1.02949" calcext:value-type="float">
            <text:p>-1.02949</text:p>
          </table:table-cell>
          <table:table-cell office:value-type="float" office:value="0.0000001993991" calcext:value-type="float">
            <text:p>1.993991E-07</text:p>
          </table:table-cell>
          <table:table-cell office:value-type="float" office:value="6.019502" calcext:value-type="float">
            <text:p>6.019502</text:p>
          </table:table-cell>
          <table:table-cell office:value-type="float" office:value="0.2057426" calcext:value-type="float">
            <text:p>0.2057426</text:p>
          </table:table-cell>
          <table:table-cell office:value-type="float" office:value="1.277105" calcext:value-type="float">
            <text:p>1.277105</text:p>
          </table:table-cell>
          <table:table-cell office:value-type="float" office:value="7.573872" calcext:value-type="float">
            <text:p>7.573872</text:p>
          </table:table-cell>
          <table:table-cell office:value-type="float" office:value="22.17888" calcext:value-type="float">
            <text:p>22.17888</text:p>
          </table:table-cell>
          <table:table-cell office:value-type="float" office:value="48.48942" calcext:value-type="float">
            <text:p>48.48942</text:p>
          </table:table-cell>
          <table:table-cell office:value-type="float" office:value="0.3856268" calcext:value-type="float">
            <text:p>0.3856268</text:p>
          </table:table-cell>
          <table:table-cell office:value-type="float" office:value="0.09643486" calcext:value-type="float">
            <text:p>0.09643486</text:p>
          </table:table-cell>
          <table:table-cell office:value-type="float" office:value="0.01026474" calcext:value-type="float">
            <text:p>0.01026474</text:p>
          </table:table-cell>
          <table:table-cell office:value-type="float" office:value="0.1335944" calcext:value-type="float">
            <text:p>0.1335944</text:p>
          </table:table-cell>
          <table:table-cell office:value-type="float" office:value="0.8729068" calcext:value-type="float">
            <text:p>0.8729068</text:p>
          </table:table-cell>
          <table:table-cell office:value-type="float" office:value="1.162841" calcext:value-type="float">
            <text:p>1.162841</text:p>
          </table:table-cell>
          <table:table-cell office:value-type="float" office:value="8.042472" calcext:value-type="float">
            <text:p>8.042472</text:p>
          </table:table-cell>
          <table:table-cell office:value-type="float" office:value="29.18798" calcext:value-type="float">
            <text:p>29.18798</text:p>
          </table:table-cell>
          <table:table-cell office:value-type="float" office:value="16.20263" calcext:value-type="float">
            <text:p>16.20263</text:p>
          </table:table-cell>
          <table:table-cell office:value-type="float" office:value="4.187035" calcext:value-type="float">
            <text:p>4.187035</text:p>
          </table:table-cell>
          <table:table-cell office:value-type="float" office:value="3.838289" calcext:value-type="float">
            <text:p>3.838289</text:p>
          </table:table-cell>
          <table:table-cell office:value-type="float" office:value="-123169.6" calcext:value-type="float">
            <text:p>-123169.6</text:p>
          </table:table-cell>
          <table:table-cell office:value-type="float" office:value="0" calcext:value-type="float">
            <text:p>0</text:p>
          </table:table-cell>
          <table:table-cell office:value-type="float" office:value="-0.002769201" calcext:value-type="float">
            <text:p>-0.002769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0" calcext:value-type="float">
            <text:p>20072000</text:p>
          </table:table-cell>
          <table:table-cell office:value-type="float" office:value="3.112402" calcext:value-type="float">
            <text:p>3.112402</text:p>
          </table:table-cell>
          <table:table-cell office:value-type="float" office:value="463.7656" calcext:value-type="float">
            <text:p>463.7656</text:p>
          </table:table-cell>
          <table:table-cell office:value-type="float" office:value="17.01" calcext:value-type="float">
            <text:p>17.01</text:p>
          </table:table-cell>
          <table:table-cell office:value-type="float" office:value="-13.02302" calcext:value-type="float">
            <text:p>-13.02302</text:p>
          </table:table-cell>
          <table:table-cell office:value-type="float" office:value="4.928101" calcext:value-type="float">
            <text:p>4.928101</text:p>
          </table:table-cell>
          <table:table-cell office:value-type="float" office:value="10.30807" calcext:value-type="float">
            <text:p>10.3080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2399" calcext:value-type="float">
            <text:p>0.019239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4856" calcext:value-type="float">
            <text:p>6.834856</text:p>
          </table:table-cell>
          <table:table-cell office:value-type="float" office:value="-0.03501038" calcext:value-type="float">
            <text:p>-0.03501038</text:p>
          </table:table-cell>
          <table:table-cell office:value-type="float" office:value="-1.029448" calcext:value-type="float">
            <text:p>-1.029448</text:p>
          </table:table-cell>
          <table:table-cell office:value-type="float" office:value="0.0000002160174" calcext:value-type="float">
            <text:p>2.160174E-07</text:p>
          </table:table-cell>
          <table:table-cell office:value-type="float" office:value="5.999989" calcext:value-type="float">
            <text:p>5.999989</text:p>
          </table:table-cell>
          <table:table-cell office:value-type="float" office:value="0.1909825" calcext:value-type="float">
            <text:p>0.1909825</text:p>
          </table:table-cell>
          <table:table-cell office:value-type="float" office:value="0.8498951" calcext:value-type="float">
            <text:p>0.8498951</text:p>
          </table:table-cell>
          <table:table-cell office:value-type="float" office:value="7.244495" calcext:value-type="float">
            <text:p>7.244495</text:p>
          </table:table-cell>
          <table:table-cell office:value-type="float" office:value="21.93861" calcext:value-type="float">
            <text:p>21.93861</text:p>
          </table:table-cell>
          <table:table-cell office:value-type="float" office:value="47.41554" calcext:value-type="float">
            <text:p>47.41554</text:p>
          </table:table-cell>
          <table:table-cell office:value-type="float" office:value="0.2997309" calcext:value-type="float">
            <text:p>0.2997309</text:p>
          </table:table-cell>
          <table:table-cell office:value-type="float" office:value="0.07150302" calcext:value-type="float">
            <text:p>0.07150302</text:p>
          </table:table-cell>
          <table:table-cell office:value-type="float" office:value="0.009010067" calcext:value-type="float">
            <text:p>0.009010067</text:p>
          </table:table-cell>
          <table:table-cell office:value-type="float" office:value="0.1443987" calcext:value-type="float">
            <text:p>0.1443987</text:p>
          </table:table-cell>
          <table:table-cell office:value-type="float" office:value="0.9660613" calcext:value-type="float">
            <text:p>0.9660613</text:p>
          </table:table-cell>
          <table:table-cell office:value-type="float" office:value="1.275766" calcext:value-type="float">
            <text:p>1.275766</text:p>
          </table:table-cell>
          <table:table-cell office:value-type="float" office:value="6.578434" calcext:value-type="float">
            <text:p>6.578434</text:p>
          </table:table-cell>
          <table:table-cell office:value-type="float" office:value="27.28537" calcext:value-type="float">
            <text:p>27.28537</text:p>
          </table:table-cell>
          <table:table-cell office:value-type="float" office:value="14.74396" calcext:value-type="float">
            <text:p>14.74396</text:p>
          </table:table-cell>
          <table:table-cell office:value-type="float" office:value="3.279192" calcext:value-type="float">
            <text:p>3.279192</text:p>
          </table:table-cell>
          <table:table-cell office:value-type="float" office:value="3.47086" calcext:value-type="float">
            <text:p>3.47086</text:p>
          </table:table-cell>
          <table:table-cell office:value-type="float" office:value="-124722.7" calcext:value-type="float">
            <text:p>-124722.7</text:p>
          </table:table-cell>
          <table:table-cell office:value-type="float" office:value="0" calcext:value-type="float">
            <text:p>0</text:p>
          </table:table-cell>
          <table:table-cell office:value-type="float" office:value="-0.002973204" calcext:value-type="float">
            <text:p>-0.002973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0" calcext:value-type="float">
            <text:p>21072000</text:p>
          </table:table-cell>
          <table:table-cell office:value-type="float" office:value="3.108166" calcext:value-type="float">
            <text:p>3.108166</text:p>
          </table:table-cell>
          <table:table-cell office:value-type="float" office:value="463.7301" calcext:value-type="float">
            <text:p>463.7301</text:p>
          </table:table-cell>
          <table:table-cell office:value-type="float" office:value="17.01" calcext:value-type="float">
            <text:p>17.01</text:p>
          </table:table-cell>
          <table:table-cell office:value-type="float" office:value="-13.76311" calcext:value-type="float">
            <text:p>-13.76311</text:p>
          </table:table-cell>
          <table:table-cell office:value-type="float" office:value="4.820303" calcext:value-type="float">
            <text:p>4.820303</text:p>
          </table:table-cell>
          <table:table-cell office:value-type="float" office:value="9.720234" calcext:value-type="float">
            <text:p>9.72023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5817" calcext:value-type="float">
            <text:p>6.835817</text:p>
          </table:table-cell>
          <table:table-cell office:value-type="float" office:value="-0.03522604" calcext:value-type="float">
            <text:p>-0.03522604</text:p>
          </table:table-cell>
          <table:table-cell office:value-type="float" office:value="-1.029434" calcext:value-type="float">
            <text:p>-1.029434</text:p>
          </table:table-cell>
          <table:table-cell office:value-type="float" office:value="0.0000003199719" calcext:value-type="float">
            <text:p>3.199719E-07</text:p>
          </table:table-cell>
          <table:table-cell office:value-type="float" office:value="5.987323" calcext:value-type="float">
            <text:p>5.987323</text:p>
          </table:table-cell>
          <table:table-cell office:value-type="float" office:value="0.1563078" calcext:value-type="float">
            <text:p>0.1563078</text:p>
          </table:table-cell>
          <table:table-cell office:value-type="float" office:value="0.7309927" calcext:value-type="float">
            <text:p>0.7309927</text:p>
          </table:table-cell>
          <table:table-cell office:value-type="float" office:value="6.908878" calcext:value-type="float">
            <text:p>6.908878</text:p>
          </table:table-cell>
          <table:table-cell office:value-type="float" office:value="21.69033" calcext:value-type="float">
            <text:p>21.69033</text:p>
          </table:table-cell>
          <table:table-cell office:value-type="float" office:value="46.44091" calcext:value-type="float">
            <text:p>46.44091</text:p>
          </table:table-cell>
          <table:table-cell office:value-type="float" office:value="0.2331158" calcext:value-type="float">
            <text:p>0.2331158</text:p>
          </table:table-cell>
          <table:table-cell office:value-type="float" office:value="0.05321674" calcext:value-type="float">
            <text:p>0.05321674</text:p>
          </table:table-cell>
          <table:table-cell office:value-type="float" office:value="0.008181479" calcext:value-type="float">
            <text:p>0.008181479</text:p>
          </table:table-cell>
          <table:table-cell office:value-type="float" office:value="0.1840517" calcext:value-type="float">
            <text:p>0.1840517</text:p>
          </table:table-cell>
          <table:table-cell office:value-type="float" office:value="0.9579557" calcext:value-type="float">
            <text:p>0.9579557</text:p>
          </table:table-cell>
          <table:table-cell office:value-type="float" office:value="1.411004" calcext:value-type="float">
            <text:p>1.411004</text:p>
          </table:table-cell>
          <table:table-cell office:value-type="float" office:value="5.303729" calcext:value-type="float">
            <text:p>5.303729</text:p>
          </table:table-cell>
          <table:table-cell office:value-type="float" office:value="25.56836" calcext:value-type="float">
            <text:p>25.56836</text:p>
          </table:table-cell>
          <table:table-cell office:value-type="float" office:value="13.35379" calcext:value-type="float">
            <text:p>13.35379</text:p>
          </table:table-cell>
          <table:table-cell office:value-type="float" office:value="2.31952" calcext:value-type="float">
            <text:p>2.31952</text:p>
          </table:table-cell>
          <table:table-cell office:value-type="float" office:value="3.097564" calcext:value-type="float">
            <text:p>3.097564</text:p>
          </table:table-cell>
          <table:table-cell office:value-type="float" office:value="-126563.1" calcext:value-type="float">
            <text:p>-126563.1</text:p>
          </table:table-cell>
          <table:table-cell office:value-type="float" office:value="0" calcext:value-type="float">
            <text:p>0</text:p>
          </table:table-cell>
          <table:table-cell office:value-type="float" office:value="-0.003218891" calcext:value-type="float">
            <text:p>-0.0032188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0" calcext:value-type="float">
            <text:p>22072000</text:p>
          </table:table-cell>
          <table:table-cell office:value-type="float" office:value="3.10441" calcext:value-type="float">
            <text:p>3.10441</text:p>
          </table:table-cell>
          <table:table-cell office:value-type="float" office:value="463.699" calcext:value-type="float">
            <text:p>463.699</text:p>
          </table:table-cell>
          <table:table-cell office:value-type="float" office:value="17.01" calcext:value-type="float">
            <text:p>17.01</text:p>
          </table:table-cell>
          <table:table-cell office:value-type="float" office:value="-14.4506" calcext:value-type="float">
            <text:p>-14.4506</text:p>
          </table:table-cell>
          <table:table-cell office:value-type="float" office:value="4.712751" calcext:value-type="float">
            <text:p>4.712751</text:p>
          </table:table-cell>
          <table:table-cell office:value-type="float" office:value="9.175263" calcext:value-type="float">
            <text:p>9.17526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315" calcext:value-type="float">
            <text:p>0.01931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6784" calcext:value-type="float">
            <text:p>6.836784</text:p>
          </table:table-cell>
          <table:table-cell office:value-type="float" office:value="-0.03531324" calcext:value-type="float">
            <text:p>-0.03531324</text:p>
          </table:table-cell>
          <table:table-cell office:value-type="float" office:value="-1.029431" calcext:value-type="float">
            <text:p>-1.029431</text:p>
          </table:table-cell>
          <table:table-cell office:value-type="float" office:value="0.0000003677729" calcext:value-type="float">
            <text:p>3.677729E-07</text:p>
          </table:table-cell>
          <table:table-cell office:value-type="float" office:value="5.981805" calcext:value-type="float">
            <text:p>5.981805</text:p>
          </table:table-cell>
          <table:table-cell office:value-type="float" office:value="0.1034377" calcext:value-type="float">
            <text:p>0.1034377</text:p>
          </table:table-cell>
          <table:table-cell office:value-type="float" office:value="0.5157792" calcext:value-type="float">
            <text:p>0.5157792</text:p>
          </table:table-cell>
          <table:table-cell office:value-type="float" office:value="6.374435" calcext:value-type="float">
            <text:p>6.374435</text:p>
          </table:table-cell>
          <table:table-cell office:value-type="float" office:value="21.54775" calcext:value-type="float">
            <text:p>21.54775</text:p>
          </table:table-cell>
          <table:table-cell office:value-type="float" office:value="45.57256" calcext:value-type="float">
            <text:p>45.57256</text:p>
          </table:table-cell>
          <table:table-cell office:value-type="float" office:value="0.1812765" calcext:value-type="float">
            <text:p>0.1812765</text:p>
          </table:table-cell>
          <table:table-cell office:value-type="float" office:value="0.03944203" calcext:value-type="float">
            <text:p>0.03944203</text:p>
          </table:table-cell>
          <table:table-cell office:value-type="float" office:value="0.007670572" calcext:value-type="float">
            <text:p>0.007670572</text:p>
          </table:table-cell>
          <table:table-cell office:value-type="float" office:value="0.1710937" calcext:value-type="float">
            <text:p>0.1710937</text:p>
          </table:table-cell>
          <table:table-cell office:value-type="float" office:value="0.6017662" calcext:value-type="float">
            <text:p>0.6017662</text:p>
          </table:table-cell>
          <table:table-cell office:value-type="float" office:value="1.603236" calcext:value-type="float">
            <text:p>1.603236</text:p>
          </table:table-cell>
          <table:table-cell office:value-type="float" office:value="4.197837" calcext:value-type="float">
            <text:p>4.197837</text:p>
          </table:table-cell>
          <table:table-cell office:value-type="float" office:value="24.11325" calcext:value-type="float">
            <text:p>24.11325</text:p>
          </table:table-cell>
          <table:table-cell office:value-type="float" office:value="11.98114" calcext:value-type="float">
            <text:p>11.98114</text:p>
          </table:table-cell>
          <table:table-cell office:value-type="float" office:value="1.42374" calcext:value-type="float">
            <text:p>1.42374</text:p>
          </table:table-cell>
          <table:table-cell office:value-type="float" office:value="2.752916" calcext:value-type="float">
            <text:p>2.752916</text:p>
          </table:table-cell>
          <table:table-cell office:value-type="float" office:value="-128458.3" calcext:value-type="float">
            <text:p>-128458.3</text:p>
          </table:table-cell>
          <table:table-cell office:value-type="float" office:value="0" calcext:value-type="float">
            <text:p>0</text:p>
          </table:table-cell>
          <table:table-cell office:value-type="float" office:value="-0.003455771" calcext:value-type="float">
            <text:p>-0.0034557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3.100135" calcext:value-type="float">
            <text:p>3.100135</text:p>
          </table:table-cell>
          <table:table-cell office:value-type="float" office:value="463.6664" calcext:value-type="float">
            <text:p>463.6664</text:p>
          </table:table-cell>
          <table:table-cell office:value-type="float" office:value="17.01" calcext:value-type="float">
            <text:p>17.01</text:p>
          </table:table-cell>
          <table:table-cell office:value-type="float" office:value="-15.13337" calcext:value-type="float">
            <text:p>-15.13337</text:p>
          </table:table-cell>
          <table:table-cell office:value-type="float" office:value="4.598028" calcext:value-type="float">
            <text:p>4.598028</text:p>
          </table:table-cell>
          <table:table-cell office:value-type="float" office:value="8.638321" calcext:value-type="float">
            <text:p>8.63832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35041" calcext:value-type="float">
            <text:p>0.0193504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7368" calcext:value-type="float">
            <text:p>6.837368</text:p>
          </table:table-cell>
          <table:table-cell office:value-type="float" office:value="-0.03553752" calcext:value-type="float">
            <text:p>-0.03553752</text:p>
          </table:table-cell>
          <table:table-cell office:value-type="float" office:value="-1.029413" calcext:value-type="float">
            <text:p>-1.029413</text:p>
          </table:table-cell>
          <table:table-cell office:value-type="float" office:value="0.0000009814675" calcext:value-type="float">
            <text:p>9.814675E-07</text:p>
          </table:table-cell>
          <table:table-cell office:value-type="float" office:value="5.977386" calcext:value-type="float">
            <text:p>5.977386</text:p>
          </table:table-cell>
          <table:table-cell office:value-type="float" office:value="0.08062667" calcext:value-type="float">
            <text:p>0.08062667</text:p>
          </table:table-cell>
          <table:table-cell office:value-type="float" office:value="0.3616366" calcext:value-type="float">
            <text:p>0.3616366</text:p>
          </table:table-cell>
          <table:table-cell office:value-type="float" office:value="5.653327" calcext:value-type="float">
            <text:p>5.653327</text:p>
          </table:table-cell>
          <table:table-cell office:value-type="float" office:value="21.06476" calcext:value-type="float">
            <text:p>21.06476</text:p>
          </table:table-cell>
          <table:table-cell office:value-type="float" office:value="45.07564" calcext:value-type="float">
            <text:p>45.07564</text:p>
          </table:table-cell>
          <table:table-cell office:value-type="float" office:value="0.1411326" calcext:value-type="float">
            <text:p>0.1411326</text:p>
          </table:table-cell>
          <table:table-cell office:value-type="float" office:value="0.02922055" calcext:value-type="float">
            <text:p>0.02922055</text:p>
          </table:table-cell>
          <table:table-cell office:value-type="float" office:value="0.007346726" calcext:value-type="float">
            <text:p>0.007346726</text:p>
          </table:table-cell>
          <table:table-cell office:value-type="float" office:value="0.2214449" calcext:value-type="float">
            <text:p>0.2214449</text:p>
          </table:table-cell>
          <table:table-cell office:value-type="float" office:value="0.7844605" calcext:value-type="float">
            <text:p>0.7844605</text:p>
          </table:table-cell>
          <table:table-cell office:value-type="float" office:value="1.555627" calcext:value-type="float">
            <text:p>1.555627</text:p>
          </table:table-cell>
          <table:table-cell office:value-type="float" office:value="3.415652" calcext:value-type="float">
            <text:p>3.415652</text:p>
          </table:table-cell>
          <table:table-cell office:value-type="float" office:value="22.68442" calcext:value-type="float">
            <text:p>22.68442</text:p>
          </table:table-cell>
          <table:table-cell office:value-type="float" office:value="10.55549" calcext:value-type="float">
            <text:p>10.55549</text:p>
          </table:table-cell>
          <table:table-cell office:value-type="float" office:value="0.5186764" calcext:value-type="float">
            <text:p>0.5186764</text:p>
          </table:table-cell>
          <table:table-cell office:value-type="float" office:value="2.396111" calcext:value-type="float">
            <text:p>2.396111</text:p>
          </table:table-cell>
          <table:table-cell office:value-type="float" office:value="-129927.9" calcext:value-type="float">
            <text:p>-129927.9</text:p>
          </table:table-cell>
          <table:table-cell office:value-type="float" office:value="0" calcext:value-type="float">
            <text:p>0</text:p>
          </table:table-cell>
          <table:table-cell office:value-type="float" office:value="-0.003576855" calcext:value-type="float">
            <text:p>-0.0035768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0" calcext:value-type="float">
            <text:p>24072000</text:p>
          </table:table-cell>
          <table:table-cell office:value-type="float" office:value="3.095404" calcext:value-type="float">
            <text:p>3.095404</text:p>
          </table:table-cell>
          <table:table-cell office:value-type="float" office:value="463.631" calcext:value-type="float">
            <text:p>463.631</text:p>
          </table:table-cell>
          <table:table-cell office:value-type="float" office:value="17.01" calcext:value-type="float">
            <text:p>17.01</text:p>
          </table:table-cell>
          <table:table-cell office:value-type="float" office:value="-15.74259" calcext:value-type="float">
            <text:p>-15.74259</text:p>
          </table:table-cell>
          <table:table-cell office:value-type="float" office:value="4.473865" calcext:value-type="float">
            <text:p>4.473865</text:p>
          </table:table-cell>
          <table:table-cell office:value-type="float" office:value="8.18723" calcext:value-type="float">
            <text:p>8.1872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38581" calcext:value-type="float">
            <text:p>0.0193858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8295" calcext:value-type="float">
            <text:p>6.838295</text:p>
          </table:table-cell>
          <table:table-cell office:value-type="float" office:value="-0.03580446" calcext:value-type="float">
            <text:p>-0.03580446</text:p>
          </table:table-cell>
          <table:table-cell office:value-type="float" office:value="-1.029374" calcext:value-type="float">
            <text:p>-1.029374</text:p>
          </table:table-cell>
          <table:table-cell office:value-type="float" office:value="0.000001943219" calcext:value-type="float">
            <text:p>1.943219E-06</text:p>
          </table:table-cell>
          <table:table-cell office:value-type="float" office:value="5.96959" calcext:value-type="float">
            <text:p>5.96959</text:p>
          </table:table-cell>
          <table:table-cell office:value-type="float" office:value="0.07321209" calcext:value-type="float">
            <text:p>0.07321209</text:p>
          </table:table-cell>
          <table:table-cell office:value-type="float" office:value="0.3000125" calcext:value-type="float">
            <text:p>0.3000125</text:p>
          </table:table-cell>
          <table:table-cell office:value-type="float" office:value="5.034269" calcext:value-type="float">
            <text:p>5.034269</text:p>
          </table:table-cell>
          <table:table-cell office:value-type="float" office:value="20.43634" calcext:value-type="float">
            <text:p>20.43634</text:p>
          </table:table-cell>
          <table:table-cell office:value-type="float" office:value="44.42843" calcext:value-type="float">
            <text:p>44.42843</text:p>
          </table:table-cell>
          <table:table-cell office:value-type="float" office:value="0.1102391" calcext:value-type="float">
            <text:p>0.1102391</text:p>
          </table:table-cell>
          <table:table-cell office:value-type="float" office:value="0.02185501" calcext:value-type="float">
            <text:p>0.02185501</text:p>
          </table:table-cell>
          <table:table-cell office:value-type="float" office:value="0.007127356" calcext:value-type="float">
            <text:p>0.007127356</text:p>
          </table:table-cell>
          <table:table-cell office:value-type="float" office:value="0.2093381" calcext:value-type="float">
            <text:p>0.2093381</text:p>
          </table:table-cell>
          <table:table-cell office:value-type="float" office:value="0.9833332" calcext:value-type="float">
            <text:p>0.9833332</text:p>
          </table:table-cell>
          <table:table-cell office:value-type="float" office:value="1.670943" calcext:value-type="float">
            <text:p>1.670943</text:p>
          </table:table-cell>
          <table:table-cell office:value-type="float" office:value="3.494576" calcext:value-type="float">
            <text:p>3.494576</text:p>
          </table:table-cell>
          <table:table-cell office:value-type="float" office:value="21.09299" calcext:value-type="float">
            <text:p>21.09299</text:p>
          </table:table-cell>
          <table:table-cell office:value-type="float" office:value="9.152216" calcext:value-type="float">
            <text:p>9.152216</text:p>
          </table:table-cell>
          <table:table-cell office:value-type="float" office:value="0.02418362" calcext:value-type="float">
            <text:p>0.02418362</text:p>
          </table:table-cell>
          <table:table-cell office:value-type="float" office:value="2.01856" calcext:value-type="float">
            <text:p>2.01856</text:p>
          </table:table-cell>
          <table:table-cell office:value-type="float" office:value="-131689.2" calcext:value-type="float">
            <text:p>-131689.2</text:p>
          </table:table-cell>
          <table:table-cell office:value-type="float" office:value="0" calcext:value-type="float">
            <text:p>0</text:p>
          </table:table-cell>
          <table:table-cell office:value-type="float" office:value="-0.003749392" calcext:value-type="float">
            <text:p>-0.0037493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0" calcext:value-type="float">
            <text:p>25072000</text:p>
          </table:table-cell>
          <table:table-cell office:value-type="float" office:value="3.090119" calcext:value-type="float">
            <text:p>3.090119</text:p>
          </table:table-cell>
          <table:table-cell office:value-type="float" office:value="463.5899" calcext:value-type="float">
            <text:p>463.5899</text:p>
          </table:table-cell>
          <table:table-cell office:value-type="float" office:value="17.01" calcext:value-type="float">
            <text:p>17.01</text:p>
          </table:table-cell>
          <table:table-cell office:value-type="float" office:value="-16.33114" calcext:value-type="float">
            <text:p>-16.33114</text:p>
          </table:table-cell>
          <table:table-cell office:value-type="float" office:value="4.336339" calcext:value-type="float">
            <text:p>4.336339</text:p>
          </table:table-cell>
          <table:table-cell office:value-type="float" office:value="7.77563" calcext:value-type="float">
            <text:p>7.7756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42112" calcext:value-type="float">
            <text:p>0.0194211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39408" calcext:value-type="float">
            <text:p>6.839408</text:p>
          </table:table-cell>
          <table:table-cell office:value-type="float" office:value="-0.03622001" calcext:value-type="float">
            <text:p>-0.03622001</text:p>
          </table:table-cell>
          <table:table-cell office:value-type="float" office:value="-1.029333" calcext:value-type="float">
            <text:p>-1.029333</text:p>
          </table:table-cell>
          <table:table-cell office:value-type="float" office:value="0.000003108116" calcext:value-type="float">
            <text:p>3.108116E-06</text:p>
          </table:table-cell>
          <table:table-cell office:value-type="float" office:value="5.954527" calcext:value-type="float">
            <text:p>5.954527</text:p>
          </table:table-cell>
          <table:table-cell office:value-type="float" office:value="0.06844328" calcext:value-type="float">
            <text:p>0.06844328</text:p>
          </table:table-cell>
          <table:table-cell office:value-type="float" office:value="0.2553869" calcext:value-type="float">
            <text:p>0.2553869</text:p>
          </table:table-cell>
          <table:table-cell office:value-type="float" office:value="4.439789" calcext:value-type="float">
            <text:p>4.439789</text:p>
          </table:table-cell>
          <table:table-cell office:value-type="float" office:value="19.83398" calcext:value-type="float">
            <text:p>19.83398</text:p>
          </table:table-cell>
          <table:table-cell office:value-type="float" office:value="43.50335" calcext:value-type="float">
            <text:p>43.50335</text:p>
          </table:table-cell>
          <table:table-cell office:value-type="float" office:value="0.0867663" calcext:value-type="float">
            <text:p>0.0867663</text:p>
          </table:table-cell>
          <table:table-cell office:value-type="float" office:value="0.01654217" calcext:value-type="float">
            <text:p>0.01654217</text:p>
          </table:table-cell>
          <table:table-cell office:value-type="float" office:value="0.006978107" calcext:value-type="float">
            <text:p>0.006978107</text:p>
          </table:table-cell>
          <table:table-cell office:value-type="float" office:value="0.2184107" calcext:value-type="float">
            <text:p>0.2184107</text:p>
          </table:table-cell>
          <table:table-cell office:value-type="float" office:value="1.118587" calcext:value-type="float">
            <text:p>1.118587</text:p>
          </table:table-cell>
          <table:table-cell office:value-type="float" office:value="1.851821" calcext:value-type="float">
            <text:p>1.851821</text:p>
          </table:table-cell>
          <table:table-cell office:value-type="float" office:value="3.617597" calcext:value-type="float">
            <text:p>3.617597</text:p>
          </table:table-cell>
          <table:table-cell office:value-type="float" office:value="19.39602" calcext:value-type="float">
            <text:p>19.39602</text:p>
          </table:table-cell>
          <table:table-cell office:value-type="float" office:value="7.704296" calcext:value-type="float">
            <text:p>7.704296</text:p>
          </table:table-cell>
          <table:table-cell office:value-type="float" office:value="0.01861439" calcext:value-type="float">
            <text:p>0.01861439</text:p>
          </table:table-cell>
          <table:table-cell office:value-type="float" office:value="1.629473" calcext:value-type="float">
            <text:p>1.629473</text:p>
          </table:table-cell>
          <table:table-cell office:value-type="float" office:value="-133692.6" calcext:value-type="float">
            <text:p>-133692.6</text:p>
          </table:table-cell>
          <table:table-cell office:value-type="float" office:value="0" calcext:value-type="float">
            <text:p>0</text:p>
          </table:table-cell>
          <table:table-cell office:value-type="float" office:value="-0.004050042" calcext:value-type="float">
            <text:p>-0.00405004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0" calcext:value-type="float">
            <text:p>26072000</text:p>
          </table:table-cell>
          <table:table-cell office:value-type="float" office:value="3.084215" calcext:value-type="float">
            <text:p>3.084215</text:p>
          </table:table-cell>
          <table:table-cell office:value-type="float" office:value="463.5468" calcext:value-type="float">
            <text:p>463.5468</text:p>
          </table:table-cell>
          <table:table-cell office:value-type="float" office:value="17.01" calcext:value-type="float">
            <text:p>17.01</text:p>
          </table:table-cell>
          <table:table-cell office:value-type="float" office:value="-16.89709" calcext:value-type="float">
            <text:p>-16.89709</text:p>
          </table:table-cell>
          <table:table-cell office:value-type="float" office:value="4.198893" calcext:value-type="float">
            <text:p>4.198893</text:p>
          </table:table-cell>
          <table:table-cell office:value-type="float" office:value="7.388801" calcext:value-type="float">
            <text:p>7.38880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45626" calcext:value-type="float">
            <text:p>0.0194562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4088" calcext:value-type="float">
            <text:p>6.84088</text:p>
          </table:table-cell>
          <table:table-cell office:value-type="float" office:value="-0.03660521" calcext:value-type="float">
            <text:p>-0.03660521</text:p>
          </table:table-cell>
          <table:table-cell office:value-type="float" office:value="-1.029294" calcext:value-type="float">
            <text:p>-1.029294</text:p>
          </table:table-cell>
          <table:table-cell office:value-type="float" office:value="0.000004551201" calcext:value-type="float">
            <text:p>4.551201E-06</text:p>
          </table:table-cell>
          <table:table-cell office:value-type="float" office:value="5.935306" calcext:value-type="float">
            <text:p>5.935306</text:p>
          </table:table-cell>
          <table:table-cell office:value-type="float" office:value="0.06339666" calcext:value-type="float">
            <text:p>0.06339666</text:p>
          </table:table-cell>
          <table:table-cell office:value-type="float" office:value="0.2253241" calcext:value-type="float">
            <text:p>0.2253241</text:p>
          </table:table-cell>
          <table:table-cell office:value-type="float" office:value="3.83927" calcext:value-type="float">
            <text:p>3.83927</text:p>
          </table:table-cell>
          <table:table-cell office:value-type="float" office:value="19.32643" calcext:value-type="float">
            <text:p>19.32643</text:p>
          </table:table-cell>
          <table:table-cell office:value-type="float" office:value="42.47837" calcext:value-type="float">
            <text:p>42.47837</text:p>
          </table:table-cell>
          <table:table-cell office:value-type="float" office:value="0.06865398" calcext:value-type="float">
            <text:p>0.06865398</text:p>
          </table:table-cell>
          <table:table-cell office:value-type="float" office:value="0.01272515" calcext:value-type="float">
            <text:p>0.01272515</text:p>
          </table:table-cell>
          <table:table-cell office:value-type="float" office:value="0.006900174" calcext:value-type="float">
            <text:p>0.006900174</text:p>
          </table:table-cell>
          <table:table-cell office:value-type="float" office:value="0.2412861" calcext:value-type="float">
            <text:p>0.2412861</text:p>
          </table:table-cell>
          <table:table-cell office:value-type="float" office:value="1.19338" calcext:value-type="float">
            <text:p>1.19338</text:p>
          </table:table-cell>
          <table:table-cell office:value-type="float" office:value="2.035294" calcext:value-type="float">
            <text:p>2.035294</text:p>
          </table:table-cell>
          <table:table-cell office:value-type="float" office:value="3.793601" calcext:value-type="float">
            <text:p>3.793601</text:p>
          </table:table-cell>
          <table:table-cell office:value-type="float" office:value="17.84738" calcext:value-type="float">
            <text:p>17.84738</text:p>
          </table:table-cell>
          <table:table-cell office:value-type="float" office:value="6.354499" calcext:value-type="float">
            <text:p>6.354499</text:p>
          </table:table-cell>
          <table:table-cell office:value-type="float" office:value="0.01657804" calcext:value-type="float">
            <text:p>0.01657804</text:p>
          </table:table-cell>
          <table:table-cell office:value-type="float" office:value="1.250646" calcext:value-type="float">
            <text:p>1.250646</text:p>
          </table:table-cell>
          <table:table-cell office:value-type="float" office:value="-135687.2" calcext:value-type="float">
            <text:p>-135687.2</text:p>
          </table:table-cell>
          <table:table-cell office:value-type="float" office:value="0" calcext:value-type="float">
            <text:p>0</text:p>
          </table:table-cell>
          <table:table-cell office:value-type="float" office:value="-0.004305692" calcext:value-type="float">
            <text:p>-0.0043056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0" calcext:value-type="float">
            <text:p>27072000</text:p>
          </table:table-cell>
          <table:table-cell office:value-type="float" office:value="3.078383" calcext:value-type="float">
            <text:p>3.078383</text:p>
          </table:table-cell>
          <table:table-cell office:value-type="float" office:value="463.504" calcext:value-type="float">
            <text:p>463.504</text:p>
          </table:table-cell>
          <table:table-cell office:value-type="float" office:value="17.01" calcext:value-type="float">
            <text:p>17.01</text:p>
          </table:table-cell>
          <table:table-cell office:value-type="float" office:value="-17.43112" calcext:value-type="float">
            <text:p>-17.43112</text:p>
          </table:table-cell>
          <table:table-cell office:value-type="float" office:value="4.063516" calcext:value-type="float">
            <text:p>4.063516</text:p>
          </table:table-cell>
          <table:table-cell office:value-type="float" office:value="7.031279" calcext:value-type="float">
            <text:p>7.031279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49131" calcext:value-type="float">
            <text:p>0.0194913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42719" calcext:value-type="float">
            <text:p>6.842719</text:p>
          </table:table-cell>
          <table:table-cell office:value-type="float" office:value="-0.0370081" calcext:value-type="float">
            <text:p>-0.0370081</text:p>
          </table:table-cell>
          <table:table-cell office:value-type="float" office:value="-1.029255" calcext:value-type="float">
            <text:p>-1.029255</text:p>
          </table:table-cell>
          <table:table-cell office:value-type="float" office:value="0.000006223416" calcext:value-type="float">
            <text:p>6.223416E-06</text:p>
          </table:table-cell>
          <table:table-cell office:value-type="float" office:value="5.915044" calcext:value-type="float">
            <text:p>5.915044</text:p>
          </table:table-cell>
          <table:table-cell office:value-type="float" office:value="0.05824194" calcext:value-type="float">
            <text:p>0.05824194</text:p>
          </table:table-cell>
          <table:table-cell office:value-type="float" office:value="0.2001698" calcext:value-type="float">
            <text:p>0.2001698</text:p>
          </table:table-cell>
          <table:table-cell office:value-type="float" office:value="3.22552" calcext:value-type="float">
            <text:p>3.22552</text:p>
          </table:table-cell>
          <table:table-cell office:value-type="float" office:value="18.8497" calcext:value-type="float">
            <text:p>18.8497</text:p>
          </table:table-cell>
          <table:table-cell office:value-type="float" office:value="41.46087" calcext:value-type="float">
            <text:p>41.46087</text:p>
          </table:table-cell>
          <table:table-cell office:value-type="float" office:value="0.0547689" calcext:value-type="float">
            <text:p>0.0547689</text:p>
          </table:table-cell>
          <table:table-cell office:value-type="float" office:value="0.009947444" calcext:value-type="float">
            <text:p>0.009947444</text:p>
          </table:table-cell>
          <table:table-cell office:value-type="float" office:value="0.00687515" calcext:value-type="float">
            <text:p>0.00687515</text:p>
          </table:table-cell>
          <table:table-cell office:value-type="float" office:value="0.2660858" calcext:value-type="float">
            <text:p>0.2660858</text:p>
          </table:table-cell>
          <table:table-cell office:value-type="float" office:value="1.236925" calcext:value-type="float">
            <text:p>1.236925</text:p>
          </table:table-cell>
          <table:table-cell office:value-type="float" office:value="2.204393" calcext:value-type="float">
            <text:p>2.204393</text:p>
          </table:table-cell>
          <table:table-cell office:value-type="float" office:value="3.989329" calcext:value-type="float">
            <text:p>3.989329</text:p>
          </table:table-cell>
          <table:table-cell office:value-type="float" office:value="16.47987" calcext:value-type="float">
            <text:p>16.47987</text:p>
          </table:table-cell>
          <table:table-cell office:value-type="float" office:value="5.105552" calcext:value-type="float">
            <text:p>5.105552</text:p>
          </table:table-cell>
          <table:table-cell office:value-type="float" office:value="0.0154624" calcext:value-type="float">
            <text:p>0.0154624</text:p>
          </table:table-cell>
          <table:table-cell office:value-type="float" office:value="0.8950339" calcext:value-type="float">
            <text:p>0.8950339</text:p>
          </table:table-cell>
          <table:table-cell office:value-type="float" office:value="-137680.3" calcext:value-type="float">
            <text:p>-137680.3</text:p>
          </table:table-cell>
          <table:table-cell office:value-type="float" office:value="0" calcext:value-type="float">
            <text:p>0</text:p>
          </table:table-cell>
          <table:table-cell office:value-type="float" office:value="-0.00455936" calcext:value-type="float">
            <text:p>-0.004559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0" calcext:value-type="float">
            <text:p>28072000</text:p>
          </table:table-cell>
          <table:table-cell office:value-type="float" office:value="3.072234" calcext:value-type="float">
            <text:p>3.072234</text:p>
          </table:table-cell>
          <table:table-cell office:value-type="float" office:value="463.4602" calcext:value-type="float">
            <text:p>463.4602</text:p>
          </table:table-cell>
          <table:table-cell office:value-type="float" office:value="17.01" calcext:value-type="float">
            <text:p>17.01</text:p>
          </table:table-cell>
          <table:table-cell office:value-type="float" office:value="-17.96494" calcext:value-type="float">
            <text:p>-17.96494</text:p>
          </table:table-cell>
          <table:table-cell office:value-type="float" office:value="3.924543" calcext:value-type="float">
            <text:p>3.924543</text:p>
          </table:table-cell>
          <table:table-cell office:value-type="float" office:value="6.678405" calcext:value-type="float">
            <text:p>6.67840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52631" calcext:value-type="float">
            <text:p>0.0195263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44915" calcext:value-type="float">
            <text:p>6.844915</text:p>
          </table:table-cell>
          <table:table-cell office:value-type="float" office:value="-0.03876315" calcext:value-type="float">
            <text:p>-0.03876315</text:p>
          </table:table-cell>
          <table:table-cell office:value-type="float" office:value="-1.029216" calcext:value-type="float">
            <text:p>-1.029216</text:p>
          </table:table-cell>
          <table:table-cell office:value-type="float" office:value="0.000008167081" calcext:value-type="float">
            <text:p>8.167081E-06</text:p>
          </table:table-cell>
          <table:table-cell office:value-type="float" office:value="5.891736" calcext:value-type="float">
            <text:p>5.891736</text:p>
          </table:table-cell>
          <table:table-cell office:value-type="float" office:value="0.05383934" calcext:value-type="float">
            <text:p>0.05383934</text:p>
          </table:table-cell>
          <table:table-cell office:value-type="float" office:value="0.1777635" calcext:value-type="float">
            <text:p>0.1777635</text:p>
          </table:table-cell>
          <table:table-cell office:value-type="float" office:value="2.567545" calcext:value-type="float">
            <text:p>2.567545</text:p>
          </table:table-cell>
          <table:table-cell office:value-type="float" office:value="18.33811" calcext:value-type="float">
            <text:p>18.33811</text:p>
          </table:table-cell>
          <table:table-cell office:value-type="float" office:value="40.45967" calcext:value-type="float">
            <text:p>40.45967</text:p>
          </table:table-cell>
          <table:table-cell office:value-type="float" office:value="0.04461381" calcext:value-type="float">
            <text:p>0.04461381</text:p>
          </table:table-cell>
          <table:table-cell office:value-type="float" office:value="0.007970992" calcext:value-type="float">
            <text:p>0.007970992</text:p>
          </table:table-cell>
          <table:table-cell office:value-type="float" office:value="0.006884185" calcext:value-type="float">
            <text:p>0.006884185</text:p>
          </table:table-cell>
          <table:table-cell office:value-type="float" office:value="0.2889743" calcext:value-type="float">
            <text:p>0.2889743</text:p>
          </table:table-cell>
          <table:table-cell office:value-type="float" office:value="1.247146" calcext:value-type="float">
            <text:p>1.247146</text:p>
          </table:table-cell>
          <table:table-cell office:value-type="float" office:value="2.365373" calcext:value-type="float">
            <text:p>2.365373</text:p>
          </table:table-cell>
          <table:table-cell office:value-type="float" office:value="4.171458" calcext:value-type="float">
            <text:p>4.171458</text:p>
          </table:table-cell>
          <table:table-cell office:value-type="float" office:value="15.14908" calcext:value-type="float">
            <text:p>15.14908</text:p>
          </table:table-cell>
          <table:table-cell office:value-type="float" office:value="3.859885" calcext:value-type="float">
            <text:p>3.859885</text:p>
          </table:table-cell>
          <table:table-cell office:value-type="float" office:value="0.01452119" calcext:value-type="float">
            <text:p>0.01452119</text:p>
          </table:table-cell>
          <table:table-cell office:value-type="float" office:value="0.5509366" calcext:value-type="float">
            <text:p>0.5509366</text:p>
          </table:table-cell>
          <table:table-cell office:value-type="float" office:value="-139827.4" calcext:value-type="float">
            <text:p>-139827.4</text:p>
          </table:table-cell>
          <table:table-cell office:value-type="float" office:value="0" calcext:value-type="float">
            <text:p>0</text:p>
          </table:table-cell>
          <table:table-cell office:value-type="float" office:value="-0.004776802" calcext:value-type="float">
            <text:p>-0.0047768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0" calcext:value-type="float">
            <text:p>29072000</text:p>
          </table:table-cell>
          <table:table-cell office:value-type="float" office:value="3.06677" calcext:value-type="float">
            <text:p>3.06677</text:p>
          </table:table-cell>
          <table:table-cell office:value-type="float" office:value="463.4197" calcext:value-type="float">
            <text:p>463.4197</text:p>
          </table:table-cell>
          <table:table-cell office:value-type="float" office:value="17.01" calcext:value-type="float">
            <text:p>17.01</text:p>
          </table:table-cell>
          <table:table-cell office:value-type="float" office:value="-18.46191" calcext:value-type="float">
            <text:p>-18.46191</text:p>
          </table:table-cell>
          <table:table-cell office:value-type="float" office:value="3.79075" calcext:value-type="float">
            <text:p>3.79075</text:p>
          </table:table-cell>
          <table:table-cell office:value-type="float" office:value="6.357319" calcext:value-type="float">
            <text:p>6.357319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56132" calcext:value-type="float">
            <text:p>0.0195613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47483" calcext:value-type="float">
            <text:p>6.847483</text:p>
          </table:table-cell>
          <table:table-cell office:value-type="float" office:value="-0.06072472" calcext:value-type="float">
            <text:p>-0.06072472</text:p>
          </table:table-cell>
          <table:table-cell office:value-type="float" office:value="-1.029194" calcext:value-type="float">
            <text:p>-1.029194</text:p>
          </table:table-cell>
          <table:table-cell office:value-type="float" office:value="0.00001044697" calcext:value-type="float">
            <text:p>1.044697E-05</text:p>
          </table:table-cell>
          <table:table-cell office:value-type="float" office:value="5.875346" calcext:value-type="float">
            <text:p>5.875346</text:p>
          </table:table-cell>
          <table:table-cell office:value-type="float" office:value="0.04789383" calcext:value-type="float">
            <text:p>0.04789383</text:p>
          </table:table-cell>
          <table:table-cell office:value-type="float" office:value="0.1473609" calcext:value-type="float">
            <text:p>0.1473609</text:p>
          </table:table-cell>
          <table:table-cell office:value-type="float" office:value="1.963212" calcext:value-type="float">
            <text:p>1.963212</text:p>
          </table:table-cell>
          <table:table-cell office:value-type="float" office:value="17.82259" calcext:value-type="float">
            <text:p>17.82259</text:p>
          </table:table-cell>
          <table:table-cell office:value-type="float" office:value="39.48995" calcext:value-type="float">
            <text:p>39.48995</text:p>
          </table:table-cell>
          <table:table-cell office:value-type="float" office:value="0.03617116" calcext:value-type="float">
            <text:p>0.03617116</text:p>
          </table:table-cell>
          <table:table-cell office:value-type="float" office:value="0.006862861" calcext:value-type="float">
            <text:p>0.006862861</text:p>
          </table:table-cell>
          <table:table-cell office:value-type="float" office:value="0.006922099" calcext:value-type="float">
            <text:p>0.006922099</text:p>
          </table:table-cell>
          <table:table-cell office:value-type="float" office:value="0.3768475" calcext:value-type="float">
            <text:p>0.3768475</text:p>
          </table:table-cell>
          <table:table-cell office:value-type="float" office:value="1.189511" calcext:value-type="float">
            <text:p>1.189511</text:p>
          </table:table-cell>
          <table:table-cell office:value-type="float" office:value="2.52159" calcext:value-type="float">
            <text:p>2.52159</text:p>
          </table:table-cell>
          <table:table-cell office:value-type="float" office:value="4.34935" calcext:value-type="float">
            <text:p>4.34935</text:p>
          </table:table-cell>
          <table:table-cell office:value-type="float" office:value="13.98593" calcext:value-type="float">
            <text:p>13.98593</text:p>
          </table:table-cell>
          <table:table-cell office:value-type="float" office:value="2.72723" calcext:value-type="float">
            <text:p>2.72723</text:p>
          </table:table-cell>
          <table:table-cell office:value-type="float" office:value="0.01373023" calcext:value-type="float">
            <text:p>0.01373023</text:p>
          </table:table-cell>
          <table:table-cell office:value-type="float" office:value="0.2441369" calcext:value-type="float">
            <text:p>0.2441369</text:p>
          </table:table-cell>
          <table:table-cell office:value-type="float" office:value="-141679.8" calcext:value-type="float">
            <text:p>-141679.8</text:p>
          </table:table-cell>
          <table:table-cell office:value-type="float" office:value="0" calcext:value-type="float">
            <text:p>0</text:p>
          </table:table-cell>
          <table:table-cell office:value-type="float" office:value="-0.004903514" calcext:value-type="float">
            <text:p>-0.0049035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0" calcext:value-type="float">
            <text:p>30072000</text:p>
          </table:table-cell>
          <table:table-cell office:value-type="float" office:value="3.061808" calcext:value-type="float">
            <text:p>3.061808</text:p>
          </table:table-cell>
          <table:table-cell office:value-type="float" office:value="463.383" calcext:value-type="float">
            <text:p>463.383</text:p>
          </table:table-cell>
          <table:table-cell office:value-type="float" office:value="17.01" calcext:value-type="float">
            <text:p>17.01</text:p>
          </table:table-cell>
          <table:table-cell office:value-type="float" office:value="-18.88504" calcext:value-type="float">
            <text:p>-18.88504</text:p>
          </table:table-cell>
          <table:table-cell office:value-type="float" office:value="3.667979" calcext:value-type="float">
            <text:p>3.667979</text:p>
          </table:table-cell>
          <table:table-cell office:value-type="float" office:value="6.09014" calcext:value-type="float">
            <text:p>6.0901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59632" calcext:value-type="float">
            <text:p>0.0195963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50426" calcext:value-type="float">
            <text:p>6.850426</text:p>
          </table:table-cell>
          <table:table-cell office:value-type="float" office:value="-0.05533326" calcext:value-type="float">
            <text:p>-0.05533326</text:p>
          </table:table-cell>
          <table:table-cell office:value-type="float" office:value="-1.029177" calcext:value-type="float">
            <text:p>-1.029177</text:p>
          </table:table-cell>
          <table:table-cell office:value-type="float" office:value="0.00001290189" calcext:value-type="float">
            <text:p>1.290189E-05</text:p>
          </table:table-cell>
          <table:table-cell office:value-type="float" office:value="5.860209" calcext:value-type="float">
            <text:p>5.860209</text:p>
          </table:table-cell>
          <table:table-cell office:value-type="float" office:value="0.03824611" calcext:value-type="float">
            <text:p>0.03824611</text:p>
          </table:table-cell>
          <table:table-cell office:value-type="float" office:value="0.1321042" calcext:value-type="float">
            <text:p>0.1321042</text:p>
          </table:table-cell>
          <table:table-cell office:value-type="float" office:value="1.424991" calcext:value-type="float">
            <text:p>1.424991</text:p>
          </table:table-cell>
          <table:table-cell office:value-type="float" office:value="17.33553" calcext:value-type="float">
            <text:p>17.33553</text:p>
          </table:table-cell>
          <table:table-cell office:value-type="float" office:value="38.59269" calcext:value-type="float">
            <text:p>38.59269</text:p>
          </table:table-cell>
          <table:table-cell office:value-type="float" office:value="0.02980459" calcext:value-type="float">
            <text:p>0.02980459</text:p>
          </table:table-cell>
          <table:table-cell office:value-type="float" office:value="0.006271609" calcext:value-type="float">
            <text:p>0.006271609</text:p>
          </table:table-cell>
          <table:table-cell office:value-type="float" office:value="0.006981326" calcext:value-type="float">
            <text:p>0.006981326</text:p>
          </table:table-cell>
          <table:table-cell office:value-type="float" office:value="0.4054921" calcext:value-type="float">
            <text:p>0.4054921</text:p>
          </table:table-cell>
          <table:table-cell office:value-type="float" office:value="1.141906" calcext:value-type="float">
            <text:p>1.141906</text:p>
          </table:table-cell>
          <table:table-cell office:value-type="float" office:value="2.665982" calcext:value-type="float">
            <text:p>2.665982</text:p>
          </table:table-cell>
          <table:table-cell office:value-type="float" office:value="4.503652" calcext:value-type="float">
            <text:p>4.503652</text:p>
          </table:table-cell>
          <table:table-cell office:value-type="float" office:value="12.95724" calcext:value-type="float">
            <text:p>12.95724</text:p>
          </table:table-cell>
          <table:table-cell office:value-type="float" office:value="1.731782" calcext:value-type="float">
            <text:p>1.731782</text:p>
          </table:table-cell>
          <table:table-cell office:value-type="float" office:value="0.013049" calcext:value-type="float">
            <text:p>0.013049</text:p>
          </table:table-cell>
          <table:table-cell office:value-type="float" office:value="0.05148955" calcext:value-type="float">
            <text:p>0.05148955</text:p>
          </table:table-cell>
          <table:table-cell office:value-type="float" office:value="-143469.7" calcext:value-type="float">
            <text:p>-143469.7</text:p>
          </table:table-cell>
          <table:table-cell office:value-type="float" office:value="0" calcext:value-type="float">
            <text:p>0</text:p>
          </table:table-cell>
          <table:table-cell office:value-type="float" office:value="-0.005045001" calcext:value-type="float">
            <text:p>-0.005045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0" calcext:value-type="float">
            <text:p>31072000</text:p>
          </table:table-cell>
          <table:table-cell office:value-type="float" office:value="3.05688" calcext:value-type="float">
            <text:p>3.05688</text:p>
          </table:table-cell>
          <table:table-cell office:value-type="float" office:value="463.3451" calcext:value-type="float">
            <text:p>463.345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4562" calcext:value-type="float">
            <text:p>-19.24562</text:p>
          </table:table-cell>
          <table:table-cell office:value-type="float" office:value="3.564435" calcext:value-type="float">
            <text:p>3.564435</text:p>
          </table:table-cell>
          <table:table-cell office:value-type="float" office:value="5.867018" calcext:value-type="float">
            <text:p>5.867018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63114" calcext:value-type="float">
            <text:p>0.0196311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53697" calcext:value-type="float">
            <text:p>6.853697</text:p>
          </table:table-cell>
          <table:table-cell office:value-type="float" office:value="-0.04679753" calcext:value-type="float">
            <text:p>-0.04679753</text:p>
          </table:table-cell>
          <table:table-cell office:value-type="float" office:value="-1.029143" calcext:value-type="float">
            <text:p>-1.029143</text:p>
          </table:table-cell>
          <table:table-cell office:value-type="float" office:value="0.000015571" calcext:value-type="float">
            <text:p>1.5571E-05</text:p>
          </table:table-cell>
          <table:table-cell office:value-type="float" office:value="5.841138" calcext:value-type="float">
            <text:p>5.841138</text:p>
          </table:table-cell>
          <table:table-cell office:value-type="float" office:value="0.03476761" calcext:value-type="float">
            <text:p>0.03476761</text:p>
          </table:table-cell>
          <table:table-cell office:value-type="float" office:value="0.1166736" calcext:value-type="float">
            <text:p>0.1166736</text:p>
          </table:table-cell>
          <table:table-cell office:value-type="float" office:value="1.203963" calcext:value-type="float">
            <text:p>1.203963</text:p>
          </table:table-cell>
          <table:table-cell office:value-type="float" office:value="16.80834" calcext:value-type="float">
            <text:p>16.80834</text:p>
          </table:table-cell>
          <table:table-cell office:value-type="float" office:value="37.71844" calcext:value-type="float">
            <text:p>37.71844</text:p>
          </table:table-cell>
          <table:table-cell office:value-type="float" office:value="0.02493487" calcext:value-type="float">
            <text:p>0.02493487</text:p>
          </table:table-cell>
          <table:table-cell office:value-type="float" office:value="0.005978729" calcext:value-type="float">
            <text:p>0.005978729</text:p>
          </table:table-cell>
          <table:table-cell office:value-type="float" office:value="0.007037503" calcext:value-type="float">
            <text:p>0.007037503</text:p>
          </table:table-cell>
          <table:table-cell office:value-type="float" office:value="0.4288057" calcext:value-type="float">
            <text:p>0.4288057</text:p>
          </table:table-cell>
          <table:table-cell office:value-type="float" office:value="1.122199" calcext:value-type="float">
            <text:p>1.122199</text:p>
          </table:table-cell>
          <table:table-cell office:value-type="float" office:value="2.673141" calcext:value-type="float">
            <text:p>2.673141</text:p>
          </table:table-cell>
          <table:table-cell office:value-type="float" office:value="4.629557" calcext:value-type="float">
            <text:p>4.629557</text:p>
          </table:table-cell>
          <table:table-cell office:value-type="float" office:value="11.95487" calcext:value-type="float">
            <text:p>11.95487</text:p>
          </table:table-cell>
          <table:table-cell office:value-type="float" office:value="0.7700771" calcext:value-type="float">
            <text:p>0.7700771</text:p>
          </table:table-cell>
          <table:table-cell office:value-type="float" office:value="0.0126064" calcext:value-type="float">
            <text:p>0.0126064</text:p>
          </table:table-cell>
          <table:table-cell office:value-type="float" office:value="0.01611104" calcext:value-type="float">
            <text:p>0.01611104</text:p>
          </table:table-cell>
          <table:table-cell office:value-type="float" office:value="-145347.6" calcext:value-type="float">
            <text:p>-145347.6</text:p>
          </table:table-cell>
          <table:table-cell office:value-type="float" office:value="0" calcext:value-type="float">
            <text:p>0</text:p>
          </table:table-cell>
          <table:table-cell office:value-type="float" office:value="-0.005172883" calcext:value-type="float">
            <text:p>-0.0051728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3.051988" calcext:value-type="float">
            <text:p>3.051988</text:p>
          </table:table-cell>
          <table:table-cell office:value-type="float" office:value="463.3071" calcext:value-type="float">
            <text:p>463.307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4283" calcext:value-type="float">
            <text:p>-19.54283</text:p>
          </table:table-cell>
          <table:table-cell office:value-type="float" office:value="3.463868" calcext:value-type="float">
            <text:p>3.463868</text:p>
          </table:table-cell>
          <table:table-cell office:value-type="float" office:value="5.704367" calcext:value-type="float">
            <text:p>5.70436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66594" calcext:value-type="float">
            <text:p>0.0196659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57265" calcext:value-type="float">
            <text:p>6.857265</text:p>
          </table:table-cell>
          <table:table-cell office:value-type="float" office:value="-0.06186213" calcext:value-type="float">
            <text:p>-0.06186213</text:p>
          </table:table-cell>
          <table:table-cell office:value-type="float" office:value="-1.029109" calcext:value-type="float">
            <text:p>-1.029109</text:p>
          </table:table-cell>
          <table:table-cell office:value-type="float" office:value="0.00001841686" calcext:value-type="float">
            <text:p>1.841686E-05</text:p>
          </table:table-cell>
          <table:table-cell office:value-type="float" office:value="5.824227" calcext:value-type="float">
            <text:p>5.824227</text:p>
          </table:table-cell>
          <table:table-cell office:value-type="float" office:value="0.03141862" calcext:value-type="float">
            <text:p>0.03141862</text:p>
          </table:table-cell>
          <table:table-cell office:value-type="float" office:value="0.09935632" calcext:value-type="float">
            <text:p>0.09935632</text:p>
          </table:table-cell>
          <table:table-cell office:value-type="float" office:value="1.030996" calcext:value-type="float">
            <text:p>1.030996</text:p>
          </table:table-cell>
          <table:table-cell office:value-type="float" office:value="16.27384" calcext:value-type="float">
            <text:p>16.27384</text:p>
          </table:table-cell>
          <table:table-cell office:value-type="float" office:value="36.84945" calcext:value-type="float">
            <text:p>36.84945</text:p>
          </table:table-cell>
          <table:table-cell office:value-type="float" office:value="0.02112377" calcext:value-type="float">
            <text:p>0.02112377</text:p>
          </table:table-cell>
          <table:table-cell office:value-type="float" office:value="0.005897224" calcext:value-type="float">
            <text:p>0.005897224</text:p>
          </table:table-cell>
          <table:table-cell office:value-type="float" office:value="0.007102423" calcext:value-type="float">
            <text:p>0.007102423</text:p>
          </table:table-cell>
          <table:table-cell office:value-type="float" office:value="0.4544314" calcext:value-type="float">
            <text:p>0.4544314</text:p>
          </table:table-cell>
          <table:table-cell office:value-type="float" office:value="1.095862" calcext:value-type="float">
            <text:p>1.095862</text:p>
          </table:table-cell>
          <table:table-cell office:value-type="float" office:value="2.661249" calcext:value-type="float">
            <text:p>2.661249</text:p>
          </table:table-cell>
          <table:table-cell office:value-type="float" office:value="4.771031" calcext:value-type="float">
            <text:p>4.771031</text:p>
          </table:table-cell>
          <table:table-cell office:value-type="float" office:value="11.15637" calcext:value-type="float">
            <text:p>11.15637</text:p>
          </table:table-cell>
          <table:table-cell office:value-type="float" office:value="0.1335176" calcext:value-type="float">
            <text:p>0.1335176</text:p>
          </table:table-cell>
          <table:table-cell office:value-type="float" office:value="0.012397" calcext:value-type="float">
            <text:p>0.012397</text:p>
          </table:table-cell>
          <table:table-cell office:value-type="float" office:value="0.0151286" calcext:value-type="float">
            <text:p>0.0151286</text:p>
          </table:table-cell>
          <table:table-cell office:value-type="float" office:value="-147254.7" calcext:value-type="float">
            <text:p>-147254.7</text:p>
          </table:table-cell>
          <table:table-cell office:value-type="float" office:value="0" calcext:value-type="float">
            <text:p>0</text:p>
          </table:table-cell>
          <table:table-cell office:value-type="float" office:value="-0.005312993" calcext:value-type="float">
            <text:p>-0.0053129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3.046974" calcext:value-type="float">
            <text:p>3.046974</text:p>
          </table:table-cell>
          <table:table-cell office:value-type="float" office:value="463.2691" calcext:value-type="float">
            <text:p>463.269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1776" calcext:value-type="float">
            <text:p>-19.71776</text:p>
          </table:table-cell>
          <table:table-cell office:value-type="float" office:value="3.371287" calcext:value-type="float">
            <text:p>3.371287</text:p>
          </table:table-cell>
          <table:table-cell office:value-type="float" office:value="5.655629" calcext:value-type="float">
            <text:p>5.655629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70078" calcext:value-type="float">
            <text:p>0.0197007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61031" calcext:value-type="float">
            <text:p>6.861031</text:p>
          </table:table-cell>
          <table:table-cell office:value-type="float" office:value="-0.05329296" calcext:value-type="float">
            <text:p>-0.05329296</text:p>
          </table:table-cell>
          <table:table-cell office:value-type="float" office:value="-1.029075" calcext:value-type="float">
            <text:p>-1.029075</text:p>
          </table:table-cell>
          <table:table-cell office:value-type="float" office:value="0.00002119595" calcext:value-type="float">
            <text:p>2.119595E-05</text:p>
          </table:table-cell>
          <table:table-cell office:value-type="float" office:value="5.805657" calcext:value-type="float">
            <text:p>5.805657</text:p>
          </table:table-cell>
          <table:table-cell office:value-type="float" office:value="0.02856223" calcext:value-type="float">
            <text:p>0.02856223</text:p>
          </table:table-cell>
          <table:table-cell office:value-type="float" office:value="0.09294129" calcext:value-type="float">
            <text:p>0.09294129</text:p>
          </table:table-cell>
          <table:table-cell office:value-type="float" office:value="0.8851706" calcext:value-type="float">
            <text:p>0.8851706</text:p>
          </table:table-cell>
          <table:table-cell office:value-type="float" office:value="15.78802" calcext:value-type="float">
            <text:p>15.78802</text:p>
          </table:table-cell>
          <table:table-cell office:value-type="float" office:value="36.02582" calcext:value-type="float">
            <text:p>36.02582</text:p>
          </table:table-cell>
          <table:table-cell office:value-type="float" office:value="0.01831431" calcext:value-type="float">
            <text:p>0.01831431</text:p>
          </table:table-cell>
          <table:table-cell office:value-type="float" office:value="0.005931789" calcext:value-type="float">
            <text:p>0.005931789</text:p>
          </table:table-cell>
          <table:table-cell office:value-type="float" office:value="0.007190352" calcext:value-type="float">
            <text:p>0.007190352</text:p>
          </table:table-cell>
          <table:table-cell office:value-type="float" office:value="0.4656862" calcext:value-type="float">
            <text:p>0.4656862</text:p>
          </table:table-cell>
          <table:table-cell office:value-type="float" office:value="1.082654" calcext:value-type="float">
            <text:p>1.082654</text:p>
          </table:table-cell>
          <table:table-cell office:value-type="float" office:value="2.651485" calcext:value-type="float">
            <text:p>2.651485</text:p>
          </table:table-cell>
          <table:table-cell office:value-type="float" office:value="4.974645" calcext:value-type="float">
            <text:p>4.974645</text:p>
          </table:table-cell>
          <table:table-cell office:value-type="float" office:value="10.96683" calcext:value-type="float">
            <text:p>10.96683</text:p>
          </table:table-cell>
          <table:table-cell office:value-type="float" office:value="0.1468896" calcext:value-type="float">
            <text:p>0.1468896</text:p>
          </table:table-cell>
          <table:table-cell office:value-type="float" office:value="0.01238772" calcext:value-type="float">
            <text:p>0.01238772</text:p>
          </table:table-cell>
          <table:table-cell office:value-type="float" office:value="0.01527788" calcext:value-type="float">
            <text:p>0.01527788</text:p>
          </table:table-cell>
          <table:table-cell office:value-type="float" office:value="-149375.3" calcext:value-type="float">
            <text:p>-149375.3</text:p>
          </table:table-cell>
          <table:table-cell office:value-type="float" office:value="0" calcext:value-type="float">
            <text:p>0</text:p>
          </table:table-cell>
          <table:table-cell office:value-type="float" office:value="-0.005408921" calcext:value-type="float">
            <text:p>-0.0054089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0" calcext:value-type="float">
            <text:p>3082000</text:p>
          </table:table-cell>
          <table:table-cell office:value-type="float" office:value="3.041857" calcext:value-type="float">
            <text:p>3.041857</text:p>
          </table:table-cell>
          <table:table-cell office:value-type="float" office:value="463.2288" calcext:value-type="float">
            <text:p>463.228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0639" calcext:value-type="float">
            <text:p>-19.80639</text:p>
          </table:table-cell>
          <table:table-cell office:value-type="float" office:value="3.286123" calcext:value-type="float">
            <text:p>3.286123</text:p>
          </table:table-cell>
          <table:table-cell office:value-type="float" office:value="5.687939" calcext:value-type="float">
            <text:p>5.687939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73565" calcext:value-type="float">
            <text:p>0.0197356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64852" calcext:value-type="float">
            <text:p>6.864852</text:p>
          </table:table-cell>
          <table:table-cell office:value-type="float" office:value="-0.04382534" calcext:value-type="float">
            <text:p>-0.04382534</text:p>
          </table:table-cell>
          <table:table-cell office:value-type="float" office:value="-1.029036" calcext:value-type="float">
            <text:p>-1.029036</text:p>
          </table:table-cell>
          <table:table-cell office:value-type="float" office:value="0.00002143969" calcext:value-type="float">
            <text:p>2.143969E-05</text:p>
          </table:table-cell>
          <table:table-cell office:value-type="float" office:value="5.783762" calcext:value-type="float">
            <text:p>5.783762</text:p>
          </table:table-cell>
          <table:table-cell office:value-type="float" office:value="0.02591929" calcext:value-type="float">
            <text:p>0.02591929</text:p>
          </table:table-cell>
          <table:table-cell office:value-type="float" office:value="0.08418795" calcext:value-type="float">
            <text:p>0.08418795</text:p>
          </table:table-cell>
          <table:table-cell office:value-type="float" office:value="0.7616733" calcext:value-type="float">
            <text:p>0.7616733</text:p>
          </table:table-cell>
          <table:table-cell office:value-type="float" office:value="15.3696" calcext:value-type="float">
            <text:p>15.3696</text:p>
          </table:table-cell>
          <table:table-cell office:value-type="float" office:value="35.22736" calcext:value-type="float">
            <text:p>35.22736</text:p>
          </table:table-cell>
          <table:table-cell office:value-type="float" office:value="0.01628181" calcext:value-type="float">
            <text:p>0.01628181</text:p>
          </table:table-cell>
          <table:table-cell office:value-type="float" office:value="0.006352313" calcext:value-type="float">
            <text:p>0.006352313</text:p>
          </table:table-cell>
          <table:table-cell office:value-type="float" office:value="0.007557424" calcext:value-type="float">
            <text:p>0.007557424</text:p>
          </table:table-cell>
          <table:table-cell office:value-type="float" office:value="0.4642186" calcext:value-type="float">
            <text:p>0.4642186</text:p>
          </table:table-cell>
          <table:table-cell office:value-type="float" office:value="1.085101" calcext:value-type="float">
            <text:p>1.085101</text:p>
          </table:table-cell>
          <table:table-cell office:value-type="float" office:value="2.645004" calcext:value-type="float">
            <text:p>2.645004</text:p>
          </table:table-cell>
          <table:table-cell office:value-type="float" office:value="5.29484" calcext:value-type="float">
            <text:p>5.29484</text:p>
          </table:table-cell>
          <table:table-cell office:value-type="float" office:value="11.47408" calcext:value-type="float">
            <text:p>11.47408</text:p>
          </table:table-cell>
          <table:table-cell office:value-type="float" office:value="0.1842268" calcext:value-type="float">
            <text:p>0.1842268</text:p>
          </table:table-cell>
          <table:table-cell office:value-type="float" office:value="0.01279606" calcext:value-type="float">
            <text:p>0.01279606</text:p>
          </table:table-cell>
          <table:table-cell office:value-type="float" office:value="0.01590766" calcext:value-type="float">
            <text:p>0.01590766</text:p>
          </table:table-cell>
          <table:table-cell office:value-type="float" office:value="-151572.7" calcext:value-type="float">
            <text:p>-151572.7</text:p>
          </table:table-cell>
          <table:table-cell office:value-type="float" office:value="0" calcext:value-type="float">
            <text:p>0</text:p>
          </table:table-cell>
          <table:table-cell office:value-type="float" office:value="-0.005542972" calcext:value-type="float">
            <text:p>-0.0055429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0" calcext:value-type="float">
            <text:p>4082000</text:p>
          </table:table-cell>
          <table:table-cell office:value-type="float" office:value="3.039126" calcext:value-type="float">
            <text:p>3.039126</text:p>
          </table:table-cell>
          <table:table-cell office:value-type="float" office:value="463.1912" calcext:value-type="float">
            <text:p>463.191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616" calcext:value-type="float">
            <text:p>-19.8616</text:p>
          </table:table-cell>
          <table:table-cell office:value-type="float" office:value="3.212463" calcext:value-type="float">
            <text:p>3.212463</text:p>
          </table:table-cell>
          <table:table-cell office:value-type="float" office:value="5.737105" calcext:value-type="float">
            <text:p>5.73710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77057" calcext:value-type="float">
            <text:p>0.01977057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6868" calcext:value-type="float">
            <text:p>6.86868</text:p>
          </table:table-cell>
          <table:table-cell office:value-type="float" office:value="-0.06196506" calcext:value-type="float">
            <text:p>-0.06196506</text:p>
          </table:table-cell>
          <table:table-cell office:value-type="float" office:value="-1.029002" calcext:value-type="float">
            <text:p>-1.029002</text:p>
          </table:table-cell>
          <table:table-cell office:value-type="float" office:value="0.00002145318" calcext:value-type="float">
            <text:p>2.145318E-05</text:p>
          </table:table-cell>
          <table:table-cell office:value-type="float" office:value="5.760028" calcext:value-type="float">
            <text:p>5.760028</text:p>
          </table:table-cell>
          <table:table-cell office:value-type="float" office:value="0.02582551" calcext:value-type="float">
            <text:p>0.02582551</text:p>
          </table:table-cell>
          <table:table-cell office:value-type="float" office:value="0.07511555" calcext:value-type="float">
            <text:p>0.07511555</text:p>
          </table:table-cell>
          <table:table-cell office:value-type="float" office:value="0.6592532" calcext:value-type="float">
            <text:p>0.6592532</text:p>
          </table:table-cell>
          <table:table-cell office:value-type="float" office:value="15.02296" calcext:value-type="float">
            <text:p>15.02296</text:p>
          </table:table-cell>
          <table:table-cell office:value-type="float" office:value="34.51424" calcext:value-type="float">
            <text:p>34.51424</text:p>
          </table:table-cell>
          <table:table-cell office:value-type="float" office:value="0.01519354" calcext:value-type="float">
            <text:p>0.01519354</text:p>
          </table:table-cell>
          <table:table-cell office:value-type="float" office:value="0.006921416" calcext:value-type="float">
            <text:p>0.006921416</text:p>
          </table:table-cell>
          <table:table-cell office:value-type="float" office:value="0.008095351" calcext:value-type="float">
            <text:p>0.008095351</text:p>
          </table:table-cell>
          <table:table-cell office:value-type="float" office:value="0.4517725" calcext:value-type="float">
            <text:p>0.4517725</text:p>
          </table:table-cell>
          <table:table-cell office:value-type="float" office:value="1.103358" calcext:value-type="float">
            <text:p>1.103358</text:p>
          </table:table-cell>
          <table:table-cell office:value-type="float" office:value="2.661086" calcext:value-type="float">
            <text:p>2.661086</text:p>
          </table:table-cell>
          <table:table-cell office:value-type="float" office:value="5.641587" calcext:value-type="float">
            <text:p>5.641587</text:p>
          </table:table-cell>
          <table:table-cell office:value-type="float" office:value="12.02001" calcext:value-type="float">
            <text:p>12.02001</text:p>
          </table:table-cell>
          <table:table-cell office:value-type="float" office:value="0.2453867" calcext:value-type="float">
            <text:p>0.2453867</text:p>
          </table:table-cell>
          <table:table-cell office:value-type="float" office:value="0.01348125" calcext:value-type="float">
            <text:p>0.01348125</text:p>
          </table:table-cell>
          <table:table-cell office:value-type="float" office:value="0.01688383" calcext:value-type="float">
            <text:p>0.01688383</text:p>
          </table:table-cell>
          <table:table-cell office:value-type="float" office:value="-153558.9" calcext:value-type="float">
            <text:p>-153558.9</text:p>
          </table:table-cell>
          <table:table-cell office:value-type="float" office:value="0" calcext:value-type="float">
            <text:p>0</text:p>
          </table:table-cell>
          <table:table-cell office:value-type="float" office:value="-0.005846855" calcext:value-type="float">
            <text:p>-0.00584685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0" calcext:value-type="float">
            <text:p>5082000</text:p>
          </table:table-cell>
          <table:table-cell office:value-type="float" office:value="3.038049" calcext:value-type="float">
            <text:p>3.038049</text:p>
          </table:table-cell>
          <table:table-cell office:value-type="float" office:value="463.1536" calcext:value-type="float">
            <text:p>463.153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9289" calcext:value-type="float">
            <text:p>-19.89289</text:p>
          </table:table-cell>
          <table:table-cell office:value-type="float" office:value="3.143391" calcext:value-type="float">
            <text:p>3.143391</text:p>
          </table:table-cell>
          <table:table-cell office:value-type="float" office:value="5.803972" calcext:value-type="float">
            <text:p>5.80397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80564" calcext:value-type="float">
            <text:p>0.0198056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72433" calcext:value-type="float">
            <text:p>6.872433</text:p>
          </table:table-cell>
          <table:table-cell office:value-type="float" office:value="-0.05183266" calcext:value-type="float">
            <text:p>-0.05183266</text:p>
          </table:table-cell>
          <table:table-cell office:value-type="float" office:value="-1.029002" calcext:value-type="float">
            <text:p>-1.029002</text:p>
          </table:table-cell>
          <table:table-cell office:value-type="float" office:value="0.00002146391" calcext:value-type="float">
            <text:p>2.146391E-05</text:p>
          </table:table-cell>
          <table:table-cell office:value-type="float" office:value="5.73321" calcext:value-type="float">
            <text:p>5.73321</text:p>
          </table:table-cell>
          <table:table-cell office:value-type="float" office:value="0.02640708" calcext:value-type="float">
            <text:p>0.02640708</text:p>
          </table:table-cell>
          <table:table-cell office:value-type="float" office:value="0.07276633" calcext:value-type="float">
            <text:p>0.07276633</text:p>
          </table:table-cell>
          <table:table-cell office:value-type="float" office:value="0.574351" calcext:value-type="float">
            <text:p>0.574351</text:p>
          </table:table-cell>
          <table:table-cell office:value-type="float" office:value="14.69777" calcext:value-type="float">
            <text:p>14.69777</text:p>
          </table:table-cell>
          <table:table-cell office:value-type="float" office:value="33.83038" calcext:value-type="float">
            <text:p>33.83038</text:p>
          </table:table-cell>
          <table:table-cell office:value-type="float" office:value="0.01539067" calcext:value-type="float">
            <text:p>0.01539067</text:p>
          </table:table-cell>
          <table:table-cell office:value-type="float" office:value="0.007454432" calcext:value-type="float">
            <text:p>0.007454432</text:p>
          </table:table-cell>
          <table:table-cell office:value-type="float" office:value="0.008660234" calcext:value-type="float">
            <text:p>0.008660234</text:p>
          </table:table-cell>
          <table:table-cell office:value-type="float" office:value="0.4443364" calcext:value-type="float">
            <text:p>0.4443364</text:p>
          </table:table-cell>
          <table:table-cell office:value-type="float" office:value="1.112045" calcext:value-type="float">
            <text:p>1.112045</text:p>
          </table:table-cell>
          <table:table-cell office:value-type="float" office:value="2.692037" calcext:value-type="float">
            <text:p>2.692037</text:p>
          </table:table-cell>
          <table:table-cell office:value-type="float" office:value="6.084813" calcext:value-type="float">
            <text:p>6.084813</text:p>
          </table:table-cell>
          <table:table-cell office:value-type="float" office:value="12.61643" calcext:value-type="float">
            <text:p>12.61643</text:p>
          </table:table-cell>
          <table:table-cell office:value-type="float" office:value="0.3505562" calcext:value-type="float">
            <text:p>0.3505562</text:p>
          </table:table-cell>
          <table:table-cell office:value-type="float" office:value="0.01410828" calcext:value-type="float">
            <text:p>0.01410828</text:p>
          </table:table-cell>
          <table:table-cell office:value-type="float" office:value="0.01828158" calcext:value-type="float">
            <text:p>0.01828158</text:p>
          </table:table-cell>
          <table:table-cell office:value-type="float" office:value="-155686.7" calcext:value-type="float">
            <text:p>-155686.7</text:p>
          </table:table-cell>
          <table:table-cell office:value-type="float" office:value="0" calcext:value-type="float">
            <text:p>0</text:p>
          </table:table-cell>
          <table:table-cell office:value-type="float" office:value="-0.005888293" calcext:value-type="float">
            <text:p>-0.0058882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0" calcext:value-type="float">
            <text:p>6082000</text:p>
          </table:table-cell>
          <table:table-cell office:value-type="float" office:value="3.038121" calcext:value-type="float">
            <text:p>3.038121</text:p>
          </table:table-cell>
          <table:table-cell office:value-type="float" office:value="463.1178" calcext:value-type="float">
            <text:p>463.117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90757" calcext:value-type="float">
            <text:p>-19.90757</text:p>
          </table:table-cell>
          <table:table-cell office:value-type="float" office:value="3.07732" calcext:value-type="float">
            <text:p>3.07732</text:p>
          </table:table-cell>
          <table:table-cell office:value-type="float" office:value="5.881887" calcext:value-type="float">
            <text:p>5.88188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84074" calcext:value-type="float">
            <text:p>0.0198407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76151" calcext:value-type="float">
            <text:p>6.876151</text:p>
          </table:table-cell>
          <table:table-cell office:value-type="float" office:value="-0.04244572" calcext:value-type="float">
            <text:p>-0.04244572</text:p>
          </table:table-cell>
          <table:table-cell office:value-type="float" office:value="-1.02897" calcext:value-type="float">
            <text:p>-1.02897</text:p>
          </table:table-cell>
          <table:table-cell office:value-type="float" office:value="0.00002146926" calcext:value-type="float">
            <text:p>2.146926E-05</text:p>
          </table:table-cell>
          <table:table-cell office:value-type="float" office:value="5.708224" calcext:value-type="float">
            <text:p>5.708224</text:p>
          </table:table-cell>
          <table:table-cell office:value-type="float" office:value="0.0240598" calcext:value-type="float">
            <text:p>0.0240598</text:p>
          </table:table-cell>
          <table:table-cell office:value-type="float" office:value="0.06343717" calcext:value-type="float">
            <text:p>0.06343717</text:p>
          </table:table-cell>
          <table:table-cell office:value-type="float" office:value="0.5006598" calcext:value-type="float">
            <text:p>0.5006598</text:p>
          </table:table-cell>
          <table:table-cell office:value-type="float" office:value="14.38622" calcext:value-type="float">
            <text:p>14.38622</text:p>
          </table:table-cell>
          <table:table-cell office:value-type="float" office:value="33.17078" calcext:value-type="float">
            <text:p>33.17078</text:p>
          </table:table-cell>
          <table:table-cell office:value-type="float" office:value="0.01615147" calcext:value-type="float">
            <text:p>0.01615147</text:p>
          </table:table-cell>
          <table:table-cell office:value-type="float" office:value="0.007860268" calcext:value-type="float">
            <text:p>0.007860268</text:p>
          </table:table-cell>
          <table:table-cell office:value-type="float" office:value="0.009196999" calcext:value-type="float">
            <text:p>0.009196999</text:p>
          </table:table-cell>
          <table:table-cell office:value-type="float" office:value="0.4454433" calcext:value-type="float">
            <text:p>0.4454433</text:p>
          </table:table-cell>
          <table:table-cell office:value-type="float" office:value="1.111277" calcext:value-type="float">
            <text:p>1.111277</text:p>
          </table:table-cell>
          <table:table-cell office:value-type="float" office:value="2.752501" calcext:value-type="float">
            <text:p>2.752501</text:p>
          </table:table-cell>
          <table:table-cell office:value-type="float" office:value="6.57372" calcext:value-type="float">
            <text:p>6.57372</text:p>
          </table:table-cell>
          <table:table-cell office:value-type="float" office:value="13.23328" calcext:value-type="float">
            <text:p>13.23328</text:p>
          </table:table-cell>
          <table:table-cell office:value-type="float" office:value="0.4927426" calcext:value-type="float">
            <text:p>0.4927426</text:p>
          </table:table-cell>
          <table:table-cell office:value-type="float" office:value="0.01477669" calcext:value-type="float">
            <text:p>0.01477669</text:p>
          </table:table-cell>
          <table:table-cell office:value-type="float" office:value="0.02028643" calcext:value-type="float">
            <text:p>0.02028643</text:p>
          </table:table-cell>
          <table:table-cell office:value-type="float" office:value="-157620.1" calcext:value-type="float">
            <text:p>-157620.1</text:p>
          </table:table-cell>
          <table:table-cell office:value-type="float" office:value="0" calcext:value-type="float">
            <text:p>0</text:p>
          </table:table-cell>
          <table:table-cell office:value-type="float" office:value="-0.005948483" calcext:value-type="float">
            <text:p>-0.0059484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3.039505" calcext:value-type="float">
            <text:p>3.039505</text:p>
          </table:table-cell>
          <table:table-cell office:value-type="float" office:value="463.0845" calcext:value-type="float">
            <text:p>463.084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91369" calcext:value-type="float">
            <text:p>-19.91369</text:p>
          </table:table-cell>
          <table:table-cell office:value-type="float" office:value="3.015234" calcext:value-type="float">
            <text:p>3.015234</text:p>
          </table:table-cell>
          <table:table-cell office:value-type="float" office:value="5.961363" calcext:value-type="float">
            <text:p>5.96136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87639" calcext:value-type="float">
            <text:p>0.0198763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79801" calcext:value-type="float">
            <text:p>6.879801</text:p>
          </table:table-cell>
          <table:table-cell office:value-type="float" office:value="-0.06942108" calcext:value-type="float">
            <text:p>-0.06942108</text:p>
          </table:table-cell>
          <table:table-cell office:value-type="float" office:value="-1.028935" calcext:value-type="float">
            <text:p>-1.028935</text:p>
          </table:table-cell>
          <table:table-cell office:value-type="float" office:value="0.00002147591" calcext:value-type="float">
            <text:p>2.147591E-05</text:p>
          </table:table-cell>
          <table:table-cell office:value-type="float" office:value="5.686272" calcext:value-type="float">
            <text:p>5.686272</text:p>
          </table:table-cell>
          <table:table-cell office:value-type="float" office:value="0.02213966" calcext:value-type="float">
            <text:p>0.02213966</text:p>
          </table:table-cell>
          <table:table-cell office:value-type="float" office:value="0.0572666" calcext:value-type="float">
            <text:p>0.0572666</text:p>
          </table:table-cell>
          <table:table-cell office:value-type="float" office:value="0.4355207" calcext:value-type="float">
            <text:p>0.4355207</text:p>
          </table:table-cell>
          <table:table-cell office:value-type="float" office:value="14.09021" calcext:value-type="float">
            <text:p>14.09021</text:p>
          </table:table-cell>
          <table:table-cell office:value-type="float" office:value="32.54843" calcext:value-type="float">
            <text:p>32.54843</text:p>
          </table:table-cell>
          <table:table-cell office:value-type="float" office:value="0.01690758" calcext:value-type="float">
            <text:p>0.01690758</text:p>
          </table:table-cell>
          <table:table-cell office:value-type="float" office:value="0.00820295" calcext:value-type="float">
            <text:p>0.00820295</text:p>
          </table:table-cell>
          <table:table-cell office:value-type="float" office:value="0.009728202" calcext:value-type="float">
            <text:p>0.009728202</text:p>
          </table:table-cell>
          <table:table-cell office:value-type="float" office:value="0.4646324" calcext:value-type="float">
            <text:p>0.4646324</text:p>
          </table:table-cell>
          <table:table-cell office:value-type="float" office:value="1.099127" calcext:value-type="float">
            <text:p>1.099127</text:p>
          </table:table-cell>
          <table:table-cell office:value-type="float" office:value="2.852312" calcext:value-type="float">
            <text:p>2.852312</text:p>
          </table:table-cell>
          <table:table-cell office:value-type="float" office:value="7.041107" calcext:value-type="float">
            <text:p>7.041107</text:p>
          </table:table-cell>
          <table:table-cell office:value-type="float" office:value="13.82523" calcext:value-type="float">
            <text:p>13.82523</text:p>
          </table:table-cell>
          <table:table-cell office:value-type="float" office:value="0.6408795" calcext:value-type="float">
            <text:p>0.6408795</text:p>
          </table:table-cell>
          <table:table-cell office:value-type="float" office:value="0.01574411" calcext:value-type="float">
            <text:p>0.01574411</text:p>
          </table:table-cell>
          <table:table-cell office:value-type="float" office:value="0.02300496" calcext:value-type="float">
            <text:p>0.02300496</text:p>
          </table:table-cell>
          <table:table-cell office:value-type="float" office:value="-159544.1" calcext:value-type="float">
            <text:p>-159544.1</text:p>
          </table:table-cell>
          <table:table-cell office:value-type="float" office:value="0" calcext:value-type="float">
            <text:p>0</text:p>
          </table:table-cell>
          <table:table-cell office:value-type="float" office:value="-0.006128468" calcext:value-type="float">
            <text:p>-0.0061284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0" calcext:value-type="float">
            <text:p>8082000</text:p>
          </table:table-cell>
          <table:table-cell office:value-type="float" office:value="3.041688" calcext:value-type="float">
            <text:p>3.041688</text:p>
          </table:table-cell>
          <table:table-cell office:value-type="float" office:value="463.0494" calcext:value-type="float">
            <text:p>463.049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91278" calcext:value-type="float">
            <text:p>-19.91278</text:p>
          </table:table-cell>
          <table:table-cell office:value-type="float" office:value="2.951877" calcext:value-type="float">
            <text:p>2.951877</text:p>
          </table:table-cell>
          <table:table-cell office:value-type="float" office:value="6.049566" calcext:value-type="float">
            <text:p>6.04956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91215" calcext:value-type="float">
            <text:p>0.0199121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83405" calcext:value-type="float">
            <text:p>6.883405</text:p>
          </table:table-cell>
          <table:table-cell office:value-type="float" office:value="-0.06036467" calcext:value-type="float">
            <text:p>-0.06036467</text:p>
          </table:table-cell>
          <table:table-cell office:value-type="float" office:value="-1.028898" calcext:value-type="float">
            <text:p>-1.028898</text:p>
          </table:table-cell>
          <table:table-cell office:value-type="float" office:value="0.00002147737" calcext:value-type="float">
            <text:p>2.147737E-05</text:p>
          </table:table-cell>
          <table:table-cell office:value-type="float" office:value="5.662588" calcext:value-type="float">
            <text:p>5.662588</text:p>
          </table:table-cell>
          <table:table-cell office:value-type="float" office:value="0.02029728" calcext:value-type="float">
            <text:p>0.02029728</text:p>
          </table:table-cell>
          <table:table-cell office:value-type="float" office:value="0.05438161" calcext:value-type="float">
            <text:p>0.05438161</text:p>
          </table:table-cell>
          <table:table-cell office:value-type="float" office:value="0.3790161" calcext:value-type="float">
            <text:p>0.3790161</text:p>
          </table:table-cell>
          <table:table-cell office:value-type="float" office:value="13.77761" calcext:value-type="float">
            <text:p>13.77761</text:p>
          </table:table-cell>
          <table:table-cell office:value-type="float" office:value="31.9129" calcext:value-type="float">
            <text:p>31.9129</text:p>
          </table:table-cell>
          <table:table-cell office:value-type="float" office:value="0.0171548" calcext:value-type="float">
            <text:p>0.0171548</text:p>
          </table:table-cell>
          <table:table-cell office:value-type="float" office:value="0.008536037" calcext:value-type="float">
            <text:p>0.008536037</text:p>
          </table:table-cell>
          <table:table-cell office:value-type="float" office:value="0.01031513" calcext:value-type="float">
            <text:p>0.01031513</text:p>
          </table:table-cell>
          <table:table-cell office:value-type="float" office:value="0.4754944" calcext:value-type="float">
            <text:p>0.4754944</text:p>
          </table:table-cell>
          <table:table-cell office:value-type="float" office:value="1.0955" calcext:value-type="float">
            <text:p>1.0955</text:p>
          </table:table-cell>
          <table:table-cell office:value-type="float" office:value="3.014871" calcext:value-type="float">
            <text:p>3.014871</text:p>
          </table:table-cell>
          <table:table-cell office:value-type="float" office:value="7.534716" calcext:value-type="float">
            <text:p>7.534716</text:p>
          </table:table-cell>
          <table:table-cell office:value-type="float" office:value="14.441" calcext:value-type="float">
            <text:p>14.441</text:p>
          </table:table-cell>
          <table:table-cell office:value-type="float" office:value="0.7959085" calcext:value-type="float">
            <text:p>0.7959085</text:p>
          </table:table-cell>
          <table:table-cell office:value-type="float" office:value="0.01730546" calcext:value-type="float">
            <text:p>0.01730546</text:p>
          </table:table-cell>
          <table:table-cell office:value-type="float" office:value="0.02661987" calcext:value-type="float">
            <text:p>0.02661987</text:p>
          </table:table-cell>
          <table:table-cell office:value-type="float" office:value="-161824.9" calcext:value-type="float">
            <text:p>-161824.9</text:p>
          </table:table-cell>
          <table:table-cell office:value-type="float" office:value="0" calcext:value-type="float">
            <text:p>0</text:p>
          </table:table-cell>
          <table:table-cell office:value-type="float" office:value="-0.006157968" calcext:value-type="float">
            <text:p>-0.00615796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0" calcext:value-type="float">
            <text:p>9082000</text:p>
          </table:table-cell>
          <table:table-cell office:value-type="float" office:value="3.04441" calcext:value-type="float">
            <text:p>3.04441</text:p>
          </table:table-cell>
          <table:table-cell office:value-type="float" office:value="463.0134" calcext:value-type="float">
            <text:p>463.013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90553" calcext:value-type="float">
            <text:p>-19.90553</text:p>
          </table:table-cell>
          <table:table-cell office:value-type="float" office:value="2.888355" calcext:value-type="float">
            <text:p>2.888355</text:p>
          </table:table-cell>
          <table:table-cell office:value-type="float" office:value="6.144562" calcext:value-type="float">
            <text:p>6.14456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94806" calcext:value-type="float">
            <text:p>0.0199480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86934" calcext:value-type="float">
            <text:p>6.886934</text:p>
          </table:table-cell>
          <table:table-cell office:value-type="float" office:value="-0.05114823" calcext:value-type="float">
            <text:p>-0.05114823</text:p>
          </table:table-cell>
          <table:table-cell office:value-type="float" office:value="-1.028861" calcext:value-type="float">
            <text:p>-1.028861</text:p>
          </table:table-cell>
          <table:table-cell office:value-type="float" office:value="0.00002147737" calcext:value-type="float">
            <text:p>2.147737E-05</text:p>
          </table:table-cell>
          <table:table-cell office:value-type="float" office:value="5.636504" calcext:value-type="float">
            <text:p>5.636504</text:p>
          </table:table-cell>
          <table:table-cell office:value-type="float" office:value="0.0184898" calcext:value-type="float">
            <text:p>0.0184898</text:p>
          </table:table-cell>
          <table:table-cell office:value-type="float" office:value="0.05136544" calcext:value-type="float">
            <text:p>0.05136544</text:p>
          </table:table-cell>
          <table:table-cell office:value-type="float" office:value="0.3309249" calcext:value-type="float">
            <text:p>0.3309249</text:p>
          </table:table-cell>
          <table:table-cell office:value-type="float" office:value="13.45735" calcext:value-type="float">
            <text:p>13.45735</text:p>
          </table:table-cell>
          <table:table-cell office:value-type="float" office:value="31.27335" calcext:value-type="float">
            <text:p>31.27335</text:p>
          </table:table-cell>
          <table:table-cell office:value-type="float" office:value="0.01727827" calcext:value-type="float">
            <text:p>0.01727827</text:p>
          </table:table-cell>
          <table:table-cell office:value-type="float" office:value="0.008910526" calcext:value-type="float">
            <text:p>0.008910526</text:p>
          </table:table-cell>
          <table:table-cell office:value-type="float" office:value="0.01098296" calcext:value-type="float">
            <text:p>0.01098296</text:p>
          </table:table-cell>
          <table:table-cell office:value-type="float" office:value="0.4838457" calcext:value-type="float">
            <text:p>0.4838457</text:p>
          </table:table-cell>
          <table:table-cell office:value-type="float" office:value="1.093582" calcext:value-type="float">
            <text:p>1.093582</text:p>
          </table:table-cell>
          <table:table-cell office:value-type="float" office:value="3.248677" calcext:value-type="float">
            <text:p>3.248677</text:p>
          </table:table-cell>
          <table:table-cell office:value-type="float" office:value="8.035189" calcext:value-type="float">
            <text:p>8.035189</text:p>
          </table:table-cell>
          <table:table-cell office:value-type="float" office:value="15.06749" calcext:value-type="float">
            <text:p>15.06749</text:p>
          </table:table-cell>
          <table:table-cell office:value-type="float" office:value="0.9556277" calcext:value-type="float">
            <text:p>0.9556277</text:p>
          </table:table-cell>
          <table:table-cell office:value-type="float" office:value="0.02032637" calcext:value-type="float">
            <text:p>0.02032637</text:p>
          </table:table-cell>
          <table:table-cell office:value-type="float" office:value="0.03122858" calcext:value-type="float">
            <text:p>0.03122858</text:p>
          </table:table-cell>
          <table:table-cell office:value-type="float" office:value="-164134.4" calcext:value-type="float">
            <text:p>-164134.4</text:p>
          </table:table-cell>
          <table:table-cell office:value-type="float" office:value="0" calcext:value-type="float">
            <text:p>0</text:p>
          </table:table-cell>
          <table:table-cell office:value-type="float" office:value="-0.006201169" calcext:value-type="float">
            <text:p>-0.0062011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0" calcext:value-type="float">
            <text:p>10082000</text:p>
          </table:table-cell>
          <table:table-cell office:value-type="float" office:value="3.04771" calcext:value-type="float">
            <text:p>3.04771</text:p>
          </table:table-cell>
          <table:table-cell office:value-type="float" office:value="462.9793" calcext:value-type="float">
            <text:p>462.979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9754" calcext:value-type="float">
            <text:p>-19.89754</text:p>
          </table:table-cell>
          <table:table-cell office:value-type="float" office:value="2.826972" calcext:value-type="float">
            <text:p>2.826972</text:p>
          </table:table-cell>
          <table:table-cell office:value-type="float" office:value="6.239613" calcext:value-type="float">
            <text:p>6.23961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1998414" calcext:value-type="float">
            <text:p>0.0199841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90437" calcext:value-type="float">
            <text:p>6.890437</text:p>
          </table:table-cell>
          <table:table-cell office:value-type="float" office:value="-0.05171332" calcext:value-type="float">
            <text:p>-0.05171332</text:p>
          </table:table-cell>
          <table:table-cell office:value-type="float" office:value="-1.028831" calcext:value-type="float">
            <text:p>-1.028831</text:p>
          </table:table-cell>
          <table:table-cell office:value-type="float" office:value="0.00002147802" calcext:value-type="float">
            <text:p>2.147802E-05</text:p>
          </table:table-cell>
          <table:table-cell office:value-type="float" office:value="5.613947" calcext:value-type="float">
            <text:p>5.613947</text:p>
          </table:table-cell>
          <table:table-cell office:value-type="float" office:value="0.02027666" calcext:value-type="float">
            <text:p>0.02027666</text:p>
          </table:table-cell>
          <table:table-cell office:value-type="float" office:value="0.0422042" calcext:value-type="float">
            <text:p>0.0422042</text:p>
          </table:table-cell>
          <table:table-cell office:value-type="float" office:value="0.2892277" calcext:value-type="float">
            <text:p>0.2892277</text:p>
          </table:table-cell>
          <table:table-cell office:value-type="float" office:value="13.14496" calcext:value-type="float">
            <text:p>13.14496</text:p>
          </table:table-cell>
          <table:table-cell office:value-type="float" office:value="30.65322" calcext:value-type="float">
            <text:p>30.65322</text:p>
          </table:table-cell>
          <table:table-cell office:value-type="float" office:value="0.01739867" calcext:value-type="float">
            <text:p>0.01739867</text:p>
          </table:table-cell>
          <table:table-cell office:value-type="float" office:value="0.009439489" calcext:value-type="float">
            <text:p>0.009439489</text:p>
          </table:table-cell>
          <table:table-cell office:value-type="float" office:value="0.01175005" calcext:value-type="float">
            <text:p>0.01175005</text:p>
          </table:table-cell>
          <table:table-cell office:value-type="float" office:value="0.4914441" calcext:value-type="float">
            <text:p>0.4914441</text:p>
          </table:table-cell>
          <table:table-cell office:value-type="float" office:value="1.095819" calcext:value-type="float">
            <text:p>1.095819</text:p>
          </table:table-cell>
          <table:table-cell office:value-type="float" office:value="3.501812" calcext:value-type="float">
            <text:p>3.501812</text:p>
          </table:table-cell>
          <table:table-cell office:value-type="float" office:value="8.521899" calcext:value-type="float">
            <text:p>8.521899</text:p>
          </table:table-cell>
          <table:table-cell office:value-type="float" office:value="15.67566" calcext:value-type="float">
            <text:p>15.67566</text:p>
          </table:table-cell>
          <table:table-cell office:value-type="float" office:value="1.114591" calcext:value-type="float">
            <text:p>1.114591</text:p>
          </table:table-cell>
          <table:table-cell office:value-type="float" office:value="0.02658811" calcext:value-type="float">
            <text:p>0.02658811</text:p>
          </table:table-cell>
          <table:table-cell office:value-type="float" office:value="0.03672815" calcext:value-type="float">
            <text:p>0.03672815</text:p>
          </table:table-cell>
          <table:table-cell office:value-type="float" office:value="-166422.3" calcext:value-type="float">
            <text:p>-166422.3</text:p>
          </table:table-cell>
          <table:table-cell office:value-type="float" office:value="0" calcext:value-type="float">
            <text:p>0</text:p>
          </table:table-cell>
          <table:table-cell office:value-type="float" office:value="-0.00629046" calcext:value-type="float">
            <text:p>-0.006290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0" calcext:value-type="float">
            <text:p>11082000</text:p>
          </table:table-cell>
          <table:table-cell office:value-type="float" office:value="3.051111" calcext:value-type="float">
            <text:p>3.051111</text:p>
          </table:table-cell>
          <table:table-cell office:value-type="float" office:value="462.9492" calcext:value-type="float">
            <text:p>462.949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8715" calcext:value-type="float">
            <text:p>-19.88715</text:p>
          </table:table-cell>
          <table:table-cell office:value-type="float" office:value="2.769632" calcext:value-type="float">
            <text:p>2.769632</text:p>
          </table:table-cell>
          <table:table-cell office:value-type="float" office:value="6.333016" calcext:value-type="float">
            <text:p>6.33301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02249" calcext:value-type="float">
            <text:p>0.0200224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93966" calcext:value-type="float">
            <text:p>6.893966</text:p>
          </table:table-cell>
          <table:table-cell office:value-type="float" office:value="-0.04629637" calcext:value-type="float">
            <text:p>-0.04629637</text:p>
          </table:table-cell>
          <table:table-cell office:value-type="float" office:value="-1.028809" calcext:value-type="float">
            <text:p>-1.028809</text:p>
          </table:table-cell>
          <table:table-cell office:value-type="float" office:value="0.00002147802" calcext:value-type="float">
            <text:p>2.147802E-05</text:p>
          </table:table-cell>
          <table:table-cell office:value-type="float" office:value="5.59811" calcext:value-type="float">
            <text:p>5.59811</text:p>
          </table:table-cell>
          <table:table-cell office:value-type="float" office:value="0.05868366" calcext:value-type="float">
            <text:p>0.05868366</text:p>
          </table:table-cell>
          <table:table-cell office:value-type="float" office:value="0.04802347" calcext:value-type="float">
            <text:p>0.04802347</text:p>
          </table:table-cell>
          <table:table-cell office:value-type="float" office:value="0.251336" calcext:value-type="float">
            <text:p>0.251336</text:p>
          </table:table-cell>
          <table:table-cell office:value-type="float" office:value="12.85067" calcext:value-type="float">
            <text:p>12.85067</text:p>
          </table:table-cell>
          <table:table-cell office:value-type="float" office:value="30.06198" calcext:value-type="float">
            <text:p>30.06198</text:p>
          </table:table-cell>
          <table:table-cell office:value-type="float" office:value="0.01754531" calcext:value-type="float">
            <text:p>0.01754531</text:p>
          </table:table-cell>
          <table:table-cell office:value-type="float" office:value="0.01013859" calcext:value-type="float">
            <text:p>0.01013859</text:p>
          </table:table-cell>
          <table:table-cell office:value-type="float" office:value="0.01259685" calcext:value-type="float">
            <text:p>0.01259685</text:p>
          </table:table-cell>
          <table:table-cell office:value-type="float" office:value="0.5217723" calcext:value-type="float">
            <text:p>0.5217723</text:p>
          </table:table-cell>
          <table:table-cell office:value-type="float" office:value="1.261975" calcext:value-type="float">
            <text:p>1.261975</text:p>
          </table:table-cell>
          <table:table-cell office:value-type="float" office:value="3.730486" calcext:value-type="float">
            <text:p>3.730486</text:p>
          </table:table-cell>
          <table:table-cell office:value-type="float" office:value="8.97757" calcext:value-type="float">
            <text:p>8.97757</text:p>
          </table:table-cell>
          <table:table-cell office:value-type="float" office:value="16.25019" calcext:value-type="float">
            <text:p>16.25019</text:p>
          </table:table-cell>
          <table:table-cell office:value-type="float" office:value="1.26949" calcext:value-type="float">
            <text:p>1.26949</text:p>
          </table:table-cell>
          <table:table-cell office:value-type="float" office:value="0.0395647" calcext:value-type="float">
            <text:p>0.0395647</text:p>
          </table:table-cell>
          <table:table-cell office:value-type="float" office:value="0.04285319" calcext:value-type="float">
            <text:p>0.04285319</text:p>
          </table:table-cell>
          <table:table-cell office:value-type="float" office:value="-168997" calcext:value-type="float">
            <text:p>-168997</text:p>
          </table:table-cell>
          <table:table-cell office:value-type="float" office:value="0" calcext:value-type="float">
            <text:p>0</text:p>
          </table:table-cell>
          <table:table-cell office:value-type="float" office:value="-0.006361507" calcext:value-type="float">
            <text:p>-0.0063615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0" calcext:value-type="float">
            <text:p>12082000</text:p>
          </table:table-cell>
          <table:table-cell office:value-type="float" office:value="3.054752" calcext:value-type="float">
            <text:p>3.054752</text:p>
          </table:table-cell>
          <table:table-cell office:value-type="float" office:value="462.92" calcext:value-type="float">
            <text:p>462.9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7703" calcext:value-type="float">
            <text:p>-19.87703</text:p>
          </table:table-cell>
          <table:table-cell office:value-type="float" office:value="2.709667" calcext:value-type="float">
            <text:p>2.709667</text:p>
          </table:table-cell>
          <table:table-cell office:value-type="float" office:value="6.421688" calcext:value-type="float">
            <text:p>6.421688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05916" calcext:value-type="float">
            <text:p>0.0200591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897424" calcext:value-type="float">
            <text:p>6.897424</text:p>
          </table:table-cell>
          <table:table-cell office:value-type="float" office:value="-0.04502958" calcext:value-type="float">
            <text:p>-0.04502958</text:p>
          </table:table-cell>
          <table:table-cell office:value-type="float" office:value="-1.028803" calcext:value-type="float">
            <text:p>-1.028803</text:p>
          </table:table-cell>
          <table:table-cell office:value-type="float" office:value="0.00002147802" calcext:value-type="float">
            <text:p>2.147802E-05</text:p>
          </table:table-cell>
          <table:table-cell office:value-type="float" office:value="5.585422" calcext:value-type="float">
            <text:p>5.585422</text:p>
          </table:table-cell>
          <table:table-cell office:value-type="float" office:value="0.02320115" calcext:value-type="float">
            <text:p>0.02320115</text:p>
          </table:table-cell>
          <table:table-cell office:value-type="float" office:value="0.03522516" calcext:value-type="float">
            <text:p>0.03522516</text:p>
          </table:table-cell>
          <table:table-cell office:value-type="float" office:value="0.2187357" calcext:value-type="float">
            <text:p>0.2187357</text:p>
          </table:table-cell>
          <table:table-cell office:value-type="float" office:value="12.5394" calcext:value-type="float">
            <text:p>12.5394</text:p>
          </table:table-cell>
          <table:table-cell office:value-type="float" office:value="29.46027" calcext:value-type="float">
            <text:p>29.46027</text:p>
          </table:table-cell>
          <table:table-cell office:value-type="float" office:value="0.01733983" calcext:value-type="float">
            <text:p>0.01733983</text:p>
          </table:table-cell>
          <table:table-cell office:value-type="float" office:value="0.01075375" calcext:value-type="float">
            <text:p>0.01075375</text:p>
          </table:table-cell>
          <table:table-cell office:value-type="float" office:value="0.01343244" calcext:value-type="float">
            <text:p>0.01343244</text:p>
          </table:table-cell>
          <table:table-cell office:value-type="float" office:value="0.6441109" calcext:value-type="float">
            <text:p>0.6441109</text:p>
          </table:table-cell>
          <table:table-cell office:value-type="float" office:value="1.145003" calcext:value-type="float">
            <text:p>1.145003</text:p>
          </table:table-cell>
          <table:table-cell office:value-type="float" office:value="3.914224" calcext:value-type="float">
            <text:p>3.914224</text:p>
          </table:table-cell>
          <table:table-cell office:value-type="float" office:value="9.45255" calcext:value-type="float">
            <text:p>9.45255</text:p>
          </table:table-cell>
          <table:table-cell office:value-type="float" office:value="16.83171" calcext:value-type="float">
            <text:p>16.83171</text:p>
          </table:table-cell>
          <table:table-cell office:value-type="float" office:value="1.421072" calcext:value-type="float">
            <text:p>1.421072</text:p>
          </table:table-cell>
          <table:table-cell office:value-type="float" office:value="0.05809871" calcext:value-type="float">
            <text:p>0.05809871</text:p>
          </table:table-cell>
          <table:table-cell office:value-type="float" office:value="0.04935991" calcext:value-type="float">
            <text:p>0.04935991</text:p>
          </table:table-cell>
          <table:table-cell office:value-type="float" office:value="-171171" calcext:value-type="float">
            <text:p>-171171</text:p>
          </table:table-cell>
          <table:table-cell office:value-type="float" office:value="0" calcext:value-type="float">
            <text:p>0</text:p>
          </table:table-cell>
          <table:table-cell office:value-type="float" office:value="-0.006377943" calcext:value-type="float">
            <text:p>-0.00637794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0" calcext:value-type="float">
            <text:p>13082000</text:p>
          </table:table-cell>
          <table:table-cell office:value-type="float" office:value="3.058644" calcext:value-type="float">
            <text:p>3.058644</text:p>
          </table:table-cell>
          <table:table-cell office:value-type="float" office:value="462.8908" calcext:value-type="float">
            <text:p>462.890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6057" calcext:value-type="float">
            <text:p>-19.86057</text:p>
          </table:table-cell>
          <table:table-cell office:value-type="float" office:value="2.65428" calcext:value-type="float">
            <text:p>2.65428</text:p>
          </table:table-cell>
          <table:table-cell office:value-type="float" office:value="6.510291" calcext:value-type="float">
            <text:p>6.51029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0963" calcext:value-type="float">
            <text:p>0.0200963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00869" calcext:value-type="float">
            <text:p>6.900869</text:p>
          </table:table-cell>
          <table:table-cell office:value-type="float" office:value="-0.04549925" calcext:value-type="float">
            <text:p>-0.04549925</text:p>
          </table:table-cell>
          <table:table-cell office:value-type="float" office:value="-1.028779" calcext:value-type="float">
            <text:p>-1.028779</text:p>
          </table:table-cell>
          <table:table-cell office:value-type="float" office:value="0.00002147802" calcext:value-type="float">
            <text:p>2.147802E-05</text:p>
          </table:table-cell>
          <table:table-cell office:value-type="float" office:value="5.570341" calcext:value-type="float">
            <text:p>5.570341</text:p>
          </table:table-cell>
          <table:table-cell office:value-type="float" office:value="0.0184932" calcext:value-type="float">
            <text:p>0.0184932</text:p>
          </table:table-cell>
          <table:table-cell office:value-type="float" office:value="0.04931084" calcext:value-type="float">
            <text:p>0.04931084</text:p>
          </table:table-cell>
          <table:table-cell office:value-type="float" office:value="0.1909979" calcext:value-type="float">
            <text:p>0.1909979</text:p>
          </table:table-cell>
          <table:table-cell office:value-type="float" office:value="12.24836" calcext:value-type="float">
            <text:p>12.24836</text:p>
          </table:table-cell>
          <table:table-cell office:value-type="float" office:value="28.88877" calcext:value-type="float">
            <text:p>28.88877</text:p>
          </table:table-cell>
          <table:table-cell office:value-type="float" office:value="0.0177968" calcext:value-type="float">
            <text:p>0.0177968</text:p>
          </table:table-cell>
          <table:table-cell office:value-type="float" office:value="0.01175975" calcext:value-type="float">
            <text:p>0.01175975</text:p>
          </table:table-cell>
          <table:table-cell office:value-type="float" office:value="0.01433727" calcext:value-type="float">
            <text:p>0.01433727</text:p>
          </table:table-cell>
          <table:table-cell office:value-type="float" office:value="0.6494712" calcext:value-type="float">
            <text:p>0.6494712</text:p>
          </table:table-cell>
          <table:table-cell office:value-type="float" office:value="1.208871" calcext:value-type="float">
            <text:p>1.208871</text:p>
          </table:table-cell>
          <table:table-cell office:value-type="float" office:value="4.111221" calcext:value-type="float">
            <text:p>4.111221</text:p>
          </table:table-cell>
          <table:table-cell office:value-type="float" office:value="9.904322" calcext:value-type="float">
            <text:p>9.904322</text:p>
          </table:table-cell>
          <table:table-cell office:value-type="float" office:value="17.38467" calcext:value-type="float">
            <text:p>17.38467</text:p>
          </table:table-cell>
          <table:table-cell office:value-type="float" office:value="1.572061" calcext:value-type="float">
            <text:p>1.572061</text:p>
          </table:table-cell>
          <table:table-cell office:value-type="float" office:value="0.07978199" calcext:value-type="float">
            <text:p>0.07978199</text:p>
          </table:table-cell>
          <table:table-cell office:value-type="float" office:value="0.05619352" calcext:value-type="float">
            <text:p>0.05619352</text:p>
          </table:table-cell>
          <table:table-cell office:value-type="float" office:value="-173342.7" calcext:value-type="float">
            <text:p>-173342.7</text:p>
          </table:table-cell>
          <table:table-cell office:value-type="float" office:value="0" calcext:value-type="float">
            <text:p>0</text:p>
          </table:table-cell>
          <table:table-cell office:value-type="float" office:value="-0.006531846" calcext:value-type="float">
            <text:p>-0.00653184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0" calcext:value-type="float">
            <text:p>14082000</text:p>
          </table:table-cell>
          <table:table-cell office:value-type="float" office:value="3.062819" calcext:value-type="float">
            <text:p>3.062819</text:p>
          </table:table-cell>
          <table:table-cell office:value-type="float" office:value="462.859" calcext:value-type="float">
            <text:p>462.85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4152" calcext:value-type="float">
            <text:p>-19.84152</text:p>
          </table:table-cell>
          <table:table-cell office:value-type="float" office:value="2.599303" calcext:value-type="float">
            <text:p>2.599303</text:p>
          </table:table-cell>
          <table:table-cell office:value-type="float" office:value="6.602585" calcext:value-type="float">
            <text:p>6.60258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13344" calcext:value-type="float">
            <text:p>0.0201334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04276" calcext:value-type="float">
            <text:p>6.904276</text:p>
          </table:table-cell>
          <table:table-cell office:value-type="float" office:value="-0.08026081" calcext:value-type="float">
            <text:p>-0.08026081</text:p>
          </table:table-cell>
          <table:table-cell office:value-type="float" office:value="-1.028741" calcext:value-type="float">
            <text:p>-1.028741</text:p>
          </table:table-cell>
          <table:table-cell office:value-type="float" office:value="0.00002147802" calcext:value-type="float">
            <text:p>2.147802E-05</text:p>
          </table:table-cell>
          <table:table-cell office:value-type="float" office:value="5.547612" calcext:value-type="float">
            <text:p>5.547612</text:p>
          </table:table-cell>
          <table:table-cell office:value-type="float" office:value="0.01901157" calcext:value-type="float">
            <text:p>0.01901157</text:p>
          </table:table-cell>
          <table:table-cell office:value-type="float" office:value="0.06979886" calcext:value-type="float">
            <text:p>0.06979886</text:p>
          </table:table-cell>
          <table:table-cell office:value-type="float" office:value="0.1685552" calcext:value-type="float">
            <text:p>0.1685552</text:p>
          </table:table-cell>
          <table:table-cell office:value-type="float" office:value="11.95073" calcext:value-type="float">
            <text:p>11.95073</text:p>
          </table:table-cell>
          <table:table-cell office:value-type="float" office:value="28.32119" calcext:value-type="float">
            <text:p>28.32119</text:p>
          </table:table-cell>
          <table:table-cell office:value-type="float" office:value="0.01798022" calcext:value-type="float">
            <text:p>0.01798022</text:p>
          </table:table-cell>
          <table:table-cell office:value-type="float" office:value="0.01274295" calcext:value-type="float">
            <text:p>0.01274295</text:p>
          </table:table-cell>
          <table:table-cell office:value-type="float" office:value="0.01518428" calcext:value-type="float">
            <text:p>0.01518428</text:p>
          </table:table-cell>
          <table:table-cell office:value-type="float" office:value="0.6232358" calcext:value-type="float">
            <text:p>0.6232358</text:p>
          </table:table-cell>
          <table:table-cell office:value-type="float" office:value="1.390488" calcext:value-type="float">
            <text:p>1.390488</text:p>
          </table:table-cell>
          <table:table-cell office:value-type="float" office:value="4.324776" calcext:value-type="float">
            <text:p>4.324776</text:p>
          </table:table-cell>
          <table:table-cell office:value-type="float" office:value="10.35732" calcext:value-type="float">
            <text:p>10.35732</text:p>
          </table:table-cell>
          <table:table-cell office:value-type="float" office:value="17.93847" calcext:value-type="float">
            <text:p>17.93847</text:p>
          </table:table-cell>
          <table:table-cell office:value-type="float" office:value="1.726453" calcext:value-type="float">
            <text:p>1.726453</text:p>
          </table:table-cell>
          <table:table-cell office:value-type="float" office:value="0.1039683" calcext:value-type="float">
            <text:p>0.1039683</text:p>
          </table:table-cell>
          <table:table-cell office:value-type="float" office:value="0.06340813" calcext:value-type="float">
            <text:p>0.06340813</text:p>
          </table:table-cell>
          <table:table-cell office:value-type="float" office:value="-175835.9" calcext:value-type="float">
            <text:p>-175835.9</text:p>
          </table:table-cell>
          <table:table-cell office:value-type="float" office:value="0" calcext:value-type="float">
            <text:p>0</text:p>
          </table:table-cell>
          <table:table-cell office:value-type="float" office:value="-0.006684656" calcext:value-type="float">
            <text:p>-0.0066846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0" calcext:value-type="float">
            <text:p>15082000</text:p>
          </table:table-cell>
          <table:table-cell office:value-type="float" office:value="3.066847" calcext:value-type="float">
            <text:p>3.066847</text:p>
          </table:table-cell>
          <table:table-cell office:value-type="float" office:value="462.8214" calcext:value-type="float">
            <text:p>462.821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3294" calcext:value-type="float">
            <text:p>-19.83294</text:p>
          </table:table-cell>
          <table:table-cell office:value-type="float" office:value="2.540102" calcext:value-type="float">
            <text:p>2.540102</text:p>
          </table:table-cell>
          <table:table-cell office:value-type="float" office:value="6.699014" calcext:value-type="float">
            <text:p>6.69901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16918" calcext:value-type="float">
            <text:p>0.0201691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07607" calcext:value-type="float">
            <text:p>6.907607</text:p>
          </table:table-cell>
          <table:table-cell office:value-type="float" office:value="-0.071481" calcext:value-type="float">
            <text:p>-0.071481</text:p>
          </table:table-cell>
          <table:table-cell office:value-type="float" office:value="-1.028707" calcext:value-type="float">
            <text:p>-1.028707</text:p>
          </table:table-cell>
          <table:table-cell office:value-type="float" office:value="0.00002147802" calcext:value-type="float">
            <text:p>2.147802E-05</text:p>
          </table:table-cell>
          <table:table-cell office:value-type="float" office:value="5.519367" calcext:value-type="float">
            <text:p>5.519367</text:p>
          </table:table-cell>
          <table:table-cell office:value-type="float" office:value="0.04318356" calcext:value-type="float">
            <text:p>0.04318356</text:p>
          </table:table-cell>
          <table:table-cell office:value-type="float" office:value="0.06209612" calcext:value-type="float">
            <text:p>0.06209612</text:p>
          </table:table-cell>
          <table:table-cell office:value-type="float" office:value="0.1483269" calcext:value-type="float">
            <text:p>0.1483269</text:p>
          </table:table-cell>
          <table:table-cell office:value-type="float" office:value="11.62883" calcext:value-type="float">
            <text:p>11.62883</text:p>
          </table:table-cell>
          <table:table-cell office:value-type="float" office:value="27.72994" calcext:value-type="float">
            <text:p>27.72994</text:p>
          </table:table-cell>
          <table:table-cell office:value-type="float" office:value="0.0164008" calcext:value-type="float">
            <text:p>0.0164008</text:p>
          </table:table-cell>
          <table:table-cell office:value-type="float" office:value="0.0120567" calcext:value-type="float">
            <text:p>0.0120567</text:p>
          </table:table-cell>
          <table:table-cell office:value-type="float" office:value="0.01451767" calcext:value-type="float">
            <text:p>0.01451767</text:p>
          </table:table-cell>
          <table:table-cell office:value-type="float" office:value="0.752347" calcext:value-type="float">
            <text:p>0.752347</text:p>
          </table:table-cell>
          <table:table-cell office:value-type="float" office:value="1.604091" calcext:value-type="float">
            <text:p>1.604091</text:p>
          </table:table-cell>
          <table:table-cell office:value-type="float" office:value="4.540847" calcext:value-type="float">
            <text:p>4.540847</text:p>
          </table:table-cell>
          <table:table-cell office:value-type="float" office:value="10.82417" calcext:value-type="float">
            <text:p>10.82417</text:p>
          </table:table-cell>
          <table:table-cell office:value-type="float" office:value="18.50237" calcext:value-type="float">
            <text:p>18.50237</text:p>
          </table:table-cell>
          <table:table-cell office:value-type="float" office:value="1.877343" calcext:value-type="float">
            <text:p>1.877343</text:p>
          </table:table-cell>
          <table:table-cell office:value-type="float" office:value="0.1282312" calcext:value-type="float">
            <text:p>0.1282312</text:p>
          </table:table-cell>
          <table:table-cell office:value-type="float" office:value="0.07058328" calcext:value-type="float">
            <text:p>0.07058328</text:p>
          </table:table-cell>
          <table:table-cell office:value-type="float" office:value="-178617.2" calcext:value-type="float">
            <text:p>-178617.2</text:p>
          </table:table-cell>
          <table:table-cell office:value-type="float" office:value="0" calcext:value-type="float">
            <text:p>0</text:p>
          </table:table-cell>
          <table:table-cell office:value-type="float" office:value="-0.006725914" calcext:value-type="float">
            <text:p>-0.0067259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0" calcext:value-type="float">
            <text:p>16082000</text:p>
          </table:table-cell>
          <table:table-cell office:value-type="float" office:value="3.071131" calcext:value-type="float">
            <text:p>3.071131</text:p>
          </table:table-cell>
          <table:table-cell office:value-type="float" office:value="462.7877" calcext:value-type="float">
            <text:p>462.787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2461" calcext:value-type="float">
            <text:p>-19.82461</text:p>
          </table:table-cell>
          <table:table-cell office:value-type="float" office:value="2.48047" calcext:value-type="float">
            <text:p>2.48047</text:p>
          </table:table-cell>
          <table:table-cell office:value-type="float" office:value="6.788474" calcext:value-type="float">
            <text:p>6.78847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20378" calcext:value-type="float">
            <text:p>0.0202037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10811" calcext:value-type="float">
            <text:p>6.910811</text:p>
          </table:table-cell>
          <table:table-cell office:value-type="float" office:value="-0.06794029" calcext:value-type="float">
            <text:p>-0.06794029</text:p>
          </table:table-cell>
          <table:table-cell office:value-type="float" office:value="-1.028693" calcext:value-type="float">
            <text:p>-1.028693</text:p>
          </table:table-cell>
          <table:table-cell office:value-type="float" office:value="0.00002147804" calcext:value-type="float">
            <text:p>2.147804E-05</text:p>
          </table:table-cell>
          <table:table-cell office:value-type="float" office:value="5.501971" calcext:value-type="float">
            <text:p>5.501971</text:p>
          </table:table-cell>
          <table:table-cell office:value-type="float" office:value="0.03584894" calcext:value-type="float">
            <text:p>0.03584894</text:p>
          </table:table-cell>
          <table:table-cell office:value-type="float" office:value="0.05348036" calcext:value-type="float">
            <text:p>0.05348036</text:p>
          </table:table-cell>
          <table:table-cell office:value-type="float" office:value="0.1292139" calcext:value-type="float">
            <text:p>0.1292139</text:p>
          </table:table-cell>
          <table:table-cell office:value-type="float" office:value="11.30887" calcext:value-type="float">
            <text:p>11.30887</text:p>
          </table:table-cell>
          <table:table-cell office:value-type="float" office:value="27.138" calcext:value-type="float">
            <text:p>27.138</text:p>
          </table:table-cell>
          <table:table-cell office:value-type="float" office:value="0.01588956" calcext:value-type="float">
            <text:p>0.01588956</text:p>
          </table:table-cell>
          <table:table-cell office:value-type="float" office:value="0.01163692" calcext:value-type="float">
            <text:p>0.01163692</text:p>
          </table:table-cell>
          <table:table-cell office:value-type="float" office:value="0.01367296" calcext:value-type="float">
            <text:p>0.01367296</text:p>
          </table:table-cell>
          <table:table-cell office:value-type="float" office:value="0.8727568" calcext:value-type="float">
            <text:p>0.8727568</text:p>
          </table:table-cell>
          <table:table-cell office:value-type="float" office:value="1.690183" calcext:value-type="float">
            <text:p>1.690183</text:p>
          </table:table-cell>
          <table:table-cell office:value-type="float" office:value="4.726931" calcext:value-type="float">
            <text:p>4.726931</text:p>
          </table:table-cell>
          <table:table-cell office:value-type="float" office:value="11.27326" calcext:value-type="float">
            <text:p>11.27326</text:p>
          </table:table-cell>
          <table:table-cell office:value-type="float" office:value="19.05229" calcext:value-type="float">
            <text:p>19.05229</text:p>
          </table:table-cell>
          <table:table-cell office:value-type="float" office:value="2.022533" calcext:value-type="float">
            <text:p>2.022533</text:p>
          </table:table-cell>
          <table:table-cell office:value-type="float" office:value="0.1515233" calcext:value-type="float">
            <text:p>0.1515233</text:p>
          </table:table-cell>
          <table:table-cell office:value-type="float" office:value="0.07730486" calcext:value-type="float">
            <text:p>0.07730486</text:p>
          </table:table-cell>
          <table:table-cell office:value-type="float" office:value="-180720" calcext:value-type="float">
            <text:p>-180720</text:p>
          </table:table-cell>
          <table:table-cell office:value-type="float" office:value="0" calcext:value-type="float">
            <text:p>0</text:p>
          </table:table-cell>
          <table:table-cell office:value-type="float" office:value="-0.006756069" calcext:value-type="float">
            <text:p>-0.0067560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0" calcext:value-type="float">
            <text:p>17082000</text:p>
          </table:table-cell>
          <table:table-cell office:value-type="float" office:value="3.07522" calcext:value-type="float">
            <text:p>3.07522</text:p>
          </table:table-cell>
          <table:table-cell office:value-type="float" office:value="462.76" calcext:value-type="float">
            <text:p>462.7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1706" calcext:value-type="float">
            <text:p>-19.81706</text:p>
          </table:table-cell>
          <table:table-cell office:value-type="float" office:value="2.433064" calcext:value-type="float">
            <text:p>2.433064</text:p>
          </table:table-cell>
          <table:table-cell office:value-type="float" office:value="6.859025" calcext:value-type="float">
            <text:p>6.85902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2384" calcext:value-type="float">
            <text:p>0.020238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1399" calcext:value-type="float">
            <text:p>6.91399</text:p>
          </table:table-cell>
          <table:table-cell office:value-type="float" office:value="-0.05912555" calcext:value-type="float">
            <text:p>-0.05912555</text:p>
          </table:table-cell>
          <table:table-cell office:value-type="float" office:value="-1.028657" calcext:value-type="float">
            <text:p>-1.028657</text:p>
          </table:table-cell>
          <table:table-cell office:value-type="float" office:value="0.00002147812" calcext:value-type="float">
            <text:p>2.147812E-05</text:p>
          </table:table-cell>
          <table:table-cell office:value-type="float" office:value="5.486067" calcext:value-type="float">
            <text:p>5.486067</text:p>
          </table:table-cell>
          <table:table-cell office:value-type="float" office:value="0.05795582" calcext:value-type="float">
            <text:p>0.05795582</text:p>
          </table:table-cell>
          <table:table-cell office:value-type="float" office:value="0.06343791" calcext:value-type="float">
            <text:p>0.06343791</text:p>
          </table:table-cell>
          <table:table-cell office:value-type="float" office:value="0.113343" calcext:value-type="float">
            <text:p>0.113343</text:p>
          </table:table-cell>
          <table:table-cell office:value-type="float" office:value="11.06098" calcext:value-type="float">
            <text:p>11.06098</text:p>
          </table:table-cell>
          <table:table-cell office:value-type="float" office:value="26.64897" calcext:value-type="float">
            <text:p>26.64897</text:p>
          </table:table-cell>
          <table:table-cell office:value-type="float" office:value="0.01622154" calcext:value-type="float">
            <text:p>0.01622154</text:p>
          </table:table-cell>
          <table:table-cell office:value-type="float" office:value="0.01163339" calcext:value-type="float">
            <text:p>0.01163339</text:p>
          </table:table-cell>
          <table:table-cell office:value-type="float" office:value="0.01322451" calcext:value-type="float">
            <text:p>0.01322451</text:p>
          </table:table-cell>
          <table:table-cell office:value-type="float" office:value="0.886566" calcext:value-type="float">
            <text:p>0.886566</text:p>
          </table:table-cell>
          <table:table-cell office:value-type="float" office:value="1.814098" calcext:value-type="float">
            <text:p>1.814098</text:p>
          </table:table-cell>
          <table:table-cell office:value-type="float" office:value="4.86669" calcext:value-type="float">
            <text:p>4.86669</text:p>
          </table:table-cell>
          <table:table-cell office:value-type="float" office:value="11.62417" calcext:value-type="float">
            <text:p>11.62417</text:p>
          </table:table-cell>
          <table:table-cell office:value-type="float" office:value="19.48473" calcext:value-type="float">
            <text:p>19.48473</text:p>
          </table:table-cell>
          <table:table-cell office:value-type="float" office:value="2.148844" calcext:value-type="float">
            <text:p>2.148844</text:p>
          </table:table-cell>
          <table:table-cell office:value-type="float" office:value="0.1715848" calcext:value-type="float">
            <text:p>0.1715848</text:p>
          </table:table-cell>
          <table:table-cell office:value-type="float" office:value="0.08331317" calcext:value-type="float">
            <text:p>0.08331317</text:p>
          </table:table-cell>
          <table:table-cell office:value-type="float" office:value="-182331.3" calcext:value-type="float">
            <text:p>-182331.3</text:p>
          </table:table-cell>
          <table:table-cell office:value-type="float" office:value="0" calcext:value-type="float">
            <text:p>0</text:p>
          </table:table-cell>
          <table:table-cell office:value-type="float" office:value="-0.006769889" calcext:value-type="float">
            <text:p>-0.00676988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0" calcext:value-type="float">
            <text:p>18082000</text:p>
          </table:table-cell>
          <table:table-cell office:value-type="float" office:value="3.079842" calcext:value-type="float">
            <text:p>3.079842</text:p>
          </table:table-cell>
          <table:table-cell office:value-type="float" office:value="462.733" calcext:value-type="float">
            <text:p>462.73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80901" calcext:value-type="float">
            <text:p>-19.80901</text:p>
          </table:table-cell>
          <table:table-cell office:value-type="float" office:value="2.388695" calcext:value-type="float">
            <text:p>2.388695</text:p>
          </table:table-cell>
          <table:table-cell office:value-type="float" office:value="6.925423" calcext:value-type="float">
            <text:p>6.92542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27285" calcext:value-type="float">
            <text:p>0.0202728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17042" calcext:value-type="float">
            <text:p>6.917042</text:p>
          </table:table-cell>
          <table:table-cell office:value-type="float" office:value="-0.0840764" calcext:value-type="float">
            <text:p>-0.0840764</text:p>
          </table:table-cell>
          <table:table-cell office:value-type="float" office:value="-1.028617" calcext:value-type="float">
            <text:p>-1.028617</text:p>
          </table:table-cell>
          <table:table-cell office:value-type="float" office:value="0.00002147821" calcext:value-type="float">
            <text:p>2.147821E-05</text:p>
          </table:table-cell>
          <table:table-cell office:value-type="float" office:value="5.468316" calcext:value-type="float">
            <text:p>5.468316</text:p>
          </table:table-cell>
          <table:table-cell office:value-type="float" office:value="0.08885764" calcext:value-type="float">
            <text:p>0.08885764</text:p>
          </table:table-cell>
          <table:table-cell office:value-type="float" office:value="0.0768174" calcext:value-type="float">
            <text:p>0.0768174</text:p>
          </table:table-cell>
          <table:table-cell office:value-type="float" office:value="0.09991841" calcext:value-type="float">
            <text:p>0.09991841</text:p>
          </table:table-cell>
          <table:table-cell office:value-type="float" office:value="10.82439" calcext:value-type="float">
            <text:p>10.82439</text:p>
          </table:table-cell>
          <table:table-cell office:value-type="float" office:value="26.19035" calcext:value-type="float">
            <text:p>26.19035</text:p>
          </table:table-cell>
          <table:table-cell office:value-type="float" office:value="0.01650662" calcext:value-type="float">
            <text:p>0.01650662</text:p>
          </table:table-cell>
          <table:table-cell office:value-type="float" office:value="0.01169391" calcext:value-type="float">
            <text:p>0.01169391</text:p>
          </table:table-cell>
          <table:table-cell office:value-type="float" office:value="0.01294579" calcext:value-type="float">
            <text:p>0.01294579</text:p>
          </table:table-cell>
          <table:table-cell office:value-type="float" office:value="0.8804526" calcext:value-type="float">
            <text:p>0.8804526</text:p>
          </table:table-cell>
          <table:table-cell office:value-type="float" office:value="1.965767" calcext:value-type="float">
            <text:p>1.965767</text:p>
          </table:table-cell>
          <table:table-cell office:value-type="float" office:value="5.001913" calcext:value-type="float">
            <text:p>5.001913</text:p>
          </table:table-cell>
          <table:table-cell office:value-type="float" office:value="11.95387" calcext:value-type="float">
            <text:p>11.95387</text:p>
          </table:table-cell>
          <table:table-cell office:value-type="float" office:value="19.88399" calcext:value-type="float">
            <text:p>19.88399</text:p>
          </table:table-cell>
          <table:table-cell office:value-type="float" office:value="2.268807" calcext:value-type="float">
            <text:p>2.268807</text:p>
          </table:table-cell>
          <table:table-cell office:value-type="float" office:value="0.1899901" calcext:value-type="float">
            <text:p>0.1899901</text:p>
          </table:table-cell>
          <table:table-cell office:value-type="float" office:value="0.08870742" calcext:value-type="float">
            <text:p>0.08870742</text:p>
          </table:table-cell>
          <table:table-cell office:value-type="float" office:value="-184181.6" calcext:value-type="float">
            <text:p>-184181.6</text:p>
          </table:table-cell>
          <table:table-cell office:value-type="float" office:value="0" calcext:value-type="float">
            <text:p>0</text:p>
          </table:table-cell>
          <table:table-cell office:value-type="float" office:value="-0.006800256" calcext:value-type="float">
            <text:p>-0.0068002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0" calcext:value-type="float">
            <text:p>19082000</text:p>
          </table:table-cell>
          <table:table-cell office:value-type="float" office:value="3.085387" calcext:value-type="float">
            <text:p>3.085387</text:p>
          </table:table-cell>
          <table:table-cell office:value-type="float" office:value="462.7046" calcext:value-type="float">
            <text:p>462.704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9988" calcext:value-type="float">
            <text:p>-19.79988</text:p>
          </table:table-cell>
          <table:table-cell office:value-type="float" office:value="2.341974" calcext:value-type="float">
            <text:p>2.341974</text:p>
          </table:table-cell>
          <table:table-cell office:value-type="float" office:value="6.99692" calcext:value-type="float">
            <text:p>6.9969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30711" calcext:value-type="float">
            <text:p>0.0203071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20045" calcext:value-type="float">
            <text:p>6.920045</text:p>
          </table:table-cell>
          <table:table-cell office:value-type="float" office:value="-0.07453247" calcext:value-type="float">
            <text:p>-0.07453247</text:p>
          </table:table-cell>
          <table:table-cell office:value-type="float" office:value="-1.028579" calcext:value-type="float">
            <text:p>-1.028579</text:p>
          </table:table-cell>
          <table:table-cell office:value-type="float" office:value="0.00002147822" calcext:value-type="float">
            <text:p>2.147822E-05</text:p>
          </table:table-cell>
          <table:table-cell office:value-type="float" office:value="5.449793" calcext:value-type="float">
            <text:p>5.449793</text:p>
          </table:table-cell>
          <table:table-cell office:value-type="float" office:value="0.1306978" calcext:value-type="float">
            <text:p>0.1306978</text:p>
          </table:table-cell>
          <table:table-cell office:value-type="float" office:value="0.07001523" calcext:value-type="float">
            <text:p>0.07001523</text:p>
          </table:table-cell>
          <table:table-cell office:value-type="float" office:value="0.08852121" calcext:value-type="float">
            <text:p>0.08852121</text:p>
          </table:table-cell>
          <table:table-cell office:value-type="float" office:value="10.57011" calcext:value-type="float">
            <text:p>10.57011</text:p>
          </table:table-cell>
          <table:table-cell office:value-type="float" office:value="25.71404" calcext:value-type="float">
            <text:p>25.71404</text:p>
          </table:table-cell>
          <table:table-cell office:value-type="float" office:value="0.01659613" calcext:value-type="float">
            <text:p>0.01659613</text:p>
          </table:table-cell>
          <table:table-cell office:value-type="float" office:value="0.01178678" calcext:value-type="float">
            <text:p>0.01178678</text:p>
          </table:table-cell>
          <table:table-cell office:value-type="float" office:value="0.01274136" calcext:value-type="float">
            <text:p>0.01274136</text:p>
          </table:table-cell>
          <table:table-cell office:value-type="float" office:value="0.9666688" calcext:value-type="float">
            <text:p>0.9666688</text:p>
          </table:table-cell>
          <table:table-cell office:value-type="float" office:value="2.119235" calcext:value-type="float">
            <text:p>2.119235</text:p>
          </table:table-cell>
          <table:table-cell office:value-type="float" office:value="5.146001" calcext:value-type="float">
            <text:p>5.146001</text:p>
          </table:table-cell>
          <table:table-cell office:value-type="float" office:value="12.30518" calcext:value-type="float">
            <text:p>12.30518</text:p>
          </table:table-cell>
          <table:table-cell office:value-type="float" office:value="20.30746" calcext:value-type="float">
            <text:p>20.30746</text:p>
          </table:table-cell>
          <table:table-cell office:value-type="float" office:value="2.394583" calcext:value-type="float">
            <text:p>2.394583</text:p>
          </table:table-cell>
          <table:table-cell office:value-type="float" office:value="0.2089941" calcext:value-type="float">
            <text:p>0.2089941</text:p>
          </table:table-cell>
          <table:table-cell office:value-type="float" office:value="0.0940003" calcext:value-type="float">
            <text:p>0.0940003</text:p>
          </table:table-cell>
          <table:table-cell office:value-type="float" office:value="-186215.5" calcext:value-type="float">
            <text:p>-186215.5</text:p>
          </table:table-cell>
          <table:table-cell office:value-type="float" office:value="0" calcext:value-type="float">
            <text:p>0</text:p>
          </table:table-cell>
          <table:table-cell office:value-type="float" office:value="-0.006821539" calcext:value-type="float">
            <text:p>-0.0068215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0" calcext:value-type="float">
            <text:p>20082000</text:p>
          </table:table-cell>
          <table:table-cell office:value-type="float" office:value="3.091208" calcext:value-type="float">
            <text:p>3.091208</text:p>
          </table:table-cell>
          <table:table-cell office:value-type="float" office:value="462.6779" calcext:value-type="float">
            <text:p>462.677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9079" calcext:value-type="float">
            <text:p>-19.79079</text:p>
          </table:table-cell>
          <table:table-cell office:value-type="float" office:value="2.297482" calcext:value-type="float">
            <text:p>2.297482</text:p>
          </table:table-cell>
          <table:table-cell office:value-type="float" office:value="7.063502" calcext:value-type="float">
            <text:p>7.06350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34126" calcext:value-type="float">
            <text:p>0.0203412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23025" calcext:value-type="float">
            <text:p>6.923025</text:p>
          </table:table-cell>
          <table:table-cell office:value-type="float" office:value="-0.06468853" calcext:value-type="float">
            <text:p>-0.06468853</text:p>
          </table:table-cell>
          <table:table-cell office:value-type="float" office:value="-1.02854" calcext:value-type="float">
            <text:p>-1.02854</text:p>
          </table:table-cell>
          <table:table-cell office:value-type="float" office:value="0.00002147822" calcext:value-type="float">
            <text:p>2.147822E-05</text:p>
          </table:table-cell>
          <table:table-cell office:value-type="float" office:value="5.432917" calcext:value-type="float">
            <text:p>5.432917</text:p>
          </table:table-cell>
          <table:table-cell office:value-type="float" office:value="0.1544703" calcext:value-type="float">
            <text:p>0.1544703</text:p>
          </table:table-cell>
          <table:table-cell office:value-type="float" office:value="0.06966347" calcext:value-type="float">
            <text:p>0.06966347</text:p>
          </table:table-cell>
          <table:table-cell office:value-type="float" office:value="0.07872463" calcext:value-type="float">
            <text:p>0.07872463</text:p>
          </table:table-cell>
          <table:table-cell office:value-type="float" office:value="10.32912" calcext:value-type="float">
            <text:p>10.32912</text:p>
          </table:table-cell>
          <table:table-cell office:value-type="float" office:value="25.25926" calcext:value-type="float">
            <text:p>25.25926</text:p>
          </table:table-cell>
          <table:table-cell office:value-type="float" office:value="0.01680343" calcext:value-type="float">
            <text:p>0.01680343</text:p>
          </table:table-cell>
          <table:table-cell office:value-type="float" office:value="0.01190207" calcext:value-type="float">
            <text:p>0.01190207</text:p>
          </table:table-cell>
          <table:table-cell office:value-type="float" office:value="0.01259815" calcext:value-type="float">
            <text:p>0.01259815</text:p>
          </table:table-cell>
          <table:table-cell office:value-type="float" office:value="0.9824748" calcext:value-type="float">
            <text:p>0.9824748</text:p>
          </table:table-cell>
          <table:table-cell office:value-type="float" office:value="2.270259" calcext:value-type="float">
            <text:p>2.270259</text:p>
          </table:table-cell>
          <table:table-cell office:value-type="float" office:value="5.277742" calcext:value-type="float">
            <text:p>5.277742</text:p>
          </table:table-cell>
          <table:table-cell office:value-type="float" office:value="12.63476" calcext:value-type="float">
            <text:p>12.63476</text:p>
          </table:table-cell>
          <table:table-cell office:value-type="float" office:value="20.70686" calcext:value-type="float">
            <text:p>20.70686</text:p>
          </table:table-cell>
          <table:table-cell office:value-type="float" office:value="2.516727" calcext:value-type="float">
            <text:p>2.516727</text:p>
          </table:table-cell>
          <table:table-cell office:value-type="float" office:value="0.2273891" calcext:value-type="float">
            <text:p>0.2273891</text:p>
          </table:table-cell>
          <table:table-cell office:value-type="float" office:value="0.09915093" calcext:value-type="float">
            <text:p>0.09915093</text:p>
          </table:table-cell>
          <table:table-cell office:value-type="float" office:value="-188082.6" calcext:value-type="float">
            <text:p>-188082.6</text:p>
          </table:table-cell>
          <table:table-cell office:value-type="float" office:value="0" calcext:value-type="float">
            <text:p>0</text:p>
          </table:table-cell>
          <table:table-cell office:value-type="float" office:value="-0.006829087" calcext:value-type="float">
            <text:p>-0.0068290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0" calcext:value-type="float">
            <text:p>21082000</text:p>
          </table:table-cell>
          <table:table-cell office:value-type="float" office:value="3.098915" calcext:value-type="float">
            <text:p>3.098915</text:p>
          </table:table-cell>
          <table:table-cell office:value-type="float" office:value="462.6499" calcext:value-type="float">
            <text:p>462.649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7959" calcext:value-type="float">
            <text:p>-19.77959</text:p>
          </table:table-cell>
          <table:table-cell office:value-type="float" office:value="2.25269" calcext:value-type="float">
            <text:p>2.25269</text:p>
          </table:table-cell>
          <table:table-cell office:value-type="float" office:value="7.131555" calcext:value-type="float">
            <text:p>7.13155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37542" calcext:value-type="float">
            <text:p>0.0203754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26017" calcext:value-type="float">
            <text:p>6.926017</text:p>
          </table:table-cell>
          <table:table-cell office:value-type="float" office:value="-0.05488344" calcext:value-type="float">
            <text:p>-0.05488344</text:p>
          </table:table-cell>
          <table:table-cell office:value-type="float" office:value="-1.0285" calcext:value-type="float">
            <text:p>-1.0285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413727" calcext:value-type="float">
            <text:p>5.413727</text:p>
          </table:table-cell>
          <table:table-cell office:value-type="float" office:value="0.1833575" calcext:value-type="float">
            <text:p>0.1833575</text:p>
          </table:table-cell>
          <table:table-cell office:value-type="float" office:value="0.07528798" calcext:value-type="float">
            <text:p>0.07528798</text:p>
          </table:table-cell>
          <table:table-cell office:value-type="float" office:value="0.0704722" calcext:value-type="float">
            <text:p>0.0704722</text:p>
          </table:table-cell>
          <table:table-cell office:value-type="float" office:value="10.08032" calcext:value-type="float">
            <text:p>10.08032</text:p>
          </table:table-cell>
          <table:table-cell office:value-type="float" office:value="24.80294" calcext:value-type="float">
            <text:p>24.80294</text:p>
          </table:table-cell>
          <table:table-cell office:value-type="float" office:value="0.01688087" calcext:value-type="float">
            <text:p>0.01688087</text:p>
          </table:table-cell>
          <table:table-cell office:value-type="float" office:value="0.01204684" calcext:value-type="float">
            <text:p>0.01204684</text:p>
          </table:table-cell>
          <table:table-cell office:value-type="float" office:value="0.01249603" calcext:value-type="float">
            <text:p>0.01249603</text:p>
          </table:table-cell>
          <table:table-cell office:value-type="float" office:value="1.015666" calcext:value-type="float">
            <text:p>1.015666</text:p>
          </table:table-cell>
          <table:table-cell office:value-type="float" office:value="2.412748" calcext:value-type="float">
            <text:p>2.412748</text:p>
          </table:table-cell>
          <table:table-cell office:value-type="float" office:value="5.417218" calcext:value-type="float">
            <text:p>5.417218</text:p>
          </table:table-cell>
          <table:table-cell office:value-type="float" office:value="12.97349" calcext:value-type="float">
            <text:p>12.97349</text:p>
          </table:table-cell>
          <table:table-cell office:value-type="float" office:value="21.11" calcext:value-type="float">
            <text:p>21.11</text:p>
          </table:table-cell>
          <table:table-cell office:value-type="float" office:value="2.64038" calcext:value-type="float">
            <text:p>2.64038</text:p>
          </table:table-cell>
          <table:table-cell office:value-type="float" office:value="0.2456984" calcext:value-type="float">
            <text:p>0.2456984</text:p>
          </table:table-cell>
          <table:table-cell office:value-type="float" office:value="0.1041836" calcext:value-type="float">
            <text:p>0.1041836</text:p>
          </table:table-cell>
          <table:table-cell office:value-type="float" office:value="-190384.5" calcext:value-type="float">
            <text:p>-190384.5</text:p>
          </table:table-cell>
          <table:table-cell office:value-type="float" office:value="0" calcext:value-type="float">
            <text:p>0</text:p>
          </table:table-cell>
          <table:table-cell office:value-type="float" office:value="-0.006839662" calcext:value-type="float">
            <text:p>-0.0068396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3.107407" calcext:value-type="float">
            <text:p>3.107407</text:p>
          </table:table-cell>
          <table:table-cell office:value-type="float" office:value="462.6205" calcext:value-type="float">
            <text:p>462.620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6746" calcext:value-type="float">
            <text:p>-19.76746</text:p>
          </table:table-cell>
          <table:table-cell office:value-type="float" office:value="2.205871" calcext:value-type="float">
            <text:p>2.205871</text:p>
          </table:table-cell>
          <table:table-cell office:value-type="float" office:value="7.202987" calcext:value-type="float">
            <text:p>7.20298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40948" calcext:value-type="float">
            <text:p>0.0204094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28969" calcext:value-type="float">
            <text:p>6.928969</text:p>
          </table:table-cell>
          <table:table-cell office:value-type="float" office:value="-0.07090162" calcext:value-type="float">
            <text:p>-0.07090162</text:p>
          </table:table-cell>
          <table:table-cell office:value-type="float" office:value="-1.028465" calcext:value-type="float">
            <text:p>-1.028465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393246" calcext:value-type="float">
            <text:p>5.393246</text:p>
          </table:table-cell>
          <table:table-cell office:value-type="float" office:value="0.20888" calcext:value-type="float">
            <text:p>0.20888</text:p>
          </table:table-cell>
          <table:table-cell office:value-type="float" office:value="0.06068979" calcext:value-type="float">
            <text:p>0.06068979</text:p>
          </table:table-cell>
          <table:table-cell office:value-type="float" office:value="0.06345496" calcext:value-type="float">
            <text:p>0.06345496</text:p>
          </table:table-cell>
          <table:table-cell office:value-type="float" office:value="9.819338" calcext:value-type="float">
            <text:p>9.819338</text:p>
          </table:table-cell>
          <table:table-cell office:value-type="float" office:value="24.33231" calcext:value-type="float">
            <text:p>24.33231</text:p>
          </table:table-cell>
          <table:table-cell office:value-type="float" office:value="0.01692706" calcext:value-type="float">
            <text:p>0.01692706</text:p>
          </table:table-cell>
          <table:table-cell office:value-type="float" office:value="0.0122285" calcext:value-type="float">
            <text:p>0.0122285</text:p>
          </table:table-cell>
          <table:table-cell office:value-type="float" office:value="0.0124021" calcext:value-type="float">
            <text:p>0.0124021</text:p>
          </table:table-cell>
          <table:table-cell office:value-type="float" office:value="1.063202" calcext:value-type="float">
            <text:p>1.063202</text:p>
          </table:table-cell>
          <table:table-cell office:value-type="float" office:value="2.559585" calcext:value-type="float">
            <text:p>2.559585</text:p>
          </table:table-cell>
          <table:table-cell office:value-type="float" office:value="5.564944" calcext:value-type="float">
            <text:p>5.564944</text:p>
          </table:table-cell>
          <table:table-cell office:value-type="float" office:value="13.3268" calcext:value-type="float">
            <text:p>13.3268</text:p>
          </table:table-cell>
          <table:table-cell office:value-type="float" office:value="21.5312" calcext:value-type="float">
            <text:p>21.5312</text:p>
          </table:table-cell>
          <table:table-cell office:value-type="float" office:value="2.769768" calcext:value-type="float">
            <text:p>2.769768</text:p>
          </table:table-cell>
          <table:table-cell office:value-type="float" office:value="0.2648156" calcext:value-type="float">
            <text:p>0.2648156</text:p>
          </table:table-cell>
          <table:table-cell office:value-type="float" office:value="0.1093062" calcext:value-type="float">
            <text:p>0.1093062</text:p>
          </table:table-cell>
          <table:table-cell office:value-type="float" office:value="-192757.6" calcext:value-type="float">
            <text:p>-192757.6</text:p>
          </table:table-cell>
          <table:table-cell office:value-type="float" office:value="0" calcext:value-type="float">
            <text:p>0</text:p>
          </table:table-cell>
          <table:table-cell office:value-type="float" office:value="-0.006869788" calcext:value-type="float">
            <text:p>-0.0068697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0" calcext:value-type="float">
            <text:p>23082000</text:p>
          </table:table-cell>
          <table:table-cell office:value-type="float" office:value="3.114007" calcext:value-type="float">
            <text:p>3.114007</text:p>
          </table:table-cell>
          <table:table-cell office:value-type="float" office:value="462.5969" calcext:value-type="float">
            <text:p>462.596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5779" calcext:value-type="float">
            <text:p>-19.75779</text:p>
          </table:table-cell>
          <table:table-cell office:value-type="float" office:value="2.159028" calcext:value-type="float">
            <text:p>2.159028</text:p>
          </table:table-cell>
          <table:table-cell office:value-type="float" office:value="7.288015" calcext:value-type="float">
            <text:p>7.28801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45199" calcext:value-type="float">
            <text:p>0.0204519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32062" calcext:value-type="float">
            <text:p>6.932062</text:p>
          </table:table-cell>
          <table:table-cell office:value-type="float" office:value="-0.06873019" calcext:value-type="float">
            <text:p>-0.06873019</text:p>
          </table:table-cell>
          <table:table-cell office:value-type="float" office:value="-1.028458" calcext:value-type="float">
            <text:p>-1.028458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384677" calcext:value-type="float">
            <text:p>5.384677</text:p>
          </table:table-cell>
          <table:table-cell office:value-type="float" office:value="0.1631434" calcext:value-type="float">
            <text:p>0.1631434</text:p>
          </table:table-cell>
          <table:table-cell office:value-type="float" office:value="0.06602626" calcext:value-type="float">
            <text:p>0.06602626</text:p>
          </table:table-cell>
          <table:table-cell office:value-type="float" office:value="0.05956411" calcext:value-type="float">
            <text:p>0.05956411</text:p>
          </table:table-cell>
          <table:table-cell office:value-type="float" office:value="9.554615" calcext:value-type="float">
            <text:p>9.554615</text:p>
          </table:table-cell>
          <table:table-cell office:value-type="float" office:value="23.87212" calcext:value-type="float">
            <text:p>23.87212</text:p>
          </table:table-cell>
          <table:table-cell office:value-type="float" office:value="0.01609064" calcext:value-type="float">
            <text:p>0.01609064</text:p>
          </table:table-cell>
          <table:table-cell office:value-type="float" office:value="0.01189687" calcext:value-type="float">
            <text:p>0.01189687</text:p>
          </table:table-cell>
          <table:table-cell office:value-type="float" office:value="0.01226325" calcext:value-type="float">
            <text:p>0.01226325</text:p>
          </table:table-cell>
          <table:table-cell office:value-type="float" office:value="0.9585707" calcext:value-type="float">
            <text:p>0.9585707</text:p>
          </table:table-cell>
          <table:table-cell office:value-type="float" office:value="2.040582" calcext:value-type="float">
            <text:p>2.040582</text:p>
          </table:table-cell>
          <table:table-cell office:value-type="float" office:value="6.249174" calcext:value-type="float">
            <text:p>6.249174</text:p>
          </table:table-cell>
          <table:table-cell office:value-type="float" office:value="13.61656" calcext:value-type="float">
            <text:p>13.61656</text:p>
          </table:table-cell>
          <table:table-cell office:value-type="float" office:value="21.92907" calcext:value-type="float">
            <text:p>21.92907</text:p>
          </table:table-cell>
          <table:table-cell office:value-type="float" office:value="2.890843" calcext:value-type="float">
            <text:p>2.890843</text:p>
          </table:table-cell>
          <table:table-cell office:value-type="float" office:value="0.2874941" calcext:value-type="float">
            <text:p>0.2874941</text:p>
          </table:table-cell>
          <table:table-cell office:value-type="float" office:value="0.1144558" calcext:value-type="float">
            <text:p>0.1144558</text:p>
          </table:table-cell>
          <table:table-cell office:value-type="float" office:value="-197128.5" calcext:value-type="float">
            <text:p>-197128.5</text:p>
          </table:table-cell>
          <table:table-cell office:value-type="float" office:value="0" calcext:value-type="float">
            <text:p>0</text:p>
          </table:table-cell>
          <table:table-cell office:value-type="float" office:value="-0.00687811" calcext:value-type="float">
            <text:p>-0.006878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3.120948" calcext:value-type="float">
            <text:p>3.120948</text:p>
          </table:table-cell>
          <table:table-cell office:value-type="float" office:value="462.574" calcext:value-type="float">
            <text:p>462.57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4764" calcext:value-type="float">
            <text:p>-19.74764</text:p>
          </table:table-cell>
          <table:table-cell office:value-type="float" office:value="2.111382" calcext:value-type="float">
            <text:p>2.111382</text:p>
          </table:table-cell>
          <table:table-cell office:value-type="float" office:value="7.355126" calcext:value-type="float">
            <text:p>7.35512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48631" calcext:value-type="float">
            <text:p>0.0204863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34978" calcext:value-type="float">
            <text:p>6.934978</text:p>
          </table:table-cell>
          <table:table-cell office:value-type="float" office:value="-0.06521098" calcext:value-type="float">
            <text:p>-0.06521098</text:p>
          </table:table-cell>
          <table:table-cell office:value-type="float" office:value="-1.028442" calcext:value-type="float">
            <text:p>-1.028442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379784" calcext:value-type="float">
            <text:p>5.379784</text:p>
          </table:table-cell>
          <table:table-cell office:value-type="float" office:value="0.1187146" calcext:value-type="float">
            <text:p>0.1187146</text:p>
          </table:table-cell>
          <table:table-cell office:value-type="float" office:value="0.04856726" calcext:value-type="float">
            <text:p>0.04856726</text:p>
          </table:table-cell>
          <table:table-cell office:value-type="float" office:value="0.04748148" calcext:value-type="float">
            <text:p>0.04748148</text:p>
          </table:table-cell>
          <table:table-cell office:value-type="float" office:value="9.276437" calcext:value-type="float">
            <text:p>9.276437</text:p>
          </table:table-cell>
          <table:table-cell office:value-type="float" office:value="23.42622" calcext:value-type="float">
            <text:p>23.42622</text:p>
          </table:table-cell>
          <table:table-cell office:value-type="float" office:value="0.01599346" calcext:value-type="float">
            <text:p>0.01599346</text:p>
          </table:table-cell>
          <table:table-cell office:value-type="float" office:value="0.01168209" calcext:value-type="float">
            <text:p>0.01168209</text:p>
          </table:table-cell>
          <table:table-cell office:value-type="float" office:value="0.01215066" calcext:value-type="float">
            <text:p>0.01215066</text:p>
          </table:table-cell>
          <table:table-cell office:value-type="float" office:value="1.8426" calcext:value-type="float">
            <text:p>1.8426</text:p>
          </table:table-cell>
          <table:table-cell office:value-type="float" office:value="3.522131" calcext:value-type="float">
            <text:p>3.522131</text:p>
          </table:table-cell>
          <table:table-cell office:value-type="float" office:value="5.908575" calcext:value-type="float">
            <text:p>5.908575</text:p>
          </table:table-cell>
          <table:table-cell office:value-type="float" office:value="13.86518" calcext:value-type="float">
            <text:p>13.86518</text:p>
          </table:table-cell>
          <table:table-cell office:value-type="float" office:value="22.32184" calcext:value-type="float">
            <text:p>22.32184</text:p>
          </table:table-cell>
          <table:table-cell office:value-type="float" office:value="3.006694" calcext:value-type="float">
            <text:p>3.006694</text:p>
          </table:table-cell>
          <table:table-cell office:value-type="float" office:value="0.3063935" calcext:value-type="float">
            <text:p>0.3063935</text:p>
          </table:table-cell>
          <table:table-cell office:value-type="float" office:value="0.1192705" calcext:value-type="float">
            <text:p>0.1192705</text:p>
          </table:table-cell>
          <table:table-cell office:value-type="float" office:value="-199198.5" calcext:value-type="float">
            <text:p>-199198.5</text:p>
          </table:table-cell>
          <table:table-cell office:value-type="float" office:value="0" calcext:value-type="float">
            <text:p>0</text:p>
          </table:table-cell>
          <table:table-cell office:value-type="float" office:value="-0.006899433" calcext:value-type="float">
            <text:p>-0.0068994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0" calcext:value-type="float">
            <text:p>25082000</text:p>
          </table:table-cell>
          <table:table-cell office:value-type="float" office:value="3.128604" calcext:value-type="float">
            <text:p>3.128604</text:p>
          </table:table-cell>
          <table:table-cell office:value-type="float" office:value="462.5483" calcext:value-type="float">
            <text:p>462.548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364" calcext:value-type="float">
            <text:p>-19.7364</text:p>
          </table:table-cell>
          <table:table-cell office:value-type="float" office:value="2.061176" calcext:value-type="float">
            <text:p>2.061176</text:p>
          </table:table-cell>
          <table:table-cell office:value-type="float" office:value="7.427268" calcext:value-type="float">
            <text:p>7.427268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52113" calcext:value-type="float">
            <text:p>0.02052113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37988" calcext:value-type="float">
            <text:p>6.937988</text:p>
          </table:table-cell>
          <table:table-cell office:value-type="float" office:value="-0.05808985" calcext:value-type="float">
            <text:p>-0.05808985</text:p>
          </table:table-cell>
          <table:table-cell office:value-type="float" office:value="-1.028414" calcext:value-type="float">
            <text:p>-1.028414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372896" calcext:value-type="float">
            <text:p>5.372896</text:p>
          </table:table-cell>
          <table:table-cell office:value-type="float" office:value="0.1334053" calcext:value-type="float">
            <text:p>0.1334053</text:p>
          </table:table-cell>
          <table:table-cell office:value-type="float" office:value="0.03854289" calcext:value-type="float">
            <text:p>0.03854289</text:p>
          </table:table-cell>
          <table:table-cell office:value-type="float" office:value="0.03919215" calcext:value-type="float">
            <text:p>0.03919215</text:p>
          </table:table-cell>
          <table:table-cell office:value-type="float" office:value="8.971243" calcext:value-type="float">
            <text:p>8.971243</text:p>
          </table:table-cell>
          <table:table-cell office:value-type="float" office:value="22.9486" calcext:value-type="float">
            <text:p>22.9486</text:p>
          </table:table-cell>
          <table:table-cell office:value-type="float" office:value="0.01589916" calcext:value-type="float">
            <text:p>0.01589916</text:p>
          </table:table-cell>
          <table:table-cell office:value-type="float" office:value="0.01165262" calcext:value-type="float">
            <text:p>0.01165262</text:p>
          </table:table-cell>
          <table:table-cell office:value-type="float" office:value="0.0120973" calcext:value-type="float">
            <text:p>0.0120973</text:p>
          </table:table-cell>
          <table:table-cell office:value-type="float" office:value="1.936942" calcext:value-type="float">
            <text:p>1.936942</text:p>
          </table:table-cell>
          <table:table-cell office:value-type="float" office:value="4.499515" calcext:value-type="float">
            <text:p>4.499515</text:p>
          </table:table-cell>
          <table:table-cell office:value-type="float" office:value="5.846515" calcext:value-type="float">
            <text:p>5.846515</text:p>
          </table:table-cell>
          <table:table-cell office:value-type="float" office:value="14.17758" calcext:value-type="float">
            <text:p>14.17758</text:p>
          </table:table-cell>
          <table:table-cell office:value-type="float" office:value="22.75303" calcext:value-type="float">
            <text:p>22.75303</text:p>
          </table:table-cell>
          <table:table-cell office:value-type="float" office:value="3.130563" calcext:value-type="float">
            <text:p>3.130563</text:p>
          </table:table-cell>
          <table:table-cell office:value-type="float" office:value="0.3259589" calcext:value-type="float">
            <text:p>0.3259589</text:p>
          </table:table-cell>
          <table:table-cell office:value-type="float" office:value="0.1240718" calcext:value-type="float">
            <text:p>0.1240718</text:p>
          </table:table-cell>
          <table:table-cell office:value-type="float" office:value="-201765.8" calcext:value-type="float">
            <text:p>-201765.8</text:p>
          </table:table-cell>
          <table:table-cell office:value-type="float" office:value="0" calcext:value-type="float">
            <text:p>0</text:p>
          </table:table-cell>
          <table:table-cell office:value-type="float" office:value="-0.00694845" calcext:value-type="float">
            <text:p>-0.006948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0" calcext:value-type="float">
            <text:p>26082000</text:p>
          </table:table-cell>
          <table:table-cell office:value-type="float" office:value="3.136819" calcext:value-type="float">
            <text:p>3.136819</text:p>
          </table:table-cell>
          <table:table-cell office:value-type="float" office:value="462.5197" calcext:value-type="float">
            <text:p>462.519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2438" calcext:value-type="float">
            <text:p>-19.72438</text:p>
          </table:table-cell>
          <table:table-cell office:value-type="float" office:value="2.007752" calcext:value-type="float">
            <text:p>2.007752</text:p>
          </table:table-cell>
          <table:table-cell office:value-type="float" office:value="7.505694" calcext:value-type="float">
            <text:p>7.50569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55604" calcext:value-type="float">
            <text:p>0.0205560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4101" calcext:value-type="float">
            <text:p>6.94101</text:p>
          </table:table-cell>
          <table:table-cell office:value-type="float" office:value="-0.05537575" calcext:value-type="float">
            <text:p>-0.05537575</text:p>
          </table:table-cell>
          <table:table-cell office:value-type="float" office:value="-1.028377" calcext:value-type="float">
            <text:p>-1.028377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363303" calcext:value-type="float">
            <text:p>5.363303</text:p>
          </table:table-cell>
          <table:table-cell office:value-type="float" office:value="0.1666656" calcext:value-type="float">
            <text:p>0.1666656</text:p>
          </table:table-cell>
          <table:table-cell office:value-type="float" office:value="0.0436978" calcext:value-type="float">
            <text:p>0.0436978</text:p>
          </table:table-cell>
          <table:table-cell office:value-type="float" office:value="0.03368874" calcext:value-type="float">
            <text:p>0.03368874</text:p>
          </table:table-cell>
          <table:table-cell office:value-type="float" office:value="8.640065" calcext:value-type="float">
            <text:p>8.640065</text:p>
          </table:table-cell>
          <table:table-cell office:value-type="float" office:value="22.43494" calcext:value-type="float">
            <text:p>22.43494</text:p>
          </table:table-cell>
          <table:table-cell office:value-type="float" office:value="0.01575721" calcext:value-type="float">
            <text:p>0.01575721</text:p>
          </table:table-cell>
          <table:table-cell office:value-type="float" office:value="0.01170527" calcext:value-type="float">
            <text:p>0.01170527</text:p>
          </table:table-cell>
          <table:table-cell office:value-type="float" office:value="0.01206475" calcext:value-type="float">
            <text:p>0.01206475</text:p>
          </table:table-cell>
          <table:table-cell office:value-type="float" office:value="1.947837" calcext:value-type="float">
            <text:p>1.947837</text:p>
          </table:table-cell>
          <table:table-cell office:value-type="float" office:value="5.16685" calcext:value-type="float">
            <text:p>5.16685</text:p>
          </table:table-cell>
          <table:table-cell office:value-type="float" office:value="5.882829" calcext:value-type="float">
            <text:p>5.882829</text:p>
          </table:table-cell>
          <table:table-cell office:value-type="float" office:value="14.54965" calcext:value-type="float">
            <text:p>14.54965</text:p>
          </table:table-cell>
          <table:table-cell office:value-type="float" office:value="23.22413" calcext:value-type="float">
            <text:p>23.22413</text:p>
          </table:table-cell>
          <table:table-cell office:value-type="float" office:value="3.263595" calcext:value-type="float">
            <text:p>3.263595</text:p>
          </table:table-cell>
          <table:table-cell office:value-type="float" office:value="0.3466039" calcext:value-type="float">
            <text:p>0.3466039</text:p>
          </table:table-cell>
          <table:table-cell office:value-type="float" office:value="0.1290542" calcext:value-type="float">
            <text:p>0.1290542</text:p>
          </table:table-cell>
          <table:table-cell office:value-type="float" office:value="-204651.6" calcext:value-type="float">
            <text:p>-204651.6</text:p>
          </table:table-cell>
          <table:table-cell office:value-type="float" office:value="0" calcext:value-type="float">
            <text:p>0</text:p>
          </table:table-cell>
          <table:table-cell office:value-type="float" office:value="-0.007033002" calcext:value-type="float">
            <text:p>-0.0070330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0" calcext:value-type="float">
            <text:p>27082000</text:p>
          </table:table-cell>
          <table:table-cell office:value-type="float" office:value="3.145311" calcext:value-type="float">
            <text:p>3.145311</text:p>
          </table:table-cell>
          <table:table-cell office:value-type="float" office:value="462.4896" calcext:value-type="float">
            <text:p>462.489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71206" calcext:value-type="float">
            <text:p>-19.71206</text:p>
          </table:table-cell>
          <table:table-cell office:value-type="float" office:value="1.952204" calcext:value-type="float">
            <text:p>1.952204</text:p>
          </table:table-cell>
          <table:table-cell office:value-type="float" office:value="7.587348" calcext:value-type="float">
            <text:p>7.587348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59111" calcext:value-type="float">
            <text:p>0.02059111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44001" calcext:value-type="float">
            <text:p>6.944001</text:p>
          </table:table-cell>
          <table:table-cell office:value-type="float" office:value="-0.05595813" calcext:value-type="float">
            <text:p>-0.05595813</text:p>
          </table:table-cell>
          <table:table-cell office:value-type="float" office:value="-1.028337" calcext:value-type="float">
            <text:p>-1.028337</text:p>
          </table:table-cell>
          <table:table-cell office:value-type="float" office:value="0.00002147886" calcext:value-type="float">
            <text:p>2.147886E-05</text:p>
          </table:table-cell>
          <table:table-cell office:value-type="float" office:value="5.352283" calcext:value-type="float">
            <text:p>5.352283</text:p>
          </table:table-cell>
          <table:table-cell office:value-type="float" office:value="0.1889937" calcext:value-type="float">
            <text:p>0.1889937</text:p>
          </table:table-cell>
          <table:table-cell office:value-type="float" office:value="0.0410164" calcext:value-type="float">
            <text:p>0.0410164</text:p>
          </table:table-cell>
          <table:table-cell office:value-type="float" office:value="0.02990857" calcext:value-type="float">
            <text:p>0.02990857</text:p>
          </table:table-cell>
          <table:table-cell office:value-type="float" office:value="8.296724" calcext:value-type="float">
            <text:p>8.296724</text:p>
          </table:table-cell>
          <table:table-cell office:value-type="float" office:value="21.90261" calcext:value-type="float">
            <text:p>21.90261</text:p>
          </table:table-cell>
          <table:table-cell office:value-type="float" office:value="0.01568181" calcext:value-type="float">
            <text:p>0.01568181</text:p>
          </table:table-cell>
          <table:table-cell office:value-type="float" office:value="0.01180355" calcext:value-type="float">
            <text:p>0.01180355</text:p>
          </table:table-cell>
          <table:table-cell office:value-type="float" office:value="0.01205063" calcext:value-type="float">
            <text:p>0.01205063</text:p>
          </table:table-cell>
          <table:table-cell office:value-type="float" office:value="2.028171" calcext:value-type="float">
            <text:p>2.028171</text:p>
          </table:table-cell>
          <table:table-cell office:value-type="float" office:value="5.527343" calcext:value-type="float">
            <text:p>5.527343</text:p>
          </table:table-cell>
          <table:table-cell office:value-type="float" office:value="5.984673" calcext:value-type="float">
            <text:p>5.984673</text:p>
          </table:table-cell>
          <table:table-cell office:value-type="float" office:value="14.9563" calcext:value-type="float">
            <text:p>14.9563</text:p>
          </table:table-cell>
          <table:table-cell office:value-type="float" office:value="23.71584" calcext:value-type="float">
            <text:p>23.71584</text:p>
          </table:table-cell>
          <table:table-cell office:value-type="float" office:value="3.402673" calcext:value-type="float">
            <text:p>3.402673</text:p>
          </table:table-cell>
          <table:table-cell office:value-type="float" office:value="0.368226" calcext:value-type="float">
            <text:p>0.368226</text:p>
          </table:table-cell>
          <table:table-cell office:value-type="float" office:value="0.1342729" calcext:value-type="float">
            <text:p>0.1342729</text:p>
          </table:table-cell>
          <table:table-cell office:value-type="float" office:value="-207491.6" calcext:value-type="float">
            <text:p>-207491.6</text:p>
          </table:table-cell>
          <table:table-cell office:value-type="float" office:value="0" calcext:value-type="float">
            <text:p>0</text:p>
          </table:table-cell>
          <table:table-cell office:value-type="float" office:value="-0.007107343" calcext:value-type="float">
            <text:p>-0.0071073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0" calcext:value-type="float">
            <text:p>28082000</text:p>
          </table:table-cell>
          <table:table-cell office:value-type="float" office:value="3.154131" calcext:value-type="float">
            <text:p>3.154131</text:p>
          </table:table-cell>
          <table:table-cell office:value-type="float" office:value="462.4617" calcext:value-type="float">
            <text:p>462.461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9978" calcext:value-type="float">
            <text:p>-19.69978</text:p>
          </table:table-cell>
          <table:table-cell office:value-type="float" office:value="1.900624" calcext:value-type="float">
            <text:p>1.900624</text:p>
          </table:table-cell>
          <table:table-cell office:value-type="float" office:value="7.662611" calcext:value-type="float">
            <text:p>7.66261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62625" calcext:value-type="float">
            <text:p>0.0206262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47003" calcext:value-type="float">
            <text:p>6.947003</text:p>
          </table:table-cell>
          <table:table-cell office:value-type="float" office:value="-0.08752468" calcext:value-type="float">
            <text:p>-0.08752468</text:p>
          </table:table-cell>
          <table:table-cell office:value-type="float" office:value="-1.028297" calcext:value-type="float">
            <text:p>-1.028297</text:p>
          </table:table-cell>
          <table:table-cell office:value-type="float" office:value="0.00002147919" calcext:value-type="float">
            <text:p>2.147919E-05</text:p>
          </table:table-cell>
          <table:table-cell office:value-type="float" office:value="5.339747" calcext:value-type="float">
            <text:p>5.339747</text:p>
          </table:table-cell>
          <table:table-cell office:value-type="float" office:value="0.2155854" calcext:value-type="float">
            <text:p>0.2155854</text:p>
          </table:table-cell>
          <table:table-cell office:value-type="float" office:value="0.04386063" calcext:value-type="float">
            <text:p>0.04386063</text:p>
          </table:table-cell>
          <table:table-cell office:value-type="float" office:value="0.02687469" calcext:value-type="float">
            <text:p>0.02687469</text:p>
          </table:table-cell>
          <table:table-cell office:value-type="float" office:value="7.982023" calcext:value-type="float">
            <text:p>7.982023</text:p>
          </table:table-cell>
          <table:table-cell office:value-type="float" office:value="21.40049" calcext:value-type="float">
            <text:p>21.40049</text:p>
          </table:table-cell>
          <table:table-cell office:value-type="float" office:value="0.01579388" calcext:value-type="float">
            <text:p>0.01579388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206138" calcext:value-type="float">
            <text:p>0.01206138</text:p>
          </table:table-cell>
          <table:table-cell office:value-type="float" office:value="2.095613" calcext:value-type="float">
            <text:p>2.095613</text:p>
          </table:table-cell>
          <table:table-cell office:value-type="float" office:value="5.759843" calcext:value-type="float">
            <text:p>5.759843</text:p>
          </table:table-cell>
          <table:table-cell office:value-type="float" office:value="6.097005" calcext:value-type="float">
            <text:p>6.097005</text:p>
          </table:table-cell>
          <table:table-cell office:value-type="float" office:value="15.33505" calcext:value-type="float">
            <text:p>15.33505</text:p>
          </table:table-cell>
          <table:table-cell office:value-type="float" office:value="24.17069" calcext:value-type="float">
            <text:p>24.17069</text:p>
          </table:table-cell>
          <table:table-cell office:value-type="float" office:value="3.537207" calcext:value-type="float">
            <text:p>3.537207</text:p>
          </table:table-cell>
          <table:table-cell office:value-type="float" office:value="0.3890578" calcext:value-type="float">
            <text:p>0.3890578</text:p>
          </table:table-cell>
          <table:table-cell office:value-type="float" office:value="0.1394681" calcext:value-type="float">
            <text:p>0.1394681</text:p>
          </table:table-cell>
          <table:table-cell office:value-type="float" office:value="-210050.5" calcext:value-type="float">
            <text:p>-210050.5</text:p>
          </table:table-cell>
          <table:table-cell office:value-type="float" office:value="0" calcext:value-type="float">
            <text:p>0</text:p>
          </table:table-cell>
          <table:table-cell office:value-type="float" office:value="-0.007173028" calcext:value-type="float">
            <text:p>-0.007173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3.163749" calcext:value-type="float">
            <text:p>3.163749</text:p>
          </table:table-cell>
          <table:table-cell office:value-type="float" office:value="462.4327" calcext:value-type="float">
            <text:p>462.432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8654" calcext:value-type="float">
            <text:p>-19.68654</text:p>
          </table:table-cell>
          <table:table-cell office:value-type="float" office:value="1.848916" calcext:value-type="float">
            <text:p>1.848916</text:p>
          </table:table-cell>
          <table:table-cell office:value-type="float" office:value="7.738947" calcext:value-type="float">
            <text:p>7.73894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66135" calcext:value-type="float">
            <text:p>0.0206613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49886" calcext:value-type="float">
            <text:p>6.949886</text:p>
          </table:table-cell>
          <table:table-cell office:value-type="float" office:value="-0.07792591" calcext:value-type="float">
            <text:p>-0.07792591</text:p>
          </table:table-cell>
          <table:table-cell office:value-type="float" office:value="-1.02826" calcext:value-type="float">
            <text:p>-1.02826</text:p>
          </table:table-cell>
          <table:table-cell office:value-type="float" office:value="0.00002147919" calcext:value-type="float">
            <text:p>2.147919E-05</text:p>
          </table:table-cell>
          <table:table-cell office:value-type="float" office:value="5.324473" calcext:value-type="float">
            <text:p>5.324473</text:p>
          </table:table-cell>
          <table:table-cell office:value-type="float" office:value="0.2470974" calcext:value-type="float">
            <text:p>0.2470974</text:p>
          </table:table-cell>
          <table:table-cell office:value-type="float" office:value="0.05442081" calcext:value-type="float">
            <text:p>0.05442081</text:p>
          </table:table-cell>
          <table:table-cell office:value-type="float" office:value="0.02512952" calcext:value-type="float">
            <text:p>0.02512952</text:p>
          </table:table-cell>
          <table:table-cell office:value-type="float" office:value="7.663715" calcext:value-type="float">
            <text:p>7.663715</text:p>
          </table:table-cell>
          <table:table-cell office:value-type="float" office:value="20.89545" calcext:value-type="float">
            <text:p>20.89545</text:p>
          </table:table-cell>
          <table:table-cell office:value-type="float" office:value="0.01581566" calcext:value-type="float">
            <text:p>0.01581566</text:p>
          </table:table-cell>
          <table:table-cell office:value-type="float" office:value="0.01206068" calcext:value-type="float">
            <text:p>0.01206068</text:p>
          </table:table-cell>
          <table:table-cell office:value-type="float" office:value="0.01208122" calcext:value-type="float">
            <text:p>0.01208122</text:p>
          </table:table-cell>
          <table:table-cell office:value-type="float" office:value="2.219865" calcext:value-type="float">
            <text:p>2.219865</text:p>
          </table:table-cell>
          <table:table-cell office:value-type="float" office:value="5.879617" calcext:value-type="float">
            <text:p>5.879617</text:p>
          </table:table-cell>
          <table:table-cell office:value-type="float" office:value="6.237328" calcext:value-type="float">
            <text:p>6.237328</text:p>
          </table:table-cell>
          <table:table-cell office:value-type="float" office:value="15.7222" calcext:value-type="float">
            <text:p>15.7222</text:p>
          </table:table-cell>
          <table:table-cell office:value-type="float" office:value="24.62672" calcext:value-type="float">
            <text:p>24.62672</text:p>
          </table:table-cell>
          <table:table-cell office:value-type="float" office:value="3.673662" calcext:value-type="float">
            <text:p>3.673662</text:p>
          </table:table-cell>
          <table:table-cell office:value-type="float" office:value="0.4098275" calcext:value-type="float">
            <text:p>0.4098275</text:p>
          </table:table-cell>
          <table:table-cell office:value-type="float" office:value="0.1446404" calcext:value-type="float">
            <text:p>0.1446404</text:p>
          </table:table-cell>
          <table:table-cell office:value-type="float" office:value="-213053.6" calcext:value-type="float">
            <text:p>-213053.6</text:p>
          </table:table-cell>
          <table:table-cell office:value-type="float" office:value="0" calcext:value-type="float">
            <text:p>0</text:p>
          </table:table-cell>
          <table:table-cell office:value-type="float" office:value="-0.007193405" calcext:value-type="float">
            <text:p>-0.0071934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0" calcext:value-type="float">
            <text:p>30082000</text:p>
          </table:table-cell>
          <table:table-cell office:value-type="float" office:value="3.174153" calcext:value-type="float">
            <text:p>3.174153</text:p>
          </table:table-cell>
          <table:table-cell office:value-type="float" office:value="462.3999" calcext:value-type="float">
            <text:p>462.399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7207" calcext:value-type="float">
            <text:p>-19.67207</text:p>
          </table:table-cell>
          <table:table-cell office:value-type="float" office:value="1.79122" calcext:value-type="float">
            <text:p>1.79122</text:p>
          </table:table-cell>
          <table:table-cell office:value-type="float" office:value="7.824783" calcext:value-type="float">
            <text:p>7.82478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6964" calcext:value-type="float">
            <text:p>0.020696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52785" calcext:value-type="float">
            <text:p>6.952785</text:p>
          </table:table-cell>
          <table:table-cell office:value-type="float" office:value="-0.06866377" calcext:value-type="float">
            <text:p>-0.06866377</text:p>
          </table:table-cell>
          <table:table-cell office:value-type="float" office:value="-1.028225" calcext:value-type="float">
            <text:p>-1.028225</text:p>
          </table:table-cell>
          <table:table-cell office:value-type="float" office:value="0.00002147919" calcext:value-type="float">
            <text:p>2.147919E-05</text:p>
          </table:table-cell>
          <table:table-cell office:value-type="float" office:value="5.307187" calcext:value-type="float">
            <text:p>5.307187</text:p>
          </table:table-cell>
          <table:table-cell office:value-type="float" office:value="0.2655134" calcext:value-type="float">
            <text:p>0.2655134</text:p>
          </table:table-cell>
          <table:table-cell office:value-type="float" office:value="0.05184767" calcext:value-type="float">
            <text:p>0.05184767</text:p>
          </table:table-cell>
          <table:table-cell office:value-type="float" office:value="0.02403465" calcext:value-type="float">
            <text:p>0.02403465</text:p>
          </table:table-cell>
          <table:table-cell office:value-type="float" office:value="7.307591" calcext:value-type="float">
            <text:p>7.307591</text:p>
          </table:table-cell>
          <table:table-cell office:value-type="float" office:value="20.34005" calcext:value-type="float">
            <text:p>20.34005</text:p>
          </table:table-cell>
          <table:table-cell office:value-type="float" office:value="0.01566844" calcext:value-type="float">
            <text:p>0.01566844</text:p>
          </table:table-cell>
          <table:table-cell office:value-type="float" office:value="0.01216511" calcext:value-type="float">
            <text:p>0.01216511</text:p>
          </table:table-cell>
          <table:table-cell office:value-type="float" office:value="0.01206984" calcext:value-type="float">
            <text:p>0.01206984</text:p>
          </table:table-cell>
          <table:table-cell office:value-type="float" office:value="2.413168" calcext:value-type="float">
            <text:p>2.413168</text:p>
          </table:table-cell>
          <table:table-cell office:value-type="float" office:value="5.93234" calcext:value-type="float">
            <text:p>5.93234</text:p>
          </table:table-cell>
          <table:table-cell office:value-type="float" office:value="6.414118" calcext:value-type="float">
            <text:p>6.414118</text:p>
          </table:table-cell>
          <table:table-cell office:value-type="float" office:value="16.16074" calcext:value-type="float">
            <text:p>16.16074</text:p>
          </table:table-cell>
          <table:table-cell office:value-type="float" office:value="25.13522" calcext:value-type="float">
            <text:p>25.13522</text:p>
          </table:table-cell>
          <table:table-cell office:value-type="float" office:value="3.822182" calcext:value-type="float">
            <text:p>3.822182</text:p>
          </table:table-cell>
          <table:table-cell office:value-type="float" office:value="0.4321155" calcext:value-type="float">
            <text:p>0.4321155</text:p>
          </table:table-cell>
          <table:table-cell office:value-type="float" office:value="0.1500552" calcext:value-type="float">
            <text:p>0.1500552</text:p>
          </table:table-cell>
          <table:table-cell office:value-type="float" office:value="-216485.6" calcext:value-type="float">
            <text:p>-216485.6</text:p>
          </table:table-cell>
          <table:table-cell office:value-type="float" office:value="0" calcext:value-type="float">
            <text:p>0</text:p>
          </table:table-cell>
          <table:table-cell office:value-type="float" office:value="-0.007212689" calcext:value-type="float">
            <text:p>-0.0072126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0" calcext:value-type="float">
            <text:p>31082000</text:p>
          </table:table-cell>
          <table:table-cell office:value-type="float" office:value="3.195086" calcext:value-type="float">
            <text:p>3.195086</text:p>
          </table:table-cell>
          <table:table-cell office:value-type="float" office:value="462.3658" calcext:value-type="float">
            <text:p>462.365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4686" calcext:value-type="float">
            <text:p>-19.64686</text:p>
          </table:table-cell>
          <table:table-cell office:value-type="float" office:value="1.732062" calcext:value-type="float">
            <text:p>1.732062</text:p>
          </table:table-cell>
          <table:table-cell office:value-type="float" office:value="7.913877" calcext:value-type="float">
            <text:p>7.91387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73136" calcext:value-type="float">
            <text:p>0.0207313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55637" calcext:value-type="float">
            <text:p>6.955637</text:p>
          </table:table-cell>
          <table:table-cell office:value-type="float" office:value="-0.08823311" calcext:value-type="float">
            <text:p>-0.08823311</text:p>
          </table:table-cell>
          <table:table-cell office:value-type="float" office:value="-1.028187" calcext:value-type="float">
            <text:p>-1.028187</text:p>
          </table:table-cell>
          <table:table-cell office:value-type="float" office:value="0.00002147919" calcext:value-type="float">
            <text:p>2.147919E-05</text:p>
          </table:table-cell>
          <table:table-cell office:value-type="float" office:value="5.287379" calcext:value-type="float">
            <text:p>5.287379</text:p>
          </table:table-cell>
          <table:table-cell office:value-type="float" office:value="0.2884095" calcext:value-type="float">
            <text:p>0.2884095</text:p>
          </table:table-cell>
          <table:table-cell office:value-type="float" office:value="0.05353639" calcext:value-type="float">
            <text:p>0.05353639</text:p>
          </table:table-cell>
          <table:table-cell office:value-type="float" office:value="0.02391159" calcext:value-type="float">
            <text:p>0.02391159</text:p>
          </table:table-cell>
          <table:table-cell office:value-type="float" office:value="6.940385" calcext:value-type="float">
            <text:p>6.940385</text:p>
          </table:table-cell>
          <table:table-cell office:value-type="float" office:value="19.76951" calcext:value-type="float">
            <text:p>19.76951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228367" calcext:value-type="float">
            <text:p>0.01228367</text:p>
          </table:table-cell>
          <table:table-cell office:value-type="float" office:value="0.01204066" calcext:value-type="float">
            <text:p>0.01204066</text:p>
          </table:table-cell>
          <table:table-cell office:value-type="float" office:value="2.575103" calcext:value-type="float">
            <text:p>2.575103</text:p>
          </table:table-cell>
          <table:table-cell office:value-type="float" office:value="6.004056" calcext:value-type="float">
            <text:p>6.004056</text:p>
          </table:table-cell>
          <table:table-cell office:value-type="float" office:value="6.611633" calcext:value-type="float">
            <text:p>6.611633</text:p>
          </table:table-cell>
          <table:table-cell office:value-type="float" office:value="16.60816" calcext:value-type="float">
            <text:p>16.60816</text:p>
          </table:table-cell>
          <table:table-cell office:value-type="float" office:value="25.65764" calcext:value-type="float">
            <text:p>25.65764</text:p>
          </table:table-cell>
          <table:table-cell office:value-type="float" office:value="3.9762" calcext:value-type="float">
            <text:p>3.9762</text:p>
          </table:table-cell>
          <table:table-cell office:value-type="float" office:value="0.4551002" calcext:value-type="float">
            <text:p>0.4551002</text:p>
          </table:table-cell>
          <table:table-cell office:value-type="float" office:value="0.1557149" calcext:value-type="float">
            <text:p>0.1557149</text:p>
          </table:table-cell>
          <table:table-cell office:value-type="float" office:value="-491.3218" calcext:value-type="float">
            <text:p>-491.3218</text:p>
          </table:table-cell>
          <table:table-cell office:value-type="float" office:value="0" calcext:value-type="float">
            <text:p>0</text:p>
          </table:table-cell>
          <table:table-cell office:value-type="float" office:value="-0.007233751" calcext:value-type="float">
            <text:p>-0.0072337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3.209854" calcext:value-type="float">
            <text:p>3.209854</text:p>
          </table:table-cell>
          <table:table-cell office:value-type="float" office:value="462.3308" calcext:value-type="float">
            <text:p>462.330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2782" calcext:value-type="float">
            <text:p>-19.62782</text:p>
          </table:table-cell>
          <table:table-cell office:value-type="float" office:value="1.671415" calcext:value-type="float">
            <text:p>1.671415</text:p>
          </table:table-cell>
          <table:table-cell office:value-type="float" office:value="8.005492" calcext:value-type="float">
            <text:p>8.00549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76605" calcext:value-type="float">
            <text:p>0.0207660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58447" calcext:value-type="float">
            <text:p>6.958447</text:p>
          </table:table-cell>
          <table:table-cell office:value-type="float" office:value="-0.07877511" calcext:value-type="float">
            <text:p>-0.07877511</text:p>
          </table:table-cell>
          <table:table-cell office:value-type="float" office:value="-1.028151" calcext:value-type="float">
            <text:p>-1.028151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67008" calcext:value-type="float">
            <text:p>5.267008</text:p>
          </table:table-cell>
          <table:table-cell office:value-type="float" office:value="0.305346" calcext:value-type="float">
            <text:p>0.305346</text:p>
          </table:table-cell>
          <table:table-cell office:value-type="float" office:value="0.05684355" calcext:value-type="float">
            <text:p>0.05684355</text:p>
          </table:table-cell>
          <table:table-cell office:value-type="float" office:value="0.02272523" calcext:value-type="float">
            <text:p>0.02272523</text:p>
          </table:table-cell>
          <table:table-cell office:value-type="float" office:value="6.565307" calcext:value-type="float">
            <text:p>6.565307</text:p>
          </table:table-cell>
          <table:table-cell office:value-type="float" office:value="19.18513" calcext:value-type="float">
            <text:p>19.18513</text:p>
          </table:table-cell>
          <table:table-cell office:value-type="float" office:value="0.01554744" calcext:value-type="float">
            <text:p>0.01554744</text:p>
          </table:table-cell>
          <table:table-cell office:value-type="float" office:value="0.01242417" calcext:value-type="float">
            <text:p>0.01242417</text:p>
          </table:table-cell>
          <table:table-cell office:value-type="float" office:value="0.01199191" calcext:value-type="float">
            <text:p>0.01199191</text:p>
          </table:table-cell>
          <table:table-cell office:value-type="float" office:value="2.740751" calcext:value-type="float">
            <text:p>2.740751</text:p>
          </table:table-cell>
          <table:table-cell office:value-type="float" office:value="6.059104" calcext:value-type="float">
            <text:p>6.059104</text:p>
          </table:table-cell>
          <table:table-cell office:value-type="float" office:value="6.825201" calcext:value-type="float">
            <text:p>6.825201</text:p>
          </table:table-cell>
          <table:table-cell office:value-type="float" office:value="17.06124" calcext:value-type="float">
            <text:p>17.06124</text:p>
          </table:table-cell>
          <table:table-cell office:value-type="float" office:value="26.19242" calcext:value-type="float">
            <text:p>26.19242</text:p>
          </table:table-cell>
          <table:table-cell office:value-type="float" office:value="4.136441" calcext:value-type="float">
            <text:p>4.136441</text:p>
          </table:table-cell>
          <table:table-cell office:value-type="float" office:value="0.4790367" calcext:value-type="float">
            <text:p>0.4790367</text:p>
          </table:table-cell>
          <table:table-cell office:value-type="float" office:value="0.1616493" calcext:value-type="float">
            <text:p>0.1616493</text:p>
          </table:table-cell>
          <table:table-cell office:value-type="float" office:value="-354.6668" calcext:value-type="float">
            <text:p>-354.6668</text:p>
          </table:table-cell>
          <table:table-cell office:value-type="float" office:value="0" calcext:value-type="float">
            <text:p>0</text:p>
          </table:table-cell>
          <table:table-cell office:value-type="float" office:value="-0.00726472" calcext:value-type="float">
            <text:p>-0.007264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3.219856" calcext:value-type="float">
            <text:p>3.219856</text:p>
          </table:table-cell>
          <table:table-cell office:value-type="float" office:value="462.3039" calcext:value-type="float">
            <text:p>462.303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1472" calcext:value-type="float">
            <text:p>-19.61472</text:p>
          </table:table-cell>
          <table:table-cell office:value-type="float" office:value="1.616816" calcext:value-type="float">
            <text:p>1.616816</text:p>
          </table:table-cell>
          <table:table-cell office:value-type="float" office:value="8.087336" calcext:value-type="float">
            <text:p>8.08733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80083" calcext:value-type="float">
            <text:p>0.02080083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6124" calcext:value-type="float">
            <text:p>6.96124</text:p>
          </table:table-cell>
          <table:table-cell office:value-type="float" office:value="-0.07512696" calcext:value-type="float">
            <text:p>-0.07512696</text:p>
          </table:table-cell>
          <table:table-cell office:value-type="float" office:value="-1.02814" calcext:value-type="float">
            <text:p>-1.02814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564" calcext:value-type="float">
            <text:p>5.2564</text:p>
          </table:table-cell>
          <table:table-cell office:value-type="float" office:value="0.2259268" calcext:value-type="float">
            <text:p>0.2259268</text:p>
          </table:table-cell>
          <table:table-cell office:value-type="float" office:value="0.03625399" calcext:value-type="float">
            <text:p>0.03625399</text:p>
          </table:table-cell>
          <table:table-cell office:value-type="float" office:value="0.02076945" calcext:value-type="float">
            <text:p>0.02076945</text:p>
          </table:table-cell>
          <table:table-cell office:value-type="float" office:value="6.249246" calcext:value-type="float">
            <text:p>6.249246</text:p>
          </table:table-cell>
          <table:table-cell office:value-type="float" office:value="18.66437" calcext:value-type="float">
            <text:p>18.66437</text:p>
          </table:table-cell>
          <table:table-cell office:value-type="float" office:value="0.01551824" calcext:value-type="float">
            <text:p>0.01551824</text:p>
          </table:table-cell>
          <table:table-cell office:value-type="float" office:value="0.01243124" calcext:value-type="float">
            <text:p>0.01243124</text:p>
          </table:table-cell>
          <table:table-cell office:value-type="float" office:value="0.01195807" calcext:value-type="float">
            <text:p>0.01195807</text:p>
          </table:table-cell>
          <table:table-cell office:value-type="float" office:value="3.570241" calcext:value-type="float">
            <text:p>3.570241</text:p>
          </table:table-cell>
          <table:table-cell office:value-type="float" office:value="5.852956" calcext:value-type="float">
            <text:p>5.852956</text:p>
          </table:table-cell>
          <table:table-cell office:value-type="float" office:value="7.001119" calcext:value-type="float">
            <text:p>7.001119</text:p>
          </table:table-cell>
          <table:table-cell office:value-type="float" office:value="17.4351" calcext:value-type="float">
            <text:p>17.4351</text:p>
          </table:table-cell>
          <table:table-cell office:value-type="float" office:value="26.64914" calcext:value-type="float">
            <text:p>26.64914</text:p>
          </table:table-cell>
          <table:table-cell office:value-type="float" office:value="4.284545" calcext:value-type="float">
            <text:p>4.284545</text:p>
          </table:table-cell>
          <table:table-cell office:value-type="float" office:value="0.5017004" calcext:value-type="float">
            <text:p>0.5017004</text:p>
          </table:table-cell>
          <table:table-cell office:value-type="float" office:value="0.1675806" calcext:value-type="float">
            <text:p>0.1675806</text:p>
          </table:table-cell>
          <table:table-cell office:value-type="float" office:value="-354.3895" calcext:value-type="float">
            <text:p>-354.3895</text:p>
          </table:table-cell>
          <table:table-cell office:value-type="float" office:value="0" calcext:value-type="float">
            <text:p>0</text:p>
          </table:table-cell>
          <table:table-cell office:value-type="float" office:value="-0.007270972" calcext:value-type="float">
            <text:p>-0.0072709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0" calcext:value-type="float">
            <text:p>3092000</text:p>
          </table:table-cell>
          <table:table-cell office:value-type="float" office:value="3.229691" calcext:value-type="float">
            <text:p>3.229691</text:p>
          </table:table-cell>
          <table:table-cell office:value-type="float" office:value="462.2805" calcext:value-type="float">
            <text:p>462.280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60211" calcext:value-type="float">
            <text:p>-19.60211</text:p>
          </table:table-cell>
          <table:table-cell office:value-type="float" office:value="1.568717" calcext:value-type="float">
            <text:p>1.568717</text:p>
          </table:table-cell>
          <table:table-cell office:value-type="float" office:value="8.156171" calcext:value-type="float">
            <text:p>8.15617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83607" calcext:value-type="float">
            <text:p>0.02083607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64118" calcext:value-type="float">
            <text:p>6.964118</text:p>
          </table:table-cell>
          <table:table-cell office:value-type="float" office:value="-0.07069015" calcext:value-type="float">
            <text:p>-0.07069015</text:p>
          </table:table-cell>
          <table:table-cell office:value-type="float" office:value="-1.028123" calcext:value-type="float">
            <text:p>-1.028123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48325" calcext:value-type="float">
            <text:p>5.248325</text:p>
          </table:table-cell>
          <table:table-cell office:value-type="float" office:value="0.1889995" calcext:value-type="float">
            <text:p>0.1889995</text:p>
          </table:table-cell>
          <table:table-cell office:value-type="float" office:value="0.03127592" calcext:value-type="float">
            <text:p>0.03127592</text:p>
          </table:table-cell>
          <table:table-cell office:value-type="float" office:value="0.01959854" calcext:value-type="float">
            <text:p>0.01959854</text:p>
          </table:table-cell>
          <table:table-cell office:value-type="float" office:value="5.968496" calcext:value-type="float">
            <text:p>5.968496</text:p>
          </table:table-cell>
          <table:table-cell office:value-type="float" office:value="18.19627" calcext:value-type="float">
            <text:p>18.19627</text:p>
          </table:table-cell>
          <table:table-cell office:value-type="float" office:value="0.0157266" calcext:value-type="float">
            <text:p>0.0157266</text:p>
          </table:table-cell>
          <table:table-cell office:value-type="float" office:value="0.01251969" calcext:value-type="float">
            <text:p>0.01251969</text:p>
          </table:table-cell>
          <table:table-cell office:value-type="float" office:value="0.01198132" calcext:value-type="float">
            <text:p>0.01198132</text:p>
          </table:table-cell>
          <table:table-cell office:value-type="float" office:value="3.701406" calcext:value-type="float">
            <text:p>3.701406</text:p>
          </table:table-cell>
          <table:table-cell office:value-type="float" office:value="5.870268" calcext:value-type="float">
            <text:p>5.870268</text:p>
          </table:table-cell>
          <table:table-cell office:value-type="float" office:value="7.160968" calcext:value-type="float">
            <text:p>7.160968</text:p>
          </table:table-cell>
          <table:table-cell office:value-type="float" office:value="17.77241" calcext:value-type="float">
            <text:p>17.77241</text:p>
          </table:table-cell>
          <table:table-cell office:value-type="float" office:value="27.04504" calcext:value-type="float">
            <text:p>27.04504</text:p>
          </table:table-cell>
          <table:table-cell office:value-type="float" office:value="4.420238" calcext:value-type="float">
            <text:p>4.420238</text:p>
          </table:table-cell>
          <table:table-cell office:value-type="float" office:value="0.5220066" calcext:value-type="float">
            <text:p>0.5220066</text:p>
          </table:table-cell>
          <table:table-cell office:value-type="float" office:value="0.1729653" calcext:value-type="float">
            <text:p>0.1729653</text:p>
          </table:table-cell>
          <table:table-cell office:value-type="float" office:value="-354.1235" calcext:value-type="float">
            <text:p>-354.1235</text:p>
          </table:table-cell>
          <table:table-cell office:value-type="float" office:value="0" calcext:value-type="float">
            <text:p>0</text:p>
          </table:table-cell>
          <table:table-cell office:value-type="float" office:value="-0.00729124" calcext:value-type="float">
            <text:p>-0.007291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0" calcext:value-type="float">
            <text:p>4092000</text:p>
          </table:table-cell>
          <table:table-cell office:value-type="float" office:value="3.239165" calcext:value-type="float">
            <text:p>3.239165</text:p>
          </table:table-cell>
          <table:table-cell office:value-type="float" office:value="462.2588" calcext:value-type="float">
            <text:p>462.258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9012" calcext:value-type="float">
            <text:p>-19.59012</text:p>
          </table:table-cell>
          <table:table-cell office:value-type="float" office:value="1.522178" calcext:value-type="float">
            <text:p>1.522178</text:p>
          </table:table-cell>
          <table:table-cell office:value-type="float" office:value="8.22254" calcext:value-type="float">
            <text:p>8.2225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87148" calcext:value-type="float">
            <text:p>0.0208714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67034" calcext:value-type="float">
            <text:p>6.967034</text:p>
          </table:table-cell>
          <table:table-cell office:value-type="float" office:value="-0.06697841" calcext:value-type="float">
            <text:p>-0.06697841</text:p>
          </table:table-cell>
          <table:table-cell office:value-type="float" office:value="-1.02811" calcext:value-type="float">
            <text:p>-1.02811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41629" calcext:value-type="float">
            <text:p>5.241629</text:p>
          </table:table-cell>
          <table:table-cell office:value-type="float" office:value="0.1461691" calcext:value-type="float">
            <text:p>0.1461691</text:p>
          </table:table-cell>
          <table:table-cell office:value-type="float" office:value="0.02730288" calcext:value-type="float">
            <text:p>0.02730288</text:p>
          </table:table-cell>
          <table:table-cell office:value-type="float" office:value="0.01879888" calcext:value-type="float">
            <text:p>0.01879888</text:p>
          </table:table-cell>
          <table:table-cell office:value-type="float" office:value="5.698459" calcext:value-type="float">
            <text:p>5.698459</text:p>
          </table:table-cell>
          <table:table-cell office:value-type="float" office:value="17.74303" calcext:value-type="float">
            <text:p>17.74303</text:p>
          </table:table-cell>
          <table:table-cell office:value-type="float" office:value="0.01576614" calcext:value-type="float">
            <text:p>0.01576614</text:p>
          </table:table-cell>
          <table:table-cell office:value-type="float" office:value="0.01251364" calcext:value-type="float">
            <text:p>0.01251364</text:p>
          </table:table-cell>
          <table:table-cell office:value-type="float" office:value="0.0120073" calcext:value-type="float">
            <text:p>0.0120073</text:p>
          </table:table-cell>
          <table:table-cell office:value-type="float" office:value="3.941977" calcext:value-type="float">
            <text:p>3.941977</text:p>
          </table:table-cell>
          <table:table-cell office:value-type="float" office:value="5.866582" calcext:value-type="float">
            <text:p>5.866582</text:p>
          </table:table-cell>
          <table:table-cell office:value-type="float" office:value="7.308973" calcext:value-type="float">
            <text:p>7.308973</text:p>
          </table:table-cell>
          <table:table-cell office:value-type="float" office:value="18.09442" calcext:value-type="float">
            <text:p>18.09442</text:p>
          </table:table-cell>
          <table:table-cell office:value-type="float" office:value="27.42094" calcext:value-type="float">
            <text:p>27.42094</text:p>
          </table:table-cell>
          <table:table-cell office:value-type="float" office:value="4.552171" calcext:value-type="float">
            <text:p>4.552171</text:p>
          </table:table-cell>
          <table:table-cell office:value-type="float" office:value="0.5414742" calcext:value-type="float">
            <text:p>0.5414742</text:p>
          </table:table-cell>
          <table:table-cell office:value-type="float" office:value="0.1780547" calcext:value-type="float">
            <text:p>0.1780547</text:p>
          </table:table-cell>
          <table:table-cell office:value-type="float" office:value="-353.9194" calcext:value-type="float">
            <text:p>-353.9194</text:p>
          </table:table-cell>
          <table:table-cell office:value-type="float" office:value="0" calcext:value-type="float">
            <text:p>0</text:p>
          </table:table-cell>
          <table:table-cell office:value-type="float" office:value="-0.00729954" calcext:value-type="float">
            <text:p>-0.007299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0" calcext:value-type="float">
            <text:p>5092000</text:p>
          </table:table-cell>
          <table:table-cell office:value-type="float" office:value="3.248021" calcext:value-type="float">
            <text:p>3.248021</text:p>
          </table:table-cell>
          <table:table-cell office:value-type="float" office:value="462.2404" calcext:value-type="float">
            <text:p>462.240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7921" calcext:value-type="float">
            <text:p>-19.57921</text:p>
          </table:table-cell>
          <table:table-cell office:value-type="float" office:value="1.483675" calcext:value-type="float">
            <text:p>1.483675</text:p>
          </table:table-cell>
          <table:table-cell office:value-type="float" office:value="8.275224" calcext:value-type="float">
            <text:p>8.275224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90688" calcext:value-type="float">
            <text:p>0.0209068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69937" calcext:value-type="float">
            <text:p>6.969937</text:p>
          </table:table-cell>
          <table:table-cell office:value-type="float" office:value="-0.07675647" calcext:value-type="float">
            <text:p>-0.07675647</text:p>
          </table:table-cell>
          <table:table-cell office:value-type="float" office:value="-1.028079" calcext:value-type="float">
            <text:p>-1.028079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34408" calcext:value-type="float">
            <text:p>5.234408</text:p>
          </table:table-cell>
          <table:table-cell office:value-type="float" office:value="0.1518709" calcext:value-type="float">
            <text:p>0.1518709</text:p>
          </table:table-cell>
          <table:table-cell office:value-type="float" office:value="0.03284856" calcext:value-type="float">
            <text:p>0.03284856</text:p>
          </table:table-cell>
          <table:table-cell office:value-type="float" office:value="0.01833796" calcext:value-type="float">
            <text:p>0.01833796</text:p>
          </table:table-cell>
          <table:table-cell office:value-type="float" office:value="5.477089" calcext:value-type="float">
            <text:p>5.477089</text:p>
          </table:table-cell>
          <table:table-cell office:value-type="float" office:value="17.35401" calcext:value-type="float">
            <text:p>17.35401</text:p>
          </table:table-cell>
          <table:table-cell office:value-type="float" office:value="0.01621349" calcext:value-type="float">
            <text:p>0.01621349</text:p>
          </table:table-cell>
          <table:table-cell office:value-type="float" office:value="0.01264503" calcext:value-type="float">
            <text:p>0.01264503</text:p>
          </table:table-cell>
          <table:table-cell office:value-type="float" office:value="0.01208176" calcext:value-type="float">
            <text:p>0.01208176</text:p>
          </table:table-cell>
          <table:table-cell office:value-type="float" office:value="3.995686" calcext:value-type="float">
            <text:p>3.995686</text:p>
          </table:table-cell>
          <table:table-cell office:value-type="float" office:value="5.871272" calcext:value-type="float">
            <text:p>5.871272</text:p>
          </table:table-cell>
          <table:table-cell office:value-type="float" office:value="7.426508" calcext:value-type="float">
            <text:p>7.426508</text:p>
          </table:table-cell>
          <table:table-cell office:value-type="float" office:value="18.35451" calcext:value-type="float">
            <text:p>18.35451</text:p>
          </table:table-cell>
          <table:table-cell office:value-type="float" office:value="27.7255" calcext:value-type="float">
            <text:p>27.7255</text:p>
          </table:table-cell>
          <table:table-cell office:value-type="float" office:value="4.672575" calcext:value-type="float">
            <text:p>4.672575</text:p>
          </table:table-cell>
          <table:table-cell office:value-type="float" office:value="0.5588422" calcext:value-type="float">
            <text:p>0.5588422</text:p>
          </table:table-cell>
          <table:table-cell office:value-type="float" office:value="0.1826934" calcext:value-type="float">
            <text:p>0.1826934</text:p>
          </table:table-cell>
          <table:table-cell office:value-type="float" office:value="-353.0817" calcext:value-type="float">
            <text:p>-353.0817</text:p>
          </table:table-cell>
          <table:table-cell office:value-type="float" office:value="0" calcext:value-type="float">
            <text:p>0</text:p>
          </table:table-cell>
          <table:table-cell office:value-type="float" office:value="-0.007337313" calcext:value-type="float">
            <text:p>-0.0073373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0" calcext:value-type="float">
            <text:p>6092000</text:p>
          </table:table-cell>
          <table:table-cell office:value-type="float" office:value="3.256956" calcext:value-type="float">
            <text:p>3.256956</text:p>
          </table:table-cell>
          <table:table-cell office:value-type="float" office:value="462.2217" calcext:value-type="float">
            <text:p>462.221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6816" calcext:value-type="float">
            <text:p>-19.56816</text:p>
          </table:table-cell>
          <table:table-cell office:value-type="float" office:value="1.446296" calcext:value-type="float">
            <text:p>1.446296</text:p>
          </table:table-cell>
          <table:table-cell office:value-type="float" office:value="8.327127" calcext:value-type="float">
            <text:p>8.32712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94229" calcext:value-type="float">
            <text:p>0.02094229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72826" calcext:value-type="float">
            <text:p>6.972826</text:p>
          </table:table-cell>
          <table:table-cell office:value-type="float" office:value="-0.06686533" calcext:value-type="float">
            <text:p>-0.06686533</text:p>
          </table:table-cell>
          <table:table-cell office:value-type="float" office:value="-1.028039" calcext:value-type="float">
            <text:p>-1.028039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25443" calcext:value-type="float">
            <text:p>5.225443</text:p>
          </table:table-cell>
          <table:table-cell office:value-type="float" office:value="0.1678051" calcext:value-type="float">
            <text:p>0.1678051</text:p>
          </table:table-cell>
          <table:table-cell office:value-type="float" office:value="0.04075506" calcext:value-type="float">
            <text:p>0.04075506</text:p>
          </table:table-cell>
          <table:table-cell office:value-type="float" office:value="0.0178499" calcext:value-type="float">
            <text:p>0.0178499</text:p>
          </table:table-cell>
          <table:table-cell office:value-type="float" office:value="5.258354" calcext:value-type="float">
            <text:p>5.258354</text:p>
          </table:table-cell>
          <table:table-cell office:value-type="float" office:value="16.97724" calcext:value-type="float">
            <text:p>16.97724</text:p>
          </table:table-cell>
          <table:table-cell office:value-type="float" office:value="0.01649254" calcext:value-type="float">
            <text:p>0.01649254</text:p>
          </table:table-cell>
          <table:table-cell office:value-type="float" office:value="0.0127969" calcext:value-type="float">
            <text:p>0.0127969</text:p>
          </table:table-cell>
          <table:table-cell office:value-type="float" office:value="0.01216508" calcext:value-type="float">
            <text:p>0.01216508</text:p>
          </table:table-cell>
          <table:table-cell office:value-type="float" office:value="3.891532" calcext:value-type="float">
            <text:p>3.891532</text:p>
          </table:table-cell>
          <table:table-cell office:value-type="float" office:value="6.048591" calcext:value-type="float">
            <text:p>6.048591</text:p>
          </table:table-cell>
          <table:table-cell office:value-type="float" office:value="7.534945" calcext:value-type="float">
            <text:p>7.534945</text:p>
          </table:table-cell>
          <table:table-cell office:value-type="float" office:value="18.6092" calcext:value-type="float">
            <text:p>18.6092</text:p>
          </table:table-cell>
          <table:table-cell office:value-type="float" office:value="28.01623" calcext:value-type="float">
            <text:p>28.01623</text:p>
          </table:table-cell>
          <table:table-cell office:value-type="float" office:value="4.791328" calcext:value-type="float">
            <text:p>4.791328</text:p>
          </table:table-cell>
          <table:table-cell office:value-type="float" office:value="0.5754786" calcext:value-type="float">
            <text:p>0.5754786</text:p>
          </table:table-cell>
          <table:table-cell office:value-type="float" office:value="0.1870036" calcext:value-type="float">
            <text:p>0.1870036</text:p>
          </table:table-cell>
          <table:table-cell office:value-type="float" office:value="-344.2535" calcext:value-type="float">
            <text:p>-344.2535</text:p>
          </table:table-cell>
          <table:table-cell office:value-type="float" office:value="0" calcext:value-type="float">
            <text:p>0</text:p>
          </table:table-cell>
          <table:table-cell office:value-type="float" office:value="-0.007348102" calcext:value-type="float">
            <text:p>-0.0073481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0" calcext:value-type="float">
            <text:p>7092000</text:p>
          </table:table-cell>
          <table:table-cell office:value-type="float" office:value="3.267597" calcext:value-type="float">
            <text:p>3.267597</text:p>
          </table:table-cell>
          <table:table-cell office:value-type="float" office:value="462.2007" calcext:value-type="float">
            <text:p>462.200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5509" calcext:value-type="float">
            <text:p>-19.55509</text:p>
          </table:table-cell>
          <table:table-cell office:value-type="float" office:value="1.405269" calcext:value-type="float">
            <text:p>1.405269</text:p>
          </table:table-cell>
          <table:table-cell office:value-type="float" office:value="8.38481" calcext:value-type="float">
            <text:p>8.3848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097763" calcext:value-type="float">
            <text:p>0.02097763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75747" calcext:value-type="float">
            <text:p>6.975747</text:p>
          </table:table-cell>
          <table:table-cell office:value-type="float" office:value="-0.09115514" calcext:value-type="float">
            <text:p>-0.09115514</text:p>
          </table:table-cell>
          <table:table-cell office:value-type="float" office:value="-1.028001" calcext:value-type="float">
            <text:p>-1.028001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1454" calcext:value-type="float">
            <text:p>5.21454</text:p>
          </table:table-cell>
          <table:table-cell office:value-type="float" office:value="0.190733" calcext:value-type="float">
            <text:p>0.190733</text:p>
          </table:table-cell>
          <table:table-cell office:value-type="float" office:value="0.04646368" calcext:value-type="float">
            <text:p>0.04646368</text:p>
          </table:table-cell>
          <table:table-cell office:value-type="float" office:value="0.01747146" calcext:value-type="float">
            <text:p>0.01747146</text:p>
          </table:table-cell>
          <table:table-cell office:value-type="float" office:value="5.012414" calcext:value-type="float">
            <text:p>5.012414</text:p>
          </table:table-cell>
          <table:table-cell office:value-type="float" office:value="16.56987" calcext:value-type="float">
            <text:p>16.56987</text:p>
          </table:table-cell>
          <table:table-cell office:value-type="float" office:value="0.01648242" calcext:value-type="float">
            <text:p>0.01648242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0.01221526" calcext:value-type="float">
            <text:p>0.01221526</text:p>
          </table:table-cell>
          <table:table-cell office:value-type="float" office:value="3.821604" calcext:value-type="float">
            <text:p>3.821604</text:p>
          </table:table-cell>
          <table:table-cell office:value-type="float" office:value="6.219862" calcext:value-type="float">
            <text:p>6.219862</text:p>
          </table:table-cell>
          <table:table-cell office:value-type="float" office:value="7.661624" calcext:value-type="float">
            <text:p>7.661624</text:p>
          </table:table-cell>
          <table:table-cell office:value-type="float" office:value="18.89311" calcext:value-type="float">
            <text:p>18.89311</text:p>
          </table:table-cell>
          <table:table-cell office:value-type="float" office:value="28.33868" calcext:value-type="float">
            <text:p>28.33868</text:p>
          </table:table-cell>
          <table:table-cell office:value-type="float" office:value="4.916486" calcext:value-type="float">
            <text:p>4.916486</text:p>
          </table:table-cell>
          <table:table-cell office:value-type="float" office:value="0.5925116" calcext:value-type="float">
            <text:p>0.5925116</text:p>
          </table:table-cell>
          <table:table-cell office:value-type="float" office:value="0.1912811" calcext:value-type="float">
            <text:p>0.1912811</text:p>
          </table:table-cell>
          <table:table-cell office:value-type="float" office:value="-297.7734" calcext:value-type="float">
            <text:p>-297.7734</text:p>
          </table:table-cell>
          <table:table-cell office:value-type="float" office:value="0" calcext:value-type="float">
            <text:p>0</text:p>
          </table:table-cell>
          <table:table-cell office:value-type="float" office:value="-0.007368297" calcext:value-type="float">
            <text:p>-0.0073682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0" calcext:value-type="float">
            <text:p>8092000</text:p>
          </table:table-cell>
          <table:table-cell office:value-type="float" office:value="3.281446" calcext:value-type="float">
            <text:p>3.281446</text:p>
          </table:table-cell>
          <table:table-cell office:value-type="float" office:value="462.1761" calcext:value-type="float">
            <text:p>462.176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3839" calcext:value-type="float">
            <text:p>-19.53839</text:p>
          </table:table-cell>
          <table:table-cell office:value-type="float" office:value="1.358309" calcext:value-type="float">
            <text:p>1.358309</text:p>
          </table:table-cell>
          <table:table-cell office:value-type="float" office:value="8.452013" calcext:value-type="float">
            <text:p>8.452013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01278" calcext:value-type="float">
            <text:p>0.0210127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78671" calcext:value-type="float">
            <text:p>6.978671</text:p>
          </table:table-cell>
          <table:table-cell office:value-type="float" office:value="-0.08161607" calcext:value-type="float">
            <text:p>-0.08161607</text:p>
          </table:table-cell>
          <table:table-cell office:value-type="float" office:value="-1.027962" calcext:value-type="float">
            <text:p>-1.027962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01582" calcext:value-type="float">
            <text:p>5.201582</text:p>
          </table:table-cell>
          <table:table-cell office:value-type="float" office:value="0.2129199" calcext:value-type="float">
            <text:p>0.2129199</text:p>
          </table:table-cell>
          <table:table-cell office:value-type="float" office:value="0.04634817" calcext:value-type="float">
            <text:p>0.04634817</text:p>
          </table:table-cell>
          <table:table-cell office:value-type="float" office:value="0.01724854" calcext:value-type="float">
            <text:p>0.01724854</text:p>
          </table:table-cell>
          <table:table-cell office:value-type="float" office:value="4.725884" calcext:value-type="float">
            <text:p>4.725884</text:p>
          </table:table-cell>
          <table:table-cell office:value-type="float" office:value="16.11166" calcext:value-type="float">
            <text:p>16.11166</text:p>
          </table:table-cell>
          <table:table-cell office:value-type="float" office:value="0.01631193" calcext:value-type="float">
            <text:p>0.01631193</text:p>
          </table:table-cell>
          <table:table-cell office:value-type="float" office:value="0.01300298" calcext:value-type="float">
            <text:p>0.01300298</text:p>
          </table:table-cell>
          <table:table-cell office:value-type="float" office:value="0.01222177" calcext:value-type="float">
            <text:p>0.01222177</text:p>
          </table:table-cell>
          <table:table-cell office:value-type="float" office:value="3.835762" calcext:value-type="float">
            <text:p>3.835762</text:p>
          </table:table-cell>
          <table:table-cell office:value-type="float" office:value="6.355037" calcext:value-type="float">
            <text:p>6.355037</text:p>
          </table:table-cell>
          <table:table-cell office:value-type="float" office:value="7.815252" calcext:value-type="float">
            <text:p>7.815252</text:p>
          </table:table-cell>
          <table:table-cell office:value-type="float" office:value="19.22518" calcext:value-type="float">
            <text:p>19.22518</text:p>
          </table:table-cell>
          <table:table-cell office:value-type="float" office:value="28.71473" calcext:value-type="float">
            <text:p>28.71473</text:p>
          </table:table-cell>
          <table:table-cell office:value-type="float" office:value="5.053297" calcext:value-type="float">
            <text:p>5.053297</text:p>
          </table:table-cell>
          <table:table-cell office:value-type="float" office:value="0.6110016" calcext:value-type="float">
            <text:p>0.6110016</text:p>
          </table:table-cell>
          <table:table-cell office:value-type="float" office:value="0.1958096" calcext:value-type="float">
            <text:p>0.1958096</text:p>
          </table:table-cell>
          <table:table-cell office:value-type="float" office:value="-220.1958" calcext:value-type="float">
            <text:p>-220.1958</text:p>
          </table:table-cell>
          <table:table-cell office:value-type="float" office:value="0" calcext:value-type="float">
            <text:p>0</text:p>
          </table:table-cell>
          <table:table-cell office:value-type="float" office:value="-0.007379171" calcext:value-type="float">
            <text:p>-0.0073791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3.295973" calcext:value-type="float">
            <text:p>3.295973</text:p>
          </table:table-cell>
          <table:table-cell office:value-type="float" office:value="462.1513" calcext:value-type="float">
            <text:p>462.151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52104" calcext:value-type="float">
            <text:p>-19.52104</text:p>
          </table:table-cell>
          <table:table-cell office:value-type="float" office:value="1.310839" calcext:value-type="float">
            <text:p>1.310839</text:p>
          </table:table-cell>
          <table:table-cell office:value-type="float" office:value="8.520047" calcext:value-type="float">
            <text:p>8.520047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04776" calcext:value-type="float">
            <text:p>0.02104776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81525" calcext:value-type="float">
            <text:p>6.981525</text:p>
          </table:table-cell>
          <table:table-cell office:value-type="float" office:value="-0.07170261" calcext:value-type="float">
            <text:p>-0.07170261</text:p>
          </table:table-cell>
          <table:table-cell office:value-type="float" office:value="-1.027923" calcext:value-type="float">
            <text:p>-1.027923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8835" calcext:value-type="float">
            <text:p>5.18835</text:p>
          </table:table-cell>
          <table:table-cell office:value-type="float" office:value="0.2381628" calcext:value-type="float">
            <text:p>0.2381628</text:p>
          </table:table-cell>
          <table:table-cell office:value-type="float" office:value="0.04781272" calcext:value-type="float">
            <text:p>0.04781272</text:p>
          </table:table-cell>
          <table:table-cell office:value-type="float" office:value="0.01713953" calcext:value-type="float">
            <text:p>0.01713953</text:p>
          </table:table-cell>
          <table:table-cell office:value-type="float" office:value="4.437542" calcext:value-type="float">
            <text:p>4.437542</text:p>
          </table:table-cell>
          <table:table-cell office:value-type="float" office:value="15.64608" calcext:value-type="float">
            <text:p>15.64608</text:p>
          </table:table-cell>
          <table:table-cell office:value-type="float" office:value="0.01619994" calcext:value-type="float">
            <text:p>0.01619994</text:p>
          </table:table-cell>
          <table:table-cell office:value-type="float" office:value="0.01310709" calcext:value-type="float">
            <text:p>0.01310709</text:p>
          </table:table-cell>
          <table:table-cell office:value-type="float" office:value="0.01219836" calcext:value-type="float">
            <text:p>0.01219836</text:p>
          </table:table-cell>
          <table:table-cell office:value-type="float" office:value="3.798064" calcext:value-type="float">
            <text:p>3.798064</text:p>
          </table:table-cell>
          <table:table-cell office:value-type="float" office:value="6.519358" calcext:value-type="float">
            <text:p>6.519358</text:p>
          </table:table-cell>
          <table:table-cell office:value-type="float" office:value="7.973615" calcext:value-type="float">
            <text:p>7.973615</text:p>
          </table:table-cell>
          <table:table-cell office:value-type="float" office:value="19.55675" calcext:value-type="float">
            <text:p>19.55675</text:p>
          </table:table-cell>
          <table:table-cell office:value-type="float" office:value="29.09544" calcext:value-type="float">
            <text:p>29.09544</text:p>
          </table:table-cell>
          <table:table-cell office:value-type="float" office:value="5.193419" calcext:value-type="float">
            <text:p>5.193419</text:p>
          </table:table-cell>
          <table:table-cell office:value-type="float" office:value="0.6299719" calcext:value-type="float">
            <text:p>0.6299719</text:p>
          </table:table-cell>
          <table:table-cell office:value-type="float" office:value="0.2005529" calcext:value-type="float">
            <text:p>0.2005529</text:p>
          </table:table-cell>
          <table:table-cell office:value-type="float" office:value="-168.8991" calcext:value-type="float">
            <text:p>-168.8991</text:p>
          </table:table-cell>
          <table:table-cell office:value-type="float" office:value="0" calcext:value-type="float">
            <text:p>0</text:p>
          </table:table-cell>
          <table:table-cell office:value-type="float" office:value="-0.007384236" calcext:value-type="float">
            <text:p>-0.0073842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0" calcext:value-type="float">
            <text:p>10092000</text:p>
          </table:table-cell>
          <table:table-cell office:value-type="float" office:value="3.314423" calcext:value-type="float">
            <text:p>3.314423</text:p>
          </table:table-cell>
          <table:table-cell office:value-type="float" office:value="462.1255" calcext:value-type="float">
            <text:p>462.125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49969" calcext:value-type="float">
            <text:p>-19.49969</text:p>
          </table:table-cell>
          <table:table-cell office:value-type="float" office:value="1.262617" calcext:value-type="float">
            <text:p>1.262617</text:p>
          </table:table-cell>
          <table:table-cell office:value-type="float" office:value="8.589546" calcext:value-type="float">
            <text:p>8.589546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08258" calcext:value-type="float">
            <text:p>0.02108258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84279" calcext:value-type="float">
            <text:p>6.984279</text:p>
          </table:table-cell>
          <table:table-cell office:value-type="float" office:value="-0.09882022" calcext:value-type="float">
            <text:p>-0.09882022</text:p>
          </table:table-cell>
          <table:table-cell office:value-type="float" office:value="-1.027884" calcext:value-type="float">
            <text:p>-1.027884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73991" calcext:value-type="float">
            <text:p>5.173991</text:p>
          </table:table-cell>
          <table:table-cell office:value-type="float" office:value="0.2622461" calcext:value-type="float">
            <text:p>0.2622461</text:p>
          </table:table-cell>
          <table:table-cell office:value-type="float" office:value="0.04718397" calcext:value-type="float">
            <text:p>0.04718397</text:p>
          </table:table-cell>
          <table:table-cell office:value-type="float" office:value="0.01702498" calcext:value-type="float">
            <text:p>0.01702498</text:p>
          </table:table-cell>
          <table:table-cell office:value-type="float" office:value="4.144721" calcext:value-type="float">
            <text:p>4.144721</text:p>
          </table:table-cell>
          <table:table-cell office:value-type="float" office:value="15.17393" calcext:value-type="float">
            <text:p>15.17393</text:p>
          </table:table-cell>
          <table:table-cell office:value-type="float" office:value="0.01614687" calcext:value-type="float">
            <text:p>0.01614687</text:p>
          </table:table-cell>
          <table:table-cell office:value-type="float" office:value="0.01324071" calcext:value-type="float">
            <text:p>0.01324071</text:p>
          </table:table-cell>
          <table:table-cell office:value-type="float" office:value="0.01216036" calcext:value-type="float">
            <text:p>0.01216036</text:p>
          </table:table-cell>
          <table:table-cell office:value-type="float" office:value="3.799679" calcext:value-type="float">
            <text:p>3.799679</text:p>
          </table:table-cell>
          <table:table-cell office:value-type="float" office:value="6.651407" calcext:value-type="float">
            <text:p>6.651407</text:p>
          </table:table-cell>
          <table:table-cell office:value-type="float" office:value="8.13805" calcext:value-type="float">
            <text:p>8.13805</text:p>
          </table:table-cell>
          <table:table-cell office:value-type="float" office:value="19.89605" calcext:value-type="float">
            <text:p>19.89605</text:p>
          </table:table-cell>
          <table:table-cell office:value-type="float" office:value="29.48154" calcext:value-type="float">
            <text:p>29.48154</text:p>
          </table:table-cell>
          <table:table-cell office:value-type="float" office:value="5.33694" calcext:value-type="float">
            <text:p>5.33694</text:p>
          </table:table-cell>
          <table:table-cell office:value-type="float" office:value="0.6493737" calcext:value-type="float">
            <text:p>0.6493737</text:p>
          </table:table-cell>
          <table:table-cell office:value-type="float" office:value="0.2054216" calcext:value-type="float">
            <text:p>0.2054216</text:p>
          </table:table-cell>
          <table:table-cell office:value-type="float" office:value="-121.9001" calcext:value-type="float">
            <text:p>-121.9001</text:p>
          </table:table-cell>
          <table:table-cell office:value-type="float" office:value="0" calcext:value-type="float">
            <text:p>0</text:p>
          </table:table-cell>
          <table:table-cell office:value-type="float" office:value="-0.007402173" calcext:value-type="float">
            <text:p>-0.0074021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3.32812" calcext:value-type="float">
            <text:p>3.32812</text:p>
          </table:table-cell>
          <table:table-cell office:value-type="float" office:value="462.1012" calcext:value-type="float">
            <text:p>462.101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48308" calcext:value-type="float">
            <text:p>-19.48308</text:p>
          </table:table-cell>
          <table:table-cell office:value-type="float" office:value="1.206287" calcext:value-type="float">
            <text:p>1.206287</text:p>
          </table:table-cell>
          <table:table-cell office:value-type="float" office:value="8.679491" calcext:value-type="float">
            <text:p>8.67949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1223" calcext:value-type="float">
            <text:p>0.0211223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87187" calcext:value-type="float">
            <text:p>6.987187</text:p>
          </table:table-cell>
          <table:table-cell office:value-type="float" office:value="-0.0974997" calcext:value-type="float">
            <text:p>-0.0974997</text:p>
          </table:table-cell>
          <table:table-cell office:value-type="float" office:value="-1.02788" calcext:value-type="float">
            <text:p>-1.02788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68334" calcext:value-type="float">
            <text:p>5.168334</text:p>
          </table:table-cell>
          <table:table-cell office:value-type="float" office:value="0.1574175" calcext:value-type="float">
            <text:p>0.1574175</text:p>
          </table:table-cell>
          <table:table-cell office:value-type="float" office:value="0.04179824" calcext:value-type="float">
            <text:p>0.04179824</text:p>
          </table:table-cell>
          <table:table-cell office:value-type="float" office:value="0.01535848" calcext:value-type="float">
            <text:p>0.01535848</text:p>
          </table:table-cell>
          <table:table-cell office:value-type="float" office:value="3.805999" calcext:value-type="float">
            <text:p>3.805999</text:p>
          </table:table-cell>
          <table:table-cell office:value-type="float" office:value="14.65059" calcext:value-type="float">
            <text:p>14.65059</text:p>
          </table:table-cell>
          <table:table-cell office:value-type="float" office:value="0.01493924" calcext:value-type="float">
            <text:p>0.01493924</text:p>
          </table:table-cell>
          <table:table-cell office:value-type="float" office:value="0.01272151" calcext:value-type="float">
            <text:p>0.01272151</text:p>
          </table:table-cell>
          <table:table-cell office:value-type="float" office:value="0.01197507" calcext:value-type="float">
            <text:p>0.01197507</text:p>
          </table:table-cell>
          <table:table-cell office:value-type="float" office:value="3.522797" calcext:value-type="float">
            <text:p>3.522797</text:p>
          </table:table-cell>
          <table:table-cell office:value-type="float" office:value="6.061919" calcext:value-type="float">
            <text:p>6.061919</text:p>
          </table:table-cell>
          <table:table-cell office:value-type="float" office:value="8.771625" calcext:value-type="float">
            <text:p>8.771625</text:p>
          </table:table-cell>
          <table:table-cell office:value-type="float" office:value="20.29199" calcext:value-type="float">
            <text:p>20.29199</text:p>
          </table:table-cell>
          <table:table-cell office:value-type="float" office:value="29.91681" calcext:value-type="float">
            <text:p>29.91681</text:p>
          </table:table-cell>
          <table:table-cell office:value-type="float" office:value="5.485015" calcext:value-type="float">
            <text:p>5.485015</text:p>
          </table:table-cell>
          <table:table-cell office:value-type="float" office:value="0.6742818" calcext:value-type="float">
            <text:p>0.6742818</text:p>
          </table:table-cell>
          <table:table-cell office:value-type="float" office:value="0.2105831" calcext:value-type="float">
            <text:p>0.2105831</text:p>
          </table:table-cell>
          <table:table-cell office:value-type="float" office:value="-100.8125" calcext:value-type="float">
            <text:p>-100.8125</text:p>
          </table:table-cell>
          <table:table-cell office:value-type="float" office:value="0" calcext:value-type="float">
            <text:p>0</text:p>
          </table:table-cell>
          <table:table-cell office:value-type="float" office:value="-0.007413011" calcext:value-type="float">
            <text:p>-0.0074130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3.349551" calcext:value-type="float">
            <text:p>3.349551</text:p>
          </table:table-cell>
          <table:table-cell office:value-type="float" office:value="462.076" calcext:value-type="float">
            <text:p>462.07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45853" calcext:value-type="float">
            <text:p>-19.45853</text:p>
          </table:table-cell>
          <table:table-cell office:value-type="float" office:value="1.144714" calcext:value-type="float">
            <text:p>1.144714</text:p>
          </table:table-cell>
          <table:table-cell office:value-type="float" office:value="8.764441" calcext:value-type="float">
            <text:p>8.764441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15755" calcext:value-type="float">
            <text:p>0.02115755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89965" calcext:value-type="float">
            <text:p>6.989965</text:p>
          </table:table-cell>
          <table:table-cell office:value-type="float" office:value="-0.09695168" calcext:value-type="float">
            <text:p>-0.09695168</text:p>
          </table:table-cell>
          <table:table-cell office:value-type="float" office:value="-1.02788" calcext:value-type="float">
            <text:p>-1.02788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6584" calcext:value-type="float">
            <text:p>5.16584</text:p>
          </table:table-cell>
          <table:table-cell office:value-type="float" office:value="0.1024391" calcext:value-type="float">
            <text:p>0.1024391</text:p>
          </table:table-cell>
          <table:table-cell office:value-type="float" office:value="0.0298672" calcext:value-type="float">
            <text:p>0.0298672</text:p>
          </table:table-cell>
          <table:table-cell office:value-type="float" office:value="0.0148963" calcext:value-type="float">
            <text:p>0.0148963</text:p>
          </table:table-cell>
          <table:table-cell office:value-type="float" office:value="3.421377" calcext:value-type="float">
            <text:p>3.421377</text:p>
          </table:table-cell>
          <table:table-cell office:value-type="float" office:value="14.08148" calcext:value-type="float">
            <text:p>14.08148</text:p>
          </table:table-cell>
          <table:table-cell office:value-type="float" office:value="0.01424045" calcext:value-type="float">
            <text:p>0.01424045</text:p>
          </table:table-cell>
          <table:table-cell office:value-type="float" office:value="0.01225033" calcext:value-type="float">
            <text:p>0.01225033</text:p>
          </table:table-cell>
          <table:table-cell office:value-type="float" office:value="0.01171102" calcext:value-type="float">
            <text:p>0.01171102</text:p>
          </table:table-cell>
          <table:table-cell office:value-type="float" office:value="4.811254" calcext:value-type="float">
            <text:p>4.811254</text:p>
          </table:table-cell>
          <table:table-cell office:value-type="float" office:value="5.443625" calcext:value-type="float">
            <text:p>5.443625</text:p>
          </table:table-cell>
          <table:table-cell office:value-type="float" office:value="8.932985" calcext:value-type="float">
            <text:p>8.932985</text:p>
          </table:table-cell>
          <table:table-cell office:value-type="float" office:value="20.72567" calcext:value-type="float">
            <text:p>20.72567</text:p>
          </table:table-cell>
          <table:table-cell office:value-type="float" office:value="30.40176" calcext:value-type="float">
            <text:p>30.40176</text:p>
          </table:table-cell>
          <table:table-cell office:value-type="float" office:value="5.637303" calcext:value-type="float">
            <text:p>5.637303</text:p>
          </table:table-cell>
          <table:table-cell office:value-type="float" office:value="0.6963171" calcext:value-type="float">
            <text:p>0.6963171</text:p>
          </table:table-cell>
          <table:table-cell office:value-type="float" office:value="0.215892" calcext:value-type="float">
            <text:p>0.215892</text:p>
          </table:table-cell>
          <table:table-cell office:value-type="float" office:value="-74.94352" calcext:value-type="float">
            <text:p>-74.94352</text:p>
          </table:table-cell>
          <table:table-cell office:value-type="float" office:value="0" calcext:value-type="float">
            <text:p>0</text:p>
          </table:table-cell>
          <table:table-cell office:value-type="float" office:value="-0.007421548" calcext:value-type="float">
            <text:p>-0.00742154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0" calcext:value-type="float">
            <text:p>13092000</text:p>
          </table:table-cell>
          <table:table-cell office:value-type="float" office:value="3.370626" calcext:value-type="float">
            <text:p>3.370626</text:p>
          </table:table-cell>
          <table:table-cell office:value-type="float" office:value="462.0547" calcext:value-type="float">
            <text:p>462.054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43499" calcext:value-type="float">
            <text:p>-19.43499</text:p>
          </table:table-cell>
          <table:table-cell office:value-type="float" office:value="1.092468" calcext:value-type="float">
            <text:p>1.092468</text:p>
          </table:table-cell>
          <table:table-cell office:value-type="float" office:value="8.834322" calcext:value-type="float">
            <text:p>8.834322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19324" calcext:value-type="float">
            <text:p>0.02119324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92801" calcext:value-type="float">
            <text:p>6.992801</text:p>
          </table:table-cell>
          <table:table-cell office:value-type="float" office:value="-0.09492388" calcext:value-type="float">
            <text:p>-0.09492388</text:p>
          </table:table-cell>
          <table:table-cell office:value-type="float" office:value="-1.027871" calcext:value-type="float">
            <text:p>-1.027871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63476" calcext:value-type="float">
            <text:p>5.163476</text:p>
          </table:table-cell>
          <table:table-cell office:value-type="float" office:value="0.0743323" calcext:value-type="float">
            <text:p>0.0743323</text:p>
          </table:table-cell>
          <table:table-cell office:value-type="float" office:value="0.02233154" calcext:value-type="float">
            <text:p>0.02233154</text:p>
          </table:table-cell>
          <table:table-cell office:value-type="float" office:value="0.0154126" calcext:value-type="float">
            <text:p>0.0154126</text:p>
          </table:table-cell>
          <table:table-cell office:value-type="float" office:value="3.102575" calcext:value-type="float">
            <text:p>3.102575</text:p>
          </table:table-cell>
          <table:table-cell office:value-type="float" office:value="13.5841" calcext:value-type="float">
            <text:p>13.5841</text:p>
          </table:table-cell>
          <table:table-cell office:value-type="float" office:value="0.01439515" calcext:value-type="float">
            <text:p>0.01439515</text:p>
          </table:table-cell>
          <table:table-cell office:value-type="float" office:value="0.01216726" calcext:value-type="float">
            <text:p>0.01216726</text:p>
          </table:table-cell>
          <table:table-cell office:value-type="float" office:value="0.0115844" calcext:value-type="float">
            <text:p>0.0115844</text:p>
          </table:table-cell>
          <table:table-cell office:value-type="float" office:value="5.799718" calcext:value-type="float">
            <text:p>5.799718</text:p>
          </table:table-cell>
          <table:table-cell office:value-type="float" office:value="4.885447" calcext:value-type="float">
            <text:p>4.885447</text:p>
          </table:table-cell>
          <table:table-cell office:value-type="float" office:value="9.070301" calcext:value-type="float">
            <text:p>9.070301</text:p>
          </table:table-cell>
          <table:table-cell office:value-type="float" office:value="21.07582" calcext:value-type="float">
            <text:p>21.07582</text:p>
          </table:table-cell>
          <table:table-cell office:value-type="float" office:value="30.81096" calcext:value-type="float">
            <text:p>30.81096</text:p>
          </table:table-cell>
          <table:table-cell office:value-type="float" office:value="5.779988" calcext:value-type="float">
            <text:p>5.779988</text:p>
          </table:table-cell>
          <table:table-cell office:value-type="float" office:value="0.7169065" calcext:value-type="float">
            <text:p>0.7169065</text:p>
          </table:table-cell>
          <table:table-cell office:value-type="float" office:value="0.2210263" calcext:value-type="float">
            <text:p>0.2210263</text:p>
          </table:table-cell>
          <table:table-cell office:value-type="float" office:value="-59.27591" calcext:value-type="float">
            <text:p>-59.27591</text:p>
          </table:table-cell>
          <table:table-cell office:value-type="float" office:value="0" calcext:value-type="float">
            <text:p>0</text:p>
          </table:table-cell>
          <table:table-cell office:value-type="float" office:value="-0.007425493" calcext:value-type="float">
            <text:p>-0.00742549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0" calcext:value-type="float">
            <text:p>14092000</text:p>
          </table:table-cell>
          <table:table-cell office:value-type="float" office:value="3.389486" calcext:value-type="float">
            <text:p>3.389486</text:p>
          </table:table-cell>
          <table:table-cell office:value-type="float" office:value="462.0349" calcext:value-type="float">
            <text:p>462.034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41385" calcext:value-type="float">
            <text:p>-19.41385</text:p>
          </table:table-cell>
          <table:table-cell office:value-type="float" office:value="1.045422" calcext:value-type="float">
            <text:p>1.045422</text:p>
          </table:table-cell>
          <table:table-cell office:value-type="float" office:value="8.921955" calcext:value-type="float">
            <text:p>8.921955</text:p>
          </table:table-cell>
          <table:table-cell office:value-type="float" office:value="0.00008596063" calcext:value-type="float">
            <text:p>8.596063E-05</text:p>
          </table:table-cell>
          <table:table-cell office:value-type="float" office:value="0.02123762" calcext:value-type="float">
            <text:p>0.02123762</text:p>
          </table:table-cell>
          <table:table-cell office:value-type="float" office:value="0.01181985" calcext:value-type="float">
            <text:p>0.01181985</text:p>
          </table:table-cell>
          <table:table-cell office:value-type="float" office:value="6.995958" calcext:value-type="float">
            <text:p>6.995958</text:p>
          </table:table-cell>
          <table:table-cell office:value-type="float" office:value="-0.09311678" calcext:value-type="float">
            <text:p>-0.09311678</text:p>
          </table:table-cell>
          <table:table-cell office:value-type="float" office:value="-1.027895" calcext:value-type="float">
            <text:p>-1.027895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62156" calcext:value-type="float">
            <text:p>5.162156</text:p>
          </table:table-cell>
          <table:table-cell office:value-type="float" office:value="0.1477526" calcext:value-type="float">
            <text:p>0.1477526</text:p>
          </table:table-cell>
          <table:table-cell office:value-type="float" office:value="0.07367812" calcext:value-type="float">
            <text:p>0.07367812</text:p>
          </table:table-cell>
          <table:table-cell office:value-type="float" office:value="0.08261552" calcext:value-type="float">
            <text:p>0.08261552</text:p>
          </table:table-cell>
          <table:table-cell office:value-type="float" office:value="2.735331" calcext:value-type="float">
            <text:p>2.735331</text:p>
          </table:table-cell>
          <table:table-cell office:value-type="float" office:value="13.112" calcext:value-type="float">
            <text:p>13.112</text:p>
          </table:table-cell>
          <table:table-cell office:value-type="float" office:value="0.01412884" calcext:value-type="float">
            <text:p>0.01412884</text:p>
          </table:table-cell>
          <table:table-cell office:value-type="float" office:value="0.01225144" calcext:value-type="float">
            <text:p>0.01225144</text:p>
          </table:table-cell>
          <table:table-cell office:value-type="float" office:value="0.01157698" calcext:value-type="float">
            <text:p>0.01157698</text:p>
          </table:table-cell>
          <table:table-cell office:value-type="float" office:value="0.7627106" calcext:value-type="float">
            <text:p>0.7627106</text:p>
          </table:table-cell>
          <table:table-cell office:value-type="float" office:value="2.613033" calcext:value-type="float">
            <text:p>2.613033</text:p>
          </table:table-cell>
          <table:table-cell office:value-type="float" office:value="10.45958" calcext:value-type="float">
            <text:p>10.45958</text:p>
          </table:table-cell>
          <table:table-cell office:value-type="float" office:value="22.22753" calcext:value-type="float">
            <text:p>22.22753</text:p>
          </table:table-cell>
          <table:table-cell office:value-type="float" office:value="31.19584" calcext:value-type="float">
            <text:p>31.19584</text:p>
          </table:table-cell>
          <table:table-cell office:value-type="float" office:value="5.918378" calcext:value-type="float">
            <text:p>5.918378</text:p>
          </table:table-cell>
          <table:table-cell office:value-type="float" office:value="0.7426484" calcext:value-type="float">
            <text:p>0.7426484</text:p>
          </table:table-cell>
          <table:table-cell office:value-type="float" office:value="0.2257981" calcext:value-type="float">
            <text:p>0.2257981</text:p>
          </table:table-cell>
          <table:table-cell office:value-type="float" office:value="-44.7773" calcext:value-type="float">
            <text:p>-44.7773</text:p>
          </table:table-cell>
          <table:table-cell office:value-type="float" office:value="0" calcext:value-type="float">
            <text:p>0</text:p>
          </table:table-cell>
          <table:table-cell office:value-type="float" office:value="-0.007429085" calcext:value-type="float">
            <text:p>-0.0074290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0" calcext:value-type="float">
            <text:p>15092000</text:p>
          </table:table-cell>
          <table:table-cell office:value-type="float" office:value="3.403514" calcext:value-type="float">
            <text:p>3.403514</text:p>
          </table:table-cell>
          <table:table-cell office:value-type="float" office:value="462.0203" calcext:value-type="float">
            <text:p>462.020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39804" calcext:value-type="float">
            <text:p>-19.39804</text:p>
          </table:table-cell>
          <table:table-cell office:value-type="float" office:value="0.9849632" calcext:value-type="float">
            <text:p>0.9849632</text:p>
          </table:table-cell>
          <table:table-cell office:value-type="float" office:value="9.011013" calcext:value-type="float">
            <text:p>9.01101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28001" calcext:value-type="float">
            <text:p>0.0212800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6.998885" calcext:value-type="float">
            <text:p>6.998885</text:p>
          </table:table-cell>
          <table:table-cell office:value-type="float" office:value="-0.09258177" calcext:value-type="float">
            <text:p>-0.09258177</text:p>
          </table:table-cell>
          <table:table-cell office:value-type="float" office:value="-1.028121" calcext:value-type="float">
            <text:p>-1.028121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66332" calcext:value-type="float">
            <text:p>5.166332</text:p>
          </table:table-cell>
          <table:table-cell office:value-type="float" office:value="0.1028468" calcext:value-type="float">
            <text:p>0.1028468</text:p>
          </table:table-cell>
          <table:table-cell office:value-type="float" office:value="0.05096024" calcext:value-type="float">
            <text:p>0.05096024</text:p>
          </table:table-cell>
          <table:table-cell office:value-type="float" office:value="0.0705788" calcext:value-type="float">
            <text:p>0.0705788</text:p>
          </table:table-cell>
          <table:table-cell office:value-type="float" office:value="2.345489" calcext:value-type="float">
            <text:p>2.345489</text:p>
          </table:table-cell>
          <table:table-cell office:value-type="float" office:value="12.56633" calcext:value-type="float">
            <text:p>12.56633</text:p>
          </table:table-cell>
          <table:table-cell office:value-type="float" office:value="0.02014444" calcext:value-type="float">
            <text:p>0.02014444</text:p>
          </table:table-cell>
          <table:table-cell office:value-type="float" office:value="0.01251564" calcext:value-type="float">
            <text:p>0.01251564</text:p>
          </table:table-cell>
          <table:table-cell office:value-type="float" office:value="0.0115382" calcext:value-type="float">
            <text:p>0.0115382</text:p>
          </table:table-cell>
          <table:table-cell office:value-type="float" office:value="0.6402379" calcext:value-type="float">
            <text:p>0.6402379</text:p>
          </table:table-cell>
          <table:table-cell office:value-type="float" office:value="1.710648" calcext:value-type="float">
            <text:p>1.710648</text:p>
          </table:table-cell>
          <table:table-cell office:value-type="float" office:value="6.665429" calcext:value-type="float">
            <text:p>6.665429</text:p>
          </table:table-cell>
          <table:table-cell office:value-type="float" office:value="18.1652" calcext:value-type="float">
            <text:p>18.1652</text:p>
          </table:table-cell>
          <table:table-cell office:value-type="float" office:value="40.44317" calcext:value-type="float">
            <text:p>40.44317</text:p>
          </table:table-cell>
          <table:table-cell office:value-type="float" office:value="6.203351" calcext:value-type="float">
            <text:p>6.203351</text:p>
          </table:table-cell>
          <table:table-cell office:value-type="float" office:value="0.7657933" calcext:value-type="float">
            <text:p>0.7657933</text:p>
          </table:table-cell>
          <table:table-cell office:value-type="float" office:value="0.2302014" calcext:value-type="float">
            <text:p>0.2302014</text:p>
          </table:table-cell>
          <table:table-cell office:value-type="float" office:value="-33.94311" calcext:value-type="float">
            <text:p>-33.94311</text:p>
          </table:table-cell>
          <table:table-cell office:value-type="float" office:value="0" calcext:value-type="float">
            <text:p>0</text:p>
          </table:table-cell>
          <table:table-cell office:value-type="float" office:value="-0.007437516" calcext:value-type="float">
            <text:p>-0.0074375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0" calcext:value-type="float">
            <text:p>16092000</text:p>
          </table:table-cell>
          <table:table-cell office:value-type="float" office:value="3.414467" calcext:value-type="float">
            <text:p>3.414467</text:p>
          </table:table-cell>
          <table:table-cell office:value-type="float" office:value="462.0058" calcext:value-type="float">
            <text:p>462.005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38536" calcext:value-type="float">
            <text:p>-19.38536</text:p>
          </table:table-cell>
          <table:table-cell office:value-type="float" office:value="0.9252045" calcext:value-type="float">
            <text:p>0.9252045</text:p>
          </table:table-cell>
          <table:table-cell office:value-type="float" office:value="9.082348" calcext:value-type="float">
            <text:p>9.08234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31612" calcext:value-type="float">
            <text:p>0.0213161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01653" calcext:value-type="float">
            <text:p>7.001653</text:p>
          </table:table-cell>
          <table:table-cell office:value-type="float" office:value="-0.0914138" calcext:value-type="float">
            <text:p>-0.0914138</text:p>
          </table:table-cell>
          <table:table-cell office:value-type="float" office:value="-1.028116" calcext:value-type="float">
            <text:p>-1.028116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70866" calcext:value-type="float">
            <text:p>5.170866</text:p>
          </table:table-cell>
          <table:table-cell office:value-type="float" office:value="0.08016329" calcext:value-type="float">
            <text:p>0.08016329</text:p>
          </table:table-cell>
          <table:table-cell office:value-type="float" office:value="0.03677753" calcext:value-type="float">
            <text:p>0.03677753</text:p>
          </table:table-cell>
          <table:table-cell office:value-type="float" office:value="0.04891647" calcext:value-type="float">
            <text:p>0.04891647</text:p>
          </table:table-cell>
          <table:table-cell office:value-type="float" office:value="2.026404" calcext:value-type="float">
            <text:p>2.026404</text:p>
          </table:table-cell>
          <table:table-cell office:value-type="float" office:value="11.96884" calcext:value-type="float">
            <text:p>11.96884</text:p>
          </table:table-cell>
          <table:table-cell office:value-type="float" office:value="0.02363938" calcext:value-type="float">
            <text:p>0.02363938</text:p>
          </table:table-cell>
          <table:table-cell office:value-type="float" office:value="0.01253162" calcext:value-type="float">
            <text:p>0.01253162</text:p>
          </table:table-cell>
          <table:table-cell office:value-type="float" office:value="0.01152405" calcext:value-type="float">
            <text:p>0.01152405</text:p>
          </table:table-cell>
          <table:table-cell office:value-type="float" office:value="1.20024" calcext:value-type="float">
            <text:p>1.20024</text:p>
          </table:table-cell>
          <table:table-cell office:value-type="float" office:value="2.328354" calcext:value-type="float">
            <text:p>2.328354</text:p>
          </table:table-cell>
          <table:table-cell office:value-type="float" office:value="6.85281" calcext:value-type="float">
            <text:p>6.85281</text:p>
          </table:table-cell>
          <table:table-cell office:value-type="float" office:value="18.4492" calcext:value-type="float">
            <text:p>18.4492</text:p>
          </table:table-cell>
          <table:table-cell office:value-type="float" office:value="40.42917" calcext:value-type="float">
            <text:p>40.42917</text:p>
          </table:table-cell>
          <table:table-cell office:value-type="float" office:value="6.553294" calcext:value-type="float">
            <text:p>6.553294</text:p>
          </table:table-cell>
          <table:table-cell office:value-type="float" office:value="0.7857517" calcext:value-type="float">
            <text:p>0.7857517</text:p>
          </table:table-cell>
          <table:table-cell office:value-type="float" office:value="0.2341998" calcext:value-type="float">
            <text:p>0.2341998</text:p>
          </table:table-cell>
          <table:table-cell office:value-type="float" office:value="-30.52743" calcext:value-type="float">
            <text:p>-30.52743</text:p>
          </table:table-cell>
          <table:table-cell office:value-type="float" office:value="0" calcext:value-type="float">
            <text:p>0</text:p>
          </table:table-cell>
          <table:table-cell office:value-type="float" office:value="-0.007446611" calcext:value-type="float">
            <text:p>-0.0074466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0" calcext:value-type="float">
            <text:p>17092000</text:p>
          </table:table-cell>
          <table:table-cell office:value-type="float" office:value="3.431922" calcext:value-type="float">
            <text:p>3.431922</text:p>
          </table:table-cell>
          <table:table-cell office:value-type="float" office:value="461.9909" calcext:value-type="float">
            <text:p>461.990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36605" calcext:value-type="float">
            <text:p>-19.36605</text:p>
          </table:table-cell>
          <table:table-cell office:value-type="float" office:value="0.8612592" calcext:value-type="float">
            <text:p>0.8612592</text:p>
          </table:table-cell>
          <table:table-cell office:value-type="float" office:value="9.15727" calcext:value-type="float">
            <text:p>9.1572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35231" calcext:value-type="float">
            <text:p>0.0213523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04492" calcext:value-type="float">
            <text:p>7.004492</text:p>
          </table:table-cell>
          <table:table-cell office:value-type="float" office:value="-0.09014934" calcext:value-type="float">
            <text:p>-0.09014934</text:p>
          </table:table-cell>
          <table:table-cell office:value-type="float" office:value="-1.028105" calcext:value-type="float">
            <text:p>-1.028105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76131" calcext:value-type="float">
            <text:p>5.176131</text:p>
          </table:table-cell>
          <table:table-cell office:value-type="float" office:value="0.05295065" calcext:value-type="float">
            <text:p>0.05295065</text:p>
          </table:table-cell>
          <table:table-cell office:value-type="float" office:value="0.02735544" calcext:value-type="float">
            <text:p>0.02735544</text:p>
          </table:table-cell>
          <table:table-cell office:value-type="float" office:value="0.04091551" calcext:value-type="float">
            <text:p>0.04091551</text:p>
          </table:table-cell>
          <table:table-cell office:value-type="float" office:value="1.712048" calcext:value-type="float">
            <text:p>1.712048</text:p>
          </table:table-cell>
          <table:table-cell office:value-type="float" office:value="11.28932" calcext:value-type="float">
            <text:p>11.28932</text:p>
          </table:table-cell>
          <table:table-cell office:value-type="float" office:value="0.02495199" calcext:value-type="float">
            <text:p>0.02495199</text:p>
          </table:table-cell>
          <table:table-cell office:value-type="float" office:value="0.01254557" calcext:value-type="float">
            <text:p>0.01254557</text:p>
          </table:table-cell>
          <table:table-cell office:value-type="float" office:value="0.01151441" calcext:value-type="float">
            <text:p>0.01151441</text:p>
          </table:table-cell>
          <table:table-cell office:value-type="float" office:value="1.963834" calcext:value-type="float">
            <text:p>1.963834</text:p>
          </table:table-cell>
          <table:table-cell office:value-type="float" office:value="3.239422" calcext:value-type="float">
            <text:p>3.239422</text:p>
          </table:table-cell>
          <table:table-cell office:value-type="float" office:value="7.331467" calcext:value-type="float">
            <text:p>7.331467</text:p>
          </table:table-cell>
          <table:table-cell office:value-type="float" office:value="18.93163" calcext:value-type="float">
            <text:p>18.93163</text:p>
          </table:table-cell>
          <table:table-cell office:value-type="float" office:value="39.85994" calcext:value-type="float">
            <text:p>39.85994</text:p>
          </table:table-cell>
          <table:table-cell office:value-type="float" office:value="6.898" calcext:value-type="float">
            <text:p>6.898</text:p>
          </table:table-cell>
          <table:table-cell office:value-type="float" office:value="0.805196" calcext:value-type="float">
            <text:p>0.805196</text:p>
          </table:table-cell>
          <table:table-cell office:value-type="float" office:value="0.2380132" calcext:value-type="float">
            <text:p>0.2380132</text:p>
          </table:table-cell>
          <table:table-cell office:value-type="float" office:value="-26.17583" calcext:value-type="float">
            <text:p>-26.17583</text:p>
          </table:table-cell>
          <table:table-cell office:value-type="float" office:value="0" calcext:value-type="float">
            <text:p>0</text:p>
          </table:table-cell>
          <table:table-cell office:value-type="float" office:value="-0.007455966" calcext:value-type="float">
            <text:p>-0.0074559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0" calcext:value-type="float">
            <text:p>18092000</text:p>
          </table:table-cell>
          <table:table-cell office:value-type="float" office:value="3.455099" calcext:value-type="float">
            <text:p>3.455099</text:p>
          </table:table-cell>
          <table:table-cell office:value-type="float" office:value="461.9748" calcext:value-type="float">
            <text:p>461.974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34086" calcext:value-type="float">
            <text:p>-19.34086</text:p>
          </table:table-cell>
          <table:table-cell office:value-type="float" office:value="0.7872221" calcext:value-type="float">
            <text:p>0.7872221</text:p>
          </table:table-cell>
          <table:table-cell office:value-type="float" office:value="9.243564" calcext:value-type="float">
            <text:p>9.24356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38891" calcext:value-type="float">
            <text:p>0.0213889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07391" calcext:value-type="float">
            <text:p>7.007391</text:p>
          </table:table-cell>
          <table:table-cell office:value-type="float" office:value="-0.08866197" calcext:value-type="float">
            <text:p>-0.08866197</text:p>
          </table:table-cell>
          <table:table-cell office:value-type="float" office:value="-1.028093" calcext:value-type="float">
            <text:p>-1.028093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824" calcext:value-type="float">
            <text:p>5.1824</text:p>
          </table:table-cell>
          <table:table-cell office:value-type="float" office:value="0.03928009" calcext:value-type="float">
            <text:p>0.03928009</text:p>
          </table:table-cell>
          <table:table-cell office:value-type="float" office:value="0.0227468" calcext:value-type="float">
            <text:p>0.0227468</text:p>
          </table:table-cell>
          <table:table-cell office:value-type="float" office:value="0.03731718" calcext:value-type="float">
            <text:p>0.03731718</text:p>
          </table:table-cell>
          <table:table-cell office:value-type="float" office:value="1.38017" calcext:value-type="float">
            <text:p>1.38017</text:p>
          </table:table-cell>
          <table:table-cell office:value-type="float" office:value="10.46266" calcext:value-type="float">
            <text:p>10.46266</text:p>
          </table:table-cell>
          <table:table-cell office:value-type="float" office:value="0.02344816" calcext:value-type="float">
            <text:p>0.02344816</text:p>
          </table:table-cell>
          <table:table-cell office:value-type="float" office:value="0.01252573" calcext:value-type="float">
            <text:p>0.01252573</text:p>
          </table:table-cell>
          <table:table-cell office:value-type="float" office:value="0.01149742" calcext:value-type="float">
            <text:p>0.01149742</text:p>
          </table:table-cell>
          <table:table-cell office:value-type="float" office:value="3.614158" calcext:value-type="float">
            <text:p>3.614158</text:p>
          </table:table-cell>
          <table:table-cell office:value-type="float" office:value="4.679253" calcext:value-type="float">
            <text:p>4.679253</text:p>
          </table:table-cell>
          <table:table-cell office:value-type="float" office:value="8.088324" calcext:value-type="float">
            <text:p>8.088324</text:p>
          </table:table-cell>
          <table:table-cell office:value-type="float" office:value="19.43338" calcext:value-type="float">
            <text:p>19.43338</text:p>
          </table:table-cell>
          <table:table-cell office:value-type="float" office:value="38.82769" calcext:value-type="float">
            <text:p>38.82769</text:p>
          </table:table-cell>
          <table:table-cell office:value-type="float" office:value="7.24435" calcext:value-type="float">
            <text:p>7.24435</text:p>
          </table:table-cell>
          <table:table-cell office:value-type="float" office:value="0.8251682" calcext:value-type="float">
            <text:p>0.8251682</text:p>
          </table:table-cell>
          <table:table-cell office:value-type="float" office:value="0.2418703" calcext:value-type="float">
            <text:p>0.2418703</text:p>
          </table:table-cell>
          <table:table-cell office:value-type="float" office:value="-21.76619" calcext:value-type="float">
            <text:p>-21.76619</text:p>
          </table:table-cell>
          <table:table-cell office:value-type="float" office:value="0" calcext:value-type="float">
            <text:p>0</text:p>
          </table:table-cell>
          <table:table-cell office:value-type="float" office:value="-0.007466001" calcext:value-type="float">
            <text:p>-0.007466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0" calcext:value-type="float">
            <text:p>19092000</text:p>
          </table:table-cell>
          <table:table-cell office:value-type="float" office:value="3.478683" calcext:value-type="float">
            <text:p>3.478683</text:p>
          </table:table-cell>
          <table:table-cell office:value-type="float" office:value="461.957" calcext:value-type="float">
            <text:p>461.95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31502" calcext:value-type="float">
            <text:p>-19.31502</text:p>
          </table:table-cell>
          <table:table-cell office:value-type="float" office:value="0.7048562" calcext:value-type="float">
            <text:p>0.7048562</text:p>
          </table:table-cell>
          <table:table-cell office:value-type="float" office:value="9.338905" calcext:value-type="float">
            <text:p>9.338905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42557" calcext:value-type="float">
            <text:p>0.0214255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11059" calcext:value-type="float">
            <text:p>7.011059</text:p>
          </table:table-cell>
          <table:table-cell office:value-type="float" office:value="-0.08692115" calcext:value-type="float">
            <text:p>-0.08692115</text:p>
          </table:table-cell>
          <table:table-cell office:value-type="float" office:value="-1.028082" calcext:value-type="float">
            <text:p>-1.028082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8984" calcext:value-type="float">
            <text:p>5.18984</text:p>
          </table:table-cell>
          <table:table-cell office:value-type="float" office:value="0.02991898" calcext:value-type="float">
            <text:p>0.02991898</text:p>
          </table:table-cell>
          <table:table-cell office:value-type="float" office:value="0.01997264" calcext:value-type="float">
            <text:p>0.01997264</text:p>
          </table:table-cell>
          <table:table-cell office:value-type="float" office:value="0.03068592" calcext:value-type="float">
            <text:p>0.03068592</text:p>
          </table:table-cell>
          <table:table-cell office:value-type="float" office:value="0.9853476" calcext:value-type="float">
            <text:p>0.9853476</text:p>
          </table:table-cell>
          <table:table-cell office:value-type="float" office:value="9.56883" calcext:value-type="float">
            <text:p>9.56883</text:p>
          </table:table-cell>
          <table:table-cell office:value-type="float" office:value="0.02236166" calcext:value-type="float">
            <text:p>0.02236166</text:p>
          </table:table-cell>
          <table:table-cell office:value-type="float" office:value="0.01250113" calcext:value-type="float">
            <text:p>0.01250113</text:p>
          </table:table-cell>
          <table:table-cell office:value-type="float" office:value="0.01148009" calcext:value-type="float">
            <text:p>0.01148009</text:p>
          </table:table-cell>
          <table:table-cell office:value-type="float" office:value="5.586205" calcext:value-type="float">
            <text:p>5.586205</text:p>
          </table:table-cell>
          <table:table-cell office:value-type="float" office:value="6.04384" calcext:value-type="float">
            <text:p>6.04384</text:p>
          </table:table-cell>
          <table:table-cell office:value-type="float" office:value="8.813823" calcext:value-type="float">
            <text:p>8.813823</text:p>
          </table:table-cell>
          <table:table-cell office:value-type="float" office:value="19.88519" calcext:value-type="float">
            <text:p>19.88519</text:p>
          </table:table-cell>
          <table:table-cell office:value-type="float" office:value="37.9556" calcext:value-type="float">
            <text:p>37.9556</text:p>
          </table:table-cell>
          <table:table-cell office:value-type="float" office:value="7.617606" calcext:value-type="float">
            <text:p>7.617606</text:p>
          </table:table-cell>
          <table:table-cell office:value-type="float" office:value="0.8455498" calcext:value-type="float">
            <text:p>0.8455498</text:p>
          </table:table-cell>
          <table:table-cell office:value-type="float" office:value="0.2458275" calcext:value-type="float">
            <text:p>0.2458275</text:p>
          </table:table-cell>
          <table:table-cell office:value-type="float" office:value="-18.4477" calcext:value-type="float">
            <text:p>-18.4477</text:p>
          </table:table-cell>
          <table:table-cell office:value-type="float" office:value="0" calcext:value-type="float">
            <text:p>0</text:p>
          </table:table-cell>
          <table:table-cell office:value-type="float" office:value="-0.007475689" calcext:value-type="float">
            <text:p>-0.0074756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0" calcext:value-type="float">
            <text:p>20092000</text:p>
          </table:table-cell>
          <table:table-cell office:value-type="float" office:value="3.502533" calcext:value-type="float">
            <text:p>3.502533</text:p>
          </table:table-cell>
          <table:table-cell office:value-type="float" office:value="461.9375" calcext:value-type="float">
            <text:p>461.937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8864" calcext:value-type="float">
            <text:p>-19.28864</text:p>
          </table:table-cell>
          <table:table-cell office:value-type="float" office:value="0.6157898" calcext:value-type="float">
            <text:p>0.6157898</text:p>
          </table:table-cell>
          <table:table-cell office:value-type="float" office:value="9.442798" calcext:value-type="float">
            <text:p>9.44279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46223" calcext:value-type="float">
            <text:p>0.0214622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14996" calcext:value-type="float">
            <text:p>7.014996</text:p>
          </table:table-cell>
          <table:table-cell office:value-type="float" office:value="-0.0849106" calcext:value-type="float">
            <text:p>-0.0849106</text:p>
          </table:table-cell>
          <table:table-cell office:value-type="float" office:value="-1.02807" calcext:value-type="float">
            <text:p>-1.02807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198512" calcext:value-type="float">
            <text:p>5.198512</text:p>
          </table:table-cell>
          <table:table-cell office:value-type="float" office:value="0.02438882" calcext:value-type="float">
            <text:p>0.02438882</text:p>
          </table:table-cell>
          <table:table-cell office:value-type="float" office:value="0.01845979" calcext:value-type="float">
            <text:p>0.01845979</text:p>
          </table:table-cell>
          <table:table-cell office:value-type="float" office:value="0.02539973" calcext:value-type="float">
            <text:p>0.02539973</text:p>
          </table:table-cell>
          <table:table-cell office:value-type="float" office:value="0.5636731" calcext:value-type="float">
            <text:p>0.5636731</text:p>
          </table:table-cell>
          <table:table-cell office:value-type="float" office:value="8.594316" calcext:value-type="float">
            <text:p>8.594316</text:p>
          </table:table-cell>
          <table:table-cell office:value-type="float" office:value="0.02074209" calcext:value-type="float">
            <text:p>0.02074209</text:p>
          </table:table-cell>
          <table:table-cell office:value-type="float" office:value="0.01246376" calcext:value-type="float">
            <text:p>0.01246376</text:p>
          </table:table-cell>
          <table:table-cell office:value-type="float" office:value="0.011455" calcext:value-type="float">
            <text:p>0.011455</text:p>
          </table:table-cell>
          <table:table-cell office:value-type="float" office:value="7.663588" calcext:value-type="float">
            <text:p>7.663588</text:p>
          </table:table-cell>
          <table:table-cell office:value-type="float" office:value="7.223238" calcext:value-type="float">
            <text:p>7.223238</text:p>
          </table:table-cell>
          <table:table-cell office:value-type="float" office:value="9.40508" calcext:value-type="float">
            <text:p>9.40508</text:p>
          </table:table-cell>
          <table:table-cell office:value-type="float" office:value="20.31083" calcext:value-type="float">
            <text:p>20.31083</text:p>
          </table:table-cell>
          <table:table-cell office:value-type="float" office:value="37.39801" calcext:value-type="float">
            <text:p>37.39801</text:p>
          </table:table-cell>
          <table:table-cell office:value-type="float" office:value="7.998702" calcext:value-type="float">
            <text:p>7.998702</text:p>
          </table:table-cell>
          <table:table-cell office:value-type="float" office:value="0.8667841" calcext:value-type="float">
            <text:p>0.8667841</text:p>
          </table:table-cell>
          <table:table-cell office:value-type="float" office:value="0.2499688" calcext:value-type="float">
            <text:p>0.2499688</text:p>
          </table:table-cell>
          <table:table-cell office:value-type="float" office:value="-15.84673" calcext:value-type="float">
            <text:p>-15.84673</text:p>
          </table:table-cell>
          <table:table-cell office:value-type="float" office:value="0" calcext:value-type="float">
            <text:p>0</text:p>
          </table:table-cell>
          <table:table-cell office:value-type="float" office:value="-0.007485379" calcext:value-type="float">
            <text:p>-0.00748537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3.511028" calcext:value-type="float">
            <text:p>3.511028</text:p>
          </table:table-cell>
          <table:table-cell office:value-type="float" office:value="461.9168" calcext:value-type="float">
            <text:p>461.916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7777" calcext:value-type="float">
            <text:p>-19.27777</text:p>
          </table:table-cell>
          <table:table-cell office:value-type="float" office:value="0.5395128" calcext:value-type="float">
            <text:p>0.5395128</text:p>
          </table:table-cell>
          <table:table-cell office:value-type="float" office:value="9.543393" calcext:value-type="float">
            <text:p>9.54339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49954" calcext:value-type="float">
            <text:p>0.0214995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19015" calcext:value-type="float">
            <text:p>7.019015</text:p>
          </table:table-cell>
          <table:table-cell office:value-type="float" office:value="-0.08359981" calcext:value-type="float">
            <text:p>-0.08359981</text:p>
          </table:table-cell>
          <table:table-cell office:value-type="float" office:value="-1.028063" calcext:value-type="float">
            <text:p>-1.028063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06859" calcext:value-type="float">
            <text:p>5.206859</text:p>
          </table:table-cell>
          <table:table-cell office:value-type="float" office:value="0.05033493" calcext:value-type="float">
            <text:p>0.05033493</text:p>
          </table:table-cell>
          <table:table-cell office:value-type="float" office:value="0.02120014" calcext:value-type="float">
            <text:p>0.02120014</text:p>
          </table:table-cell>
          <table:table-cell office:value-type="float" office:value="0.02382896" calcext:value-type="float">
            <text:p>0.02382896</text:p>
          </table:table-cell>
          <table:table-cell office:value-type="float" office:value="0.3773918" calcext:value-type="float">
            <text:p>0.3773918</text:p>
          </table:table-cell>
          <table:table-cell office:value-type="float" office:value="7.573622" calcext:value-type="float">
            <text:p>7.573622</text:p>
          </table:table-cell>
          <table:table-cell office:value-type="float" office:value="0.01902081" calcext:value-type="float">
            <text:p>0.01902081</text:p>
          </table:table-cell>
          <table:table-cell office:value-type="float" office:value="0.01244197" calcext:value-type="float">
            <text:p>0.01244197</text:p>
          </table:table-cell>
          <table:table-cell office:value-type="float" office:value="0.01141181" calcext:value-type="float">
            <text:p>0.01141181</text:p>
          </table:table-cell>
          <table:table-cell office:value-type="float" office:value="4.09133" calcext:value-type="float">
            <text:p>4.09133</text:p>
          </table:table-cell>
          <table:table-cell office:value-type="float" office:value="6.138962" calcext:value-type="float">
            <text:p>6.138962</text:p>
          </table:table-cell>
          <table:table-cell office:value-type="float" office:value="9.761558" calcext:value-type="float">
            <text:p>9.761558</text:p>
          </table:table-cell>
          <table:table-cell office:value-type="float" office:value="20.4314" calcext:value-type="float">
            <text:p>20.4314</text:p>
          </table:table-cell>
          <table:table-cell office:value-type="float" office:value="39.19335" calcext:value-type="float">
            <text:p>39.19335</text:p>
          </table:table-cell>
          <table:table-cell office:value-type="float" office:value="8.386326" calcext:value-type="float">
            <text:p>8.386326</text:p>
          </table:table-cell>
          <table:table-cell office:value-type="float" office:value="0.8890576" calcext:value-type="float">
            <text:p>0.8890576</text:p>
          </table:table-cell>
          <table:table-cell office:value-type="float" office:value="0.2543631" calcext:value-type="float">
            <text:p>0.2543631</text:p>
          </table:table-cell>
          <table:table-cell office:value-type="float" office:value="-12.90529" calcext:value-type="float">
            <text:p>-12.90529</text:p>
          </table:table-cell>
          <table:table-cell office:value-type="float" office:value="0" calcext:value-type="float">
            <text:p>0</text:p>
          </table:table-cell>
          <table:table-cell office:value-type="float" office:value="-0.007497404" calcext:value-type="float">
            <text:p>-0.0074974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0" calcext:value-type="float">
            <text:p>22092000</text:p>
          </table:table-cell>
          <table:table-cell office:value-type="float" office:value="3.517432" calcext:value-type="float">
            <text:p>3.517432</text:p>
          </table:table-cell>
          <table:table-cell office:value-type="float" office:value="461.8997" calcext:value-type="float">
            <text:p>461.899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6956" calcext:value-type="float">
            <text:p>-19.26956</text:p>
          </table:table-cell>
          <table:table-cell office:value-type="float" office:value="0.4764896" calcext:value-type="float">
            <text:p>0.4764896</text:p>
          </table:table-cell>
          <table:table-cell office:value-type="float" office:value="9.61814" calcext:value-type="float">
            <text:p>9.6181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5362" calcext:value-type="float">
            <text:p>0.021536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23125" calcext:value-type="float">
            <text:p>7.023125</text:p>
          </table:table-cell>
          <table:table-cell office:value-type="float" office:value="-0.08196818" calcext:value-type="float">
            <text:p>-0.08196818</text:p>
          </table:table-cell>
          <table:table-cell office:value-type="float" office:value="-1.028052" calcext:value-type="float">
            <text:p>-1.028052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12271" calcext:value-type="float">
            <text:p>5.212271</text:p>
          </table:table-cell>
          <table:table-cell office:value-type="float" office:value="0.03554487" calcext:value-type="float">
            <text:p>0.03554487</text:p>
          </table:table-cell>
          <table:table-cell office:value-type="float" office:value="0.01976742" calcext:value-type="float">
            <text:p>0.01976742</text:p>
          </table:table-cell>
          <table:table-cell office:value-type="float" office:value="0.02258339" calcext:value-type="float">
            <text:p>0.02258339</text:p>
          </table:table-cell>
          <table:table-cell office:value-type="float" office:value="0.2795577" calcext:value-type="float">
            <text:p>0.2795577</text:p>
          </table:table-cell>
          <table:table-cell office:value-type="float" office:value="6.681814" calcext:value-type="float">
            <text:p>6.681814</text:p>
          </table:table-cell>
          <table:table-cell office:value-type="float" office:value="0.01891511" calcext:value-type="float">
            <text:p>0.01891511</text:p>
          </table:table-cell>
          <table:table-cell office:value-type="float" office:value="0.01250543" calcext:value-type="float">
            <text:p>0.01250543</text:p>
          </table:table-cell>
          <table:table-cell office:value-type="float" office:value="0.0113942" calcext:value-type="float">
            <text:p>0.0113942</text:p>
          </table:table-cell>
          <table:table-cell office:value-type="float" office:value="6.49282" calcext:value-type="float">
            <text:p>6.49282</text:p>
          </table:table-cell>
          <table:table-cell office:value-type="float" office:value="7.096671" calcext:value-type="float">
            <text:p>7.096671</text:p>
          </table:table-cell>
          <table:table-cell office:value-type="float" office:value="10.12741" calcext:value-type="float">
            <text:p>10.12741</text:p>
          </table:table-cell>
          <table:table-cell office:value-type="float" office:value="20.50149" calcext:value-type="float">
            <text:p>20.50149</text:p>
          </table:table-cell>
          <table:table-cell office:value-type="float" office:value="38.7342" calcext:value-type="float">
            <text:p>38.7342</text:p>
          </table:table-cell>
          <table:table-cell office:value-type="float" office:value="8.797425" calcext:value-type="float">
            <text:p>8.797425</text:p>
          </table:table-cell>
          <table:table-cell office:value-type="float" office:value="0.9095701" calcext:value-type="float">
            <text:p>0.9095701</text:p>
          </table:table-cell>
          <table:table-cell office:value-type="float" office:value="0.2586163" calcext:value-type="float">
            <text:p>0.2586163</text:p>
          </table:table-cell>
          <table:table-cell office:value-type="float" office:value="-12.2252" calcext:value-type="float">
            <text:p>-12.2252</text:p>
          </table:table-cell>
          <table:table-cell office:value-type="float" office:value="0" calcext:value-type="float">
            <text:p>0</text:p>
          </table:table-cell>
          <table:table-cell office:value-type="float" office:value="-0.007506856" calcext:value-type="float">
            <text:p>-0.0075068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0" calcext:value-type="float">
            <text:p>23092000</text:p>
          </table:table-cell>
          <table:table-cell office:value-type="float" office:value="3.523933" calcext:value-type="float">
            <text:p>3.523933</text:p>
          </table:table-cell>
          <table:table-cell office:value-type="float" office:value="461.8853" calcext:value-type="float">
            <text:p>461.885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6164" calcext:value-type="float">
            <text:p>-19.26164</text:p>
          </table:table-cell>
          <table:table-cell office:value-type="float" office:value="0.4237638" calcext:value-type="float">
            <text:p>0.4237638</text:p>
          </table:table-cell>
          <table:table-cell office:value-type="float" office:value="9.688296" calcext:value-type="float">
            <text:p>9.688296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57304" calcext:value-type="float">
            <text:p>0.0215730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27207" calcext:value-type="float">
            <text:p>7.027207</text:p>
          </table:table-cell>
          <table:table-cell office:value-type="float" office:value="-0.08076477" calcext:value-type="float">
            <text:p>-0.08076477</text:p>
          </table:table-cell>
          <table:table-cell office:value-type="float" office:value="-1.028047" calcext:value-type="float">
            <text:p>-1.028047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16062" calcext:value-type="float">
            <text:p>5.216062</text:p>
          </table:table-cell>
          <table:table-cell office:value-type="float" office:value="0.09061258" calcext:value-type="float">
            <text:p>0.09061258</text:p>
          </table:table-cell>
          <table:table-cell office:value-type="float" office:value="0.03561872" calcext:value-type="float">
            <text:p>0.03561872</text:p>
          </table:table-cell>
          <table:table-cell office:value-type="float" office:value="0.02368208" calcext:value-type="float">
            <text:p>0.02368208</text:p>
          </table:table-cell>
          <table:table-cell office:value-type="float" office:value="0.2068166" calcext:value-type="float">
            <text:p>0.2068166</text:p>
          </table:table-cell>
          <table:table-cell office:value-type="float" office:value="5.903102" calcext:value-type="float">
            <text:p>5.903102</text:p>
          </table:table-cell>
          <table:table-cell office:value-type="float" office:value="0.01970454" calcext:value-type="float">
            <text:p>0.01970454</text:p>
          </table:table-cell>
          <table:table-cell office:value-type="float" office:value="0.01262289" calcext:value-type="float">
            <text:p>0.01262289</text:p>
          </table:table-cell>
          <table:table-cell office:value-type="float" office:value="0.01141458" calcext:value-type="float">
            <text:p>0.01141458</text:p>
          </table:table-cell>
          <table:table-cell office:value-type="float" office:value="2.5592" calcext:value-type="float">
            <text:p>2.5592</text:p>
          </table:table-cell>
          <table:table-cell office:value-type="float" office:value="5.612831" calcext:value-type="float">
            <text:p>5.612831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20.58853" calcext:value-type="float">
            <text:p>20.58853</text:p>
          </table:table-cell>
          <table:table-cell office:value-type="float" office:value="40.39599" calcext:value-type="float">
            <text:p>40.39599</text:p>
          </table:table-cell>
          <table:table-cell office:value-type="float" office:value="9.226171" calcext:value-type="float">
            <text:p>9.226171</text:p>
          </table:table-cell>
          <table:table-cell office:value-type="float" office:value="0.9285822" calcext:value-type="float">
            <text:p>0.9285822</text:p>
          </table:table-cell>
          <table:table-cell office:value-type="float" office:value="0.2625472" calcext:value-type="float">
            <text:p>0.2625472</text:p>
          </table:table-cell>
          <table:table-cell office:value-type="float" office:value="-8.734039" calcext:value-type="float">
            <text:p>-8.734039</text:p>
          </table:table-cell>
          <table:table-cell office:value-type="float" office:value="0" calcext:value-type="float">
            <text:p>0</text:p>
          </table:table-cell>
          <table:table-cell office:value-type="float" office:value="-0.007513979" calcext:value-type="float">
            <text:p>-0.00751397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0" calcext:value-type="float">
            <text:p>24092000</text:p>
          </table:table-cell>
          <table:table-cell office:value-type="float" office:value="3.530017" calcext:value-type="float">
            <text:p>3.530017</text:p>
          </table:table-cell>
          <table:table-cell office:value-type="float" office:value="461.8714" calcext:value-type="float">
            <text:p>461.871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5416" calcext:value-type="float">
            <text:p>-19.25416</text:p>
          </table:table-cell>
          <table:table-cell office:value-type="float" office:value="0.3712892" calcext:value-type="float">
            <text:p>0.3712892</text:p>
          </table:table-cell>
          <table:table-cell office:value-type="float" office:value="9.74922" calcext:value-type="float">
            <text:p>9.7492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60987" calcext:value-type="float">
            <text:p>0.0216098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31284" calcext:value-type="float">
            <text:p>7.031284</text:p>
          </table:table-cell>
          <table:table-cell office:value-type="float" office:value="-0.07953405" calcext:value-type="float">
            <text:p>-0.07953405</text:p>
          </table:table-cell>
          <table:table-cell office:value-type="float" office:value="-1.028039" calcext:value-type="float">
            <text:p>-1.028039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20263" calcext:value-type="float">
            <text:p>5.220263</text:p>
          </table:table-cell>
          <table:table-cell office:value-type="float" office:value="0.052807" calcext:value-type="float">
            <text:p>0.052807</text:p>
          </table:table-cell>
          <table:table-cell office:value-type="float" office:value="0.02451553" calcext:value-type="float">
            <text:p>0.02451553</text:p>
          </table:table-cell>
          <table:table-cell office:value-type="float" office:value="0.0220228" calcext:value-type="float">
            <text:p>0.0220228</text:p>
          </table:table-cell>
          <table:table-cell office:value-type="float" office:value="0.1447824" calcext:value-type="float">
            <text:p>0.1447824</text:p>
          </table:table-cell>
          <table:table-cell office:value-type="float" office:value="5.148974" calcext:value-type="float">
            <text:p>5.148974</text:p>
          </table:table-cell>
          <table:table-cell office:value-type="float" office:value="0.01987072" calcext:value-type="float">
            <text:p>0.01987072</text:p>
          </table:table-cell>
          <table:table-cell office:value-type="float" office:value="0.01272004" calcext:value-type="float">
            <text:p>0.01272004</text:p>
          </table:table-cell>
          <table:table-cell office:value-type="float" office:value="0.0114495" calcext:value-type="float">
            <text:p>0.0114495</text:p>
          </table:table-cell>
          <table:table-cell office:value-type="float" office:value="4.509553" calcext:value-type="float">
            <text:p>4.509553</text:p>
          </table:table-cell>
          <table:table-cell office:value-type="float" office:value="6.310398" calcext:value-type="float">
            <text:p>6.310398</text:p>
          </table:table-cell>
          <table:table-cell office:value-type="float" office:value="10.47292" calcext:value-type="float">
            <text:p>10.47292</text:p>
          </table:table-cell>
          <table:table-cell office:value-type="float" office:value="20.59537" calcext:value-type="float">
            <text:p>20.59537</text:p>
          </table:table-cell>
          <table:table-cell office:value-type="float" office:value="40.14989" calcext:value-type="float">
            <text:p>40.14989</text:p>
          </table:table-cell>
          <table:table-cell office:value-type="float" office:value="9.672788" calcext:value-type="float">
            <text:p>9.672788</text:p>
          </table:table-cell>
          <table:table-cell office:value-type="float" office:value="0.9464105" calcext:value-type="float">
            <text:p>0.9464105</text:p>
          </table:table-cell>
          <table:table-cell office:value-type="float" office:value="0.2661258" calcext:value-type="float">
            <text:p>0.2661258</text:p>
          </table:table-cell>
          <table:table-cell office:value-type="float" office:value="-7.561679" calcext:value-type="float">
            <text:p>-7.561679</text:p>
          </table:table-cell>
          <table:table-cell office:value-type="float" office:value="0" calcext:value-type="float">
            <text:p>0</text:p>
          </table:table-cell>
          <table:table-cell office:value-type="float" office:value="-0.007522118" calcext:value-type="float">
            <text:p>-0.0075221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0" calcext:value-type="float">
            <text:p>25092000</text:p>
          </table:table-cell>
          <table:table-cell office:value-type="float" office:value="3.536181" calcext:value-type="float">
            <text:p>3.536181</text:p>
          </table:table-cell>
          <table:table-cell office:value-type="float" office:value="461.8589" calcext:value-type="float">
            <text:p>461.858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4683" calcext:value-type="float">
            <text:p>-19.24683</text:p>
          </table:table-cell>
          <table:table-cell office:value-type="float" office:value="0.3240747" calcext:value-type="float">
            <text:p>0.3240747</text:p>
          </table:table-cell>
          <table:table-cell office:value-type="float" office:value="9.803543" calcext:value-type="float">
            <text:p>9.80354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64688" calcext:value-type="float">
            <text:p>0.0216468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35313" calcext:value-type="float">
            <text:p>7.035313</text:p>
          </table:table-cell>
          <table:table-cell office:value-type="float" office:value="-0.07819489" calcext:value-type="float">
            <text:p>-0.07819489</text:p>
          </table:table-cell>
          <table:table-cell office:value-type="float" office:value="-1.028028" calcext:value-type="float">
            <text:p>-1.028028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23365" calcext:value-type="float">
            <text:p>5.223365</text:p>
          </table:table-cell>
          <table:table-cell office:value-type="float" office:value="0.04077987" calcext:value-type="float">
            <text:p>0.04077987</text:p>
          </table:table-cell>
          <table:table-cell office:value-type="float" office:value="0.0223056" calcext:value-type="float">
            <text:p>0.0223056</text:p>
          </table:table-cell>
          <table:table-cell office:value-type="float" office:value="0.02166986" calcext:value-type="float">
            <text:p>0.02166986</text:p>
          </table:table-cell>
          <table:table-cell office:value-type="float" office:value="0.1040846" calcext:value-type="float">
            <text:p>0.1040846</text:p>
          </table:table-cell>
          <table:table-cell office:value-type="float" office:value="4.44692" calcext:value-type="float">
            <text:p>4.44692</text:p>
          </table:table-cell>
          <table:table-cell office:value-type="float" office:value="0.02070787" calcext:value-type="float">
            <text:p>0.02070787</text:p>
          </table:table-cell>
          <table:table-cell office:value-type="float" office:value="0.01282612" calcext:value-type="float">
            <text:p>0.01282612</text:p>
          </table:table-cell>
          <table:table-cell office:value-type="float" office:value="0.01148576" calcext:value-type="float">
            <text:p>0.01148576</text:p>
          </table:table-cell>
          <table:table-cell office:value-type="float" office:value="6.335778" calcext:value-type="float">
            <text:p>6.335778</text:p>
          </table:table-cell>
          <table:table-cell office:value-type="float" office:value="7.150328" calcext:value-type="float">
            <text:p>7.150328</text:p>
          </table:table-cell>
          <table:table-cell office:value-type="float" office:value="10.7267" calcext:value-type="float">
            <text:p>10.7267</text:p>
          </table:table-cell>
          <table:table-cell office:value-type="float" office:value="20.6106" calcext:value-type="float">
            <text:p>20.6106</text:p>
          </table:table-cell>
          <table:table-cell office:value-type="float" office:value="39.62264" calcext:value-type="float">
            <text:p>39.62264</text:p>
          </table:table-cell>
          <table:table-cell office:value-type="float" office:value="10.16237" calcext:value-type="float">
            <text:p>10.16237</text:p>
          </table:table-cell>
          <table:table-cell office:value-type="float" office:value="0.9636135" calcext:value-type="float">
            <text:p>0.9636135</text:p>
          </table:table-cell>
          <table:table-cell office:value-type="float" office:value="0.2695289" calcext:value-type="float">
            <text:p>0.2695289</text:p>
          </table:table-cell>
          <table:table-cell office:value-type="float" office:value="-6.872051" calcext:value-type="float">
            <text:p>-6.872051</text:p>
          </table:table-cell>
          <table:table-cell office:value-type="float" office:value="0" calcext:value-type="float">
            <text:p>0</text:p>
          </table:table-cell>
          <table:table-cell office:value-type="float" office:value="-0.007529038" calcext:value-type="float">
            <text:p>-0.0075290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0" calcext:value-type="float">
            <text:p>26092000</text:p>
          </table:table-cell>
          <table:table-cell office:value-type="float" office:value="3.542242" calcext:value-type="float">
            <text:p>3.542242</text:p>
          </table:table-cell>
          <table:table-cell office:value-type="float" office:value="461.8463" calcext:value-type="float">
            <text:p>461.846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396" calcext:value-type="float">
            <text:p>-19.2396</text:p>
          </table:table-cell>
          <table:table-cell office:value-type="float" office:value="0.2774239" calcext:value-type="float">
            <text:p>0.2774239</text:p>
          </table:table-cell>
          <table:table-cell office:value-type="float" office:value="9.857337" calcext:value-type="float">
            <text:p>9.85733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6839" calcext:value-type="float">
            <text:p>0.0216839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39287" calcext:value-type="float">
            <text:p>7.039287</text:p>
          </table:table-cell>
          <table:table-cell office:value-type="float" office:value="-0.07672894" calcext:value-type="float">
            <text:p>-0.07672894</text:p>
          </table:table-cell>
          <table:table-cell office:value-type="float" office:value="-1.028016" calcext:value-type="float">
            <text:p>-1.028016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26611" calcext:value-type="float">
            <text:p>5.226611</text:p>
          </table:table-cell>
          <table:table-cell office:value-type="float" office:value="0.03241697" calcext:value-type="float">
            <text:p>0.03241697</text:p>
          </table:table-cell>
          <table:table-cell office:value-type="float" office:value="0.02079643" calcext:value-type="float">
            <text:p>0.02079643</text:p>
          </table:table-cell>
          <table:table-cell office:value-type="float" office:value="0.02131431" calcext:value-type="float">
            <text:p>0.02131431</text:p>
          </table:table-cell>
          <table:table-cell office:value-type="float" office:value="0.07695369" calcext:value-type="float">
            <text:p>0.07695369</text:p>
          </table:table-cell>
          <table:table-cell office:value-type="float" office:value="3.739794" calcext:value-type="float">
            <text:p>3.739794</text:p>
          </table:table-cell>
          <table:table-cell office:value-type="float" office:value="0.02103114" calcext:value-type="float">
            <text:p>0.02103114</text:p>
          </table:table-cell>
          <table:table-cell office:value-type="float" office:value="0.01292627" calcext:value-type="float">
            <text:p>0.01292627</text:p>
          </table:table-cell>
          <table:table-cell office:value-type="float" office:value="0.01153182" calcext:value-type="float">
            <text:p>0.01153182</text:p>
          </table:table-cell>
          <table:table-cell office:value-type="float" office:value="8.375595" calcext:value-type="float">
            <text:p>8.375595</text:p>
          </table:table-cell>
          <table:table-cell office:value-type="float" office:value="8.057968" calcext:value-type="float">
            <text:p>8.057968</text:p>
          </table:table-cell>
          <table:table-cell office:value-type="float" office:value="10.94888" calcext:value-type="float">
            <text:p>10.94888</text:p>
          </table:table-cell>
          <table:table-cell office:value-type="float" office:value="20.53389" calcext:value-type="float">
            <text:p>20.53389</text:p>
          </table:table-cell>
          <table:table-cell office:value-type="float" office:value="39.0778" calcext:value-type="float">
            <text:p>39.0778</text:p>
          </table:table-cell>
          <table:table-cell office:value-type="float" office:value="10.7192" calcext:value-type="float">
            <text:p>10.7192</text:p>
          </table:table-cell>
          <table:table-cell office:value-type="float" office:value="0.980577" calcext:value-type="float">
            <text:p>0.980577</text:p>
          </table:table-cell>
          <table:table-cell office:value-type="float" office:value="0.2727551" calcext:value-type="float">
            <text:p>0.2727551</text:p>
          </table:table-cell>
          <table:table-cell office:value-type="float" office:value="-6.2865" calcext:value-type="float">
            <text:p>-6.2865</text:p>
          </table:table-cell>
          <table:table-cell office:value-type="float" office:value="0" calcext:value-type="float">
            <text:p>0</text:p>
          </table:table-cell>
          <table:table-cell office:value-type="float" office:value="-0.00753505" calcext:value-type="float">
            <text:p>-0.007535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0" calcext:value-type="float">
            <text:p>27092000</text:p>
          </table:table-cell>
          <table:table-cell office:value-type="float" office:value="3.548109" calcext:value-type="float">
            <text:p>3.548109</text:p>
          </table:table-cell>
          <table:table-cell office:value-type="float" office:value="461.833" calcext:value-type="float">
            <text:p>461.83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3257" calcext:value-type="float">
            <text:p>-19.23257</text:p>
          </table:table-cell>
          <table:table-cell office:value-type="float" office:value="0.2285402" calcext:value-type="float">
            <text:p>0.2285402</text:p>
          </table:table-cell>
          <table:table-cell office:value-type="float" office:value="9.914774" calcext:value-type="float">
            <text:p>9.91477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72091" calcext:value-type="float">
            <text:p>0.0217209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43252" calcext:value-type="float">
            <text:p>7.043252</text:p>
          </table:table-cell>
          <table:table-cell office:value-type="float" office:value="-0.07523365" calcext:value-type="float">
            <text:p>-0.07523365</text:p>
          </table:table-cell>
          <table:table-cell office:value-type="float" office:value="-1.028005" calcext:value-type="float">
            <text:p>-1.028005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30083" calcext:value-type="float">
            <text:p>5.230083</text:p>
          </table:table-cell>
          <table:table-cell office:value-type="float" office:value="0.03382478" calcext:value-type="float">
            <text:p>0.03382478</text:p>
          </table:table-cell>
          <table:table-cell office:value-type="float" office:value="0.02026488" calcext:value-type="float">
            <text:p>0.02026488</text:p>
          </table:table-cell>
          <table:table-cell office:value-type="float" office:value="0.02113586" calcext:value-type="float">
            <text:p>0.02113586</text:p>
          </table:table-cell>
          <table:table-cell office:value-type="float" office:value="0.05597881" calcext:value-type="float">
            <text:p>0.05597881</text:p>
          </table:table-cell>
          <table:table-cell office:value-type="float" office:value="2.989686" calcext:value-type="float">
            <text:p>2.989686</text:p>
          </table:table-cell>
          <table:table-cell office:value-type="float" office:value="0.02052129" calcext:value-type="float">
            <text:p>0.02052129</text:p>
          </table:table-cell>
          <table:table-cell office:value-type="float" office:value="0.01299588" calcext:value-type="float">
            <text:p>0.01299588</text:p>
          </table:table-cell>
          <table:table-cell office:value-type="float" office:value="0.0115746" calcext:value-type="float">
            <text:p>0.0115746</text:p>
          </table:table-cell>
          <table:table-cell office:value-type="float" office:value="8.860605" calcext:value-type="float">
            <text:p>8.860605</text:p>
          </table:table-cell>
          <table:table-cell office:value-type="float" office:value="8.591097" calcext:value-type="float">
            <text:p>8.591097</text:p>
          </table:table-cell>
          <table:table-cell office:value-type="float" office:value="11.04771" calcext:value-type="float">
            <text:p>11.04771</text:p>
          </table:table-cell>
          <table:table-cell office:value-type="float" office:value="20.48458" calcext:value-type="float">
            <text:p>20.48458</text:p>
          </table:table-cell>
          <table:table-cell office:value-type="float" office:value="39.03237" calcext:value-type="float">
            <text:p>39.03237</text:p>
          </table:table-cell>
          <table:table-cell office:value-type="float" office:value="11.371" calcext:value-type="float">
            <text:p>11.371</text:p>
          </table:table-cell>
          <table:table-cell office:value-type="float" office:value="0.9981113" calcext:value-type="float">
            <text:p>0.9981113</text:p>
          </table:table-cell>
          <table:table-cell office:value-type="float" office:value="0.2759599" calcext:value-type="float">
            <text:p>0.2759599</text:p>
          </table:table-cell>
          <table:table-cell office:value-type="float" office:value="-5.570017" calcext:value-type="float">
            <text:p>-5.570017</text:p>
          </table:table-cell>
          <table:table-cell office:value-type="float" office:value="0" calcext:value-type="float">
            <text:p>0</text:p>
          </table:table-cell>
          <table:table-cell office:value-type="float" office:value="-0.007540822" calcext:value-type="float">
            <text:p>-0.0075408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0" calcext:value-type="float">
            <text:p>28092000</text:p>
          </table:table-cell>
          <table:table-cell office:value-type="float" office:value="3.553694" calcext:value-type="float">
            <text:p>3.553694</text:p>
          </table:table-cell>
          <table:table-cell office:value-type="float" office:value="461.8218" calcext:value-type="float">
            <text:p>461.821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2613" calcext:value-type="float">
            <text:p>-19.22613</text:p>
          </table:table-cell>
          <table:table-cell office:value-type="float" office:value="0.1868855" calcext:value-type="float">
            <text:p>0.1868855</text:p>
          </table:table-cell>
          <table:table-cell office:value-type="float" office:value="9.962052" calcext:value-type="float">
            <text:p>9.96205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75793" calcext:value-type="float">
            <text:p>0.0217579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47192" calcext:value-type="float">
            <text:p>7.047192</text:p>
          </table:table-cell>
          <table:table-cell office:value-type="float" office:value="-0.07353907" calcext:value-type="float">
            <text:p>-0.07353907</text:p>
          </table:table-cell>
          <table:table-cell office:value-type="float" office:value="-1.027994" calcext:value-type="float">
            <text:p>-1.027994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31929" calcext:value-type="float">
            <text:p>5.231929</text:p>
          </table:table-cell>
          <table:table-cell office:value-type="float" office:value="0.02989788" calcext:value-type="float">
            <text:p>0.02989788</text:p>
          </table:table-cell>
          <table:table-cell office:value-type="float" office:value="0.02048811" calcext:value-type="float">
            <text:p>0.02048811</text:p>
          </table:table-cell>
          <table:table-cell office:value-type="float" office:value="0.02156325" calcext:value-type="float">
            <text:p>0.02156325</text:p>
          </table:table-cell>
          <table:table-cell office:value-type="float" office:value="0.04559611" calcext:value-type="float">
            <text:p>0.04559611</text:p>
          </table:table-cell>
          <table:table-cell office:value-type="float" office:value="2.341916" calcext:value-type="float">
            <text:p>2.341916</text:p>
          </table:table-cell>
          <table:table-cell office:value-type="float" office:value="0.02121901" calcext:value-type="float">
            <text:p>0.02121901</text:p>
          </table:table-cell>
          <table:table-cell office:value-type="float" office:value="0.01312474" calcext:value-type="float">
            <text:p>0.01312474</text:p>
          </table:table-cell>
          <table:table-cell office:value-type="float" office:value="0.01162906" calcext:value-type="float">
            <text:p>0.01162906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9.379362" calcext:value-type="float">
            <text:p>9.379362</text:p>
          </table:table-cell>
          <table:table-cell office:value-type="float" office:value="11.18756" calcext:value-type="float">
            <text:p>11.18756</text:p>
          </table:table-cell>
          <table:table-cell office:value-type="float" office:value="20.21936" calcext:value-type="float">
            <text:p>20.21936</text:p>
          </table:table-cell>
          <table:table-cell office:value-type="float" office:value="38.38519" calcext:value-type="float">
            <text:p>38.38519</text:p>
          </table:table-cell>
          <table:table-cell office:value-type="float" office:value="12.14169" calcext:value-type="float">
            <text:p>12.14169</text:p>
          </table:table-cell>
          <table:table-cell office:value-type="float" office:value="1.01529" calcext:value-type="float">
            <text:p>1.01529</text:p>
          </table:table-cell>
          <table:table-cell office:value-type="float" office:value="0.2790622" calcext:value-type="float">
            <text:p>0.2790622</text:p>
          </table:table-cell>
          <table:table-cell office:value-type="float" office:value="-5.006893" calcext:value-type="float">
            <text:p>-5.006893</text:p>
          </table:table-cell>
          <table:table-cell office:value-type="float" office:value="0" calcext:value-type="float">
            <text:p>0</text:p>
          </table:table-cell>
          <table:table-cell office:value-type="float" office:value="-0.007545111" calcext:value-type="float">
            <text:p>-0.0075451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0" calcext:value-type="float">
            <text:p>29092000</text:p>
          </table:table-cell>
          <table:table-cell office:value-type="float" office:value="3.559155" calcext:value-type="float">
            <text:p>3.559155</text:p>
          </table:table-cell>
          <table:table-cell office:value-type="float" office:value="461.8118" calcext:value-type="float">
            <text:p>461.811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1987" calcext:value-type="float">
            <text:p>-19.21987</text:p>
          </table:table-cell>
          <table:table-cell office:value-type="float" office:value="0.1511298" calcext:value-type="float">
            <text:p>0.1511298</text:p>
          </table:table-cell>
          <table:table-cell office:value-type="float" office:value="10.0024" calcext:value-type="float">
            <text:p>10.002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79494" calcext:value-type="float">
            <text:p>0.0217949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51129" calcext:value-type="float">
            <text:p>7.051129</text:p>
          </table:table-cell>
          <table:table-cell office:value-type="float" office:value="-0.07176669" calcext:value-type="float">
            <text:p>-0.07176669</text:p>
          </table:table-cell>
          <table:table-cell office:value-type="float" office:value="-1.027982" calcext:value-type="float">
            <text:p>-1.027982</text:p>
          </table:table-cell>
          <table:table-cell office:value-type="float" office:value="0.00002148278" calcext:value-type="float">
            <text:p>2.148278E-05</text:p>
          </table:table-cell>
          <table:table-cell office:value-type="float" office:value="5.233557" calcext:value-type="float">
            <text:p>5.233557</text:p>
          </table:table-cell>
          <table:table-cell office:value-type="float" office:value="0.02608868" calcext:value-type="float">
            <text:p>0.02608868</text:p>
          </table:table-cell>
          <table:table-cell office:value-type="float" office:value="0.02017862" calcext:value-type="float">
            <text:p>0.02017862</text:p>
          </table:table-cell>
          <table:table-cell office:value-type="float" office:value="0.02147581" calcext:value-type="float">
            <text:p>0.02147581</text:p>
          </table:table-cell>
          <table:table-cell office:value-type="float" office:value="0.03510828" calcext:value-type="float">
            <text:p>0.03510828</text:p>
          </table:table-cell>
          <table:table-cell office:value-type="float" office:value="1.786611" calcext:value-type="float">
            <text:p>1.786611</text:p>
          </table:table-cell>
          <table:table-cell office:value-type="float" office:value="0.02280836" calcext:value-type="float">
            <text:p>0.02280836</text:p>
          </table:table-cell>
          <table:table-cell office:value-type="float" office:value="0.0133415" calcext:value-type="float">
            <text:p>0.0133415</text:p>
          </table:table-cell>
          <table:table-cell office:value-type="float" office:value="0.01171264" calcext:value-type="float">
            <text:p>0.01171264</text:p>
          </table:table-cell>
          <table:table-cell office:value-type="float" office:value="13.91636" calcext:value-type="float">
            <text:p>13.91636</text:p>
          </table:table-cell>
          <table:table-cell office:value-type="float" office:value="10.34566" calcext:value-type="float">
            <text:p>10.34566</text:p>
          </table:table-cell>
          <table:table-cell office:value-type="float" office:value="11.35345" calcext:value-type="float">
            <text:p>11.35345</text:p>
          </table:table-cell>
          <table:table-cell office:value-type="float" office:value="19.87872" calcext:value-type="float">
            <text:p>19.87872</text:p>
          </table:table-cell>
          <table:table-cell office:value-type="float" office:value="37.39351" calcext:value-type="float">
            <text:p>37.39351</text:p>
          </table:table-cell>
          <table:table-cell office:value-type="float" office:value="13.11391" calcext:value-type="float">
            <text:p>13.11391</text:p>
          </table:table-cell>
          <table:table-cell office:value-type="float" office:value="1.033781" calcext:value-type="float">
            <text:p>1.033781</text:p>
          </table:table-cell>
          <table:table-cell office:value-type="float" office:value="0.2818979" calcext:value-type="float">
            <text:p>0.2818979</text:p>
          </table:table-cell>
          <table:table-cell office:value-type="float" office:value="-4.139704" calcext:value-type="float">
            <text:p>-4.139704</text:p>
          </table:table-cell>
          <table:table-cell office:value-type="float" office:value="0" calcext:value-type="float">
            <text:p>0</text:p>
          </table:table-cell>
          <table:table-cell office:value-type="float" office:value="-0.007548145" calcext:value-type="float">
            <text:p>-0.0075481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0" calcext:value-type="float">
            <text:p>30092000</text:p>
          </table:table-cell>
          <table:table-cell office:value-type="float" office:value="3.564218" calcext:value-type="float">
            <text:p>3.564218</text:p>
          </table:table-cell>
          <table:table-cell office:value-type="float" office:value="461.7994" calcext:value-type="float">
            <text:p>461.799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1379" calcext:value-type="float">
            <text:p>-19.21379</text:p>
          </table:table-cell>
          <table:table-cell office:value-type="float" office:value="0.1086585" calcext:value-type="float">
            <text:p>0.1086585</text:p>
          </table:table-cell>
          <table:table-cell office:value-type="float" office:value="10.05172" calcext:value-type="float">
            <text:p>10.0517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83196" calcext:value-type="float">
            <text:p>0.02183196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5506" calcext:value-type="float">
            <text:p>7.05506</text:p>
          </table:table-cell>
          <table:table-cell office:value-type="float" office:value="-0.0707995" calcext:value-type="float">
            <text:p>-0.0707995</text:p>
          </table:table-cell>
          <table:table-cell office:value-type="float" office:value="-1.027971" calcext:value-type="float">
            <text:p>-1.027971</text:p>
          </table:table-cell>
          <table:table-cell office:value-type="float" office:value="0.00002177579" calcext:value-type="float">
            <text:p>2.177579E-05</text:p>
          </table:table-cell>
          <table:table-cell office:value-type="float" office:value="5.236941" calcext:value-type="float">
            <text:p>5.236941</text:p>
          </table:table-cell>
          <table:table-cell office:value-type="float" office:value="0.0228794" calcext:value-type="float">
            <text:p>0.0228794</text:p>
          </table:table-cell>
          <table:table-cell office:value-type="float" office:value="0.01941319" calcext:value-type="float">
            <text:p>0.01941319</text:p>
          </table:table-cell>
          <table:table-cell office:value-type="float" office:value="0.020913" calcext:value-type="float">
            <text:p>0.020913</text:p>
          </table:table-cell>
          <table:table-cell office:value-type="float" office:value="0.02771889" calcext:value-type="float">
            <text:p>0.02771889</text:p>
          </table:table-cell>
          <table:table-cell office:value-type="float" office:value="1.126652" calcext:value-type="float">
            <text:p>1.126652</text:p>
          </table:table-cell>
          <table:table-cell office:value-type="float" office:value="0.02097725" calcext:value-type="float">
            <text:p>0.02097725</text:p>
          </table:table-cell>
          <table:table-cell office:value-type="float" office:value="0.01347669" calcext:value-type="float">
            <text:p>0.01347669</text:p>
          </table:table-cell>
          <table:table-cell office:value-type="float" office:value="0.01179099" calcext:value-type="float">
            <text:p>0.01179099</text:p>
          </table:table-cell>
          <table:table-cell office:value-type="float" office:value="15.66859" calcext:value-type="float">
            <text:p>15.66859</text:p>
          </table:table-cell>
          <table:table-cell office:value-type="float" office:value="11.09825" calcext:value-type="float">
            <text:p>11.09825</text:p>
          </table:table-cell>
          <table:table-cell office:value-type="float" office:value="11.37262" calcext:value-type="float">
            <text:p>11.37262</text:p>
          </table:table-cell>
          <table:table-cell office:value-type="float" office:value="19.47353" calcext:value-type="float">
            <text:p>19.47353</text:p>
          </table:table-cell>
          <table:table-cell office:value-type="float" office:value="36.66372" calcext:value-type="float">
            <text:p>36.66372</text:p>
          </table:table-cell>
          <table:table-cell office:value-type="float" office:value="14.39671" calcext:value-type="float">
            <text:p>14.39671</text:p>
          </table:table-cell>
          <table:table-cell office:value-type="float" office:value="1.073143" calcext:value-type="float">
            <text:p>1.073143</text:p>
          </table:table-cell>
          <table:table-cell office:value-type="float" office:value="0.2847037" calcext:value-type="float">
            <text:p>0.2847037</text:p>
          </table:table-cell>
          <table:table-cell office:value-type="float" office:value="-3.698906" calcext:value-type="float">
            <text:p>-3.698906</text:p>
          </table:table-cell>
          <table:table-cell office:value-type="float" office:value="0" calcext:value-type="float">
            <text:p>0</text:p>
          </table:table-cell>
          <table:table-cell office:value-type="float" office:value="-0.007551469" calcext:value-type="float">
            <text:p>-0.0075514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3.569362" calcext:value-type="float">
            <text:p>3.569362</text:p>
          </table:table-cell>
          <table:table-cell office:value-type="float" office:value="461.7839" calcext:value-type="float">
            <text:p>461.783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0743" calcext:value-type="float">
            <text:p>-19.20743</text:p>
          </table:table-cell>
          <table:table-cell office:value-type="float" office:value="0.08011183" calcext:value-type="float">
            <text:p>0.08011183</text:p>
          </table:table-cell>
          <table:table-cell office:value-type="float" office:value="10.0902" calcext:value-type="float">
            <text:p>10.090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86897" calcext:value-type="float">
            <text:p>0.0218689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58989" calcext:value-type="float">
            <text:p>7.058989</text:p>
          </table:table-cell>
          <table:table-cell office:value-type="float" office:value="-0.06975891" calcext:value-type="float">
            <text:p>-0.06975891</text:p>
          </table:table-cell>
          <table:table-cell office:value-type="float" office:value="-1.027959" calcext:value-type="float">
            <text:p>-1.027959</text:p>
          </table:table-cell>
          <table:table-cell office:value-type="float" office:value="0.00002267662" calcext:value-type="float">
            <text:p>2.267662E-05</text:p>
          </table:table-cell>
          <table:table-cell office:value-type="float" office:value="5.241148" calcext:value-type="float">
            <text:p>5.241148</text:p>
          </table:table-cell>
          <table:table-cell office:value-type="float" office:value="0.02103848" calcext:value-type="float">
            <text:p>0.02103848</text:p>
          </table:table-cell>
          <table:table-cell office:value-type="float" office:value="0.01891119" calcext:value-type="float">
            <text:p>0.01891119</text:p>
          </table:table-cell>
          <table:table-cell office:value-type="float" office:value="0.02041352" calcext:value-type="float">
            <text:p>0.02041352</text:p>
          </table:table-cell>
          <table:table-cell office:value-type="float" office:value="0.02312152" calcext:value-type="float">
            <text:p>0.02312152</text:p>
          </table:table-cell>
          <table:table-cell office:value-type="float" office:value="0.6845441" calcext:value-type="float">
            <text:p>0.6845441</text:p>
          </table:table-cell>
          <table:table-cell office:value-type="float" office:value="0.01797079" calcext:value-type="float">
            <text:p>0.01797079</text:p>
          </table:table-cell>
          <table:table-cell office:value-type="float" office:value="0.01352649" calcext:value-type="float">
            <text:p>0.01352649</text:p>
          </table:table-cell>
          <table:table-cell office:value-type="float" office:value="0.01184232" calcext:value-type="float">
            <text:p>0.01184232</text:p>
          </table:table-cell>
          <table:table-cell office:value-type="float" office:value="17.65729" calcext:value-type="float">
            <text:p>17.65729</text:p>
          </table:table-cell>
          <table:table-cell office:value-type="float" office:value="11.82286" calcext:value-type="float">
            <text:p>11.82286</text:p>
          </table:table-cell>
          <table:table-cell office:value-type="float" office:value="11.32868" calcext:value-type="float">
            <text:p>11.32868</text:p>
          </table:table-cell>
          <table:table-cell office:value-type="float" office:value="18.95721" calcext:value-type="float">
            <text:p>18.95721</text:p>
          </table:table-cell>
          <table:table-cell office:value-type="float" office:value="35.27406" calcext:value-type="float">
            <text:p>35.27406</text:p>
          </table:table-cell>
          <table:table-cell office:value-type="float" office:value="16.24741" calcext:value-type="float">
            <text:p>16.24741</text:p>
          </table:table-cell>
          <table:table-cell office:value-type="float" office:value="1.144006" calcext:value-type="float">
            <text:p>1.144006</text:p>
          </table:table-cell>
          <table:table-cell office:value-type="float" office:value="0.287756" calcext:value-type="float">
            <text:p>0.287756</text:p>
          </table:table-cell>
          <table:table-cell office:value-type="float" office:value="-3.274206" calcext:value-type="float">
            <text:p>-3.274206</text:p>
          </table:table-cell>
          <table:table-cell office:value-type="float" office:value="0" calcext:value-type="float">
            <text:p>0</text:p>
          </table:table-cell>
          <table:table-cell office:value-type="float" office:value="-0.00755529" calcext:value-type="float">
            <text:p>-0.007555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3.574448" calcext:value-type="float">
            <text:p>3.574448</text:p>
          </table:table-cell>
          <table:table-cell office:value-type="float" office:value="461.7658" calcext:value-type="float">
            <text:p>461.765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20103" calcext:value-type="float">
            <text:p>-19.20103</text:p>
          </table:table-cell>
          <table:table-cell office:value-type="float" office:value="0.06892139" calcext:value-type="float">
            <text:p>0.06892139</text:p>
          </table:table-cell>
          <table:table-cell office:value-type="float" office:value="10.11509" calcext:value-type="float">
            <text:p>10.11509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90598" calcext:value-type="float">
            <text:p>0.0219059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62879" calcext:value-type="float">
            <text:p>7.062879</text:p>
          </table:table-cell>
          <table:table-cell office:value-type="float" office:value="-0.0695885" calcext:value-type="float">
            <text:p>-0.0695885</text:p>
          </table:table-cell>
          <table:table-cell office:value-type="float" office:value="-1.027948" calcext:value-type="float">
            <text:p>-1.027948</text:p>
          </table:table-cell>
          <table:table-cell office:value-type="float" office:value="0.00002407206" calcext:value-type="float">
            <text:p>2.407206E-05</text:p>
          </table:table-cell>
          <table:table-cell office:value-type="float" office:value="5.245163" calcext:value-type="float">
            <text:p>5.245163</text:p>
          </table:table-cell>
          <table:table-cell office:value-type="float" office:value="0.03497321" calcext:value-type="float">
            <text:p>0.03497321</text:p>
          </table:table-cell>
          <table:table-cell office:value-type="float" office:value="0.01976144" calcext:value-type="float">
            <text:p>0.01976144</text:p>
          </table:table-cell>
          <table:table-cell office:value-type="float" office:value="0.02014329" calcext:value-type="float">
            <text:p>0.02014329</text:p>
          </table:table-cell>
          <table:table-cell office:value-type="float" office:value="0.01998331" calcext:value-type="float">
            <text:p>0.01998331</text:p>
          </table:table-cell>
          <table:table-cell office:value-type="float" office:value="0.5080676" calcext:value-type="float">
            <text:p>0.5080676</text:p>
          </table:table-cell>
          <table:table-cell office:value-type="float" office:value="0.0175372" calcext:value-type="float">
            <text:p>0.0175372</text:p>
          </table:table-cell>
          <table:table-cell office:value-type="float" office:value="0.01355424" calcext:value-type="float">
            <text:p>0.01355424</text:p>
          </table:table-cell>
          <table:table-cell office:value-type="float" office:value="0.0118712" calcext:value-type="float">
            <text:p>0.0118712</text:p>
          </table:table-cell>
          <table:table-cell office:value-type="float" office:value="16.56565" calcext:value-type="float">
            <text:p>16.56565</text:p>
          </table:table-cell>
          <table:table-cell office:value-type="float" office:value="13.50086" calcext:value-type="float">
            <text:p>13.50086</text:p>
          </table:table-cell>
          <table:table-cell office:value-type="float" office:value="11.43829" calcext:value-type="float">
            <text:p>11.43829</text:p>
          </table:table-cell>
          <table:table-cell office:value-type="float" office:value="18.42848" calcext:value-type="float">
            <text:p>18.42848</text:p>
          </table:table-cell>
          <table:table-cell office:value-type="float" office:value="32.96021" calcext:value-type="float">
            <text:p>32.96021</text:p>
          </table:table-cell>
          <table:table-cell office:value-type="float" office:value="18.99239" calcext:value-type="float">
            <text:p>18.99239</text:p>
          </table:table-cell>
          <table:table-cell office:value-type="float" office:value="1.24968" calcext:value-type="float">
            <text:p>1.24968</text:p>
          </table:table-cell>
          <table:table-cell office:value-type="float" office:value="0.291103" calcext:value-type="float">
            <text:p>0.291103</text:p>
          </table:table-cell>
          <table:table-cell office:value-type="float" office:value="-2.371016" calcext:value-type="float">
            <text:p>-2.371016</text:p>
          </table:table-cell>
          <table:table-cell office:value-type="float" office:value="0" calcext:value-type="float">
            <text:p>0</text:p>
          </table:table-cell>
          <table:table-cell office:value-type="float" office:value="-0.007561337" calcext:value-type="float">
            <text:p>-0.00756133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0" calcext:value-type="float">
            <text:p>3102000</text:p>
          </table:table-cell>
          <table:table-cell office:value-type="float" office:value="3.579461" calcext:value-type="float">
            <text:p>3.579461</text:p>
          </table:table-cell>
          <table:table-cell office:value-type="float" office:value="461.746" calcext:value-type="float">
            <text:p>461.74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9462" calcext:value-type="float">
            <text:p>-19.19462</text:p>
          </table:table-cell>
          <table:table-cell office:value-type="float" office:value="0.06072424" calcext:value-type="float">
            <text:p>0.06072424</text:p>
          </table:table-cell>
          <table:table-cell office:value-type="float" office:value="10.13731" calcext:value-type="float">
            <text:p>10.13731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943" calcext:value-type="float">
            <text:p>0.02194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66677" calcext:value-type="float">
            <text:p>7.066677</text:p>
          </table:table-cell>
          <table:table-cell office:value-type="float" office:value="-0.06974415" calcext:value-type="float">
            <text:p>-0.06974415</text:p>
          </table:table-cell>
          <table:table-cell office:value-type="float" office:value="-1.027936" calcext:value-type="float">
            <text:p>-1.027936</text:p>
          </table:table-cell>
          <table:table-cell office:value-type="float" office:value="0.00002639271" calcext:value-type="float">
            <text:p>2.639271E-05</text:p>
          </table:table-cell>
          <table:table-cell office:value-type="float" office:value="5.24998" calcext:value-type="float">
            <text:p>5.24998</text:p>
          </table:table-cell>
          <table:table-cell office:value-type="float" office:value="0.02353568" calcext:value-type="float">
            <text:p>0.02353568</text:p>
          </table:table-cell>
          <table:table-cell office:value-type="float" office:value="0.01871674" calcext:value-type="float">
            <text:p>0.01871674</text:p>
          </table:table-cell>
          <table:table-cell office:value-type="float" office:value="0.01987783" calcext:value-type="float">
            <text:p>0.01987783</text:p>
          </table:table-cell>
          <table:table-cell office:value-type="float" office:value="0.01785145" calcext:value-type="float">
            <text:p>0.01785145</text:p>
          </table:table-cell>
          <table:table-cell office:value-type="float" office:value="0.3836244" calcext:value-type="float">
            <text:p>0.3836244</text:p>
          </table:table-cell>
          <table:table-cell office:value-type="float" office:value="0.01734211" calcext:value-type="float">
            <text:p>0.01734211</text:p>
          </table:table-cell>
          <table:table-cell office:value-type="float" office:value="0.01355563" calcext:value-type="float">
            <text:p>0.01355563</text:p>
          </table:table-cell>
          <table:table-cell office:value-type="float" office:value="0.0118762" calcext:value-type="float">
            <text:p>0.0118762</text:p>
          </table:table-cell>
          <table:table-cell office:value-type="float" office:value="18.24199" calcext:value-type="float">
            <text:p>18.24199</text:p>
          </table:table-cell>
          <table:table-cell office:value-type="float" office:value="13.07952" calcext:value-type="float">
            <text:p>13.07952</text:p>
          </table:table-cell>
          <table:table-cell office:value-type="float" office:value="11.20605" calcext:value-type="float">
            <text:p>11.20605</text:p>
          </table:table-cell>
          <table:table-cell office:value-type="float" office:value="18.008" calcext:value-type="float">
            <text:p>18.008</text:p>
          </table:table-cell>
          <table:table-cell office:value-type="float" office:value="31.37921" calcext:value-type="float">
            <text:p>31.37921</text:p>
          </table:table-cell>
          <table:table-cell office:value-type="float" office:value="21.15553" calcext:value-type="float">
            <text:p>21.15553</text:p>
          </table:table-cell>
          <table:table-cell office:value-type="float" office:value="1.393396" calcext:value-type="float">
            <text:p>1.393396</text:p>
          </table:table-cell>
          <table:table-cell office:value-type="float" office:value="0.2947597" calcext:value-type="float">
            <text:p>0.2947597</text:p>
          </table:table-cell>
          <table:table-cell office:value-type="float" office:value="-1.877434" calcext:value-type="float">
            <text:p>-1.877434</text:p>
          </table:table-cell>
          <table:table-cell office:value-type="float" office:value="0" calcext:value-type="float">
            <text:p>0</text:p>
          </table:table-cell>
          <table:table-cell office:value-type="float" office:value="-0.007569768" calcext:value-type="float">
            <text:p>-0.00756976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0" calcext:value-type="float">
            <text:p>4102000</text:p>
          </table:table-cell>
          <table:table-cell office:value-type="float" office:value="3.584639" calcext:value-type="float">
            <text:p>3.584639</text:p>
          </table:table-cell>
          <table:table-cell office:value-type="float" office:value="461.7283" calcext:value-type="float">
            <text:p>461.728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8834" calcext:value-type="float">
            <text:p>-19.18834</text:p>
          </table:table-cell>
          <table:table-cell office:value-type="float" office:value="0.054928" calcext:value-type="float">
            <text:p>0.054928</text:p>
          </table:table-cell>
          <table:table-cell office:value-type="float" office:value="10.15584" calcext:value-type="float">
            <text:p>10.1558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198001" calcext:value-type="float">
            <text:p>0.0219800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70461" calcext:value-type="float">
            <text:p>7.070461</text:p>
          </table:table-cell>
          <table:table-cell office:value-type="float" office:value="-0.06988656" calcext:value-type="float">
            <text:p>-0.06988656</text:p>
          </table:table-cell>
          <table:table-cell office:value-type="float" office:value="-1.027925" calcext:value-type="float">
            <text:p>-1.027925</text:p>
          </table:table-cell>
          <table:table-cell office:value-type="float" office:value="0.00002798933" calcext:value-type="float">
            <text:p>2.798933E-05</text:p>
          </table:table-cell>
          <table:table-cell office:value-type="float" office:value="5.252714" calcext:value-type="float">
            <text:p>5.252714</text:p>
          </table:table-cell>
          <table:table-cell office:value-type="float" office:value="0.02849912" calcext:value-type="float">
            <text:p>0.02849912</text:p>
          </table:table-cell>
          <table:table-cell office:value-type="float" office:value="0.01907901" calcext:value-type="float">
            <text:p>0.01907901</text:p>
          </table:table-cell>
          <table:table-cell office:value-type="float" office:value="0.02000876" calcext:value-type="float">
            <text:p>0.02000876</text:p>
          </table:table-cell>
          <table:table-cell office:value-type="float" office:value="0.01642847" calcext:value-type="float">
            <text:p>0.01642847</text:p>
          </table:table-cell>
          <table:table-cell office:value-type="float" office:value="0.291769" calcext:value-type="float">
            <text:p>0.291769</text:p>
          </table:table-cell>
          <table:table-cell office:value-type="float" office:value="0.01725833" calcext:value-type="float">
            <text:p>0.01725833</text:p>
          </table:table-cell>
          <table:table-cell office:value-type="float" office:value="0.0136688" calcext:value-type="float">
            <text:p>0.0136688</text:p>
          </table:table-cell>
          <table:table-cell office:value-type="float" office:value="0.01189278" calcext:value-type="float">
            <text:p>0.01189278</text:p>
          </table:table-cell>
          <table:table-cell office:value-type="float" office:value="16.83161" calcext:value-type="float">
            <text:p>16.83161</text:p>
          </table:table-cell>
          <table:table-cell office:value-type="float" office:value="13.92939" calcext:value-type="float">
            <text:p>13.92939</text:p>
          </table:table-cell>
          <table:table-cell office:value-type="float" office:value="11.37248" calcext:value-type="float">
            <text:p>11.37248</text:p>
          </table:table-cell>
          <table:table-cell office:value-type="float" office:value="17.82585" calcext:value-type="float">
            <text:p>17.82585</text:p>
          </table:table-cell>
          <table:table-cell office:value-type="float" office:value="30.87886" calcext:value-type="float">
            <text:p>30.87886</text:p>
          </table:table-cell>
          <table:table-cell office:value-type="float" office:value="21.77311" calcext:value-type="float">
            <text:p>21.77311</text:p>
          </table:table-cell>
          <table:table-cell office:value-type="float" office:value="1.570671" calcext:value-type="float">
            <text:p>1.570671</text:p>
          </table:table-cell>
          <table:table-cell office:value-type="float" office:value="0.2985234" calcext:value-type="float">
            <text:p>0.2985234</text:p>
          </table:table-cell>
          <table:table-cell office:value-type="float" office:value="-1.075695" calcext:value-type="float">
            <text:p>-1.075695</text:p>
          </table:table-cell>
          <table:table-cell office:value-type="float" office:value="0" calcext:value-type="float">
            <text:p>0</text:p>
          </table:table-cell>
          <table:table-cell office:value-type="float" office:value="-0.00757696" calcext:value-type="float">
            <text:p>-0.0075769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0" calcext:value-type="float">
            <text:p>5102000</text:p>
          </table:table-cell>
          <table:table-cell office:value-type="float" office:value="3.58953" calcext:value-type="float">
            <text:p>3.58953</text:p>
          </table:table-cell>
          <table:table-cell office:value-type="float" office:value="461.7133" calcext:value-type="float">
            <text:p>461.713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8255" calcext:value-type="float">
            <text:p>-19.18255</text:p>
          </table:table-cell>
          <table:table-cell office:value-type="float" office:value="0.0513636" calcext:value-type="float">
            <text:p>0.0513636</text:p>
          </table:table-cell>
          <table:table-cell office:value-type="float" office:value="10.17232" calcext:value-type="float">
            <text:p>10.1723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01703" calcext:value-type="float">
            <text:p>0.0220170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74216" calcext:value-type="float">
            <text:p>7.074216</text:p>
          </table:table-cell>
          <table:table-cell office:value-type="float" office:value="-0.07000554" calcext:value-type="float">
            <text:p>-0.07000554</text:p>
          </table:table-cell>
          <table:table-cell office:value-type="float" office:value="-1.027915" calcext:value-type="float">
            <text:p>-1.027915</text:p>
          </table:table-cell>
          <table:table-cell office:value-type="float" office:value="0.0000290961" calcext:value-type="float">
            <text:p>2.90961E-05</text:p>
          </table:table-cell>
          <table:table-cell office:value-type="float" office:value="5.254133" calcext:value-type="float">
            <text:p>5.254133</text:p>
          </table:table-cell>
          <table:table-cell office:value-type="float" office:value="0.06891672" calcext:value-type="float">
            <text:p>0.06891672</text:p>
          </table:table-cell>
          <table:table-cell office:value-type="float" office:value="0.03125407" calcext:value-type="float">
            <text:p>0.03125407</text:p>
          </table:table-cell>
          <table:table-cell office:value-type="float" office:value="0.02047234" calcext:value-type="float">
            <text:p>0.02047234</text:p>
          </table:table-cell>
          <table:table-cell office:value-type="float" office:value="0.01548392" calcext:value-type="float">
            <text:p>0.01548392</text:p>
          </table:table-cell>
          <table:table-cell office:value-type="float" office:value="0.2228344" calcext:value-type="float">
            <text:p>0.2228344</text:p>
          </table:table-cell>
          <table:table-cell office:value-type="float" office:value="0.01723873" calcext:value-type="float">
            <text:p>0.01723873</text:p>
          </table:table-cell>
          <table:table-cell office:value-type="float" office:value="0.01385648" calcext:value-type="float">
            <text:p>0.01385648</text:p>
          </table:table-cell>
          <table:table-cell office:value-type="float" office:value="0.01193958" calcext:value-type="float">
            <text:p>0.01193958</text:p>
          </table:table-cell>
          <table:table-cell office:value-type="float" office:value="11.65463" calcext:value-type="float">
            <text:p>11.65463</text:p>
          </table:table-cell>
          <table:table-cell office:value-type="float" office:value="17.34008" calcext:value-type="float">
            <text:p>17.34008</text:p>
          </table:table-cell>
          <table:table-cell office:value-type="float" office:value="11.65926" calcext:value-type="float">
            <text:p>11.65926</text:p>
          </table:table-cell>
          <table:table-cell office:value-type="float" office:value="17.73639" calcext:value-type="float">
            <text:p>17.73639</text:p>
          </table:table-cell>
          <table:table-cell office:value-type="float" office:value="30.64278" calcext:value-type="float">
            <text:p>30.64278</text:p>
          </table:table-cell>
          <table:table-cell office:value-type="float" office:value="21.95744" calcext:value-type="float">
            <text:p>21.95744</text:p>
          </table:table-cell>
          <table:table-cell office:value-type="float" office:value="1.739924" calcext:value-type="float">
            <text:p>1.739924</text:p>
          </table:table-cell>
          <table:table-cell office:value-type="float" office:value="0.3021784" calcext:value-type="float">
            <text:p>0.3021784</text:p>
          </table:table-cell>
          <table:table-cell office:value-type="float" office:value="0.6186092" calcext:value-type="float">
            <text:p>0.6186092</text:p>
          </table:table-cell>
          <table:table-cell office:value-type="float" office:value="0" calcext:value-type="float">
            <text:p>0</text:p>
          </table:table-cell>
          <table:table-cell office:value-type="float" office:value="-0.007582977" calcext:value-type="float">
            <text:p>-0.0075829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3.594695" calcext:value-type="float">
            <text:p>3.594695</text:p>
          </table:table-cell>
          <table:table-cell office:value-type="float" office:value="461.7003" calcext:value-type="float">
            <text:p>461.700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7669" calcext:value-type="float">
            <text:p>-19.17669</text:p>
          </table:table-cell>
          <table:table-cell office:value-type="float" office:value="0.04780041" calcext:value-type="float">
            <text:p>0.04780041</text:p>
          </table:table-cell>
          <table:table-cell office:value-type="float" office:value="10.1852" calcext:value-type="float">
            <text:p>10.185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05404" calcext:value-type="float">
            <text:p>0.0220540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77941" calcext:value-type="float">
            <text:p>7.077941</text:p>
          </table:table-cell>
          <table:table-cell office:value-type="float" office:value="-0.07009979" calcext:value-type="float">
            <text:p>-0.07009979</text:p>
          </table:table-cell>
          <table:table-cell office:value-type="float" office:value="-1.027906" calcext:value-type="float">
            <text:p>-1.027906</text:p>
          </table:table-cell>
          <table:table-cell office:value-type="float" office:value="0.0000298667" calcext:value-type="float">
            <text:p>2.98667E-05</text:p>
          </table:table-cell>
          <table:table-cell office:value-type="float" office:value="5.255084" calcext:value-type="float">
            <text:p>5.255084</text:p>
          </table:table-cell>
          <table:table-cell office:value-type="float" office:value="0.05021755" calcext:value-type="float">
            <text:p>0.05021755</text:p>
          </table:table-cell>
          <table:table-cell office:value-type="float" office:value="0.02519709" calcext:value-type="float">
            <text:p>0.02519709</text:p>
          </table:table-cell>
          <table:table-cell office:value-type="float" office:value="0.02122169" calcext:value-type="float">
            <text:p>0.02122169</text:p>
          </table:table-cell>
          <table:table-cell office:value-type="float" office:value="0.01513448" calcext:value-type="float">
            <text:p>0.01513448</text:p>
          </table:table-cell>
          <table:table-cell office:value-type="float" office:value="0.1702455" calcext:value-type="float">
            <text:p>0.1702455</text:p>
          </table:table-cell>
          <table:table-cell office:value-type="float" office:value="0.01723013" calcext:value-type="float">
            <text:p>0.01723013</text:p>
          </table:table-cell>
          <table:table-cell office:value-type="float" office:value="0.01406348" calcext:value-type="float">
            <text:p>0.01406348</text:p>
          </table:table-cell>
          <table:table-cell office:value-type="float" office:value="0.01200099" calcext:value-type="float">
            <text:p>0.01200099</text:p>
          </table:table-cell>
          <table:table-cell office:value-type="float" office:value="7.395065" calcext:value-type="float">
            <text:p>7.395065</text:p>
          </table:table-cell>
          <table:table-cell office:value-type="float" office:value="11.71727" calcext:value-type="float">
            <text:p>11.71727</text:p>
          </table:table-cell>
          <table:table-cell office:value-type="float" office:value="12.85073" calcext:value-type="float">
            <text:p>12.85073</text:p>
          </table:table-cell>
          <table:table-cell office:value-type="float" office:value="18.30583" calcext:value-type="float">
            <text:p>18.30583</text:p>
          </table:table-cell>
          <table:table-cell office:value-type="float" office:value="30.79724" calcext:value-type="float">
            <text:p>30.79724</text:p>
          </table:table-cell>
          <table:table-cell office:value-type="float" office:value="22.48941" calcext:value-type="float">
            <text:p>22.48941</text:p>
          </table:table-cell>
          <table:table-cell office:value-type="float" office:value="1.947376" calcext:value-type="float">
            <text:p>1.947376</text:p>
          </table:table-cell>
          <table:table-cell office:value-type="float" office:value="0.3057415" calcext:value-type="float">
            <text:p>0.3057415</text:p>
          </table:table-cell>
          <table:table-cell office:value-type="float" office:value="2.363809" calcext:value-type="float">
            <text:p>2.363809</text:p>
          </table:table-cell>
          <table:table-cell office:value-type="float" office:value="0" calcext:value-type="float">
            <text:p>0</text:p>
          </table:table-cell>
          <table:table-cell office:value-type="float" office:value="-0.00758838" calcext:value-type="float">
            <text:p>-0.007588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0" calcext:value-type="float">
            <text:p>7102000</text:p>
          </table:table-cell>
          <table:table-cell office:value-type="float" office:value="3.599743" calcext:value-type="float">
            <text:p>3.599743</text:p>
          </table:table-cell>
          <table:table-cell office:value-type="float" office:value="461.6883" calcext:value-type="float">
            <text:p>461.688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7102" calcext:value-type="float">
            <text:p>-19.17102</text:p>
          </table:table-cell>
          <table:table-cell office:value-type="float" office:value="0.04509719" calcext:value-type="float">
            <text:p>0.04509719</text:p>
          </table:table-cell>
          <table:table-cell office:value-type="float" office:value="10.19414" calcext:value-type="float">
            <text:p>10.1941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09106" calcext:value-type="float">
            <text:p>0.02209106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8165" calcext:value-type="float">
            <text:p>7.08165</text:p>
          </table:table-cell>
          <table:table-cell office:value-type="float" office:value="-0.07018828" calcext:value-type="float">
            <text:p>-0.07018828</text:p>
          </table:table-cell>
          <table:table-cell office:value-type="float" office:value="-1.027894" calcext:value-type="float">
            <text:p>-1.027894</text:p>
          </table:table-cell>
          <table:table-cell office:value-type="float" office:value="0.00003096209" calcext:value-type="float">
            <text:p>3.096209E-05</text:p>
          </table:table-cell>
          <table:table-cell office:value-type="float" office:value="5.255627" calcext:value-type="float">
            <text:p>5.255627</text:p>
          </table:table-cell>
          <table:table-cell office:value-type="float" office:value="0.04017126" calcext:value-type="float">
            <text:p>0.04017126</text:p>
          </table:table-cell>
          <table:table-cell office:value-type="float" office:value="0.02322159" calcext:value-type="float">
            <text:p>0.02322159</text:p>
          </table:table-cell>
          <table:table-cell office:value-type="float" office:value="0.02134156" calcext:value-type="float">
            <text:p>0.02134156</text:p>
          </table:table-cell>
          <table:table-cell office:value-type="float" office:value="0.0146686" calcext:value-type="float">
            <text:p>0.0146686</text:p>
          </table:table-cell>
          <table:table-cell office:value-type="float" office:value="0.1293117" calcext:value-type="float">
            <text:p>0.1293117</text:p>
          </table:table-cell>
          <table:table-cell office:value-type="float" office:value="0.01750247" calcext:value-type="float">
            <text:p>0.01750247</text:p>
          </table:table-cell>
          <table:table-cell office:value-type="float" office:value="0.01429402" calcext:value-type="float">
            <text:p>0.01429402</text:p>
          </table:table-cell>
          <table:table-cell office:value-type="float" office:value="0.01207267" calcext:value-type="float">
            <text:p>0.01207267</text:p>
          </table:table-cell>
          <table:table-cell office:value-type="float" office:value="9.315045" calcext:value-type="float">
            <text:p>9.315045</text:p>
          </table:table-cell>
          <table:table-cell office:value-type="float" office:value="11.05896" calcext:value-type="float">
            <text:p>11.05896</text:p>
          </table:table-cell>
          <table:table-cell office:value-type="float" office:value="12.40997" calcext:value-type="float">
            <text:p>12.40997</text:p>
          </table:table-cell>
          <table:table-cell office:value-type="float" office:value="17.95251" calcext:value-type="float">
            <text:p>17.95251</text:p>
          </table:table-cell>
          <table:table-cell office:value-type="float" office:value="30.35816" calcext:value-type="float">
            <text:p>30.35816</text:p>
          </table:table-cell>
          <table:table-cell office:value-type="float" office:value="23.37951" calcext:value-type="float">
            <text:p>23.37951</text:p>
          </table:table-cell>
          <table:table-cell office:value-type="float" office:value="2.151621" calcext:value-type="float">
            <text:p>2.151621</text:p>
          </table:table-cell>
          <table:table-cell office:value-type="float" office:value="0.3092342" calcext:value-type="float">
            <text:p>0.3092342</text:p>
          </table:table-cell>
          <table:table-cell office:value-type="float" office:value="2.838879" calcext:value-type="float">
            <text:p>2.838879</text:p>
          </table:table-cell>
          <table:table-cell office:value-type="float" office:value="0" calcext:value-type="float">
            <text:p>0</text:p>
          </table:table-cell>
          <table:table-cell office:value-type="float" office:value="-0.0075932" calcext:value-type="float">
            <text:p>-0.007593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0" calcext:value-type="float">
            <text:p>8102000</text:p>
          </table:table-cell>
          <table:table-cell office:value-type="float" office:value="3.604218" calcext:value-type="float">
            <text:p>3.604218</text:p>
          </table:table-cell>
          <table:table-cell office:value-type="float" office:value="461.6777" calcext:value-type="float">
            <text:p>461.677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6603" calcext:value-type="float">
            <text:p>-19.16603</text:p>
          </table:table-cell>
          <table:table-cell office:value-type="float" office:value="0.04321579" calcext:value-type="float">
            <text:p>0.04321579</text:p>
          </table:table-cell>
          <table:table-cell office:value-type="float" office:value="10.2013" calcext:value-type="float">
            <text:p>10.201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12807" calcext:value-type="float">
            <text:p>0.0221280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85371" calcext:value-type="float">
            <text:p>7.085371</text:p>
          </table:table-cell>
          <table:table-cell office:value-type="float" office:value="-0.07026609" calcext:value-type="float">
            <text:p>-0.07026609</text:p>
          </table:table-cell>
          <table:table-cell office:value-type="float" office:value="-1.027883" calcext:value-type="float">
            <text:p>-1.027883</text:p>
          </table:table-cell>
          <table:table-cell office:value-type="float" office:value="0.00003187185" calcext:value-type="float">
            <text:p>3.187185E-05</text:p>
          </table:table-cell>
          <table:table-cell office:value-type="float" office:value="5.255538" calcext:value-type="float">
            <text:p>5.255538</text:p>
          </table:table-cell>
          <table:table-cell office:value-type="float" office:value="0.03736487" calcext:value-type="float">
            <text:p>0.03736487</text:p>
          </table:table-cell>
          <table:table-cell office:value-type="float" office:value="0.02262356" calcext:value-type="float">
            <text:p>0.02262356</text:p>
          </table:table-cell>
          <table:table-cell office:value-type="float" office:value="0.0217454" calcext:value-type="float">
            <text:p>0.0217454</text:p>
          </table:table-cell>
          <table:table-cell office:value-type="float" office:value="0.01448342" calcext:value-type="float">
            <text:p>0.01448342</text:p>
          </table:table-cell>
          <table:table-cell office:value-type="float" office:value="0.09881069" calcext:value-type="float">
            <text:p>0.09881069</text:p>
          </table:table-cell>
          <table:table-cell office:value-type="float" office:value="0.01776679" calcext:value-type="float">
            <text:p>0.01776679</text:p>
          </table:table-cell>
          <table:table-cell office:value-type="float" office:value="0.01456569" calcext:value-type="float">
            <text:p>0.01456569</text:p>
          </table:table-cell>
          <table:table-cell office:value-type="float" office:value="0.01215749" calcext:value-type="float">
            <text:p>0.01215749</text:p>
          </table:table-cell>
          <table:table-cell office:value-type="float" office:value="10.87981" calcext:value-type="float">
            <text:p>10.87981</text:p>
          </table:table-cell>
          <table:table-cell office:value-type="float" office:value="11.00941" calcext:value-type="float">
            <text:p>11.00941</text:p>
          </table:table-cell>
          <table:table-cell office:value-type="float" office:value="12.23439" calcext:value-type="float">
            <text:p>12.23439</text:p>
          </table:table-cell>
          <table:table-cell office:value-type="float" office:value="17.78742" calcext:value-type="float">
            <text:p>17.78742</text:p>
          </table:table-cell>
          <table:table-cell office:value-type="float" office:value="30.00256" calcext:value-type="float">
            <text:p>30.00256</text:p>
          </table:table-cell>
          <table:table-cell office:value-type="float" office:value="23.52629" calcext:value-type="float">
            <text:p>23.52629</text:p>
          </table:table-cell>
          <table:table-cell office:value-type="float" office:value="2.403444" calcext:value-type="float">
            <text:p>2.403444</text:p>
          </table:table-cell>
          <table:table-cell office:value-type="float" office:value="0.3127452" calcext:value-type="float">
            <text:p>0.3127452</text:p>
          </table:table-cell>
          <table:table-cell office:value-type="float" office:value="3.267471" calcext:value-type="float">
            <text:p>3.267471</text:p>
          </table:table-cell>
          <table:table-cell office:value-type="float" office:value="0" calcext:value-type="float">
            <text:p>0</text:p>
          </table:table-cell>
          <table:table-cell office:value-type="float" office:value="-0.007597402" calcext:value-type="float">
            <text:p>-0.0075974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0" calcext:value-type="float">
            <text:p>9102000</text:p>
          </table:table-cell>
          <table:table-cell office:value-type="float" office:value="3.608776" calcext:value-type="float">
            <text:p>3.608776</text:p>
          </table:table-cell>
          <table:table-cell office:value-type="float" office:value="461.6684" calcext:value-type="float">
            <text:p>461.668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6104" calcext:value-type="float">
            <text:p>-19.16104</text:p>
          </table:table-cell>
          <table:table-cell office:value-type="float" office:value="0.04181919" calcext:value-type="float">
            <text:p>0.04181919</text:p>
          </table:table-cell>
          <table:table-cell office:value-type="float" office:value="10.20675" calcext:value-type="float">
            <text:p>10.20675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16509" calcext:value-type="float">
            <text:p>0.02216509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89087" calcext:value-type="float">
            <text:p>7.089087</text:p>
          </table:table-cell>
          <table:table-cell office:value-type="float" office:value="-0.07033391" calcext:value-type="float">
            <text:p>-0.07033391</text:p>
          </table:table-cell>
          <table:table-cell office:value-type="float" office:value="-1.027871" calcext:value-type="float">
            <text:p>-1.027871</text:p>
          </table:table-cell>
          <table:table-cell office:value-type="float" office:value="0.00003268434" calcext:value-type="float">
            <text:p>3.268434E-05</text:p>
          </table:table-cell>
          <table:table-cell office:value-type="float" office:value="5.255115" calcext:value-type="float">
            <text:p>5.255115</text:p>
          </table:table-cell>
          <table:table-cell office:value-type="float" office:value="0.03288413" calcext:value-type="float">
            <text:p>0.03288413</text:p>
          </table:table-cell>
          <table:table-cell office:value-type="float" office:value="0.02222564" calcext:value-type="float">
            <text:p>0.02222564</text:p>
          </table:table-cell>
          <table:table-cell office:value-type="float" office:value="0.02208716" calcext:value-type="float">
            <text:p>0.02208716</text:p>
          </table:table-cell>
          <table:table-cell office:value-type="float" office:value="0.01454547" calcext:value-type="float">
            <text:p>0.01454547</text:p>
          </table:table-cell>
          <table:table-cell office:value-type="float" office:value="0.07597002" calcext:value-type="float">
            <text:p>0.07597002</text:p>
          </table:table-cell>
          <table:table-cell office:value-type="float" office:value="0.0180215" calcext:value-type="float">
            <text:p>0.0180215</text:p>
          </table:table-cell>
          <table:table-cell office:value-type="float" office:value="0.01486917" calcext:value-type="float">
            <text:p>0.01486917</text:p>
          </table:table-cell>
          <table:table-cell office:value-type="float" office:value="0.01225746" calcext:value-type="float">
            <text:p>0.01225746</text:p>
          </table:table-cell>
          <table:table-cell office:value-type="float" office:value="12.63129" calcext:value-type="float">
            <text:p>12.63129</text:p>
          </table:table-cell>
          <table:table-cell office:value-type="float" office:value="11.1395" calcext:value-type="float">
            <text:p>11.1395</text:p>
          </table:table-cell>
          <table:table-cell office:value-type="float" office:value="12.12829" calcext:value-type="float">
            <text:p>12.12829</text:p>
          </table:table-cell>
          <table:table-cell office:value-type="float" office:value="17.64098" calcext:value-type="float">
            <text:p>17.64098</text:p>
          </table:table-cell>
          <table:table-cell office:value-type="float" office:value="29.70698" calcext:value-type="float">
            <text:p>29.70698</text:p>
          </table:table-cell>
          <table:table-cell office:value-type="float" office:value="23.41583" calcext:value-type="float">
            <text:p>23.41583</text:p>
          </table:table-cell>
          <table:table-cell office:value-type="float" office:value="2.647076" calcext:value-type="float">
            <text:p>2.647076</text:p>
          </table:table-cell>
          <table:table-cell office:value-type="float" office:value="0.3162639" calcext:value-type="float">
            <text:p>0.3162639</text:p>
          </table:table-cell>
          <table:table-cell office:value-type="float" office:value="3.612812" calcext:value-type="float">
            <text:p>3.612812</text:p>
          </table:table-cell>
          <table:table-cell office:value-type="float" office:value="0" calcext:value-type="float">
            <text:p>0</text:p>
          </table:table-cell>
          <table:table-cell office:value-type="float" office:value="-0.007601039" calcext:value-type="float">
            <text:p>-0.0076010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0" calcext:value-type="float">
            <text:p>10102000</text:p>
          </table:table-cell>
          <table:table-cell office:value-type="float" office:value="3.613349" calcext:value-type="float">
            <text:p>3.613349</text:p>
          </table:table-cell>
          <table:table-cell office:value-type="float" office:value="461.6594" calcext:value-type="float">
            <text:p>461.659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5609" calcext:value-type="float">
            <text:p>-19.15609</text:p>
          </table:table-cell>
          <table:table-cell office:value-type="float" office:value="0.0411881" calcext:value-type="float">
            <text:p>0.0411881</text:p>
          </table:table-cell>
          <table:table-cell office:value-type="float" office:value="10.21324" calcext:value-type="float">
            <text:p>10.2132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2021" calcext:value-type="float">
            <text:p>0.022202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92793" calcext:value-type="float">
            <text:p>7.092793</text:p>
          </table:table-cell>
          <table:table-cell office:value-type="float" office:value="-0.07039288" calcext:value-type="float">
            <text:p>-0.07039288</text:p>
          </table:table-cell>
          <table:table-cell office:value-type="float" office:value="-1.027861" calcext:value-type="float">
            <text:p>-1.027861</text:p>
          </table:table-cell>
          <table:table-cell office:value-type="float" office:value="0.00003349574" calcext:value-type="float">
            <text:p>3.349574E-05</text:p>
          </table:table-cell>
          <table:table-cell office:value-type="float" office:value="5.254541" calcext:value-type="float">
            <text:p>5.254541</text:p>
          </table:table-cell>
          <table:table-cell office:value-type="float" office:value="0.04849152" calcext:value-type="float">
            <text:p>0.04849152</text:p>
          </table:table-cell>
          <table:table-cell office:value-type="float" office:value="0.02574332" calcext:value-type="float">
            <text:p>0.02574332</text:p>
          </table:table-cell>
          <table:table-cell office:value-type="float" office:value="0.02286837" calcext:value-type="float">
            <text:p>0.02286837</text:p>
          </table:table-cell>
          <table:table-cell office:value-type="float" office:value="0.01478842" calcext:value-type="float">
            <text:p>0.01478842</text:p>
          </table:table-cell>
          <table:table-cell office:value-type="float" office:value="0.05893129" calcext:value-type="float">
            <text:p>0.05893129</text:p>
          </table:table-cell>
          <table:table-cell office:value-type="float" office:value="0.01819858" calcext:value-type="float">
            <text:p>0.01819858</text:p>
          </table:table-cell>
          <table:table-cell office:value-type="float" office:value="0.01518286" calcext:value-type="float">
            <text:p>0.01518286</text:p>
          </table:table-cell>
          <table:table-cell office:value-type="float" office:value="0.01236444" calcext:value-type="float">
            <text:p>0.01236444</text:p>
          </table:table-cell>
          <table:table-cell office:value-type="float" office:value="9.458557" calcext:value-type="float">
            <text:p>9.458557</text:p>
          </table:table-cell>
          <table:table-cell office:value-type="float" office:value="11.46605" calcext:value-type="float">
            <text:p>11.46605</text:p>
          </table:table-cell>
          <table:table-cell office:value-type="float" office:value="12.68019" calcext:value-type="float">
            <text:p>12.68019</text:p>
          </table:table-cell>
          <table:table-cell office:value-type="float" office:value="17.81363" calcext:value-type="float">
            <text:p>17.81363</text:p>
          </table:table-cell>
          <table:table-cell office:value-type="float" office:value="29.4476" calcext:value-type="float">
            <text:p>29.4476</text:p>
          </table:table-cell>
          <table:table-cell office:value-type="float" office:value="23.23135" calcext:value-type="float">
            <text:p>23.23135</text:p>
          </table:table-cell>
          <table:table-cell office:value-type="float" office:value="2.926388" calcext:value-type="float">
            <text:p>2.926388</text:p>
          </table:table-cell>
          <table:table-cell office:value-type="float" office:value="0.319906" calcext:value-type="float">
            <text:p>0.319906</text:p>
          </table:table-cell>
          <table:table-cell office:value-type="float" office:value="4.788334" calcext:value-type="float">
            <text:p>4.788334</text:p>
          </table:table-cell>
          <table:table-cell office:value-type="float" office:value="0" calcext:value-type="float">
            <text:p>0</text:p>
          </table:table-cell>
          <table:table-cell office:value-type="float" office:value="-0.007604333" calcext:value-type="float">
            <text:p>-0.0076043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0" calcext:value-type="float">
            <text:p>11102000</text:p>
          </table:table-cell>
          <table:table-cell office:value-type="float" office:value="3.617796" calcext:value-type="float">
            <text:p>3.617796</text:p>
          </table:table-cell>
          <table:table-cell office:value-type="float" office:value="461.6494" calcext:value-type="float">
            <text:p>461.649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5122" calcext:value-type="float">
            <text:p>-19.15122</text:p>
          </table:table-cell>
          <table:table-cell office:value-type="float" office:value="0.04017376" calcext:value-type="float">
            <text:p>0.04017376</text:p>
          </table:table-cell>
          <table:table-cell office:value-type="float" office:value="10.21863" calcext:value-type="float">
            <text:p>10.2186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23912" calcext:value-type="float">
            <text:p>0.0222391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09646" calcext:value-type="float">
            <text:p>7.09646</text:p>
          </table:table-cell>
          <table:table-cell office:value-type="float" office:value="-0.07045756" calcext:value-type="float">
            <text:p>-0.07045756</text:p>
          </table:table-cell>
          <table:table-cell office:value-type="float" office:value="-1.027849" calcext:value-type="float">
            <text:p>-1.027849</text:p>
          </table:table-cell>
          <table:table-cell office:value-type="float" office:value="0.00003554052" calcext:value-type="float">
            <text:p>3.554052E-05</text:p>
          </table:table-cell>
          <table:table-cell office:value-type="float" office:value="5.254995" calcext:value-type="float">
            <text:p>5.254995</text:p>
          </table:table-cell>
          <table:table-cell office:value-type="float" office:value="0.03703784" calcext:value-type="float">
            <text:p>0.03703784</text:p>
          </table:table-cell>
          <table:table-cell office:value-type="float" office:value="0.02303104" calcext:value-type="float">
            <text:p>0.02303104</text:p>
          </table:table-cell>
          <table:table-cell office:value-type="float" office:value="0.02214545" calcext:value-type="float">
            <text:p>0.02214545</text:p>
          </table:table-cell>
          <table:table-cell office:value-type="float" office:value="0.0145868" calcext:value-type="float">
            <text:p>0.0145868</text:p>
          </table:table-cell>
          <table:table-cell office:value-type="float" office:value="0.04570275" calcext:value-type="float">
            <text:p>0.04570275</text:p>
          </table:table-cell>
          <table:table-cell office:value-type="float" office:value="0.01824267" calcext:value-type="float">
            <text:p>0.01824267</text:p>
          </table:table-cell>
          <table:table-cell office:value-type="float" office:value="0.01545484" calcext:value-type="float">
            <text:p>0.01545484</text:p>
          </table:table-cell>
          <table:table-cell office:value-type="float" office:value="0.01246471" calcext:value-type="float">
            <text:p>0.01246471</text:p>
          </table:table-cell>
          <table:table-cell office:value-type="float" office:value="11.8832" calcext:value-type="float">
            <text:p>11.8832</text:p>
          </table:table-cell>
          <table:table-cell office:value-type="float" office:value="11.08596" calcext:value-type="float">
            <text:p>11.08596</text:p>
          </table:table-cell>
          <table:table-cell office:value-type="float" office:value="12.29052" calcext:value-type="float">
            <text:p>12.29052</text:p>
          </table:table-cell>
          <table:table-cell office:value-type="float" office:value="17.66617" calcext:value-type="float">
            <text:p>17.66617</text:p>
          </table:table-cell>
          <table:table-cell office:value-type="float" office:value="29.18532" calcext:value-type="float">
            <text:p>29.18532</text:p>
          </table:table-cell>
          <table:table-cell office:value-type="float" office:value="23.30183" calcext:value-type="float">
            <text:p>23.30183</text:p>
          </table:table-cell>
          <table:table-cell office:value-type="float" office:value="3.21935" calcext:value-type="float">
            <text:p>3.21935</text:p>
          </table:table-cell>
          <table:table-cell office:value-type="float" office:value="0.3237478" calcext:value-type="float">
            <text:p>0.3237478</text:p>
          </table:table-cell>
          <table:table-cell office:value-type="float" office:value="5.22513" calcext:value-type="float">
            <text:p>5.22513</text:p>
          </table:table-cell>
          <table:table-cell office:value-type="float" office:value="0" calcext:value-type="float">
            <text:p>0</text:p>
          </table:table-cell>
          <table:table-cell office:value-type="float" office:value="-0.007607867" calcext:value-type="float">
            <text:p>-0.0076078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0" calcext:value-type="float">
            <text:p>12102000</text:p>
          </table:table-cell>
          <table:table-cell office:value-type="float" office:value="3.622136" calcext:value-type="float">
            <text:p>3.622136</text:p>
          </table:table-cell>
          <table:table-cell office:value-type="float" office:value="461.6382" calcext:value-type="float">
            <text:p>461.638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4643" calcext:value-type="float">
            <text:p>-19.14643</text:p>
          </table:table-cell>
          <table:table-cell office:value-type="float" office:value="0.03944393" calcext:value-type="float">
            <text:p>0.03944393</text:p>
          </table:table-cell>
          <table:table-cell office:value-type="float" office:value="10.22485" calcext:value-type="float">
            <text:p>10.22485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27613" calcext:value-type="float">
            <text:p>0.0222761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00136" calcext:value-type="float">
            <text:p>7.100136</text:p>
          </table:table-cell>
          <table:table-cell office:value-type="float" office:value="-0.07053337" calcext:value-type="float">
            <text:p>-0.07053337</text:p>
          </table:table-cell>
          <table:table-cell office:value-type="float" office:value="-1.027838" calcext:value-type="float">
            <text:p>-1.027838</text:p>
          </table:table-cell>
          <table:table-cell office:value-type="float" office:value="0.00003869071" calcext:value-type="float">
            <text:p>3.869071E-05</text:p>
          </table:table-cell>
          <table:table-cell office:value-type="float" office:value="5.256151" calcext:value-type="float">
            <text:p>5.256151</text:p>
          </table:table-cell>
          <table:table-cell office:value-type="float" office:value="0.02977962" calcext:value-type="float">
            <text:p>0.02977962</text:p>
          </table:table-cell>
          <table:table-cell office:value-type="float" office:value="0.02142556" calcext:value-type="float">
            <text:p>0.02142556</text:p>
          </table:table-cell>
          <table:table-cell office:value-type="float" office:value="0.02153048" calcext:value-type="float">
            <text:p>0.02153048</text:p>
          </table:table-cell>
          <table:table-cell office:value-type="float" office:value="0.01442047" calcext:value-type="float">
            <text:p>0.01442047</text:p>
          </table:table-cell>
          <table:table-cell office:value-type="float" office:value="0.03597753" calcext:value-type="float">
            <text:p>0.03597753</text:p>
          </table:table-cell>
          <table:table-cell office:value-type="float" office:value="0.0181947" calcext:value-type="float">
            <text:p>0.0181947</text:p>
          </table:table-cell>
          <table:table-cell office:value-type="float" office:value="0.01567311" calcext:value-type="float">
            <text:p>0.01567311</text:p>
          </table:table-cell>
          <table:table-cell office:value-type="float" office:value="0.01254756" calcext:value-type="float">
            <text:p>0.01254756</text:p>
          </table:table-cell>
          <table:table-cell office:value-type="float" office:value="14.23836" calcext:value-type="float">
            <text:p>14.23836</text:p>
          </table:table-cell>
          <table:table-cell office:value-type="float" office:value="11.32873" calcext:value-type="float">
            <text:p>11.32873</text:p>
          </table:table-cell>
          <table:table-cell office:value-type="float" office:value="12.14464" calcext:value-type="float">
            <text:p>12.14464</text:p>
          </table:table-cell>
          <table:table-cell office:value-type="float" office:value="17.42794" calcext:value-type="float">
            <text:p>17.42794</text:p>
          </table:table-cell>
          <table:table-cell office:value-type="float" office:value="28.80787" calcext:value-type="float">
            <text:p>28.80787</text:p>
          </table:table-cell>
          <table:table-cell office:value-type="float" office:value="23.17813" calcext:value-type="float">
            <text:p>23.17813</text:p>
          </table:table-cell>
          <table:table-cell office:value-type="float" office:value="3.517504" calcext:value-type="float">
            <text:p>3.517504</text:p>
          </table:table-cell>
          <table:table-cell office:value-type="float" office:value="0.3280892" calcext:value-type="float">
            <text:p>0.3280892</text:p>
          </table:table-cell>
          <table:table-cell office:value-type="float" office:value="5.506016" calcext:value-type="float">
            <text:p>5.506016</text:p>
          </table:table-cell>
          <table:table-cell office:value-type="float" office:value="0" calcext:value-type="float">
            <text:p>0</text:p>
          </table:table-cell>
          <table:table-cell office:value-type="float" office:value="-0.007611808" calcext:value-type="float">
            <text:p>-0.0076118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0" calcext:value-type="float">
            <text:p>13102000</text:p>
          </table:table-cell>
          <table:table-cell office:value-type="float" office:value="3.626441" calcext:value-type="float">
            <text:p>3.626441</text:p>
          </table:table-cell>
          <table:table-cell office:value-type="float" office:value="461.6246" calcext:value-type="float">
            <text:p>461.624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4161" calcext:value-type="float">
            <text:p>-19.14161</text:p>
          </table:table-cell>
          <table:table-cell office:value-type="float" office:value="0.03899378" calcext:value-type="float">
            <text:p>0.03899378</text:p>
          </table:table-cell>
          <table:table-cell office:value-type="float" office:value="10.23333" calcext:value-type="float">
            <text:p>10.2333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31313" calcext:value-type="float">
            <text:p>0.0223131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03765" calcext:value-type="float">
            <text:p>7.103765</text:p>
          </table:table-cell>
          <table:table-cell office:value-type="float" office:value="-0.07062425" calcext:value-type="float">
            <text:p>-0.07062425</text:p>
          </table:table-cell>
          <table:table-cell office:value-type="float" office:value="-1.027826" calcext:value-type="float">
            <text:p>-1.027826</text:p>
          </table:table-cell>
          <table:table-cell office:value-type="float" office:value="0.00004379639" calcext:value-type="float">
            <text:p>4.379639E-05</text:p>
          </table:table-cell>
          <table:table-cell office:value-type="float" office:value="5.258325" calcext:value-type="float">
            <text:p>5.258325</text:p>
          </table:table-cell>
          <table:table-cell office:value-type="float" office:value="0.03291068" calcext:value-type="float">
            <text:p>0.03291068</text:p>
          </table:table-cell>
          <table:table-cell office:value-type="float" office:value="0.020436" calcext:value-type="float">
            <text:p>0.020436</text:p>
          </table:table-cell>
          <table:table-cell office:value-type="float" office:value="0.02090568" calcext:value-type="float">
            <text:p>0.02090568</text:p>
          </table:table-cell>
          <table:table-cell office:value-type="float" office:value="0.01424858" calcext:value-type="float">
            <text:p>0.01424858</text:p>
          </table:table-cell>
          <table:table-cell office:value-type="float" office:value="0.02879597" calcext:value-type="float">
            <text:p>0.02879597</text:p>
          </table:table-cell>
          <table:table-cell office:value-type="float" office:value="0.01799467" calcext:value-type="float">
            <text:p>0.01799467</text:p>
          </table:table-cell>
          <table:table-cell office:value-type="float" office:value="0.01581357" calcext:value-type="float">
            <text:p>0.01581357</text:p>
          </table:table-cell>
          <table:table-cell office:value-type="float" office:value="0.01260391" calcext:value-type="float">
            <text:p>0.01260391</text:p>
          </table:table-cell>
          <table:table-cell office:value-type="float" office:value="16.19036" calcext:value-type="float">
            <text:p>16.19036</text:p>
          </table:table-cell>
          <table:table-cell office:value-type="float" office:value="12.03113" calcext:value-type="float">
            <text:p>12.03113</text:p>
          </table:table-cell>
          <table:table-cell office:value-type="float" office:value="12.12323" calcext:value-type="float">
            <text:p>12.12323</text:p>
          </table:table-cell>
          <table:table-cell office:value-type="float" office:value="17.28221" calcext:value-type="float">
            <text:p>17.28221</text:p>
          </table:table-cell>
          <table:table-cell office:value-type="float" office:value="28.31965" calcext:value-type="float">
            <text:p>28.31965</text:p>
          </table:table-cell>
          <table:table-cell office:value-type="float" office:value="22.8614" calcext:value-type="float">
            <text:p>22.8614</text:p>
          </table:table-cell>
          <table:table-cell office:value-type="float" office:value="3.855313" calcext:value-type="float">
            <text:p>3.855313</text:p>
          </table:table-cell>
          <table:table-cell office:value-type="float" office:value="0.3334128" calcext:value-type="float">
            <text:p>0.3334128</text:p>
          </table:table-cell>
          <table:table-cell office:value-type="float" office:value="5.81333" calcext:value-type="float">
            <text:p>5.81333</text:p>
          </table:table-cell>
          <table:table-cell office:value-type="float" office:value="0" calcext:value-type="float">
            <text:p>0</text:p>
          </table:table-cell>
          <table:table-cell office:value-type="float" office:value="-0.007616396" calcext:value-type="float">
            <text:p>-0.0076163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0" calcext:value-type="float">
            <text:p>14102000</text:p>
          </table:table-cell>
          <table:table-cell office:value-type="float" office:value="3.630723" calcext:value-type="float">
            <text:p>3.630723</text:p>
          </table:table-cell>
          <table:table-cell office:value-type="float" office:value="461.609" calcext:value-type="float">
            <text:p>461.609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3674" calcext:value-type="float">
            <text:p>-19.13674</text:p>
          </table:table-cell>
          <table:table-cell office:value-type="float" office:value="0.03869498" calcext:value-type="float">
            <text:p>0.03869498</text:p>
          </table:table-cell>
          <table:table-cell office:value-type="float" office:value="10.24648" calcext:value-type="float">
            <text:p>10.2464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34997" calcext:value-type="float">
            <text:p>0.0223499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07407" calcext:value-type="float">
            <text:p>7.107407</text:p>
          </table:table-cell>
          <table:table-cell office:value-type="float" office:value="-0.07072644" calcext:value-type="float">
            <text:p>-0.07072644</text:p>
          </table:table-cell>
          <table:table-cell office:value-type="float" office:value="-1.027816" calcext:value-type="float">
            <text:p>-1.027816</text:p>
          </table:table-cell>
          <table:table-cell office:value-type="float" office:value="0.00005146227" calcext:value-type="float">
            <text:p>5.146227E-05</text:p>
          </table:table-cell>
          <table:table-cell office:value-type="float" office:value="5.262362" calcext:value-type="float">
            <text:p>5.262362</text:p>
          </table:table-cell>
          <table:table-cell office:value-type="float" office:value="0.03292465" calcext:value-type="float">
            <text:p>0.03292465</text:p>
          </table:table-cell>
          <table:table-cell office:value-type="float" office:value="0.02127474" calcext:value-type="float">
            <text:p>0.02127474</text:p>
          </table:table-cell>
          <table:table-cell office:value-type="float" office:value="0.02073659" calcext:value-type="float">
            <text:p>0.02073659</text:p>
          </table:table-cell>
          <table:table-cell office:value-type="float" office:value="0.01418521" calcext:value-type="float">
            <text:p>0.01418521</text:p>
          </table:table-cell>
          <table:table-cell office:value-type="float" office:value="0.02340287" calcext:value-type="float">
            <text:p>0.02340287</text:p>
          </table:table-cell>
          <table:table-cell office:value-type="float" office:value="0.01753319" calcext:value-type="float">
            <text:p>0.01753319</text:p>
          </table:table-cell>
          <table:table-cell office:value-type="float" office:value="0.01583808" calcext:value-type="float">
            <text:p>0.01583808</text:p>
          </table:table-cell>
          <table:table-cell office:value-type="float" office:value="0.01261952" calcext:value-type="float">
            <text:p>0.01261952</text:p>
          </table:table-cell>
          <table:table-cell office:value-type="float" office:value="9.511855" calcext:value-type="float">
            <text:p>9.511855</text:p>
          </table:table-cell>
          <table:table-cell office:value-type="float" office:value="12.00468" calcext:value-type="float">
            <text:p>12.00468</text:p>
          </table:table-cell>
          <table:table-cell office:value-type="float" office:value="13.18393" calcext:value-type="float">
            <text:p>13.18393</text:p>
          </table:table-cell>
          <table:table-cell office:value-type="float" office:value="17.7359" calcext:value-type="float">
            <text:p>17.7359</text:p>
          </table:table-cell>
          <table:table-cell office:value-type="float" office:value="28.15305" calcext:value-type="float">
            <text:p>28.15305</text:p>
          </table:table-cell>
          <table:table-cell office:value-type="float" office:value="22.63761" calcext:value-type="float">
            <text:p>22.63761</text:p>
          </table:table-cell>
          <table:table-cell office:value-type="float" office:value="4.186114" calcext:value-type="float">
            <text:p>4.186114</text:p>
          </table:table-cell>
          <table:table-cell office:value-type="float" office:value="0.339396" calcext:value-type="float">
            <text:p>0.339396</text:p>
          </table:table-cell>
          <table:table-cell office:value-type="float" office:value="7.483498" calcext:value-type="float">
            <text:p>7.483498</text:p>
          </table:table-cell>
          <table:table-cell office:value-type="float" office:value="0" calcext:value-type="float">
            <text:p>0</text:p>
          </table:table-cell>
          <table:table-cell office:value-type="float" office:value="-0.007621963" calcext:value-type="float">
            <text:p>-0.00762196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0" calcext:value-type="float">
            <text:p>15102000</text:p>
          </table:table-cell>
          <table:table-cell office:value-type="float" office:value="3.635192" calcext:value-type="float">
            <text:p>3.635192</text:p>
          </table:table-cell>
          <table:table-cell office:value-type="float" office:value="461.5941" calcext:value-type="float">
            <text:p>461.594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3176" calcext:value-type="float">
            <text:p>-19.13176</text:p>
          </table:table-cell>
          <table:table-cell office:value-type="float" office:value="0.03838856" calcext:value-type="float">
            <text:p>0.03838856</text:p>
          </table:table-cell>
          <table:table-cell office:value-type="float" office:value="10.25581" calcext:value-type="float">
            <text:p>10.25581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3868" calcext:value-type="float">
            <text:p>0.022386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11019" calcext:value-type="float">
            <text:p>7.111019</text:p>
          </table:table-cell>
          <table:table-cell office:value-type="float" office:value="-0.07083098" calcext:value-type="float">
            <text:p>-0.07083098</text:p>
          </table:table-cell>
          <table:table-cell office:value-type="float" office:value="-1.027804" calcext:value-type="float">
            <text:p>-1.027804</text:p>
          </table:table-cell>
          <table:table-cell office:value-type="float" office:value="0.00005871673" calcext:value-type="float">
            <text:p>5.871673E-05</text:p>
          </table:table-cell>
          <table:table-cell office:value-type="float" office:value="5.265338" calcext:value-type="float">
            <text:p>5.265338</text:p>
          </table:table-cell>
          <table:table-cell office:value-type="float" office:value="0.02814111" calcext:value-type="float">
            <text:p>0.02814111</text:p>
          </table:table-cell>
          <table:table-cell office:value-type="float" office:value="0.02044658" calcext:value-type="float">
            <text:p>0.02044658</text:p>
          </table:table-cell>
          <table:table-cell office:value-type="float" office:value="0.02068035" calcext:value-type="float">
            <text:p>0.02068035</text:p>
          </table:table-cell>
          <table:table-cell office:value-type="float" office:value="0.01440931" calcext:value-type="float">
            <text:p>0.01440931</text:p>
          </table:table-cell>
          <table:table-cell office:value-type="float" office:value="0.01959779" calcext:value-type="float">
            <text:p>0.01959779</text:p>
          </table:table-cell>
          <table:table-cell office:value-type="float" office:value="0.01746834" calcext:value-type="float">
            <text:p>0.01746834</text:p>
          </table:table-cell>
          <table:table-cell office:value-type="float" office:value="0.01585269" calcext:value-type="float">
            <text:p>0.01585269</text:p>
          </table:table-cell>
          <table:table-cell office:value-type="float" office:value="0.0125974" calcext:value-type="float">
            <text:p>0.0125974</text:p>
          </table:table-cell>
          <table:table-cell office:value-type="float" office:value="12.64832" calcext:value-type="float">
            <text:p>12.64832</text:p>
          </table:table-cell>
          <table:table-cell office:value-type="float" office:value="11.48543" calcext:value-type="float">
            <text:p>11.48543</text:p>
          </table:table-cell>
          <table:table-cell office:value-type="float" office:value="12.67402" calcext:value-type="float">
            <text:p>12.67402</text:p>
          </table:table-cell>
          <table:table-cell office:value-type="float" office:value="17.52845" calcext:value-type="float">
            <text:p>17.52845</text:p>
          </table:table-cell>
          <table:table-cell office:value-type="float" office:value="27.86887" calcext:value-type="float">
            <text:p>27.86887</text:p>
          </table:table-cell>
          <table:table-cell office:value-type="float" office:value="22.80618" calcext:value-type="float">
            <text:p>22.80618</text:p>
          </table:table-cell>
          <table:table-cell office:value-type="float" office:value="4.516836" calcext:value-type="float">
            <text:p>4.516836</text:p>
          </table:table-cell>
          <table:table-cell office:value-type="float" office:value="0.3460416" calcext:value-type="float">
            <text:p>0.3460416</text:p>
          </table:table-cell>
          <table:table-cell office:value-type="float" office:value="7.623388" calcext:value-type="float">
            <text:p>7.623388</text:p>
          </table:table-cell>
          <table:table-cell office:value-type="float" office:value="0" calcext:value-type="float">
            <text:p>0</text:p>
          </table:table-cell>
          <table:table-cell office:value-type="float" office:value="-0.007627398" calcext:value-type="float">
            <text:p>-0.0076273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0" calcext:value-type="float">
            <text:p>16102000</text:p>
          </table:table-cell>
          <table:table-cell office:value-type="float" office:value="3.639383" calcext:value-type="float">
            <text:p>3.639383</text:p>
          </table:table-cell>
          <table:table-cell office:value-type="float" office:value="461.5822" calcext:value-type="float">
            <text:p>461.582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2716" calcext:value-type="float">
            <text:p>-19.12716</text:p>
          </table:table-cell>
          <table:table-cell office:value-type="float" office:value="0.03826787" calcext:value-type="float">
            <text:p>0.03826787</text:p>
          </table:table-cell>
          <table:table-cell office:value-type="float" office:value="10.26194" calcext:value-type="float">
            <text:p>10.2619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42364" calcext:value-type="float">
            <text:p>0.0224236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14585" calcext:value-type="float">
            <text:p>7.114585</text:p>
          </table:table-cell>
          <table:table-cell office:value-type="float" office:value="-0.07091206" calcext:value-type="float">
            <text:p>-0.07091206</text:p>
          </table:table-cell>
          <table:table-cell office:value-type="float" office:value="-1.027793" calcext:value-type="float">
            <text:p>-1.027793</text:p>
          </table:table-cell>
          <table:table-cell office:value-type="float" office:value="0.00006263582" calcext:value-type="float">
            <text:p>6.263582E-05</text:p>
          </table:table-cell>
          <table:table-cell office:value-type="float" office:value="5.265968" calcext:value-type="float">
            <text:p>5.265968</text:p>
          </table:table-cell>
          <table:table-cell office:value-type="float" office:value="0.02585842" calcext:value-type="float">
            <text:p>0.02585842</text:p>
          </table:table-cell>
          <table:table-cell office:value-type="float" office:value="0.02041801" calcext:value-type="float">
            <text:p>0.02041801</text:p>
          </table:table-cell>
          <table:table-cell office:value-type="float" office:value="0.02094275" calcext:value-type="float">
            <text:p>0.02094275</text:p>
          </table:table-cell>
          <table:table-cell office:value-type="float" office:value="0.01474754" calcext:value-type="float">
            <text:p>0.01474754</text:p>
          </table:table-cell>
          <table:table-cell office:value-type="float" office:value="0.01682125" calcext:value-type="float">
            <text:p>0.01682125</text:p>
          </table:table-cell>
          <table:table-cell office:value-type="float" office:value="0.01771866" calcext:value-type="float">
            <text:p>0.01771866</text:p>
          </table:table-cell>
          <table:table-cell office:value-type="float" office:value="0.01604615" calcext:value-type="float">
            <text:p>0.01604615</text:p>
          </table:table-cell>
          <table:table-cell office:value-type="float" office:value="0.0126143" calcext:value-type="float">
            <text:p>0.0126143</text:p>
          </table:table-cell>
          <table:table-cell office:value-type="float" office:value="15.20728" calcext:value-type="float">
            <text:p>15.20728</text:p>
          </table:table-cell>
          <table:table-cell office:value-type="float" office:value="11.78383" calcext:value-type="float">
            <text:p>11.78383</text:p>
          </table:table-cell>
          <table:table-cell office:value-type="float" office:value="12.45817" calcext:value-type="float">
            <text:p>12.45817</text:p>
          </table:table-cell>
          <table:table-cell office:value-type="float" office:value="17.22981" calcext:value-type="float">
            <text:p>17.22981</text:p>
          </table:table-cell>
          <table:table-cell office:value-type="float" office:value="27.45644" calcext:value-type="float">
            <text:p>27.45644</text:p>
          </table:table-cell>
          <table:table-cell office:value-type="float" office:value="22.68829" calcext:value-type="float">
            <text:p>22.68829</text:p>
          </table:table-cell>
          <table:table-cell office:value-type="float" office:value="4.870689" calcext:value-type="float">
            <text:p>4.870689</text:p>
          </table:table-cell>
          <table:table-cell office:value-type="float" office:value="0.3530029" calcext:value-type="float">
            <text:p>0.3530029</text:p>
          </table:table-cell>
          <table:table-cell office:value-type="float" office:value="7.758542" calcext:value-type="float">
            <text:p>7.758542</text:p>
          </table:table-cell>
          <table:table-cell office:value-type="float" office:value="0" calcext:value-type="float">
            <text:p>0</text:p>
          </table:table-cell>
          <table:table-cell office:value-type="float" office:value="-0.00763152" calcext:value-type="float">
            <text:p>-0.007631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0" calcext:value-type="float">
            <text:p>17102000</text:p>
          </table:table-cell>
          <table:table-cell office:value-type="float" office:value="3.643399" calcext:value-type="float">
            <text:p>3.643399</text:p>
          </table:table-cell>
          <table:table-cell office:value-type="float" office:value="461.571" calcext:value-type="float">
            <text:p>461.57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2275" calcext:value-type="float">
            <text:p>-19.12275</text:p>
          </table:table-cell>
          <table:table-cell office:value-type="float" office:value="0.03839774" calcext:value-type="float">
            <text:p>0.03839774</text:p>
          </table:table-cell>
          <table:table-cell office:value-type="float" office:value="10.2684" calcext:value-type="float">
            <text:p>10.268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46036" calcext:value-type="float">
            <text:p>0.02246036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18154" calcext:value-type="float">
            <text:p>7.118154</text:p>
          </table:table-cell>
          <table:table-cell office:value-type="float" office:value="-0.0709844" calcext:value-type="float">
            <text:p>-0.0709844</text:p>
          </table:table-cell>
          <table:table-cell office:value-type="float" office:value="-1.027782" calcext:value-type="float">
            <text:p>-1.027782</text:p>
          </table:table-cell>
          <table:table-cell office:value-type="float" office:value="0.00006676403" calcext:value-type="float">
            <text:p>6.676403E-05</text:p>
          </table:table-cell>
          <table:table-cell office:value-type="float" office:value="5.266731" calcext:value-type="float">
            <text:p>5.266731</text:p>
          </table:table-cell>
          <table:table-cell office:value-type="float" office:value="0.04000122" calcext:value-type="float">
            <text:p>0.04000122</text:p>
          </table:table-cell>
          <table:table-cell office:value-type="float" office:value="0.02124503" calcext:value-type="float">
            <text:p>0.02124503</text:p>
          </table:table-cell>
          <table:table-cell office:value-type="float" office:value="0.02098705" calcext:value-type="float">
            <text:p>0.02098705</text:p>
          </table:table-cell>
          <table:table-cell office:value-type="float" office:value="0.01488832" calcext:value-type="float">
            <text:p>0.01488832</text:p>
          </table:table-cell>
          <table:table-cell office:value-type="float" office:value="0.01463463" calcext:value-type="float">
            <text:p>0.01463463</text:p>
          </table:table-cell>
          <table:table-cell office:value-type="float" office:value="0.01785119" calcext:value-type="float">
            <text:p>0.01785119</text:p>
          </table:table-cell>
          <table:table-cell office:value-type="float" office:value="0.01629046" calcext:value-type="float">
            <text:p>0.01629046</text:p>
          </table:table-cell>
          <table:table-cell office:value-type="float" office:value="0.01266476" calcext:value-type="float">
            <text:p>0.01266476</text:p>
          </table:table-cell>
          <table:table-cell office:value-type="float" office:value="14.70551" calcext:value-type="float">
            <text:p>14.70551</text:p>
          </table:table-cell>
          <table:table-cell office:value-type="float" office:value="13.12559" calcext:value-type="float">
            <text:p>13.12559</text:p>
          </table:table-cell>
          <table:table-cell office:value-type="float" office:value="12.56744" calcext:value-type="float">
            <text:p>12.56744</text:p>
          </table:table-cell>
          <table:table-cell office:value-type="float" office:value="17.09395" calcext:value-type="float">
            <text:p>17.09395</text:p>
          </table:table-cell>
          <table:table-cell office:value-type="float" office:value="27.06896" calcext:value-type="float">
            <text:p>27.06896</text:p>
          </table:table-cell>
          <table:table-cell office:value-type="float" office:value="22.42588" calcext:value-type="float">
            <text:p>22.42588</text:p>
          </table:table-cell>
          <table:table-cell office:value-type="float" office:value="5.201803" calcext:value-type="float">
            <text:p>5.201803</text:p>
          </table:table-cell>
          <table:table-cell office:value-type="float" office:value="0.3601266" calcext:value-type="float">
            <text:p>0.3601266</text:p>
          </table:table-cell>
          <table:table-cell office:value-type="float" office:value="8.17118" calcext:value-type="float">
            <text:p>8.17118</text:p>
          </table:table-cell>
          <table:table-cell office:value-type="float" office:value="0" calcext:value-type="float">
            <text:p>0</text:p>
          </table:table-cell>
          <table:table-cell office:value-type="float" office:value="-0.007635275" calcext:value-type="float">
            <text:p>-0.0076352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0" calcext:value-type="float">
            <text:p>18102000</text:p>
          </table:table-cell>
          <table:table-cell office:value-type="float" office:value="3.647457" calcext:value-type="float">
            <text:p>3.647457</text:p>
          </table:table-cell>
          <table:table-cell office:value-type="float" office:value="461.5598" calcext:value-type="float">
            <text:p>461.559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1834" calcext:value-type="float">
            <text:p>-19.11834</text:p>
          </table:table-cell>
          <table:table-cell office:value-type="float" office:value="0.03884511" calcext:value-type="float">
            <text:p>0.03884511</text:p>
          </table:table-cell>
          <table:table-cell office:value-type="float" office:value="10.27984" calcext:value-type="float">
            <text:p>10.2798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49702" calcext:value-type="float">
            <text:p>0.0224970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21711" calcext:value-type="float">
            <text:p>7.121711</text:p>
          </table:table-cell>
          <table:table-cell office:value-type="float" office:value="-0.07104822" calcext:value-type="float">
            <text:p>-0.07104822</text:p>
          </table:table-cell>
          <table:table-cell office:value-type="float" office:value="-1.027774" calcext:value-type="float">
            <text:p>-1.027774</text:p>
          </table:table-cell>
          <table:table-cell office:value-type="float" office:value="0.00007146243" calcext:value-type="float">
            <text:p>7.146243E-05</text:p>
          </table:table-cell>
          <table:table-cell office:value-type="float" office:value="5.267935" calcext:value-type="float">
            <text:p>5.267935</text:p>
          </table:table-cell>
          <table:table-cell office:value-type="float" office:value="0.05181579" calcext:value-type="float">
            <text:p>0.05181579</text:p>
          </table:table-cell>
          <table:table-cell office:value-type="float" office:value="0.0297114" calcext:value-type="float">
            <text:p>0.0297114</text:p>
          </table:table-cell>
          <table:table-cell office:value-type="float" office:value="0.02244612" calcext:value-type="float">
            <text:p>0.02244612</text:p>
          </table:table-cell>
          <table:table-cell office:value-type="float" office:value="0.01540256" calcext:value-type="float">
            <text:p>0.01540256</text:p>
          </table:table-cell>
          <table:table-cell office:value-type="float" office:value="0.01300655" calcext:value-type="float">
            <text:p>0.01300655</text:p>
          </table:table-cell>
          <table:table-cell office:value-type="float" office:value="0.01777292" calcext:value-type="float">
            <text:p>0.01777292</text:p>
          </table:table-cell>
          <table:table-cell office:value-type="float" office:value="0.01647254" calcext:value-type="float">
            <text:p>0.01647254</text:p>
          </table:table-cell>
          <table:table-cell office:value-type="float" office:value="0.01271372" calcext:value-type="float">
            <text:p>0.01271372</text:p>
          </table:table-cell>
          <table:table-cell office:value-type="float" office:value="6.316933" calcext:value-type="float">
            <text:p>6.316933</text:p>
          </table:table-cell>
          <table:table-cell office:value-type="float" office:value="10.09766" calcext:value-type="float">
            <text:p>10.09766</text:p>
          </table:table-cell>
          <table:table-cell office:value-type="float" office:value="13.83701" calcext:value-type="float">
            <text:p>13.83701</text:p>
          </table:table-cell>
          <table:table-cell office:value-type="float" office:value="18.10452" calcext:value-type="float">
            <text:p>18.10452</text:p>
          </table:table-cell>
          <table:table-cell office:value-type="float" office:value="27.20992" calcext:value-type="float">
            <text:p>27.20992</text:p>
          </table:table-cell>
          <table:table-cell office:value-type="float" office:value="22.4205" calcext:value-type="float">
            <text:p>22.4205</text:p>
          </table:table-cell>
          <table:table-cell office:value-type="float" office:value="5.485636" calcext:value-type="float">
            <text:p>5.485636</text:p>
          </table:table-cell>
          <table:table-cell office:value-type="float" office:value="0.3675424" calcext:value-type="float">
            <text:p>0.3675424</text:p>
          </table:table-cell>
          <table:table-cell office:value-type="float" office:value="10.57649" calcext:value-type="float">
            <text:p>10.57649</text:p>
          </table:table-cell>
          <table:table-cell office:value-type="float" office:value="0" calcext:value-type="float">
            <text:p>0</text:p>
          </table:table-cell>
          <table:table-cell office:value-type="float" office:value="-0.007639158" calcext:value-type="float">
            <text:p>-0.0076391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0" calcext:value-type="float">
            <text:p>19102000</text:p>
          </table:table-cell>
          <table:table-cell office:value-type="float" office:value="3.651661" calcext:value-type="float">
            <text:p>3.651661</text:p>
          </table:table-cell>
          <table:table-cell office:value-type="float" office:value="461.5471" calcext:value-type="float">
            <text:p>461.547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138" calcext:value-type="float">
            <text:p>-19.1138</text:p>
          </table:table-cell>
          <table:table-cell office:value-type="float" office:value="0.03852507" calcext:value-type="float">
            <text:p>0.03852507</text:p>
          </table:table-cell>
          <table:table-cell office:value-type="float" office:value="10.28678" calcext:value-type="float">
            <text:p>10.2867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53368" calcext:value-type="float">
            <text:p>0.0225336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25273" calcext:value-type="float">
            <text:p>7.125273</text:p>
          </table:table-cell>
          <table:table-cell office:value-type="float" office:value="-0.07112247" calcext:value-type="float">
            <text:p>-0.07112247</text:p>
          </table:table-cell>
          <table:table-cell office:value-type="float" office:value="-1.027762" calcext:value-type="float">
            <text:p>-1.027762</text:p>
          </table:table-cell>
          <table:table-cell office:value-type="float" office:value="0.00007852878" calcext:value-type="float">
            <text:p>7.852878E-05</text:p>
          </table:table-cell>
          <table:table-cell office:value-type="float" office:value="5.270134" calcext:value-type="float">
            <text:p>5.270134</text:p>
          </table:table-cell>
          <table:table-cell office:value-type="float" office:value="0.03929165" calcext:value-type="float">
            <text:p>0.03929165</text:p>
          </table:table-cell>
          <table:table-cell office:value-type="float" office:value="0.02501065" calcext:value-type="float">
            <text:p>0.02501065</text:p>
          </table:table-cell>
          <table:table-cell office:value-type="float" office:value="0.02181195" calcext:value-type="float">
            <text:p>0.02181195</text:p>
          </table:table-cell>
          <table:table-cell office:value-type="float" office:value="0.01551168" calcext:value-type="float">
            <text:p>0.01551168</text:p>
          </table:table-cell>
          <table:table-cell office:value-type="float" office:value="0.01186226" calcext:value-type="float">
            <text:p>0.01186226</text:p>
          </table:table-cell>
          <table:table-cell office:value-type="float" office:value="0.01787969" calcext:value-type="float">
            <text:p>0.01787969</text:p>
          </table:table-cell>
          <table:table-cell office:value-type="float" office:value="0.01658763" calcext:value-type="float">
            <text:p>0.01658763</text:p>
          </table:table-cell>
          <table:table-cell office:value-type="float" office:value="0.01273652" calcext:value-type="float">
            <text:p>0.01273652</text:p>
          </table:table-cell>
          <table:table-cell office:value-type="float" office:value="8.164721" calcext:value-type="float">
            <text:p>8.164721</text:p>
          </table:table-cell>
          <table:table-cell office:value-type="float" office:value="9.561479" calcext:value-type="float">
            <text:p>9.561479</text:p>
          </table:table-cell>
          <table:table-cell office:value-type="float" office:value="12.99742" calcext:value-type="float">
            <text:p>12.99742</text:p>
          </table:table-cell>
          <table:table-cell office:value-type="float" office:value="17.66132" calcext:value-type="float">
            <text:p>17.66132</text:p>
          </table:table-cell>
          <table:table-cell office:value-type="float" office:value="27.04615" calcext:value-type="float">
            <text:p>27.04615</text:p>
          </table:table-cell>
          <table:table-cell office:value-type="float" office:value="23.22932" calcext:value-type="float">
            <text:p>23.22932</text:p>
          </table:table-cell>
          <table:table-cell office:value-type="float" office:value="5.83546" calcext:value-type="float">
            <text:p>5.83546</text:p>
          </table:table-cell>
          <table:table-cell office:value-type="float" office:value="0.3753481" calcext:value-type="float">
            <text:p>0.3753481</text:p>
          </table:table-cell>
          <table:table-cell office:value-type="float" office:value="10.73345" calcext:value-type="float">
            <text:p>10.73345</text:p>
          </table:table-cell>
          <table:table-cell office:value-type="float" office:value="0" calcext:value-type="float">
            <text:p>0</text:p>
          </table:table-cell>
          <table:table-cell office:value-type="float" office:value="-0.007643429" calcext:value-type="float">
            <text:p>-0.00764342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0" calcext:value-type="float">
            <text:p>20102000</text:p>
          </table:table-cell>
          <table:table-cell office:value-type="float" office:value="3.65567" calcext:value-type="float">
            <text:p>3.65567</text:p>
          </table:table-cell>
          <table:table-cell office:value-type="float" office:value="461.5348" calcext:value-type="float">
            <text:p>461.534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0941" calcext:value-type="float">
            <text:p>-19.10941</text:p>
          </table:table-cell>
          <table:table-cell office:value-type="float" office:value="0.038334" calcext:value-type="float">
            <text:p>0.038334</text:p>
          </table:table-cell>
          <table:table-cell office:value-type="float" office:value="10.29338" calcext:value-type="float">
            <text:p>10.2933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57033" calcext:value-type="float">
            <text:p>0.0225703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2883" calcext:value-type="float">
            <text:p>7.12883</text:p>
          </table:table-cell>
          <table:table-cell office:value-type="float" office:value="-0.07120001" calcext:value-type="float">
            <text:p>-0.07120001</text:p>
          </table:table-cell>
          <table:table-cell office:value-type="float" office:value="-1.027751" calcext:value-type="float">
            <text:p>-1.027751</text:p>
          </table:table-cell>
          <table:table-cell office:value-type="float" office:value="0.00008577962" calcext:value-type="float">
            <text:p>8.577962E-05</text:p>
          </table:table-cell>
          <table:table-cell office:value-type="float" office:value="5.272372" calcext:value-type="float">
            <text:p>5.272372</text:p>
          </table:table-cell>
          <table:table-cell office:value-type="float" office:value="0.03108347" calcext:value-type="float">
            <text:p>0.03108347</text:p>
          </table:table-cell>
          <table:table-cell office:value-type="float" office:value="0.02250492" calcext:value-type="float">
            <text:p>0.02250492</text:p>
          </table:table-cell>
          <table:table-cell office:value-type="float" office:value="0.02140453" calcext:value-type="float">
            <text:p>0.02140453</text:p>
          </table:table-cell>
          <table:table-cell office:value-type="float" office:value="0.01557054" calcext:value-type="float">
            <text:p>0.01557054</text:p>
          </table:table-cell>
          <table:table-cell office:value-type="float" office:value="0.01094009" calcext:value-type="float">
            <text:p>0.01094009</text:p>
          </table:table-cell>
          <table:table-cell office:value-type="float" office:value="0.01806482" calcext:value-type="float">
            <text:p>0.01806482</text:p>
          </table:table-cell>
          <table:table-cell office:value-type="float" office:value="0.01675823" calcext:value-type="float">
            <text:p>0.01675823</text:p>
          </table:table-cell>
          <table:table-cell office:value-type="float" office:value="0.01275894" calcext:value-type="float">
            <text:p>0.01275894</text:p>
          </table:table-cell>
          <table:table-cell office:value-type="float" office:value="10.25008" calcext:value-type="float">
            <text:p>10.25008</text:p>
          </table:table-cell>
          <table:table-cell office:value-type="float" office:value="9.74166" calcext:value-type="float">
            <text:p>9.74166</text:p>
          </table:table-cell>
          <table:table-cell office:value-type="float" office:value="12.58229" calcext:value-type="float">
            <text:p>12.58229</text:p>
          </table:table-cell>
          <table:table-cell office:value-type="float" office:value="17.3289" calcext:value-type="float">
            <text:p>17.3289</text:p>
          </table:table-cell>
          <table:table-cell office:value-type="float" office:value="26.55654" calcext:value-type="float">
            <text:p>26.55654</text:p>
          </table:table-cell>
          <table:table-cell office:value-type="float" office:value="23.43192" calcext:value-type="float">
            <text:p>23.43192</text:p>
          </table:table-cell>
          <table:table-cell office:value-type="float" office:value="6.26625" calcext:value-type="float">
            <text:p>6.26625</text:p>
          </table:table-cell>
          <table:table-cell office:value-type="float" office:value="0.3836192" calcext:value-type="float">
            <text:p>0.3836192</text:p>
          </table:table-cell>
          <table:table-cell office:value-type="float" office:value="10.83276" calcext:value-type="float">
            <text:p>10.83276</text:p>
          </table:table-cell>
          <table:table-cell office:value-type="float" office:value="0" calcext:value-type="float">
            <text:p>0</text:p>
          </table:table-cell>
          <table:table-cell office:value-type="float" office:value="-0.00764758" calcext:value-type="float">
            <text:p>-0.007647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3.659585" calcext:value-type="float">
            <text:p>3.659585</text:p>
          </table:table-cell>
          <table:table-cell office:value-type="float" office:value="461.5205" calcext:value-type="float">
            <text:p>461.520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0513" calcext:value-type="float">
            <text:p>-19.10513</text:p>
          </table:table-cell>
          <table:table-cell office:value-type="float" office:value="0.03820354" calcext:value-type="float">
            <text:p>0.03820354</text:p>
          </table:table-cell>
          <table:table-cell office:value-type="float" office:value="10.30215" calcext:value-type="float">
            <text:p>10.30215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60699" calcext:value-type="float">
            <text:p>0.02260699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3236" calcext:value-type="float">
            <text:p>7.13236</text:p>
          </table:table-cell>
          <table:table-cell office:value-type="float" office:value="-0.0712887" calcext:value-type="float">
            <text:p>-0.0712887</text:p>
          </table:table-cell>
          <table:table-cell office:value-type="float" office:value="-1.027739" calcext:value-type="float">
            <text:p>-1.027739</text:p>
          </table:table-cell>
          <table:table-cell office:value-type="float" office:value="0.00009736254" calcext:value-type="float">
            <text:p>9.736254E-05</text:p>
          </table:table-cell>
          <table:table-cell office:value-type="float" office:value="5.276135" calcext:value-type="float">
            <text:p>5.276135</text:p>
          </table:table-cell>
          <table:table-cell office:value-type="float" office:value="0.02715312" calcext:value-type="float">
            <text:p>0.02715312</text:p>
          </table:table-cell>
          <table:table-cell office:value-type="float" office:value="0.02105486" calcext:value-type="float">
            <text:p>0.02105486</text:p>
          </table:table-cell>
          <table:table-cell office:value-type="float" office:value="0.0210737" calcext:value-type="float">
            <text:p>0.0210737</text:p>
          </table:table-cell>
          <table:table-cell office:value-type="float" office:value="0.01560549" calcext:value-type="float">
            <text:p>0.01560549</text:p>
          </table:table-cell>
          <table:table-cell office:value-type="float" office:value="0.01024518" calcext:value-type="float">
            <text:p>0.01024518</text:p>
          </table:table-cell>
          <table:table-cell office:value-type="float" office:value="0.01800155" calcext:value-type="float">
            <text:p>0.01800155</text:p>
          </table:table-cell>
          <table:table-cell office:value-type="float" office:value="0.01683871" calcext:value-type="float">
            <text:p>0.01683871</text:p>
          </table:table-cell>
          <table:table-cell office:value-type="float" office:value="0.01276174" calcext:value-type="float">
            <text:p>0.01276174</text:p>
          </table:table-cell>
          <table:table-cell office:value-type="float" office:value="12.66699" calcext:value-type="float">
            <text:p>12.66699</text:p>
          </table:table-cell>
          <table:table-cell office:value-type="float" office:value="10.20912" calcext:value-type="float">
            <text:p>10.20912</text:p>
          </table:table-cell>
          <table:table-cell office:value-type="float" office:value="12.34216" calcext:value-type="float">
            <text:p>12.34216</text:p>
          </table:table-cell>
          <table:table-cell office:value-type="float" office:value="17.04972" calcext:value-type="float">
            <text:p>17.04972</text:p>
          </table:table-cell>
          <table:table-cell office:value-type="float" office:value="26.16371" calcext:value-type="float">
            <text:p>26.16371</text:p>
          </table:table-cell>
          <table:table-cell office:value-type="float" office:value="23.24944" calcext:value-type="float">
            <text:p>23.24944</text:p>
          </table:table-cell>
          <table:table-cell office:value-type="float" office:value="6.65992" calcext:value-type="float">
            <text:p>6.65992</text:p>
          </table:table-cell>
          <table:table-cell office:value-type="float" office:value="0.3943917" calcext:value-type="float">
            <text:p>0.3943917</text:p>
          </table:table-cell>
          <table:table-cell office:value-type="float" office:value="10.92144" calcext:value-type="float">
            <text:p>10.92144</text:p>
          </table:table-cell>
          <table:table-cell office:value-type="float" office:value="0" calcext:value-type="float">
            <text:p>0</text:p>
          </table:table-cell>
          <table:table-cell office:value-type="float" office:value="-0.007652575" calcext:value-type="float">
            <text:p>-0.0076525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0" calcext:value-type="float">
            <text:p>22102000</text:p>
          </table:table-cell>
          <table:table-cell office:value-type="float" office:value="3.663476" calcext:value-type="float">
            <text:p>3.663476</text:p>
          </table:table-cell>
          <table:table-cell office:value-type="float" office:value="461.5091" calcext:value-type="float">
            <text:p>461.509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10091" calcext:value-type="float">
            <text:p>-19.10091</text:p>
          </table:table-cell>
          <table:table-cell office:value-type="float" office:value="0.0382356" calcext:value-type="float">
            <text:p>0.0382356</text:p>
          </table:table-cell>
          <table:table-cell office:value-type="float" office:value="10.30787" calcext:value-type="float">
            <text:p>10.3078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6435" calcext:value-type="float">
            <text:p>0.0226435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35854" calcext:value-type="float">
            <text:p>7.135854</text:p>
          </table:table-cell>
          <table:table-cell office:value-type="float" office:value="-0.07136091" calcext:value-type="float">
            <text:p>-0.07136091</text:p>
          </table:table-cell>
          <table:table-cell office:value-type="float" office:value="-1.027728" calcext:value-type="float">
            <text:p>-1.027728</text:p>
          </table:table-cell>
          <table:table-cell office:value-type="float" office:value="0.0001036555" calcext:value-type="float">
            <text:p>0.0001036555</text:p>
          </table:table-cell>
          <table:table-cell office:value-type="float" office:value="5.276947" calcext:value-type="float">
            <text:p>5.276947</text:p>
          </table:table-cell>
          <table:table-cell office:value-type="float" office:value="0.02560415" calcext:value-type="float">
            <text:p>0.02560415</text:p>
          </table:table-cell>
          <table:table-cell office:value-type="float" office:value="0.02085506" calcext:value-type="float">
            <text:p>0.02085506</text:p>
          </table:table-cell>
          <table:table-cell office:value-type="float" office:value="0.02132305" calcext:value-type="float">
            <text:p>0.02132305</text:p>
          </table:table-cell>
          <table:table-cell office:value-type="float" office:value="0.01592385" calcext:value-type="float">
            <text:p>0.01592385</text:p>
          </table:table-cell>
          <table:table-cell office:value-type="float" office:value="0.00990687" calcext:value-type="float">
            <text:p>0.00990687</text:p>
          </table:table-cell>
          <table:table-cell office:value-type="float" office:value="0.01826167" calcext:value-type="float">
            <text:p>0.01826167</text:p>
          </table:table-cell>
          <table:table-cell office:value-type="float" office:value="0.01700885" calcext:value-type="float">
            <text:p>0.01700885</text:p>
          </table:table-cell>
          <table:table-cell office:value-type="float" office:value="0.01277941" calcext:value-type="float">
            <text:p>0.01277941</text:p>
          </table:table-cell>
          <table:table-cell office:value-type="float" office:value="14.9796" calcext:value-type="float">
            <text:p>14.9796</text:p>
          </table:table-cell>
          <table:table-cell office:value-type="float" office:value="10.90052" calcext:value-type="float">
            <text:p>10.90052</text:p>
          </table:table-cell>
          <table:table-cell office:value-type="float" office:value="12.19273" calcext:value-type="float">
            <text:p>12.19273</text:p>
          </table:table-cell>
          <table:table-cell office:value-type="float" office:value="16.82107" calcext:value-type="float">
            <text:p>16.82107</text:p>
          </table:table-cell>
          <table:table-cell office:value-type="float" office:value="25.77076" calcext:value-type="float">
            <text:p>25.77076</text:p>
          </table:table-cell>
          <table:table-cell office:value-type="float" office:value="22.99309" calcext:value-type="float">
            <text:p>22.99309</text:p>
          </table:table-cell>
          <table:table-cell office:value-type="float" office:value="6.94082" calcext:value-type="float">
            <text:p>6.94082</text:p>
          </table:table-cell>
          <table:table-cell office:value-type="float" office:value="0.4056168" calcext:value-type="float">
            <text:p>0.4056168</text:p>
          </table:table-cell>
          <table:table-cell office:value-type="float" office:value="10.98912" calcext:value-type="float">
            <text:p>10.98912</text:p>
          </table:table-cell>
          <table:table-cell office:value-type="float" office:value="0" calcext:value-type="float">
            <text:p>0</text:p>
          </table:table-cell>
          <table:table-cell office:value-type="float" office:value="-0.007656472" calcext:value-type="float">
            <text:p>-0.0076564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0" calcext:value-type="float">
            <text:p>23102000</text:p>
          </table:table-cell>
          <table:table-cell office:value-type="float" office:value="3.667402" calcext:value-type="float">
            <text:p>3.667402</text:p>
          </table:table-cell>
          <table:table-cell office:value-type="float" office:value="461.5001" calcext:value-type="float">
            <text:p>461.500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967" calcext:value-type="float">
            <text:p>-19.0967</text:p>
          </table:table-cell>
          <table:table-cell office:value-type="float" office:value="0.03829972" calcext:value-type="float">
            <text:p>0.03829972</text:p>
          </table:table-cell>
          <table:table-cell office:value-type="float" office:value="10.31186" calcext:value-type="float">
            <text:p>10.31186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67998" calcext:value-type="float">
            <text:p>0.0226799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39342" calcext:value-type="float">
            <text:p>7.139342</text:p>
          </table:table-cell>
          <table:table-cell office:value-type="float" office:value="-0.07142097" calcext:value-type="float">
            <text:p>-0.07142097</text:p>
          </table:table-cell>
          <table:table-cell office:value-type="float" office:value="-1.027717" calcext:value-type="float">
            <text:p>-1.027717</text:p>
          </table:table-cell>
          <table:table-cell office:value-type="float" office:value="0.0001078473" calcext:value-type="float">
            <text:p>0.0001078473</text:p>
          </table:table-cell>
          <table:table-cell office:value-type="float" office:value="5.27696" calcext:value-type="float">
            <text:p>5.27696</text:p>
          </table:table-cell>
          <table:table-cell office:value-type="float" office:value="0.02406655" calcext:value-type="float">
            <text:p>0.02406655</text:p>
          </table:table-cell>
          <table:table-cell office:value-type="float" office:value="0.02067407" calcext:value-type="float">
            <text:p>0.02067407</text:p>
          </table:table-cell>
          <table:table-cell office:value-type="float" office:value="0.02158014" calcext:value-type="float">
            <text:p>0.02158014</text:p>
          </table:table-cell>
          <table:table-cell office:value-type="float" office:value="0.01624652" calcext:value-type="float">
            <text:p>0.01624652</text:p>
          </table:table-cell>
          <table:table-cell office:value-type="float" office:value="0.009688479" calcext:value-type="float">
            <text:p>0.009688479</text:p>
          </table:table-cell>
          <table:table-cell office:value-type="float" office:value="0.01856098" calcext:value-type="float">
            <text:p>0.01856098</text:p>
          </table:table-cell>
          <table:table-cell office:value-type="float" office:value="0.01725825" calcext:value-type="float">
            <text:p>0.01725825</text:p>
          </table:table-cell>
          <table:table-cell office:value-type="float" office:value="0.01284347" calcext:value-type="float">
            <text:p>0.01284347</text:p>
          </table:table-cell>
          <table:table-cell office:value-type="float" office:value="16.38169" calcext:value-type="float">
            <text:p>16.38169</text:p>
          </table:table-cell>
          <table:table-cell office:value-type="float" office:value="11.65519" calcext:value-type="float">
            <text:p>11.65519</text:p>
          </table:table-cell>
          <table:table-cell office:value-type="float" office:value="12.18523" calcext:value-type="float">
            <text:p>12.18523</text:p>
          </table:table-cell>
          <table:table-cell office:value-type="float" office:value="16.71865" calcext:value-type="float">
            <text:p>16.71865</text:p>
          </table:table-cell>
          <table:table-cell office:value-type="float" office:value="25.41778" calcext:value-type="float">
            <text:p>25.41778</text:p>
          </table:table-cell>
          <table:table-cell office:value-type="float" office:value="22.72969" calcext:value-type="float">
            <text:p>22.72969</text:p>
          </table:table-cell>
          <table:table-cell office:value-type="float" office:value="7.118897" calcext:value-type="float">
            <text:p>7.118897</text:p>
          </table:table-cell>
          <table:table-cell office:value-type="float" office:value="0.4166918" calcext:value-type="float">
            <text:p>0.4166918</text:p>
          </table:table-cell>
          <table:table-cell office:value-type="float" office:value="11.0461" calcext:value-type="float">
            <text:p>11.0461</text:p>
          </table:table-cell>
          <table:table-cell office:value-type="float" office:value="0" calcext:value-type="float">
            <text:p>0</text:p>
          </table:table-cell>
          <table:table-cell office:value-type="float" office:value="-0.007659834" calcext:value-type="float">
            <text:p>-0.00765983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0" calcext:value-type="float">
            <text:p>24102000</text:p>
          </table:table-cell>
          <table:table-cell office:value-type="float" office:value="3.671061" calcext:value-type="float">
            <text:p>3.671061</text:p>
          </table:table-cell>
          <table:table-cell office:value-type="float" office:value="461.4893" calcext:value-type="float">
            <text:p>461.4893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9275" calcext:value-type="float">
            <text:p>-19.09275</text:p>
          </table:table-cell>
          <table:table-cell office:value-type="float" office:value="0.03825305" calcext:value-type="float">
            <text:p>0.03825305</text:p>
          </table:table-cell>
          <table:table-cell office:value-type="float" office:value="10.31764" calcext:value-type="float">
            <text:p>10.3176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71645" calcext:value-type="float">
            <text:p>0.02271645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42867" calcext:value-type="float">
            <text:p>7.142867</text:p>
          </table:table-cell>
          <table:table-cell office:value-type="float" office:value="-0.07148482" calcext:value-type="float">
            <text:p>-0.07148482</text:p>
          </table:table-cell>
          <table:table-cell office:value-type="float" office:value="-1.027705" calcext:value-type="float">
            <text:p>-1.027705</text:p>
          </table:table-cell>
          <table:table-cell office:value-type="float" office:value="0.0001160086" calcext:value-type="float">
            <text:p>0.0001160086</text:p>
          </table:table-cell>
          <table:table-cell office:value-type="float" office:value="5.27878" calcext:value-type="float">
            <text:p>5.27878</text:p>
          </table:table-cell>
          <table:table-cell office:value-type="float" office:value="0.0219886" calcext:value-type="float">
            <text:p>0.0219886</text:p>
          </table:table-cell>
          <table:table-cell office:value-type="float" office:value="0.02007761" calcext:value-type="float">
            <text:p>0.02007761</text:p>
          </table:table-cell>
          <table:table-cell office:value-type="float" office:value="0.02121349" calcext:value-type="float">
            <text:p>0.02121349</text:p>
          </table:table-cell>
          <table:table-cell office:value-type="float" office:value="0.01613292" calcext:value-type="float">
            <text:p>0.01613292</text:p>
          </table:table-cell>
          <table:table-cell office:value-type="float" office:value="0.009462698" calcext:value-type="float">
            <text:p>0.009462698</text:p>
          </table:table-cell>
          <table:table-cell office:value-type="float" office:value="0.01854341" calcext:value-type="float">
            <text:p>0.01854341</text:p>
          </table:table-cell>
          <table:table-cell office:value-type="float" office:value="0.01741607" calcext:value-type="float">
            <text:p>0.01741607</text:p>
          </table:table-cell>
          <table:table-cell office:value-type="float" office:value="0.01291023" calcext:value-type="float">
            <text:p>0.01291023</text:p>
          </table:table-cell>
          <table:table-cell office:value-type="float" office:value="17.07081" calcext:value-type="float">
            <text:p>17.07081</text:p>
          </table:table-cell>
          <table:table-cell office:value-type="float" office:value="12.37554" calcext:value-type="float">
            <text:p>12.37554</text:p>
          </table:table-cell>
          <table:table-cell office:value-type="float" office:value="12.28202" calcext:value-type="float">
            <text:p>12.28202</text:p>
          </table:table-cell>
          <table:table-cell office:value-type="float" office:value="16.70152" calcext:value-type="float">
            <text:p>16.70152</text:p>
          </table:table-cell>
          <table:table-cell office:value-type="float" office:value="25.12685" calcext:value-type="float">
            <text:p>25.12685</text:p>
          </table:table-cell>
          <table:table-cell office:value-type="float" office:value="22.48569" calcext:value-type="float">
            <text:p>22.48569</text:p>
          </table:table-cell>
          <table:table-cell office:value-type="float" office:value="7.239623" calcext:value-type="float">
            <text:p>7.239623</text:p>
          </table:table-cell>
          <table:table-cell office:value-type="float" office:value="0.4276794" calcext:value-type="float">
            <text:p>0.4276794</text:p>
          </table:table-cell>
          <table:table-cell office:value-type="float" office:value="11.04774" calcext:value-type="float">
            <text:p>11.04774</text:p>
          </table:table-cell>
          <table:table-cell office:value-type="float" office:value="0" calcext:value-type="float">
            <text:p>0</text:p>
          </table:table-cell>
          <table:table-cell office:value-type="float" office:value="-0.0076634" calcext:value-type="float">
            <text:p>-0.00766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0" calcext:value-type="float">
            <text:p>25102000</text:p>
          </table:table-cell>
          <table:table-cell office:value-type="float" office:value="3.67451" calcext:value-type="float">
            <text:p>3.67451</text:p>
          </table:table-cell>
          <table:table-cell office:value-type="float" office:value="461.4788" calcext:value-type="float">
            <text:p>461.478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8903" calcext:value-type="float">
            <text:p>-19.08903</text:p>
          </table:table-cell>
          <table:table-cell office:value-type="float" office:value="0.03830594" calcext:value-type="float">
            <text:p>0.03830594</text:p>
          </table:table-cell>
          <table:table-cell office:value-type="float" office:value="10.32297" calcext:value-type="float">
            <text:p>10.3229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75293" calcext:value-type="float">
            <text:p>0.0227529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46395" calcext:value-type="float">
            <text:p>7.146395</text:p>
          </table:table-cell>
          <table:table-cell office:value-type="float" office:value="-0.07157838" calcext:value-type="float">
            <text:p>-0.07157838</text:p>
          </table:table-cell>
          <table:table-cell office:value-type="float" office:value="-1.027687" calcext:value-type="float">
            <text:p>-1.027687</text:p>
          </table:table-cell>
          <table:table-cell office:value-type="float" office:value="0.0001230425" calcext:value-type="float">
            <text:p>0.0001230425</text:p>
          </table:table-cell>
          <table:table-cell office:value-type="float" office:value="5.279705" calcext:value-type="float">
            <text:p>5.279705</text:p>
          </table:table-cell>
          <table:table-cell office:value-type="float" office:value="0.02280347" calcext:value-type="float">
            <text:p>0.02280347</text:p>
          </table:table-cell>
          <table:table-cell office:value-type="float" office:value="0.01988426" calcext:value-type="float">
            <text:p>0.01988426</text:p>
          </table:table-cell>
          <table:table-cell office:value-type="float" office:value="0.021212" calcext:value-type="float">
            <text:p>0.021212</text:p>
          </table:table-cell>
          <table:table-cell office:value-type="float" office:value="0.01626918" calcext:value-type="float">
            <text:p>0.01626918</text:p>
          </table:table-cell>
          <table:table-cell office:value-type="float" office:value="0.009469678" calcext:value-type="float">
            <text:p>0.009469678</text:p>
          </table:table-cell>
          <table:table-cell office:value-type="float" office:value="0.01860317" calcext:value-type="float">
            <text:p>0.01860317</text:p>
          </table:table-cell>
          <table:table-cell office:value-type="float" office:value="0.01753522" calcext:value-type="float">
            <text:p>0.01753522</text:p>
          </table:table-cell>
          <table:table-cell office:value-type="float" office:value="0.01296559" calcext:value-type="float">
            <text:p>0.01296559</text:p>
          </table:table-cell>
          <table:table-cell office:value-type="float" office:value="18.73606" calcext:value-type="float">
            <text:p>18.73606</text:p>
          </table:table-cell>
          <table:table-cell office:value-type="float" office:value="12.77328" calcext:value-type="float">
            <text:p>12.77328</text:p>
          </table:table-cell>
          <table:table-cell office:value-type="float" office:value="12.25193" calcext:value-type="float">
            <text:p>12.25193</text:p>
          </table:table-cell>
          <table:table-cell office:value-type="float" office:value="16.69486" calcext:value-type="float">
            <text:p>16.69486</text:p>
          </table:table-cell>
          <table:table-cell office:value-type="float" office:value="24.89494" calcext:value-type="float">
            <text:p>24.89494</text:p>
          </table:table-cell>
          <table:table-cell office:value-type="float" office:value="22.28536" calcext:value-type="float">
            <text:p>22.28536</text:p>
          </table:table-cell>
          <table:table-cell office:value-type="float" office:value="7.304456" calcext:value-type="float">
            <text:p>7.304456</text:p>
          </table:table-cell>
          <table:table-cell office:value-type="float" office:value="0.4385468" calcext:value-type="float">
            <text:p>0.4385468</text:p>
          </table:table-cell>
          <table:table-cell office:value-type="float" office:value="11.13507" calcext:value-type="float">
            <text:p>11.13507</text:p>
          </table:table-cell>
          <table:table-cell office:value-type="float" office:value="0" calcext:value-type="float">
            <text:p>0</text:p>
          </table:table-cell>
          <table:table-cell office:value-type="float" office:value="-0.007671967" calcext:value-type="float">
            <text:p>-0.0076719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0" calcext:value-type="float">
            <text:p>26102000</text:p>
          </table:table-cell>
          <table:table-cell office:value-type="float" office:value="3.678114" calcext:value-type="float">
            <text:p>3.678114</text:p>
          </table:table-cell>
          <table:table-cell office:value-type="float" office:value="461.468" calcext:value-type="float">
            <text:p>461.46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8506" calcext:value-type="float">
            <text:p>-19.08506</text:p>
          </table:table-cell>
          <table:table-cell office:value-type="float" office:value="0.03846286" calcext:value-type="float">
            <text:p>0.03846286</text:p>
          </table:table-cell>
          <table:table-cell office:value-type="float" office:value="10.32843" calcext:value-type="float">
            <text:p>10.3284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78941" calcext:value-type="float">
            <text:p>0.0227894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49922" calcext:value-type="float">
            <text:p>7.149922</text:p>
          </table:table-cell>
          <table:table-cell office:value-type="float" office:value="-0.07193864" calcext:value-type="float">
            <text:p>-0.07193864</text:p>
          </table:table-cell>
          <table:table-cell office:value-type="float" office:value="-1.027664" calcext:value-type="float">
            <text:p>-1.027664</text:p>
          </table:table-cell>
          <table:table-cell office:value-type="float" office:value="0.0001309227" calcext:value-type="float">
            <text:p>0.0001309227</text:p>
          </table:table-cell>
          <table:table-cell office:value-type="float" office:value="5.280532" calcext:value-type="float">
            <text:p>5.280532</text:p>
          </table:table-cell>
          <table:table-cell office:value-type="float" office:value="0.03187243" calcext:value-type="float">
            <text:p>0.03187243</text:p>
          </table:table-cell>
          <table:table-cell office:value-type="float" office:value="0.01990237" calcext:value-type="float">
            <text:p>0.01990237</text:p>
          </table:table-cell>
          <table:table-cell office:value-type="float" office:value="0.0211127" calcext:value-type="float">
            <text:p>0.0211127</text:p>
          </table:table-cell>
          <table:table-cell office:value-type="float" office:value="0.01634104" calcext:value-type="float">
            <text:p>0.01634104</text:p>
          </table:table-cell>
          <table:table-cell office:value-type="float" office:value="0.00951411" calcext:value-type="float">
            <text:p>0.00951411</text:p>
          </table:table-cell>
          <table:table-cell office:value-type="float" office:value="0.01863086" calcext:value-type="float">
            <text:p>0.01863086</text:p>
          </table:table-cell>
          <table:table-cell office:value-type="float" office:value="0.01763666" calcext:value-type="float">
            <text:p>0.01763666</text:p>
          </table:table-cell>
          <table:table-cell office:value-type="float" office:value="0.01302479" calcext:value-type="float">
            <text:p>0.01302479</text:p>
          </table:table-cell>
          <table:table-cell office:value-type="float" office:value="19.31773" calcext:value-type="float">
            <text:p>19.31773</text:p>
          </table:table-cell>
          <table:table-cell office:value-type="float" office:value="13.69337" calcext:value-type="float">
            <text:p>13.69337</text:p>
          </table:table-cell>
          <table:table-cell office:value-type="float" office:value="12.31087" calcext:value-type="float">
            <text:p>12.31087</text:p>
          </table:table-cell>
          <table:table-cell office:value-type="float" office:value="16.7021" calcext:value-type="float">
            <text:p>16.7021</text:p>
          </table:table-cell>
          <table:table-cell office:value-type="float" office:value="24.67076" calcext:value-type="float">
            <text:p>24.67076</text:p>
          </table:table-cell>
          <table:table-cell office:value-type="float" office:value="22.10032" calcext:value-type="float">
            <text:p>22.10032</text:p>
          </table:table-cell>
          <table:table-cell office:value-type="float" office:value="7.341401" calcext:value-type="float">
            <text:p>7.341401</text:p>
          </table:table-cell>
          <table:table-cell office:value-type="float" office:value="0.4491054" calcext:value-type="float">
            <text:p>0.4491054</text:p>
          </table:table-cell>
          <table:table-cell office:value-type="float" office:value="11.38062" calcext:value-type="float">
            <text:p>11.38062</text:p>
          </table:table-cell>
          <table:table-cell office:value-type="float" office:value="0" calcext:value-type="float">
            <text:p>0</text:p>
          </table:table-cell>
          <table:table-cell office:value-type="float" office:value="-0.007774027" calcext:value-type="float">
            <text:p>-0.0077740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0" calcext:value-type="float">
            <text:p>27102000</text:p>
          </table:table-cell>
          <table:table-cell office:value-type="float" office:value="3.681477" calcext:value-type="float">
            <text:p>3.681477</text:p>
          </table:table-cell>
          <table:table-cell office:value-type="float" office:value="461.4561" calcext:value-type="float">
            <text:p>461.456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8138" calcext:value-type="float">
            <text:p>-19.08138</text:p>
          </table:table-cell>
          <table:table-cell office:value-type="float" office:value="0.0388306" calcext:value-type="float">
            <text:p>0.0388306</text:p>
          </table:table-cell>
          <table:table-cell office:value-type="float" office:value="10.33791" calcext:value-type="float">
            <text:p>10.33791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82589" calcext:value-type="float">
            <text:p>0.02282589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53392" calcext:value-type="float">
            <text:p>7.153392</text:p>
          </table:table-cell>
          <table:table-cell office:value-type="float" office:value="-0.07225192" calcext:value-type="float">
            <text:p>-0.07225192</text:p>
          </table:table-cell>
          <table:table-cell office:value-type="float" office:value="-1.027648" calcext:value-type="float">
            <text:p>-1.027648</text:p>
          </table:table-cell>
          <table:table-cell office:value-type="float" office:value="0.0001419551" calcext:value-type="float">
            <text:p>0.0001419551</text:p>
          </table:table-cell>
          <table:table-cell office:value-type="float" office:value="5.282479" calcext:value-type="float">
            <text:p>5.282479</text:p>
          </table:table-cell>
          <table:table-cell office:value-type="float" office:value="0.05268411" calcext:value-type="float">
            <text:p>0.05268411</text:p>
          </table:table-cell>
          <table:table-cell office:value-type="float" office:value="0.02264275" calcext:value-type="float">
            <text:p>0.02264275</text:p>
          </table:table-cell>
          <table:table-cell office:value-type="float" office:value="0.02099088" calcext:value-type="float">
            <text:p>0.02099088</text:p>
          </table:table-cell>
          <table:table-cell office:value-type="float" office:value="0.01623026" calcext:value-type="float">
            <text:p>0.01623026</text:p>
          </table:table-cell>
          <table:table-cell office:value-type="float" office:value="0.009476045" calcext:value-type="float">
            <text:p>0.009476045</text:p>
          </table:table-cell>
          <table:table-cell office:value-type="float" office:value="0.01849309" calcext:value-type="float">
            <text:p>0.01849309</text:p>
          </table:table-cell>
          <table:table-cell office:value-type="float" office:value="0.01766988" calcext:value-type="float">
            <text:p>0.01766988</text:p>
          </table:table-cell>
          <table:table-cell office:value-type="float" office:value="0.01307613" calcext:value-type="float">
            <text:p>0.01307613</text:p>
          </table:table-cell>
          <table:table-cell office:value-type="float" office:value="14.17138" calcext:value-type="float">
            <text:p>14.17138</text:p>
          </table:table-cell>
          <table:table-cell office:value-type="float" office:value="16.28574" calcext:value-type="float">
            <text:p>16.28574</text:p>
          </table:table-cell>
          <table:table-cell office:value-type="float" office:value="12.98543" calcext:value-type="float">
            <text:p>12.98543</text:p>
          </table:table-cell>
          <table:table-cell office:value-type="float" office:value="16.79368" calcext:value-type="float">
            <text:p>16.79368</text:p>
          </table:table-cell>
          <table:table-cell office:value-type="float" office:value="24.47646" calcext:value-type="float">
            <text:p>24.47646</text:p>
          </table:table-cell>
          <table:table-cell office:value-type="float" office:value="21.91179" calcext:value-type="float">
            <text:p>21.91179</text:p>
          </table:table-cell>
          <table:table-cell office:value-type="float" office:value="7.363307" calcext:value-type="float">
            <text:p>7.363307</text:p>
          </table:table-cell>
          <table:table-cell office:value-type="float" office:value="0.4609776" calcext:value-type="float">
            <text:p>0.4609776</text:p>
          </table:table-cell>
          <table:table-cell office:value-type="float" office:value="12.95489" calcext:value-type="float">
            <text:p>12.95489</text:p>
          </table:table-cell>
          <table:table-cell office:value-type="float" office:value="0" calcext:value-type="float">
            <text:p>0</text:p>
          </table:table-cell>
          <table:table-cell office:value-type="float" office:value="-0.007828464" calcext:value-type="float">
            <text:p>-0.0078284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0" calcext:value-type="float">
            <text:p>28102000</text:p>
          </table:table-cell>
          <table:table-cell office:value-type="float" office:value="3.684731" calcext:value-type="float">
            <text:p>3.684731</text:p>
          </table:table-cell>
          <table:table-cell office:value-type="float" office:value="461.446" calcext:value-type="float">
            <text:p>461.446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7794" calcext:value-type="float">
            <text:p>-19.07794</text:p>
          </table:table-cell>
          <table:table-cell office:value-type="float" office:value="0.03874694" calcext:value-type="float">
            <text:p>0.03874694</text:p>
          </table:table-cell>
          <table:table-cell office:value-type="float" office:value="10.34302" calcext:value-type="float">
            <text:p>10.3430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86237" calcext:value-type="float">
            <text:p>0.0228623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56716" calcext:value-type="float">
            <text:p>7.156716</text:p>
          </table:table-cell>
          <table:table-cell office:value-type="float" office:value="-0.07231011" calcext:value-type="float">
            <text:p>-0.07231011</text:p>
          </table:table-cell>
          <table:table-cell office:value-type="float" office:value="-1.027636" calcext:value-type="float">
            <text:p>-1.027636</text:p>
          </table:table-cell>
          <table:table-cell office:value-type="float" office:value="0.0001502027" calcext:value-type="float">
            <text:p>0.0001502027</text:p>
          </table:table-cell>
          <table:table-cell office:value-type="float" office:value="5.28323" calcext:value-type="float">
            <text:p>5.28323</text:p>
          </table:table-cell>
          <table:table-cell office:value-type="float" office:value="0.04121941" calcext:value-type="float">
            <text:p>0.04121941</text:p>
          </table:table-cell>
          <table:table-cell office:value-type="float" office:value="0.02120321" calcext:value-type="float">
            <text:p>0.02120321</text:p>
          </table:table-cell>
          <table:table-cell office:value-type="float" office:value="0.02143784" calcext:value-type="float">
            <text:p>0.02143784</text:p>
          </table:table-cell>
          <table:table-cell office:value-type="float" office:value="0.01661388" calcext:value-type="float">
            <text:p>0.01661388</text:p>
          </table:table-cell>
          <table:table-cell office:value-type="float" office:value="0.009674238" calcext:value-type="float">
            <text:p>0.009674238</text:p>
          </table:table-cell>
          <table:table-cell office:value-type="float" office:value="0.01853427" calcext:value-type="float">
            <text:p>0.01853427</text:p>
          </table:table-cell>
          <table:table-cell office:value-type="float" office:value="0.01768625" calcext:value-type="float">
            <text:p>0.01768625</text:p>
          </table:table-cell>
          <table:table-cell office:value-type="float" office:value="0.01311186" calcext:value-type="float">
            <text:p>0.01311186</text:p>
          </table:table-cell>
          <table:table-cell office:value-type="float" office:value="16.50694" calcext:value-type="float">
            <text:p>16.50694</text:p>
          </table:table-cell>
          <table:table-cell office:value-type="float" office:value="14.38403" calcext:value-type="float">
            <text:p>14.38403</text:p>
          </table:table-cell>
          <table:table-cell office:value-type="float" office:value="13.06596" calcext:value-type="float">
            <text:p>13.06596</text:p>
          </table:table-cell>
          <table:table-cell office:value-type="float" office:value="17.00807" calcext:value-type="float">
            <text:p>17.00807</text:p>
          </table:table-cell>
          <table:table-cell office:value-type="float" office:value="24.44509" calcext:value-type="float">
            <text:p>24.44509</text:p>
          </table:table-cell>
          <table:table-cell office:value-type="float" office:value="21.76393" calcext:value-type="float">
            <text:p>21.76393</text:p>
          </table:table-cell>
          <table:table-cell office:value-type="float" office:value="7.384166" calcext:value-type="float">
            <text:p>7.384166</text:p>
          </table:table-cell>
          <table:table-cell office:value-type="float" office:value="0.4733802" calcext:value-type="float">
            <text:p>0.4733802</text:p>
          </table:table-cell>
          <table:table-cell office:value-type="float" office:value="13.1439" calcext:value-type="float">
            <text:p>13.1439</text:p>
          </table:table-cell>
          <table:table-cell office:value-type="float" office:value="0" calcext:value-type="float">
            <text:p>0</text:p>
          </table:table-cell>
          <table:table-cell office:value-type="float" office:value="-0.007831673" calcext:value-type="float">
            <text:p>-0.00783167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0" calcext:value-type="float">
            <text:p>29102000</text:p>
          </table:table-cell>
          <table:table-cell office:value-type="float" office:value="3.688039" calcext:value-type="float">
            <text:p>3.688039</text:p>
          </table:table-cell>
          <table:table-cell office:value-type="float" office:value="461.4384" calcext:value-type="float">
            <text:p>461.4384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7442" calcext:value-type="float">
            <text:p>-19.07442</text:p>
          </table:table-cell>
          <table:table-cell office:value-type="float" office:value="0.03888542" calcext:value-type="float">
            <text:p>0.03888542</text:p>
          </table:table-cell>
          <table:table-cell office:value-type="float" office:value="10.34582" calcext:value-type="float">
            <text:p>10.3458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89884" calcext:value-type="float">
            <text:p>0.0228988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60034" calcext:value-type="float">
            <text:p>7.160034</text:p>
          </table:table-cell>
          <table:table-cell office:value-type="float" office:value="-0.07236221" calcext:value-type="float">
            <text:p>-0.07236221</text:p>
          </table:table-cell>
          <table:table-cell office:value-type="float" office:value="-1.027618" calcext:value-type="float">
            <text:p>-1.027618</text:p>
          </table:table-cell>
          <table:table-cell office:value-type="float" office:value="0.0001541062" calcext:value-type="float">
            <text:p>0.0001541062</text:p>
          </table:table-cell>
          <table:table-cell office:value-type="float" office:value="5.282379" calcext:value-type="float">
            <text:p>5.282379</text:p>
          </table:table-cell>
          <table:table-cell office:value-type="float" office:value="0.03785341" calcext:value-type="float">
            <text:p>0.03785341</text:p>
          </table:table-cell>
          <table:table-cell office:value-type="float" office:value="0.02153398" calcext:value-type="float">
            <text:p>0.02153398</text:p>
          </table:table-cell>
          <table:table-cell office:value-type="float" office:value="0.02218684" calcext:value-type="float">
            <text:p>0.02218684</text:p>
          </table:table-cell>
          <table:table-cell office:value-type="float" office:value="0.01730808" calcext:value-type="float">
            <text:p>0.01730808</text:p>
          </table:table-cell>
          <table:table-cell office:value-type="float" office:value="0.009990172" calcext:value-type="float">
            <text:p>0.009990172</text:p>
          </table:table-cell>
          <table:table-cell office:value-type="float" office:value="0.01885043" calcext:value-type="float">
            <text:p>0.01885043</text:p>
          </table:table-cell>
          <table:table-cell office:value-type="float" office:value="0.01783619" calcext:value-type="float">
            <text:p>0.01783619</text:p>
          </table:table-cell>
          <table:table-cell office:value-type="float" office:value="0.01318457" calcext:value-type="float">
            <text:p>0.01318457</text:p>
          </table:table-cell>
          <table:table-cell office:value-type="float" office:value="18.79513" calcext:value-type="float">
            <text:p>18.79513</text:p>
          </table:table-cell>
          <table:table-cell office:value-type="float" office:value="14.35634" calcext:value-type="float">
            <text:p>14.35634</text:p>
          </table:table-cell>
          <table:table-cell office:value-type="float" office:value="12.88876" calcext:value-type="float">
            <text:p>12.88876</text:p>
          </table:table-cell>
          <table:table-cell office:value-type="float" office:value="16.94389" calcext:value-type="float">
            <text:p>16.94389</text:p>
          </table:table-cell>
          <table:table-cell office:value-type="float" office:value="24.3546" calcext:value-type="float">
            <text:p>24.3546</text:p>
          </table:table-cell>
          <table:table-cell office:value-type="float" office:value="21.64611" calcext:value-type="float">
            <text:p>21.64611</text:p>
          </table:table-cell>
          <table:table-cell office:value-type="float" office:value="7.410778" calcext:value-type="float">
            <text:p>7.410778</text:p>
          </table:table-cell>
          <table:table-cell office:value-type="float" office:value="0.4850883" calcext:value-type="float">
            <text:p>0.4850883</text:p>
          </table:table-cell>
          <table:table-cell office:value-type="float" office:value="13.29474" calcext:value-type="float">
            <text:p>13.29474</text:p>
          </table:table-cell>
          <table:table-cell office:value-type="float" office:value="0" calcext:value-type="float">
            <text:p>0</text:p>
          </table:table-cell>
          <table:table-cell office:value-type="float" office:value="-0.007835135" calcext:value-type="float">
            <text:p>-0.0078351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0" calcext:value-type="float">
            <text:p>30102000</text:p>
          </table:table-cell>
          <table:table-cell office:value-type="float" office:value="3.691152" calcext:value-type="float">
            <text:p>3.691152</text:p>
          </table:table-cell>
          <table:table-cell office:value-type="float" office:value="461.4308" calcext:value-type="float">
            <text:p>461.430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7108" calcext:value-type="float">
            <text:p>-19.07108</text:p>
          </table:table-cell>
          <table:table-cell office:value-type="float" office:value="0.0389923" calcext:value-type="float">
            <text:p>0.0389923</text:p>
          </table:table-cell>
          <table:table-cell office:value-type="float" office:value="10.34841" calcext:value-type="float">
            <text:p>10.34841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93532" calcext:value-type="float">
            <text:p>0.0229353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63319" calcext:value-type="float">
            <text:p>7.163319</text:p>
          </table:table-cell>
          <table:table-cell office:value-type="float" office:value="-0.07254113" calcext:value-type="float">
            <text:p>-0.07254113</text:p>
          </table:table-cell>
          <table:table-cell office:value-type="float" office:value="-1.027596" calcext:value-type="float">
            <text:p>-1.027596</text:p>
          </table:table-cell>
          <table:table-cell office:value-type="float" office:value="0.0001585355" calcext:value-type="float">
            <text:p>0.0001585355</text:p>
          </table:table-cell>
          <table:table-cell office:value-type="float" office:value="5.281599" calcext:value-type="float">
            <text:p>5.281599</text:p>
          </table:table-cell>
          <table:table-cell office:value-type="float" office:value="0.03767491" calcext:value-type="float">
            <text:p>0.03767491</text:p>
          </table:table-cell>
          <table:table-cell office:value-type="float" office:value="0.02154388" calcext:value-type="float">
            <text:p>0.02154388</text:p>
          </table:table-cell>
          <table:table-cell office:value-type="float" office:value="0.02237604" calcext:value-type="float">
            <text:p>0.02237604</text:p>
          </table:table-cell>
          <table:table-cell office:value-type="float" office:value="0.01758679" calcext:value-type="float">
            <text:p>0.01758679</text:p>
          </table:table-cell>
          <table:table-cell office:value-type="float" office:value="0.01018829" calcext:value-type="float">
            <text:p>0.01018829</text:p>
          </table:table-cell>
          <table:table-cell office:value-type="float" office:value="0.01907417" calcext:value-type="float">
            <text:p>0.01907417</text:p>
          </table:table-cell>
          <table:table-cell office:value-type="float" office:value="0.01800522" calcext:value-type="float">
            <text:p>0.01800522</text:p>
          </table:table-cell>
          <table:table-cell office:value-type="float" office:value="0.0132794" calcext:value-type="float">
            <text:p>0.0132794</text:p>
          </table:table-cell>
          <table:table-cell office:value-type="float" office:value="19.81802" calcext:value-type="float">
            <text:p>19.81802</text:p>
          </table:table-cell>
          <table:table-cell office:value-type="float" office:value="14.93095" calcext:value-type="float">
            <text:p>14.93095</text:p>
          </table:table-cell>
          <table:table-cell office:value-type="float" office:value="12.86061" calcext:value-type="float">
            <text:p>12.86061</text:p>
          </table:table-cell>
          <table:table-cell office:value-type="float" office:value="16.88607" calcext:value-type="float">
            <text:p>16.88607</text:p>
          </table:table-cell>
          <table:table-cell office:value-type="float" office:value="24.19912" calcext:value-type="float">
            <text:p>24.19912</text:p>
          </table:table-cell>
          <table:table-cell office:value-type="float" office:value="21.50635" calcext:value-type="float">
            <text:p>21.50635</text:p>
          </table:table-cell>
          <table:table-cell office:value-type="float" office:value="7.443974" calcext:value-type="float">
            <text:p>7.443974</text:p>
          </table:table-cell>
          <table:table-cell office:value-type="float" office:value="0.4961182" calcext:value-type="float">
            <text:p>0.4961182</text:p>
          </table:table-cell>
          <table:table-cell office:value-type="float" office:value="13.44635" calcext:value-type="float">
            <text:p>13.44635</text:p>
          </table:table-cell>
          <table:table-cell office:value-type="float" office:value="0" calcext:value-type="float">
            <text:p>0</text:p>
          </table:table-cell>
          <table:table-cell office:value-type="float" office:value="-0.007867048" calcext:value-type="float">
            <text:p>-0.0078670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0" calcext:value-type="float">
            <text:p>31102000</text:p>
          </table:table-cell>
          <table:table-cell office:value-type="float" office:value="3.694006" calcext:value-type="float">
            <text:p>3.694006</text:p>
          </table:table-cell>
          <table:table-cell office:value-type="float" office:value="461.4235" calcext:value-type="float">
            <text:p>461.4235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6797" calcext:value-type="float">
            <text:p>-19.06797</text:p>
          </table:table-cell>
          <table:table-cell office:value-type="float" office:value="0.03917273" calcext:value-type="float">
            <text:p>0.03917273</text:p>
          </table:table-cell>
          <table:table-cell office:value-type="float" office:value="10.35051" calcext:value-type="float">
            <text:p>10.35051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29718" calcext:value-type="float">
            <text:p>0.022971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66612" calcext:value-type="float">
            <text:p>7.166612</text:p>
          </table:table-cell>
          <table:table-cell office:value-type="float" office:value="-0.07288304" calcext:value-type="float">
            <text:p>-0.07288304</text:p>
          </table:table-cell>
          <table:table-cell office:value-type="float" office:value="-1.027573" calcext:value-type="float">
            <text:p>-1.027573</text:p>
          </table:table-cell>
          <table:table-cell office:value-type="float" office:value="0.0001628337" calcext:value-type="float">
            <text:p>0.0001628337</text:p>
          </table:table-cell>
          <table:table-cell office:value-type="float" office:value="5.280509" calcext:value-type="float">
            <text:p>5.280509</text:p>
          </table:table-cell>
          <table:table-cell office:value-type="float" office:value="0.04242045" calcext:value-type="float">
            <text:p>0.04242045</text:p>
          </table:table-cell>
          <table:table-cell office:value-type="float" office:value="0.02180089" calcext:value-type="float">
            <text:p>0.02180089</text:p>
          </table:table-cell>
          <table:table-cell office:value-type="float" office:value="0.02264366" calcext:value-type="float">
            <text:p>0.02264366</text:p>
          </table:table-cell>
          <table:table-cell office:value-type="float" office:value="0.01787003" calcext:value-type="float">
            <text:p>0.01787003</text:p>
          </table:table-cell>
          <table:table-cell office:value-type="float" office:value="0.01036762" calcext:value-type="float">
            <text:p>0.01036762</text:p>
          </table:table-cell>
          <table:table-cell office:value-type="float" office:value="0.01927934" calcext:value-type="float">
            <text:p>0.01927934</text:p>
          </table:table-cell>
          <table:table-cell office:value-type="float" office:value="0.01817084" calcext:value-type="float">
            <text:p>0.01817084</text:p>
          </table:table-cell>
          <table:table-cell office:value-type="float" office:value="0.01337997" calcext:value-type="float">
            <text:p>0.01337997</text:p>
          </table:table-cell>
          <table:table-cell office:value-type="float" office:value="19.44893" calcext:value-type="float">
            <text:p>19.44893</text:p>
          </table:table-cell>
          <table:table-cell office:value-type="float" office:value="15.86714" calcext:value-type="float">
            <text:p>15.86714</text:p>
          </table:table-cell>
          <table:table-cell office:value-type="float" office:value="12.98214" calcext:value-type="float">
            <text:p>12.98214</text:p>
          </table:table-cell>
          <table:table-cell office:value-type="float" office:value="16.89103" calcext:value-type="float">
            <text:p>16.89103</text:p>
          </table:table-cell>
          <table:table-cell office:value-type="float" office:value="24.02532" calcext:value-type="float">
            <text:p>24.02532</text:p>
          </table:table-cell>
          <table:table-cell office:value-type="float" office:value="21.34613" calcext:value-type="float">
            <text:p>21.34613</text:p>
          </table:table-cell>
          <table:table-cell office:value-type="float" office:value="7.477132" calcext:value-type="float">
            <text:p>7.477132</text:p>
          </table:table-cell>
          <table:table-cell office:value-type="float" office:value="0.5065918" calcext:value-type="float">
            <text:p>0.5065918</text:p>
          </table:table-cell>
          <table:table-cell office:value-type="float" office:value="13.627" calcext:value-type="float">
            <text:p>13.627</text:p>
          </table:table-cell>
          <table:table-cell office:value-type="float" office:value="0" calcext:value-type="float">
            <text:p>0</text:p>
          </table:table-cell>
          <table:table-cell office:value-type="float" office:value="-0.00794136" calcext:value-type="float">
            <text:p>-0.007941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3.696857" calcext:value-type="float">
            <text:p>3.696857</text:p>
          </table:table-cell>
          <table:table-cell office:value-type="float" office:value="461.4158" calcext:value-type="float">
            <text:p>461.415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6481" calcext:value-type="float">
            <text:p>-19.06481</text:p>
          </table:table-cell>
          <table:table-cell office:value-type="float" office:value="0.0393966" calcext:value-type="float">
            <text:p>0.0393966</text:p>
          </table:table-cell>
          <table:table-cell office:value-type="float" office:value="10.35263" calcext:value-type="float">
            <text:p>10.3526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00828" calcext:value-type="float">
            <text:p>0.0230082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69872" calcext:value-type="float">
            <text:p>7.169872</text:p>
          </table:table-cell>
          <table:table-cell office:value-type="float" office:value="-0.07338071" calcext:value-type="float">
            <text:p>-0.07338071</text:p>
          </table:table-cell>
          <table:table-cell office:value-type="float" office:value="-1.02755" calcext:value-type="float">
            <text:p>-1.02755</text:p>
          </table:table-cell>
          <table:table-cell office:value-type="float" office:value="0.0001678944" calcext:value-type="float">
            <text:p>0.0001678944</text:p>
          </table:table-cell>
          <table:table-cell office:value-type="float" office:value="5.279389" calcext:value-type="float">
            <text:p>5.279389</text:p>
          </table:table-cell>
          <table:table-cell office:value-type="float" office:value="0.05444682" calcext:value-type="float">
            <text:p>0.05444682</text:p>
          </table:table-cell>
          <table:table-cell office:value-type="float" office:value="0.02191867" calcext:value-type="float">
            <text:p>0.02191867</text:p>
          </table:table-cell>
          <table:table-cell office:value-type="float" office:value="0.02259838" calcext:value-type="float">
            <text:p>0.02259838</text:p>
          </table:table-cell>
          <table:table-cell office:value-type="float" office:value="0.01790075" calcext:value-type="float">
            <text:p>0.01790075</text:p>
          </table:table-cell>
          <table:table-cell office:value-type="float" office:value="0.01046249" calcext:value-type="float">
            <text:p>0.01046249</text:p>
          </table:table-cell>
          <table:table-cell office:value-type="float" office:value="0.01938047" calcext:value-type="float">
            <text:p>0.01938047</text:p>
          </table:table-cell>
          <table:table-cell office:value-type="float" office:value="0.01831079" calcext:value-type="float">
            <text:p>0.01831079</text:p>
          </table:table-cell>
          <table:table-cell office:value-type="float" office:value="0.01348053" calcext:value-type="float">
            <text:p>0.01348053</text:p>
          </table:table-cell>
          <table:table-cell office:value-type="float" office:value="18.86007" calcext:value-type="float">
            <text:p>18.86007</text:p>
          </table:table-cell>
          <table:table-cell office:value-type="float" office:value="16.76007" calcext:value-type="float">
            <text:p>16.76007</text:p>
          </table:table-cell>
          <table:table-cell office:value-type="float" office:value="13.11522" calcext:value-type="float">
            <text:p>13.11522</text:p>
          </table:table-cell>
          <table:table-cell office:value-type="float" office:value="16.90866" calcext:value-type="float">
            <text:p>16.90866</text:p>
          </table:table-cell>
          <table:table-cell office:value-type="float" office:value="23.87922" calcext:value-type="float">
            <text:p>23.87922</text:p>
          </table:table-cell>
          <table:table-cell office:value-type="float" office:value="21.18636" calcext:value-type="float">
            <text:p>21.18636</text:p>
          </table:table-cell>
          <table:table-cell office:value-type="float" office:value="7.507946" calcext:value-type="float">
            <text:p>7.507946</text:p>
          </table:table-cell>
          <table:table-cell office:value-type="float" office:value="0.5166235" calcext:value-type="float">
            <text:p>0.5166235</text:p>
          </table:table-cell>
          <table:table-cell office:value-type="float" office:value="13.89887" calcext:value-type="float">
            <text:p>13.89887</text:p>
          </table:table-cell>
          <table:table-cell office:value-type="float" office:value="0" calcext:value-type="float">
            <text:p>0</text:p>
          </table:table-cell>
          <table:table-cell office:value-type="float" office:value="-0.00806985" calcext:value-type="float">
            <text:p>-0.0080698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3.699505" calcext:value-type="float">
            <text:p>3.699505</text:p>
          </table:table-cell>
          <table:table-cell office:value-type="float" office:value="461.4078" calcext:value-type="float">
            <text:p>461.4078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6181" calcext:value-type="float">
            <text:p>-19.06181</text:p>
          </table:table-cell>
          <table:table-cell office:value-type="float" office:value="0.03977124" calcext:value-type="float">
            <text:p>0.03977124</text:p>
          </table:table-cell>
          <table:table-cell office:value-type="float" office:value="10.35494" calcext:value-type="float">
            <text:p>10.3549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04476" calcext:value-type="float">
            <text:p>0.02304476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73102" calcext:value-type="float">
            <text:p>7.173102</text:p>
          </table:table-cell>
          <table:table-cell office:value-type="float" office:value="-0.07395913" calcext:value-type="float">
            <text:p>-0.07395913</text:p>
          </table:table-cell>
          <table:table-cell office:value-type="float" office:value="-1.027522" calcext:value-type="float">
            <text:p>-1.027522</text:p>
          </table:table-cell>
          <table:table-cell office:value-type="float" office:value="0.0001736582" calcext:value-type="float">
            <text:p>0.0001736582</text:p>
          </table:table-cell>
          <table:table-cell office:value-type="float" office:value="5.277901" calcext:value-type="float">
            <text:p>5.277901</text:p>
          </table:table-cell>
          <table:table-cell office:value-type="float" office:value="0.07907616" calcext:value-type="float">
            <text:p>0.07907616</text:p>
          </table:table-cell>
          <table:table-cell office:value-type="float" office:value="0.02233628" calcext:value-type="float">
            <text:p>0.02233628</text:p>
          </table:table-cell>
          <table:table-cell office:value-type="float" office:value="0.02246907" calcext:value-type="float">
            <text:p>0.02246907</text:p>
          </table:table-cell>
          <table:table-cell office:value-type="float" office:value="0.01787169" calcext:value-type="float">
            <text:p>0.01787169</text:p>
          </table:table-cell>
          <table:table-cell office:value-type="float" office:value="0.01052361" calcext:value-type="float">
            <text:p>0.01052361</text:p>
          </table:table-cell>
          <table:table-cell office:value-type="float" office:value="0.01940501" calcext:value-type="float">
            <text:p>0.01940501</text:p>
          </table:table-cell>
          <table:table-cell office:value-type="float" office:value="0.01841296" calcext:value-type="float">
            <text:p>0.01841296</text:p>
          </table:table-cell>
          <table:table-cell office:value-type="float" office:value="0.01357829" calcext:value-type="float">
            <text:p>0.01357829</text:p>
          </table:table-cell>
          <table:table-cell office:value-type="float" office:value="18.02879" calcext:value-type="float">
            <text:p>18.02879</text:p>
          </table:table-cell>
          <table:table-cell office:value-type="float" office:value="17.71136" calcext:value-type="float">
            <text:p>17.71136</text:p>
          </table:table-cell>
          <table:table-cell office:value-type="float" office:value="13.24701" calcext:value-type="float">
            <text:p>13.24701</text:p>
          </table:table-cell>
          <table:table-cell office:value-type="float" office:value="16.93883" calcext:value-type="float">
            <text:p>16.93883</text:p>
          </table:table-cell>
          <table:table-cell office:value-type="float" office:value="23.75229" calcext:value-type="float">
            <text:p>23.75229</text:p>
          </table:table-cell>
          <table:table-cell office:value-type="float" office:value="21.02864" calcext:value-type="float">
            <text:p>21.02864</text:p>
          </table:table-cell>
          <table:table-cell office:value-type="float" office:value="7.534214" calcext:value-type="float">
            <text:p>7.534214</text:p>
          </table:table-cell>
          <table:table-cell office:value-type="float" office:value="0.5283221" calcext:value-type="float">
            <text:p>0.5283221</text:p>
          </table:table-cell>
          <table:table-cell office:value-type="float" office:value="14.33532" calcext:value-type="float">
            <text:p>14.33532</text:p>
          </table:table-cell>
          <table:table-cell office:value-type="float" office:value="0" calcext:value-type="float">
            <text:p>0</text:p>
          </table:table-cell>
          <table:table-cell office:value-type="float" office:value="-0.008210952" calcext:value-type="float">
            <text:p>-0.0082109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0" calcext:value-type="float">
            <text:p>3112000</text:p>
          </table:table-cell>
          <table:table-cell office:value-type="float" office:value="3.702185" calcext:value-type="float">
            <text:p>3.702185</text:p>
          </table:table-cell>
          <table:table-cell office:value-type="float" office:value="461.3997" calcext:value-type="float">
            <text:p>461.3997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5877" calcext:value-type="float">
            <text:p>-19.05877</text:p>
          </table:table-cell>
          <table:table-cell office:value-type="float" office:value="0.04010969" calcext:value-type="float">
            <text:p>0.04010969</text:p>
          </table:table-cell>
          <table:table-cell office:value-type="float" office:value="10.35754" calcext:value-type="float">
            <text:p>10.3575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08123" calcext:value-type="float">
            <text:p>0.0230812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76319" calcext:value-type="float">
            <text:p>7.176319</text:p>
          </table:table-cell>
          <table:table-cell office:value-type="float" office:value="-0.07442714" calcext:value-type="float">
            <text:p>-0.07442714</text:p>
          </table:table-cell>
          <table:table-cell office:value-type="float" office:value="-1.027488" calcext:value-type="float">
            <text:p>-1.027488</text:p>
          </table:table-cell>
          <table:table-cell office:value-type="float" office:value="0.000179652" calcext:value-type="float">
            <text:p>0.000179652</text:p>
          </table:table-cell>
          <table:table-cell office:value-type="float" office:value="5.276363" calcext:value-type="float">
            <text:p>5.276363</text:p>
          </table:table-cell>
          <table:table-cell office:value-type="float" office:value="0.1010064" calcext:value-type="float">
            <text:p>0.1010064</text:p>
          </table:table-cell>
          <table:table-cell office:value-type="float" office:value="0.02291444" calcext:value-type="float">
            <text:p>0.02291444</text:p>
          </table:table-cell>
          <table:table-cell office:value-type="float" office:value="0.02235872" calcext:value-type="float">
            <text:p>0.02235872</text:p>
          </table:table-cell>
          <table:table-cell office:value-type="float" office:value="0.01785341" calcext:value-type="float">
            <text:p>0.01785341</text:p>
          </table:table-cell>
          <table:table-cell office:value-type="float" office:value="0.01057971" calcext:value-type="float">
            <text:p>0.01057971</text:p>
          </table:table-cell>
          <table:table-cell office:value-type="float" office:value="0.01939056" calcext:value-type="float">
            <text:p>0.01939056</text:p>
          </table:table-cell>
          <table:table-cell office:value-type="float" office:value="0.01848324" calcext:value-type="float">
            <text:p>0.01848324</text:p>
          </table:table-cell>
          <table:table-cell office:value-type="float" office:value="0.01366838" calcext:value-type="float">
            <text:p>0.01366838</text:p>
          </table:table-cell>
          <table:table-cell office:value-type="float" office:value="17.18146" calcext:value-type="float">
            <text:p>17.18146</text:p>
          </table:table-cell>
          <table:table-cell office:value-type="float" office:value="18.64201" calcext:value-type="float">
            <text:p>18.64201</text:p>
          </table:table-cell>
          <table:table-cell office:value-type="float" office:value="13.39715" calcext:value-type="float">
            <text:p>13.39715</text:p>
          </table:table-cell>
          <table:table-cell office:value-type="float" office:value="16.97393" calcext:value-type="float">
            <text:p>16.97393</text:p>
          </table:table-cell>
          <table:table-cell office:value-type="float" office:value="23.62123" calcext:value-type="float">
            <text:p>23.62123</text:p>
          </table:table-cell>
          <table:table-cell office:value-type="float" office:value="20.8735" calcext:value-type="float">
            <text:p>20.8735</text:p>
          </table:table-cell>
          <table:table-cell office:value-type="float" office:value="7.563076" calcext:value-type="float">
            <text:p>7.563076</text:p>
          </table:table-cell>
          <table:table-cell office:value-type="float" office:value="0.5396959" calcext:value-type="float">
            <text:p>0.5396959</text:p>
          </table:table-cell>
          <table:table-cell office:value-type="float" office:value="14.79795" calcext:value-type="float">
            <text:p>14.79795</text:p>
          </table:table-cell>
          <table:table-cell office:value-type="float" office:value="0" calcext:value-type="float">
            <text:p>0</text:p>
          </table:table-cell>
          <table:table-cell office:value-type="float" office:value="-0.0083279" calcext:value-type="float">
            <text:p>-0.008327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3.704676" calcext:value-type="float">
            <text:p>3.704676</text:p>
          </table:table-cell>
          <table:table-cell office:value-type="float" office:value="461.3922" calcext:value-type="float">
            <text:p>461.3922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5591" calcext:value-type="float">
            <text:p>-19.05591</text:p>
          </table:table-cell>
          <table:table-cell office:value-type="float" office:value="0.04051603" calcext:value-type="float">
            <text:p>0.04051603</text:p>
          </table:table-cell>
          <table:table-cell office:value-type="float" office:value="10.36009" calcext:value-type="float">
            <text:p>10.36009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11771" calcext:value-type="float">
            <text:p>0.02311771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79545" calcext:value-type="float">
            <text:p>7.179545</text:p>
          </table:table-cell>
          <table:table-cell office:value-type="float" office:value="-0.07450762" calcext:value-type="float">
            <text:p>-0.07450762</text:p>
          </table:table-cell>
          <table:table-cell office:value-type="float" office:value="-1.027454" calcext:value-type="float">
            <text:p>-1.027454</text:p>
          </table:table-cell>
          <table:table-cell office:value-type="float" office:value="0.0001849213" calcext:value-type="float">
            <text:p>0.0001849213</text:p>
          </table:table-cell>
          <table:table-cell office:value-type="float" office:value="5.274401" calcext:value-type="float">
            <text:p>5.274401</text:p>
          </table:table-cell>
          <table:table-cell office:value-type="float" office:value="0.1245596" calcext:value-type="float">
            <text:p>0.1245596</text:p>
          </table:table-cell>
          <table:table-cell office:value-type="float" office:value="0.02424794" calcext:value-type="float">
            <text:p>0.02424794</text:p>
          </table:table-cell>
          <table:table-cell office:value-type="float" office:value="0.02250041" calcext:value-type="float">
            <text:p>0.02250041</text:p>
          </table:table-cell>
          <table:table-cell office:value-type="float" office:value="0.01803107" calcext:value-type="float">
            <text:p>0.01803107</text:p>
          </table:table-cell>
          <table:table-cell office:value-type="float" office:value="0.01069966" calcext:value-type="float">
            <text:p>0.01069966</text:p>
          </table:table-cell>
          <table:table-cell office:value-type="float" office:value="0.01945109" calcext:value-type="float">
            <text:p>0.01945109</text:p>
          </table:table-cell>
          <table:table-cell office:value-type="float" office:value="0.01856072" calcext:value-type="float">
            <text:p>0.01856072</text:p>
          </table:table-cell>
          <table:table-cell office:value-type="float" office:value="0.01375681" calcext:value-type="float">
            <text:p>0.01375681</text:p>
          </table:table-cell>
          <table:table-cell office:value-type="float" office:value="15.46688" calcext:value-type="float">
            <text:p>15.46688</text:p>
          </table:table-cell>
          <table:table-cell office:value-type="float" office:value="20.04066" calcext:value-type="float">
            <text:p>20.04066</text:p>
          </table:table-cell>
          <table:table-cell office:value-type="float" office:value="13.58026" calcext:value-type="float">
            <text:p>13.58026</text:p>
          </table:table-cell>
          <table:table-cell office:value-type="float" office:value="17.01315" calcext:value-type="float">
            <text:p>17.01315</text:p>
          </table:table-cell>
          <table:table-cell office:value-type="float" office:value="23.49674" calcext:value-type="float">
            <text:p>23.49674</text:p>
          </table:table-cell>
          <table:table-cell office:value-type="float" office:value="20.71273" calcext:value-type="float">
            <text:p>20.71273</text:p>
          </table:table-cell>
          <table:table-cell office:value-type="float" office:value="7.594503" calcext:value-type="float">
            <text:p>7.594503</text:p>
          </table:table-cell>
          <table:table-cell office:value-type="float" office:value="0.5503007" calcext:value-type="float">
            <text:p>0.5503007</text:p>
          </table:table-cell>
          <table:table-cell office:value-type="float" office:value="15.13292" calcext:value-type="float">
            <text:p>15.13292</text:p>
          </table:table-cell>
          <table:table-cell office:value-type="float" office:value="0" calcext:value-type="float">
            <text:p>0</text:p>
          </table:table-cell>
          <table:table-cell office:value-type="float" office:value="-0.008337924" calcext:value-type="float">
            <text:p>-0.0083379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0" calcext:value-type="float">
            <text:p>5112000</text:p>
          </table:table-cell>
          <table:table-cell office:value-type="float" office:value="3.707164" calcext:value-type="float">
            <text:p>3.707164</text:p>
          </table:table-cell>
          <table:table-cell office:value-type="float" office:value="461.3841" calcext:value-type="float">
            <text:p>461.3841</text:p>
          </table:table-cell>
          <table:table-cell office:value-type="float" office:value="17.01" calcext:value-type="float">
            <text:p>17.01</text:p>
          </table:table-cell>
          <table:table-cell office:value-type="float" office:value="-19.05305" calcext:value-type="float">
            <text:p>-19.05305</text:p>
          </table:table-cell>
          <table:table-cell office:value-type="float" office:value="0.04087102" calcext:value-type="float">
            <text:p>0.04087102</text:p>
          </table:table-cell>
          <table:table-cell office:value-type="float" office:value="10.36339" calcext:value-type="float">
            <text:p>10.36339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15419" calcext:value-type="float">
            <text:p>0.02315419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82756" calcext:value-type="float">
            <text:p>7.182756</text:p>
          </table:table-cell>
          <table:table-cell office:value-type="float" office:value="-0.07454443" calcext:value-type="float">
            <text:p>-0.07454443</text:p>
          </table:table-cell>
          <table:table-cell office:value-type="float" office:value="-1.027419" calcext:value-type="float">
            <text:p>-1.027419</text:p>
          </table:table-cell>
          <table:table-cell office:value-type="float" office:value="0.000191721" calcext:value-type="float">
            <text:p>0.000191721</text:p>
          </table:table-cell>
          <table:table-cell office:value-type="float" office:value="5.272666" calcext:value-type="float">
            <text:p>5.272666</text:p>
          </table:table-cell>
          <table:table-cell office:value-type="float" office:value="0.1483867" calcext:value-type="float">
            <text:p>0.1483867</text:p>
          </table:table-cell>
          <table:table-cell office:value-type="float" office:value="0.02550795" calcext:value-type="float">
            <text:p>0.02550795</text:p>
          </table:table-cell>
          <table:table-cell office:value-type="float" office:value="0.02239745" calcext:value-type="float">
            <text:p>0.02239745</text:p>
          </table:table-cell>
          <table:table-cell office:value-type="float" office:value="0.01795875" calcext:value-type="float">
            <text:p>0.01795875</text:p>
          </table:table-cell>
          <table:table-cell office:value-type="float" office:value="0.01072709" calcext:value-type="float">
            <text:p>0.01072709</text:p>
          </table:table-cell>
          <table:table-cell office:value-type="float" office:value="0.01937291" calcext:value-type="float">
            <text:p>0.01937291</text:p>
          </table:table-cell>
          <table:table-cell office:value-type="float" office:value="0.01858987" calcext:value-type="float">
            <text:p>0.01858987</text:p>
          </table:table-cell>
          <table:table-cell office:value-type="float" office:value="0.0138374" calcext:value-type="float">
            <text:p>0.0138374</text:p>
          </table:table-cell>
          <table:table-cell office:value-type="float" office:value="13.5688" calcext:value-type="float">
            <text:p>13.5688</text:p>
          </table:table-cell>
          <table:table-cell office:value-type="float" office:value="21.31009" calcext:value-type="float">
            <text:p>21.31009</text:p>
          </table:table-cell>
          <table:table-cell office:value-type="float" office:value="13.79181" calcext:value-type="float">
            <text:p>13.79181</text:p>
          </table:table-cell>
          <table:table-cell office:value-type="float" office:value="17.06481" calcext:value-type="float">
            <text:p>17.06481</text:p>
          </table:table-cell>
          <table:table-cell office:value-type="float" office:value="23.39379" calcext:value-type="float">
            <text:p>23.39379</text:p>
          </table:table-cell>
          <table:table-cell office:value-type="float" office:value="20.56461" calcext:value-type="float">
            <text:p>20.56461</text:p>
          </table:table-cell>
          <table:table-cell office:value-type="float" office:value="7.628937" calcext:value-type="float">
            <text:p>7.628937</text:p>
          </table:table-cell>
          <table:table-cell office:value-type="float" office:value="0.5603297" calcext:value-type="float">
            <text:p>0.5603297</text:p>
          </table:table-cell>
          <table:table-cell office:value-type="float" office:value="15.44794" calcext:value-type="float">
            <text:p>15.44794</text:p>
          </table:table-cell>
          <table:table-cell office:value-type="float" office:value="0" calcext:value-type="float">
            <text:p>0</text:p>
          </table:table-cell>
          <table:table-cell office:value-type="float" office:value="-0.008339898" calcext:value-type="float">
            <text:p>-0.0083398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0" calcext:value-type="float">
            <text:p>6112000</text:p>
          </table:table-cell>
          <table:table-cell office:value-type="float" office:value="11.62121" calcext:value-type="float">
            <text:p>11.62121</text:p>
          </table:table-cell>
          <table:table-cell office:value-type="float" office:value="461.3765" calcext:value-type="float">
            <text:p>461.376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122554" calcext:value-type="float">
            <text:p>0.04122554</text:p>
          </table:table-cell>
          <table:table-cell office:value-type="float" office:value="10.36616" calcext:value-type="float">
            <text:p>10.36616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19067" calcext:value-type="float">
            <text:p>0.0231906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85869" calcext:value-type="float">
            <text:p>7.185869</text:p>
          </table:table-cell>
          <table:table-cell office:value-type="float" office:value="-0.07457843" calcext:value-type="float">
            <text:p>-0.07457843</text:p>
          </table:table-cell>
          <table:table-cell office:value-type="float" office:value="-1.027384" calcext:value-type="float">
            <text:p>-1.027384</text:p>
          </table:table-cell>
          <table:table-cell office:value-type="float" office:value="0.0001973032" calcext:value-type="float">
            <text:p>0.0001973032</text:p>
          </table:table-cell>
          <table:table-cell office:value-type="float" office:value="5.270803" calcext:value-type="float">
            <text:p>5.270803</text:p>
          </table:table-cell>
          <table:table-cell office:value-type="float" office:value="0.1671857" calcext:value-type="float">
            <text:p>0.1671857</text:p>
          </table:table-cell>
          <table:table-cell office:value-type="float" office:value="0.02672936" calcext:value-type="float">
            <text:p>0.02672936</text:p>
          </table:table-cell>
          <table:table-cell office:value-type="float" office:value="0.02259874" calcext:value-type="float">
            <text:p>0.02259874</text:p>
          </table:table-cell>
          <table:table-cell office:value-type="float" office:value="0.0181343" calcext:value-type="float">
            <text:p>0.0181343</text:p>
          </table:table-cell>
          <table:table-cell office:value-type="float" office:value="0.01085591" calcext:value-type="float">
            <text:p>0.01085591</text:p>
          </table:table-cell>
          <table:table-cell office:value-type="float" office:value="0.01943413" calcext:value-type="float">
            <text:p>0.01943413</text:p>
          </table:table-cell>
          <table:table-cell office:value-type="float" office:value="0.01864742" calcext:value-type="float">
            <text:p>0.01864742</text:p>
          </table:table-cell>
          <table:table-cell office:value-type="float" office:value="0.01391753" calcext:value-type="float">
            <text:p>0.01391753</text:p>
          </table:table-cell>
          <table:table-cell office:value-type="float" office:value="12.07255" calcext:value-type="float">
            <text:p>12.07255</text:p>
          </table:table-cell>
          <table:table-cell office:value-type="float" office:value="22.00442" calcext:value-type="float">
            <text:p>22.00442</text:p>
          </table:table-cell>
          <table:table-cell office:value-type="float" office:value="13.98388" calcext:value-type="float">
            <text:p>13.98388</text:p>
          </table:table-cell>
          <table:table-cell office:value-type="float" office:value="17.13014" calcext:value-type="float">
            <text:p>17.13014</text:p>
          </table:table-cell>
          <table:table-cell office:value-type="float" office:value="23.30464" calcext:value-type="float">
            <text:p>23.30464</text:p>
          </table:table-cell>
          <table:table-cell office:value-type="float" office:value="20.4208" calcext:value-type="float">
            <text:p>20.4208</text:p>
          </table:table-cell>
          <table:table-cell office:value-type="float" office:value="7.666618" calcext:value-type="float">
            <text:p>7.666618</text:p>
          </table:table-cell>
          <table:table-cell office:value-type="float" office:value="0.5699977" calcext:value-type="float">
            <text:p>0.5699977</text:p>
          </table:table-cell>
          <table:table-cell office:value-type="float" office:value="0.7051784" calcext:value-type="float">
            <text:p>0.7051784</text:p>
          </table:table-cell>
          <table:table-cell office:value-type="float" office:value="0" calcext:value-type="float">
            <text:p>0</text:p>
          </table:table-cell>
          <table:table-cell office:value-type="float" office:value="-0.008341673" calcext:value-type="float">
            <text:p>-0.0083416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11.62085" calcext:value-type="float">
            <text:p>11.62085</text:p>
          </table:table-cell>
          <table:table-cell office:value-type="float" office:value="461.3684" calcext:value-type="float">
            <text:p>461.3684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161854" calcext:value-type="float">
            <text:p>0.04161854</text:p>
          </table:table-cell>
          <table:table-cell office:value-type="float" office:value="10.36941" calcext:value-type="float">
            <text:p>10.36941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22715" calcext:value-type="float">
            <text:p>0.02322715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89016" calcext:value-type="float">
            <text:p>7.189016</text:p>
          </table:table-cell>
          <table:table-cell office:value-type="float" office:value="-0.07462932" calcext:value-type="float">
            <text:p>-0.07462932</text:p>
          </table:table-cell>
          <table:table-cell office:value-type="float" office:value="-1.02735" calcext:value-type="float">
            <text:p>-1.02735</text:p>
          </table:table-cell>
          <table:table-cell office:value-type="float" office:value="0.0002047673" calcext:value-type="float">
            <text:p>0.0002047673</text:p>
          </table:table-cell>
          <table:table-cell office:value-type="float" office:value="5.269147" calcext:value-type="float">
            <text:p>5.269147</text:p>
          </table:table-cell>
          <table:table-cell office:value-type="float" office:value="0.1927873" calcext:value-type="float">
            <text:p>0.1927873</text:p>
          </table:table-cell>
          <table:table-cell office:value-type="float" office:value="0.02703126" calcext:value-type="float">
            <text:p>0.02703126</text:p>
          </table:table-cell>
          <table:table-cell office:value-type="float" office:value="0.02243602" calcext:value-type="float">
            <text:p>0.02243602</text:p>
          </table:table-cell>
          <table:table-cell office:value-type="float" office:value="0.01807377" calcext:value-type="float">
            <text:p>0.01807377</text:p>
          </table:table-cell>
          <table:table-cell office:value-type="float" office:value="0.01091512" calcext:value-type="float">
            <text:p>0.01091512</text:p>
          </table:table-cell>
          <table:table-cell office:value-type="float" office:value="0.01943933" calcext:value-type="float">
            <text:p>0.01943933</text:p>
          </table:table-cell>
          <table:table-cell office:value-type="float" office:value="0.01869288" calcext:value-type="float">
            <text:p>0.01869288</text:p>
          </table:table-cell>
          <table:table-cell office:value-type="float" office:value="0.01400241" calcext:value-type="float">
            <text:p>0.01400241</text:p>
          </table:table-cell>
          <table:table-cell office:value-type="float" office:value="10.89292" calcext:value-type="float">
            <text:p>10.89292</text:p>
          </table:table-cell>
          <table:table-cell office:value-type="float" office:value="22.31954" calcext:value-type="float">
            <text:p>22.31954</text:p>
          </table:table-cell>
          <table:table-cell office:value-type="float" office:value="14.15895" calcext:value-type="float">
            <text:p>14.15895</text:p>
          </table:table-cell>
          <table:table-cell office:value-type="float" office:value="17.19909" calcext:value-type="float">
            <text:p>17.19909</text:p>
          </table:table-cell>
          <table:table-cell office:value-type="float" office:value="23.23009" calcext:value-type="float">
            <text:p>23.23009</text:p>
          </table:table-cell>
          <table:table-cell office:value-type="float" office:value="20.28923" calcext:value-type="float">
            <text:p>20.28923</text:p>
          </table:table-cell>
          <table:table-cell office:value-type="float" office:value="7.703424" calcext:value-type="float">
            <text:p>7.703424</text:p>
          </table:table-cell>
          <table:table-cell office:value-type="float" office:value="0.5798417" calcext:value-type="float">
            <text:p>0.5798417</text:p>
          </table:table-cell>
          <table:table-cell office:value-type="float" office:value="0.7522824" calcext:value-type="float">
            <text:p>0.7522824</text:p>
          </table:table-cell>
          <table:table-cell office:value-type="float" office:value="0" calcext:value-type="float">
            <text:p>0</text:p>
          </table:table-cell>
          <table:table-cell office:value-type="float" office:value="-0.008344534" calcext:value-type="float">
            <text:p>-0.00834453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0" calcext:value-type="float">
            <text:p>8112000</text:p>
          </table:table-cell>
          <table:table-cell office:value-type="float" office:value="11.62059" calcext:value-type="float">
            <text:p>11.62059</text:p>
          </table:table-cell>
          <table:table-cell office:value-type="float" office:value="461.3602" calcext:value-type="float">
            <text:p>461.3602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189892" calcext:value-type="float">
            <text:p>0.04189892</text:p>
          </table:table-cell>
          <table:table-cell office:value-type="float" office:value="10.3727" calcext:value-type="float">
            <text:p>10.372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26357" calcext:value-type="float">
            <text:p>0.0232635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92147" calcext:value-type="float">
            <text:p>7.192147</text:p>
          </table:table-cell>
          <table:table-cell office:value-type="float" office:value="-0.07474454" calcext:value-type="float">
            <text:p>-0.07474454</text:p>
          </table:table-cell>
          <table:table-cell office:value-type="float" office:value="-1.027316" calcext:value-type="float">
            <text:p>-1.027316</text:p>
          </table:table-cell>
          <table:table-cell office:value-type="float" office:value="0.0002129128" calcext:value-type="float">
            <text:p>0.0002129128</text:p>
          </table:table-cell>
          <table:table-cell office:value-type="float" office:value="5.267862" calcext:value-type="float">
            <text:p>5.267862</text:p>
          </table:table-cell>
          <table:table-cell office:value-type="float" office:value="0.2108905" calcext:value-type="float">
            <text:p>0.2108905</text:p>
          </table:table-cell>
          <table:table-cell office:value-type="float" office:value="0.02746249" calcext:value-type="float">
            <text:p>0.02746249</text:p>
          </table:table-cell>
          <table:table-cell office:value-type="float" office:value="0.02231146" calcext:value-type="float">
            <text:p>0.02231146</text:p>
          </table:table-cell>
          <table:table-cell office:value-type="float" office:value="0.01805158" calcext:value-type="float">
            <text:p>0.01805158</text:p>
          </table:table-cell>
          <table:table-cell office:value-type="float" office:value="0.01099105" calcext:value-type="float">
            <text:p>0.01099105</text:p>
          </table:table-cell>
          <table:table-cell office:value-type="float" office:value="0.01941297" calcext:value-type="float">
            <text:p>0.01941297</text:p>
          </table:table-cell>
          <table:table-cell office:value-type="float" office:value="0.01870615" calcext:value-type="float">
            <text:p>0.01870615</text:p>
          </table:table-cell>
          <table:table-cell office:value-type="float" office:value="0.01407932" calcext:value-type="float">
            <text:p>0.01407932</text:p>
          </table:table-cell>
          <table:table-cell office:value-type="float" office:value="10.54041" calcext:value-type="float">
            <text:p>10.54041</text:p>
          </table:table-cell>
          <table:table-cell office:value-type="float" office:value="22.31088" calcext:value-type="float">
            <text:p>22.31088</text:p>
          </table:table-cell>
          <table:table-cell office:value-type="float" office:value="14.3114" calcext:value-type="float">
            <text:p>14.3114</text:p>
          </table:table-cell>
          <table:table-cell office:value-type="float" office:value="17.2599" calcext:value-type="float">
            <text:p>17.2599</text:p>
          </table:table-cell>
          <table:table-cell office:value-type="float" office:value="23.16896" calcext:value-type="float">
            <text:p>23.16896</text:p>
          </table:table-cell>
          <table:table-cell office:value-type="float" office:value="20.16546" calcext:value-type="float">
            <text:p>20.16546</text:p>
          </table:table-cell>
          <table:table-cell office:value-type="float" office:value="7.741709" calcext:value-type="float">
            <text:p>7.741709</text:p>
          </table:table-cell>
          <table:table-cell office:value-type="float" office:value="0.5902345" calcext:value-type="float">
            <text:p>0.5902345</text:p>
          </table:table-cell>
          <table:table-cell office:value-type="float" office:value="0.7758835" calcext:value-type="float">
            <text:p>0.7758835</text:p>
          </table:table-cell>
          <table:table-cell office:value-type="float" office:value="0" calcext:value-type="float">
            <text:p>0</text:p>
          </table:table-cell>
          <table:table-cell office:value-type="float" office:value="-0.008363379" calcext:value-type="float">
            <text:p>-0.0083633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11.62048" calcext:value-type="float">
            <text:p>11.62048</text:p>
          </table:table-cell>
          <table:table-cell office:value-type="float" office:value="461.3519" calcext:value-type="float">
            <text:p>461.351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7316" calcext:value-type="float">
            <text:p>0.04447316</text:p>
          </table:table-cell>
          <table:table-cell office:value-type="float" office:value="10.38508" calcext:value-type="float">
            <text:p>10.3850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29987" calcext:value-type="float">
            <text:p>0.0232998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95219" calcext:value-type="float">
            <text:p>7.195219</text:p>
          </table:table-cell>
          <table:table-cell office:value-type="float" office:value="-0.07498684" calcext:value-type="float">
            <text:p>-0.07498684</text:p>
          </table:table-cell>
          <table:table-cell office:value-type="float" office:value="-1.027291" calcext:value-type="float">
            <text:p>-1.027291</text:p>
          </table:table-cell>
          <table:table-cell office:value-type="float" office:value="0.0002225077" calcext:value-type="float">
            <text:p>0.0002225077</text:p>
          </table:table-cell>
          <table:table-cell office:value-type="float" office:value="5.267361" calcext:value-type="float">
            <text:p>5.267361</text:p>
          </table:table-cell>
          <table:table-cell office:value-type="float" office:value="0.1942139" calcext:value-type="float">
            <text:p>0.1942139</text:p>
          </table:table-cell>
          <table:table-cell office:value-type="float" office:value="0.06629431" calcext:value-type="float">
            <text:p>0.06629431</text:p>
          </table:table-cell>
          <table:table-cell office:value-type="float" office:value="0.02565537" calcext:value-type="float">
            <text:p>0.02565537</text:p>
          </table:table-cell>
          <table:table-cell office:value-type="float" office:value="0.01784497" calcext:value-type="float">
            <text:p>0.01784497</text:p>
          </table:table-cell>
          <table:table-cell office:value-type="float" office:value="0.01096241" calcext:value-type="float">
            <text:p>0.01096241</text:p>
          </table:table-cell>
          <table:table-cell office:value-type="float" office:value="0.01931139" calcext:value-type="float">
            <text:p>0.01931139</text:p>
          </table:table-cell>
          <table:table-cell office:value-type="float" office:value="0.01870144" calcext:value-type="float">
            <text:p>0.01870144</text:p>
          </table:table-cell>
          <table:table-cell office:value-type="float" office:value="0.01414893" calcext:value-type="float">
            <text:p>0.01414893</text:p>
          </table:table-cell>
          <table:table-cell office:value-type="float" office:value="6.010153" calcext:value-type="float">
            <text:p>6.010153</text:p>
          </table:table-cell>
          <table:table-cell office:value-type="float" office:value="19.67768" calcext:value-type="float">
            <text:p>19.67768</text:p>
          </table:table-cell>
          <table:table-cell office:value-type="float" office:value="16.31513" calcext:value-type="float">
            <text:p>16.31513</text:p>
          </table:table-cell>
          <table:table-cell office:value-type="float" office:value="17.38447" calcext:value-type="float">
            <text:p>17.38447</text:p>
          </table:table-cell>
          <table:table-cell office:value-type="float" office:value="23.1165" calcext:value-type="float">
            <text:p>23.1165</text:p>
          </table:table-cell>
          <table:table-cell office:value-type="float" office:value="20.04834" calcext:value-type="float">
            <text:p>20.04834</text:p>
          </table:table-cell>
          <table:table-cell office:value-type="float" office:value="7.783726" calcext:value-type="float">
            <text:p>7.783726</text:p>
          </table:table-cell>
          <table:table-cell office:value-type="float" office:value="0.5999973" calcext:value-type="float">
            <text:p>0.5999973</text:p>
          </table:table-cell>
          <table:table-cell office:value-type="float" office:value="3.02761" calcext:value-type="float">
            <text:p>3.02761</text:p>
          </table:table-cell>
          <table:table-cell office:value-type="float" office:value="0" calcext:value-type="float">
            <text:p>0</text:p>
          </table:table-cell>
          <table:table-cell office:value-type="float" office:value="-0.008423761" calcext:value-type="float">
            <text:p>-0.0084237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0" calcext:value-type="float">
            <text:p>10112000</text:p>
          </table:table-cell>
          <table:table-cell office:value-type="float" office:value="11.62086" calcext:value-type="float">
            <text:p>11.62086</text:p>
          </table:table-cell>
          <table:table-cell office:value-type="float" office:value="461.3434" calcext:value-type="float">
            <text:p>461.3434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55741" calcext:value-type="float">
            <text:p>0.04455741</text:p>
          </table:table-cell>
          <table:table-cell office:value-type="float" office:value="10.39698" calcext:value-type="float">
            <text:p>10.3969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33617" calcext:value-type="float">
            <text:p>0.0233361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198261" calcext:value-type="float">
            <text:p>7.198261</text:p>
          </table:table-cell>
          <table:table-cell office:value-type="float" office:value="-0.07501909" calcext:value-type="float">
            <text:p>-0.07501909</text:p>
          </table:table-cell>
          <table:table-cell office:value-type="float" office:value="-1.027287" calcext:value-type="float">
            <text:p>-1.027287</text:p>
          </table:table-cell>
          <table:table-cell office:value-type="float" office:value="0.0002352887" calcext:value-type="float">
            <text:p>0.0002352887</text:p>
          </table:table-cell>
          <table:table-cell office:value-type="float" office:value="5.269818" calcext:value-type="float">
            <text:p>5.269818</text:p>
          </table:table-cell>
          <table:table-cell office:value-type="float" office:value="0.1164339" calcext:value-type="float">
            <text:p>0.1164339</text:p>
          </table:table-cell>
          <table:table-cell office:value-type="float" office:value="0.04195018" calcext:value-type="float">
            <text:p>0.04195018</text:p>
          </table:table-cell>
          <table:table-cell office:value-type="float" office:value="0.02655514" calcext:value-type="float">
            <text:p>0.02655514</text:p>
          </table:table-cell>
          <table:table-cell office:value-type="float" office:value="0.01953005" calcext:value-type="float">
            <text:p>0.01953005</text:p>
          </table:table-cell>
          <table:table-cell office:value-type="float" office:value="0.01099065" calcext:value-type="float">
            <text:p>0.01099065</text:p>
          </table:table-cell>
          <table:table-cell office:value-type="float" office:value="0.01872142" calcext:value-type="float">
            <text:p>0.01872142</text:p>
          </table:table-cell>
          <table:table-cell office:value-type="float" office:value="0.01854636" calcext:value-type="float">
            <text:p>0.01854636</text:p>
          </table:table-cell>
          <table:table-cell office:value-type="float" office:value="0.01417785" calcext:value-type="float">
            <text:p>0.01417785</text:p>
          </table:table-cell>
          <table:table-cell office:value-type="float" office:value="2.28983" calcext:value-type="float">
            <text:p>2.28983</text:p>
          </table:table-cell>
          <table:table-cell office:value-type="float" office:value="6.599996" calcext:value-type="float">
            <text:p>6.599996</text:p>
          </table:table-cell>
          <table:table-cell office:value-type="float" office:value="15.62737" calcext:value-type="float">
            <text:p>15.62737</text:p>
          </table:table-cell>
          <table:table-cell office:value-type="float" office:value="21.34092" calcext:value-type="float">
            <text:p>21.34092</text:p>
          </table:table-cell>
          <table:table-cell office:value-type="float" office:value="24.41718" calcext:value-type="float">
            <text:p>24.41718</text:p>
          </table:table-cell>
          <table:table-cell office:value-type="float" office:value="20.27683" calcext:value-type="float">
            <text:p>20.27683</text:p>
          </table:table-cell>
          <table:table-cell office:value-type="float" office:value="7.804552" calcext:value-type="float">
            <text:p>7.804552</text:p>
          </table:table-cell>
          <table:table-cell office:value-type="float" office:value="0.6112404" calcext:value-type="float">
            <text:p>0.6112404</text:p>
          </table:table-cell>
          <table:table-cell office:value-type="float" office:value="4.763446" calcext:value-type="float">
            <text:p>4.763446</text:p>
          </table:table-cell>
          <table:table-cell office:value-type="float" office:value="0" calcext:value-type="float">
            <text:p>0</text:p>
          </table:table-cell>
          <table:table-cell office:value-type="float" office:value="-0.008426568" calcext:value-type="float">
            <text:p>-0.00842656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11.62134" calcext:value-type="float">
            <text:p>11.62134</text:p>
          </table:table-cell>
          <table:table-cell office:value-type="float" office:value="461.3346" calcext:value-type="float">
            <text:p>461.3346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92013" calcext:value-type="float">
            <text:p>0.04392013</text:p>
          </table:table-cell>
          <table:table-cell office:value-type="float" office:value="10.40137" calcext:value-type="float">
            <text:p>10.4013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37247" calcext:value-type="float">
            <text:p>0.0233724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0129" calcext:value-type="float">
            <text:p>7.20129</text:p>
          </table:table-cell>
          <table:table-cell office:value-type="float" office:value="-0.07505568" calcext:value-type="float">
            <text:p>-0.07505568</text:p>
          </table:table-cell>
          <table:table-cell office:value-type="float" office:value="-1.027276" calcext:value-type="float">
            <text:p>-1.027276</text:p>
          </table:table-cell>
          <table:table-cell office:value-type="float" office:value="0.0002511826" calcext:value-type="float">
            <text:p>0.0002511826</text:p>
          </table:table-cell>
          <table:table-cell office:value-type="float" office:value="5.272698" calcext:value-type="float">
            <text:p>5.272698</text:p>
          </table:table-cell>
          <table:table-cell office:value-type="float" office:value="0.08493637" calcext:value-type="float">
            <text:p>0.08493637</text:p>
          </table:table-cell>
          <table:table-cell office:value-type="float" office:value="0.03212649" calcext:value-type="float">
            <text:p>0.03212649</text:p>
          </table:table-cell>
          <table:table-cell office:value-type="float" office:value="0.02425757" calcext:value-type="float">
            <text:p>0.02425757</text:p>
          </table:table-cell>
          <table:table-cell office:value-type="float" office:value="0.01889612" calcext:value-type="float">
            <text:p>0.01889612</text:p>
          </table:table-cell>
          <table:table-cell office:value-type="float" office:value="0.01172379" calcext:value-type="float">
            <text:p>0.01172379</text:p>
          </table:table-cell>
          <table:table-cell office:value-type="float" office:value="0.01911722" calcext:value-type="float">
            <text:p>0.01911722</text:p>
          </table:table-cell>
          <table:table-cell office:value-type="float" office:value="0.0184005" calcext:value-type="float">
            <text:p>0.0184005</text:p>
          </table:table-cell>
          <table:table-cell office:value-type="float" office:value="0.01415251" calcext:value-type="float">
            <text:p>0.01415251</text:p>
          </table:table-cell>
          <table:table-cell office:value-type="float" office:value="2.644362" calcext:value-type="float">
            <text:p>2.644362</text:p>
          </table:table-cell>
          <table:table-cell office:value-type="float" office:value="5.972206" calcext:value-type="float">
            <text:p>5.972206</text:p>
          </table:table-cell>
          <table:table-cell office:value-type="float" office:value="13.82993" calcext:value-type="float">
            <text:p>13.82993</text:p>
          </table:table-cell>
          <table:table-cell office:value-type="float" office:value="18.80825" calcext:value-type="float">
            <text:p>18.80825</text:p>
          </table:table-cell>
          <table:table-cell office:value-type="float" office:value="25.28903" calcext:value-type="float">
            <text:p>25.28903</text:p>
          </table:table-cell>
          <table:table-cell office:value-type="float" office:value="23.27581" calcext:value-type="float">
            <text:p>23.27581</text:p>
          </table:table-cell>
          <table:table-cell office:value-type="float" office:value="8.132903" calcext:value-type="float">
            <text:p>8.132903</text:p>
          </table:table-cell>
          <table:table-cell office:value-type="float" office:value="0.6223012" calcext:value-type="float">
            <text:p>0.6223012</text:p>
          </table:table-cell>
          <table:table-cell office:value-type="float" office:value="4.860422" calcext:value-type="float">
            <text:p>4.860422</text:p>
          </table:table-cell>
          <table:table-cell office:value-type="float" office:value="0" calcext:value-type="float">
            <text:p>0</text:p>
          </table:table-cell>
          <table:table-cell office:value-type="float" office:value="-0.008429515" calcext:value-type="float">
            <text:p>-0.0084295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0" calcext:value-type="float">
            <text:p>12112000</text:p>
          </table:table-cell>
          <table:table-cell office:value-type="float" office:value="11.62178" calcext:value-type="float">
            <text:p>11.62178</text:p>
          </table:table-cell>
          <table:table-cell office:value-type="float" office:value="461.3264" calcext:value-type="float">
            <text:p>461.3264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72727" calcext:value-type="float">
            <text:p>0.04372727</text:p>
          </table:table-cell>
          <table:table-cell office:value-type="float" office:value="10.40472" calcext:value-type="float">
            <text:p>10.40472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40877" calcext:value-type="float">
            <text:p>0.0234087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04279" calcext:value-type="float">
            <text:p>7.204279</text:p>
          </table:table-cell>
          <table:table-cell office:value-type="float" office:value="-0.07509225" calcext:value-type="float">
            <text:p>-0.07509225</text:p>
          </table:table-cell>
          <table:table-cell office:value-type="float" office:value="-1.027264" calcext:value-type="float">
            <text:p>-1.027264</text:p>
          </table:table-cell>
          <table:table-cell office:value-type="float" office:value="0.000265379" calcext:value-type="float">
            <text:p>0.000265379</text:p>
          </table:table-cell>
          <table:table-cell office:value-type="float" office:value="5.274683" calcext:value-type="float">
            <text:p>5.274683</text:p>
          </table:table-cell>
          <table:table-cell office:value-type="float" office:value="0.06383395" calcext:value-type="float">
            <text:p>0.06383395</text:p>
          </table:table-cell>
          <table:table-cell office:value-type="float" office:value="0.02763176" calcext:value-type="float">
            <text:p>0.02763176</text:p>
          </table:table-cell>
          <table:table-cell office:value-type="float" office:value="0.0235555" calcext:value-type="float">
            <text:p>0.0235555</text:p>
          </table:table-cell>
          <table:table-cell office:value-type="float" office:value="0.01904468" calcext:value-type="float">
            <text:p>0.01904468</text:p>
          </table:table-cell>
          <table:table-cell office:value-type="float" office:value="0.0119878" calcext:value-type="float">
            <text:p>0.0119878</text:p>
          </table:table-cell>
          <table:table-cell office:value-type="float" office:value="0.01968937" calcext:value-type="float">
            <text:p>0.01968937</text:p>
          </table:table-cell>
          <table:table-cell office:value-type="float" office:value="0.0185415" calcext:value-type="float">
            <text:p>0.0185415</text:p>
          </table:table-cell>
          <table:table-cell office:value-type="float" office:value="0.01413733" calcext:value-type="float">
            <text:p>0.01413733</text:p>
          </table:table-cell>
          <table:table-cell office:value-type="float" office:value="4.023673" calcext:value-type="float">
            <text:p>4.023673</text:p>
          </table:table-cell>
          <table:table-cell office:value-type="float" office:value="6.892311" calcext:value-type="float">
            <text:p>6.892311</text:p>
          </table:table-cell>
          <table:table-cell office:value-type="float" office:value="12.93792" calcext:value-type="float">
            <text:p>12.93792</text:p>
          </table:table-cell>
          <table:table-cell office:value-type="float" office:value="17.98573" calcext:value-type="float">
            <text:p>17.98573</text:p>
          </table:table-cell>
          <table:table-cell office:value-type="float" office:value="24.4843" calcext:value-type="float">
            <text:p>24.4843</text:p>
          </table:table-cell>
          <table:table-cell office:value-type="float" office:value="23.72715" calcext:value-type="float">
            <text:p>23.72715</text:p>
          </table:table-cell>
          <table:table-cell office:value-type="float" office:value="8.902816" calcext:value-type="float">
            <text:p>8.902816</text:p>
          </table:table-cell>
          <table:table-cell office:value-type="float" office:value="0.6392312" calcext:value-type="float">
            <text:p>0.6392312</text:p>
          </table:table-cell>
          <table:table-cell office:value-type="float" office:value="5.021664" calcext:value-type="float">
            <text:p>5.021664</text:p>
          </table:table-cell>
          <table:table-cell office:value-type="float" office:value="0" calcext:value-type="float">
            <text:p>0</text:p>
          </table:table-cell>
          <table:table-cell office:value-type="float" office:value="-0.008432032" calcext:value-type="float">
            <text:p>-0.0084320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0" calcext:value-type="float">
            <text:p>13112000</text:p>
          </table:table-cell>
          <table:table-cell office:value-type="float" office:value="11.62216" calcext:value-type="float">
            <text:p>11.62216</text:p>
          </table:table-cell>
          <table:table-cell office:value-type="float" office:value="461.3188" calcext:value-type="float">
            <text:p>461.318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70861" calcext:value-type="float">
            <text:p>0.04370861</text:p>
          </table:table-cell>
          <table:table-cell office:value-type="float" office:value="10.40728" calcext:value-type="float">
            <text:p>10.4072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44502" calcext:value-type="float">
            <text:p>0.0234450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07281" calcext:value-type="float">
            <text:p>7.207281</text:p>
          </table:table-cell>
          <table:table-cell office:value-type="float" office:value="-0.07512405" calcext:value-type="float">
            <text:p>-0.07512405</text:p>
          </table:table-cell>
          <table:table-cell office:value-type="float" office:value="-1.027253" calcext:value-type="float">
            <text:p>-1.027253</text:p>
          </table:table-cell>
          <table:table-cell office:value-type="float" office:value="0.0002769536" calcext:value-type="float">
            <text:p>0.0002769536</text:p>
          </table:table-cell>
          <table:table-cell office:value-type="float" office:value="5.275701" calcext:value-type="float">
            <text:p>5.275701</text:p>
          </table:table-cell>
          <table:table-cell office:value-type="float" office:value="0.05175707" calcext:value-type="float">
            <text:p>0.05175707</text:p>
          </table:table-cell>
          <table:table-cell office:value-type="float" office:value="0.0259893" calcext:value-type="float">
            <text:p>0.0259893</text:p>
          </table:table-cell>
          <table:table-cell office:value-type="float" office:value="0.02372327" calcext:value-type="float">
            <text:p>0.02372327</text:p>
          </table:table-cell>
          <table:table-cell office:value-type="float" office:value="0.01950382" calcext:value-type="float">
            <text:p>0.01950382</text:p>
          </table:table-cell>
          <table:table-cell office:value-type="float" office:value="0.01225363" calcext:value-type="float">
            <text:p>0.01225363</text:p>
          </table:table-cell>
          <table:table-cell office:value-type="float" office:value="0.02013054" calcext:value-type="float">
            <text:p>0.02013054</text:p>
          </table:table-cell>
          <table:table-cell office:value-type="float" office:value="0.01874641" calcext:value-type="float">
            <text:p>0.01874641</text:p>
          </table:table-cell>
          <table:table-cell office:value-type="float" office:value="0.01415097" calcext:value-type="float">
            <text:p>0.01415097</text:p>
          </table:table-cell>
          <table:table-cell office:value-type="float" office:value="4.98534" calcext:value-type="float">
            <text:p>4.98534</text:p>
          </table:table-cell>
          <table:table-cell office:value-type="float" office:value="7.58268" calcext:value-type="float">
            <text:p>7.58268</text:p>
          </table:table-cell>
          <table:table-cell office:value-type="float" office:value="12.80217" calcext:value-type="float">
            <text:p>12.80217</text:p>
          </table:table-cell>
          <table:table-cell office:value-type="float" office:value="17.66431" calcext:value-type="float">
            <text:p>17.66431</text:p>
          </table:table-cell>
          <table:table-cell office:value-type="float" office:value="24.07147" calcext:value-type="float">
            <text:p>24.07147</text:p>
          </table:table-cell>
          <table:table-cell office:value-type="float" office:value="23.34591" calcext:value-type="float">
            <text:p>23.34591</text:p>
          </table:table-cell>
          <table:table-cell office:value-type="float" office:value="9.346345" calcext:value-type="float">
            <text:p>9.346345</text:p>
          </table:table-cell>
          <table:table-cell office:value-type="float" office:value="0.6618708" calcext:value-type="float">
            <text:p>0.6618708</text:p>
          </table:table-cell>
          <table:table-cell office:value-type="float" office:value="5.092215" calcext:value-type="float">
            <text:p>5.092215</text:p>
          </table:table-cell>
          <table:table-cell office:value-type="float" office:value="0" calcext:value-type="float">
            <text:p>0</text:p>
          </table:table-cell>
          <table:table-cell office:value-type="float" office:value="-0.008434181" calcext:value-type="float">
            <text:p>-0.0084341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0" calcext:value-type="float">
            <text:p>14112000</text:p>
          </table:table-cell>
          <table:table-cell office:value-type="float" office:value="11.62263" calcext:value-type="float">
            <text:p>11.62263</text:p>
          </table:table-cell>
          <table:table-cell office:value-type="float" office:value="461.3115" calcext:value-type="float">
            <text:p>461.311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734" calcext:value-type="float">
            <text:p>0.043734</text:p>
          </table:table-cell>
          <table:table-cell office:value-type="float" office:value="10.40996" calcext:value-type="float">
            <text:p>10.40996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48114" calcext:value-type="float">
            <text:p>0.0234811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10267" calcext:value-type="float">
            <text:p>7.210267</text:p>
          </table:table-cell>
          <table:table-cell office:value-type="float" office:value="-0.07515175" calcext:value-type="float">
            <text:p>-0.07515175</text:p>
          </table:table-cell>
          <table:table-cell office:value-type="float" office:value="-1.027242" calcext:value-type="float">
            <text:p>-1.027242</text:p>
          </table:table-cell>
          <table:table-cell office:value-type="float" office:value="0.0002901444" calcext:value-type="float">
            <text:p>0.0002901444</text:p>
          </table:table-cell>
          <table:table-cell office:value-type="float" office:value="5.276917" calcext:value-type="float">
            <text:p>5.276917</text:p>
          </table:table-cell>
          <table:table-cell office:value-type="float" office:value="0.0412454" calcext:value-type="float">
            <text:p>0.0412454</text:p>
          </table:table-cell>
          <table:table-cell office:value-type="float" office:value="0.02457487" calcext:value-type="float">
            <text:p>0.02457487</text:p>
          </table:table-cell>
          <table:table-cell office:value-type="float" office:value="0.02375895" calcext:value-type="float">
            <text:p>0.02375895</text:p>
          </table:table-cell>
          <table:table-cell office:value-type="float" office:value="0.01979564" calcext:value-type="float">
            <text:p>0.01979564</text:p>
          </table:table-cell>
          <table:table-cell office:value-type="float" office:value="0.01247219" calcext:value-type="float">
            <text:p>0.01247219</text:p>
          </table:table-cell>
          <table:table-cell office:value-type="float" office:value="0.02044922" calcext:value-type="float">
            <text:p>0.02044922</text:p>
          </table:table-cell>
          <table:table-cell office:value-type="float" office:value="0.01892277" calcext:value-type="float">
            <text:p>0.01892277</text:p>
          </table:table-cell>
          <table:table-cell office:value-type="float" office:value="0.01418407" calcext:value-type="float">
            <text:p>0.01418407</text:p>
          </table:table-cell>
          <table:table-cell office:value-type="float" office:value="4.978579" calcext:value-type="float">
            <text:p>4.978579</text:p>
          </table:table-cell>
          <table:table-cell office:value-type="float" office:value="7.434565" calcext:value-type="float">
            <text:p>7.434565</text:p>
          </table:table-cell>
          <table:table-cell office:value-type="float" office:value="12.7352" calcext:value-type="float">
            <text:p>12.7352</text:p>
          </table:table-cell>
          <table:table-cell office:value-type="float" office:value="17.68706" calcext:value-type="float">
            <text:p>17.68706</text:p>
          </table:table-cell>
          <table:table-cell office:value-type="float" office:value="23.97295" calcext:value-type="float">
            <text:p>23.97295</text:p>
          </table:table-cell>
          <table:table-cell office:value-type="float" office:value="23.12685" calcext:value-type="float">
            <text:p>23.12685</text:p>
          </table:table-cell>
          <table:table-cell office:value-type="float" office:value="9.588293" calcext:value-type="float">
            <text:p>9.588293</text:p>
          </table:table-cell>
          <table:table-cell office:value-type="float" office:value="0.6847318" calcext:value-type="float">
            <text:p>0.6847318</text:p>
          </table:table-cell>
          <table:table-cell office:value-type="float" office:value="5.220929" calcext:value-type="float">
            <text:p>5.220929</text:p>
          </table:table-cell>
          <table:table-cell office:value-type="float" office:value="0" calcext:value-type="float">
            <text:p>0</text:p>
          </table:table-cell>
          <table:table-cell office:value-type="float" office:value="-0.008436201" calcext:value-type="float">
            <text:p>-0.0084362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11.62308" calcext:value-type="float">
            <text:p>11.62308</text:p>
          </table:table-cell>
          <table:table-cell office:value-type="float" office:value="461.3043" calcext:value-type="float">
            <text:p>461.3043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79182" calcext:value-type="float">
            <text:p>0.04379182</text:p>
          </table:table-cell>
          <table:table-cell office:value-type="float" office:value="10.41187" calcext:value-type="float">
            <text:p>10.4118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51726" calcext:value-type="float">
            <text:p>0.02351726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13222" calcext:value-type="float">
            <text:p>7.213222</text:p>
          </table:table-cell>
          <table:table-cell office:value-type="float" office:value="-0.07517831" calcext:value-type="float">
            <text:p>-0.07517831</text:p>
          </table:table-cell>
          <table:table-cell office:value-type="float" office:value="-1.02723" calcext:value-type="float">
            <text:p>-1.02723</text:p>
          </table:table-cell>
          <table:table-cell office:value-type="float" office:value="0.0003027471" calcext:value-type="float">
            <text:p>0.0003027471</text:p>
          </table:table-cell>
          <table:table-cell office:value-type="float" office:value="5.277664" calcext:value-type="float">
            <text:p>5.277664</text:p>
          </table:table-cell>
          <table:table-cell office:value-type="float" office:value="0.03359562" calcext:value-type="float">
            <text:p>0.03359562</text:p>
          </table:table-cell>
          <table:table-cell office:value-type="float" office:value="0.02366457" calcext:value-type="float">
            <text:p>0.02366457</text:p>
          </table:table-cell>
          <table:table-cell office:value-type="float" office:value="0.02385888" calcext:value-type="float">
            <text:p>0.02385888</text:p>
          </table:table-cell>
          <table:table-cell office:value-type="float" office:value="0.02011616" calcext:value-type="float">
            <text:p>0.02011616</text:p>
          </table:table-cell>
          <table:table-cell office:value-type="float" office:value="0.01276924" calcext:value-type="float">
            <text:p>0.01276924</text:p>
          </table:table-cell>
          <table:table-cell office:value-type="float" office:value="0.02087959" calcext:value-type="float">
            <text:p>0.02087959</text:p>
          </table:table-cell>
          <table:table-cell office:value-type="float" office:value="0.01904443" calcext:value-type="float">
            <text:p>0.01904443</text:p>
          </table:table-cell>
          <table:table-cell office:value-type="float" office:value="0.01423036" calcext:value-type="float">
            <text:p>0.01423036</text:p>
          </table:table-cell>
          <table:table-cell office:value-type="float" office:value="5.977451" calcext:value-type="float">
            <text:p>5.977451</text:p>
          </table:table-cell>
          <table:table-cell office:value-type="float" office:value="8.126791" calcext:value-type="float">
            <text:p>8.126791</text:p>
          </table:table-cell>
          <table:table-cell office:value-type="float" office:value="12.46288" calcext:value-type="float">
            <text:p>12.46288</text:p>
          </table:table-cell>
          <table:table-cell office:value-type="float" office:value="17.48828" calcext:value-type="float">
            <text:p>17.48828</text:p>
          </table:table-cell>
          <table:table-cell office:value-type="float" office:value="23.85955" calcext:value-type="float">
            <text:p>23.85955</text:p>
          </table:table-cell>
          <table:table-cell office:value-type="float" office:value="22.90444" calcext:value-type="float">
            <text:p>22.90444</text:p>
          </table:table-cell>
          <table:table-cell office:value-type="float" office:value="9.56525" calcext:value-type="float">
            <text:p>9.56525</text:p>
          </table:table-cell>
          <table:table-cell office:value-type="float" office:value="0.7092813" calcext:value-type="float">
            <text:p>0.7092813</text:p>
          </table:table-cell>
          <table:table-cell office:value-type="float" office:value="5.312892" calcext:value-type="float">
            <text:p>5.312892</text:p>
          </table:table-cell>
          <table:table-cell office:value-type="float" office:value="0" calcext:value-type="float">
            <text:p>0</text:p>
          </table:table-cell>
          <table:table-cell office:value-type="float" office:value="-0.008438042" calcext:value-type="float">
            <text:p>-0.0084380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0" calcext:value-type="float">
            <text:p>16112000</text:p>
          </table:table-cell>
          <table:table-cell office:value-type="float" office:value="11.62356" calcext:value-type="float">
            <text:p>11.62356</text:p>
          </table:table-cell>
          <table:table-cell office:value-type="float" office:value="461.2974" calcext:value-type="float">
            <text:p>461.2974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8854" calcext:value-type="float">
            <text:p>0.04448854</text:p>
          </table:table-cell>
          <table:table-cell office:value-type="float" office:value="10.41564" calcext:value-type="float">
            <text:p>10.4156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55338" calcext:value-type="float">
            <text:p>0.0235533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16105" calcext:value-type="float">
            <text:p>7.216105</text:p>
          </table:table-cell>
          <table:table-cell office:value-type="float" office:value="-0.07520249" calcext:value-type="float">
            <text:p>-0.07520249</text:p>
          </table:table-cell>
          <table:table-cell office:value-type="float" office:value="-1.027219" calcext:value-type="float">
            <text:p>-1.027219</text:p>
          </table:table-cell>
          <table:table-cell office:value-type="float" office:value="0.0003157996" calcext:value-type="float">
            <text:p>0.0003157996</text:p>
          </table:table-cell>
          <table:table-cell office:value-type="float" office:value="5.278291" calcext:value-type="float">
            <text:p>5.278291</text:p>
          </table:table-cell>
          <table:table-cell office:value-type="float" office:value="0.03323449" calcext:value-type="float">
            <text:p>0.03323449</text:p>
          </table:table-cell>
          <table:table-cell office:value-type="float" office:value="0.02449512" calcext:value-type="float">
            <text:p>0.02449512</text:p>
          </table:table-cell>
          <table:table-cell office:value-type="float" office:value="0.02443217" calcext:value-type="float">
            <text:p>0.02443217</text:p>
          </table:table-cell>
          <table:table-cell office:value-type="float" office:value="0.0205662" calcext:value-type="float">
            <text:p>0.0205662</text:p>
          </table:table-cell>
          <table:table-cell office:value-type="float" office:value="0.01306636" calcext:value-type="float">
            <text:p>0.01306636</text:p>
          </table:table-cell>
          <table:table-cell office:value-type="float" office:value="0.02124707" calcext:value-type="float">
            <text:p>0.02124707</text:p>
          </table:table-cell>
          <table:table-cell office:value-type="float" office:value="0.01914306" calcext:value-type="float">
            <text:p>0.01914306</text:p>
          </table:table-cell>
          <table:table-cell office:value-type="float" office:value="0.01429436" calcext:value-type="float">
            <text:p>0.01429436</text:p>
          </table:table-cell>
          <table:table-cell office:value-type="float" office:value="6.409994" calcext:value-type="float">
            <text:p>6.409994</text:p>
          </table:table-cell>
          <table:table-cell office:value-type="float" office:value="8.66137" calcext:value-type="float">
            <text:p>8.66137</text:p>
          </table:table-cell>
          <table:table-cell office:value-type="float" office:value="12.7928" calcext:value-type="float">
            <text:p>12.7928</text:p>
          </table:table-cell>
          <table:table-cell office:value-type="float" office:value="17.83092" calcext:value-type="float">
            <text:p>17.83092</text:p>
          </table:table-cell>
          <table:table-cell office:value-type="float" office:value="23.92311" calcext:value-type="float">
            <text:p>23.92311</text:p>
          </table:table-cell>
          <table:table-cell office:value-type="float" office:value="22.39759" calcext:value-type="float">
            <text:p>22.39759</text:p>
          </table:table-cell>
          <table:table-cell office:value-type="float" office:value="9.453727" calcext:value-type="float">
            <text:p>9.453727</text:p>
          </table:table-cell>
          <table:table-cell office:value-type="float" office:value="0.7377363" calcext:value-type="float">
            <text:p>0.7377363</text:p>
          </table:table-cell>
          <table:table-cell office:value-type="float" office:value="5.992164" calcext:value-type="float">
            <text:p>5.992164</text:p>
          </table:table-cell>
          <table:table-cell office:value-type="float" office:value="0" calcext:value-type="float">
            <text:p>0</text:p>
          </table:table-cell>
          <table:table-cell office:value-type="float" office:value="-0.008439838" calcext:value-type="float">
            <text:p>-0.0084398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0" calcext:value-type="float">
            <text:p>17112000</text:p>
          </table:table-cell>
          <table:table-cell office:value-type="float" office:value="11.62414" calcext:value-type="float">
            <text:p>11.62414</text:p>
          </table:table-cell>
          <table:table-cell office:value-type="float" office:value="461.2905" calcext:value-type="float">
            <text:p>461.290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79704" calcext:value-type="float">
            <text:p>0.04479704</text:p>
          </table:table-cell>
          <table:table-cell office:value-type="float" office:value="10.41838" calcext:value-type="float">
            <text:p>10.4183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5895" calcext:value-type="float">
            <text:p>0.0235895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18978" calcext:value-type="float">
            <text:p>7.218978</text:p>
          </table:table-cell>
          <table:table-cell office:value-type="float" office:value="-0.07522482" calcext:value-type="float">
            <text:p>-0.07522482</text:p>
          </table:table-cell>
          <table:table-cell office:value-type="float" office:value="-1.027207" calcext:value-type="float">
            <text:p>-1.027207</text:p>
          </table:table-cell>
          <table:table-cell office:value-type="float" office:value="0.0003316644" calcext:value-type="float">
            <text:p>0.0003316644</text:p>
          </table:table-cell>
          <table:table-cell office:value-type="float" office:value="5.279209" calcext:value-type="float">
            <text:p>5.279209</text:p>
          </table:table-cell>
          <table:table-cell office:value-type="float" office:value="0.02796888" calcext:value-type="float">
            <text:p>0.02796888</text:p>
          </table:table-cell>
          <table:table-cell office:value-type="float" office:value="0.02347802" calcext:value-type="float">
            <text:p>0.02347802</text:p>
          </table:table-cell>
          <table:table-cell office:value-type="float" office:value="0.0244256" calcext:value-type="float">
            <text:p>0.0244256</text:p>
          </table:table-cell>
          <table:table-cell office:value-type="float" office:value="0.02088953" calcext:value-type="float">
            <text:p>0.02088953</text:p>
          </table:table-cell>
          <table:table-cell office:value-type="float" office:value="0.013324" calcext:value-type="float">
            <text:p>0.013324</text:p>
          </table:table-cell>
          <table:table-cell office:value-type="float" office:value="0.02153909" calcext:value-type="float">
            <text:p>0.02153909</text:p>
          </table:table-cell>
          <table:table-cell office:value-type="float" office:value="0.01927859" calcext:value-type="float">
            <text:p>0.01927859</text:p>
          </table:table-cell>
          <table:table-cell office:value-type="float" office:value="0.01435847" calcext:value-type="float">
            <text:p>0.01435847</text:p>
          </table:table-cell>
          <table:table-cell office:value-type="float" office:value="5.475585" calcext:value-type="float">
            <text:p>5.475585</text:p>
          </table:table-cell>
          <table:table-cell office:value-type="float" office:value="7.973289" calcext:value-type="float">
            <text:p>7.973289</text:p>
          </table:table-cell>
          <table:table-cell office:value-type="float" office:value="12.35047" calcext:value-type="float">
            <text:p>12.35047</text:p>
          </table:table-cell>
          <table:table-cell office:value-type="float" office:value="17.93276" calcext:value-type="float">
            <text:p>17.93276</text:p>
          </table:table-cell>
          <table:table-cell office:value-type="float" office:value="24.23882" calcext:value-type="float">
            <text:p>24.23882</text:p>
          </table:table-cell>
          <table:table-cell office:value-type="float" office:value="22.49017" calcext:value-type="float">
            <text:p>22.49017</text:p>
          </table:table-cell>
          <table:table-cell office:value-type="float" office:value="9.435144" calcext:value-type="float">
            <text:p>9.435144</text:p>
          </table:table-cell>
          <table:table-cell office:value-type="float" office:value="0.7642713" calcext:value-type="float">
            <text:p>0.7642713</text:p>
          </table:table-cell>
          <table:table-cell office:value-type="float" office:value="6.372904" calcext:value-type="float">
            <text:p>6.372904</text:p>
          </table:table-cell>
          <table:table-cell office:value-type="float" office:value="0" calcext:value-type="float">
            <text:p>0</text:p>
          </table:table-cell>
          <table:table-cell office:value-type="float" office:value="-0.008441639" calcext:value-type="float">
            <text:p>-0.0084416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0" calcext:value-type="float">
            <text:p>18112000</text:p>
          </table:table-cell>
          <table:table-cell office:value-type="float" office:value="11.62453" calcext:value-type="float">
            <text:p>11.62453</text:p>
          </table:table-cell>
          <table:table-cell office:value-type="float" office:value="461.2841" calcext:value-type="float">
            <text:p>461.284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02085" calcext:value-type="float">
            <text:p>0.04502085</text:p>
          </table:table-cell>
          <table:table-cell office:value-type="float" office:value="10.41938" calcext:value-type="float">
            <text:p>10.41938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62563" calcext:value-type="float">
            <text:p>0.02362563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21899" calcext:value-type="float">
            <text:p>7.221899</text:p>
          </table:table-cell>
          <table:table-cell office:value-type="float" office:value="-0.07524903" calcext:value-type="float">
            <text:p>-0.07524903</text:p>
          </table:table-cell>
          <table:table-cell office:value-type="float" office:value="-1.027187" calcext:value-type="float">
            <text:p>-1.027187</text:p>
          </table:table-cell>
          <table:table-cell office:value-type="float" office:value="0.0003428276" calcext:value-type="float">
            <text:p>0.0003428276</text:p>
          </table:table-cell>
          <table:table-cell office:value-type="float" office:value="5.279026" calcext:value-type="float">
            <text:p>5.279026</text:p>
          </table:table-cell>
          <table:table-cell office:value-type="float" office:value="0.02400339" calcext:value-type="float">
            <text:p>0.02400339</text:p>
          </table:table-cell>
          <table:table-cell office:value-type="float" office:value="0.02371541" calcext:value-type="float">
            <text:p>0.02371541</text:p>
          </table:table-cell>
          <table:table-cell office:value-type="float" office:value="0.02493364" calcext:value-type="float">
            <text:p>0.02493364</text:p>
          </table:table-cell>
          <table:table-cell office:value-type="float" office:value="0.02145509" calcext:value-type="float">
            <text:p>0.02145509</text:p>
          </table:table-cell>
          <table:table-cell office:value-type="float" office:value="0.01389469" calcext:value-type="float">
            <text:p>0.01389469</text:p>
          </table:table-cell>
          <table:table-cell office:value-type="float" office:value="0.02211276" calcext:value-type="float">
            <text:p>0.02211276</text:p>
          </table:table-cell>
          <table:table-cell office:value-type="float" office:value="0.01930449" calcext:value-type="float">
            <text:p>0.01930449</text:p>
          </table:table-cell>
          <table:table-cell office:value-type="float" office:value="0.0144347" calcext:value-type="float">
            <text:p>0.0144347</text:p>
          </table:table-cell>
          <table:table-cell office:value-type="float" office:value="5.510559" calcext:value-type="float">
            <text:p>5.510559</text:p>
          </table:table-cell>
          <table:table-cell office:value-type="float" office:value="9.133109" calcext:value-type="float">
            <text:p>9.133109</text:p>
          </table:table-cell>
          <table:table-cell office:value-type="float" office:value="12.21753" calcext:value-type="float">
            <text:p>12.21753</text:p>
          </table:table-cell>
          <table:table-cell office:value-type="float" office:value="17.85782" calcext:value-type="float">
            <text:p>17.85782</text:p>
          </table:table-cell>
          <table:table-cell office:value-type="float" office:value="24.22012" calcext:value-type="float">
            <text:p>24.22012</text:p>
          </table:table-cell>
          <table:table-cell office:value-type="float" office:value="21.75381" calcext:value-type="float">
            <text:p>21.75381</text:p>
          </table:table-cell>
          <table:table-cell office:value-type="float" office:value="9.164748" calcext:value-type="float">
            <text:p>9.164748</text:p>
          </table:table-cell>
          <table:table-cell office:value-type="float" office:value="0.7944897" calcext:value-type="float">
            <text:p>0.7944897</text:p>
          </table:table-cell>
          <table:table-cell office:value-type="float" office:value="6.502782" calcext:value-type="float">
            <text:p>6.502782</text:p>
          </table:table-cell>
          <table:table-cell office:value-type="float" office:value="0" calcext:value-type="float">
            <text:p>0</text:p>
          </table:table-cell>
          <table:table-cell office:value-type="float" office:value="-0.008447503" calcext:value-type="float">
            <text:p>-0.00844750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0" calcext:value-type="float">
            <text:p>19112000</text:p>
          </table:table-cell>
          <table:table-cell office:value-type="float" office:value="11.62491" calcext:value-type="float">
            <text:p>11.62491</text:p>
          </table:table-cell>
          <table:table-cell office:value-type="float" office:value="461.2781" calcext:value-type="float">
            <text:p>461.278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23971" calcext:value-type="float">
            <text:p>0.04523971</text:p>
          </table:table-cell>
          <table:table-cell office:value-type="float" office:value="10.42007" calcext:value-type="float">
            <text:p>10.4200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66175" calcext:value-type="float">
            <text:p>0.02366175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24809" calcext:value-type="float">
            <text:p>7.224809</text:p>
          </table:table-cell>
          <table:table-cell office:value-type="float" office:value="-0.07535443" calcext:value-type="float">
            <text:p>-0.07535443</text:p>
          </table:table-cell>
          <table:table-cell office:value-type="float" office:value="-1.027164" calcext:value-type="float">
            <text:p>-1.027164</text:p>
          </table:table-cell>
          <table:table-cell office:value-type="float" office:value="0.0003544486" calcext:value-type="float">
            <text:p>0.0003544486</text:p>
          </table:table-cell>
          <table:table-cell office:value-type="float" office:value="5.278689" calcext:value-type="float">
            <text:p>5.278689</text:p>
          </table:table-cell>
          <table:table-cell office:value-type="float" office:value="0.02604042" calcext:value-type="float">
            <text:p>0.02604042</text:p>
          </table:table-cell>
          <table:table-cell office:value-type="float" office:value="0.02403219" calcext:value-type="float">
            <text:p>0.02403219</text:p>
          </table:table-cell>
          <table:table-cell office:value-type="float" office:value="0.02554753" calcext:value-type="float">
            <text:p>0.02554753</text:p>
          </table:table-cell>
          <table:table-cell office:value-type="float" office:value="0.02195316" calcext:value-type="float">
            <text:p>0.02195316</text:p>
          </table:table-cell>
          <table:table-cell office:value-type="float" office:value="0.01427922" calcext:value-type="float">
            <text:p>0.01427922</text:p>
          </table:table-cell>
          <table:table-cell office:value-type="float" office:value="0.02249883" calcext:value-type="float">
            <text:p>0.02249883</text:p>
          </table:table-cell>
          <table:table-cell office:value-type="float" office:value="0.01941698" calcext:value-type="float">
            <text:p>0.01941698</text:p>
          </table:table-cell>
          <table:table-cell office:value-type="float" office:value="0.01452702" calcext:value-type="float">
            <text:p>0.01452702</text:p>
          </table:table-cell>
          <table:table-cell office:value-type="float" office:value="6.589405" calcext:value-type="float">
            <text:p>6.589405</text:p>
          </table:table-cell>
          <table:table-cell office:value-type="float" office:value="9.881649" calcext:value-type="float">
            <text:p>9.881649</text:p>
          </table:table-cell>
          <table:table-cell office:value-type="float" office:value="12.7515" calcext:value-type="float">
            <text:p>12.7515</text:p>
          </table:table-cell>
          <table:table-cell office:value-type="float" office:value="18.2707" calcext:value-type="float">
            <text:p>18.2707</text:p>
          </table:table-cell>
          <table:table-cell office:value-type="float" office:value="23.91723" calcext:value-type="float">
            <text:p>23.91723</text:p>
          </table:table-cell>
          <table:table-cell office:value-type="float" office:value="20.80023" calcext:value-type="float">
            <text:p>20.80023</text:p>
          </table:table-cell>
          <table:table-cell office:value-type="float" office:value="8.981833" calcext:value-type="float">
            <text:p>8.981833</text:p>
          </table:table-cell>
          <table:table-cell office:value-type="float" office:value="0.8253922" calcext:value-type="float">
            <text:p>0.8253922</text:p>
          </table:table-cell>
          <table:table-cell office:value-type="float" office:value="6.540956" calcext:value-type="float">
            <text:p>6.540956</text:p>
          </table:table-cell>
          <table:table-cell office:value-type="float" office:value="0" calcext:value-type="float">
            <text:p>0</text:p>
          </table:table-cell>
          <table:table-cell office:value-type="float" office:value="-0.00849331" calcext:value-type="float">
            <text:p>-0.0084933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0" calcext:value-type="float">
            <text:p>20112000</text:p>
          </table:table-cell>
          <table:table-cell office:value-type="float" office:value="11.62531" calcext:value-type="float">
            <text:p>11.62531</text:p>
          </table:table-cell>
          <table:table-cell office:value-type="float" office:value="461.2725" calcext:value-type="float">
            <text:p>461.272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41756" calcext:value-type="float">
            <text:p>0.04541756</text:p>
          </table:table-cell>
          <table:table-cell office:value-type="float" office:value="10.42069" calcext:value-type="float">
            <text:p>10.42069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69787" calcext:value-type="float">
            <text:p>0.02369787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27667" calcext:value-type="float">
            <text:p>7.227667</text:p>
          </table:table-cell>
          <table:table-cell office:value-type="float" office:value="-0.07541967" calcext:value-type="float">
            <text:p>-0.07541967</text:p>
          </table:table-cell>
          <table:table-cell office:value-type="float" office:value="-1.027142" calcext:value-type="float">
            <text:p>-1.027142</text:p>
          </table:table-cell>
          <table:table-cell office:value-type="float" office:value="0.0003660588" calcext:value-type="float">
            <text:p>0.0003660588</text:p>
          </table:table-cell>
          <table:table-cell office:value-type="float" office:value="5.278301" calcext:value-type="float">
            <text:p>5.278301</text:p>
          </table:table-cell>
          <table:table-cell office:value-type="float" office:value="0.02434674" calcext:value-type="float">
            <text:p>0.02434674</text:p>
          </table:table-cell>
          <table:table-cell office:value-type="float" office:value="0.02434863" calcext:value-type="float">
            <text:p>0.02434863</text:p>
          </table:table-cell>
          <table:table-cell office:value-type="float" office:value="0.02604002" calcext:value-type="float">
            <text:p>0.02604002</text:p>
          </table:table-cell>
          <table:table-cell office:value-type="float" office:value="0.02239924" calcext:value-type="float">
            <text:p>0.02239924</text:p>
          </table:table-cell>
          <table:table-cell office:value-type="float" office:value="0.01454189" calcext:value-type="float">
            <text:p>0.01454189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195702" calcext:value-type="float">
            <text:p>0.0195702</text:p>
          </table:table-cell>
          <table:table-cell office:value-type="float" office:value="0.01462575" calcext:value-type="float">
            <text:p>0.01462575</text:p>
          </table:table-cell>
          <table:table-cell office:value-type="float" office:value="6.800475" calcext:value-type="float">
            <text:p>6.800475</text:p>
          </table:table-cell>
          <table:table-cell office:value-type="float" office:value="10.53194" calcext:value-type="float">
            <text:p>10.53194</text:p>
          </table:table-cell>
          <table:table-cell office:value-type="float" office:value="12.97474" calcext:value-type="float">
            <text:p>12.97474</text:p>
          </table:table-cell>
          <table:table-cell office:value-type="float" office:value="18.39211" calcext:value-type="float">
            <text:p>18.39211</text:p>
          </table:table-cell>
          <table:table-cell office:value-type="float" office:value="23.5762" calcext:value-type="float">
            <text:p>23.5762</text:p>
          </table:table-cell>
          <table:table-cell office:value-type="float" office:value="20.18339" calcext:value-type="float">
            <text:p>20.18339</text:p>
          </table:table-cell>
          <table:table-cell office:value-type="float" office:value="8.884475" calcext:value-type="float">
            <text:p>8.884475</text:p>
          </table:table-cell>
          <table:table-cell office:value-type="float" office:value="0.8557574" calcext:value-type="float">
            <text:p>0.8557574</text:p>
          </table:table-cell>
          <table:table-cell office:value-type="float" office:value="6.609116" calcext:value-type="float">
            <text:p>6.609116</text:p>
          </table:table-cell>
          <table:table-cell office:value-type="float" office:value="0" calcext:value-type="float">
            <text:p>0</text:p>
          </table:table-cell>
          <table:table-cell office:value-type="float" office:value="-0.008508" calcext:value-type="float">
            <text:p>-0.0085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0" calcext:value-type="float">
            <text:p>21112000</text:p>
          </table:table-cell>
          <table:table-cell office:value-type="float" office:value="11.62564" calcext:value-type="float">
            <text:p>11.62564</text:p>
          </table:table-cell>
          <table:table-cell office:value-type="float" office:value="461.2678" calcext:value-type="float">
            <text:p>461.267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67239" calcext:value-type="float">
            <text:p>0.04567239</text:p>
          </table:table-cell>
          <table:table-cell office:value-type="float" office:value="10.42087" calcext:value-type="float">
            <text:p>10.4208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734" calcext:value-type="float">
            <text:p>0.02373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30485" calcext:value-type="float">
            <text:p>7.230485</text:p>
          </table:table-cell>
          <table:table-cell office:value-type="float" office:value="-0.07553768" calcext:value-type="float">
            <text:p>-0.07553768</text:p>
          </table:table-cell>
          <table:table-cell office:value-type="float" office:value="-1.027119" calcext:value-type="float">
            <text:p>-1.027119</text:p>
          </table:table-cell>
          <table:table-cell office:value-type="float" office:value="0.0003756573" calcext:value-type="float">
            <text:p>0.0003756573</text:p>
          </table:table-cell>
          <table:table-cell office:value-type="float" office:value="5.277452" calcext:value-type="float">
            <text:p>5.277452</text:p>
          </table:table-cell>
          <table:table-cell office:value-type="float" office:value="0.02502552" calcext:value-type="float">
            <text:p>0.02502552</text:p>
          </table:table-cell>
          <table:table-cell office:value-type="float" office:value="0.02507656" calcext:value-type="float">
            <text:p>0.02507656</text:p>
          </table:table-cell>
          <table:table-cell office:value-type="float" office:value="0.02690417" calcext:value-type="float">
            <text:p>0.02690417</text:p>
          </table:table-cell>
          <table:table-cell office:value-type="float" office:value="0.02309204" calcext:value-type="float">
            <text:p>0.02309204</text:p>
          </table:table-cell>
          <table:table-cell office:value-type="float" office:value="0.01495374" calcext:value-type="float">
            <text:p>0.01495374</text:p>
          </table:table-cell>
          <table:table-cell office:value-type="float" office:value="0.02321856" calcext:value-type="float">
            <text:p>0.02321856</text:p>
          </table:table-cell>
          <table:table-cell office:value-type="float" office:value="0.01967635" calcext:value-type="float">
            <text:p>0.01967635</text:p>
          </table:table-cell>
          <table:table-cell office:value-type="float" office:value="0.01473784" calcext:value-type="float">
            <text:p>0.01473784</text:p>
          </table:table-cell>
          <table:table-cell office:value-type="float" office:value="6.341552" calcext:value-type="float">
            <text:p>6.341552</text:p>
          </table:table-cell>
          <table:table-cell office:value-type="float" office:value="11.12484" calcext:value-type="float">
            <text:p>11.12484</text:p>
          </table:table-cell>
          <table:table-cell office:value-type="float" office:value="13.29967" calcext:value-type="float">
            <text:p>13.29967</text:p>
          </table:table-cell>
          <table:table-cell office:value-type="float" office:value="18.61158" calcext:value-type="float">
            <text:p>18.61158</text:p>
          </table:table-cell>
          <table:table-cell office:value-type="float" office:value="23.39773" calcext:value-type="float">
            <text:p>23.39773</text:p>
          </table:table-cell>
          <table:table-cell office:value-type="float" office:value="19.62214" calcext:value-type="float">
            <text:p>19.62214</text:p>
          </table:table-cell>
          <table:table-cell office:value-type="float" office:value="8.721911" calcext:value-type="float">
            <text:p>8.721911</text:p>
          </table:table-cell>
          <table:table-cell office:value-type="float" office:value="0.8897072" calcext:value-type="float">
            <text:p>0.8897072</text:p>
          </table:table-cell>
          <table:table-cell office:value-type="float" office:value="6.65785" calcext:value-type="float">
            <text:p>6.65785</text:p>
          </table:table-cell>
          <table:table-cell office:value-type="float" office:value="0" calcext:value-type="float">
            <text:p>0</text:p>
          </table:table-cell>
          <table:table-cell office:value-type="float" office:value="-0.008537751" calcext:value-type="float">
            <text:p>-0.0085377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0" calcext:value-type="float">
            <text:p>22112000</text:p>
          </table:table-cell>
          <table:table-cell office:value-type="float" office:value="11.62593" calcext:value-type="float">
            <text:p>11.62593</text:p>
          </table:table-cell>
          <table:table-cell office:value-type="float" office:value="461.2638" calcext:value-type="float">
            <text:p>461.263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90883" calcext:value-type="float">
            <text:p>0.04590883</text:p>
          </table:table-cell>
          <table:table-cell office:value-type="float" office:value="10.42104" calcext:value-type="float">
            <text:p>10.42104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77012" calcext:value-type="float">
            <text:p>0.02377012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33038" calcext:value-type="float">
            <text:p>7.233038</text:p>
          </table:table-cell>
          <table:table-cell office:value-type="float" office:value="-0.07557593" calcext:value-type="float">
            <text:p>-0.07557593</text:p>
          </table:table-cell>
          <table:table-cell office:value-type="float" office:value="-1.027096" calcext:value-type="float">
            <text:p>-1.027096</text:p>
          </table:table-cell>
          <table:table-cell office:value-type="float" office:value="0.0003836257" calcext:value-type="float">
            <text:p>0.0003836257</text:p>
          </table:table-cell>
          <table:table-cell office:value-type="float" office:value="5.276434" calcext:value-type="float">
            <text:p>5.276434</text:p>
          </table:table-cell>
          <table:table-cell office:value-type="float" office:value="0.0238616" calcext:value-type="float">
            <text:p>0.0238616</text:p>
          </table:table-cell>
          <table:table-cell office:value-type="float" office:value="0.02692174" calcext:value-type="float">
            <text:p>0.02692174</text:p>
          </table:table-cell>
          <table:table-cell office:value-type="float" office:value="0.02758003" calcext:value-type="float">
            <text:p>0.02758003</text:p>
          </table:table-cell>
          <table:table-cell office:value-type="float" office:value="0.02380484" calcext:value-type="float">
            <text:p>0.02380484</text:p>
          </table:table-cell>
          <table:table-cell office:value-type="float" office:value="0.01538219" calcext:value-type="float">
            <text:p>0.01538219</text:p>
          </table:table-cell>
          <table:table-cell office:value-type="float" office:value="0.02366374" calcext:value-type="float">
            <text:p>0.02366374</text:p>
          </table:table-cell>
          <table:table-cell office:value-type="float" office:value="0.01983931" calcext:value-type="float">
            <text:p>0.01983931</text:p>
          </table:table-cell>
          <table:table-cell office:value-type="float" office:value="0.01485969" calcext:value-type="float">
            <text:p>0.01485969</text:p>
          </table:table-cell>
          <table:table-cell office:value-type="float" office:value="6.414071" calcext:value-type="float">
            <text:p>6.414071</text:p>
          </table:table-cell>
          <table:table-cell office:value-type="float" office:value="13.45826" calcext:value-type="float">
            <text:p>13.45826</text:p>
          </table:table-cell>
          <table:table-cell office:value-type="float" office:value="13.33163" calcext:value-type="float">
            <text:p>13.33163</text:p>
          </table:table-cell>
          <table:table-cell office:value-type="float" office:value="18.62543" calcext:value-type="float">
            <text:p>18.62543</text:p>
          </table:table-cell>
          <table:table-cell office:value-type="float" office:value="23.11298" calcext:value-type="float">
            <text:p>23.11298</text:p>
          </table:table-cell>
          <table:table-cell office:value-type="float" office:value="19.12103" calcext:value-type="float">
            <text:p>19.12103</text:p>
          </table:table-cell>
          <table:table-cell office:value-type="float" office:value="8.619271" calcext:value-type="float">
            <text:p>8.619271</text:p>
          </table:table-cell>
          <table:table-cell office:value-type="float" office:value="0.9223276" calcext:value-type="float">
            <text:p>0.9223276</text:p>
          </table:table-cell>
          <table:table-cell office:value-type="float" office:value="6.685508" calcext:value-type="float">
            <text:p>6.685508</text:p>
          </table:table-cell>
          <table:table-cell office:value-type="float" office:value="0" calcext:value-type="float">
            <text:p>0</text:p>
          </table:table-cell>
          <table:table-cell office:value-type="float" office:value="-0.008544848" calcext:value-type="float">
            <text:p>-0.0085448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0" calcext:value-type="float">
            <text:p>23112000</text:p>
          </table:table-cell>
          <table:table-cell office:value-type="float" office:value="11.62622" calcext:value-type="float">
            <text:p>11.62622</text:p>
          </table:table-cell>
          <table:table-cell office:value-type="float" office:value="461.2602" calcext:value-type="float">
            <text:p>461.2602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605441" calcext:value-type="float">
            <text:p>0.04605441</text:p>
          </table:table-cell>
          <table:table-cell office:value-type="float" office:value="10.4213" calcext:value-type="float">
            <text:p>10.4213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80624" calcext:value-type="float">
            <text:p>0.02380624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35301" calcext:value-type="float">
            <text:p>7.235301</text:p>
          </table:table-cell>
          <table:table-cell office:value-type="float" office:value="-0.07558842" calcext:value-type="float">
            <text:p>-0.07558842</text:p>
          </table:table-cell>
          <table:table-cell office:value-type="float" office:value="-1.027073" calcext:value-type="float">
            <text:p>-1.027073</text:p>
          </table:table-cell>
          <table:table-cell office:value-type="float" office:value="0.0003908194" calcext:value-type="float">
            <text:p>0.0003908194</text:p>
          </table:table-cell>
          <table:table-cell office:value-type="float" office:value="5.27535" calcext:value-type="float">
            <text:p>5.27535</text:p>
          </table:table-cell>
          <table:table-cell office:value-type="float" office:value="0.02269981" calcext:value-type="float">
            <text:p>0.02269981</text:p>
          </table:table-cell>
          <table:table-cell office:value-type="float" office:value="0.0287512" calcext:value-type="float">
            <text:p>0.0287512</text:p>
          </table:table-cell>
          <table:table-cell office:value-type="float" office:value="0.0275544" calcext:value-type="float">
            <text:p>0.0275544</text:p>
          </table:table-cell>
          <table:table-cell office:value-type="float" office:value="0.02409069" calcext:value-type="float">
            <text:p>0.02409069</text:p>
          </table:table-cell>
          <table:table-cell office:value-type="float" office:value="0.0156241" calcext:value-type="float">
            <text:p>0.0156241</text:p>
          </table:table-cell>
          <table:table-cell office:value-type="float" office:value="0.02399264" calcext:value-type="float">
            <text:p>0.02399264</text:p>
          </table:table-cell>
          <table:table-cell office:value-type="float" office:value="0.02002131" calcext:value-type="float">
            <text:p>0.02002131</text:p>
          </table:table-cell>
          <table:table-cell office:value-type="float" office:value="0.01499614" calcext:value-type="float">
            <text:p>0.01499614</text:p>
          </table:table-cell>
          <table:table-cell office:value-type="float" office:value="7.066434" calcext:value-type="float">
            <text:p>7.066434</text:p>
          </table:table-cell>
          <table:table-cell office:value-type="float" office:value="17.72656" calcext:value-type="float">
            <text:p>17.72656</text:p>
          </table:table-cell>
          <table:table-cell office:value-type="float" office:value="13.23347" calcext:value-type="float">
            <text:p>13.23347</text:p>
          </table:table-cell>
          <table:table-cell office:value-type="float" office:value="18.30046" calcext:value-type="float">
            <text:p>18.30046</text:p>
          </table:table-cell>
          <table:table-cell office:value-type="float" office:value="22.52671" calcext:value-type="float">
            <text:p>22.52671</text:p>
          </table:table-cell>
          <table:table-cell office:value-type="float" office:value="18.64039" calcext:value-type="float">
            <text:p>18.64039</text:p>
          </table:table-cell>
          <table:table-cell office:value-type="float" office:value="8.556458" calcext:value-type="float">
            <text:p>8.556458</text:p>
          </table:table-cell>
          <table:table-cell office:value-type="float" office:value="0.9575065" calcext:value-type="float">
            <text:p>0.9575065</text:p>
          </table:table-cell>
          <table:table-cell office:value-type="float" office:value="6.706042" calcext:value-type="float">
            <text:p>6.706042</text:p>
          </table:table-cell>
          <table:table-cell office:value-type="float" office:value="0" calcext:value-type="float">
            <text:p>0</text:p>
          </table:table-cell>
          <table:table-cell office:value-type="float" office:value="-0.008545921" calcext:value-type="float">
            <text:p>-0.0085459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0" calcext:value-type="float">
            <text:p>24112000</text:p>
          </table:table-cell>
          <table:table-cell office:value-type="float" office:value="11.62642" calcext:value-type="float">
            <text:p>11.62642</text:p>
          </table:table-cell>
          <table:table-cell office:value-type="float" office:value="461.257" calcext:value-type="float">
            <text:p>461.257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95121" calcext:value-type="float">
            <text:p>0.04595121</text:p>
          </table:table-cell>
          <table:table-cell office:value-type="float" office:value="10.41615" calcext:value-type="float">
            <text:p>10.41615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89099" calcext:value-type="float">
            <text:p>0.02389099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4323" calcext:value-type="float">
            <text:p>7.24323</text:p>
          </table:table-cell>
          <table:table-cell office:value-type="float" office:value="-0.07559083" calcext:value-type="float">
            <text:p>-0.07559083</text:p>
          </table:table-cell>
          <table:table-cell office:value-type="float" office:value="-1.02705" calcext:value-type="float">
            <text:p>-1.02705</text:p>
          </table:table-cell>
          <table:table-cell office:value-type="float" office:value="0.00039667" calcext:value-type="float">
            <text:p>0.00039667</text:p>
          </table:table-cell>
          <table:table-cell office:value-type="float" office:value="5.274106" calcext:value-type="float">
            <text:p>5.274106</text:p>
          </table:table-cell>
          <table:table-cell office:value-type="float" office:value="0.02219309" calcext:value-type="float">
            <text:p>0.02219309</text:p>
          </table:table-cell>
          <table:table-cell office:value-type="float" office:value="0.0253865" calcext:value-type="float">
            <text:p>0.0253865</text:p>
          </table:table-cell>
          <table:table-cell office:value-type="float" office:value="0.02748868" calcext:value-type="float">
            <text:p>0.02748868</text:p>
          </table:table-cell>
          <table:table-cell office:value-type="float" office:value="0.02373852" calcext:value-type="float">
            <text:p>0.02373852</text:p>
          </table:table-cell>
          <table:table-cell office:value-type="float" office:value="0.01542776" calcext:value-type="float">
            <text:p>0.01542776</text:p>
          </table:table-cell>
          <table:table-cell office:value-type="float" office:value="0.02391494" calcext:value-type="float">
            <text:p>0.02391494</text:p>
          </table:table-cell>
          <table:table-cell office:value-type="float" office:value="0.02014243" calcext:value-type="float">
            <text:p>0.02014243</text:p>
          </table:table-cell>
          <table:table-cell office:value-type="float" office:value="0.01512625" calcext:value-type="float">
            <text:p>0.01512625</text:p>
          </table:table-cell>
          <table:table-cell office:value-type="float" office:value="8.578189" calcext:value-type="float">
            <text:p>8.578189</text:p>
          </table:table-cell>
          <table:table-cell office:value-type="float" office:value="17.23073" calcext:value-type="float">
            <text:p>17.23073</text:p>
          </table:table-cell>
          <table:table-cell office:value-type="float" office:value="14.29737" calcext:value-type="float">
            <text:p>14.29737</text:p>
          </table:table-cell>
          <table:table-cell office:value-type="float" office:value="18.11209" calcext:value-type="float">
            <text:p>18.11209</text:p>
          </table:table-cell>
          <table:table-cell office:value-type="float" office:value="21.92182" calcext:value-type="float">
            <text:p>21.92182</text:p>
          </table:table-cell>
          <table:table-cell office:value-type="float" office:value="18.13321" calcext:value-type="float">
            <text:p>18.13321</text:p>
          </table:table-cell>
          <table:table-cell office:value-type="float" office:value="8.49881" calcext:value-type="float">
            <text:p>8.49881</text:p>
          </table:table-cell>
          <table:table-cell office:value-type="float" office:value="0.9902568" calcext:value-type="float">
            <text:p>0.9902568</text:p>
          </table:table-cell>
          <table:table-cell office:value-type="float" office:value="6.723958" calcext:value-type="float">
            <text:p>6.723958</text:p>
          </table:table-cell>
          <table:table-cell office:value-type="float" office:value="0" calcext:value-type="float">
            <text:p>0</text:p>
          </table:table-cell>
          <table:table-cell office:value-type="float" office:value="-0.008546994" calcext:value-type="float">
            <text:p>-0.0085469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0" calcext:value-type="float">
            <text:p>25112000</text:p>
          </table:table-cell>
          <table:table-cell office:value-type="float" office:value="11.62658" calcext:value-type="float">
            <text:p>11.62658</text:p>
          </table:table-cell>
          <table:table-cell office:value-type="float" office:value="461.2539" calcext:value-type="float">
            <text:p>461.253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77897" calcext:value-type="float">
            <text:p>0.04577897</text:p>
          </table:table-cell>
          <table:table-cell office:value-type="float" office:value="10.41057" calcext:value-type="float">
            <text:p>10.41057</text:p>
          </table:table-cell>
          <table:table-cell office:value-type="float" office:value="0.00008597474" calcext:value-type="float">
            <text:p>8.597474E-05</text:p>
          </table:table-cell>
          <table:table-cell office:value-type="float" office:value="0.0239798" calcext:value-type="float">
            <text:p>0.0239798</text:p>
          </table:table-cell>
          <table:table-cell office:value-type="float" office:value="0.01183689" calcext:value-type="float">
            <text:p>0.01183689</text:p>
          </table:table-cell>
          <table:table-cell office:value-type="float" office:value="7.251685" calcext:value-type="float">
            <text:p>7.251685</text:p>
          </table:table-cell>
          <table:table-cell office:value-type="float" office:value="-0.07559031" calcext:value-type="float">
            <text:p>-0.07559031</text:p>
          </table:table-cell>
          <table:table-cell office:value-type="float" office:value="-1.027027" calcext:value-type="float">
            <text:p>-1.027027</text:p>
          </table:table-cell>
          <table:table-cell office:value-type="float" office:value="0.0004014494" calcext:value-type="float">
            <text:p>0.0004014494</text:p>
          </table:table-cell>
          <table:table-cell office:value-type="float" office:value="5.272759" calcext:value-type="float">
            <text:p>5.272759</text:p>
          </table:table-cell>
          <table:table-cell office:value-type="float" office:value="0.02118918" calcext:value-type="float">
            <text:p>0.02118918</text:p>
          </table:table-cell>
          <table:table-cell office:value-type="float" office:value="0.02283514" calcext:value-type="float">
            <text:p>0.02283514</text:p>
          </table:table-cell>
          <table:table-cell office:value-type="float" office:value="0.0271097" calcext:value-type="float">
            <text:p>0.0271097</text:p>
          </table:table-cell>
          <table:table-cell office:value-type="float" office:value="0.02322083" calcext:value-type="float">
            <text:p>0.02322083</text:p>
          </table:table-cell>
          <table:table-cell office:value-type="float" office:value="0.01508132" calcext:value-type="float">
            <text:p>0.01508132</text:p>
          </table:table-cell>
          <table:table-cell office:value-type="float" office:value="0.02361772" calcext:value-type="float">
            <text:p>0.02361772</text:p>
          </table:table-cell>
          <table:table-cell office:value-type="float" office:value="0.02019085" calcext:value-type="float">
            <text:p>0.02019085</text:p>
          </table:table-cell>
          <table:table-cell office:value-type="float" office:value="0.01523763" calcext:value-type="float">
            <text:p>0.01523763</text:p>
          </table:table-cell>
          <table:table-cell office:value-type="float" office:value="9.986904" calcext:value-type="float">
            <text:p>9.986904</text:p>
          </table:table-cell>
          <table:table-cell office:value-type="float" office:value="16.35303" calcext:value-type="float">
            <text:p>16.35303</text:p>
          </table:table-cell>
          <table:table-cell office:value-type="float" office:value="15.3837" calcext:value-type="float">
            <text:p>15.3837</text:p>
          </table:table-cell>
          <table:table-cell office:value-type="float" office:value="17.97346" calcext:value-type="float">
            <text:p>17.97346</text:p>
          </table:table-cell>
          <table:table-cell office:value-type="float" office:value="21.43629" calcext:value-type="float">
            <text:p>21.43629</text:p>
          </table:table-cell>
          <table:table-cell office:value-type="float" office:value="17.70687" calcext:value-type="float">
            <text:p>17.70687</text:p>
          </table:table-cell>
          <table:table-cell office:value-type="float" office:value="8.445202" calcext:value-type="float">
            <text:p>8.445202</text:p>
          </table:table-cell>
          <table:table-cell office:value-type="float" office:value="1.022295" calcext:value-type="float">
            <text:p>1.022295</text:p>
          </table:table-cell>
          <table:table-cell office:value-type="float" office:value="6.733854" calcext:value-type="float">
            <text:p>6.733854</text:p>
          </table:table-cell>
          <table:table-cell office:value-type="float" office:value="0" calcext:value-type="float">
            <text:p>0</text:p>
          </table:table-cell>
          <table:table-cell office:value-type="float" office:value="-0.008548067" calcext:value-type="float">
            <text:p>-0.00854806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1.62681" calcext:value-type="float">
            <text:p>11.62681</text:p>
          </table:table-cell>
          <table:table-cell office:value-type="float" office:value="461.2507" calcext:value-type="float">
            <text:p>461.2507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42532" calcext:value-type="float">
            <text:p>0.04542532</text:p>
          </table:table-cell>
          <table:table-cell office:value-type="float" office:value="10.23555" calcext:value-type="float">
            <text:p>10.23555</text:p>
          </table:table-cell>
          <table:table-cell office:value-type="float" office:value="0.00008784623" calcext:value-type="float">
            <text:p>8.784623E-05</text:p>
          </table:table-cell>
          <table:table-cell office:value-type="float" office:value="0.02406807" calcext:value-type="float">
            <text:p>0.02406807</text:p>
          </table:table-cell>
          <table:table-cell office:value-type="float" office:value="0.1811815" calcext:value-type="float">
            <text:p>0.1811815</text:p>
          </table:table-cell>
          <table:table-cell office:value-type="float" office:value="7.260324" calcext:value-type="float">
            <text:p>7.260324</text:p>
          </table:table-cell>
          <table:table-cell office:value-type="float" office:value="-0.07559469" calcext:value-type="float">
            <text:p>-0.07559469</text:p>
          </table:table-cell>
          <table:table-cell office:value-type="float" office:value="-1.02702" calcext:value-type="float">
            <text:p>-1.02702</text:p>
          </table:table-cell>
          <table:table-cell office:value-type="float" office:value="0.0004069677" calcext:value-type="float">
            <text:p>0.0004069677</text:p>
          </table:table-cell>
          <table:table-cell office:value-type="float" office:value="5.271561" calcext:value-type="float">
            <text:p>5.271561</text:p>
          </table:table-cell>
          <table:table-cell office:value-type="float" office:value="0.01832394" calcext:value-type="float">
            <text:p>0.01832394</text:p>
          </table:table-cell>
          <table:table-cell office:value-type="float" office:value="0.02054301" calcext:value-type="float">
            <text:p>0.02054301</text:p>
          </table:table-cell>
          <table:table-cell office:value-type="float" office:value="0.02664827" calcext:value-type="float">
            <text:p>0.02664827</text:p>
          </table:table-cell>
          <table:table-cell office:value-type="float" office:value="0.02288638" calcext:value-type="float">
            <text:p>0.02288638</text:p>
          </table:table-cell>
          <table:table-cell office:value-type="float" office:value="0.01511649" calcext:value-type="float">
            <text:p>0.01511649</text:p>
          </table:table-cell>
          <table:table-cell office:value-type="float" office:value="0.02379335" calcext:value-type="float">
            <text:p>0.02379335</text:p>
          </table:table-cell>
          <table:table-cell office:value-type="float" office:value="0.01981969" calcext:value-type="float">
            <text:p>0.01981969</text:p>
          </table:table-cell>
          <table:table-cell office:value-type="float" office:value="0.01533831" calcext:value-type="float">
            <text:p>0.01533831</text:p>
          </table:table-cell>
          <table:table-cell office:value-type="float" office:value="7.784121" calcext:value-type="float">
            <text:p>7.784121</text:p>
          </table:table-cell>
          <table:table-cell office:value-type="float" office:value="14.86109" calcext:value-type="float">
            <text:p>14.86109</text:p>
          </table:table-cell>
          <table:table-cell office:value-type="float" office:value="15.92839" calcext:value-type="float">
            <text:p>15.92839</text:p>
          </table:table-cell>
          <table:table-cell office:value-type="float" office:value="18.26707" calcext:value-type="float">
            <text:p>18.26707</text:p>
          </table:table-cell>
          <table:table-cell office:value-type="float" office:value="21.69429" calcext:value-type="float">
            <text:p>21.69429</text:p>
          </table:table-cell>
          <table:table-cell office:value-type="float" office:value="17.40248" calcext:value-type="float">
            <text:p>17.40248</text:p>
          </table:table-cell>
          <table:table-cell office:value-type="float" office:value="7.962671" calcext:value-type="float">
            <text:p>7.962671</text:p>
          </table:table-cell>
          <table:table-cell office:value-type="float" office:value="1.059153" calcext:value-type="float">
            <text:p>1.059153</text:p>
          </table:table-cell>
          <table:table-cell office:value-type="float" office:value="6.5228" calcext:value-type="float">
            <text:p>6.5228</text:p>
          </table:table-cell>
          <table:table-cell office:value-type="float" office:value="0" calcext:value-type="float">
            <text:p>0</text:p>
          </table:table-cell>
          <table:table-cell office:value-type="float" office:value="-0.00854914" calcext:value-type="float">
            <text:p>-0.008549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0" calcext:value-type="float">
            <text:p>27112000</text:p>
          </table:table-cell>
          <table:table-cell office:value-type="float" office:value="11.62712" calcext:value-type="float">
            <text:p>11.62712</text:p>
          </table:table-cell>
          <table:table-cell office:value-type="float" office:value="461.2475" calcext:value-type="float">
            <text:p>461.247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52347" calcext:value-type="float">
            <text:p>0.04552347</text:p>
          </table:table-cell>
          <table:table-cell office:value-type="float" office:value="10.21943" calcext:value-type="float">
            <text:p>10.21943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15575" calcext:value-type="float">
            <text:p>0.02415575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268785" calcext:value-type="float">
            <text:p>7.268785</text:p>
          </table:table-cell>
          <table:table-cell office:value-type="float" office:value="-0.07563411" calcext:value-type="float">
            <text:p>-0.07563411</text:p>
          </table:table-cell>
          <table:table-cell office:value-type="float" office:value="-1.027016" calcext:value-type="float">
            <text:p>-1.027016</text:p>
          </table:table-cell>
          <table:table-cell office:value-type="float" office:value="0.0004138576" calcext:value-type="float">
            <text:p>0.0004138576</text:p>
          </table:table-cell>
          <table:table-cell office:value-type="float" office:value="5.270618" calcext:value-type="float">
            <text:p>5.270618</text:p>
          </table:table-cell>
          <table:table-cell office:value-type="float" office:value="0.01129423" calcext:value-type="float">
            <text:p>0.01129423</text:p>
          </table:table-cell>
          <table:table-cell office:value-type="float" office:value="0.0192017" calcext:value-type="float">
            <text:p>0.0192017</text:p>
          </table:table-cell>
          <table:table-cell office:value-type="float" office:value="0.02768314" calcext:value-type="float">
            <text:p>0.02768314</text:p>
          </table:table-cell>
          <table:table-cell office:value-type="float" office:value="0.02417727" calcext:value-type="float">
            <text:p>0.02417727</text:p>
          </table:table-cell>
          <table:table-cell office:value-type="float" office:value="0.01721057" calcext:value-type="float">
            <text:p>0.01721057</text:p>
          </table:table-cell>
          <table:table-cell office:value-type="float" office:value="0.02383245" calcext:value-type="float">
            <text:p>0.02383245</text:p>
          </table:table-cell>
          <table:table-cell office:value-type="float" office:value="0.01852438" calcext:value-type="float">
            <text:p>0.01852438</text:p>
          </table:table-cell>
          <table:table-cell office:value-type="float" office:value="0.01544839" calcext:value-type="float">
            <text:p>0.01544839</text:p>
          </table:table-cell>
          <table:table-cell office:value-type="float" office:value="0.90547" calcext:value-type="float">
            <text:p>0.90547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17.91733" calcext:value-type="float">
            <text:p>17.91733</text:p>
          </table:table-cell>
          <table:table-cell office:value-type="float" office:value="21.77604" calcext:value-type="float">
            <text:p>21.77604</text:p>
          </table:table-cell>
          <table:table-cell office:value-type="float" office:value="22.01849" calcext:value-type="float">
            <text:p>22.01849</text:p>
          </table:table-cell>
          <table:table-cell office:value-type="float" office:value="14.01508" calcext:value-type="float">
            <text:p>14.01508</text:p>
          </table:table-cell>
          <table:table-cell office:value-type="float" office:value="6.375424" calcext:value-type="float">
            <text:p>6.375424</text:p>
          </table:table-cell>
          <table:table-cell office:value-type="float" office:value="1.099893" calcext:value-type="float">
            <text:p>1.099893</text:p>
          </table:table-cell>
          <table:table-cell office:value-type="float" office:value="6.626237" calcext:value-type="float">
            <text:p>6.626237</text:p>
          </table:table-cell>
          <table:table-cell office:value-type="float" office:value="0" calcext:value-type="float">
            <text:p>0</text:p>
          </table:table-cell>
          <table:table-cell office:value-type="float" office:value="-0.008550221" calcext:value-type="float">
            <text:p>-0.0085502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0" calcext:value-type="float">
            <text:p>28112000</text:p>
          </table:table-cell>
          <table:table-cell office:value-type="float" office:value="11.62742" calcext:value-type="float">
            <text:p>11.62742</text:p>
          </table:table-cell>
          <table:table-cell office:value-type="float" office:value="461.2443" calcext:value-type="float">
            <text:p>461.2443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71533" calcext:value-type="float">
            <text:p>0.04571533</text:p>
          </table:table-cell>
          <table:table-cell office:value-type="float" office:value="10.2139" calcext:value-type="float">
            <text:p>10.2139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24036" calcext:value-type="float">
            <text:p>0.02424036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276567" calcext:value-type="float">
            <text:p>7.276567</text:p>
          </table:table-cell>
          <table:table-cell office:value-type="float" office:value="-0.07563585" calcext:value-type="float">
            <text:p>-0.07563585</text:p>
          </table:table-cell>
          <table:table-cell office:value-type="float" office:value="-1.027005" calcext:value-type="float">
            <text:p>-1.027005</text:p>
          </table:table-cell>
          <table:table-cell office:value-type="float" office:value="0.0004211656" calcext:value-type="float">
            <text:p>0.0004211656</text:p>
          </table:table-cell>
          <table:table-cell office:value-type="float" office:value="5.269661" calcext:value-type="float">
            <text:p>5.269661</text:p>
          </table:table-cell>
          <table:table-cell office:value-type="float" office:value="0.01251715" calcext:value-type="float">
            <text:p>0.01251715</text:p>
          </table:table-cell>
          <table:table-cell office:value-type="float" office:value="0.0184468" calcext:value-type="float">
            <text:p>0.0184468</text:p>
          </table:table-cell>
          <table:table-cell office:value-type="float" office:value="0.02869403" calcext:value-type="float">
            <text:p>0.02869403</text:p>
          </table:table-cell>
          <table:table-cell office:value-type="float" office:value="0.02525037" calcext:value-type="float">
            <text:p>0.02525037</text:p>
          </table:table-cell>
          <table:table-cell office:value-type="float" office:value="0.01756939" calcext:value-type="float">
            <text:p>0.01756939</text:p>
          </table:table-cell>
          <table:table-cell office:value-type="float" office:value="0.02448732" calcext:value-type="float">
            <text:p>0.02448732</text:p>
          </table:table-cell>
          <table:table-cell office:value-type="float" office:value="0.01857553" calcext:value-type="float">
            <text:p>0.01857553</text:p>
          </table:table-cell>
          <table:table-cell office:value-type="float" office:value="0.0155715" calcext:value-type="float">
            <text:p>0.0155715</text:p>
          </table:table-cell>
          <table:table-cell office:value-type="float" office:value="3.838694" calcext:value-type="float">
            <text:p>3.838694</text:p>
          </table:table-cell>
          <table:table-cell office:value-type="float" office:value="12.58573" calcext:value-type="float">
            <text:p>12.58573</text:p>
          </table:table-cell>
          <table:table-cell office:value-type="float" office:value="19.10948" calcext:value-type="float">
            <text:p>19.10948</text:p>
          </table:table-cell>
          <table:table-cell office:value-type="float" office:value="22.66699" calcext:value-type="float">
            <text:p>22.66699</text:p>
          </table:table-cell>
          <table:table-cell office:value-type="float" office:value="21.14731" calcext:value-type="float">
            <text:p>21.14731</text:p>
          </table:table-cell>
          <table:table-cell office:value-type="float" office:value="12.96441" calcext:value-type="float">
            <text:p>12.96441</text:p>
          </table:table-cell>
          <table:table-cell office:value-type="float" office:value="6.000128" calcext:value-type="float">
            <text:p>6.000128</text:p>
          </table:table-cell>
          <table:table-cell office:value-type="float" office:value="1.140118" calcext:value-type="float">
            <text:p>1.140118</text:p>
          </table:table-cell>
          <table:table-cell office:value-type="float" office:value="6.642314" calcext:value-type="float">
            <text:p>6.642314</text:p>
          </table:table-cell>
          <table:table-cell office:value-type="float" office:value="0" calcext:value-type="float">
            <text:p>0</text:p>
          </table:table-cell>
          <table:table-cell office:value-type="float" office:value="-0.008551136" calcext:value-type="float">
            <text:p>-0.0085511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0" calcext:value-type="float">
            <text:p>29112000</text:p>
          </table:table-cell>
          <table:table-cell office:value-type="float" office:value="11.62776" calcext:value-type="float">
            <text:p>11.62776</text:p>
          </table:table-cell>
          <table:table-cell office:value-type="float" office:value="461.2411" calcext:value-type="float">
            <text:p>461.241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80203" calcext:value-type="float">
            <text:p>0.04580203</text:p>
          </table:table-cell>
          <table:table-cell office:value-type="float" office:value="10.20864" calcext:value-type="float">
            <text:p>10.20864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32382" calcext:value-type="float">
            <text:p>0.02432382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284197" calcext:value-type="float">
            <text:p>7.284197</text:p>
          </table:table-cell>
          <table:table-cell office:value-type="float" office:value="-0.07563525" calcext:value-type="float">
            <text:p>-0.07563525</text:p>
          </table:table-cell>
          <table:table-cell office:value-type="float" office:value="-1.026993" calcext:value-type="float">
            <text:p>-1.026993</text:p>
          </table:table-cell>
          <table:table-cell office:value-type="float" office:value="0.000428839" calcext:value-type="float">
            <text:p>0.000428839</text:p>
          </table:table-cell>
          <table:table-cell office:value-type="float" office:value="5.268808" calcext:value-type="float">
            <text:p>5.268808</text:p>
          </table:table-cell>
          <table:table-cell office:value-type="float" office:value="0.01282888" calcext:value-type="float">
            <text:p>0.01282888</text:p>
          </table:table-cell>
          <table:table-cell office:value-type="float" office:value="0.01802416" calcext:value-type="float">
            <text:p>0.01802416</text:p>
          </table:table-cell>
          <table:table-cell office:value-type="float" office:value="0.02878692" calcext:value-type="float">
            <text:p>0.02878692</text:p>
          </table:table-cell>
          <table:table-cell office:value-type="float" office:value="0.02560431" calcext:value-type="float">
            <text:p>0.02560431</text:p>
          </table:table-cell>
          <table:table-cell office:value-type="float" office:value="0.01749661" calcext:value-type="float">
            <text:p>0.01749661</text:p>
          </table:table-cell>
          <table:table-cell office:value-type="float" office:value="0.02518229" calcext:value-type="float">
            <text:p>0.02518229</text:p>
          </table:table-cell>
          <table:table-cell office:value-type="float" office:value="0.01890516" calcext:value-type="float">
            <text:p>0.01890516</text:p>
          </table:table-cell>
          <table:table-cell office:value-type="float" office:value="0.01569733" calcext:value-type="float">
            <text:p>0.01569733</text:p>
          </table:table-cell>
          <table:table-cell office:value-type="float" office:value="6.124918" calcext:value-type="float">
            <text:p>6.124918</text:p>
          </table:table-cell>
          <table:table-cell office:value-type="float" office:value="12.17622" calcext:value-type="float">
            <text:p>12.17622</text:p>
          </table:table-cell>
          <table:table-cell office:value-type="float" office:value="18.8396" calcext:value-type="float">
            <text:p>18.8396</text:p>
          </table:table-cell>
          <table:table-cell office:value-type="float" office:value="22.58105" calcext:value-type="float">
            <text:p>22.58105</text:p>
          </table:table-cell>
          <table:table-cell office:value-type="float" office:value="21.08609" calcext:value-type="float">
            <text:p>21.08609</text:p>
          </table:table-cell>
          <table:table-cell office:value-type="float" office:value="12.95309" calcext:value-type="float">
            <text:p>12.95309</text:p>
          </table:table-cell>
          <table:table-cell office:value-type="float" office:value="5.949633" calcext:value-type="float">
            <text:p>5.949633</text:p>
          </table:table-cell>
          <table:table-cell office:value-type="float" office:value="1.182969" calcext:value-type="float">
            <text:p>1.182969</text:p>
          </table:table-cell>
          <table:table-cell office:value-type="float" office:value="6.65922" calcext:value-type="float">
            <text:p>6.65922</text:p>
          </table:table-cell>
          <table:table-cell office:value-type="float" office:value="0" calcext:value-type="float">
            <text:p>0</text:p>
          </table:table-cell>
          <table:table-cell office:value-type="float" office:value="-0.008552103" calcext:value-type="float">
            <text:p>-0.0085521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0" calcext:value-type="float">
            <text:p>30112000</text:p>
          </table:table-cell>
          <table:table-cell office:value-type="float" office:value="11.62815" calcext:value-type="float">
            <text:p>11.62815</text:p>
          </table:table-cell>
          <table:table-cell office:value-type="float" office:value="461.2379" calcext:value-type="float">
            <text:p>461.237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82752" calcext:value-type="float">
            <text:p>0.04582752</text:p>
          </table:table-cell>
          <table:table-cell office:value-type="float" office:value="10.20357" calcext:value-type="float">
            <text:p>10.20357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40642" calcext:value-type="float">
            <text:p>0.02440642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291683" calcext:value-type="float">
            <text:p>7.291683</text:p>
          </table:table-cell>
          <table:table-cell office:value-type="float" office:value="-0.07563521" calcext:value-type="float">
            <text:p>-0.07563521</text:p>
          </table:table-cell>
          <table:table-cell office:value-type="float" office:value="-1.026982" calcext:value-type="float">
            <text:p>-1.026982</text:p>
          </table:table-cell>
          <table:table-cell office:value-type="float" office:value="0.0004377664" calcext:value-type="float">
            <text:p>0.0004377664</text:p>
          </table:table-cell>
          <table:table-cell office:value-type="float" office:value="5.268124" calcext:value-type="float">
            <text:p>5.268124</text:p>
          </table:table-cell>
          <table:table-cell office:value-type="float" office:value="0.01312519" calcext:value-type="float">
            <text:p>0.01312519</text:p>
          </table:table-cell>
          <table:table-cell office:value-type="float" office:value="0.01833338" calcext:value-type="float">
            <text:p>0.01833338</text:p>
          </table:table-cell>
          <table:table-cell office:value-type="float" office:value="0.02863383" calcext:value-type="float">
            <text:p>0.02863383</text:p>
          </table:table-cell>
          <table:table-cell office:value-type="float" office:value="0.02553233" calcext:value-type="float">
            <text:p>0.02553233</text:p>
          </table:table-cell>
          <table:table-cell office:value-type="float" office:value="0.01728826" calcext:value-type="float">
            <text:p>0.01728826</text:p>
          </table:table-cell>
          <table:table-cell office:value-type="float" office:value="0.02550216" calcext:value-type="float">
            <text:p>0.02550216</text:p>
          </table:table-cell>
          <table:table-cell office:value-type="float" office:value="0.01914329" calcext:value-type="float">
            <text:p>0.01914329</text:p>
          </table:table-cell>
          <table:table-cell office:value-type="float" office:value="0.01581984" calcext:value-type="float">
            <text:p>0.01581984</text:p>
          </table:table-cell>
          <table:table-cell office:value-type="float" office:value="7.99269" calcext:value-type="float">
            <text:p>7.99269</text:p>
          </table:table-cell>
          <table:table-cell office:value-type="float" office:value="12.43439" calcext:value-type="float">
            <text:p>12.43439</text:p>
          </table:table-cell>
          <table:table-cell office:value-type="float" office:value="18.77647" calcext:value-type="float">
            <text:p>18.77647</text:p>
          </table:table-cell>
          <table:table-cell office:value-type="float" office:value="22.29254" calcext:value-type="float">
            <text:p>22.29254</text:p>
          </table:table-cell>
          <table:table-cell office:value-type="float" office:value="20.78534" calcext:value-type="float">
            <text:p>20.78534</text:p>
          </table:table-cell>
          <table:table-cell office:value-type="float" office:value="12.82402" calcext:value-type="float">
            <text:p>12.82402</text:p>
          </table:table-cell>
          <table:table-cell office:value-type="float" office:value="5.857564" calcext:value-type="float">
            <text:p>5.857564</text:p>
          </table:table-cell>
          <table:table-cell office:value-type="float" office:value="1.22944" calcext:value-type="float">
            <text:p>1.22944</text:p>
          </table:table-cell>
          <table:table-cell office:value-type="float" office:value="6.68757" calcext:value-type="float">
            <text:p>6.68757</text:p>
          </table:table-cell>
          <table:table-cell office:value-type="float" office:value="0" calcext:value-type="float">
            <text:p>0</text:p>
          </table:table-cell>
          <table:table-cell office:value-type="float" office:value="-0.008553084" calcext:value-type="float">
            <text:p>-0.0085530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11.62858" calcext:value-type="float">
            <text:p>11.62858</text:p>
          </table:table-cell>
          <table:table-cell office:value-type="float" office:value="461.2347" calcext:value-type="float">
            <text:p>461.2347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82788" calcext:value-type="float">
            <text:p>0.04582788</text:p>
          </table:table-cell>
          <table:table-cell office:value-type="float" office:value="10.1982" calcext:value-type="float">
            <text:p>10.1982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49039" calcext:value-type="float">
            <text:p>0.02449039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299413" calcext:value-type="float">
            <text:p>7.299413</text:p>
          </table:table-cell>
          <table:table-cell office:value-type="float" office:value="-0.07563587" calcext:value-type="float">
            <text:p>-0.07563587</text:p>
          </table:table-cell>
          <table:table-cell office:value-type="float" office:value="-1.02697" calcext:value-type="float">
            <text:p>-1.02697</text:p>
          </table:table-cell>
          <table:table-cell office:value-type="float" office:value="0.0004470892" calcext:value-type="float">
            <text:p>0.0004470892</text:p>
          </table:table-cell>
          <table:table-cell office:value-type="float" office:value="5.267498" calcext:value-type="float">
            <text:p>5.267498</text:p>
          </table:table-cell>
          <table:table-cell office:value-type="float" office:value="0.01304003" calcext:value-type="float">
            <text:p>0.01304003</text:p>
          </table:table-cell>
          <table:table-cell office:value-type="float" office:value="0.01911788" calcext:value-type="float">
            <text:p>0.01911788</text:p>
          </table:table-cell>
          <table:table-cell office:value-type="float" office:value="0.0284251" calcext:value-type="float">
            <text:p>0.0284251</text:p>
          </table:table-cell>
          <table:table-cell office:value-type="float" office:value="0.02535449" calcext:value-type="float">
            <text:p>0.02535449</text:p>
          </table:table-cell>
          <table:table-cell office:value-type="float" office:value="0.01710477" calcext:value-type="float">
            <text:p>0.01710477</text:p>
          </table:table-cell>
          <table:table-cell office:value-type="float" office:value="0.02559427" calcext:value-type="float">
            <text:p>0.02559427</text:p>
          </table:table-cell>
          <table:table-cell office:value-type="float" office:value="0.01927823" calcext:value-type="float">
            <text:p>0.01927823</text:p>
          </table:table-cell>
          <table:table-cell office:value-type="float" office:value="0.01592587" calcext:value-type="float">
            <text:p>0.01592587</text:p>
          </table:table-cell>
          <table:table-cell office:value-type="float" office:value="8.63769" calcext:value-type="float">
            <text:p>8.63769</text:p>
          </table:table-cell>
          <table:table-cell office:value-type="float" office:value="13.28053" calcext:value-type="float">
            <text:p>13.28053</text:p>
          </table:table-cell>
          <table:table-cell office:value-type="float" office:value="18.78282" calcext:value-type="float">
            <text:p>18.78282</text:p>
          </table:table-cell>
          <table:table-cell office:value-type="float" office:value="21.9998" calcext:value-type="float">
            <text:p>21.9998</text:p>
          </table:table-cell>
          <table:table-cell office:value-type="float" office:value="20.37989" calcext:value-type="float">
            <text:p>20.37989</text:p>
          </table:table-cell>
          <table:table-cell office:value-type="float" office:value="12.59138" calcext:value-type="float">
            <text:p>12.59138</text:p>
          </table:table-cell>
          <table:table-cell office:value-type="float" office:value="5.72186" calcext:value-type="float">
            <text:p>5.72186</text:p>
          </table:table-cell>
          <table:table-cell office:value-type="float" office:value="1.276501" calcext:value-type="float">
            <text:p>1.276501</text:p>
          </table:table-cell>
          <table:table-cell office:value-type="float" office:value="6.725865" calcext:value-type="float">
            <text:p>6.725865</text:p>
          </table:table-cell>
          <table:table-cell office:value-type="float" office:value="0" calcext:value-type="float">
            <text:p>0</text:p>
          </table:table-cell>
          <table:table-cell office:value-type="float" office:value="-0.008554144" calcext:value-type="float">
            <text:p>-0.0085541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11.62898" calcext:value-type="float">
            <text:p>11.62898</text:p>
          </table:table-cell>
          <table:table-cell office:value-type="float" office:value="461.2315" calcext:value-type="float">
            <text:p>461.231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65898" calcext:value-type="float">
            <text:p>0.04565898</text:p>
          </table:table-cell>
          <table:table-cell office:value-type="float" office:value="10.05578" calcext:value-type="float">
            <text:p>10.05578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70385" calcext:value-type="float">
            <text:p>0.02470385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444322" calcext:value-type="float">
            <text:p>7.444322</text:p>
          </table:table-cell>
          <table:table-cell office:value-type="float" office:value="-0.07563478" calcext:value-type="float">
            <text:p>-0.07563478</text:p>
          </table:table-cell>
          <table:table-cell office:value-type="float" office:value="-1.026959" calcext:value-type="float">
            <text:p>-1.026959</text:p>
          </table:table-cell>
          <table:table-cell office:value-type="float" office:value="0.0004560376" calcext:value-type="float">
            <text:p>0.0004560376</text:p>
          </table:table-cell>
          <table:table-cell office:value-type="float" office:value="5.266784" calcext:value-type="float">
            <text:p>5.266784</text:p>
          </table:table-cell>
          <table:table-cell office:value-type="float" office:value="0.01260177" calcext:value-type="float">
            <text:p>0.01260177</text:p>
          </table:table-cell>
          <table:table-cell office:value-type="float" office:value="0.02001193" calcext:value-type="float">
            <text:p>0.02001193</text:p>
          </table:table-cell>
          <table:table-cell office:value-type="float" office:value="0.02771467" calcext:value-type="float">
            <text:p>0.02771467</text:p>
          </table:table-cell>
          <table:table-cell office:value-type="float" office:value="0.02467345" calcext:value-type="float">
            <text:p>0.02467345</text:p>
          </table:table-cell>
          <table:table-cell office:value-type="float" office:value="0.01663292" calcext:value-type="float">
            <text:p>0.01663292</text:p>
          </table:table-cell>
          <table:table-cell office:value-type="float" office:value="0.0249906" calcext:value-type="float">
            <text:p>0.0249906</text:p>
          </table:table-cell>
          <table:table-cell office:value-type="float" office:value="0.01916257" calcext:value-type="float">
            <text:p>0.01916257</text:p>
          </table:table-cell>
          <table:table-cell office:value-type="float" office:value="0.01601131" calcext:value-type="float">
            <text:p>0.01601131</text:p>
          </table:table-cell>
          <table:table-cell office:value-type="float" office:value="8.510841" calcext:value-type="float">
            <text:p>8.510841</text:p>
          </table:table-cell>
          <table:table-cell office:value-type="float" office:value="14.51377" calcext:value-type="float">
            <text:p>14.51377</text:p>
          </table:table-cell>
          <table:table-cell office:value-type="float" office:value="18.41008" calcext:value-type="float">
            <text:p>18.41008</text:p>
          </table:table-cell>
          <table:table-cell office:value-type="float" office:value="21.32509" calcext:value-type="float">
            <text:p>21.32509</text:p>
          </table:table-cell>
          <table:table-cell office:value-type="float" office:value="19.47807" calcext:value-type="float">
            <text:p>19.47807</text:p>
          </table:table-cell>
          <table:table-cell office:value-type="float" office:value="11.9215" calcext:value-type="float">
            <text:p>11.9215</text:p>
          </table:table-cell>
          <table:table-cell office:value-type="float" office:value="5.464688" calcext:value-type="float">
            <text:p>5.464688</text:p>
          </table:table-cell>
          <table:table-cell office:value-type="float" office:value="1.324999" calcext:value-type="float">
            <text:p>1.324999</text:p>
          </table:table-cell>
          <table:table-cell office:value-type="float" office:value="6.751951" calcext:value-type="float">
            <text:p>6.751951</text:p>
          </table:table-cell>
          <table:table-cell office:value-type="float" office:value="0" calcext:value-type="float">
            <text:p>0</text:p>
          </table:table-cell>
          <table:table-cell office:value-type="float" office:value="-0.008555217" calcext:value-type="float">
            <text:p>-0.0085552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0" calcext:value-type="float">
            <text:p>3122000</text:p>
          </table:table-cell>
          <table:table-cell office:value-type="float" office:value="11.62935" calcext:value-type="float">
            <text:p>11.62935</text:p>
          </table:table-cell>
          <table:table-cell office:value-type="float" office:value="461.2281" calcext:value-type="float">
            <text:p>461.228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45263" calcext:value-type="float">
            <text:p>0.04545263</text:p>
          </table:table-cell>
          <table:table-cell office:value-type="float" office:value="9.933518" calcext:value-type="float">
            <text:p>9.933518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489708" calcext:value-type="float">
            <text:p>0.02489708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569137" calcext:value-type="float">
            <text:p>7.569137</text:p>
          </table:table-cell>
          <table:table-cell office:value-type="float" office:value="-0.07563304" calcext:value-type="float">
            <text:p>-0.07563304</text:p>
          </table:table-cell>
          <table:table-cell office:value-type="float" office:value="-1.026947" calcext:value-type="float">
            <text:p>-1.026947</text:p>
          </table:table-cell>
          <table:table-cell office:value-type="float" office:value="0.0004645631" calcext:value-type="float">
            <text:p>0.0004645631</text:p>
          </table:table-cell>
          <table:table-cell office:value-type="float" office:value="5.265986" calcext:value-type="float">
            <text:p>5.265986</text:p>
          </table:table-cell>
          <table:table-cell office:value-type="float" office:value="0.01235901" calcext:value-type="float">
            <text:p>0.01235901</text:p>
          </table:table-cell>
          <table:table-cell office:value-type="float" office:value="0.02052139" calcext:value-type="float">
            <text:p>0.02052139</text:p>
          </table:table-cell>
          <table:table-cell office:value-type="float" office:value="0.02695361" calcext:value-type="float">
            <text:p>0.02695361</text:p>
          </table:table-cell>
          <table:table-cell office:value-type="float" office:value="0.023935" calcext:value-type="float">
            <text:p>0.023935</text:p>
          </table:table-cell>
          <table:table-cell office:value-type="float" office:value="0.01603898" calcext:value-type="float">
            <text:p>0.01603898</text:p>
          </table:table-cell>
          <table:table-cell office:value-type="float" office:value="0.02431763" calcext:value-type="float">
            <text:p>0.02431763</text:p>
          </table:table-cell>
          <table:table-cell office:value-type="float" office:value="0.01905284" calcext:value-type="float">
            <text:p>0.01905284</text:p>
          </table:table-cell>
          <table:table-cell office:value-type="float" office:value="0.01606981" calcext:value-type="float">
            <text:p>0.01606981</text:p>
          </table:table-cell>
          <table:table-cell office:value-type="float" office:value="8.691484" calcext:value-type="float">
            <text:p>8.691484</text:p>
          </table:table-cell>
          <table:table-cell office:value-type="float" office:value="15.48995" calcext:value-type="float">
            <text:p>15.48995</text:p>
          </table:table-cell>
          <table:table-cell office:value-type="float" office:value="18.10191" calcext:value-type="float">
            <text:p>18.10191</text:p>
          </table:table-cell>
          <table:table-cell office:value-type="float" office:value="20.76044" calcext:value-type="float">
            <text:p>20.76044</text:p>
          </table:table-cell>
          <table:table-cell office:value-type="float" office:value="18.74745" calcext:value-type="float">
            <text:p>18.74745</text:p>
          </table:table-cell>
          <table:table-cell office:value-type="float" office:value="11.37708" calcext:value-type="float">
            <text:p>11.37708</text:p>
          </table:table-cell>
          <table:table-cell office:value-type="float" office:value="5.264235" calcext:value-type="float">
            <text:p>5.264235</text:p>
          </table:table-cell>
          <table:table-cell office:value-type="float" office:value="1.360472" calcext:value-type="float">
            <text:p>1.360472</text:p>
          </table:table-cell>
          <table:table-cell office:value-type="float" office:value="6.769892" calcext:value-type="float">
            <text:p>6.769892</text:p>
          </table:table-cell>
          <table:table-cell office:value-type="float" office:value="0" calcext:value-type="float">
            <text:p>0</text:p>
          </table:table-cell>
          <table:table-cell office:value-type="float" office:value="-0.008556319" calcext:value-type="float">
            <text:p>-0.0085563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0" calcext:value-type="float">
            <text:p>4122000</text:p>
          </table:table-cell>
          <table:table-cell office:value-type="float" office:value="11.62973" calcext:value-type="float">
            <text:p>11.62973</text:p>
          </table:table-cell>
          <table:table-cell office:value-type="float" office:value="461.225" calcext:value-type="float">
            <text:p>461.22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28245" calcext:value-type="float">
            <text:p>0.04528245</text:p>
          </table:table-cell>
          <table:table-cell office:value-type="float" office:value="9.856813" calcext:value-type="float">
            <text:p>9.856813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02094" calcext:value-type="float">
            <text:p>0.02502094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648371" calcext:value-type="float">
            <text:p>7.648371</text:p>
          </table:table-cell>
          <table:table-cell office:value-type="float" office:value="-0.07563638" calcext:value-type="float">
            <text:p>-0.07563638</text:p>
          </table:table-cell>
          <table:table-cell office:value-type="float" office:value="-1.026936" calcext:value-type="float">
            <text:p>-1.026936</text:p>
          </table:table-cell>
          <table:table-cell office:value-type="float" office:value="0.0004730946" calcext:value-type="float">
            <text:p>0.0004730946</text:p>
          </table:table-cell>
          <table:table-cell office:value-type="float" office:value="5.2652" calcext:value-type="float">
            <text:p>5.2652</text:p>
          </table:table-cell>
          <table:table-cell office:value-type="float" office:value="0.01236957" calcext:value-type="float">
            <text:p>0.01236957</text:p>
          </table:table-cell>
          <table:table-cell office:value-type="float" office:value="0.02025205" calcext:value-type="float">
            <text:p>0.02025205</text:p>
          </table:table-cell>
          <table:table-cell office:value-type="float" office:value="0.02626318" calcext:value-type="float">
            <text:p>0.02626318</text:p>
          </table:table-cell>
          <table:table-cell office:value-type="float" office:value="0.02326266" calcext:value-type="float">
            <text:p>0.02326266</text:p>
          </table:table-cell>
          <table:table-cell office:value-type="float" office:value="0.0154662" calcext:value-type="float">
            <text:p>0.0154662</text:p>
          </table:table-cell>
          <table:table-cell office:value-type="float" office:value="0.02370858" calcext:value-type="float">
            <text:p>0.02370858</text:p>
          </table:table-cell>
          <table:table-cell office:value-type="float" office:value="0.01898741" calcext:value-type="float">
            <text:p>0.01898741</text:p>
          </table:table-cell>
          <table:table-cell office:value-type="float" office:value="0.01611797" calcext:value-type="float">
            <text:p>0.01611797</text:p>
          </table:table-cell>
          <table:table-cell office:value-type="float" office:value="9.479465" calcext:value-type="float">
            <text:p>9.479465</text:p>
          </table:table-cell>
          <table:table-cell office:value-type="float" office:value="15.23596" calcext:value-type="float">
            <text:p>15.23596</text:p>
          </table:table-cell>
          <table:table-cell office:value-type="float" office:value="17.93163" calcext:value-type="float">
            <text:p>17.93163</text:p>
          </table:table-cell>
          <table:table-cell office:value-type="float" office:value="20.41027" calcext:value-type="float">
            <text:p>20.41027</text:p>
          </table:table-cell>
          <table:table-cell office:value-type="float" office:value="18.29422" calcext:value-type="float">
            <text:p>18.29422</text:p>
          </table:table-cell>
          <table:table-cell office:value-type="float" office:value="11.02962" calcext:value-type="float">
            <text:p>11.02962</text:p>
          </table:table-cell>
          <table:table-cell office:value-type="float" office:value="5.133997" calcext:value-type="float">
            <text:p>5.133997</text:p>
          </table:table-cell>
          <table:table-cell office:value-type="float" office:value="1.384868" calcext:value-type="float">
            <text:p>1.384868</text:p>
          </table:table-cell>
          <table:table-cell office:value-type="float" office:value="6.785766" calcext:value-type="float">
            <text:p>6.785766</text:p>
          </table:table-cell>
          <table:table-cell office:value-type="float" office:value="0" calcext:value-type="float">
            <text:p>0</text:p>
          </table:table-cell>
          <table:table-cell office:value-type="float" office:value="-0.008557417" calcext:value-type="float">
            <text:p>-0.0085574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0" calcext:value-type="float">
            <text:p>5122000</text:p>
          </table:table-cell>
          <table:table-cell office:value-type="float" office:value="11.63012" calcext:value-type="float">
            <text:p>11.63012</text:p>
          </table:table-cell>
          <table:table-cell office:value-type="float" office:value="461.2219" calcext:value-type="float">
            <text:p>461.221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20309" calcext:value-type="float">
            <text:p>0.04520309</text:p>
          </table:table-cell>
          <table:table-cell office:value-type="float" office:value="9.815012" calcext:value-type="float">
            <text:p>9.815012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09512" calcext:value-type="float">
            <text:p>0.02509512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692602" calcext:value-type="float">
            <text:p>7.692602</text:p>
          </table:table-cell>
          <table:table-cell office:value-type="float" office:value="-0.07565678" calcext:value-type="float">
            <text:p>-0.07565678</text:p>
          </table:table-cell>
          <table:table-cell office:value-type="float" office:value="-1.026924" calcext:value-type="float">
            <text:p>-1.026924</text:p>
          </table:table-cell>
          <table:table-cell office:value-type="float" office:value="0.000481782" calcext:value-type="float">
            <text:p>0.000481782</text:p>
          </table:table-cell>
          <table:table-cell office:value-type="float" office:value="5.264459" calcext:value-type="float">
            <text:p>5.264459</text:p>
          </table:table-cell>
          <table:table-cell office:value-type="float" office:value="0.01231495" calcext:value-type="float">
            <text:p>0.01231495</text:p>
          </table:table-cell>
          <table:table-cell office:value-type="float" office:value="0.0197244" calcext:value-type="float">
            <text:p>0.0197244</text:p>
          </table:table-cell>
          <table:table-cell office:value-type="float" office:value="0.02582715" calcext:value-type="float">
            <text:p>0.02582715</text:p>
          </table:table-cell>
          <table:table-cell office:value-type="float" office:value="0.02288618" calcext:value-type="float">
            <text:p>0.02288618</text:p>
          </table:table-cell>
          <table:table-cell office:value-type="float" office:value="0.01524235" calcext:value-type="float">
            <text:p>0.01524235</text:p>
          </table:table-cell>
          <table:table-cell office:value-type="float" office:value="0.02340618" calcext:value-type="float">
            <text:p>0.02340618</text:p>
          </table:table-cell>
          <table:table-cell office:value-type="float" office:value="0.01875947" calcext:value-type="float">
            <text:p>0.01875947</text:p>
          </table:table-cell>
          <table:table-cell office:value-type="float" office:value="0.01617833" calcext:value-type="float">
            <text:p>0.01617833</text:p>
          </table:table-cell>
          <table:table-cell office:value-type="float" office:value="9.813389" calcext:value-type="float">
            <text:p>9.813389</text:p>
          </table:table-cell>
          <table:table-cell office:value-type="float" office:value="14.32848" calcext:value-type="float">
            <text:p>14.32848</text:p>
          </table:table-cell>
          <table:table-cell office:value-type="float" office:value="17.77514" calcext:value-type="float">
            <text:p>17.77514</text:p>
          </table:table-cell>
          <table:table-cell office:value-type="float" office:value="20.26199" calcext:value-type="float">
            <text:p>20.26199</text:p>
          </table:table-cell>
          <table:table-cell office:value-type="float" office:value="18.11639" calcext:value-type="float">
            <text:p>18.11639</text:p>
          </table:table-cell>
          <table:table-cell office:value-type="float" office:value="10.77681" calcext:value-type="float">
            <text:p>10.77681</text:p>
          </table:table-cell>
          <table:table-cell office:value-type="float" office:value="4.898002" calcext:value-type="float">
            <text:p>4.898002</text:p>
          </table:table-cell>
          <table:table-cell office:value-type="float" office:value="1.413306" calcext:value-type="float">
            <text:p>1.413306</text:p>
          </table:table-cell>
          <table:table-cell office:value-type="float" office:value="6.812417" calcext:value-type="float">
            <text:p>6.812417</text:p>
          </table:table-cell>
          <table:table-cell office:value-type="float" office:value="0" calcext:value-type="float">
            <text:p>0</text:p>
          </table:table-cell>
          <table:table-cell office:value-type="float" office:value="-0.008558403" calcext:value-type="float">
            <text:p>-0.0085584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0" calcext:value-type="float">
            <text:p>6122000</text:p>
          </table:table-cell>
          <table:table-cell office:value-type="float" office:value="11.6305" calcext:value-type="float">
            <text:p>11.6305</text:p>
          </table:table-cell>
          <table:table-cell office:value-type="float" office:value="461.2188" calcext:value-type="float">
            <text:p>461.218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25091" calcext:value-type="float">
            <text:p>0.04525091</text:p>
          </table:table-cell>
          <table:table-cell office:value-type="float" office:value="9.783647" calcext:value-type="float">
            <text:p>9.783647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1633" calcext:value-type="float">
            <text:p>0.0251633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726255" calcext:value-type="float">
            <text:p>7.726255</text:p>
          </table:table-cell>
          <table:table-cell office:value-type="float" office:value="-0.0756795" calcext:value-type="float">
            <text:p>-0.0756795</text:p>
          </table:table-cell>
          <table:table-cell office:value-type="float" office:value="-1.026913" calcext:value-type="float">
            <text:p>-1.026913</text:p>
          </table:table-cell>
          <table:table-cell office:value-type="float" office:value="0.0004901608" calcext:value-type="float">
            <text:p>0.0004901608</text:p>
          </table:table-cell>
          <table:table-cell office:value-type="float" office:value="5.26364" calcext:value-type="float">
            <text:p>5.26364</text:p>
          </table:table-cell>
          <table:table-cell office:value-type="float" office:value="0.01198667" calcext:value-type="float">
            <text:p>0.01198667</text:p>
          </table:table-cell>
          <table:table-cell office:value-type="float" office:value="0.01993914" calcext:value-type="float">
            <text:p>0.01993914</text:p>
          </table:table-cell>
          <table:table-cell office:value-type="float" office:value="0.02601081" calcext:value-type="float">
            <text:p>0.02601081</text:p>
          </table:table-cell>
          <table:table-cell office:value-type="float" office:value="0.02307017" calcext:value-type="float">
            <text:p>0.02307017</text:p>
          </table:table-cell>
          <table:table-cell office:value-type="float" office:value="0.01535501" calcext:value-type="float">
            <text:p>0.01535501</text:p>
          </table:table-cell>
          <table:table-cell office:value-type="float" office:value="0.02325672" calcext:value-type="float">
            <text:p>0.02325672</text:p>
          </table:table-cell>
          <table:table-cell office:value-type="float" office:value="0.01867468" calcext:value-type="float">
            <text:p>0.01867468</text:p>
          </table:table-cell>
          <table:table-cell office:value-type="float" office:value="0.01623966" calcext:value-type="float">
            <text:p>0.01623966</text:p>
          </table:table-cell>
          <table:table-cell office:value-type="float" office:value="9.540593" calcext:value-type="float">
            <text:p>9.540593</text:p>
          </table:table-cell>
          <table:table-cell office:value-type="float" office:value="14.76246" calcext:value-type="float">
            <text:p>14.76246</text:p>
          </table:table-cell>
          <table:table-cell office:value-type="float" office:value="17.74454" calcext:value-type="float">
            <text:p>17.74454</text:p>
          </table:table-cell>
          <table:table-cell office:value-type="float" office:value="20.20425" calcext:value-type="float">
            <text:p>20.20425</text:p>
          </table:table-cell>
          <table:table-cell office:value-type="float" office:value="17.79724" calcext:value-type="float">
            <text:p>17.79724</text:p>
          </table:table-cell>
          <table:table-cell office:value-type="float" office:value="10.35066" calcext:value-type="float">
            <text:p>10.35066</text:p>
          </table:table-cell>
          <table:table-cell office:value-type="float" office:value="4.721013" calcext:value-type="float">
            <text:p>4.721013</text:p>
          </table:table-cell>
          <table:table-cell office:value-type="float" office:value="1.436946" calcext:value-type="float">
            <text:p>1.436946</text:p>
          </table:table-cell>
          <table:table-cell office:value-type="float" office:value="6.836552" calcext:value-type="float">
            <text:p>6.836552</text:p>
          </table:table-cell>
          <table:table-cell office:value-type="float" office:value="0" calcext:value-type="float">
            <text:p>0</text:p>
          </table:table-cell>
          <table:table-cell office:value-type="float" office:value="-0.008559318" calcext:value-type="float">
            <text:p>-0.0085593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0" calcext:value-type="float">
            <text:p>7122000</text:p>
          </table:table-cell>
          <table:table-cell office:value-type="float" office:value="11.63084" calcext:value-type="float">
            <text:p>11.63084</text:p>
          </table:table-cell>
          <table:table-cell office:value-type="float" office:value="461.2158" calcext:value-type="float">
            <text:p>461.215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33092" calcext:value-type="float">
            <text:p>0.04533092</text:p>
          </table:table-cell>
          <table:table-cell office:value-type="float" office:value="9.768472" calcext:value-type="float">
            <text:p>9.768472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21804" calcext:value-type="float">
            <text:p>0.02521804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743623" calcext:value-type="float">
            <text:p>7.743623</text:p>
          </table:table-cell>
          <table:table-cell office:value-type="float" office:value="-0.07569675" calcext:value-type="float">
            <text:p>-0.07569675</text:p>
          </table:table-cell>
          <table:table-cell office:value-type="float" office:value="-1.026902" calcext:value-type="float">
            <text:p>-1.026902</text:p>
          </table:table-cell>
          <table:table-cell office:value-type="float" office:value="0.0004979744" calcext:value-type="float">
            <text:p>0.0004979744</text:p>
          </table:table-cell>
          <table:table-cell office:value-type="float" office:value="5.26271" calcext:value-type="float">
            <text:p>5.26271</text:p>
          </table:table-cell>
          <table:table-cell office:value-type="float" office:value="0.01189252" calcext:value-type="float">
            <text:p>0.01189252</text:p>
          </table:table-cell>
          <table:table-cell office:value-type="float" office:value="0.02057069" calcext:value-type="float">
            <text:p>0.02057069</text:p>
          </table:table-cell>
          <table:table-cell office:value-type="float" office:value="0.02616278" calcext:value-type="float">
            <text:p>0.02616278</text:p>
          </table:table-cell>
          <table:table-cell office:value-type="float" office:value="0.02330057" calcext:value-type="float">
            <text:p>0.02330057</text:p>
          </table:table-cell>
          <table:table-cell office:value-type="float" office:value="0.01544832" calcext:value-type="float">
            <text:p>0.01544832</text:p>
          </table:table-cell>
          <table:table-cell office:value-type="float" office:value="0.02332281" calcext:value-type="float">
            <text:p>0.02332281</text:p>
          </table:table-cell>
          <table:table-cell office:value-type="float" office:value="0.0187517" calcext:value-type="float">
            <text:p>0.0187517</text:p>
          </table:table-cell>
          <table:table-cell office:value-type="float" office:value="0.01629521" calcext:value-type="float">
            <text:p>0.01629521</text:p>
          </table:table-cell>
          <table:table-cell office:value-type="float" office:value="9.721877" calcext:value-type="float">
            <text:p>9.721877</text:p>
          </table:table-cell>
          <table:table-cell office:value-type="float" office:value="16.39838" calcext:value-type="float">
            <text:p>16.39838</text:p>
          </table:table-cell>
          <table:table-cell office:value-type="float" office:value="17.54607" calcext:value-type="float">
            <text:p>17.54607</text:p>
          </table:table-cell>
          <table:table-cell office:value-type="float" office:value="19.97119" calcext:value-type="float">
            <text:p>19.97119</text:p>
          </table:table-cell>
          <table:table-cell office:value-type="float" office:value="17.50263" calcext:value-type="float">
            <text:p>17.50263</text:p>
          </table:table-cell>
          <table:table-cell office:value-type="float" office:value="10.12465" calcext:value-type="float">
            <text:p>10.12465</text:p>
          </table:table-cell>
          <table:table-cell office:value-type="float" office:value="4.647667" calcext:value-type="float">
            <text:p>4.647667</text:p>
          </table:table-cell>
          <table:table-cell office:value-type="float" office:value="1.446866" calcext:value-type="float">
            <text:p>1.446866</text:p>
          </table:table-cell>
          <table:table-cell office:value-type="float" office:value="6.853539" calcext:value-type="float">
            <text:p>6.853539</text:p>
          </table:table-cell>
          <table:table-cell office:value-type="float" office:value="0" calcext:value-type="float">
            <text:p>0</text:p>
          </table:table-cell>
          <table:table-cell office:value-type="float" office:value="-0.00856014" calcext:value-type="float">
            <text:p>-0.008560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0" calcext:value-type="float">
            <text:p>8122000</text:p>
          </table:table-cell>
          <table:table-cell office:value-type="float" office:value="11.63117" calcext:value-type="float">
            <text:p>11.63117</text:p>
          </table:table-cell>
          <table:table-cell office:value-type="float" office:value="461.2129" calcext:value-type="float">
            <text:p>461.212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375" calcext:value-type="float">
            <text:p>0.045375</text:p>
          </table:table-cell>
          <table:table-cell office:value-type="float" office:value="9.763086" calcext:value-type="float">
            <text:p>9.763086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27026" calcext:value-type="float">
            <text:p>0.02527026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751298" calcext:value-type="float">
            <text:p>7.751298</text:p>
          </table:table-cell>
          <table:table-cell office:value-type="float" office:value="-0.07571376" calcext:value-type="float">
            <text:p>-0.07571376</text:p>
          </table:table-cell>
          <table:table-cell office:value-type="float" office:value="-1.02689" calcext:value-type="float">
            <text:p>-1.02689</text:p>
          </table:table-cell>
          <table:table-cell office:value-type="float" office:value="0.0005053558" calcext:value-type="float">
            <text:p>0.0005053558</text:p>
          </table:table-cell>
          <table:table-cell office:value-type="float" office:value="5.261734" calcext:value-type="float">
            <text:p>5.261734</text:p>
          </table:table-cell>
          <table:table-cell office:value-type="float" office:value="0.01192587" calcext:value-type="float">
            <text:p>0.01192587</text:p>
          </table:table-cell>
          <table:table-cell office:value-type="float" office:value="0.02125243" calcext:value-type="float">
            <text:p>0.02125243</text:p>
          </table:table-cell>
          <table:table-cell office:value-type="float" office:value="0.02600634" calcext:value-type="float">
            <text:p>0.02600634</text:p>
          </table:table-cell>
          <table:table-cell office:value-type="float" office:value="0.02334818" calcext:value-type="float">
            <text:p>0.02334818</text:p>
          </table:table-cell>
          <table:table-cell office:value-type="float" office:value="0.0154721" calcext:value-type="float">
            <text:p>0.0154721</text:p>
          </table:table-cell>
          <table:table-cell office:value-type="float" office:value="0.02338901" calcext:value-type="float">
            <text:p>0.02338901</text:p>
          </table:table-cell>
          <table:table-cell office:value-type="float" office:value="0.01887526" calcext:value-type="float">
            <text:p>0.01887526</text:p>
          </table:table-cell>
          <table:table-cell office:value-type="float" office:value="0.01634852" calcext:value-type="float">
            <text:p>0.01634852</text:p>
          </table:table-cell>
          <table:table-cell office:value-type="float" office:value="10.14676" calcext:value-type="float">
            <text:p>10.14676</text:p>
          </table:table-cell>
          <table:table-cell office:value-type="float" office:value="18.68907" calcext:value-type="float">
            <text:p>18.68907</text:p>
          </table:table-cell>
          <table:table-cell office:value-type="float" office:value="17.23516" calcext:value-type="float">
            <text:p>17.23516</text:p>
          </table:table-cell>
          <table:table-cell office:value-type="float" office:value="19.64538" calcext:value-type="float">
            <text:p>19.64538</text:p>
          </table:table-cell>
          <table:table-cell office:value-type="float" office:value="17.25462" calcext:value-type="float">
            <text:p>17.25462</text:p>
          </table:table-cell>
          <table:table-cell office:value-type="float" office:value="9.967117" calcext:value-type="float">
            <text:p>9.967117</text:p>
          </table:table-cell>
          <table:table-cell office:value-type="float" office:value="4.611212" calcext:value-type="float">
            <text:p>4.611212</text:p>
          </table:table-cell>
          <table:table-cell office:value-type="float" office:value="1.449369" calcext:value-type="float">
            <text:p>1.449369</text:p>
          </table:table-cell>
          <table:table-cell office:value-type="float" office:value="6.869928" calcext:value-type="float">
            <text:p>6.869928</text:p>
          </table:table-cell>
          <table:table-cell office:value-type="float" office:value="0" calcext:value-type="float">
            <text:p>0</text:p>
          </table:table-cell>
          <table:table-cell office:value-type="float" office:value="-0.008560944" calcext:value-type="float">
            <text:p>-0.00856094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0" calcext:value-type="float">
            <text:p>9122000</text:p>
          </table:table-cell>
          <table:table-cell office:value-type="float" office:value="11.63147" calcext:value-type="float">
            <text:p>11.63147</text:p>
          </table:table-cell>
          <table:table-cell office:value-type="float" office:value="461.2098" calcext:value-type="float">
            <text:p>461.209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26325" calcext:value-type="float">
            <text:p>0.04526325</text:p>
          </table:table-cell>
          <table:table-cell office:value-type="float" office:value="9.747754" calcext:value-type="float">
            <text:p>9.747754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3748" calcext:value-type="float">
            <text:p>0.0253748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769002" calcext:value-type="float">
            <text:p>7.769002</text:p>
          </table:table-cell>
          <table:table-cell office:value-type="float" office:value="-0.07571436" calcext:value-type="float">
            <text:p>-0.07571436</text:p>
          </table:table-cell>
          <table:table-cell office:value-type="float" office:value="-1.026879" calcext:value-type="float">
            <text:p>-1.026879</text:p>
          </table:table-cell>
          <table:table-cell office:value-type="float" office:value="0.000512152" calcext:value-type="float">
            <text:p>0.000512152</text:p>
          </table:table-cell>
          <table:table-cell office:value-type="float" office:value="5.2607" calcext:value-type="float">
            <text:p>5.2607</text:p>
          </table:table-cell>
          <table:table-cell office:value-type="float" office:value="0.01203027" calcext:value-type="float">
            <text:p>0.01203027</text:p>
          </table:table-cell>
          <table:table-cell office:value-type="float" office:value="0.02020542" calcext:value-type="float">
            <text:p>0.02020542</text:p>
          </table:table-cell>
          <table:table-cell office:value-type="float" office:value="0.02575104" calcext:value-type="float">
            <text:p>0.02575104</text:p>
          </table:table-cell>
          <table:table-cell office:value-type="float" office:value="0.0230431" calcext:value-type="float">
            <text:p>0.0230431</text:p>
          </table:table-cell>
          <table:table-cell office:value-type="float" office:value="0.01522805" calcext:value-type="float">
            <text:p>0.01522805</text:p>
          </table:table-cell>
          <table:table-cell office:value-type="float" office:value="0.02320917" calcext:value-type="float">
            <text:p>0.02320917</text:p>
          </table:table-cell>
          <table:table-cell office:value-type="float" office:value="0.01897518" calcext:value-type="float">
            <text:p>0.01897518</text:p>
          </table:table-cell>
          <table:table-cell office:value-type="float" office:value="0.01637562" calcext:value-type="float">
            <text:p>0.01637562</text:p>
          </table:table-cell>
          <table:table-cell office:value-type="float" office:value="11.01256" calcext:value-type="float">
            <text:p>11.01256</text:p>
          </table:table-cell>
          <table:table-cell office:value-type="float" office:value="18.49254" calcext:value-type="float">
            <text:p>18.49254</text:p>
          </table:table-cell>
          <table:table-cell office:value-type="float" office:value="17.44724" calcext:value-type="float">
            <text:p>17.44724</text:p>
          </table:table-cell>
          <table:table-cell office:value-type="float" office:value="19.41953" calcext:value-type="float">
            <text:p>19.41953</text:p>
          </table:table-cell>
          <table:table-cell office:value-type="float" office:value="17.05255" calcext:value-type="float">
            <text:p>17.05255</text:p>
          </table:table-cell>
          <table:table-cell office:value-type="float" office:value="9.842988" calcext:value-type="float">
            <text:p>9.842988</text:p>
          </table:table-cell>
          <table:table-cell office:value-type="float" office:value="4.588966" calcext:value-type="float">
            <text:p>4.588966</text:p>
          </table:table-cell>
          <table:table-cell office:value-type="float" office:value="1.445033" calcext:value-type="float">
            <text:p>1.445033</text:p>
          </table:table-cell>
          <table:table-cell office:value-type="float" office:value="6.885807" calcext:value-type="float">
            <text:p>6.885807</text:p>
          </table:table-cell>
          <table:table-cell office:value-type="float" office:value="0" calcext:value-type="float">
            <text:p>0</text:p>
          </table:table-cell>
          <table:table-cell office:value-type="float" office:value="-0.008561783" calcext:value-type="float">
            <text:p>-0.00856178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0" calcext:value-type="float">
            <text:p>10122000</text:p>
          </table:table-cell>
          <table:table-cell office:value-type="float" office:value="11.6317" calcext:value-type="float">
            <text:p>11.6317</text:p>
          </table:table-cell>
          <table:table-cell office:value-type="float" office:value="461.2068" calcext:value-type="float">
            <text:p>461.206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512549" calcext:value-type="float">
            <text:p>0.04512549</text:p>
          </table:table-cell>
          <table:table-cell office:value-type="float" office:value="9.737782" calcext:value-type="float">
            <text:p>9.737782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47228" calcext:value-type="float">
            <text:p>0.02547228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781439" calcext:value-type="float">
            <text:p>7.781439</text:p>
          </table:table-cell>
          <table:table-cell office:value-type="float" office:value="-0.07571377" calcext:value-type="float">
            <text:p>-0.07571377</text:p>
          </table:table-cell>
          <table:table-cell office:value-type="float" office:value="-1.026867" calcext:value-type="float">
            <text:p>-1.026867</text:p>
          </table:table-cell>
          <table:table-cell office:value-type="float" office:value="0.000517766" calcext:value-type="float">
            <text:p>0.000517766</text:p>
          </table:table-cell>
          <table:table-cell office:value-type="float" office:value="5.259543" calcext:value-type="float">
            <text:p>5.259543</text:p>
          </table:table-cell>
          <table:table-cell office:value-type="float" office:value="0.01214478" calcext:value-type="float">
            <text:p>0.01214478</text:p>
          </table:table-cell>
          <table:table-cell office:value-type="float" office:value="0.01879466" calcext:value-type="float">
            <text:p>0.01879466</text:p>
          </table:table-cell>
          <table:table-cell office:value-type="float" office:value="0.02540679" calcext:value-type="float">
            <text:p>0.02540679</text:p>
          </table:table-cell>
          <table:table-cell office:value-type="float" office:value="0.02270482" calcext:value-type="float">
            <text:p>0.02270482</text:p>
          </table:table-cell>
          <table:table-cell office:value-type="float" office:value="0.01494778" calcext:value-type="float">
            <text:p>0.01494778</text:p>
          </table:table-cell>
          <table:table-cell office:value-type="float" office:value="0.02296649" calcext:value-type="float">
            <text:p>0.02296649</text:p>
          </table:table-cell>
          <table:table-cell office:value-type="float" office:value="0.01905004" calcext:value-type="float">
            <text:p>0.01905004</text:p>
          </table:table-cell>
          <table:table-cell office:value-type="float" office:value="0.01639095" calcext:value-type="float">
            <text:p>0.01639095</text:p>
          </table:table-cell>
          <table:table-cell office:value-type="float" office:value="12.15157" calcext:value-type="float">
            <text:p>12.15157</text:p>
          </table:table-cell>
          <table:table-cell office:value-type="float" office:value="17.73412" calcext:value-type="float">
            <text:p>17.73412</text:p>
          </table:table-cell>
          <table:table-cell office:value-type="float" office:value="17.5945" calcext:value-type="float">
            <text:p>17.5945</text:p>
          </table:table-cell>
          <table:table-cell office:value-type="float" office:value="19.32319" calcext:value-type="float">
            <text:p>19.32319</text:p>
          </table:table-cell>
          <table:table-cell office:value-type="float" office:value="16.91277" calcext:value-type="float">
            <text:p>16.91277</text:p>
          </table:table-cell>
          <table:table-cell office:value-type="float" office:value="9.781773" calcext:value-type="float">
            <text:p>9.781773</text:p>
          </table:table-cell>
          <table:table-cell office:value-type="float" office:value="4.580576" calcext:value-type="float">
            <text:p>4.580576</text:p>
          </table:table-cell>
          <table:table-cell office:value-type="float" office:value="1.439644" calcext:value-type="float">
            <text:p>1.439644</text:p>
          </table:table-cell>
          <table:table-cell office:value-type="float" office:value="6.900603" calcext:value-type="float">
            <text:p>6.900603</text:p>
          </table:table-cell>
          <table:table-cell office:value-type="float" office:value="0" calcext:value-type="float">
            <text:p>0</text:p>
          </table:table-cell>
          <table:table-cell office:value-type="float" office:value="-0.008562678" calcext:value-type="float">
            <text:p>-0.0085626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0" calcext:value-type="float">
            <text:p>11122000</text:p>
          </table:table-cell>
          <table:table-cell office:value-type="float" office:value="11.63192" calcext:value-type="float">
            <text:p>11.63192</text:p>
          </table:table-cell>
          <table:table-cell office:value-type="float" office:value="461.2039" calcext:value-type="float">
            <text:p>461.203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99082" calcext:value-type="float">
            <text:p>0.04499082</text:p>
          </table:table-cell>
          <table:table-cell office:value-type="float" office:value="9.730686" calcext:value-type="float">
            <text:p>9.730686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56429" calcext:value-type="float">
            <text:p>0.02556429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790981" calcext:value-type="float">
            <text:p>7.790981</text:p>
          </table:table-cell>
          <table:table-cell office:value-type="float" office:value="-0.0757134" calcext:value-type="float">
            <text:p>-0.0757134</text:p>
          </table:table-cell>
          <table:table-cell office:value-type="float" office:value="-1.026856" calcext:value-type="float">
            <text:p>-1.026856</text:p>
          </table:table-cell>
          <table:table-cell office:value-type="float" office:value="0.0005228224" calcext:value-type="float">
            <text:p>0.0005228224</text:p>
          </table:table-cell>
          <table:table-cell office:value-type="float" office:value="5.258348" calcext:value-type="float">
            <text:p>5.258348</text:p>
          </table:table-cell>
          <table:table-cell office:value-type="float" office:value="0.01229271" calcext:value-type="float">
            <text:p>0.01229271</text:p>
          </table:table-cell>
          <table:table-cell office:value-type="float" office:value="0.0176731" calcext:value-type="float">
            <text:p>0.0176731</text:p>
          </table:table-cell>
          <table:table-cell office:value-type="float" office:value="0.02504091" calcext:value-type="float">
            <text:p>0.02504091</text:p>
          </table:table-cell>
          <table:table-cell office:value-type="float" office:value="0.02237719" calcext:value-type="float">
            <text:p>0.02237719</text:p>
          </table:table-cell>
          <table:table-cell office:value-type="float" office:value="0.01471332" calcext:value-type="float">
            <text:p>0.01471332</text:p>
          </table:table-cell>
          <table:table-cell office:value-type="float" office:value="0.02271701" calcext:value-type="float">
            <text:p>0.02271701</text:p>
          </table:table-cell>
          <table:table-cell office:value-type="float" office:value="0.01911975" calcext:value-type="float">
            <text:p>0.01911975</text:p>
          </table:table-cell>
          <table:table-cell office:value-type="float" office:value="0.01639856" calcext:value-type="float">
            <text:p>0.01639856</text:p>
          </table:table-cell>
          <table:table-cell office:value-type="float" office:value="13.62632" calcext:value-type="float">
            <text:p>13.62632</text:p>
          </table:table-cell>
          <table:table-cell office:value-type="float" office:value="17.05076" calcext:value-type="float">
            <text:p>17.05076</text:p>
          </table:table-cell>
          <table:table-cell office:value-type="float" office:value="17.70089" calcext:value-type="float">
            <text:p>17.70089</text:p>
          </table:table-cell>
          <table:table-cell office:value-type="float" office:value="19.23513" calcext:value-type="float">
            <text:p>19.23513</text:p>
          </table:table-cell>
          <table:table-cell office:value-type="float" office:value="16.8058" calcext:value-type="float">
            <text:p>16.8058</text:p>
          </table:table-cell>
          <table:table-cell office:value-type="float" office:value="9.729004" calcext:value-type="float">
            <text:p>9.729004</text:p>
          </table:table-cell>
          <table:table-cell office:value-type="float" office:value="4.586182" calcext:value-type="float">
            <text:p>4.586182</text:p>
          </table:table-cell>
          <table:table-cell office:value-type="float" office:value="1.434684" calcext:value-type="float">
            <text:p>1.434684</text:p>
          </table:table-cell>
          <table:table-cell office:value-type="float" office:value="6.912605" calcext:value-type="float">
            <text:p>6.912605</text:p>
          </table:table-cell>
          <table:table-cell office:value-type="float" office:value="0" calcext:value-type="float">
            <text:p>0</text:p>
          </table:table-cell>
          <table:table-cell office:value-type="float" office:value="-0.008563572" calcext:value-type="float">
            <text:p>-0.0085635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0" calcext:value-type="float">
            <text:p>12122000</text:p>
          </table:table-cell>
          <table:table-cell office:value-type="float" office:value="11.63213" calcext:value-type="float">
            <text:p>11.63213</text:p>
          </table:table-cell>
          <table:table-cell office:value-type="float" office:value="461.2008" calcext:value-type="float">
            <text:p>461.200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86424" calcext:value-type="float">
            <text:p>0.04486424</text:p>
          </table:table-cell>
          <table:table-cell office:value-type="float" office:value="9.724113" calcext:value-type="float">
            <text:p>9.724113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65424" calcext:value-type="float">
            <text:p>0.02565424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800095" calcext:value-type="float">
            <text:p>7.800095</text:p>
          </table:table-cell>
          <table:table-cell office:value-type="float" office:value="-0.07571319" calcext:value-type="float">
            <text:p>-0.07571319</text:p>
          </table:table-cell>
          <table:table-cell office:value-type="float" office:value="-1.026844" calcext:value-type="float">
            <text:p>-1.026844</text:p>
          </table:table-cell>
          <table:table-cell office:value-type="float" office:value="0.0005277364" calcext:value-type="float">
            <text:p>0.0005277364</text:p>
          </table:table-cell>
          <table:table-cell office:value-type="float" office:value="5.257148" calcext:value-type="float">
            <text:p>5.257148</text:p>
          </table:table-cell>
          <table:table-cell office:value-type="float" office:value="0.01238314" calcext:value-type="float">
            <text:p>0.01238314</text:p>
          </table:table-cell>
          <table:table-cell office:value-type="float" office:value="0.01688683" calcext:value-type="float">
            <text:p>0.01688683</text:p>
          </table:table-cell>
          <table:table-cell office:value-type="float" office:value="0.02470682" calcext:value-type="float">
            <text:p>0.02470682</text:p>
          </table:table-cell>
          <table:table-cell office:value-type="float" office:value="0.02208612" calcext:value-type="float">
            <text:p>0.02208612</text:p>
          </table:table-cell>
          <table:table-cell office:value-type="float" office:value="0.01451339" calcext:value-type="float">
            <text:p>0.01451339</text:p>
          </table:table-cell>
          <table:table-cell office:value-type="float" office:value="0.02246759" calcext:value-type="float">
            <text:p>0.02246759</text:p>
          </table:table-cell>
          <table:table-cell office:value-type="float" office:value="0.01917738" calcext:value-type="float">
            <text:p>0.01917738</text:p>
          </table:table-cell>
          <table:table-cell office:value-type="float" office:value="0.01640131" calcext:value-type="float">
            <text:p>0.01640131</text:p>
          </table:table-cell>
          <table:table-cell office:value-type="float" office:value="14.8726" calcext:value-type="float">
            <text:p>14.8726</text:p>
          </table:table-cell>
          <table:table-cell office:value-type="float" office:value="16.60835" calcext:value-type="float">
            <text:p>16.60835</text:p>
          </table:table-cell>
          <table:table-cell office:value-type="float" office:value="17.80336" calcext:value-type="float">
            <text:p>17.80336</text:p>
          </table:table-cell>
          <table:table-cell office:value-type="float" office:value="19.15139" calcext:value-type="float">
            <text:p>19.15139</text:p>
          </table:table-cell>
          <table:table-cell office:value-type="float" office:value="16.698" calcext:value-type="float">
            <text:p>16.698</text:p>
          </table:table-cell>
          <table:table-cell office:value-type="float" office:value="9.677256" calcext:value-type="float">
            <text:p>9.677256</text:p>
          </table:table-cell>
          <table:table-cell office:value-type="float" office:value="4.597516" calcext:value-type="float">
            <text:p>4.597516</text:p>
          </table:table-cell>
          <table:table-cell office:value-type="float" office:value="1.430233" calcext:value-type="float">
            <text:p>1.430233</text:p>
          </table:table-cell>
          <table:table-cell office:value-type="float" office:value="6.922924" calcext:value-type="float">
            <text:p>6.922924</text:p>
          </table:table-cell>
          <table:table-cell office:value-type="float" office:value="0" calcext:value-type="float">
            <text:p>0</text:p>
          </table:table-cell>
          <table:table-cell office:value-type="float" office:value="-0.008564466" calcext:value-type="float">
            <text:p>-0.0085644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0" calcext:value-type="float">
            <text:p>13122000</text:p>
          </table:table-cell>
          <table:table-cell office:value-type="float" office:value="11.63233" calcext:value-type="float">
            <text:p>11.63233</text:p>
          </table:table-cell>
          <table:table-cell office:value-type="float" office:value="461.1978" calcext:value-type="float">
            <text:p>461.197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74776" calcext:value-type="float">
            <text:p>0.04474776</text:p>
          </table:table-cell>
          <table:table-cell office:value-type="float" office:value="9.71821" calcext:value-type="float">
            <text:p>9.71821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74195" calcext:value-type="float">
            <text:p>0.02574195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808374" calcext:value-type="float">
            <text:p>7.808374</text:p>
          </table:table-cell>
          <table:table-cell office:value-type="float" office:value="-0.07571318" calcext:value-type="float">
            <text:p>-0.07571318</text:p>
          </table:table-cell>
          <table:table-cell office:value-type="float" office:value="-1.026833" calcext:value-type="float">
            <text:p>-1.026833</text:p>
          </table:table-cell>
          <table:table-cell office:value-type="float" office:value="0.0005326407" calcext:value-type="float">
            <text:p>0.0005326407</text:p>
          </table:table-cell>
          <table:table-cell office:value-type="float" office:value="5.255955" calcext:value-type="float">
            <text:p>5.255955</text:p>
          </table:table-cell>
          <table:table-cell office:value-type="float" office:value="0.01233968" calcext:value-type="float">
            <text:p>0.01233968</text:p>
          </table:table-cell>
          <table:table-cell office:value-type="float" office:value="0.01632813" calcext:value-type="float">
            <text:p>0.01632813</text:p>
          </table:table-cell>
          <table:table-cell office:value-type="float" office:value="0.02441324" calcext:value-type="float">
            <text:p>0.02441324</text:p>
          </table:table-cell>
          <table:table-cell office:value-type="float" office:value="0.02183313" calcext:value-type="float">
            <text:p>0.02183313</text:p>
          </table:table-cell>
          <table:table-cell office:value-type="float" office:value="0.01434663" calcext:value-type="float">
            <text:p>0.01434663</text:p>
          </table:table-cell>
          <table:table-cell office:value-type="float" office:value="0.02223852" calcext:value-type="float">
            <text:p>0.02223852</text:p>
          </table:table-cell>
          <table:table-cell office:value-type="float" office:value="0.01922706" calcext:value-type="float">
            <text:p>0.01922706</text:p>
          </table:table-cell>
          <table:table-cell office:value-type="float" office:value="0.01640092" calcext:value-type="float">
            <text:p>0.01640092</text:p>
          </table:table-cell>
          <table:table-cell office:value-type="float" office:value="15.47108" calcext:value-type="float">
            <text:p>15.47108</text:p>
          </table:table-cell>
          <table:table-cell office:value-type="float" office:value="16.31345" calcext:value-type="float">
            <text:p>16.31345</text:p>
          </table:table-cell>
          <table:table-cell office:value-type="float" office:value="17.89153" calcext:value-type="float">
            <text:p>17.89153</text:p>
          </table:table-cell>
          <table:table-cell office:value-type="float" office:value="19.06337" calcext:value-type="float">
            <text:p>19.06337</text:p>
          </table:table-cell>
          <table:table-cell office:value-type="float" office:value="16.60016" calcext:value-type="float">
            <text:p>16.60016</text:p>
          </table:table-cell>
          <table:table-cell office:value-type="float" office:value="9.636031" calcext:value-type="float">
            <text:p>9.636031</text:p>
          </table:table-cell>
          <table:table-cell office:value-type="float" office:value="4.613121" calcext:value-type="float">
            <text:p>4.613121</text:p>
          </table:table-cell>
          <table:table-cell office:value-type="float" office:value="1.426324" calcext:value-type="float">
            <text:p>1.426324</text:p>
          </table:table-cell>
          <table:table-cell office:value-type="float" office:value="6.934515" calcext:value-type="float">
            <text:p>6.934515</text:p>
          </table:table-cell>
          <table:table-cell office:value-type="float" office:value="0" calcext:value-type="float">
            <text:p>0</text:p>
          </table:table-cell>
          <table:table-cell office:value-type="float" office:value="-0.00856536" calcext:value-type="float">
            <text:p>-0.008565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0" calcext:value-type="float">
            <text:p>14122000</text:p>
          </table:table-cell>
          <table:table-cell office:value-type="float" office:value="11.63254" calcext:value-type="float">
            <text:p>11.63254</text:p>
          </table:table-cell>
          <table:table-cell office:value-type="float" office:value="461.1948" calcext:value-type="float">
            <text:p>461.194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64179" calcext:value-type="float">
            <text:p>0.04464179</text:p>
          </table:table-cell>
          <table:table-cell office:value-type="float" office:value="9.712983" calcext:value-type="float">
            <text:p>9.712983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8271" calcext:value-type="float">
            <text:p>0.0258271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816024" calcext:value-type="float">
            <text:p>7.816024</text:p>
          </table:table-cell>
          <table:table-cell office:value-type="float" office:value="-0.07571371" calcext:value-type="float">
            <text:p>-0.07571371</text:p>
          </table:table-cell>
          <table:table-cell office:value-type="float" office:value="-1.026821" calcext:value-type="float">
            <text:p>-1.026821</text:p>
          </table:table-cell>
          <table:table-cell office:value-type="float" office:value="0.000537298" calcext:value-type="float">
            <text:p>0.000537298</text:p>
          </table:table-cell>
          <table:table-cell office:value-type="float" office:value="5.254735" calcext:value-type="float">
            <text:p>5.254735</text:p>
          </table:table-cell>
          <table:table-cell office:value-type="float" office:value="0.0123576" calcext:value-type="float">
            <text:p>0.0123576</text:p>
          </table:table-cell>
          <table:table-cell office:value-type="float" office:value="0.01588538" calcext:value-type="float">
            <text:p>0.01588538</text:p>
          </table:table-cell>
          <table:table-cell office:value-type="float" office:value="0.0241458" calcext:value-type="float">
            <text:p>0.0241458</text:p>
          </table:table-cell>
          <table:table-cell office:value-type="float" office:value="0.02161161" calcext:value-type="float">
            <text:p>0.02161161</text:p>
          </table:table-cell>
          <table:table-cell office:value-type="float" office:value="0.01421985" calcext:value-type="float">
            <text:p>0.01421985</text:p>
          </table:table-cell>
          <table:table-cell office:value-type="float" office:value="0.02203765" calcext:value-type="float">
            <text:p>0.02203765</text:p>
          </table:table-cell>
          <table:table-cell office:value-type="float" office:value="0.01926146" calcext:value-type="float">
            <text:p>0.01926146</text:p>
          </table:table-cell>
          <table:table-cell office:value-type="float" office:value="0.01640193" calcext:value-type="float">
            <text:p>0.01640193</text:p>
          </table:table-cell>
          <table:table-cell office:value-type="float" office:value="15.98559" calcext:value-type="float">
            <text:p>15.98559</text:p>
          </table:table-cell>
          <table:table-cell office:value-type="float" office:value="16.04809" calcext:value-type="float">
            <text:p>16.04809</text:p>
          </table:table-cell>
          <table:table-cell office:value-type="float" office:value="17.97831" calcext:value-type="float">
            <text:p>17.97831</text:p>
          </table:table-cell>
          <table:table-cell office:value-type="float" office:value="18.95867" calcext:value-type="float">
            <text:p>18.95867</text:p>
          </table:table-cell>
          <table:table-cell office:value-type="float" office:value="16.50091" calcext:value-type="float">
            <text:p>16.50091</text:p>
          </table:table-cell>
          <table:table-cell office:value-type="float" office:value="9.593522" calcext:value-type="float">
            <text:p>9.593522</text:p>
          </table:table-cell>
          <table:table-cell office:value-type="float" office:value="4.625356" calcext:value-type="float">
            <text:p>4.625356</text:p>
          </table:table-cell>
          <table:table-cell office:value-type="float" office:value="1.424184" calcext:value-type="float">
            <text:p>1.424184</text:p>
          </table:table-cell>
          <table:table-cell office:value-type="float" office:value="6.946544" calcext:value-type="float">
            <text:p>6.946544</text:p>
          </table:table-cell>
          <table:table-cell office:value-type="float" office:value="0" calcext:value-type="float">
            <text:p>0</text:p>
          </table:table-cell>
          <table:table-cell office:value-type="float" office:value="-0.008566254" calcext:value-type="float">
            <text:p>-0.0085662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11.63274" calcext:value-type="float">
            <text:p>11.63274</text:p>
          </table:table-cell>
          <table:table-cell office:value-type="float" office:value="461.1919" calcext:value-type="float">
            <text:p>461.191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54404" calcext:value-type="float">
            <text:p>0.04454404</text:p>
          </table:table-cell>
          <table:table-cell office:value-type="float" office:value="9.708337" calcext:value-type="float">
            <text:p>9.708337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90958" calcext:value-type="float">
            <text:p>0.02590958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823027" calcext:value-type="float">
            <text:p>7.823027</text:p>
          </table:table-cell>
          <table:table-cell office:value-type="float" office:value="-0.07571422" calcext:value-type="float">
            <text:p>-0.07571422</text:p>
          </table:table-cell>
          <table:table-cell office:value-type="float" office:value="-1.02681" calcext:value-type="float">
            <text:p>-1.02681</text:p>
          </table:table-cell>
          <table:table-cell office:value-type="float" office:value="0.0005419725" calcext:value-type="float">
            <text:p>0.0005419725</text:p>
          </table:table-cell>
          <table:table-cell office:value-type="float" office:value="5.253531" calcext:value-type="float">
            <text:p>5.253531</text:p>
          </table:table-cell>
          <table:table-cell office:value-type="float" office:value="0.01242044" calcext:value-type="float">
            <text:p>0.01242044</text:p>
          </table:table-cell>
          <table:table-cell office:value-type="float" office:value="0.01559293" calcext:value-type="float">
            <text:p>0.01559293</text:p>
          </table:table-cell>
          <table:table-cell office:value-type="float" office:value="0.02390673" calcext:value-type="float">
            <text:p>0.02390673</text:p>
          </table:table-cell>
          <table:table-cell office:value-type="float" office:value="0.021423" calcext:value-type="float">
            <text:p>0.021423</text:p>
          </table:table-cell>
          <table:table-cell office:value-type="float" office:value="0.01411626" calcext:value-type="float">
            <text:p>0.01411626</text:p>
          </table:table-cell>
          <table:table-cell office:value-type="float" office:value="0.02184935" calcext:value-type="float">
            <text:p>0.02184935</text:p>
          </table:table-cell>
          <table:table-cell office:value-type="float" office:value="0.01928655" calcext:value-type="float">
            <text:p>0.01928655</text:p>
          </table:table-cell>
          <table:table-cell office:value-type="float" office:value="0.01640949" calcext:value-type="float">
            <text:p>0.01640949</text:p>
          </table:table-cell>
          <table:table-cell office:value-type="float" office:value="16.81653" calcext:value-type="float">
            <text:p>16.81653</text:p>
          </table:table-cell>
          <table:table-cell office:value-type="float" office:value="15.93241" calcext:value-type="float">
            <text:p>15.93241</text:p>
          </table:table-cell>
          <table:table-cell office:value-type="float" office:value="18.05697" calcext:value-type="float">
            <text:p>18.05697</text:p>
          </table:table-cell>
          <table:table-cell office:value-type="float" office:value="18.87487" calcext:value-type="float">
            <text:p>18.87487</text:p>
          </table:table-cell>
          <table:table-cell office:value-type="float" office:value="16.39528" calcext:value-type="float">
            <text:p>16.39528</text:p>
          </table:table-cell>
          <table:table-cell office:value-type="float" office:value="9.54406" calcext:value-type="float">
            <text:p>9.54406</text:p>
          </table:table-cell>
          <table:table-cell office:value-type="float" office:value="4.638351" calcext:value-type="float">
            <text:p>4.638351</text:p>
          </table:table-cell>
          <table:table-cell office:value-type="float" office:value="1.423377" calcext:value-type="float">
            <text:p>1.423377</text:p>
          </table:table-cell>
          <table:table-cell office:value-type="float" office:value="6.956088" calcext:value-type="float">
            <text:p>6.956088</text:p>
          </table:table-cell>
          <table:table-cell office:value-type="float" office:value="0" calcext:value-type="float">
            <text:p>0</text:p>
          </table:table-cell>
          <table:table-cell office:value-type="float" office:value="-0.008567154" calcext:value-type="float">
            <text:p>-0.0085671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0" calcext:value-type="float">
            <text:p>16122000</text:p>
          </table:table-cell>
          <table:table-cell office:value-type="float" office:value="11.63295" calcext:value-type="float">
            <text:p>11.63295</text:p>
          </table:table-cell>
          <table:table-cell office:value-type="float" office:value="461.1889" calcext:value-type="float">
            <text:p>461.188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5245" calcext:value-type="float">
            <text:p>0.04445245</text:p>
          </table:table-cell>
          <table:table-cell office:value-type="float" office:value="9.703871" calcext:value-type="float">
            <text:p>9.703871</text:p>
          </table:table-cell>
          <table:table-cell office:value-type="float" office:value="0.0000879955" calcext:value-type="float">
            <text:p>8.79955E-05</text:p>
          </table:table-cell>
          <table:table-cell office:value-type="float" office:value="0.02599123" calcext:value-type="float">
            <text:p>0.02599123</text:p>
          </table:table-cell>
          <table:table-cell office:value-type="float" office:value="0.1912303" calcext:value-type="float">
            <text:p>0.1912303</text:p>
          </table:table-cell>
          <table:table-cell office:value-type="float" office:value="7.829761" calcext:value-type="float">
            <text:p>7.829761</text:p>
          </table:table-cell>
          <table:table-cell office:value-type="float" office:value="-0.07571492" calcext:value-type="float">
            <text:p>-0.07571492</text:p>
          </table:table-cell>
          <table:table-cell office:value-type="float" office:value="-1.026799" calcext:value-type="float">
            <text:p>-1.026799</text:p>
          </table:table-cell>
          <table:table-cell office:value-type="float" office:value="0.0005466978" calcext:value-type="float">
            <text:p>0.0005466978</text:p>
          </table:table-cell>
          <table:table-cell office:value-type="float" office:value="5.252352" calcext:value-type="float">
            <text:p>5.252352</text:p>
          </table:table-cell>
          <table:table-cell office:value-type="float" office:value="0.0124541" calcext:value-type="float">
            <text:p>0.0124541</text:p>
          </table:table-cell>
          <table:table-cell office:value-type="float" office:value="0.01540366" calcext:value-type="float">
            <text:p>0.01540366</text:p>
          </table:table-cell>
          <table:table-cell office:value-type="float" office:value="0.02368489" calcext:value-type="float">
            <text:p>0.02368489</text:p>
          </table:table-cell>
          <table:table-cell office:value-type="float" office:value="0.0212661" calcext:value-type="float">
            <text:p>0.0212661</text:p>
          </table:table-cell>
          <table:table-cell office:value-type="float" office:value="0.01403245" calcext:value-type="float">
            <text:p>0.01403245</text:p>
          </table:table-cell>
          <table:table-cell office:value-type="float" office:value="0.02168062" calcext:value-type="float">
            <text:p>0.02168062</text:p>
          </table:table-cell>
          <table:table-cell office:value-type="float" office:value="0.01930299" calcext:value-type="float">
            <text:p>0.01930299</text:p>
          </table:table-cell>
          <table:table-cell office:value-type="float" office:value="0.01641396" calcext:value-type="float">
            <text:p>0.01641396</text:p>
          </table:table-cell>
          <table:table-cell office:value-type="float" office:value="17.39844" calcext:value-type="float">
            <text:p>17.39844</text:p>
          </table:table-cell>
          <table:table-cell office:value-type="float" office:value="15.88748" calcext:value-type="float">
            <text:p>15.88748</text:p>
          </table:table-cell>
          <table:table-cell office:value-type="float" office:value="18.0834" calcext:value-type="float">
            <text:p>18.0834</text:p>
          </table:table-cell>
          <table:table-cell office:value-type="float" office:value="18.8055" calcext:value-type="float">
            <text:p>18.8055</text:p>
          </table:table-cell>
          <table:table-cell office:value-type="float" office:value="16.29837" calcext:value-type="float">
            <text:p>16.29837</text:p>
          </table:table-cell>
          <table:table-cell office:value-type="float" office:value="9.49694" calcext:value-type="float">
            <text:p>9.49694</text:p>
          </table:table-cell>
          <table:table-cell office:value-type="float" office:value="4.651493" calcext:value-type="float">
            <text:p>4.651493</text:p>
          </table:table-cell>
          <table:table-cell office:value-type="float" office:value="1.422364" calcext:value-type="float">
            <text:p>1.422364</text:p>
          </table:table-cell>
          <table:table-cell office:value-type="float" office:value="6.96656" calcext:value-type="float">
            <text:p>6.96656</text:p>
          </table:table-cell>
          <table:table-cell office:value-type="float" office:value="0" calcext:value-type="float">
            <text:p>0</text:p>
          </table:table-cell>
          <table:table-cell office:value-type="float" office:value="-0.008568086" calcext:value-type="float">
            <text:p>-0.0085680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0" calcext:value-type="float">
            <text:p>17122000</text:p>
          </table:table-cell>
          <table:table-cell office:value-type="float" office:value="11.63327" calcext:value-type="float">
            <text:p>11.63327</text:p>
          </table:table-cell>
          <table:table-cell office:value-type="float" office:value="461.186" calcext:value-type="float">
            <text:p>461.186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0572" calcext:value-type="float">
            <text:p>0.04440572</text:p>
          </table:table-cell>
          <table:table-cell office:value-type="float" office:value="9.623192" calcext:value-type="float">
            <text:p>9.623192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08998" calcext:value-type="float">
            <text:p>0.02608998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7.848493" calcext:value-type="float">
            <text:p>7.848493</text:p>
          </table:table-cell>
          <table:table-cell office:value-type="float" office:value="-0.07574656" calcext:value-type="float">
            <text:p>-0.07574656</text:p>
          </table:table-cell>
          <table:table-cell office:value-type="float" office:value="-1.026797" calcext:value-type="float">
            <text:p>-1.026797</text:p>
          </table:table-cell>
          <table:table-cell office:value-type="float" office:value="0.0005522346" calcext:value-type="float">
            <text:p>0.0005522346</text:p>
          </table:table-cell>
          <table:table-cell office:value-type="float" office:value="5.251434" calcext:value-type="float">
            <text:p>5.251434</text:p>
          </table:table-cell>
          <table:table-cell office:value-type="float" office:value="0.007114626" calcext:value-type="float">
            <text:p>0.007114626</text:p>
          </table:table-cell>
          <table:table-cell office:value-type="float" office:value="0.01526297" calcext:value-type="float">
            <text:p>0.01526297</text:p>
          </table:table-cell>
          <table:table-cell office:value-type="float" office:value="0.02363745" calcext:value-type="float">
            <text:p>0.02363745</text:p>
          </table:table-cell>
          <table:table-cell office:value-type="float" office:value="0.02137622" calcext:value-type="float">
            <text:p>0.02137622</text:p>
          </table:table-cell>
          <table:table-cell office:value-type="float" office:value="0.01497968" calcext:value-type="float">
            <text:p>0.01497968</text:p>
          </table:table-cell>
          <table:table-cell office:value-type="float" office:value="0.02228118" calcext:value-type="float">
            <text:p>0.02228118</text:p>
          </table:table-cell>
          <table:table-cell office:value-type="float" office:value="0.01829205" calcext:value-type="float">
            <text:p>0.01829205</text:p>
          </table:table-cell>
          <table:table-cell office:value-type="float" office:value="0.01644848" calcext:value-type="float">
            <text:p>0.01644848</text:p>
          </table:table-cell>
          <table:table-cell office:value-type="float" office:value="0.7585362" calcext:value-type="float">
            <text:p>0.7585362</text:p>
          </table:table-cell>
          <table:table-cell office:value-type="float" office:value="14.59887" calcext:value-type="float">
            <text:p>14.59887</text:p>
          </table:table-cell>
          <table:table-cell office:value-type="float" office:value="18.38604" calcext:value-type="float">
            <text:p>18.38604</text:p>
          </table:table-cell>
          <table:table-cell office:value-type="float" office:value="19.26532" calcext:value-type="float">
            <text:p>19.26532</text:p>
          </table:table-cell>
          <table:table-cell office:value-type="float" office:value="16.67362" calcext:value-type="float">
            <text:p>16.67362</text:p>
          </table:table-cell>
          <table:table-cell office:value-type="float" office:value="9.176806" calcext:value-type="float">
            <text:p>9.176806</text:p>
          </table:table-cell>
          <table:table-cell office:value-type="float" office:value="4.127502" calcext:value-type="float">
            <text:p>4.127502</text:p>
          </table:table-cell>
          <table:table-cell office:value-type="float" office:value="1.45176" calcext:value-type="float">
            <text:p>1.45176</text:p>
          </table:table-cell>
          <table:table-cell office:value-type="float" office:value="7.053334" calcext:value-type="float">
            <text:p>7.053334</text:p>
          </table:table-cell>
          <table:table-cell office:value-type="float" office:value="0" calcext:value-type="float">
            <text:p>0</text:p>
          </table:table-cell>
          <table:table-cell office:value-type="float" office:value="-0.008569001" calcext:value-type="float">
            <text:p>-0.008569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0" calcext:value-type="float">
            <text:p>18122000</text:p>
          </table:table-cell>
          <table:table-cell office:value-type="float" office:value="11.63361" calcext:value-type="float">
            <text:p>11.63361</text:p>
          </table:table-cell>
          <table:table-cell office:value-type="float" office:value="461.183" calcext:value-type="float">
            <text:p>461.183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3794" calcext:value-type="float">
            <text:p>0.04443794</text:p>
          </table:table-cell>
          <table:table-cell office:value-type="float" office:value="9.548222" calcext:value-type="float">
            <text:p>9.548222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24973" calcext:value-type="float">
            <text:p>0.02624973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7.925589" calcext:value-type="float">
            <text:p>7.925589</text:p>
          </table:table-cell>
          <table:table-cell office:value-type="float" office:value="-0.07575433" calcext:value-type="float">
            <text:p>-0.07575433</text:p>
          </table:table-cell>
          <table:table-cell office:value-type="float" office:value="-1.026786" calcext:value-type="float">
            <text:p>-1.026786</text:p>
          </table:table-cell>
          <table:table-cell office:value-type="float" office:value="0.0005588797" calcext:value-type="float">
            <text:p>0.0005588797</text:p>
          </table:table-cell>
          <table:table-cell office:value-type="float" office:value="5.25058" calcext:value-type="float">
            <text:p>5.25058</text:p>
          </table:table-cell>
          <table:table-cell office:value-type="float" office:value="0.008967284" calcext:value-type="float">
            <text:p>0.008967284</text:p>
          </table:table-cell>
          <table:table-cell office:value-type="float" office:value="0.01584493" calcext:value-type="float">
            <text:p>0.01584493</text:p>
          </table:table-cell>
          <table:table-cell office:value-type="float" office:value="0.0241594" calcext:value-type="float">
            <text:p>0.0241594</text:p>
          </table:table-cell>
          <table:table-cell office:value-type="float" office:value="0.02193299" calcext:value-type="float">
            <text:p>0.02193299</text:p>
          </table:table-cell>
          <table:table-cell office:value-type="float" office:value="0.01567753" calcext:value-type="float">
            <text:p>0.01567753</text:p>
          </table:table-cell>
          <table:table-cell office:value-type="float" office:value="0.02190876" calcext:value-type="float">
            <text:p>0.02190876</text:p>
          </table:table-cell>
          <table:table-cell office:value-type="float" office:value="0.01764979" calcext:value-type="float">
            <text:p>0.01764979</text:p>
          </table:table-cell>
          <table:table-cell office:value-type="float" office:value="0.01648671" calcext:value-type="float">
            <text:p>0.01648671</text:p>
          </table:table-cell>
          <table:table-cell office:value-type="float" office:value="5.779375" calcext:value-type="float">
            <text:p>5.779375</text:p>
          </table:table-cell>
          <table:table-cell office:value-type="float" office:value="14.13262" calcext:value-type="float">
            <text:p>14.13262</text:p>
          </table:table-cell>
          <table:table-cell office:value-type="float" office:value="19.57875" calcext:value-type="float">
            <text:p>19.57875</text:p>
          </table:table-cell>
          <table:table-cell office:value-type="float" office:value="19.88684" calcext:value-type="float">
            <text:p>19.88684</text:p>
          </table:table-cell>
          <table:table-cell office:value-type="float" office:value="15.31" calcext:value-type="float">
            <text:p>15.31</text:p>
          </table:table-cell>
          <table:table-cell office:value-type="float" office:value="7.809443" calcext:value-type="float">
            <text:p>7.809443</text:p>
          </table:table-cell>
          <table:table-cell office:value-type="float" office:value="3.605932" calcext:value-type="float">
            <text:p>3.605932</text:p>
          </table:table-cell>
          <table:table-cell office:value-type="float" office:value="1.480949" calcext:value-type="float">
            <text:p>1.480949</text:p>
          </table:table-cell>
          <table:table-cell office:value-type="float" office:value="7.0772" calcext:value-type="float">
            <text:p>7.0772</text:p>
          </table:table-cell>
          <table:table-cell office:value-type="float" office:value="0" calcext:value-type="float">
            <text:p>0</text:p>
          </table:table-cell>
          <table:table-cell office:value-type="float" office:value="-0.008569946" calcext:value-type="float">
            <text:p>-0.0085699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0" calcext:value-type="float">
            <text:p>19122000</text:p>
          </table:table-cell>
          <table:table-cell office:value-type="float" office:value="11.63399" calcext:value-type="float">
            <text:p>11.63399</text:p>
          </table:table-cell>
          <table:table-cell office:value-type="float" office:value="461.18" calcext:value-type="float">
            <text:p>461.1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39117" calcext:value-type="float">
            <text:p>0.04439117</text:p>
          </table:table-cell>
          <table:table-cell office:value-type="float" office:value="9.47638" calcext:value-type="float">
            <text:p>9.47638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40261" calcext:value-type="float">
            <text:p>0.02640261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7.99962" calcext:value-type="float">
            <text:p>7.99962</text:p>
          </table:table-cell>
          <table:table-cell office:value-type="float" office:value="-0.07575313" calcext:value-type="float">
            <text:p>-0.07575313</text:p>
          </table:table-cell>
          <table:table-cell office:value-type="float" office:value="-1.026775" calcext:value-type="float">
            <text:p>-1.026775</text:p>
          </table:table-cell>
          <table:table-cell office:value-type="float" office:value="0.0005662754" calcext:value-type="float">
            <text:p>0.0005662754</text:p>
          </table:table-cell>
          <table:table-cell office:value-type="float" office:value="5.249828" calcext:value-type="float">
            <text:p>5.249828</text:p>
          </table:table-cell>
          <table:table-cell office:value-type="float" office:value="0.01037227" calcext:value-type="float">
            <text:p>0.01037227</text:p>
          </table:table-cell>
          <table:table-cell office:value-type="float" office:value="0.0167521" calcext:value-type="float">
            <text:p>0.0167521</text:p>
          </table:table-cell>
          <table:table-cell office:value-type="float" office:value="0.02401524" calcext:value-type="float">
            <text:p>0.02401524</text:p>
          </table:table-cell>
          <table:table-cell office:value-type="float" office:value="0.02184745" calcext:value-type="float">
            <text:p>0.02184745</text:p>
          </table:table-cell>
          <table:table-cell office:value-type="float" office:value="0.01540018" calcext:value-type="float">
            <text:p>0.01540018</text:p>
          </table:table-cell>
          <table:table-cell office:value-type="float" office:value="0.02182758" calcext:value-type="float">
            <text:p>0.02182758</text:p>
          </table:table-cell>
          <table:table-cell office:value-type="float" office:value="0.01760144" calcext:value-type="float">
            <text:p>0.01760144</text:p>
          </table:table-cell>
          <table:table-cell office:value-type="float" office:value="0.01650546" calcext:value-type="float">
            <text:p>0.01650546</text:p>
          </table:table-cell>
          <table:table-cell office:value-type="float" office:value="10.59541" calcext:value-type="float">
            <text:p>10.59541</text:p>
          </table:table-cell>
          <table:table-cell office:value-type="float" office:value="14.78191" calcext:value-type="float">
            <text:p>14.78191</text:p>
          </table:table-cell>
          <table:table-cell office:value-type="float" office:value="19.44294" calcext:value-type="float">
            <text:p>19.44294</text:p>
          </table:table-cell>
          <table:table-cell office:value-type="float" office:value="19.34634" calcext:value-type="float">
            <text:p>19.34634</text:p>
          </table:table-cell>
          <table:table-cell office:value-type="float" office:value="14.56927" calcext:value-type="float">
            <text:p>14.56927</text:p>
          </table:table-cell>
          <table:table-cell office:value-type="float" office:value="7.404449" calcext:value-type="float">
            <text:p>7.404449</text:p>
          </table:table-cell>
          <table:table-cell office:value-type="float" office:value="3.466005" calcext:value-type="float">
            <text:p>3.466005</text:p>
          </table:table-cell>
          <table:table-cell office:value-type="float" office:value="1.497948" calcext:value-type="float">
            <text:p>1.497948</text:p>
          </table:table-cell>
          <table:table-cell office:value-type="float" office:value="7.093452" calcext:value-type="float">
            <text:p>7.093452</text:p>
          </table:table-cell>
          <table:table-cell office:value-type="float" office:value="0" calcext:value-type="float">
            <text:p>0</text:p>
          </table:table-cell>
          <table:table-cell office:value-type="float" office:value="-0.00857084" calcext:value-type="float">
            <text:p>-0.008570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0" calcext:value-type="float">
            <text:p>20122000</text:p>
          </table:table-cell>
          <table:table-cell office:value-type="float" office:value="11.63439" calcext:value-type="float">
            <text:p>11.63439</text:p>
          </table:table-cell>
          <table:table-cell office:value-type="float" office:value="461.1771" calcext:value-type="float">
            <text:p>461.177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3407" calcext:value-type="float">
            <text:p>0.0443407</text:p>
          </table:table-cell>
          <table:table-cell office:value-type="float" office:value="9.44151" calcext:value-type="float">
            <text:p>9.44151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50726" calcext:value-type="float">
            <text:p>0.02650726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36611" calcext:value-type="float">
            <text:p>8.036611</text:p>
          </table:table-cell>
          <table:table-cell office:value-type="float" office:value="-0.07575396" calcext:value-type="float">
            <text:p>-0.07575396</text:p>
          </table:table-cell>
          <table:table-cell office:value-type="float" office:value="-1.026764" calcext:value-type="float">
            <text:p>-1.026764</text:p>
          </table:table-cell>
          <table:table-cell office:value-type="float" office:value="0.0005738275" calcext:value-type="float">
            <text:p>0.0005738275</text:p>
          </table:table-cell>
          <table:table-cell office:value-type="float" office:value="5.249126" calcext:value-type="float">
            <text:p>5.249126</text:p>
          </table:table-cell>
          <table:table-cell office:value-type="float" office:value="0.01110318" calcext:value-type="float">
            <text:p>0.01110318</text:p>
          </table:table-cell>
          <table:table-cell office:value-type="float" office:value="0.01742326" calcext:value-type="float">
            <text:p>0.01742326</text:p>
          </table:table-cell>
          <table:table-cell office:value-type="float" office:value="0.02367635" calcext:value-type="float">
            <text:p>0.02367635</text:p>
          </table:table-cell>
          <table:table-cell office:value-type="float" office:value="0.0216153" calcext:value-type="float">
            <text:p>0.0216153</text:p>
          </table:table-cell>
          <table:table-cell office:value-type="float" office:value="0.01509006" calcext:value-type="float">
            <text:p>0.01509006</text:p>
          </table:table-cell>
          <table:table-cell office:value-type="float" office:value="0.02172496" calcext:value-type="float">
            <text:p>0.02172496</text:p>
          </table:table-cell>
          <table:table-cell office:value-type="float" office:value="0.0175715" calcext:value-type="float">
            <text:p>0.0175715</text:p>
          </table:table-cell>
          <table:table-cell office:value-type="float" office:value="0.01651582" calcext:value-type="float">
            <text:p>0.01651582</text:p>
          </table:table-cell>
          <table:table-cell office:value-type="float" office:value="12.60605" calcext:value-type="float">
            <text:p>12.60605</text:p>
          </table:table-cell>
          <table:table-cell office:value-type="float" office:value="15.32232" calcext:value-type="float">
            <text:p>15.32232</text:p>
          </table:table-cell>
          <table:table-cell office:value-type="float" office:value="18.94265" calcext:value-type="float">
            <text:p>18.94265</text:p>
          </table:table-cell>
          <table:table-cell office:value-type="float" office:value="18.87019" calcext:value-type="float">
            <text:p>18.87019</text:p>
          </table:table-cell>
          <table:table-cell office:value-type="float" office:value="14.18607" calcext:value-type="float">
            <text:p>14.18607</text:p>
          </table:table-cell>
          <table:table-cell office:value-type="float" office:value="7.20113" calcext:value-type="float">
            <text:p>7.20113</text:p>
          </table:table-cell>
          <table:table-cell office:value-type="float" office:value="3.365584" calcext:value-type="float">
            <text:p>3.365584</text:p>
          </table:table-cell>
          <table:table-cell office:value-type="float" office:value="1.509074" calcext:value-type="float">
            <text:p>1.509074</text:p>
          </table:table-cell>
          <table:table-cell office:value-type="float" office:value="7.130056" calcext:value-type="float">
            <text:p>7.130056</text:p>
          </table:table-cell>
          <table:table-cell office:value-type="float" office:value="0" calcext:value-type="float">
            <text:p>0</text:p>
          </table:table-cell>
          <table:table-cell office:value-type="float" office:value="-0.008571734" calcext:value-type="float">
            <text:p>-0.00857173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0" calcext:value-type="float">
            <text:p>21122000</text:p>
          </table:table-cell>
          <table:table-cell office:value-type="float" office:value="11.63477" calcext:value-type="float">
            <text:p>11.63477</text:p>
          </table:table-cell>
          <table:table-cell office:value-type="float" office:value="461.1743" calcext:value-type="float">
            <text:p>461.1743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35883" calcext:value-type="float">
            <text:p>0.04435883</text:p>
          </table:table-cell>
          <table:table-cell office:value-type="float" office:value="9.437003" calcext:value-type="float">
            <text:p>9.437003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54999" calcext:value-type="float">
            <text:p>0.02654999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43373" calcext:value-type="float">
            <text:p>8.043373</text:p>
          </table:table-cell>
          <table:table-cell office:value-type="float" office:value="-0.07577217" calcext:value-type="float">
            <text:p>-0.07577217</text:p>
          </table:table-cell>
          <table:table-cell office:value-type="float" office:value="-1.026752" calcext:value-type="float">
            <text:p>-1.026752</text:p>
          </table:table-cell>
          <table:table-cell office:value-type="float" office:value="0.000581113" calcext:value-type="float">
            <text:p>0.000581113</text:p>
          </table:table-cell>
          <table:table-cell office:value-type="float" office:value="5.248363" calcext:value-type="float">
            <text:p>5.248363</text:p>
          </table:table-cell>
          <table:table-cell office:value-type="float" office:value="0.01115223" calcext:value-type="float">
            <text:p>0.01115223</text:p>
          </table:table-cell>
          <table:table-cell office:value-type="float" office:value="0.01789543" calcext:value-type="float">
            <text:p>0.01789543</text:p>
          </table:table-cell>
          <table:table-cell office:value-type="float" office:value="0.02361055" calcext:value-type="float">
            <text:p>0.02361055</text:p>
          </table:table-cell>
          <table:table-cell office:value-type="float" office:value="0.0215653" calcext:value-type="float">
            <text:p>0.0215653</text:p>
          </table:table-cell>
          <table:table-cell office:value-type="float" office:value="0.01493218" calcext:value-type="float">
            <text:p>0.01493218</text:p>
          </table:table-cell>
          <table:table-cell office:value-type="float" office:value="0.02168248" calcext:value-type="float">
            <text:p>0.02168248</text:p>
          </table:table-cell>
          <table:table-cell office:value-type="float" office:value="0.01756783" calcext:value-type="float">
            <text:p>0.01756783</text:p>
          </table:table-cell>
          <table:table-cell office:value-type="float" office:value="0.01653281" calcext:value-type="float">
            <text:p>0.01653281</text:p>
          </table:table-cell>
          <table:table-cell office:value-type="float" office:value="13.10694" calcext:value-type="float">
            <text:p>13.10694</text:p>
          </table:table-cell>
          <table:table-cell office:value-type="float" office:value="15.90946" calcext:value-type="float">
            <text:p>15.90946</text:p>
          </table:table-cell>
          <table:table-cell office:value-type="float" office:value="18.78981" calcext:value-type="float">
            <text:p>18.78981</text:p>
          </table:table-cell>
          <table:table-cell office:value-type="float" office:value="18.63325" calcext:value-type="float">
            <text:p>18.63325</text:p>
          </table:table-cell>
          <table:table-cell office:value-type="float" office:value="13.95537" calcext:value-type="float">
            <text:p>13.95537</text:p>
          </table:table-cell>
          <table:table-cell office:value-type="float" office:value="7.055877" calcext:value-type="float">
            <text:p>7.055877</text:p>
          </table:table-cell>
          <table:table-cell office:value-type="float" office:value="3.288588" calcext:value-type="float">
            <text:p>3.288588</text:p>
          </table:table-cell>
          <table:table-cell office:value-type="float" office:value="1.518357" calcext:value-type="float">
            <text:p>1.518357</text:p>
          </table:table-cell>
          <table:table-cell office:value-type="float" office:value="7.157502" calcext:value-type="float">
            <text:p>7.157502</text:p>
          </table:table-cell>
          <table:table-cell office:value-type="float" office:value="0" calcext:value-type="float">
            <text:p>0</text:p>
          </table:table-cell>
          <table:table-cell office:value-type="float" office:value="-0.008572628" calcext:value-type="float">
            <text:p>-0.0085726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0" calcext:value-type="float">
            <text:p>22122000</text:p>
          </table:table-cell>
          <table:table-cell office:value-type="float" office:value="11.63512" calcext:value-type="float">
            <text:p>11.63512</text:p>
          </table:table-cell>
          <table:table-cell office:value-type="float" office:value="461.1714" calcext:value-type="float">
            <text:p>461.1714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0268" calcext:value-type="float">
            <text:p>0.04440268</text:p>
          </table:table-cell>
          <table:table-cell office:value-type="float" office:value="9.437794" calcext:value-type="float">
            <text:p>9.437794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58874" calcext:value-type="float">
            <text:p>0.02658874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44526" calcext:value-type="float">
            <text:p>8.044526</text:p>
          </table:table-cell>
          <table:table-cell office:value-type="float" office:value="-0.07578807" calcext:value-type="float">
            <text:p>-0.07578807</text:p>
          </table:table-cell>
          <table:table-cell office:value-type="float" office:value="-1.026741" calcext:value-type="float">
            <text:p>-1.026741</text:p>
          </table:table-cell>
          <table:table-cell office:value-type="float" office:value="0.0005881027" calcext:value-type="float">
            <text:p>0.0005881027</text:p>
          </table:table-cell>
          <table:table-cell office:value-type="float" office:value="5.247546" calcext:value-type="float">
            <text:p>5.247546</text:p>
          </table:table-cell>
          <table:table-cell office:value-type="float" office:value="0.01124411" calcext:value-type="float">
            <text:p>0.01124411</text:p>
          </table:table-cell>
          <table:table-cell office:value-type="float" office:value="0.01832436" calcext:value-type="float">
            <text:p>0.01832436</text:p>
          </table:table-cell>
          <table:table-cell office:value-type="float" office:value="0.0236633" calcext:value-type="float">
            <text:p>0.0236633</text:p>
          </table:table-cell>
          <table:table-cell office:value-type="float" office:value="0.02164749" calcext:value-type="float">
            <text:p>0.02164749</text:p>
          </table:table-cell>
          <table:table-cell office:value-type="float" office:value="0.01488461" calcext:value-type="float">
            <text:p>0.01488461</text:p>
          </table:table-cell>
          <table:table-cell office:value-type="float" office:value="0.02172619" calcext:value-type="float">
            <text:p>0.02172619</text:p>
          </table:table-cell>
          <table:table-cell office:value-type="float" office:value="0.017624" calcext:value-type="float">
            <text:p>0.017624</text:p>
          </table:table-cell>
          <table:table-cell office:value-type="float" office:value="0.0165495" calcext:value-type="float">
            <text:p>0.0165495</text:p>
          </table:table-cell>
          <table:table-cell office:value-type="float" office:value="13.76125" calcext:value-type="float">
            <text:p>13.76125</text:p>
          </table:table-cell>
          <table:table-cell office:value-type="float" office:value="16.8254" calcext:value-type="float">
            <text:p>16.8254</text:p>
          </table:table-cell>
          <table:table-cell office:value-type="float" office:value="18.64332" calcext:value-type="float">
            <text:p>18.64332</text:p>
          </table:table-cell>
          <table:table-cell office:value-type="float" office:value="18.42844" calcext:value-type="float">
            <text:p>18.42844</text:p>
          </table:table-cell>
          <table:table-cell office:value-type="float" office:value="13.78122" calcext:value-type="float">
            <text:p>13.78122</text:p>
          </table:table-cell>
          <table:table-cell office:value-type="float" office:value="6.953756" calcext:value-type="float">
            <text:p>6.953756</text:p>
          </table:table-cell>
          <table:table-cell office:value-type="float" office:value="3.241392" calcext:value-type="float">
            <text:p>3.241392</text:p>
          </table:table-cell>
          <table:table-cell office:value-type="float" office:value="1.524328" calcext:value-type="float">
            <text:p>1.524328</text:p>
          </table:table-cell>
          <table:table-cell office:value-type="float" office:value="7.177379" calcext:value-type="float">
            <text:p>7.177379</text:p>
          </table:table-cell>
          <table:table-cell office:value-type="float" office:value="0" calcext:value-type="float">
            <text:p>0</text:p>
          </table:table-cell>
          <table:table-cell office:value-type="float" office:value="-0.008573522" calcext:value-type="float">
            <text:p>-0.0085735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0" calcext:value-type="float">
            <text:p>23122000</text:p>
          </table:table-cell>
          <table:table-cell office:value-type="float" office:value="11.63547" calcext:value-type="float">
            <text:p>11.63547</text:p>
          </table:table-cell>
          <table:table-cell office:value-type="float" office:value="461.1686" calcext:value-type="float">
            <text:p>461.1686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5193" calcext:value-type="float">
            <text:p>0.04445193</text:p>
          </table:table-cell>
          <table:table-cell office:value-type="float" office:value="9.442377" calcext:value-type="float">
            <text:p>9.442377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62458" calcext:value-type="float">
            <text:p>0.02662458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41995" calcext:value-type="float">
            <text:p>8.041995</text:p>
          </table:table-cell>
          <table:table-cell office:value-type="float" office:value="-0.07580329" calcext:value-type="float">
            <text:p>-0.07580329</text:p>
          </table:table-cell>
          <table:table-cell office:value-type="float" office:value="-1.026729" calcext:value-type="float">
            <text:p>-1.026729</text:p>
          </table:table-cell>
          <table:table-cell office:value-type="float" office:value="0.0005949391" calcext:value-type="float">
            <text:p>0.0005949391</text:p>
          </table:table-cell>
          <table:table-cell office:value-type="float" office:value="5.246702" calcext:value-type="float">
            <text:p>5.246702</text:p>
          </table:table-cell>
          <table:table-cell office:value-type="float" office:value="0.01131348" calcext:value-type="float">
            <text:p>0.01131348</text:p>
          </table:table-cell>
          <table:table-cell office:value-type="float" office:value="0.01867297" calcext:value-type="float">
            <text:p>0.01867297</text:p>
          </table:table-cell>
          <table:table-cell office:value-type="float" office:value="0.02373099" calcext:value-type="float">
            <text:p>0.02373099</text:p>
          </table:table-cell>
          <table:table-cell office:value-type="float" office:value="0.02173862" calcext:value-type="float">
            <text:p>0.02173862</text:p>
          </table:table-cell>
          <table:table-cell office:value-type="float" office:value="0.01487421" calcext:value-type="float">
            <text:p>0.01487421</text:p>
          </table:table-cell>
          <table:table-cell office:value-type="float" office:value="0.02181221" calcext:value-type="float">
            <text:p>0.02181221</text:p>
          </table:table-cell>
          <table:table-cell office:value-type="float" office:value="0.01771474" calcext:value-type="float">
            <text:p>0.01771474</text:p>
          </table:table-cell>
          <table:table-cell office:value-type="float" office:value="0.01656473" calcext:value-type="float">
            <text:p>0.01656473</text:p>
          </table:table-cell>
          <table:table-cell office:value-type="float" office:value="14.37618" calcext:value-type="float">
            <text:p>14.37618</text:p>
          </table:table-cell>
          <table:table-cell office:value-type="float" office:value="17.84884" calcext:value-type="float">
            <text:p>17.84884</text:p>
          </table:table-cell>
          <table:table-cell office:value-type="float" office:value="18.51133" calcext:value-type="float">
            <text:p>18.51133</text:p>
          </table:table-cell>
          <table:table-cell office:value-type="float" office:value="18.19595" calcext:value-type="float">
            <text:p>18.19595</text:p>
          </table:table-cell>
          <table:table-cell office:value-type="float" office:value="13.62987" calcext:value-type="float">
            <text:p>13.62987</text:p>
          </table:table-cell>
          <table:table-cell office:value-type="float" office:value="6.887136" calcext:value-type="float">
            <text:p>6.887136</text:p>
          </table:table-cell>
          <table:table-cell office:value-type="float" office:value="3.213462" calcext:value-type="float">
            <text:p>3.213462</text:p>
          </table:table-cell>
          <table:table-cell office:value-type="float" office:value="1.526868" calcext:value-type="float">
            <text:p>1.526868</text:p>
          </table:table-cell>
          <table:table-cell office:value-type="float" office:value="7.195931" calcext:value-type="float">
            <text:p>7.195931</text:p>
          </table:table-cell>
          <table:table-cell office:value-type="float" office:value="0" calcext:value-type="float">
            <text:p>0</text:p>
          </table:table-cell>
          <table:table-cell office:value-type="float" office:value="-0.008574416" calcext:value-type="float">
            <text:p>-0.0085744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0" calcext:value-type="float">
            <text:p>24122000</text:p>
          </table:table-cell>
          <table:table-cell office:value-type="float" office:value="11.63581" calcext:value-type="float">
            <text:p>11.63581</text:p>
          </table:table-cell>
          <table:table-cell office:value-type="float" office:value="461.1658" calcext:value-type="float">
            <text:p>461.165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862" calcext:value-type="float">
            <text:p>0.0444862</text:p>
          </table:table-cell>
          <table:table-cell office:value-type="float" office:value="9.445709" calcext:value-type="float">
            <text:p>9.445709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66888" calcext:value-type="float">
            <text:p>0.02666888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40679" calcext:value-type="float">
            <text:p>8.040679</text:p>
          </table:table-cell>
          <table:table-cell office:value-type="float" office:value="-0.0758173" calcext:value-type="float">
            <text:p>-0.0758173</text:p>
          </table:table-cell>
          <table:table-cell office:value-type="float" office:value="-1.026718" calcext:value-type="float">
            <text:p>-1.026718</text:p>
          </table:table-cell>
          <table:table-cell office:value-type="float" office:value="0.0006015381" calcext:value-type="float">
            <text:p>0.0006015381</text:p>
          </table:table-cell>
          <table:table-cell office:value-type="float" office:value="5.245826" calcext:value-type="float">
            <text:p>5.245826</text:p>
          </table:table-cell>
          <table:table-cell office:value-type="float" office:value="0.01137116" calcext:value-type="float">
            <text:p>0.01137116</text:p>
          </table:table-cell>
          <table:table-cell office:value-type="float" office:value="0.01899966" calcext:value-type="float">
            <text:p>0.01899966</text:p>
          </table:table-cell>
          <table:table-cell office:value-type="float" office:value="0.02371692" calcext:value-type="float">
            <text:p>0.02371692</text:p>
          </table:table-cell>
          <table:table-cell office:value-type="float" office:value="0.02180674" calcext:value-type="float">
            <text:p>0.02180674</text:p>
          </table:table-cell>
          <table:table-cell office:value-type="float" office:value="0.01488394" calcext:value-type="float">
            <text:p>0.01488394</text:p>
          </table:table-cell>
          <table:table-cell office:value-type="float" office:value="0.02189289" calcext:value-type="float">
            <text:p>0.02189289</text:p>
          </table:table-cell>
          <table:table-cell office:value-type="float" office:value="0.01781904" calcext:value-type="float">
            <text:p>0.01781904</text:p>
          </table:table-cell>
          <table:table-cell office:value-type="float" office:value="0.01657721" calcext:value-type="float">
            <text:p>0.01657721</text:p>
          </table:table-cell>
          <table:table-cell office:value-type="float" office:value="14.8611" calcext:value-type="float">
            <text:p>14.8611</text:p>
          </table:table-cell>
          <table:table-cell office:value-type="float" office:value="19.07368" calcext:value-type="float">
            <text:p>19.07368</text:p>
          </table:table-cell>
          <table:table-cell office:value-type="float" office:value="18.29937" calcext:value-type="float">
            <text:p>18.29937</text:p>
          </table:table-cell>
          <table:table-cell office:value-type="float" office:value="17.97838" calcext:value-type="float">
            <text:p>17.97838</text:p>
          </table:table-cell>
          <table:table-cell office:value-type="float" office:value="13.49446" calcext:value-type="float">
            <text:p>13.49446</text:p>
          </table:table-cell>
          <table:table-cell office:value-type="float" office:value="6.829037" calcext:value-type="float">
            <text:p>6.829037</text:p>
          </table:table-cell>
          <table:table-cell office:value-type="float" office:value="3.194965" calcext:value-type="float">
            <text:p>3.194965</text:p>
          </table:table-cell>
          <table:table-cell office:value-type="float" office:value="1.526992" calcext:value-type="float">
            <text:p>1.526992</text:p>
          </table:table-cell>
          <table:table-cell office:value-type="float" office:value="7.213915" calcext:value-type="float">
            <text:p>7.213915</text:p>
          </table:table-cell>
          <table:table-cell office:value-type="float" office:value="0" calcext:value-type="float">
            <text:p>0</text:p>
          </table:table-cell>
          <table:table-cell office:value-type="float" office:value="-0.00857531" calcext:value-type="float">
            <text:p>-0.008575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0" calcext:value-type="float">
            <text:p>25122000</text:p>
          </table:table-cell>
          <table:table-cell office:value-type="float" office:value="11.63613" calcext:value-type="float">
            <text:p>11.63613</text:p>
          </table:table-cell>
          <table:table-cell office:value-type="float" office:value="461.1629" calcext:value-type="float">
            <text:p>461.1629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42364" calcext:value-type="float">
            <text:p>0.04442364</text:p>
          </table:table-cell>
          <table:table-cell office:value-type="float" office:value="9.43614" calcext:value-type="float">
            <text:p>9.43614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76683" calcext:value-type="float">
            <text:p>0.02676683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52341" calcext:value-type="float">
            <text:p>8.052341</text:p>
          </table:table-cell>
          <table:table-cell office:value-type="float" office:value="-0.0758178" calcext:value-type="float">
            <text:p>-0.0758178</text:p>
          </table:table-cell>
          <table:table-cell office:value-type="float" office:value="-1.026706" calcext:value-type="float">
            <text:p>-1.026706</text:p>
          </table:table-cell>
          <table:table-cell office:value-type="float" office:value="0.0006079216" calcext:value-type="float">
            <text:p>0.0006079216</text:p>
          </table:table-cell>
          <table:table-cell office:value-type="float" office:value="5.244925" calcext:value-type="float">
            <text:p>5.244925</text:p>
          </table:table-cell>
          <table:table-cell office:value-type="float" office:value="0.01143105" calcext:value-type="float">
            <text:p>0.01143105</text:p>
          </table:table-cell>
          <table:table-cell office:value-type="float" office:value="0.01894349" calcext:value-type="float">
            <text:p>0.01894349</text:p>
          </table:table-cell>
          <table:table-cell office:value-type="float" office:value="0.02362095" calcext:value-type="float">
            <text:p>0.02362095</text:p>
          </table:table-cell>
          <table:table-cell office:value-type="float" office:value="0.02170121" calcext:value-type="float">
            <text:p>0.02170121</text:p>
          </table:table-cell>
          <table:table-cell office:value-type="float" office:value="0.01477865" calcext:value-type="float">
            <text:p>0.01477865</text:p>
          </table:table-cell>
          <table:table-cell office:value-type="float" office:value="0.02185842" calcext:value-type="float">
            <text:p>0.02185842</text:p>
          </table:table-cell>
          <table:table-cell office:value-type="float" office:value="0.01791399" calcext:value-type="float">
            <text:p>0.01791399</text:p>
          </table:table-cell>
          <table:table-cell office:value-type="float" office:value="0.01656789" calcext:value-type="float">
            <text:p>0.01656789</text:p>
          </table:table-cell>
          <table:table-cell office:value-type="float" office:value="15.4934" calcext:value-type="float">
            <text:p>15.4934</text:p>
          </table:table-cell>
          <table:table-cell office:value-type="float" office:value="19.82676" calcext:value-type="float">
            <text:p>19.82676</text:p>
          </table:table-cell>
          <table:table-cell office:value-type="float" office:value="18.28074" calcext:value-type="float">
            <text:p>18.28074</text:p>
          </table:table-cell>
          <table:table-cell office:value-type="float" office:value="17.74261" calcext:value-type="float">
            <text:p>17.74261</text:p>
          </table:table-cell>
          <table:table-cell office:value-type="float" office:value="13.33131" calcext:value-type="float">
            <text:p>13.33131</text:p>
          </table:table-cell>
          <table:table-cell office:value-type="float" office:value="6.776602" calcext:value-type="float">
            <text:p>6.776602</text:p>
          </table:table-cell>
          <table:table-cell office:value-type="float" office:value="3.180934" calcext:value-type="float">
            <text:p>3.180934</text:p>
          </table:table-cell>
          <table:table-cell office:value-type="float" office:value="1.522913" calcext:value-type="float">
            <text:p>1.522913</text:p>
          </table:table-cell>
          <table:table-cell office:value-type="float" office:value="7.230467" calcext:value-type="float">
            <text:p>7.230467</text:p>
          </table:table-cell>
          <table:table-cell office:value-type="float" office:value="0" calcext:value-type="float">
            <text:p>0</text:p>
          </table:table-cell>
          <table:table-cell office:value-type="float" office:value="-0.008576204" calcext:value-type="float">
            <text:p>-0.0085762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0" calcext:value-type="float">
            <text:p>26122000</text:p>
          </table:table-cell>
          <table:table-cell office:value-type="float" office:value="11.63643" calcext:value-type="float">
            <text:p>11.63643</text:p>
          </table:table-cell>
          <table:table-cell office:value-type="float" office:value="461.1601" calcext:value-type="float">
            <text:p>461.160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34135" calcext:value-type="float">
            <text:p>0.04434135</text:p>
          </table:table-cell>
          <table:table-cell office:value-type="float" office:value="9.429308" calcext:value-type="float">
            <text:p>9.429308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85886" calcext:value-type="float">
            <text:p>0.02685886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61335" calcext:value-type="float">
            <text:p>8.061335</text:p>
          </table:table-cell>
          <table:table-cell office:value-type="float" office:value="-0.07581755" calcext:value-type="float">
            <text:p>-0.07581755</text:p>
          </table:table-cell>
          <table:table-cell office:value-type="float" office:value="-1.026695" calcext:value-type="float">
            <text:p>-1.026695</text:p>
          </table:table-cell>
          <table:table-cell office:value-type="float" office:value="0.0006137381" calcext:value-type="float">
            <text:p>0.0006137381</text:p>
          </table:table-cell>
          <table:table-cell office:value-type="float" office:value="5.243959" calcext:value-type="float">
            <text:p>5.243959</text:p>
          </table:table-cell>
          <table:table-cell office:value-type="float" office:value="0.01151046" calcext:value-type="float">
            <text:p>0.01151046</text:p>
          </table:table-cell>
          <table:table-cell office:value-type="float" office:value="0.0184159" calcext:value-type="float">
            <text:p>0.0184159</text:p>
          </table:table-cell>
          <table:table-cell office:value-type="float" office:value="0.02347025" calcext:value-type="float">
            <text:p>0.02347025</text:p>
          </table:table-cell>
          <table:table-cell office:value-type="float" office:value="0.02154984" calcext:value-type="float">
            <text:p>0.02154984</text:p>
          </table:table-cell>
          <table:table-cell office:value-type="float" office:value="0.01465405" calcext:value-type="float">
            <text:p>0.01465405</text:p>
          </table:table-cell>
          <table:table-cell office:value-type="float" office:value="0.02177442" calcext:value-type="float">
            <text:p>0.02177442</text:p>
          </table:table-cell>
          <table:table-cell office:value-type="float" office:value="0.01799509" calcext:value-type="float">
            <text:p>0.01799509</text:p>
          </table:table-cell>
          <table:table-cell office:value-type="float" office:value="0.0165556" calcext:value-type="float">
            <text:p>0.0165556</text:p>
          </table:table-cell>
          <table:table-cell office:value-type="float" office:value="16.19023" calcext:value-type="float">
            <text:p>16.19023</text:p>
          </table:table-cell>
          <table:table-cell office:value-type="float" office:value="19.77058" calcext:value-type="float">
            <text:p>19.77058</text:p>
          </table:table-cell>
          <table:table-cell office:value-type="float" office:value="18.29973" calcext:value-type="float">
            <text:p>18.29973</text:p>
          </table:table-cell>
          <table:table-cell office:value-type="float" office:value="17.59463" calcext:value-type="float">
            <text:p>17.59463</text:p>
          </table:table-cell>
          <table:table-cell office:value-type="float" office:value="13.20557" calcext:value-type="float">
            <text:p>13.20557</text:p>
          </table:table-cell>
          <table:table-cell office:value-type="float" office:value="6.739085" calcext:value-type="float">
            <text:p>6.739085</text:p>
          </table:table-cell>
          <table:table-cell office:value-type="float" office:value="3.173212" calcext:value-type="float">
            <text:p>3.173212</text:p>
          </table:table-cell>
          <table:table-cell office:value-type="float" office:value="1.518895" calcext:value-type="float">
            <text:p>1.518895</text:p>
          </table:table-cell>
          <table:table-cell office:value-type="float" office:value="7.248013" calcext:value-type="float">
            <text:p>7.248013</text:p>
          </table:table-cell>
          <table:table-cell office:value-type="float" office:value="0" calcext:value-type="float">
            <text:p>0</text:p>
          </table:table-cell>
          <table:table-cell office:value-type="float" office:value="-0.008577098" calcext:value-type="float">
            <text:p>-0.00857709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11.63668" calcext:value-type="float">
            <text:p>11.63668</text:p>
          </table:table-cell>
          <table:table-cell office:value-type="float" office:value="461.1573" calcext:value-type="float">
            <text:p>461.1573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25183" calcext:value-type="float">
            <text:p>0.04425183</text:p>
          </table:table-cell>
          <table:table-cell office:value-type="float" office:value="9.423162" calcext:value-type="float">
            <text:p>9.423162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694862" calcext:value-type="float">
            <text:p>0.02694862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69711" calcext:value-type="float">
            <text:p>8.069711</text:p>
          </table:table-cell>
          <table:table-cell office:value-type="float" office:value="-0.07581753" calcext:value-type="float">
            <text:p>-0.07581753</text:p>
          </table:table-cell>
          <table:table-cell office:value-type="float" office:value="-1.026683" calcext:value-type="float">
            <text:p>-1.026683</text:p>
          </table:table-cell>
          <table:table-cell office:value-type="float" office:value="0.0006189132" calcext:value-type="float">
            <text:p>0.0006189132</text:p>
          </table:table-cell>
          <table:table-cell office:value-type="float" office:value="5.24292" calcext:value-type="float">
            <text:p>5.24292</text:p>
          </table:table-cell>
          <table:table-cell office:value-type="float" office:value="0.01161756" calcext:value-type="float">
            <text:p>0.01161756</text:p>
          </table:table-cell>
          <table:table-cell office:value-type="float" office:value="0.01770037" calcext:value-type="float">
            <text:p>0.01770037</text:p>
          </table:table-cell>
          <table:table-cell office:value-type="float" office:value="0.02330835" calcext:value-type="float">
            <text:p>0.02330835</text:p>
          </table:table-cell>
          <table:table-cell office:value-type="float" office:value="0.02138892" calcext:value-type="float">
            <text:p>0.02138892</text:p>
          </table:table-cell>
          <table:table-cell office:value-type="float" office:value="0.01453525" calcext:value-type="float">
            <text:p>0.01453525</text:p>
          </table:table-cell>
          <table:table-cell office:value-type="float" office:value="0.02166295" calcext:value-type="float">
            <text:p>0.02166295</text:p>
          </table:table-cell>
          <table:table-cell office:value-type="float" office:value="0.01806727" calcext:value-type="float">
            <text:p>0.01806727</text:p>
          </table:table-cell>
          <table:table-cell office:value-type="float" office:value="0.01654162" calcext:value-type="float">
            <text:p>0.01654162</text:p>
          </table:table-cell>
          <table:table-cell office:value-type="float" office:value="17.21002" calcext:value-type="float">
            <text:p>17.21002</text:p>
          </table:table-cell>
          <table:table-cell office:value-type="float" office:value="19.44062" calcext:value-type="float">
            <text:p>19.44062</text:p>
          </table:table-cell>
          <table:table-cell office:value-type="float" office:value="18.33077" calcext:value-type="float">
            <text:p>18.33077</text:p>
          </table:table-cell>
          <table:table-cell office:value-type="float" office:value="17.45323" calcext:value-type="float">
            <text:p>17.45323</text:p>
          </table:table-cell>
          <table:table-cell office:value-type="float" office:value="13.09326" calcext:value-type="float">
            <text:p>13.09326</text:p>
          </table:table-cell>
          <table:table-cell office:value-type="float" office:value="6.701097" calcext:value-type="float">
            <text:p>6.701097</text:p>
          </table:table-cell>
          <table:table-cell office:value-type="float" office:value="3.169918" calcext:value-type="float">
            <text:p>3.169918</text:p>
          </table:table-cell>
          <table:table-cell office:value-type="float" office:value="1.515477" calcext:value-type="float">
            <text:p>1.515477</text:p>
          </table:table-cell>
          <table:table-cell office:value-type="float" office:value="7.264811" calcext:value-type="float">
            <text:p>7.264811</text:p>
          </table:table-cell>
          <table:table-cell office:value-type="float" office:value="0" calcext:value-type="float">
            <text:p>0</text:p>
          </table:table-cell>
          <table:table-cell office:value-type="float" office:value="-0.008577992" calcext:value-type="float">
            <text:p>-0.0085779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11.63691" calcext:value-type="float">
            <text:p>11.63691</text:p>
          </table:table-cell>
          <table:table-cell office:value-type="float" office:value="461.1545" calcext:value-type="float">
            <text:p>461.1545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16268" calcext:value-type="float">
            <text:p>0.04416268</text:p>
          </table:table-cell>
          <table:table-cell office:value-type="float" office:value="9.417518" calcext:value-type="float">
            <text:p>9.417518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703632" calcext:value-type="float">
            <text:p>0.02703632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77571" calcext:value-type="float">
            <text:p>8.077571</text:p>
          </table:table-cell>
          <table:table-cell office:value-type="float" office:value="-0.07581798" calcext:value-type="float">
            <text:p>-0.07581798</text:p>
          </table:table-cell>
          <table:table-cell office:value-type="float" office:value="-1.026672" calcext:value-type="float">
            <text:p>-1.026672</text:p>
          </table:table-cell>
          <table:table-cell office:value-type="float" office:value="0.0006235932" calcext:value-type="float">
            <text:p>0.0006235932</text:p>
          </table:table-cell>
          <table:table-cell office:value-type="float" office:value="5.241823" calcext:value-type="float">
            <text:p>5.241823</text:p>
          </table:table-cell>
          <table:table-cell office:value-type="float" office:value="0.01176404" calcext:value-type="float">
            <text:p>0.01176404</text:p>
          </table:table-cell>
          <table:table-cell office:value-type="float" office:value="0.01698021" calcext:value-type="float">
            <text:p>0.01698021</text:p>
          </table:table-cell>
          <table:table-cell office:value-type="float" office:value="0.02315571" calcext:value-type="float">
            <text:p>0.02315571</text:p>
          </table:table-cell>
          <table:table-cell office:value-type="float" office:value="0.02124506" calcext:value-type="float">
            <text:p>0.02124506</text:p>
          </table:table-cell>
          <table:table-cell office:value-type="float" office:value="0.0144323" calcext:value-type="float">
            <text:p>0.0144323</text:p>
          </table:table-cell>
          <table:table-cell office:value-type="float" office:value="0.02154107" calcext:value-type="float">
            <text:p>0.02154107</text:p>
          </table:table-cell>
          <table:table-cell office:value-type="float" office:value="0.01813193" calcext:value-type="float">
            <text:p>0.01813193</text:p>
          </table:table-cell>
          <table:table-cell office:value-type="float" office:value="0.01652661" calcext:value-type="float">
            <text:p>0.01652661</text:p>
          </table:table-cell>
          <table:table-cell office:value-type="float" office:value="18.51487" calcext:value-type="float">
            <text:p>18.51487</text:p>
          </table:table-cell>
          <table:table-cell office:value-type="float" office:value="19.00885" calcext:value-type="float">
            <text:p>19.00885</text:p>
          </table:table-cell>
          <table:table-cell office:value-type="float" office:value="18.36435" calcext:value-type="float">
            <text:p>18.36435</text:p>
          </table:table-cell>
          <table:table-cell office:value-type="float" office:value="17.32703" calcext:value-type="float">
            <text:p>17.32703</text:p>
          </table:table-cell>
          <table:table-cell office:value-type="float" office:value="12.98985" calcext:value-type="float">
            <text:p>12.98985</text:p>
          </table:table-cell>
          <table:table-cell office:value-type="float" office:value="6.664793" calcext:value-type="float">
            <text:p>6.664793</text:p>
          </table:table-cell>
          <table:table-cell office:value-type="float" office:value="3.169672" calcext:value-type="float">
            <text:p>3.169672</text:p>
          </table:table-cell>
          <table:table-cell office:value-type="float" office:value="1.512524" calcext:value-type="float">
            <text:p>1.512524</text:p>
          </table:table-cell>
          <table:table-cell office:value-type="float" office:value="7.279835" calcext:value-type="float">
            <text:p>7.279835</text:p>
          </table:table-cell>
          <table:table-cell office:value-type="float" office:value="0" calcext:value-type="float">
            <text:p>0</text:p>
          </table:table-cell>
          <table:table-cell office:value-type="float" office:value="-0.008578886" calcext:value-type="float">
            <text:p>-0.00857888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0" calcext:value-type="float">
            <text:p>29122000</text:p>
          </table:table-cell>
          <table:table-cell office:value-type="float" office:value="11.63712" calcext:value-type="float">
            <text:p>11.63712</text:p>
          </table:table-cell>
          <table:table-cell office:value-type="float" office:value="461.1518" calcext:value-type="float">
            <text:p>461.1518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407702" calcext:value-type="float">
            <text:p>0.04407702</text:p>
          </table:table-cell>
          <table:table-cell office:value-type="float" office:value="9.4126" calcext:value-type="float">
            <text:p>9.4126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712128" calcext:value-type="float">
            <text:p>0.02712128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8473" calcext:value-type="float">
            <text:p>8.08473</text:p>
          </table:table-cell>
          <table:table-cell office:value-type="float" office:value="-0.07581829" calcext:value-type="float">
            <text:p>-0.07581829</text:p>
          </table:table-cell>
          <table:table-cell office:value-type="float" office:value="-1.026661" calcext:value-type="float">
            <text:p>-1.026661</text:p>
          </table:table-cell>
          <table:table-cell office:value-type="float" office:value="0.0006278581" calcext:value-type="float">
            <text:p>0.0006278581</text:p>
          </table:table-cell>
          <table:table-cell office:value-type="float" office:value="5.240664" calcext:value-type="float">
            <text:p>5.240664</text:p>
          </table:table-cell>
          <table:table-cell office:value-type="float" office:value="0.0118927" calcext:value-type="float">
            <text:p>0.0118927</text:p>
          </table:table-cell>
          <table:table-cell office:value-type="float" office:value="0.01633301" calcext:value-type="float">
            <text:p>0.01633301</text:p>
          </table:table-cell>
          <table:table-cell office:value-type="float" office:value="0.02301325" calcext:value-type="float">
            <text:p>0.02301325</text:p>
          </table:table-cell>
          <table:table-cell office:value-type="float" office:value="0.02111811" calcext:value-type="float">
            <text:p>0.02111811</text:p>
          </table:table-cell>
          <table:table-cell office:value-type="float" office:value="0.01434853" calcext:value-type="float">
            <text:p>0.01434853</text:p>
          </table:table-cell>
          <table:table-cell office:value-type="float" office:value="0.02142789" calcext:value-type="float">
            <text:p>0.02142789</text:p>
          </table:table-cell>
          <table:table-cell office:value-type="float" office:value="0.01819347" calcext:value-type="float">
            <text:p>0.01819347</text:p>
          </table:table-cell>
          <table:table-cell office:value-type="float" office:value="0.01650985" calcext:value-type="float">
            <text:p>0.01650985</text:p>
          </table:table-cell>
          <table:table-cell office:value-type="float" office:value="19.81195" calcext:value-type="float">
            <text:p>19.81195</text:p>
          </table:table-cell>
          <table:table-cell office:value-type="float" office:value="18.59659" calcext:value-type="float">
            <text:p>18.59659</text:p>
          </table:table-cell>
          <table:table-cell office:value-type="float" office:value="18.41908" calcext:value-type="float">
            <text:p>18.41908</text:p>
          </table:table-cell>
          <table:table-cell office:value-type="float" office:value="17.20848" calcext:value-type="float">
            <text:p>17.20848</text:p>
          </table:table-cell>
          <table:table-cell office:value-type="float" office:value="12.89273" calcext:value-type="float">
            <text:p>12.89273</text:p>
          </table:table-cell>
          <table:table-cell office:value-type="float" office:value="6.632454" calcext:value-type="float">
            <text:p>6.632454</text:p>
          </table:table-cell>
          <table:table-cell office:value-type="float" office:value="3.172169" calcext:value-type="float">
            <text:p>3.172169</text:p>
          </table:table-cell>
          <table:table-cell office:value-type="float" office:value="1.510102" calcext:value-type="float">
            <text:p>1.510102</text:p>
          </table:table-cell>
          <table:table-cell office:value-type="float" office:value="7.293365" calcext:value-type="float">
            <text:p>7.293365</text:p>
          </table:table-cell>
          <table:table-cell office:value-type="float" office:value="0" calcext:value-type="float">
            <text:p>0</text:p>
          </table:table-cell>
          <table:table-cell office:value-type="float" office:value="-0.00857978" calcext:value-type="float">
            <text:p>-0.008579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0" calcext:value-type="float">
            <text:p>30122000</text:p>
          </table:table-cell>
          <table:table-cell office:value-type="float" office:value="11.63732" calcext:value-type="float">
            <text:p>11.63732</text:p>
          </table:table-cell>
          <table:table-cell office:value-type="float" office:value="461.1491" calcext:value-type="float">
            <text:p>461.1491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99554" calcext:value-type="float">
            <text:p>0.04399554</text:p>
          </table:table-cell>
          <table:table-cell office:value-type="float" office:value="9.408327" calcext:value-type="float">
            <text:p>9.408327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720356" calcext:value-type="float">
            <text:p>0.02720356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91181" calcext:value-type="float">
            <text:p>8.091181</text:p>
          </table:table-cell>
          <table:table-cell office:value-type="float" office:value="-0.07581879" calcext:value-type="float">
            <text:p>-0.07581879</text:p>
          </table:table-cell>
          <table:table-cell office:value-type="float" office:value="-1.026649" calcext:value-type="float">
            <text:p>-1.026649</text:p>
          </table:table-cell>
          <table:table-cell office:value-type="float" office:value="0.0006319511" calcext:value-type="float">
            <text:p>0.0006319511</text:p>
          </table:table-cell>
          <table:table-cell office:value-type="float" office:value="5.239495" calcext:value-type="float">
            <text:p>5.239495</text:p>
          </table:table-cell>
          <table:table-cell office:value-type="float" office:value="0.011995" calcext:value-type="float">
            <text:p>0.011995</text:p>
          </table:table-cell>
          <table:table-cell office:value-type="float" office:value="0.01584621" calcext:value-type="float">
            <text:p>0.01584621</text:p>
          </table:table-cell>
          <table:table-cell office:value-type="float" office:value="0.02287498" calcext:value-type="float">
            <text:p>0.02287498</text:p>
          </table:table-cell>
          <table:table-cell office:value-type="float" office:value="0.02098764" calcext:value-type="float">
            <text:p>0.02098764</text:p>
          </table:table-cell>
          <table:table-cell office:value-type="float" office:value="0.01427444" calcext:value-type="float">
            <text:p>0.01427444</text:p>
          </table:table-cell>
          <table:table-cell office:value-type="float" office:value="0.02131392" calcext:value-type="float">
            <text:p>0.02131392</text:p>
          </table:table-cell>
          <table:table-cell office:value-type="float" office:value="0.01824362" calcext:value-type="float">
            <text:p>0.01824362</text:p>
          </table:table-cell>
          <table:table-cell office:value-type="float" office:value="0.01650203" calcext:value-type="float">
            <text:p>0.01650203</text:p>
          </table:table-cell>
          <table:table-cell office:value-type="float" office:value="20.96111" calcext:value-type="float">
            <text:p>20.96111</text:p>
          </table:table-cell>
          <table:table-cell office:value-type="float" office:value="18.31909" calcext:value-type="float">
            <text:p>18.31909</text:p>
          </table:table-cell>
          <table:table-cell office:value-type="float" office:value="18.51677" calcext:value-type="float">
            <text:p>18.51677</text:p>
          </table:table-cell>
          <table:table-cell office:value-type="float" office:value="17.07154" calcext:value-type="float">
            <text:p>17.07154</text:p>
          </table:table-cell>
          <table:table-cell office:value-type="float" office:value="12.78839" calcext:value-type="float">
            <text:p>12.78839</text:p>
          </table:table-cell>
          <table:table-cell office:value-type="float" office:value="6.598073" calcext:value-type="float">
            <text:p>6.598073</text:p>
          </table:table-cell>
          <table:table-cell office:value-type="float" office:value="3.174423" calcext:value-type="float">
            <text:p>3.174423</text:p>
          </table:table-cell>
          <table:table-cell office:value-type="float" office:value="1.509355" calcext:value-type="float">
            <text:p>1.509355</text:p>
          </table:table-cell>
          <table:table-cell office:value-type="float" office:value="7.305838" calcext:value-type="float">
            <text:p>7.305838</text:p>
          </table:table-cell>
          <table:table-cell office:value-type="float" office:value="0" calcext:value-type="float">
            <text:p>0</text:p>
          </table:table-cell>
          <table:table-cell office:value-type="float" office:value="-0.008580674" calcext:value-type="float">
            <text:p>-0.00858067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0" calcext:value-type="float">
            <text:p>31122000</text:p>
          </table:table-cell>
          <table:table-cell office:value-type="float" office:value="11.63752" calcext:value-type="float">
            <text:p>11.63752</text:p>
          </table:table-cell>
          <table:table-cell office:value-type="float" office:value="461.1464" calcext:value-type="float">
            <text:p>461.1464</text:p>
          </table:table-cell>
          <table:table-cell office:value-type="float" office:value="17.01" calcext:value-type="float">
            <text:p>17.01</text:p>
          </table:table-cell>
          <table:table-cell office:value-type="float" office:value="-11.13865" calcext:value-type="float">
            <text:p>-11.13865</text:p>
          </table:table-cell>
          <table:table-cell office:value-type="float" office:value="0.04391678" calcext:value-type="float">
            <text:p>0.04391678</text:p>
          </table:table-cell>
          <table:table-cell office:value-type="float" office:value="9.404374" calcext:value-type="float">
            <text:p>9.404374</text:p>
          </table:table-cell>
          <table:table-cell office:value-type="float" office:value="0.00008860762" calcext:value-type="float">
            <text:p>8.860762E-05</text:p>
          </table:table-cell>
          <table:table-cell office:value-type="float" office:value="0.02728453" calcext:value-type="float">
            <text:p>0.02728453</text:p>
          </table:table-cell>
          <table:table-cell office:value-type="float" office:value="0.2553647" calcext:value-type="float">
            <text:p>0.2553647</text:p>
          </table:table-cell>
          <table:table-cell office:value-type="float" office:value="8.097145" calcext:value-type="float">
            <text:p>8.097145</text:p>
          </table:table-cell>
          <table:table-cell office:value-type="float" office:value="-0.07581947" calcext:value-type="float">
            <text:p>-0.07581947</text:p>
          </table:table-cell>
          <table:table-cell office:value-type="float" office:value="-1.026646" calcext:value-type="float">
            <text:p>-1.026646</text:p>
          </table:table-cell>
          <table:table-cell office:value-type="float" office:value="0.0006360567" calcext:value-type="float">
            <text:p>0.0006360567</text:p>
          </table:table-cell>
          <table:table-cell office:value-type="float" office:value="5.238331" calcext:value-type="float">
            <text:p>5.238331</text:p>
          </table:table-cell>
          <table:table-cell office:value-type="float" office:value="0.01208684" calcext:value-type="float">
            <text:p>0.01208684</text:p>
          </table:table-cell>
          <table:table-cell office:value-type="float" office:value="0.01551436" calcext:value-type="float">
            <text:p>0.01551436</text:p>
          </table:table-cell>
          <table:table-cell office:value-type="float" office:value="0.02274266" calcext:value-type="float">
            <text:p>0.02274266</text:p>
          </table:table-cell>
          <table:table-cell office:value-type="float" office:value="0.02086622" calcext:value-type="float">
            <text:p>0.02086622</text:p>
          </table:table-cell>
          <table:table-cell office:value-type="float" office:value="0.01420684" calcext:value-type="float">
            <text:p>0.01420684</text:p>
          </table:table-cell>
          <table:table-cell office:value-type="float" office:value="0.02119751" calcext:value-type="float">
            <text:p>0.02119751</text:p>
          </table:table-cell>
          <table:table-cell office:value-type="float" office:value="0.01828665" calcext:value-type="float">
            <text:p>0.01828665</text:p>
          </table:table-cell>
          <table:table-cell office:value-type="float" office:value="0.01649469" calcext:value-type="float">
            <text:p>0.01649469</text:p>
          </table:table-cell>
          <table:table-cell office:value-type="float" office:value="22.1149" calcext:value-type="float">
            <text:p>22.1149</text:p>
          </table:table-cell>
          <table:table-cell office:value-type="float" office:value="18.21605" calcext:value-type="float">
            <text:p>18.21605</text:p>
          </table:table-cell>
          <table:table-cell office:value-type="float" office:value="18.62095" calcext:value-type="float">
            <text:p>18.62095</text:p>
          </table:table-cell>
          <table:table-cell office:value-type="float" office:value="16.94385" calcext:value-type="float">
            <text:p>16.94385</text:p>
          </table:table-cell>
          <table:table-cell office:value-type="float" office:value="12.67926" calcext:value-type="float">
            <text:p>12.67926</text:p>
          </table:table-cell>
          <table:table-cell office:value-type="float" office:value="6.561215" calcext:value-type="float">
            <text:p>6.561215</text:p>
          </table:table-cell>
          <table:table-cell office:value-type="float" office:value="3.178223" calcext:value-type="float">
            <text:p>3.178223</text:p>
          </table:table-cell>
          <table:table-cell office:value-type="float" office:value="1.50859" calcext:value-type="float">
            <text:p>1.50859</text:p>
          </table:table-cell>
          <table:table-cell office:value-type="float" office:value="7.316843" calcext:value-type="float">
            <text:p>7.316843</text:p>
          </table:table-cell>
          <table:table-cell office:value-type="float" office:value="0" calcext:value-type="float">
            <text:p>0</text:p>
          </table:table-cell>
          <table:table-cell office:value-type="float" office:value="-0.008581568" calcext:value-type="float">
            <text:p>-0.008581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6:22.949321301</dc:date>
    <meta:editing-duration>PT11S</meta:editing-duration>
    <meta:editing-cycles>1</meta:editing-cycles>
    <meta:document-statistic meta:table-count="1" meta:cell-count="12845" meta:object-count="0"/>
    <meta:generator>LibreOffice/6.4.7.2$Linux_X86_64 LibreOffice_project/40$Build-2</meta:generator>
  </office:meta>
</office:document-meta>
</file>